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C Avdiivka Directioz Rusian Army Shelled Novokalinova, Avdiivka, Tonenko, Severene, Net ...</text:span>
</text:h>
      <text:p text:style-name="P4">
Authors: liveuamap (Language: en)</text:p>
      <text:p text:style-name="P4">
Time: 2023-04-20T-65:25:00</text:p>
      <text:p text:style-name="P4">
Location: Donetsk Oblast (Latitude:48.06087 Longtitude:37.56998)</text:p>
      <text:p text:style-name="P4">
Videos: []</text:p>
      <text:p text:style-name="P4">
Images: []</text:p>
      <text:p text:style-name="P4">
Tags: ["Russia"]</text:p>
      <text:p text:style-name="P4">
Id: 22557399</text:p>
      <!--METADATA-->
      <text:p text:style-name="P4">
At Avdiyivka directions Russian army shelled Novokalynove, Avdiyivka, Tonenke,Syeverne, Netaylove, Pervomayske and Nevelske of Donetsk region, - GeneralStaff of Armed Forces of Ukraine says in the morning report</text:p>
      <text:p text:style-name="P4">
News Collection Link: <text:a xlink:type="simple" xlink:href="https://liveuamap.com/en/2023/20-april-at-avdiyivka-directions-russian-army-shelled-novokalynove" text:style-name="Internet_20_link" text:visited-style-name="Visited_20_Internet_20_Link">
https://liveuamap.com/en/2023/20-april-at-avdiyivka-directions-russian-army-shelled-novokalynove</text:a>
</text:p>
      <text:p text:style-name="P4">
News Source: <text:a xlink:type="simple" xlink:href="https://t.me/lumsrc/4544" text:style-name="Internet_20_link" text:visited-style-name="Visited_20_Internet_20_Link">
https://t.me/lumsrc/4544</text:a>
</text:p>
      <!--NEWS-->
      <text:h text:style-name="P10" text:outline-level="1">
<text:span text:style-name="T4">
JSC Marinka Direcion Rusian Army Shelled Krasnogorivka, St. George, Marinka And And Novommykh ...</text:span>
</text:h>
      <text:p text:style-name="P4">
Authors: liveuamap (Language: en)</text:p>
      <text:p text:style-name="P4">
Time: 2023-04-20T-67:25:00</text:p>
      <text:p text:style-name="P4">
Location: Donetsk (Latitude:47.85539 Longtitude:37.48535)</text:p>
      <text:p text:style-name="P4">
Videos: []</text:p>
      <text:p text:style-name="P4">
Images: []</text:p>
      <text:p text:style-name="P4">
Tags: ["Russia"]</text:p>
      <text:p text:style-name="P4">
Id: 22557398</text:p>
      <!--METADATA-->
      <text:p text:style-name="P4">
At Maryinka direction Russian army shelled Krasnohorivka, Heorhiyivka,Maryinka and Novomykhaylivka of Donetsk region, - General Staff of ArmedForces of Ukraine says in the morning report</text:p>
      <text:p text:style-name="P4">
News Collection Link: <text:a xlink:type="simple" xlink:href="https://liveuamap.com/en/2023/20-april-at-maryinka-direction-russian-army-shelled-krasnohorivka" text:style-name="Internet_20_link" text:visited-style-name="Visited_20_Internet_20_Link">
https://liveuamap.com/en/2023/20-april-at-maryinka-direction-russian-army-shelled-krasnohorivka</text:a>
</text:p>
      <text:p text:style-name="P4">
News Source: <text:a xlink:type="simple" xlink:href="https://t.me/lumsrc/4545" text:style-name="Internet_20_link" text:visited-style-name="Visited_20_Internet_20_Link">
https://t.me/lumsrc/4545</text:a>
</text:p>
      <!--NEWS-->
      <text:h text:style-name="P10" text:outline-level="1">
<text:span text:style-name="T4">
JSC Shaktarske Directio Rusian of the Army Shelled Novoukrainka, the fertilizer of the Andes Great Novosilka ...</text:span>
</text:h>
      <text:p text:style-name="P4">
Authors: liveuamap (Language: en)</text:p>
      <text:p text:style-name="P4">
Time: 2023-04-20T-69:25:00</text:p>
      <text:p text:style-name="P4">
Location: Velyka Novosilka (Latitude:47.84185 Longtitude:36.83527)</text:p>
      <text:p text:style-name="P4">
Videos: []</text:p>
      <text:p text:style-name="P4">
Images: []</text:p>
      <text:p text:style-name="P4">
Tags: ["Russia"]</text:p>
      <text:p text:style-name="P4">
Id: 22557397</text:p>
      <!--METADATA-->
      <text:p text:style-name="P4">
At Shaktarske direction Russian army shelled Novoukrayinka, Prechystivka andVelyka Novosilka of Donetsk region, - General Staff of Armed Forces of Ukrainesays in the morning report</text:p>
      <text:p text:style-name="P4">
News Collection Link: <text:a xlink:type="simple" xlink:href="https://liveuamap.com/en/2023/20-april-at-shaktarske-direction-russian-army-shelled-novoukrayinka" text:style-name="Internet_20_link" text:visited-style-name="Visited_20_Internet_20_Link">
https://liveuamap.com/en/2023/20-april-at-shaktarske-direction-russian-army-shelled-novoukrayinka</text:a>
</text:p>
      <text:p text:style-name="P4">
News Source: <text:a xlink:type="simple" xlink:href="https://t.me/lumsrc/4546" text:style-name="Internet_20_link" text:visited-style-name="Visited_20_Internet_20_Link">
https://t.me/lumsrc/4546</text:a>
</text:p>
      <!--NEWS-->
      <text:h text:style-name="P10" text:outline-level="1">
<text:span text:style-name="T4">
At Zaporizhzhia and Kherson directions Russian army shelled Olhivske, Malynivka, Orikhiv, Nov...</text:span>
</text:h>
      <text:p text:style-name="P4">
Authors: liveuamap (Language: en)</text:p>
      <text:p text:style-name="P4">
Time: 2023-04-20T-71:25:00</text:p>
      <text:p text:style-name="P4">
Location: Kherson, Khersons'ka oblast (Latitude:46.61148 Longtitude:32.58373)</text:p>
      <text:p text:style-name="P4">
Videos: []</text:p>
      <text:p text:style-name="P4">
Images: []</text:p>
      <text:p text:style-name="P4">
Tags: ["Russia"]</text:p>
      <text:p text:style-name="P4">
Id: 22557396</text:p>
      <!--METADATA-->
      <text:p text:style-name="P4">
At Zaporizhzhia and Kherson directions Russian army shelled Olhivske,Malynivka, Orikhiv, Novodanylivka and Novoandriyivka of Zaporizhzhia region;Dudchany, Kachkarivka, Zmiyivka, Ivanivka, Inzhenerne and Dniprovske ofKherson region and Kherson city, - General Staff of Armed Forces of Ukrainesays in the morning report</text:p>
      <text:p text:style-name="P4">
News Collection Link: <text:a xlink:type="simple" xlink:href="https://liveuamap.com/en/2023/20-april-at-zaporizhzhia-and-kherson-directions-russian-army" text:style-name="Internet_20_link" text:visited-style-name="Visited_20_Internet_20_Link">
https://liveuamap.com/en/2023/20-april-at-zaporizhzhia-and-kherson-directions-russian-army</text:a>
</text:p>
      <text:p text:style-name="P4">
News Source: <text:a xlink:type="simple" xlink:href="https://t.me/lumsrc/4547" text:style-name="Internet_20_link" text:visited-style-name="Visited_20_Internet_20_Link">
https://t.me/lumsrc/4547</text:a>
</text:p>
      <!--NEWS-->
      <text:h text:style-name="P10" text:outline-level="1">
<text:span text:style-name="T4">
Bakhmut Directio Rusian Army Shelled Fedorivka, Vasukivka, Minkivka, Orikhovo-Vasylivka, ...</text:span>
</text:h>
      <text:p text:style-name="P4">
Authors: liveuamap (Language: en)</text:p>
      <text:p text:style-name="P4">
Time: 2023-04-20T04:25:00</text:p>
      <text:p text:style-name="P4">
Location: Donetsk Oblast (Latitude:48.37005 Longtitude:37.88189)</text:p>
      <text:p text:style-name="P4">
Videos: []</text:p>
      <text:p text:style-name="P4">
Images: []</text:p>
      <text:p text:style-name="P4">
Tags: ["Russia"]</text:p>
      <text:p text:style-name="P4">
Id: 22557400</text:p>
      <!--METADATA-->
      <text:p text:style-name="P4">
At Bakhmut Direction Russian Army Shelled Fedorivka, Vasukivka, Minkivka, Orikhovo-Vasylivka, Novomarkove, Hryhorivka, Bakhmut, Ivaniv, Ivanivka, Ivanivka, Ivanivka, Ivanivka , Oleksandro -Shultyne, Bilarara, Druzhba and Zalizne of Donetsk Region, - General Staff of Armed Forcesof Ukraine Says in the Morning Report</text:p>
      <text:p text:style-name="P4">
News Collection Link:(https://liveuamap.com/en/2023/20-april-at-bakhmut-direction-russian-army-shelled-fedorivka)</text:p>
      <text:p text:style-name="P4">
News Source: <text:a xlink:type="simple" xlink:href="https://t.me/lumsrc/4543" text:style-name="Internet_20_link" text:visited-style-name="Visited_20_Internet_20_Link">
https://t.me/lumsrc/4543</text:a>
</text:p>
      <!--NEWS-->
      <text:h text:style-name="P10" text:outline-level="1">
<text:span text:style-name="T4">
Poltavska Oblast(13:02). Red Alert: aerial threat. Sirens sounding. Take cover now!</text:span>
</text:h>
      <text:p text:style-name="P4">
Authors: liveuamap (Language: en)</text:p>
      <text:p text:style-name="P4">
Time: 2023-04-20T07:03:00</text:p>
      <text:p text:style-name="P4">
Location: Poltavska Oblast (Latitude:49.47791 Longtitude:33.81892)</text:p>
      <text:p text:style-name="P4">
Videos: []</text:p>
      <text:p text:style-name="P4">
Images: []</text:p>
      <text:p text:style-name="P4">
Tags: []</text:p>
      <text:p text:style-name="P4">
Id: 22557432</text:p>
      <!--METADATA-->
      <text:p text:style-name="P4">
None</text:p>
      <text:p text:style-name="P4">
News Collection Link: <text:a xlink:type="simple" xlink:href="https://liveuamap.com/en/2023/20-april-poltavska-oblast1302-red-alert-aeriag" text:style-name="Internet_20_link" text:visited-style-name="Visited_20_Internet_20_Link">
https://liveuamap.com/en/2023/20-april-poltavska-oblast1302-red-alert-aeriag</text:a>
</text:p>
      <text:p text:style-name="P4">
News Source: <text:a xlink:type="simple" xlink:href="https://liveuamap.com/en/2023/20-april-poltavska-oblast1302-red-alert-aeriag" text:style-name="Internet_20_link" text:visited-style-name="Visited_20_Internet_20_Link">
https://liveuamap.com/en/2023/20-april-poltavska-oblast1302-red-alert-aeriag</text:a>
</text:p>
      <!--NEWS-->
      <text:h text:style-name="P10" text:outline-level="1">
<text:span text:style-name="T4">
Zaporizka Oblast(13:53). Red Alert: aerial threat. Sirens sounding. Take cover now!</text:span>
</text:h>
      <text:p text:style-name="P4">
Authors: liveuamap (Language: en)</text:p>
      <text:p text:style-name="P4">
Time: 2023-04-20T07:53:00</text:p>
      <text:p text:style-name="P4">
Location: Zaporizka Oblast (Latitude:47.611321 Longtitude:35.764311)</text:p>
      <text:p text:style-name="P4">
Videos: []</text:p>
      <text:p text:style-name="P4">
Images: []</text:p>
      <text:p text:style-name="P4">
Tags: []</text:p>
      <text:p text:style-name="P4">
Id: 22557439</text:p>
      <!--METADATA-->
      <text:p text:style-name="P4">
None</text:p>
      <text:p text:style-name="P4">
News Collection Link: <text:a xlink:type="simple" xlink:href="https://liveuamap.com/en/2023/20-april-zaporizka-oblast1353-red-alert-aeriag" text:style-name="Internet_20_link" text:visited-style-name="Visited_20_Internet_20_Link">
https://liveuamap.com/en/2023/20-april-zaporizka-oblast1353-red-alert-aeriag</text:a>
</text:p>
      <text:p text:style-name="P4">
News Source: <text:a xlink:type="simple" xlink:href="https://liveuamap.com/en/2023/20-april-zaporizka-oblast1353-red-alert-aeriag" text:style-name="Internet_20_link" text:visited-style-name="Visited_20_Internet_20_Link">
https://liveuamap.com/en/2023/20-april-zaporizka-oblast1353-red-alert-aeriag</text:a>
</text:p>
      <!--NEWS-->
      <text:h text:style-name="P10" text:outline-level="1">
<text:span text:style-name="T4">
Kyiv, Zhytomyr, Zhytomyr region, Volyn region, Zaporizhzhya region, Poltava region (23:09 ...</text:span>
</text:h>
      <text:p text:style-name="P4">
Authors: liveuamap (Language: en)</text:p>
      <text:p text:style-name="P4">
Time: 2023-04-20T17:09:00</text:p>
      <text:p text:style-name="P4">
Location: Kyiv (Latitude:50.44343 Longtitude:30.53022)</text:p>
      <text:p text:style-name="P4">
Videos: []</text:p>
      <text:p text:style-name="P4">
Images: []</text:p>
      <text:p text:style-name="P4">
Tags: ["Europe", "Central and Eastern Europe"]</text:p>
      <text:p text:style-name="P4">
Id: 22557514</text:p>
      <!--METADATA-->
      <text:p text:style-name="P4">
Kiev, Zhytomyr, Zhytomyr region, Volyn region, Zaporizhzhya region, Poltava region(23:09). Red Alert: aerial threat. Sirens sounding. Take covernow!</text:p>
      <text:p text:style-name="P4">
News Collection Link: <text:a xlink:type="simple" xlink:href="https://liveuamap.com/en/2023/20-april-kyiv-zhytomyr-zhytomyrska-oblast-volg" text:style-name="Internet_20_link" text:visited-style-name="Visited_20_Internet_20_Link">
https://liveuamap.com/en/2023/20-april-kyiv-zhytomyr-zhytomyrska-oblast-volg</text:a>
</text:p>
      <text:p text:style-name="P4">
News Source: <text:a xlink:type="simple" xlink:href="https://t.me/air_alert_ua/43396" text:style-name="Internet_20_link" text:visited-style-name="Visited_20_Internet_20_Link">
https://t.me/air_alert_ua/43396</text:a>
</text:p>
      <!--NEWS-->
      <text:h text:style-name="P10" text:outline-level="1">
<text:span text:style-name="T4">
Chernihivska Oblast(23:09). Red Alert: aerial threat. Sirens sounding. Take cover now!</text:span>
</text:h>
      <text:p text:style-name="P4">
Authors: liveuamap (Language: en)</text:p>
      <text:p text:style-name="P4">
Time: 2023-04-20T17:10:00</text:p>
      <text:p text:style-name="P4">
Location: Chernihivska Oblast (Latitude:51.33409 Longtitude:32.00094)</text:p>
      <text:p text:style-name="P4">
Videos: []</text:p>
      <text:p text:style-name="P4">
Images: []</text:p>
      <text:p text:style-name="P4">
Tags: ["Europe", "Central and Eastern Europe"]</text:p>
      <text:p text:style-name="P4">
Id: 22557515</text:p>
      <!--METADATA-->
      <text:p text:style-name="P4">
Chernihiv region(23:09). Red Alert: aerial threat. Sirens sounding. Takecover now!</text:p>
      <text:p text:style-name="P4">
News Collection Link: <text:a xlink:type="simple" xlink:href="https://liveuamap.com/en/2023/20-april-chernihivska-oblast2309-red-alert-aeg" text:style-name="Internet_20_link" text:visited-style-name="Visited_20_Internet_20_Link">
https://liveuamap.com/en/2023/20-april-chernihivska-oblast2309-red-alert-aeg</text:a>
</text:p>
      <text:p text:style-name="P4">
News Source: <text:a xlink:type="simple" xlink:href="https://t.me/suspilnechernihiv/17789" text:style-name="Internet_20_link" text:visited-style-name="Visited_20_Internet_20_Link">
https://t.me/suspilnechernihiv/17789</text:a>
</text:p>
      <!--NEWS-->
      <text:h text:style-name="P10" text:outline-level="1">
<text:span text:style-name="T4">
Cherkasy region, Ternopil, Ternopil region, Donetsk region, Dnipro, Dnipropetrovsk region ...</text:span>
</text:h>
      <text:p text:style-name="P4">
Authors: liveuamap (Language: en)</text:p>
      <text:p text:style-name="P4">
Time: 2023-04-20T17:11:00</text:p>
      <text:p text:style-name="P4">
Location: Cherkaska Oblast (Latitude:49.25000000 Longtitude:31.33333000)</text:p>
      <text:p text:style-name="P4">
Videos: []</text:p>
      <text:p text:style-name="P4">
Images: []</text:p>
      <text:p text:style-name="P4">
Tags: ["Europe", "Central and Eastern Europe"]</text:p>
      <text:p text:style-name="P4">
Id: 22557516</text:p>
      <!--METADATA-->
      <text:p text:style-name="P4">
Cherkaska Oblast, Ternopil, Ternopilska Oblast, Donetsk Oblast, Dnipro, Dnipropetrovska Oblast, Kherson, Khersonska Oblast, LVIV, LVIVSKA OBLASKA OBLAST Kivska Oblast, Chernivtska Oblast, Zakarpattia Oblast, Sumska Oblast, Mykolaiv , Mykolayivskaoblast, Khmelnytska Oblast, Kirovohradska Oblast, Kyiv Oblast, Vinnytskakaoblast(23:11). Red Alert: aerial threat. Sirens sounding. Take cover now!</text:p>
      <text:p text:style-name="P4">
News Collection Link: <text:a xlink:type="simple" xlink:href="https://liveuamap.com/en/2023/20-april-cherkaska-oblast-ternopil-ternopilskg" text:style-name="Internet_20_link" text:visited-style-name="Visited_20_Internet_20_Link">
https://liveuamap.com/en/2023/20-april-cherkaska-oblast-ternopil-ternopilskg</text:a>
</text:p>
      <text:p text:style-name="P4">
News Source: <text:a xlink:type="simple" xlink:href="https://t.me/air_alert_ua/43413" text:style-name="Internet_20_link" text:visited-style-name="Visited_20_Internet_20_Link">
https://t.me/air_alert_ua/43413</text:a>
</text:p>
      <!--NEWS-->
      <text:h text:style-name="P10" text:outline-level="1">
<text:span text:style-name="T4">
Odeska Oblast(23:11). Red Alert: aerial threat. Sirens sounding. Take cover now!</text:span>
</text:h>
      <text:p text:style-name="P4">
Authors: liveuamap (Language: en)</text:p>
      <text:p text:style-name="P4">
Time: 2023-04-20T17:12:00</text:p>
      <text:p text:style-name="P4">
Location: Odeska Oblast (Latitude:46.75000000 Longtitude:30.25000000)</text:p>
      <text:p text:style-name="P4">
Videos: []</text:p>
      <text:p text:style-name="P4">
Images: []</text:p>
      <text:p text:style-name="P4">
Tags: ["Europe", "Central and Eastern Europe"]</text:p>
      <text:p text:style-name="P4">
Id: 22557517</text:p>
      <!--METADATA-->
      <text:p text:style-name="P4">
Odesa region(23:11). Red Alert: aerial threat. Sirens sounding. Take covernow!</text:p>
      <text:p text:style-name="P4">
News Collection Link: <text:a xlink:type="simple" xlink:href="https://liveuamap.com/en/2023/20-april-odeska-oblast2311-red-alert-aerial-tg" text:style-name="Internet_20_link" text:visited-style-name="Visited_20_Internet_20_Link">
https://liveuamap.com/en/2023/20-april-odeska-oblast2311-red-alert-aerial-tg</text:a>
</text:p>
      <text:p text:style-name="P4">
News Source: <text:a xlink:type="simple" xlink:href="https://t.me/suspilneodesa/22621" text:style-name="Internet_20_link" text:visited-style-name="Visited_20_Internet_20_Link">
https://t.me/suspilneodesa/22621</text:a>
</text:p>
      <!--NEWS-->
      <text:h text:style-name="P10" text:outline-level="1">
<text:span text:style-name="T4">
Rivne, Rivnenska Oblast(23:11). Red Alert: aerial threat. Sirens sounding. Take cover now!</text:span>
</text:h>
      <text:p text:style-name="P4">
Authors: liveuamap (Language: en)</text:p>
      <text:p text:style-name="P4">
Time: 2023-04-20T17:14:00</text:p>
      <text:p text:style-name="P4">
Location: Rivne (Latitude:50.6034445 Longtitude:26.257603168487)</text:p>
      <text:p text:style-name="P4">
Videos: []</text:p>
      <text:p text:style-name="P4">
Images: []</text:p>
      <text:p text:style-name="P4">
Tags: ["Europe", "Central and Eastern Europe"]</text:p>
      <text:p text:style-name="P4">
Id: 22557518</text:p>
      <!--METADATA-->
      <text:p text:style-name="P4">
Rivne, Rivne region(23:11). Red Alert: aerial threat. Sirens sounding.Take cover now!</text:p>
      <text:p text:style-name="P4">
News Collection Link: <text:a xlink:type="simple" xlink:href="https://liveuamap.com/en/2023/20-april-rivne-rivnenska-oblast2311-red-alertg" text:style-name="Internet_20_link" text:visited-style-name="Visited_20_Internet_20_Link">
https://liveuamap.com/en/2023/20-april-rivne-rivnenska-oblast2311-red-alertg</text:a>
</text:p>
      <text:p text:style-name="P4">
News Source: <text:a xlink:type="simple" xlink:href="https://t.me/air_alert_ua/43414" text:style-name="Internet_20_link" text:visited-style-name="Visited_20_Internet_20_Link">
https://t.me/air_alert_ua/43414</text:a>
</text:p>
      <!--NEWS-->
      <text:h text:style-name="P10" text:outline-level="1">
<text:span text:style-name="T4">
Zhytomyr, Kyiv(00:11). Red Alert: aerial threat. Sirens sounding. Take cover now!</text:span>
</text:h>
      <text:p text:style-name="P4">
Authors: liveuamap (Language: en)</text:p>
      <text:p text:style-name="P4">
Time: 2023-04-20T18:12:00</text:p>
      <text:p text:style-name="P4">
Location: Zhytomyr (Latitude:50.26487000 Longtitude:28.67669000)</text:p>
      <text:p text:style-name="P4">
Videos: []</text:p>
      <text:p text:style-name="P4">
Images: []</text:p>
      <text:p text:style-name="P4">
Tags: ["Europe", "Central and Eastern Europe"]</text:p>
      <text:p text:style-name="P4">
Id: 22557519</text:p>
      <!--METADATA-->
      <text:p text:style-name="P4">
Zhytomyr, Kyiv(00:11). Red Alert: aerial threat. Sirens sounding. Take covernow!</text:p>
      <text:p text:style-name="P4">
News Collection Link: <text:a xlink:type="simple" xlink:href="https://liveuamap.com/en/2023/20-april-zhytomyr-kyiv0011-red-alert-aerial-tg" text:style-name="Internet_20_link" text:visited-style-name="Visited_20_Internet_20_Link">
https://liveuamap.com/en/2023/20-april-zhytomyr-kyiv0011-red-alert-aerial-tg</text:a>
</text:p>
      <text:p text:style-name="P4">
News Source: <text:a xlink:type="simple" xlink:href="https://t.me/chanel24/85276" text:style-name="Internet_20_link" text:visited-style-name="Visited_20_Internet_20_Link">
https://t.me/chanel24/85276</text:a>
</text:p>
      <!--NEWS-->
      <text:h text:style-name="P10" text:outline-level="1">
<text:span text:style-name="T4">
Vinnytska Oblast(00:52). Red Alert: aerial threat. Sirens sounding. Take cover now!</text:span>
</text:h>
      <text:p text:style-name="P4">
Authors: liveuamap (Language: en)</text:p>
      <text:p text:style-name="P4">
Time: 2023-04-20T18:54:00</text:p>
      <text:p text:style-name="P4">
Location: Vinnytska Oblast (Latitude:48.91667000 Longtitude:28.66667000)</text:p>
      <text:p text:style-name="P4">
Videos: []</text:p>
      <text:p text:style-name="P4">
Images: []</text:p>
      <text:p text:style-name="P4">
Tags: ["Europe", "Central and Eastern Europe"]</text:p>
      <text:p text:style-name="P4">
Id: 22557520</text:p>
      <!--METADATA-->
      <text:p text:style-name="P4">
Vinnytsia region(00:52). Red Alert: aerial threat. Sirens sounding. Take covernow!</text:p>
      <text:p text:style-name="P4">
News Collection Link: <text:a xlink:type="simple" xlink:href="https://liveuamap.com/en/2023/20-april-vinnytska-oblast0052-red-alert-aeriag" text:style-name="Internet_20_link" text:visited-style-name="Visited_20_Internet_20_Link">
https://liveuamap.com/en/2023/20-april-vinnytska-oblast0052-red-alert-aeriag</text:a>
</text:p>
      <text:p text:style-name="P4">
News Source: <text:a xlink:type="simple" xlink:href="https://t.me/air_alert_ua/43442" text:style-name="Internet_20_link" text:visited-style-name="Visited_20_Internet_20_Link">
https://t.me/air_alert_ua/43442</text:a>
</text:p>
      <!--NEWS-->
      <text:h text:style-name="P10" text:outline-level="1">
<text:span text:style-name="T4">
Kyiv(00:56). Red Alert: aerial threat. Sirens sounding. Take cover now!</text:span>
</text:h>
      <text:p text:style-name="P4">
Authors: liveuamap (Language: en)</text:p>
      <text:p text:style-name="P4">
Time: 2023-04-20T19:02:00</text:p>
      <text:p text:style-name="P4">
Location: Kyiv (Latitude:50.44324 Longtitude:30.531)</text:p>
      <text:p text:style-name="P4">
Videos: []</text:p>
      <text:p text:style-name="P4">
Images: []</text:p>
      <text:p text:style-name="P4">
Tags: ["Europe", "Central and Eastern Europe"]</text:p>
      <text:p text:style-name="P4">
Id: 22557521</text:p>
      <!--METADATA-->
      <text:p text:style-name="P4">
Kyiv(00:56). Red Alert: aerial threat. Sirens sounding. Take cover now!</text:p>
      <text:p text:style-name="P4">
News Collection Link: <text:a xlink:type="simple" xlink:href="https://liveuamap.com/en/2023/20-april-kyiv0056-red-alert-aerial-threat-sirg" text:style-name="Internet_20_link" text:visited-style-name="Visited_20_Internet_20_Link">
https://liveuamap.com/en/2023/20-april-kyiv0056-red-alert-aerial-threat-sirg</text:a>
</text:p>
      <text:p text:style-name="P4">
News Source: <text:a xlink:type="simple" xlink:href="https://t.me/chanel24/85277" text:style-name="Internet_20_link" text:visited-style-name="Visited_20_Internet_20_Link">
https://t.me/chanel24/85277</text:a>
</text:p>
      <!--NEWS-->
      <text:h text:style-name="P10" text:outline-level="1">
<text:span text:style-name="T4">
Sumska Oblast(01:26). Red Alert: aerial threat. Sirens sounding. Take cover now!</text:span>
</text:h>
      <text:p text:style-name="P4">
Authors: liveuamap (Language: en)</text:p>
      <text:p text:style-name="P4">
Time: 2023-04-20T19:27:00</text:p>
      <text:p text:style-name="P4">
Location: Sumska Oblast (Latitude:51.00000000 Longtitude:34.00000000)</text:p>
      <text:p text:style-name="P4">
Videos: []</text:p>
      <text:p text:style-name="P4">
Images: []</text:p>
      <text:p text:style-name="P4">
Tags: ["Europe", "Central and Eastern Europe"]</text:p>
      <text:p text:style-name="P4">
Id: 22557522</text:p>
      <!--METADATA-->
      <text:p text:style-name="P4">
Sumy region(01:26). Red Alert: aerial threat. Sirens sounding. Take covernow!</text:p>
      <text:p text:style-name="P4">
News Collection Link: <text:a xlink:type="simple" xlink:href="https://liveuamap.com/en/2023/20-april-sumska-oblast0126-red-alert-aerial-tg" text:style-name="Internet_20_link" text:visited-style-name="Visited_20_Internet_20_Link">
https://liveuamap.com/en/2023/20-april-sumska-oblast0126-red-alert-aerial-tg</text:a>
</text:p>
      <text:p text:style-name="P4">
News Source: <text:a xlink:type="simple" xlink:href="https://t.me/air_alert_ua/43443" text:style-name="Internet_20_link" text:visited-style-name="Visited_20_Internet_20_Link">
https://t.me/air_alert_ua/43443</text:a>
</text:p>
      <!--NEWS-->
      <text:h text:style-name="P10" text:outline-level="1">
<text:span text:style-name="T4">
Ternopil, Ternopil region, Lviv, Lviv region (01:28). Red Alrt: Aerial Tchretate. Sirens s ...</text:span>
</text:h>
      <text:p text:style-name="P4">
Authors: liveuamap (Language: en)</text:p>
      <text:p text:style-name="P4">
Time: 2023-04-20T19:29:00</text:p>
      <text:p text:style-name="P4">
Location: Ternopil (Latitude:49.55342000 Longtitude:25.58918000)</text:p>
      <text:p text:style-name="P4">
Videos: []</text:p>
      <text:p text:style-name="P4">
Images: []</text:p>
      <text:p text:style-name="P4">
Tags: ["Europe", "Central and Eastern Europe"]</text:p>
      <text:p text:style-name="P4">
Id: 22557523</text:p>
      <!--METADATA-->
      <text:p text:style-name="P4">
Ternopil, Ternopil region, Lviv, Lviv region(01:28). Red Alert: aerialthreat. Sirens sounding. Take cover now!</text:p>
      <text:p text:style-name="P4">
News Collection Link: <text:a xlink:type="simple" xlink:href="https://liveuamap.com/en/2023/20-april-ternopil-ternopilska-oblast-lviv-lvig" text:style-name="Internet_20_link" text:visited-style-name="Visited_20_Internet_20_Link">
https://liveuamap.com/en/2023/20-april-ternopil-ternopilska-oblast-lviv-lvig</text:a>
</text:p>
      <text:p text:style-name="P4">
News Source: <text:a xlink:type="simple" xlink:href="https://t.me/air_alert_ua/43445" text:style-name="Internet_20_link" text:visited-style-name="Visited_20_Internet_20_Link">
https://t.me/air_alert_ua/43445</text:a>
</text:p>
      <!--NEWS-->
      <text:h text:style-name="P10" text:outline-level="1">
<text:span text:style-name="T4">
Khmelnytska Oblast(01:33). Red Alert: aerial threat. Sirens sounding. Take cover now!</text:span>
</text:h>
      <text:p text:style-name="P4">
Authors: liveuamap (Language: en)</text:p>
      <text:p text:style-name="P4">
Time: 2023-04-20T19:34:00</text:p>
      <text:p text:style-name="P4">
Location: Khmelnytska Oblast (Latitude:49.50000000 Longtitude:27.00000000)</text:p>
      <text:p text:style-name="P4">
Videos: []</text:p>
      <text:p text:style-name="P4">
Images: []</text:p>
      <text:p text:style-name="P4">
Tags: ["Europe", "Central and Eastern Europe"]</text:p>
      <text:p text:style-name="P4">
Id: 22557524</text:p>
      <!--METADATA-->
      <text:p text:style-name="P4">
Khmelniki region(01:33). Red Alert: aerial threat. Sirens sounding. Takecover now!</text:p>
      <text:p text:style-name="P4">
News Collection Link: <text:a xlink:type="simple" xlink:href="https://liveuamap.com/en/2023/20-april-khmelnytska-oblast0133-red-alert-aerg" text:style-name="Internet_20_link" text:visited-style-name="Visited_20_Internet_20_Link">
https://liveuamap.com/en/2023/20-april-khmelnytska-oblast0133-red-alert-aerg</text:a>
</text:p>
      <text:p text:style-name="P4">
News Source: <text:a xlink:type="simple" xlink:href="https://t.me/air_alert_ua/43446" text:style-name="Internet_20_link" text:visited-style-name="Visited_20_Internet_20_Link">
https://t.me/air_alert_ua/43446</text:a>
</text:p>
      <!--NEWS-->
      <text:h text:style-name="P10" text:outline-level="1">
<text:span text:style-name="T4">
Poltavska Oblast(02:32). Red Alert: aerial threat. Sirens sounding. Take cover now!</text:span>
</text:h>
      <text:p text:style-name="P4">
Authors: liveuamap (Language: en)</text:p>
      <text:p text:style-name="P4">
Time: 2023-04-20T20:33:00</text:p>
      <text:p text:style-name="P4">
Location: Poltavska Oblast (Latitude:49.47705000 Longtitude:33.81866000)</text:p>
      <text:p text:style-name="P4">
Videos: []</text:p>
      <text:p text:style-name="P4">
Images: []</text:p>
      <text:p text:style-name="P4">
Tags: ["Europe", "Central and Eastern Europe"]</text:p>
      <text:p text:style-name="P4">
Id: 22557525</text:p>
      <!--METADATA-->
      <text:p text:style-name="P4">
Poltava(02:32). Red Alert: aerial threat. Sirens sounding. Take covernow!</text:p>
      <text:p text:style-name="P4">
News Collection Link: <text:a xlink:type="simple" xlink:href="https://liveuamap.com/en/2023/21-april-poltavska-oblast0232-red-alert-aeriag" text:style-name="Internet_20_link" text:visited-style-name="Visited_20_Internet_20_Link">
https://liveuamap.com/en/2023/21-april-poltavska-oblast0232-red-alert-aeriag</text:a>
</text:p>
      <text:p text:style-name="P4">
News Source: <text:a xlink:type="simple" xlink:href="https://t.me/suspilnepoltava/10852" text:style-name="Internet_20_link" text:visited-style-name="Visited_20_Internet_20_Link">
https://t.me/suspilnepoltava/10852</text:a>
</text:p>
      <!--NEWS-->
      <text:h text:style-name="P10" text:outline-level="1">
<text:span text:style-name="T4">
Kharkiv, Kharkivska Oblast(03:16). Red Alert: aerial threat. Sirens sounding. Take cover now!</text:span>
</text:h>
      <text:p text:style-name="P4">
Authors: liveuamap (Language: en)</text:p>
      <text:p text:style-name="P4">
Time: 2023-04-20T21:18:00</text:p>
      <text:p text:style-name="P4">
Location: Kharkiv (Latitude:49.98081000 Longtitude:36.25272000)</text:p>
      <text:p text:style-name="P4">
Videos: []</text:p>
      <text:p text:style-name="P4">
Images: []</text:p>
      <text:p text:style-name="P4">
Tags: ["Europe", "Central and Eastern Europe"]</text:p>
      <text:p text:style-name="P4">
Id: 22557526</text:p>
      <!--METADATA-->
      <text:p text:style-name="P4">
Kharkiv, Kharkiv region(03:16). Red Alert: aerial threat. Sirens sounding.Take cover now!</text:p>
      <text:p text:style-name="P4">
News Collection Link: <text:a xlink:type="simple" xlink:href="https://liveuamap.com/en/2023/21-april-kharkiv-kharkivska-oblast0316-red-alg" text:style-name="Internet_20_link" text:visited-style-name="Visited_20_Internet_20_Link">
https://liveuamap.com/en/2023/21-april-kharkiv-kharkivska-oblast0316-red-alg</text:a>
</text:p>
      <text:p text:style-name="P4">
News Source: <text:a xlink:type="simple" xlink:href="https://t.me/air_alert_ua/43456" text:style-name="Internet_20_link" text:visited-style-name="Visited_20_Internet_20_Link">
https://t.me/air_alert_ua/43456</text:a>
</text:p>
      <!--NEWS-->
      <text:h text:style-name="P10" text:outline-level="1">
<text:span text:style-name="T4">
Kirovohradska Oblast(03:43). Red Alert: aerial threat. Sirens sounding. Take cover now!</text:span>
</text:h>
      <text:p text:style-name="P4">
Authors: liveuamap (Language: en)</text:p>
      <text:p text:style-name="P4">
Time: 2023-04-20T21:44:00</text:p>
      <text:p text:style-name="P4">
Location: Kirovohradska Oblast (Latitude:48.50000000 Longtitude:32.00000000)</text:p>
      <text:p text:style-name="P4">
Videos: []</text:p>
      <text:p text:style-name="P4">
Images: []</text:p>
      <text:p text:style-name="P4">
Tags: ["Europe", "Central and Eastern Europe"]</text:p>
      <text:p text:style-name="P4">
Id: 22557527</text:p>
      <!--METADATA-->
      <text:p text:style-name="P4">
Kirovohrad region(03:43). Red Alert: aerial threat. Sirens sounding. Takecover now!</text:p>
      <text:p text:style-name="P4">
News Collection Link: <text:a xlink:type="simple" xlink:href="https://liveuamap.com/en/2023/21-april-kirovohradska-oblast0343-red-alert-ag" text:style-name="Internet_20_link" text:visited-style-name="Visited_20_Internet_20_Link">
https://liveuamap.com/en/2023/21-april-kirovohradska-oblast0343-red-alert-ag</text:a>
</text:p>
      <text:p text:style-name="P4">
News Source: <text:a xlink:type="simple" xlink:href="https://t.me/air_alert_ua/43457" text:style-name="Internet_20_link" text:visited-style-name="Visited_20_Internet_20_Link">
https://t.me/air_alert_ua/43457</text:a>
</text:p>
      <!--NEWS-->
      <text:h text:style-name="P10" text:outline-level="1">
<text:span text:style-name="T4">
Sanctions against the Russian Federation as of April 20</text:span>
</text:h>
      <text:p text:style-name="P4">
Author: ['АРМІЯINFORM']</text:p>
      <text:p text:style-name="P4">
Time: 2023-04-20T97:00:00-04:00</text:p>
      <text:p text:style-name="P4">
Description: The Service of Cindlelings of the Ukrainian Khovdomlya about the sanctusian federal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5/20220501-1.jpg" text:style-name="Internet_20_link" text:visited-style-name="Visited_20_Internet_20_Link">
20220501-1.jpg</text:a>
']</text:p>
      <text:p text:style-name="P4">
Tags: ['АНТИРОСІЙСЬКІ САНКЦІЇ', 'КРАХ РОСІЙСЬКОЇ ЕКОНОМІКИ']</text:p>
      <text:p text:style-name="P4">
Category: News</text:p>
      <!--METADATA-->
      <text:p text:style-name="P4">
<draw:frame draw:style-name="fr1" draw:name="Image2" text:anchor-type="as-char" svg:width="6.9236in" svg:height="4.615733in" draw:z-index="0">
<draw:image xlink:href="../Images/AРМІЯINFORM/2023-04-20T97-00-00-04-00/20220501-1.jpg" xlink:type="simple" xlink:show="embed" xlink:actuate="onLoad" draw:mime-type="image/jpeg"/>
</draw:frame>
Foreign Intelligence Service of Ukraine <text:a xlink:type="simple" xlink:href="https://szru.gov.ua/news-media/publications/200423-ukraina-i-svit--proty-rosiiskoi-ahresii-sanktsii-v-dii" text:style-name="Internet_20_link" text:visited-style-name="Visited_20_Internet_20_Link">
reports</text:a>
About sanctions against the Russian Federation as of April 20.</text:p>
      <text:p text:style-name="P4">
Ukraine and Poland have reached an understanding about the transit of Ukrainian farming in the Polish territory.</text:p>
      <text:p text:style-name="P4">
The European Commission congratulated the agreement between Poland and Ukraine on transit -Ukrainian grain.</text:p>
      <text:p text:style-name="P4">
The Pentagon named three priorities of military assistance for Ukraine: air defense, artillery and armored vehicles and confirmed that the M2 Bradley armored vehicles have already arrived in Ukraine.</text:p>
      <text:p text:style-name="P4">
Patrioot from the US and the Netherlands arrived in Ukraine.</text:p>
      <text:p text:style-name="P4">
Germany handed Ukraine the anti-aircraft missile complex of Patriot and the missile, the second of the four promised IRIS-T air defense systems(SLM), 16 cargo vehicles Zetros and two cars to patrol the border.</text:p>
      <text:p text:style-name="P4">
Spain has launched the process of transfer to Ukraine LEOPARD 2.</text:p>
      <text:p text:style-name="P4">
The United Kingdom handed over 14 Challenger 2 tanks.</text:p>
      <text:p text:style-name="P4">
The United Kingdom Ministry of Defense believes that the Russian statesatically uses information operations as the main element of its strategy in the war.</text:p>
      <text:p text:style-name="P4">
The Minister of the Cabinet of Ministers of the United Kingdom, Oliver Dudenn, was that hackers who support Russia were seeking to violate or destroy the critically important infrastructure of the United Kingdom.</text:p>
      <text:p text:style-name="P4">
NATO Secretary General Jens Stoltenberg said that Western allies would not be found from the support of Ukraine in the war against the Russian Federation despite the threat of Kremlin's weapons. "Russia is the most uniform threat to our safety," Stoltenberg added.</text:p>
      <text:p text:style-name="P4">
South Korea President Yun Suk Yol for the first time stated that South Korea could expand its support for Ukraine and go beyond humanitarian and economic aid.</text:p>
      <text:p text:style-name="P4">
Germany will provide an additional EUR 111 million for Ukraine's restoration. The funds will be focused on housing for internally displaced persons and in support of Ukrainian municipalities, such as repair and equipment of kindergartens, schools and hospitals.</text:p>
      <text:p text:style-name="P4">
Japan allocates $ 23 million to cover military risks in Ukraine.</text:p>
      <text:p text:style-name="P4">
The European Commission has proposed to create a "European cybershchite" worth 1.1 billion.</text:p>
      <text:p text:style-name="P4">
The Latvia government has made another decision to transfer eight -car confiscated from drunk drivers for free.Irish low -cost Ryanair is ready to quickly restore the work in Ukraine after the war.</text:p>
      <text:p text:style-name="P4">
President Joe Biden continued for a year the ban on the movement of Russian vessels of US exports.</text:p>
      <text:p text:style-name="P4">
In a letter to the Russian State Corporation Rosatom, the US Ministry of Energy has warned the consequences in the event of interference with secret nuclear technologies of the now occupied Zaporizhzhya Nuclear Power Plant.</text:p>
      <text:p text:style-name="P4">
The US Department of Justice has charged two high -profile cases. The first case was suspected of four US citizens and trirosians who acted at the FSB's instructions, promoting the interests of Russian registration. According to the US Ministry of Justice, one of the suspects of Alexander Ionov from the Antiglobalist Two -Gang of Russia(with headquarters in Moscow)Through hisir, he discredited American democratic institutions, influenced the election of Uflorida and in general on residents of this state.</text:p>
      <text:p text:style-name="P4">
Also, the accusations were made by the Ministry of Justice in the Colombia County against the citizen of Rfnataliya Burlynova, the head of the Russian Center "Craredativna Diplomatia", the recruitment of US citizens from academic and research circles. According to the Ministry, she provided the FSB with information about US citizens published in its programs.</text:p>
      <text:p text:style-name="P4">
The US Ministry of Finance has announced restrictions on the international network of companies and persons who, despite previously imposed sanctions against Iranudoud, had to receive electronics and equipment for the production of combat missions.</text:p>
      <text:p text:style-name="P4">
The United States did not provide visa to Russian propagandists to cover the speech in the UN Security Council.</text:p>
      <text:p text:style-name="P4">
The Ambassadors of the European Union have approved the decision to create an EU civilian in Moldova to help the country to resist hybrid threats from Russia.</text:p>
      <text:p text:style-name="P4">
The EU has prepared sanctions against pro -Russian protests in Moldova.</text:p>
      <text:p text:style-name="P4">
The Ministry of Agriculture of Moldova reported that they do not plan to impose restrictions on Ukrainian agricultural products. At the same time, the Ministry of Internal Affairs of the country prepared another batch of humanitarian aid for Ukraine with a total of more than 15 million Moldovan Leev(3.04 million euros).</text:p>
      <text:p text:style-name="P4">
«….Громадяни, які тимчасово є депутатами, запрошують сюди тих, хто допомагаєвбивати людей, дітей і жінок в Україні, їм нема чого тут шукати. Молдова неповинна асоціюватися з цими звірствами», — так прокоментував відмову у в’їздів країну лідеру татарстану рустаму мінніханову прем’єр-міністр Молдови ДорінРечан.</text:p>
      <text:p text:style-name="P4">
Молдова оголосить іще одного російського дипломата персоною нон-грата та двохпозбавить акредитації у міжнародному аеропорту Кишинева.</text:p>
      <text:p text:style-name="P4">
Germany has delayed repair for 15.6 million euros in the residence of the settlement in Moscow as a result of the war in Ukraine.</text:p>
      <text:p text:style-name="P4">
International Basketball Federation(ФІБА)She did not allow the Russian male basketball team to participate in the pre -qualification tournament on the Summer Olympiad 2024 in Paris.</text:p>
      <text:p text:style-name="P4">
The executive committee of Fiba-Europe, guided by the recommendations of the International Olympic Committee, announced the unanimous decision not to allow Russian Tabilor national teams to participate in the pre-qualification of the Eurobasket-2025.</text:p>
      <text:p text:style-name="P4">
<text:span text:style-name="T4">
 RF </text:span>
</text:p>
      <text:p text:style-name="P4">
Kazakhstan began to increase the tanker fleet(Additionally purchases naptonic tankers with a deadweight 8 thousand tons)To supply its oil, nail bypassing Russia through Azerbaijan. New tankers are needed by Kazakhstan to diversify export deliveries, 80 % of which are currently through Russia. In 2023, the general volume of detour of the Russian Federation will be 1.5 million tons, in the future, at the existing port infrastructure - more than 3 million tons. The total possible supply of oil from Kazakhstan, including China, is estimated at 20-25 million tons per year.</text:p>
      <text:p text:style-name="P4">
The German Mercedes-Benz Auto Concern has closed the agreement and sold its business in Russia. The new owner, the Russian "car", plans to collect Chinese cars at the Moscow plant.</text:p>
      <text:p text:style-name="P4">
The Chinese company HAIER stopped the work of the plant in Kirov on the production equipment of the Italian brand Candy, which it owes. It is stated that "only because of the increase in the exchange rate only the company lost 15 % of profits."</text:p>
      <text:p text:style-name="P4">
The largest European Investment Fund atrium European Real Estate(Sterilize)sold seven shopping and entertainment centers "Park House" with an area of 420 thousand square meters. UMSKVI, St. Petersburg, Yekaterinburg, Kazan, Volgograd and Togliatti.</text:p>
      <text:p text:style-name="P4">
The Finland Migration Service predicts that up to 1.2 thousand primary requests from Russians to provide asylum in 2023.</text:p>
      <text:p text:style-name="P4">
World Steel Association(World Steel Association)It predicts a decrease in steel consumption in Russia in 2023 by 5 %, in 2024 - by another 6.7 %.</text:p>
      <text:p text:style-name="P4">
For the Russians, there are fewer ways of transferring currency abroad: the Italian group Intesa Sanpaolo stopped opening foreign currency accounts to physical accounts and more than three times increased the amount of the minimum commission to send in dollars; At the same time, the Hungarian OTP-Bank will stop the transfers in US currency from April 25.</text:p>
      <text:p text:style-name="P4">
Despite Putin's calls and the demands of the Russian Government, the Russian Federation said that it was impossible to reflect from US ATMs in the next two to three years.In the first quarter, the Central Bank found three times more illegal loans that were gave to the Russians than in the same period of 2022.</text:p>
      <text:p text:style-name="P4">
The Russian Federation is fastened by cheap and less reliable household appliances of Chinese Irosian producers, the demand for which Russians continues to decrease. The sale of holes in February fell by 42 %, up to 196 thousand, in money - twice, up to 7.1 billion rubles. Russian government officials have expressed concern about the risks associated with excessive dependence on Chinese technologies.</text:p>
      <text:p text:style-name="P4">
In the first quarter of visiting catering establishments, the Muscousums were 10 %, the average check increased by 19 % compared to last year.</text:p>
      <text:p text:style-name="P4">
In Russia, adolescents from the age of 14 will include in the Unified Register of Military Recruitment, which the Russian authorities intend to use for the distribution of electronic stories. According to the Deputy Chairman of the Tsentrizbirkom of the Russian Federation Nikolayubulaev, the data will be transmitted to the register from the voter register.</text:p>
      <text:p text:style-name="P4">
The Supreme Court of Belarus announced the completion of bankruptcy cases of a number of enterprises. Bankruptcy was recognized as Osipovich's wagon -building plant in the Umogilev region. In 2008, the Government of Belarus concluded a treaty with the Russian company Grand Express on the construction of a plant for the production of railways worth $ 160 million. In 2011, the Eurasian Bank developed a loan of $ 63.5 million under the guarantees of the Government of Belarus. The 10-year-old company, which should be profitable, ended in bankruptcy.</text:p>
      <text:p text:style-name="P4">
The House of Representation of the National Soviet of the Republic of Belarus adopted in the second reading of the law, which gives the KGB the right, in favor of national security, to restrict the departure of citizens of Belarus beyond the country.</text:p>
      <text:p text:style-name="P4">
In the first quarter of 2023, Belarus invited an interview for the replacement of working places of 20.5 thousand citizens of Russia.</text:p>
      <text:p text:style-name="P4">
2.5 thousand people were included in the Braslav district of Vitebsk region. According to Belstat, 24 143 people lived in the area at the beginning of 2021. Therefore, 2.5 thousand local "Darmaid" is 10 % of all residents of the region.</text:p>
      <text:p text:style-name="P4">
Belarusian security forces detained nine people in Gomel for subscription to "extremist" channels on Telegram, Instagram and Tiktok.</text:p>
      <text:p text:style-name="P4">
News Source: <text:a xlink:type="simple" xlink:href="https://armyinform.com.ua/2023/04/20/sankcziyi-proty-rosijskoyi-federacziyi-stanom-na-20-kvitnya/" text:style-name="Internet_20_link" text:visited-style-name="Visited_20_Internet_20_Link">
https://armyinform.com.ua/2023/04/20/sankcziyi-proty-rosijskoyi-federacziyi-stanom-na-20-kvitnya/</text:a>
</text:p>
      <!--NEWS-->
      <text:h text:style-name="P10" text:outline-level="1">
<text:span text:style-name="T4">
In Irpen, they opened the Etlasiers of the "light -steamed darkness".</text:span>
</text:h>
      <text:p text:style-name="P4">
Authors: Ukrinform (Person)</text:p>
      <text:p text:style-name="P4">
Publisher: Укринформ (Organization)</text:p>
      <text:p text:style-name="P4">
Published Time: 2023-04-21T-12:52:00+03:00</text:p>
      <text:p text:style-name="P4">
Modified Time: 2023-04-21T23:52:00+03:00</text:p>
      <text:p text:style-name="P4">
Description: On Friday, in the Irpen DTEK's Central Park, the Vlad of the Kyiv Region opened the sculpture "Light -transmitting", dedicated to energy to the Kiev region after de -occupation in the spring of 2022, and symbolizes the victory of light over darkness. - Ukrinform.</text:p>
      <text:p text:style-name="P4">
Images: ["<text:a xlink:type="simple" xlink:href="https://static.ukrinform.com/photos/2023_04/thumb_files/630_360_1682110564-2080.jpeg" text:style-name="Internet_20_link" text:visited-style-name="Visited_20_Internet_20_Link">
630_360_16821...</text:a>
", "<text:a xlink:type="simple" xlink:href="https://static.ukrinform.com/photos/2023_04/thumb_files/630_360_1682110564-7263.jpeg" text:style-name="Internet_20_link" text:visited-style-name="Visited_20_Internet_20_Link">
630_360_16821...</text:a>
", "<text:a xlink:type="simple" xlink:href="https://static.ukrinform.com/photos/2023_04/thumb_files/630_360_1682110564-7412.jpeg" text:style-name="Internet_20_link" text:visited-style-name="Visited_20_Internet_20_Link">
630_360_16821...</text:a>
", "<text:a xlink:type="simple" xlink:href="https://static.ukrinform.com/photos/2023_04/thumb_files/630_360_1682110564-9887.jpeg" text:style-name="Internet_20_link" text:visited-style-name="Visited_20_Internet_20_Link">
630_360_16821...</text:a>
", "<text:a xlink:type="simple" xlink:href="https://static.ukrinform.com/photos/2023_04/thumb_files/630_360_1682110564-7414.jpeg" text:style-name="Internet_20_link" text:visited-style-name="Visited_20_Internet_20_Link">
630_360_16821...</text:a>
", "<text:a xlink:type="simple" xlink:href="https://static.ukrinform.com/photos/2023_04/thumb_files/630_360_1682110564-8338.jpeg" text:style-name="Internet_20_link" text:visited-style-name="Visited_20_Internet_20_Link">
630_360_16821...</text:a>
", "<text:a xlink:type="simple" xlink:href="https://static.ukrinform.com/photos/2023_04/thumb_files/630_360_1682110565-7223.jpeg" text:style-name="Internet_20_link" text:visited-style-name="Visited_20_Internet_20_Link">
630_360_16821...</text:a>
", "<text:a xlink:type="simple" xlink:href="https://static.ukrinform.com/photos/2023_04/thumb_files/630_360_1682110565-6247.jpeg" text:style-name="Internet_20_link" text:visited-style-name="Visited_20_Internet_20_Link">
630_360_16821...</text:a>
", "<text:a xlink:type="simple" xlink:href="https://static.ukrinform.com/photos/2023_04/thumb_files/630_360_1682110690-1501.jpeg" text:style-name="Internet_20_link" text:visited-style-name="Visited_20_Internet_20_Link">
630_360_16821...</text:a>
", "<text:a xlink:type="simple" xlink:href="https://static.ukrinform.com/photos/2023_04/thumb_files/630_360_1682110690-6602.jpeg" text:style-name="Internet_20_link" text:visited-style-name="Visited_20_Internet_20_Link">
630_360_16821...</text:a>
", "<text:a xlink:type="simple" xlink:href="https://static.ukrinform.com/photos/2023_04/thumb_files/630_360_1682110690-1168.jpeg" text:style-name="Internet_20_link" text:visited-style-name="Visited_20_Internet_20_Link">
630_360_16821...</text:a>
", "<text:a xlink:type="simple" xlink:href="https://static.ukrinform.com/photos/2023_04/thumb_files/630_360_1682110690-6235.jpeg" text:style-name="Internet_20_link" text:visited-style-name="Visited_20_Internet_20_Link">
630_360_16821...</text:a>
", "<text:a xlink:type="simple" xlink:href="https://static.ukrinform.com/photos/2023_04/thumb_files/630_360_1682110690-8470.jpeg" text:style-name="Internet_20_link" text:visited-style-name="Visited_20_Internet_20_Link">
630_360_16821...</text:a>
", "<text:a xlink:type="simple" xlink:href="https://static.ukrinform.com/photos/2023_04/thumb_files/630_360_1682110743-7601.jpeg" text:style-name="Internet_20_link" text:visited-style-name="Visited_20_Internet_20_Link">
630_360_16821...</text:a>
"]</text:p>
      <text:p text:style-name="P4">
Tags: ['Арт-проєкт', 'ДТЕК', 'Енергетика', 'Ірпінь', 'Скульптура', 'Київщина']</text:p>
      <text:p text:style-name="P4">
Type: Article</text:p>
      <!--METADATA-->
      <text:p text:style-name="P4">
<draw:frame draw:style-name="fr1" draw:name="Image3" text:anchor-type="as-char" svg:width="6.9236in" svg:height="3.956343in" draw:z-index="0">
<draw:image xlink:href="../Images/yкринформ/2023-04-21T-12-52-00-03-00/630_360_1682110564-2080.jpeg" xlink:type="simple" xlink:show="embed" xlink:actuate="onLoad" draw:mime-type="image/jpeg"/>
</draw:frame>
In the Central Park of Irpen DTEK the network and the authorities of the Kyiv region, the power of the light -steaming "Light -transmitting", dedicated to the energymen who returned to the Kyiv region after de -occupation in the spring of 2022, and symbolizes the victory over the darkness.</text:p>
      <text:p text:style-name="P4">
This was reported by Ukrinform correspondent.“Today we have discovered a modern artery object - a symbol of faith DTEK in the future energy, Kyiv region, Ukraine. After all, we plan not only to restore the websites, but to build a Smart Grid - the mains of the future, in the first red - it is in the Kyiv region, ” - said DTEK General DTEK Alexanderfomenko.</text:p>
      <text:p text:style-name="P4">
The sculpture of "light -steamed" was installed in the city of Irpin, where about 70% of networks were destroyed during the production. DTEK electrical engineers repaired the electricity supply of the city and the whole region in 45 days, which allowed the restoration of normal life of the region.</text:p>
      <text:p text:style-name="P4">
<text:span text:style-name="T4">
 Read also: </text:span>
 <text:a xlink:type="simple" xlink:href="https://www.ukrinform.ua/rubric-kyiv/3696638-skulpturi-malukivzasnovnikiv-kieva-perevdagli-do-velikodna.html" text:style-name="Internet_20_link" text:visited-style-name="Visited_20_Internet_20_Link">
<text:span text:style-name="T4">
 sculptures </text:span>
</text:a>
As it was reported, on May 18, 2022, DTEK specialists of Kiev regional electricity networks 100% returned light to the Kiev region, released by departments. Within 45 days of energy, there were lights of 600 inhabited fees in the home of 260 thousand families. Almost 10 thousand kilometers of lines that were destroyed by shelling were restored. 71 high -voltage substations and almost three thousand transformer substations were repaired and included.</text:p>
      <text:p text:style-name="P4">
News Source: <text:a xlink:type="simple" xlink:href="https://www.ukrinform.ua/rubric-regions/3699119-v-irpeni-vidkrili-prisvacenij-energetikam-artobekt-svitloperemagaetemravu.html" text:style-name="Internet_20_link" text:visited-style-name="Visited_20_Internet_20_Link">
https://www.ukrinform.ua/rubric-regions/3699119-v-irpeni-vidkrili-prisvacenij-energetikam-artobekt-svitloperemagaetemravu.html</text:a>
</text:p>
      <!--NEWS-->
      <text:h text:style-name="P10" text:outline-level="1">
<text:span text:style-name="T4">
In Russia, recognized as "inagent" head Bellingcat Christ Grozev</text:span>
</text:h>
      <text:p text:style-name="P4">
Authors: Ukrinform (Person)</text:p>
      <text:p text:style-name="P4">
Publisher: Укринформ (Organization)</text:p>
      <text:p text:style-name="P4">
Published Time: 2023-04-21T-14:48:00+03:00</text:p>
      <text:p text:style-name="P4">
Modified Time: 2023-04-21T23:48:00+03:00</text:p>
      <text:p text:style-name="P4">
Description: The Ministry of Justice of Russia included in the register of "foreign agents" of Bellingcat journalist Christ Grozev and four other natural and legal persons. - Ukrinform.</text:p>
      <text:p text:style-name="P4">
Images: ["<text:a xlink:type="simple" xlink:href="https://static.ukrinform.com/photos/2023_02/thumb_files/630_360_1675333731-638.jpg" text:style-name="Internet_20_link" text:visited-style-name="Visited_20_Internet_20_Link">
630_360_16753...</text:a>
"]</text:p>
      <text:p text:style-name="P4">
Tags: ['Bellingcat', 'Цензура', 'росія', 'Грозєв', 'Іноагент']</text:p>
      <text:p text:style-name="P4">
Type: Article</text:p>
      <!--METADATA-->
      <text:p text:style-name="P4">
<draw:frame draw:style-name="fr1" draw:name="Image4" text:anchor-type="as-char" svg:width="6.9236in" svg:height="3.956343in" draw:z-index="0">
<draw:image xlink:href="../Images/yкринформ/2023-04-21T-14-48-00-03-00/630_360_1675333731-638.jpg" xlink:type="simple" xlink:show="embed" xlink:actuate="onLoad" draw:mime-type="image/jpeg"/>
</draw:frame>
The Ministry of Justice of Russia has included in the register of "foreign agents" journalistBelingcat Christ Grozev and four other natural and legal persons.</text:p>
      <text:p text:style-name="P4">
About it reports Ukrinform with reference to the message <text:a xlink:type="simple" xlink:href="https://minjust.gov.ru/ru/events/49459/" text:style-name="Internet_20_link" text:visited-style-name="Visited_20_Internet_20_Link">
</text:a>
and on <text:a xlink:type="simple" xlink:href="https://minjust.gov.ru/uploaded/files/kopiya-reestr-inostrannyih-agentov-21-04-2023.pdf" text:style-name="Internet_20_link" text:visited-style-name="Visited_20_Internet_20_Link">
</text:a>
"Inagents".</text:p>
      <text:p text:style-name="P4">
Also included in the list, a politician, journalist Elvira Vichareva, journalista Sivets-Ermolyn, human rights organization "School of conscript" of the Tajuralist project "Lawyer Street".</text:p>
      <text:p text:style-name="P4">
Christ Grozev is a native of Bulgaria, with a Bellingcat group he has been collaborating since 2015. Among the high -profile Bellingcat investigations are the clarification of the details of the catastrophymalizian "Boeing" over the Donbass and the circumstances of the poisoning of the oppositionist Alexeavna. Earlier on Friday, the Lefortovsky District Court of Moscow was absent from Christ Grozev. Last December, the Ministry of Internal Affairs of the Russian Federation announced him in the search.</text:p>
      <text:p text:style-name="P4">
<text:span text:style-name="T4">
 Read also: </text:span>
 <text:a xlink:type="simple" xlink:href="https://www.ukrinform.ua/rubric-world/3696093-u-rosii-viznali-inoagentami-fond-karnegi-multiplikatora-i-se-odnogo-spivaka.html" text:style-name="Internet_20_link" text:visited-style-name="Visited_20_Internet_20_Link">
<text:span text:style-name="T4">
 Inagent </text:span>
</text:a>
The Moscow politician and journalist Elvira Vicharev, according to the department, spread negative information about the Russian authorities. At the end of March, which still remains in the Russian Federation <text:a xlink:type="simple" xlink:href="https://www.svoboda.org/a/moskovskiy-politik-vihareva-soobschila-ob-otravlenii-solyami-kaliya/32332999.html" text:style-name="Internet_20_link" text:visited-style-name="Visited_20_Internet_20_Link">
</text:a>
that it poisoned heavy metals salts. After that, she is forced to run her streams without showing her face.</text:p>
      <text:p text:style-name="P4">
According to the Ministry of Justice, journalist from Karelia Natalia Sevets-Ermolyn was open to support Ukraine.</text:p>
      <text:p text:style-name="P4">
<text:span text:style-name="T4">
 Read also: </text:span>
 <text:a xlink:type="simple" xlink:href="https://www.ukrinform.ua/rubric-world/3693106-zurnalista-arkadia-babcenko-viznali-u-rosii-inoagentom.html" text:style-name="Internet_20_link" text:visited-style-name="Visited_20_Internet_20_Link">
<text:span text:style-name="T4">
 Inagent </text:span>
</text:a>
Autonomous non -profit human rights organization "School of conscript" The Tajuralist project "Lawyer Street" included in the list of "Inaging" to post negative information on the activities of the armed forces of the Russian Federation and for the formation of a negative image of the Russian Federation.</text:p>
      <text:p text:style-name="P4">
"Inaging" legislation appeared in <text:a xlink:type="simple" xlink:href="https://www.ukrinform.ua/tag-rosia" text:style-name="Internet_20_link" text:visited-style-name="Visited_20_Internet_20_Link">
</text:a>
in 2012. After the amendments to the relevant register of physical iuridic, the relevant register consists of 586 points.</text:p>
      <text:p text:style-name="P4">
_ Photo: scanpix_</text:p>
      <text:p text:style-name="P4">
News Source: <text:a xlink:type="simple" xlink:href="https://www.ukrinform.ua/rubric-world/3699115-u-rosii-viznali-inoagentom-golovu-bellingcat-hristo-grozeva.html" text:style-name="Internet_20_link" text:visited-style-name="Visited_20_Internet_20_Link">
https://www.ukrinform.ua/rubric-world/3699115-u-rosii-viznali-inoagentom-golovu-bellingcat-hristo-grozeva.html</text:a>
</text:p>
      <!--NEWS-->
      <text:h text:style-name="P10" text:outline-level="1">
<text:span text:style-name="T4">
Prometheus led in a series from Epicenter-Podolyany in the final of the Volleyball Super League</text:span>
</text:h>
      <text:p text:style-name="P4">
Authors: Ukrinform (Person)</text:p>
      <text:p text:style-name="P4">
Publisher: Укринформ (Organization)</text:p>
      <text:p text:style-name="P4">
Published Time: 2023-04-21T-16:38:58+03:00</text:p>
      <text:p text:style-name="P4">
Modified Time: 2023-04-21T23:38:58+03:00</text:p>
      <text:p text:style-name="P4">
Description: The gold awards of the Super League of Ukraine for volleyball season 2022/23 play in Chernivtsi Prometheus from the Dnieper and Epicenter-Podolyany from Gorodok, Khmelnytsky region. - Ukrinform.</text:p>
      <text:p text:style-name="P4">
Images: ["<text:a xlink:type="simple" xlink:href="https://static.ukrinform.com/photos/2023_04/thumb_files/630_360_1682109493-123.jpg" text:style-name="Internet_20_link" text:visited-style-name="Visited_20_Internet_20_Link">
630_360_16821...</text:a>
"]</text:p>
      <text:p text:style-name="P4">
Tags: ['Волейбол']</text:p>
      <text:p text:style-name="P4">
Type: Article</text:p>
      <!--METADATA-->
      <text:p text:style-name="P4">
<draw:frame draw:style-name="fr1" draw:name="Image5" text:anchor-type="as-char" svg:width="6.9236in" svg:height="3.956343in" draw:z-index="0">
<draw:image xlink:href="../Images/yкринформ/2023-04-21T-16-38-58-03-00/630_360_1682109493-123.jpg" xlink:type="simple" xlink:show="embed" xlink:actuate="onLoad" draw:mime-type="image/jpeg"/>
</draw:frame>
The Zolotinhoroda Super League of Ukraine on volleyball season 2022/23 is played in Chernivtsi Prometheus from the Dnieper and the Epicenter-Podolyany from the city of Gorodok Khmelnitsky region.</text:p>
      <text:p text:style-name="P4">
In the third match of the series up to three victories, Prometheus beat Epicenter-Podolyany on a Tai Breika-3: 2(25:18, 19:25, 25:21, 19:25, 15:10).</text:p>
      <text:p text:style-name="P4">
Перший поєдинок завершився на користь чинного чемпіона країни (3:1), and the second match of Prometheus took revenge(3:2).</text:p>
      <text:p text:style-name="P4">
Наступний матч фінальної серії Суперліги відбудеться 23 квітня, початок о13.00.</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We will remind, the bronze medalist of the national championship was the VSC "Legal Academy" from Kharkiv, which in the series for 3rd place took the mountain over Zhytomyr VC "Zhitichi-Polissya".</text:p>
      <text:p text:style-name="P4">
Photo: PVUL.</text:p>
      <text:p text:style-name="P4">
News Source: <text:a xlink:type="simple" xlink:href="https://www.ukrinform.ua/rubric-sports/3699116-prometej-poviv-u-serii-z-epicentrpodolani-u-finali-volejbolnoi-superligi.html" text:style-name="Internet_20_link" text:visited-style-name="Visited_20_Internet_20_Link">
https://www.ukrinform.ua/rubric-sports/3699116-prometej-poviv-u-serii-z-epicentrpodolani-u-finali-volejbolnoi-superligi.html</text:a>
</text:p>
      <!--NEWS-->
      <text:h text:style-name="P10" text:outline-level="1">
<text:span text:style-name="T4">
At Caurus Directory Russia Army Shellled Krasche Perche, NovoMilnsk, Yardnica, West Ande ...</text:span>
</text:h>
      <text:p text:style-name="P4">
Authors: liveuamap (Language: en)</text:p>
      <text:p text:style-name="P4">
Time: 2023-04-21T-17:05:00</text:p>
      <text:p text:style-name="P4">
Location: Svatove (Latitude:49.5447 Longtitude:37.89253)</text:p>
      <text:p text:style-name="P4">
Videos: []</text:p>
      <text:p text:style-name="P4">
Images: []</text:p>
      <text:p text:style-name="P4">
Tags: ["Russia"]</text:p>
      <text:p text:style-name="P4">
Id: 22557648</text:p>
      <!--METADATA-->
      <text:p text:style-name="P4">
At Kupiansk direction Russian army shelled Krasne Pershe, Novomlynsk,Dvorichna, Zapadne and Berestove of Kharkiv region, - General Staff of ArmedForces of Ukraine says in the morning report</text:p>
      <text:p text:style-name="P4">
News Collection Link: <text:a xlink:type="simple" xlink:href="https://liveuamap.com/en/2023/21-april-at-kupiansk-direction-russian-army-shelled-krasne" text:style-name="Internet_20_link" text:visited-style-name="Visited_20_Internet_20_Link">
https://liveuamap.com/en/2023/21-april-at-kupiansk-direction-russian-army-shelled-krasne</text:a>
</text:p>
      <text:p text:style-name="P4">
News Source: <text:a xlink:type="simple" xlink:href="https://t.me/lumsrc/4550" text:style-name="Internet_20_link" text:visited-style-name="Visited_20_Internet_20_Link">
https://t.me/lumsrc/4550</text:a>
</text:p>
      <!--NEWS-->
      <text:h text:style-name="P10" text:outline-level="1">
<text:span text:style-name="T4">
The White House commented on the possibility of almost a complete ban on export to Russia</text:span>
</text:h>
      <text:p text:style-name="P4">
Authors: Ukrinform (Person)</text:p>
      <text:p text:style-name="P4">
Publisher: Укринформ (Organization)</text:p>
      <text:p text:style-name="P4">
Published Time: 2023-04-21T-18:30:00+03:00</text:p>
      <text:p text:style-name="P4">
Modified Time: 2023-04-21T23:30:00+03:00</text:p>
      <text:p text:style-name="P4">
Description: The United States, together with the allies and partners, intends to continue steps to hold Russia accountable for its aggression, as well as support Ukraine until this necessity is maintained. - Ukrinform.</text:p>
      <text:p text:style-name="P4">
Images: ["<text:a xlink:type="simple" xlink:href="https://static.ukrinform.com/photos/2022_09/thumb_files/630_360_1664390405-973.jpg" text:style-name="Internet_20_link" text:visited-style-name="Visited_20_Internet_20_Link">
630_360_16643...</text:a>
"]</text:p>
      <text:p text:style-name="P4">
Tags: ['Експорт', 'США', 'росія', 'Білий дім']</text:p>
      <text:p text:style-name="P4">
Type: Article</text:p>
      <!--METADATA-->
      <text:p text:style-name="P4">
<draw:frame draw:style-name="fr1" draw:name="Image6" text:anchor-type="as-char" svg:width="6.9236in" svg:height="3.956343in" draw:z-index="0">
<draw:image xlink:href="../Images/yкринформ/2023-04-21T-18-30-00-03-00/630_360_1664390405-973.jpg" xlink:type="simple" xlink:show="embed" xlink:actuate="onLoad" draw:mime-type="image/jpeg"/>
</draw:frame>
To connect with the allies and partners, they intend to continue to use rocks to hold Russia accountable for its aggression, as well as to support Ukraine until this necessity is maintained.</text:p>
      <text:p text:style-name="P4">
So commented on Friday, the White House spokeswoman Karin Jean-Pierre information about the possibility of almost a complete ban on the export of goods to Russia, the Ukrinform correspondent reported.</text:p>
      <text:p text:style-name="P4">
"We strive to bring Russia to justice," Baiden's representative said.</text:p>
      <text:p text:style-name="P4">
<text:span text:style-name="T4">
 Read also: </text:span>
 <text:a xlink:type="simple" xlink:href="https://www.ukrinform.ua/rubric-world/3698587-bajden-obgovorit-iz-prezidentom-pivdennoi-korei-dopomogu-ukraini-bilij-dim.html" text:style-name="Internet_20_link" text:visited-style-name="Visited_20_Internet_20_Link">
<text:span text:style-name="T4">
 White </text:span>
 <text:span text:style-name="T4">
 </text:span>
 Home **</text:a>
She recalled that the United States in coordination with G7 partners has been the largest set of sanctions and exporting. The White House spokeswoman emphasized that these steps had created a "significant impact" on Russia's ability to wage its illegal war.</text:p>
      <text:p text:style-name="P4">
“I do not have any announcements today. But you can see many of our statements within the G7 that we are devoted to the future to hold therFF and support Ukraine as much as it will be needed, ”Jean-Pierre said.</text:p>
      <text:p text:style-name="P4">
<text:span text:style-name="T4">
 Read also: </text:span>
 <text:a xlink:type="simple" xlink:href="https://www.ukrinform.ua/rubric-economy/3698488-ssa-i-souzniki-rozgladaut-majze-povnu-zaboronu-eksportu-do-rf-bloomberg.html" text:style-name="Internet_20_link" text:visited-style-name="Visited_20_Internet_20_Link">
<text:span text:style-name="T4">
 Export </text:span>
</text:a>
She also emphasized that this approach would continue.</text:p>
      <text:p text:style-name="P4">
As reported by Ukrinform, the day before, US administration representatives told the intention of introducing an almost complete ban on Dorocius exports - with the exception of medicines, food and other critically important positions for the population. Officials noted that the United States was discussing these opportunities with other G7 countries and aimed to attract a Member States to pressure. However, given the fact that EU decisions are made on the main consensus, Washington does not exclude a potentially serious obstacle to the implementation of this idea.</text:p>
      <text:p text:style-name="P4">
News Source: <text:a xlink:type="simple" xlink:href="https://www.ukrinform.ua/rubric-economy/3699114-bilij-dim-prokomentuvav-mozlivist-majze-povnoi-zaboroni-eksportu-v-rosiu.html" text:style-name="Internet_20_link" text:visited-style-name="Visited_20_Internet_20_Link">
https://www.ukrinform.ua/rubric-economy/3699114-bilij-dim-prokomentuvav-mozlivist-majze-povnoi-zaboroni-eksportu-v-rosiu.html</text:a>
</text:p>
      <!--NEWS-->
      <text:h text:style-name="P10" text:outline-level="1">
<text:span text:style-name="T4">
At Lyman direction Russian army shelled Stelmakhivka, Nevske, Dibrova and Bilohorivka of Luha...</text:span>
</text:h>
      <text:p text:style-name="P4">
Authors: liveuamap (Language: en)</text:p>
      <text:p text:style-name="P4">
Time: 2023-04-21T-19:05:00</text:p>
      <text:p text:style-name="P4">
Location: Bakhmut (Latitude:48.80652 Longtitude:38.23963)</text:p>
      <text:p text:style-name="P4">
Videos: []</text:p>
      <text:p text:style-name="P4">
Images: []</text:p>
      <text:p text:style-name="P4">
Tags: ["Russia"]</text:p>
      <text:p text:style-name="P4">
Id: 22557647</text:p>
      <!--METADATA-->
      <text:p text:style-name="P4">
At Lyman direction Russian army shelled Stelmakhivka, Nevske, Dibrova andBilohorivka of Luhansk region and Ivanivka, Verkhnokamyanske and Spirne ofDonetsk region, - General Staff of Armed Forces of Ukraine says in the morningreport</text:p>
      <text:p text:style-name="P4">
News Collection Link: <text:a xlink:type="simple" xlink:href="https://liveuamap.com/en/2023/21-april-at-lyman-direction-russian-army-shelled-stelmakhivka" text:style-name="Internet_20_link" text:visited-style-name="Visited_20_Internet_20_Link">
https://liveuamap.com/en/2023/21-april-at-lyman-direction-russian-army-shelled-stelmakhivka</text:a>
</text:p>
      <text:p text:style-name="P4">
News Source: <text:a xlink:type="simple" xlink:href="https://t.me/lumsrc/4551" text:style-name="Internet_20_link" text:visited-style-name="Visited_20_Internet_20_Link">
https://t.me/lumsrc/4551</text:a>
</text:p>
      <!--NEWS-->
      <text:h text:style-name="P10" text:outline-level="1">
<text:span text:style-name="T4">
SBU exposed more than 300 traitors since the start of a full -scale war - a toddler</text:span>
</text:h>
      <text:p text:style-name="P4">
Authors: Ukrinform (Person)</text:p>
      <text:p text:style-name="P4">
Publisher: Укринформ (Organization)</text:p>
      <text:p text:style-name="P4">
Published Time: 2023-04-21T-20:13:00+03:00</text:p>
      <text:p text:style-name="P4">
Modified Time: 2023-04-21T23:13:00+03:00</text:p>
      <text:p text:style-name="P4">
Description: The Security Service of Ukraine has exposed more than 300 traitors since the beginning of a full -scale invasion of Russia. - Ukrinform.</text:p>
      <text:p text:style-name="P4">
Images: ["<text:a xlink:type="simple" xlink:href="https://static.ukrinform.com/photos/2022_10/thumb_files/630_360_1666862905-371.jpg" text:style-name="Internet_20_link" text:visited-style-name="Visited_20_Internet_20_Link">
630_360_16668...</text:a>
"]</text:p>
      <text:p text:style-name="P4">
Tags: ['СБУ', 'Держзрада', 'Війна з росією', 'Василь Малюк']</text:p>
      <text:p text:style-name="P4">
Type: Article</text:p>
      <!--METADATA-->
      <text:p text:style-name="P4">
<draw:frame draw:style-name="fr1" draw:name="Image7" text:anchor-type="as-char" svg:width="6.9236in" svg:height="3.956343in" draw:z-index="0">
<draw:image xlink:href="../Images/yкринформ/2023-04-21T-20-13-00-03-00/630_360_1666862905-371.jpg" xlink:type="simple" xlink:show="embed" xlink:actuate="onLoad" draw:mime-type="image/jpeg"/>
</draw:frame>
Ukraine's service safety has exposed more than 300 traitors since the beginning of full -scale treatment of Russia.</text:p>
      <text:p text:style-name="P4">
This was reported by the SBU Chairman Vasyl Miduk in an interview <text:a xlink:type="simple" xlink:href="https://interfax.com.ua/news/interview/905447.html" text:style-name="Internet_20_link" text:visited-style-name="Visited_20_Internet_20_Link">
</text:a>
, reports Ukrinform.</text:p>
      <text:p text:style-name="P4">
"We exposed more than 300 traitors since the beginning of a full -scale invasion. Of these, 9 in the SBU and 102 were in the defense forces in general," he said.</text:p>
      <text:p text:style-name="P4">
From recent cases, the baby mentioned the detention in Ochakov for the former commander -in -chief of the centers of special operations of the Armed Forces, which was the agent of the Russian GRU. He not only collected the intelligence, but also had the task of facilitating the surrender of the cities.</text:p>
      <text:p text:style-name="P4">
The chairman of the Security Service also believes that the court will give a proper assessment of the actions of the Crimean head <text:a xlink:type="simple" xlink:href="https://www.ukrinform.ua/tag-sbu" text:style-name="Internet_20_link" text:visited-style-name="Visited_20_Internet_20_Link">
</text:a>
Olegakulinic.</text:p>
      <text:p text:style-name="P4">
The baby stressed that Kulinich reported a lot of information to the enemy: both in service, IPO country. "Those audio recordings of released conversations are only part of the huge masis of evidence. They not just reveal the details of the cooperation with the" political office "of Sivkovich -Klyev in Moscow, but demonstrate approaches to special services to work in Ukraine," he said.</text:p>
      <text:p text:style-name="P4">
Answering the question about the fate of the culinary, the baby said: "The pre -trial investigation is completed. The case will be transferred to court, which, I hope, will give a clear legal assessment."</text:p>
      <text:p text:style-name="P4">
<text:span text:style-name="T4">
 Read also: </text:span>
 <text:a xlink:type="simple" xlink:href="https://www.ukrinform.ua/rubric-regions/3698747-sbu-zatrimala-zradnikiv-aki-na-pocatku-vtorgnenna-rf-pidpalili-pozeznu-castinu-na-kiivsini.html" text:style-name="Internet_20_link" text:visited-style-name="Visited_20_Internet_20_Link">
<text:span text:style-name="T4">
 traitor </text:span>
</text:a>
The SBU chairman also expressed the conviction that the liability of the so-called Ukrainian politicians, which are now hiding in Moscow: "Political office SSKivich-Klyuyev-a real croto farm that helped the Russian Federation to conduct intelligence and subversive activities against Ukraine.</text:p>
      <text:p text:style-name="P4">
According to him, unfortunately, traitors were in different authorities-they exposed the "moles" in the Cabinet of Ministers and the Chamber of Commerce, among the existing law enforcement officers and representatives of the defense forces.As it was reported, two employees of the SES, who "drained" information about patriotic citizens, whom the invaders were then tortured, were detained the day before. They also set fire to the fire department of all Ivankiv.</text:p>
      <text:p text:style-name="P4">
News Source: <text:a xlink:type="simple" xlink:href="https://www.ukrinform.ua/rubric-ato/3699027-sbu-vikrila-z-pocatku-povnomasstabnoi-vijni-ponad-300-zradnikiv-maluk.html" text:style-name="Internet_20_link" text:visited-style-name="Visited_20_Internet_20_Link">
https://www.ukrinform.ua/rubric-ato/3699027-sbu-vikrila-z-pocatku-povnomasstabnoi-vijni-ponad-300-zradnikiv-maluk.html</text:a>
</text:p>
      <!--NEWS-->
      <text:h text:style-name="P10" text:outline-level="1">
<text:span text:style-name="T4">
JSU Bakhmut Directio Rusian of the Army Shelled Vasukivka, Minkivka, Zaliznyanske, Orikhovo-Basil ...</text:span>
</text:h>
      <text:p text:style-name="P4">
Authors: liveuamap (Language: en)</text:p>
      <text:p text:style-name="P4">
Time: 2023-04-21T-21:05:00</text:p>
      <text:p text:style-name="P4">
Location: Novhorods'ke, Donetsk Oblast (Latitude:48.32498 Longtitude:37.84344)</text:p>
      <text:p text:style-name="P4">
Videos: []</text:p>
      <text:p text:style-name="P4">
Images: []</text:p>
      <text:p text:style-name="P4">
Tags: ["Russia"]</text:p>
      <text:p text:style-name="P4">
Id: 22557646</text:p>
      <!--METADATA-->
      <text:p text:style-name="P4">
At Bakhmut Direction Russian Army Shelled Vasukivka, Minkivka, Zaliznyanske, Orikhovo-Vasylivka, Novomarkove, Hryhorivka, Bakhkhivka, Ivanut, Ivanut, IVANTKACA A and New York of Donetskregion, - General Staff of Armed Forces of Ukraine Says in the Morning Report</text:p>
      <text:p text:style-name="P4">
News Collection Link:(https://liveuamap.com/en/2023/21-april-at-bakhmut-direction-russian-army-shelled-vasukivka)</text:p>
      <text:p text:style-name="P4">
News Source: <text:a xlink:type="simple" xlink:href="https://t.me/lumsrc/4552" text:style-name="Internet_20_link" text:visited-style-name="Visited_20_Internet_20_Link">
https://t.me/lumsrc/4552</text:a>
</text:p>
      <!--NEWS-->
      <text:h text:style-name="P10" text:outline-level="1">
<text:span text:style-name="T4">
JSC Avdiivka Directioz Rusian Army Shelled Ceramics, Steppe, Kamyanka, Tonne, Severne, K ...</text:span>
</text:h>
      <text:p text:style-name="P4">
Authors: liveuamap (Language: en)</text:p>
      <text:p text:style-name="P4">
Time: 2023-04-21T-23:05:00</text:p>
      <text:p text:style-name="P4">
Location: Donetsk Oblast (Latitude:48.05376 Longtitude:37.57221)</text:p>
      <text:p text:style-name="P4">
Videos: []</text:p>
      <text:p text:style-name="P4">
Images: []</text:p>
      <text:p text:style-name="P4">
Tags: ["Russia"]</text:p>
      <text:p text:style-name="P4">
Id: 22557645</text:p>
      <!--METADATA-->
      <text:p text:style-name="P4">
At Avdiyivka directions Russian army shelled Keramik, Stepove, Kamyanka,Tonenke, Syeverne, Karlivka, Pervomayske and Nevelske, - General Staff ofArmed Forces of Ukraine says in the morning report</text:p>
      <text:p text:style-name="P4">
News Collection Link: <text:a xlink:type="simple" xlink:href="https://liveuamap.com/en/2023/21-april-at-avdiyivka-directions-russian-army-shelled-keramik" text:style-name="Internet_20_link" text:visited-style-name="Visited_20_Internet_20_Link">
https://liveuamap.com/en/2023/21-april-at-avdiyivka-directions-russian-army-shelled-keramik</text:a>
</text:p>
      <text:p text:style-name="P4">
News Source: <text:a xlink:type="simple" xlink:href="https://t.me/lumsrc/4553" text:style-name="Internet_20_link" text:visited-style-name="Visited_20_Internet_20_Link">
https://t.me/lumsrc/4553</text:a>
</text:p>
      <!--NEWS-->
      <text:h text:style-name="P10" text:outline-level="1">
<text:span text:style-name="T4">
EU countries are "very close" to the joint order of ammunition for Ukraine - EU representative</text:span>
</text:h>
      <text:p text:style-name="P4">
Authors: Ukrinform (Person)</text:p>
      <text:p text:style-name="P4">
Publisher: Укринформ (Organization)</text:p>
      <text:p text:style-name="P4">
Published Time: 2023-04-21T-23:52:00+03:00</text:p>
      <text:p text:style-name="P4">
Modified Time: 2023-04-21T22:52:00+03:00</text:p>
      <text:p text:style-name="P4">
Description: The countries of the European Union are very close to the decision to use 1 billion euros from a financial package, which was allocated for joint order for the production of artillery ammunition for their urgent provision of Ukraine. - Ukrinform.</text:p>
      <text:p text:style-name="P4">
Images: ["<text:a xlink:type="simple" xlink:href="https://static.ukrinform.com/photos/2023_01/thumb_files/630_360_1674605069-161.png" text:style-name="Internet_20_link" text:visited-style-name="Visited_20_Internet_20_Link">
630_360_16746...</text:a>
"]</text:p>
      <text:p text:style-name="P4">
Tags: ['Євросоюз', 'Зброя', 'Боєприпаси', 'Війна з росією']</text:p>
      <text:p text:style-name="P4">
Type: Article</text:p>
      <!--METADATA-->
      <text:p text:style-name="P4">
<draw:frame draw:style-name="fr1" draw:name="Image8" text:anchor-type="as-char" svg:width="6.9236in" svg:height="3.956343in" draw:z-index="0">
<draw:image xlink:href="../Images/yкринформ/2023-04-21T-23-52-00-03-00/630_360_1674605069-161.png" xlink:type="simple" xlink:show="embed" xlink:actuate="onLoad" draw:mime-type="image/png"/>
</draw:frame>
The European Union is very close to the decision on the use of EUR 1-gill and a financial package, which was allocated for joint ordering the production of artillery ammunition for their urgent provision to Ukraine.</text:p>
      <text:p text:style-name="P4">
This was announced today, on the eve of the EU Foreign Minister's meeting, which should be expected on April 24 in Luxembourg, the EU official said, Ukrinform correspondent reports.</text:p>
      <text:p text:style-name="P4">
“On March 20, we reached a political agreement on a tripartite approach. First -scale - to promote the delivery of ammunition to Ukraine from the warehouses of the European army. The second way is a joint order for the production of 155-mmmsncharmen, which came from Ukraine. This is the point discussed. It seems that the solution is very close. We all want to help Ukraine, and this is part of our military assistance, ” - said.</text:p>
      <text:p text:style-name="P4">
<text:span text:style-name="T4">
 Read also: </text:span>
 <text:a xlink:type="simple" xlink:href="https://www.ukrinform.ua/rubric-ato/3698947-boepripasi-dla-zsu-kuleba-zaklikae-borrela-iniciuvati-obgovorenna-drugogo-transu-na-1-milard.html" text:style-name="Internet_20_link" text:visited-style-name="Visited_20_Internet_20_Link">
<text:span text:style-name="T4">
 projectile </text:span>
</text:a>
According to him, the third way to solve the problem of lack of ammunition is a tsedropostical plans and investments in the development of the capabilities of the European Defense Industry.</text:p>
      <text:p text:style-name="P4">
“The decision on the second" track "will be made very quickly, probably within the next days. Therefore, ammunition will be delivered to Ukraine, and they will give in time. This will be another manifestation of our broad -naked support for Ukraine, ”the EU official said.</text:p>
      <text:p text:style-name="P4">
As it was reported, today the Minister of Foreign Affairs of Ukraine Dmitry Kulebazaklikli was to promote the high representative of EU Borrel EU Borrel as soon as possible to discuss a discussion on the distribution of a second tranche in the amount of 1 billion euros.</text:p>
      <text:p text:style-name="P4">
<text:span text:style-name="T4">
 Read also: </text:span>
 <text:a xlink:type="simple" xlink:href="https://www.ukrinform.ua/rubric-ato/3698671-slovenia-priednuetsa-do-spilnoi-zakupivli-snaradiv-dla-ukraini.html" text:style-name="Internet_20_link" text:visited-style-name="Visited_20_Internet_20_Link">
<text:span text:style-name="T4">
 projectile </text:span>
</text:a>
Earlier, the EU Council has made a decision to allocate 2 billion euros from the European Fund, one of which is already aimed at compensation for Ukraine's ammunition from European Army Arsenals. On the use of the second billion euros, which was intended for jointly demanding for the production of shells of a caliber of 155 mm, there were contradictions between the location of the corresponding defense contracts between the member states.</text:p>
      <text:p text:style-name="P4">
News Source: <text:a xlink:type="simple" xlink:href="https://www.ukrinform.ua/rubric-ato/3699112-kraini-es-e-duze-blizkimi-do-spilnogo-zamovlenna-boepripasiv-dla-ukraini-predstavnik-evrosouzu.html" text:style-name="Internet_20_link" text:visited-style-name="Visited_20_Internet_20_Link">
https://www.ukrinform.ua/rubric-ato/3699112-kraini-es-e-duze-blizkimi-do-spilnogo-zamovlenna-boepripasiv-dla-ukraini-predstavnik-evrosouzu.html</text:a>
</text:p>
      <!--NEWS-->
      <text:h text:style-name="P10" text:outline-level="1">
<text:span text:style-name="T4">
JSC Marinka Direcion Rusian Army Shelled Krasnogorivka, Maximilyanivka, St. George, Marie ...</text:span>
</text:h>
      <text:p text:style-name="P4">
Authors: liveuamap (Language: en)</text:p>
      <text:p text:style-name="P4">
Time: 2023-04-21T-25:05:00</text:p>
      <text:p text:style-name="P4">
Location: Donetsk (Latitude:47.8536 Longtitude:37.48158)</text:p>
      <text:p text:style-name="P4">
Videos: []</text:p>
      <text:p text:style-name="P4">
Images: []</text:p>
      <text:p text:style-name="P4">
Tags: ["Russia"]</text:p>
      <text:p text:style-name="P4">
Id: 22557644</text:p>
      <!--METADATA-->
      <text:p text:style-name="P4">
At Maryinka direction Russian army shelled Krasnohorivka, Maksymilyanivka,Heorhiyivka, Maryinka, Pobyeda and Novomykhaylivka, - General Staff of ArmedForces of Ukraine says in the morning report</text:p>
      <text:p text:style-name="P4">
News Collection Link: <text:a xlink:type="simple" xlink:href="https://liveuamap.com/en/2023/21-april-at-maryinka-direction-russian-army-shelled-krasnohorivka" text:style-name="Internet_20_link" text:visited-style-name="Visited_20_Internet_20_Link">
https://liveuamap.com/en/2023/21-april-at-maryinka-direction-russian-army-shelled-krasnohorivka</text:a>
</text:p>
      <text:p text:style-name="P4">
News Source: <text:a xlink:type="simple" xlink:href="https://t.me/lumsrc/4554" text:style-name="Internet_20_link" text:visited-style-name="Visited_20_Internet_20_Link">
https://t.me/lumsrc/4554</text:a>
</text:p>
      <!--NEWS-->
      <text:h text:style-name="P10" text:outline-level="1">
<text:span text:style-name="T4">
Pistorius considers German fighters unsuitable for Ukraine</text:span>
</text:h>
      <text:p text:style-name="P4">
Authors: Ukrinform (Person)</text:p>
      <text:p text:style-name="P4">
Publisher: Укринформ (Organization)</text:p>
      <text:p text:style-name="P4">
Published Time: 2023-04-21T-25:45:00+03:00</text:p>
      <text:p text:style-name="P4">
Modified Time: 2023-04-21T22:45:00+03:00</text:p>
      <text:p text:style-name="P4">
Description: German Minister of Defense Boris Pistorius considers fighters from German stocks unsuitable for use in Ukraine. - Ukrinform.</text:p>
      <text:p text:style-name="P4">
Images: ["<text:a xlink:type="simple" xlink:href="https://static.ukrinform.com/photos/2023_01/thumb_files/630_360_1674134284-897.jpg" text:style-name="Internet_20_link" text:visited-style-name="Visited_20_Internet_20_Link">
630_360_16741...</text:a>
"]</text:p>
      <text:p text:style-name="P4">
Tags: ['Німеччина', 'ЗСУ', 'Пісторіус', 'Винищувач', 'Війна з росією', '#stoprussia', 'Зустріч Рамштайн']</text:p>
      <text:p text:style-name="P4">
Type: Article</text:p>
      <!--METADATA-->
      <text:p text:style-name="P4">
<draw:frame draw:style-name="fr1" draw:name="Image9" text:anchor-type="as-char" svg:width="6.9236in" svg:height="3.956343in" draw:z-index="0">
<draw:image xlink:href="../Images/yкринформ/2023-04-21T-25-45-00-03-00/630_360_1674134284-897.jpg" xlink:type="simple" xlink:show="embed" xlink:actuate="onLoad" draw:mime-type="image/jpeg"/>
</draw:frame>
German Ministry of Germany Boris Pistorius considers fighters from German stocks unsuitable for use in Ukraine.</text:p>
      <text:p text:style-name="P4">
He stated this at the United States Air Force in Ramstin, where on April 21 a meeting of the Contact Greeks with assistance to Ukraine took place, Ukrinform reports with reference to <text:a xlink:type="simple" xlink:href="https://www.tagesschau.de/inland/pistorius-ramstein-103.html." text:style-name="Internet_20_link" text:visited-style-name="Visited_20_Internet_20_Link">
</text:a>
The Minister has promised further assistance to Ukraine, but made it clear that the Bundeswehr warehouses are not suitable for use in Ukraine. Saying Pistorius.</text:p>
      <text:p text:style-name="P4">
"Ukrainian pilots are assisted primarily by planes that they can quickly fly and which can be serviced on a place where the equipment is known," said Pistorius.</text:p>
      <text:p text:style-name="P4">
<text:span text:style-name="T4">
 Read also: </text:span>
 <text:a xlink:type="simple" xlink:href="https://www.ukrinform.ua/rubric-ato/3699101-gensek-nato-pro-ramstajn-ukraina-teper-gotova-zvilniti-se-bilse-okupovanih-teritorij.html" text:style-name="Internet_20_link" text:visited-style-name="Visited_20_Internet_20_Link">
<text:span text:style-name="T4">
 Ramstein </text:span>
</text:a>
The politician also noted that Germany also needed <text:a xlink:type="simple" xlink:href="https://www.ukhttps://www.ukrinform.ua/tag-vinisuvacrinform.ua/tag-vinisuvac" text:style-name="Internet_20_link" text:visited-style-name="Visited_20_Internet_20_Link">
</text:a>
Tornado for the so -called nuclear exchange, that is, the transportation of US nuclear bombs in the event of a crisis.</text:p>
      <text:p text:style-name="P4">
Kyiv has long demanded the delivery of modern combat aircraft. NATO partners of Poland and Slovakia handed over the MiG -29 aircraft, Poland - partly from the former reserves.</text:p>
      <text:p text:style-name="P4">
After the meeting, Pistorius stated that for Germany a turning point occurred for several months.</text:p>
      <text:p text:style-name="P4">
"The supply of weapons to the conflict zone is all new to Germany," the Polik said. At the same time, Germany is the largest supplier of weapons of Ukraine after the United States and the United Kingdom.</text:p>
      <text:p text:style-name="P4">
<text:span text:style-name="T4">
 Read also: </text:span>
 <text:a xlink:type="simple" xlink:href="https://www.ukrinform.ua/rubric-ato/3699020-ukraina-najbilse-potrebue-nazemnih-sistem-ppo-glava-pentagonu.html" text:style-name="Internet_20_link" text:visited-style-name="Visited_20_Internet_20_Link">
<text:span text:style-name="T4">
 Pentagon </text:span>
</text:a>
According to the minister, "air defense, tanks, artillery, ammunition" is what Germany transfers and what is most necessary.</text:p>
      <text:p text:style-name="P4">
<text:span text:style-name="T5">
Foto: dw</text:span>
</text:p>
      <text:p text:style-name="P4">
News Source: <text:a xlink:type="simple" xlink:href="https://www.ukrinform.ua/rubric-ato/3699110-pistorius-vvazae-nimecki-vinisuvaci-nepridatnimi-dla-ukraini.html" text:style-name="Internet_20_link" text:visited-style-name="Visited_20_Internet_20_Link">
https://www.ukrinform.ua/rubric-ato/3699110-pistorius-vvazae-nimecki-vinisuvaci-nepridatnimi-dla-ukraini.html</text:a>
</text:p>
      <!--NEWS-->
      <text:h text:style-name="P10" text:outline-level="1">
<text:span text:style-name="T4">
JSC Shaktarske Directio Rusian Army Shelled Novoukrainka, Greater Novosilka, Golden Niva, PR ...</text:span>
</text:h>
      <text:p text:style-name="P4">
Authors: liveuamap (Language: en)</text:p>
      <text:p text:style-name="P4">
Time: 2023-04-21T-27:05:00</text:p>
      <text:p text:style-name="P4">
Location: Vuhledar (Latitude:47.84277 Longtitude:37.11164)</text:p>
      <text:p text:style-name="P4">
Videos: []</text:p>
      <text:p text:style-name="P4">
Images: []</text:p>
      <text:p text:style-name="P4">
Tags: ["Russia"]</text:p>
      <text:p text:style-name="P4">
Id: 22557643</text:p>
      <!--METADATA-->
      <text:p text:style-name="P4">
At Shaktarske direction Russian army shelled Novoukrayinka, Velyka Novosilka,Zolota Nyva, Prechystivka and Vuhledar of Donetsk region, - General Staff ofArmed Forces of Ukraine says in the morning report</text:p>
      <text:p text:style-name="P4">
News Collection Link: <text:a xlink:type="simple" xlink:href="https://liveuamap.com/en/2023/21-april-at-shaktarske-direction-russian-army-shelled-novoukrayinka" text:style-name="Internet_20_link" text:visited-style-name="Visited_20_Internet_20_Link">
https://liveuamap.com/en/2023/21-april-at-shaktarske-direction-russian-army-shelled-novoukrayinka</text:a>
</text:p>
      <text:p text:style-name="P4">
News Source: <text:a xlink:type="simple" xlink:href="https://t.me/lumsrc/4555" text:style-name="Internet_20_link" text:visited-style-name="Visited_20_Internet_20_Link">
https://t.me/lumsrc/4555</text:a>
</text:p>
      <!--NEWS-->
      <text:h text:style-name="P10" text:outline-level="1">
<text:span text:style-name="T4">
It is impossible to put Russia and Ukraine at the same level in the issue of negotiations - the State Department</text:span>
</text:h>
      <text:p text:style-name="P4">
Authors: Ukrinform (Person)</text:p>
      <text:p text:style-name="P4">
Publisher: Укринформ (Organization)</text:p>
      <text:p text:style-name="P4">
Published Time: 2023-04-21T-27:37:25+03:00</text:p>
      <text:p text:style-name="P4">
Modified Time: 2023-04-21T22:37:25+03:00</text:p>
      <text:p text:style-name="P4">
Description: Any negotiations on peace establishment in Ukraine should be conducted on the conditions of the Ukrainian side, as it is at least irresponsible to put on one level of the aggressor and the victim of aggression. - Ukrinform.</text:p>
      <text:p text:style-name="P4">
Images: ["<text:a xlink:type="simple" xlink:href="https://static.ukrinform.com/photos/2018_03/thumb_files/630_360_1521096795-6414.jpg" text:style-name="Internet_20_link" text:visited-style-name="Visited_20_Internet_20_Link">
630_360_15210...</text:a>
"]</text:p>
      <text:p text:style-name="P4">
Tags: ['США', 'Держдеп', 'Вашингтон', 'Війна з росією']</text:p>
      <text:p text:style-name="P4">
Type: Article</text:p>
      <!--METADATA-->
      <text:p text:style-name="P4">
<draw:frame draw:style-name="fr1" draw:name="Image10" text:anchor-type="as-char" svg:width="6.9236in" svg:height="3.956343in" draw:z-index="0">
<draw:image xlink:href="../Images/yкринформ/2023-04-21T-27-37-25-03-00/630_360_1521096795-6414.jpg" xlink:type="simple" xlink:show="embed" xlink:actuate="onLoad" draw:mime-type="image/jpeg"/>
</draw:frame>
Any internships in the establishment of peace in Ukraine should be carried out on the condition of the Ukrainian side, since to put at one level of the aggressor and the victim of aggression is at least irresponsible.</text:p>
      <text:p text:style-name="P4">
This was stated on Friday during a briefing in Washington by US Deputy District State Administration Vedant Patel, Ukrinform correspondent reports.</text:p>
      <text:p text:style-name="P4">
“To put these two countries, Russia and Ukraine irresponsibly, at one level. One pre-elastic borders of another, and the other tries to protect his life, ”the Patel said, commenting on prospects for peace talks.</text:p>
      <text:p text:style-name="P4">
<text:span text:style-name="T4">
 Read also: </text:span>
 <text:a xlink:type="simple" xlink:href="https://www.ukrinform.ua/rubric-world/3699100-derzdep-vidmovivsa-komentuvati-comu-ne-vsij-delegacii-rf-vidali-vizi-dla-vidvidanna-oon.html" text:style-name="Internet_20_link" text:visited-style-name="Visited_20_Internet_20_Link">
<text:span text:style-name="T4">
 State Department </text:span>
</text:a>
He stressed that the two countries are in radically different circumstances.</text:p>
      <text:p text:style-name="P4">
At the same time, the State Department representative reminded the position of President Zelensky, who stated that in the end everything would be completed by negotiation.</text:p>
      <text:p text:style-name="P4">
<text:span text:style-name="T4">
 Read also: </text:span>
 <text:a xlink:type="simple" xlink:href="https://www.ukrinform.ua/rubric-economy/3694595-nbu-ta-derzdep-obgovorili-posilenna-sankcijnogo-tisku-na-rf.html" text:style-name="Internet_20_link" text:visited-style-name="Visited_20_Internet_20_Link">
<text:span text:style-name="T4">
 State Department </text:span>
</text:a>
As reported by Ukrinform, on Friday President of Ukraine Volodymyr Zelensky announced that <text:a xlink:type="simple" xlink:href="https://www.ukrinform.ua/rubric-ato/3699041-zelenskij-zaraz-nam-treba-zberigati-ednist-i-povnu-koncentraciu-na-oboroni.html" text:style-name="Internet_20_link" text:visited-style-name="Visited_20_Internet_20_Link">
</text:a>
. He also expressed gratitude to all who helps Ukraine.</text:p>
      <text:p text:style-name="P4">
News Source: <text:a xlink:type="simple" xlink:href="https://www.ukrinform.ua/rubric-ato/3699109-ne-mozna-staviti-rosiu-j-ukrainu-na-odin-riven-v-pitanni-peregovoriv-derzdep.html" text:style-name="Internet_20_link" text:visited-style-name="Visited_20_Internet_20_Link">
https://www.ukrinform.ua/rubric-ato/3699109-ne-mozna-staviti-rosiu-j-ukrainu-na-odin-riven-v-pitanni-peregovoriv-derzdep.html</text:a>
</text:p>
      <!--NEWS-->
      <text:h text:style-name="P10" text:outline-level="1">
<text:span text:style-name="T4">
At Zaporizhzhia and Kherson directions Russian army shelled Olhivske, Malynivka, Orikhiv, Nov...</text:span>
</text:h>
      <text:p text:style-name="P4">
Authors: liveuamap (Language: en)</text:p>
      <text:p text:style-name="P4">
Time: 2023-04-21T-29:05:00</text:p>
      <text:p text:style-name="P4">
Location: Kherson (Latitude:46.63765 Longtitude:32.60931)</text:p>
      <text:p text:style-name="P4">
Videos: []</text:p>
      <text:p text:style-name="P4">
Images: []</text:p>
      <text:p text:style-name="P4">
Tags: ["Russia"]</text:p>
      <text:p text:style-name="P4">
Id: 22557642</text:p>
      <!--METADATA-->
      <text:p text:style-name="P4">
At Zaporizhzhia and Kherson directions Russian army shelled Olhivske,Malynivka, Orikhiv, Novodanylivka and Novoandriyivka of Zaporizhzhia region;Dudchany, Kachkarivka, Zmiyivka, Ivanivka, Inzhenerne, Dniprovske of Khersonregion and Kherson city, - General Staff of Armed Forces of Ukraine says inthe morning report</text:p>
      <text:p text:style-name="P4">
News Collection Link: <text:a xlink:type="simple" xlink:href="https://liveuamap.com/en/2023/21-april-at-zaporizhzhia-and-kherson-directions-russian-army" text:style-name="Internet_20_link" text:visited-style-name="Visited_20_Internet_20_Link">
https://liveuamap.com/en/2023/21-april-at-zaporizhzhia-and-kherson-directions-russian-army</text:a>
</text:p>
      <text:p text:style-name="P4">
News Source: <text:a xlink:type="simple" xlink:href="https://t.me/lumsrc/4556" text:style-name="Internet_20_link" text:visited-style-name="Visited_20_Internet_20_Link">
https://t.me/lumsrc/4556</text:a>
</text:p>
      <!--NEWS-->
      <text:h text:style-name="P10" text:outline-level="1">
<text:span text:style-name="T4">
The Russians fired four communities of Sumy region during the day</text:span>
</text:h>
      <text:p text:style-name="P4">
Authors: Ukrinform (Person)</text:p>
      <text:p text:style-name="P4">
Publisher: Укринформ (Organization)</text:p>
      <text:p text:style-name="P4">
Published Time: 2023-04-21T-29:30:00+03:00</text:p>
      <text:p text:style-name="P4">
Modified Time: 2023-04-21T22:30:00+03:00</text:p>
      <text:p text:style-name="P4">
Description: Russian troops on Friday, April 21, fired at four territorial communities of Sumy region.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11" text:anchor-type="as-char" svg:width="6.9236in" svg:height="3.956343in" draw:z-index="0">
<draw:image xlink:href="../Images/yкринформ/2023-04-21T-29-30-00-03-00/630_360_1479558145-5682.jpg" xlink:type="simple" xlink:show="embed" xlink:actuate="onLoad" draw:mime-type="image/jpeg"/>
</draw:frame>
Russian troops on Friday, April 21, fired at four territorial groups of Sumy region.</text:p>
      <text:p text:style-name="P4">
According to Ukrinform, the Sumy Regional Military Administration reports in <text:a xlink:type="simple" xlink:href="https://t.me/Sumy_news_ODA/15576" text:style-name="Internet_20_link" text:visited-style-name="Visited_20_Internet_20_Link">
</text:a>
.</text:p>
      <text:p text:style-name="P4">
“During the day, the Russians fired at 4 border communities - Khotinsk, Belopilsk, Shaliginsk and Novoslobidskaya. 114 arrivals of changes, artillery, grenade launchers have been recorded, ”the message reads.</text:p>
      <text:p text:style-name="P4">
<text:span text:style-name="T4">
 Read also: </text:span>
 <text:a xlink:type="simple" xlink:href="https://www.ukrinform.ua/rubric-kyiv/3698876-izrail-pocne-testuvati-u-kievi-sistemu-opovisenna-pro-raketni-obstrili.html" text:style-name="Internet_20_link" text:visited-style-name="Visited_20_Internet_20_Link">
<text:span text:style-name="T4">
 firing </text:span>
</text:a>
In the morning on the outskirts of the village of Kindrativka of the Khotinsky community the enemy beat from artillery -4 hit. As a result of the shelling, one person was injured. The school is also damaged.</text:p>
      <text:p text:style-name="P4">
In the territory of the Shalygin community, the Russians carried out artillery shelling - 8 vul.</text:p>
      <text:p text:style-name="P4">
On the territory of the Belopil community, the enemy made 7 shelling. During the day grenade launchers(Ths)- 69 hits and mortars - 29 hits.</text:p>
      <text:p text:style-name="P4">
<text:span text:style-name="T4">
 Read also: </text:span>
 <text:a xlink:type="simple" xlink:href="https://www.ukrinform.ua/rubric-ato/3698848-rosijska-armia-za-dobu-obstrilala-12-oblastej-ukraini-zvedenna-ova.html" text:style-name="Internet_20_link" text:visited-style-name="Visited_20_Internet_20_Link">
<text:span text:style-name="T4">
 firing </text:span>
</text:a>
There was also a novolobid community - 4 hits.</text:p>
      <text:p text:style-name="P4">
As reported by Ukrinform, under the strike of troops of the Russian Federation, 12 regions of Ukraine were repeated during the Russian Federation, they were killed and injured.</text:p>
      <text:p text:style-name="P4">
News Source: <text:a xlink:type="simple" xlink:href="https://www.ukrinform.ua/rubric-ato/3699094-rosiani-protagom-dna-obstrilali-cotiri-gromadi-sumsini.html" text:style-name="Internet_20_link" text:visited-style-name="Visited_20_Internet_20_Link">
https://www.ukrinform.ua/rubric-ato/3699094-rosiani-protagom-dna-obstrilali-cotiri-gromadi-sumsini.html</text:a>
</text:p>
      <!--NEWS-->
      <text:h text:style-name="P10" text:outline-level="1">
<text:span text:style-name="T4">
UEFA Youth League: Alkmaar and Hayuk will meet in the final</text:span>
</text:h>
      <text:p text:style-name="P4">
Authors: Ukrinform (Person)</text:p>
      <text:p text:style-name="P4">
Publisher: Укринформ (Organization)</text:p>
      <text:p text:style-name="P4">
Published Time: 2023-04-21T-31:25:28+03:00</text:p>
      <text:p text:style-name="P4">
Modified Time: 2023-04-21T22:25:28+03:00</text:p>
      <text:p text:style-name="P4">
Description: In the UEFA Youth League (football players under 19 years), the 1/2 finals matches ended. - Ukrinform.</text:p>
      <text:p text:style-name="P4">
Images: ["<text:a xlink:type="simple" xlink:href="https://static.ukrinform.com/photos/2023_04/thumb_files/630_360_1682105102-634.jpg" text:style-name="Internet_20_link" text:visited-style-name="Visited_20_Internet_20_Link">
630_360_16821...</text:a>
"]</text:p>
      <text:p text:style-name="P4">
Tags: ['Футбол', 'УЄФА']</text:p>
      <text:p text:style-name="P4">
Type: Article</text:p>
      <!--METADATA-->
      <text:p text:style-name="P4">
<draw:frame draw:style-name="fr1" draw:name="Image12" text:anchor-type="as-char" svg:width="6.9236in" svg:height="3.956343in" draw:z-index="0">
<draw:image xlink:href="../Images/yкринформ/2023-04-21T-31-25-28-03-00/630_360_1682105102-634.jpg" xlink:type="simple" xlink:show="embed" xlink:actuate="onLoad" draw:mime-type="image/jpeg"/>
</draw:frame>
UEFA UEFA(football players up to 19 years old)The 1/2 finals matches ended.</text:p>
      <text:p text:style-name="P4">
The final of the tournament in Geneva(Switzerland)It will be held with the participation of the Dutch Az "Alkmaara" and the Croatian "Haiduka", Ukrinform reports.</text:p>
      <text:p text:style-name="P4">
Alkmaar Az in a series of post-match penalties beat Portuguese "Sporting"- 3: 2(The main time is 2: 2), а «Хайдук» у свою чергу переграв італійський«Мілан» - 3:1.</text:p>
      <text:p text:style-name="P4">
Вирішальний поєдинок Юнацької ліги УЄФА «Алкмаар» - «Хайдук» відбудеться 24квітня.</text:p>
      <text:p text:style-name="P4">
<text:span text:style-name="T4">
Читайте також:</text:span>
 <text:a xlink:type="simple" xlink:href="https://www.ukrinform.ua/rubric-sports/3695383-uefa-zareestruvav-tri-zaavki-na-provedenna-evro2028-ta-evro2032.html" text:style-name="Internet_20_link" text:visited-style-name="Visited_20_Internet_20_Link">
 <text:span text:style-name="T4">
УЄФА</text:span>
 </text:a>
We will remind, Lviv "Movement" in the 1/8 finals gave way to "Milan"(0:1), Shakhtar Adononets also looked at Milan's peers in the 1/16 finals(0:1).</text:p>
      <text:p text:style-name="P4">
Фото: УЄФА.</text:p>
      <text:p text:style-name="P4">
News Source: <text:a xlink:type="simple" xlink:href="https://www.ukrinform.ua/rubric-sports/3699108-unacka-liga-uefa-alkmaar-ta-hajduk-zustrinutsa-u-finali.html" text:style-name="Internet_20_link" text:visited-style-name="Visited_20_Internet_20_Link">
https://www.ukrinform.ua/rubric-sports/3699108-unacka-liga-uefa-alkmaar-ta-hajduk-zustrinutsa-u-finali.html</text:a>
</text:p>
      <!--NEWS-->
      <text:h text:style-name="P10" text:outline-level="1">
<text:span text:style-name="T4">
The President signed a law prohibiting the imperial propaganda of the Russian Federation and Russian geographical names</text:span>
</text:h>
      <text:p text:style-name="P4">
Authors: Ukrinform (Person)</text:p>
      <text:p text:style-name="P4">
Publisher: Укринформ (Organization)</text:p>
      <text:p text:style-name="P4">
Published Time: 2023-04-21T-33:22:00+03:00</text:p>
      <text:p text:style-name="P4">
Modified Time: 2023-04-21T22:22:00+03:00</text:p>
      <text:p text:style-name="P4">
Description: President of Ukraine Volodymyr Zelensky has signed a law on condemnation and prohibition of propaganda of Russian imperial policy in Ukraine and the decolonization of toponymy, which is called an important step in dealing and decolonization. - Ukrinform.</text:p>
      <text:p text:style-name="P4">
Images: ["<text:a xlink:type="simple" xlink:href="https://static.ukrinform.com/photos/2022_09/thumb_files/630_360_1664387283-922.jpg" text:style-name="Internet_20_link" text:visited-style-name="Visited_20_Internet_20_Link">
630_360_16643...</text:a>
"]</text:p>
      <text:p text:style-name="P4">
Tags: ['Декомунізація', 'Пропаганда', 'Закон', 'Заборона', 'росія', 'Зеленський']</text:p>
      <text:p text:style-name="P4">
Type: Article</text:p>
      <!--METADATA-->
      <text:p text:style-name="P4">
<draw:frame draw:style-name="fr1" draw:name="Image13" text:anchor-type="as-char" svg:width="6.9236in" svg:height="3.956343in" draw:z-index="0">
<draw:image xlink:href="../Images/yкринформ/2023-04-21T-33-22-00-03-00/630_360_1664387283-922.jpg" xlink:type="simple" xlink:show="embed" xlink:actuate="onLoad" draw:mime-type="image/jpeg"/>
</draw:frame>
President of Ukraine Volodymyr Zelensky signed a law on condemnation and prohibition of propaganda of Russian imperial policy in Ukraine and the decolonization of toponymy, which is called an important step in dealing and decolonization.</text:p>
      <text:p text:style-name="P4">
As Ukrinform reports, this is said <text:a xlink:type="simple" xlink:href="https://cms.ukrinform.com/" text:style-name="Internet_20_link" text:visited-style-name="Visited_20_Internet_20_Link">
</text:a>
Document.</text:p>
      <text:p text:style-name="P4">
It is noted that the Law "On Amendments to the Law of Ukraine" On Geographical Invisions "on the decolonization of toponymy and streamlining the use of geographical notes in the settlements of Ukraine" was returned on April 21 with the signature of the President.</text:p>
      <text:p text:style-name="P4">
As I explained in <text:a xlink:type="simple" xlink:href="https://www.facebook.com/volodymyr.viatrovych/posts/pfbid0317aYsWwCcvxxnKF4tWJHnAC9fkad1cN6KppzPGwHFoHDAyuvxcgHxcq4ZrkMG3fsl" text:style-name="Internet_20_link" text:visited-style-name="Visited_20_Internet_20_Link">
</text:a>
<text:a xlink:type="simple" xlink:href="https://www.facebook.com/volodymyr.viatrovych/posts/pfbid0317aYsWwCcvxxnKF4tWJHnAC9fkad1cN6KppzPGwHFoHDAyuvxcgHxcq4ZrkMG3fsl" text:style-name="Internet_20_link" text:visited-style-name="Visited_20_Internet_20_Link">
</text:a>
<text:a xlink:type="simple" xlink:href="https://www.facebook.com/volodymyr.viatrovych/posts/pfbid0317aYsWwCcvxxnKF4tWJHnAC9fkad1cN6KppzPGwHFoHDAyuvxcgHxcq4ZrkMG3fsl" text:style-name="Internet_20_link" text:visited-style-name="Visited_20_Internet_20_Link">
</text:a>
Historian and MP from "European Solidarity" Vladimirivich, signed law is a systematic document on the liberation of our country from the markers of "Russian measure". According to the law, Russian imperial politics is recognized as criminal and condemned <text:a xlink:type="simple" xlink:href="https://www.ukrinform.ua/tag-propaganda" text:style-name="Internet_20_link" text:visited-style-name="Visited_20_Internet_20_Link">
</text:a>
This policy and its symbolism are.</text:p>
      <text:p text:style-name="P4">
<text:span text:style-name="T4">
 Read also: </text:span>
 <text:a xlink:type="simple" xlink:href="https://www.ukrinform.ua/rubric-polytics/3685407-pro-zasudzenna-ta-zaboronu-propagandi-rosijskoi-imperskoi-politiki-v-ukraini.html" text:style-name="Internet_20_link" text:visited-style-name="Visited_20_Internet_20_Link">
</text:a>
According to Vyatrovich, the law will come into force in three months of post release, after which the self -government bodies and military administrations will release public space from the symbols of the Russian measure in six months: to dismantle monuments and memorial signs, to rename streets and other objects .</text:p>
      <text:p text:style-name="P4">
In addition, settlements whose names promote Russian imperial policy, its figures or propagandists should be renamed.</text:p>
      <text:p text:style-name="P4">
"There will be no more names and images on Suvorov and Kutuzov, Pushkin and Bulgakov, Russian cities and conquest. Valuable monuments will be transformed to museums," Vyatrovich wrote.</text:p>
      <text:p text:style-name="P4">
Similarly, according to the law, settlements should be renamed that do not meet the standards of the Ukrainian language(Like an October someone's).</text:p>
      <text:p text:style-name="P4">
After the law enters into force, legal entities will have a month to remove the symbols of Russian imperial policies from their names, documents and symbols.</text:p>
      <text:p text:style-name="P4">
Within three months, Russian symbols should disappear from trademarks, the deputy explained.</text:p>
      <text:p text:style-name="P4">
According to Ukrinform, the Verkhovna Rada adopted this law on March 21, 2023.</text:p>
      <text:p text:style-name="P4">
News Source: <text:a xlink:type="simple" xlink:href="https://www.ukrinform.ua/rubric-polytics/3699107-prezident-pidpisav-zakon-pro-zaboronu-imperskoi-propagandi-rf-i-dekolonizaciu-toponimii-v-ukraini.html" text:style-name="Internet_20_link" text:visited-style-name="Visited_20_Internet_20_Link">
https://www.ukrinform.ua/rubric-polytics/3699107-prezident-pidpisav-zakon-pro-zaboronu-imperskoi-propagandi-rf-i-dekolonizaciu-toponimii-v-ukraini.html</text:a>
</text:p>
      <!--NEWS-->
      <text:h text:style-name="P10" text:outline-level="1">
<text:span text:style-name="T4">
To achieve peace in Ukraine, the European Union only supports Zelensky's proposals - EU representative</text:span>
</text:h>
      <text:p text:style-name="P4">
Authors: Ukrinform (Person)</text:p>
      <text:p text:style-name="P4">
Publisher: Укринформ (Organization)</text:p>
      <text:p text:style-name="P4">
Published Time: 2023-04-21T-35:18:03+03:00</text:p>
      <text:p text:style-name="P4">
Modified Time: 2023-04-21T22:18:03+03:00</text:p>
      <text:p text:style-name="P4">
Description: All EU countries would like to see a rapid stopping of the Russian aggressive war against Ukraine, but the only peaceful plan that can allow this goal is the "formula" of President Zelensky. - Ukrinform.</text:p>
      <text:p text:style-name="P4">
Images: ["<text:a xlink:type="simple" xlink:href="https://static.ukrinform.com/photos/2021_12/thumb_files/630_360_1638885879-203.jpg" text:style-name="Internet_20_link" text:visited-style-name="Visited_20_Internet_20_Link">
630_360_16388...</text:a>
"]</text:p>
      <text:p text:style-name="P4">
Tags: ['Євросоюз', 'Зеленський', 'Війна з росією']</text:p>
      <text:p text:style-name="P4">
Type: Article</text:p>
      <!--METADATA-->
      <text:p text:style-name="P4">
<draw:frame draw:style-name="fr1" draw:name="Image14" text:anchor-type="as-char" svg:width="6.9236in" svg:height="3.956343in" draw:z-index="0">
<draw:image xlink:href="../Images/yкринформ/2023-04-21T-35-18-03-03-00/630_360_1638885879-203.jpg" xlink:type="simple" xlink:show="embed" xlink:actuate="onLoad" draw:mime-type="image/jpeg"/>
</draw:frame>
The EU's Hericraines would like to see the rapid stopping of the Russian aggressive war of anti -Ukraine, but the only peaceful plan that can allow this goal is the "formula" of President Zelensky.</text:p>
      <text:p text:style-name="P4">
This was announced on the eve of a meeting of EU Foreign Ministers, which should take place on April 24 in Luxembourg, the EU official said, Ukrinform correspondent reports.</text:p>
      <text:p text:style-name="P4">
“On a peaceful initiative. We supported and continue to support the President of Zelensky's peaceplan. We discuss with our Ukrainian partners, how to translate this plan into a multilateral format and promote it. It is the same for us to discuss peace in Ukraine at this point. You have mentioned other initiatives, but we believed and always believed that it is a matter of Ukrainians - when they would want to join any initiative with Russia, ”the EU representative said, answering the question of Ukrinform.</text:p>
      <text:p text:style-name="P4">
<text:span text:style-name="T4">
 Read also: </text:span>
 <text:a xlink:type="simple" xlink:href="https://www.ukrinform.ua/rubric-ato/3698726-zelenskij-zaprosiv-meksiku-dolucitisa-do-realizacii-ukrainskoi-formuli-miru.html" text:style-name="Internet_20_link" text:visited-style-name="Visited_20_Internet_20_Link">
<text:span text:style-name="T4">
 formulas </text:span>
 <text:span text:style-name="T4">
 peace </text:span>
</text:a>
He noted that nowadays a large territory of Ukraine is still under the control of Russian invaders, so the EU has not heard any requests from the authorities of Ukraine to support any immediate efforts to stop the struggle for their release. Ukraine.</text:p>
      <text:p text:style-name="P4">
An additional question regarding the "peaceful proposals" of President of Brazil Lula da Silvastosnotovzovzovzovzovnovodost the end of the war in Ukraine raised an emotional reaction from the sources. Tsrost positions made after the visit of the Advisor of the Brazilian leader of Domoskva contain two main components - the requirement of immediate ceasefire, tasks of the EU in "delaying" the war by supplying Ukraine to self -defense.</text:p>
      <text:p text:style-name="P4">
<text:span text:style-name="T4">
 Read also: </text:span>
 <text:a xlink:type="simple" xlink:href="https://www.ukrinform.ua/rubric-polytics/3697030-kuleba-zustrivsa-iz-glavou-mzs-iraku-govorili-pro-eksport-zerna-i-formulu-miru.html" text:style-name="Internet_20_link" text:visited-style-name="Visited_20_Internet_20_Link">
<text:span text:style-name="T4">
 formula </text:span>
 <text:span text:style-name="T4">
 peace </text:span>
</text:a>
“It is important to perceive this in the future. Did anyone hear such peaceful proposals when Russia has accumulated its troops and tanks near the borders of Ukraine to 24oneth? Or when Russian troops were 20 kilometers from Kiev? Or, after failure in the Donbass, began to destroy civilian infrastructure, - did someone call for ceasefire at that time? ” - asked the EU official representative.The official representative noted that the EU will speak with "Brazilian friends" and explain that there is no right time for such initiatives. Such a faithful moment will come only when Ukraine itself declares it.</text:p>
      <text:p text:style-name="P4">
<text:span text:style-name="T4">
 Read also: </text:span>
 <text:a xlink:type="simple" xlink:href="https://www.ukrinform.ua/rubric-polytics/3692017-makron-sprobue-zaluciti-kitaj-do-spilnoi-vidpovidalnosti-za-mir-v-ukraini.html" text:style-name="Internet_20_link" text:visited-style-name="Visited_20_Internet_20_Link">
</text:a>
It was reported that Brazil's President Luis Inasio Lula da Silva April 16th that he wanted to act as a mediator with China and the UAE to achieve a Russian aggressive war against Ukraine.</text:p>
      <text:p text:style-name="P4">
Earlier, Lula Da Silva suggested that Ukraine give in to Crimea to ceasefire. The Ministry of Foreign Affairs of Ukraine answered that Ukraine is not trashing in its territories and does not see any reason to concede at least a bsantimeter of Ukrainian land.</text:p>
      <text:p text:style-name="P4">
News Source: <text:a xlink:type="simple" xlink:href="https://www.ukrinform.ua/rubric-polytics/3699106-dla-dosagnenna-miru-v-ukraini-evrosouz-pidtrimue-lise-propozicii-zelenskogo-predstavnik-es.html" text:style-name="Internet_20_link" text:visited-style-name="Visited_20_Internet_20_Link">
https://www.ukrinform.ua/rubric-polytics/3699106-dla-dosagnenna-miru-v-ukraini-evrosouz-pidtrimue-lise-propozicii-zelenskogo-predstavnik-es.html</text:a>
</text:p>
      <!--NEWS-->
      <text:h text:style-name="P10" text:outline-level="1">
<text:span text:style-name="T4">
Latvia will hand over to Ukraine all its Styinger - Ministry of Defense</text:span>
</text:h>
      <text:p text:style-name="P4">
Authors: Ukrinform (Person)</text:p>
      <text:p text:style-name="P4">
Publisher: Укринформ (Organization)</text:p>
      <text:p text:style-name="P4">
Published Time: 2023-04-21T-37:10:26+03:00</text:p>
      <text:p text:style-name="P4">
Modified Time: 2023-04-21T22:10:26+03:00</text:p>
      <text:p text:style-name="P4">
Description: Latvia's Defense Minister Inar Murniets, at a meeting of the contact group in Ramstay, announced the decision to transfer all the Styinger air defense available to Ukraine in the Latvian side. - Ukrinform.</text:p>
      <text:p text:style-name="P4">
Images: ["<text:a xlink:type="simple" xlink:href="https://static.ukrinform.com/photos/2022_05/thumb_files/630_360_1652379206-931.jpg" text:style-name="Internet_20_link" text:visited-style-name="Visited_20_Internet_20_Link">
630_360_16523...</text:a>
"]</text:p>
      <text:p text:style-name="P4">
Tags: ['Латвія', 'Міноборони', 'Зустріч Рамштайн']</text:p>
      <text:p text:style-name="P4">
Type: Article</text:p>
      <!--METADATA-->
      <text:p text:style-name="P4">
<draw:frame draw:style-name="fr1" draw:name="Image15" text:anchor-type="as-char" svg:width="6.9236in" svg:height="3.956343in" draw:z-index="0">
<draw:image xlink:href="../Images/yкринформ/2023-04-21T-37-10-26-03-00/630_360_1652379206-931.jpg" xlink:type="simple" xlink:show="embed" xlink:actuate="onLoad" draw:mime-type="image/jpeg"/>
</draw:frame>
Latvia's Defense Minister Inara Murniets, at a meeting of the contact group, announced the decision to transfer all the Styinger air defense system available in the Latvian plot of the Latvian System.</text:p>
      <text:p text:style-name="P4">
About it reports Ukrinform with reference to <text:a xlink:type="simple" xlink:href="https://rus.lsm.lv/statja/novosti/mir/21.04.2023-napadenie-rf-na-ukrainu-latviya-pozertvuet-kievu-vse-imeyushhiesya-u-nee-stingery.a505856/" text:style-name="Internet_20_link" text:visited-style-name="Visited_20_Internet_20_Link">
</text:a>
.</text:p>
      <text:p text:style-name="P4">
“We'll do our best to make them(Stinger systems, - Ed.)They were delivered faster, ”Murniets said.</text:p>
      <text:p text:style-name="P4">
<text:span text:style-name="T4">
 Read also: </text:span>
 <text:a xlink:type="simple" xlink:href="https://www.ukrinform.ua/rubric-ato/3698757-ucasniki-ramstajnu-vze-nadali-ukraini-55-milardiv-bezpekovoi-dopomogi-ostin.html" text:style-name="Internet_20_link" text:visited-style-name="Visited_20_Internet_20_Link">
</text:a>
According to her, Latvia will also continue their training in the Ukrainian military, and is going to teach twice as much staff than 2022. Murnyce is sure that by the end of the year, about three thousand Ukrainian military will be trained in Latvia.</text:p>
      <text:p text:style-name="P4">
As reported by Ukrinform, in March with the implementation of a new package <text:a xlink:type="simple" xlink:href="https://www.ukrinform.ua/rubric-ato/3683336-latvia-nadala-ukraini-vijskovoi-dopomogi-na-300-miljoniv-smigal.html" text:style-name="Internet_20_link" text:visited-style-name="Visited_20_Internet_20_Link">
</text:a>
 .</text:p>
      <text:p text:style-name="P4">
News Source: <text:a xlink:type="simple" xlink:href="https://www.ukrinform.ua/rubric-ato/3699104-latvia-peredast-ukraini-vsi-svoi-stinger-minoboroni.html" text:style-name="Internet_20_link" text:visited-style-name="Visited_20_Internet_20_Link">
https://www.ukrinform.ua/rubric-ato/3699104-latvia-peredast-ukraini-vsi-svoi-stinger-minoboroni.html</text:a>
</text:p>
      <!--NEWS-->
      <text:h text:style-name="P10" text:outline-level="1">
<text:span text:style-name="T4">
Stoltenberg stressed the need to stop Putin's aggression pattern</text:span>
</text:h>
      <text:p text:style-name="P4">
Authors: Ukrinform (Person)</text:p>
      <text:p text:style-name="P4">
Publisher: Укринформ (Organization)</text:p>
      <text:p text:style-name="P4">
Published Time: 2023-04-21T-39:05:00+03:00</text:p>
      <text:p text:style-name="P4">
Modified Time: 2023-04-21T22:05:00+03:00</text:p>
      <text:p text:style-name="P4">
Description: Allies, together with Ukraine, need to develop mechanisms that will stop the pattern of aggressive behavior of the President of the Russian Federation Putin. - Ukrinform.</text:p>
      <text:p text:style-name="P4">
Images: ["<text:a xlink:type="simple" xlink:href="https://static.ukrinform.com/photos/2022_11/thumb_files/630_360_1668589929-696.jpg" text:style-name="Internet_20_link" text:visited-style-name="Visited_20_Internet_20_Link">
630_360_16685...</text:a>
"]</text:p>
      <text:p text:style-name="P4">
Tags: ['НАТО', 'путін', 'Столтенберг', 'Агресія РФ', 'Зустріч Рамштайн']</text:p>
      <text:p text:style-name="P4">
Type: Article</text:p>
      <!--METADATA-->
      <text:p text:style-name="P4">
<draw:frame draw:style-name="fr1" draw:name="Image16" text:anchor-type="as-char" svg:width="6.9236in" svg:height="3.956343in" draw:z-index="0">
<draw:image xlink:href="../Images/yкринформ/2023-04-21T-39-05-00-03-00/630_360_1668589929-696.jpg" xlink:type="simple" xlink:show="embed" xlink:actuate="onLoad" draw:mime-type="image/jpeg"/>
</draw:frame>
Allies with Ukraine need to develop mechanisms that will stop the pattern of aggressive behavior of the President of the Russian Federation Putin.</text:p>
      <text:p text:style-name="P4">
NATO Secretary General Jens Stoltenberg said this in an interview <text:a xlink:type="simple" xlink:href="https://www.radiosvoboda.org/a/hensekretar-nato-yens-stoltenberg-pro-ppo-litaky-perehovory-povedinku-putina/32374071.html" text:style-name="Internet_20_link" text:visited-style-name="Visited_20_Internet_20_Link">
</text:a>
After the meeting is completed, Ramstein in Germany, Ukrinform reports.</text:p>
      <text:p text:style-name="P4">
When asked by a journalist at what stage there are discussions of allies of a security guarantee for Ukraine to prevent attacks on it in the future, Stoltenberg replied that it is probably too early to talk about it.</text:p>
      <text:p text:style-name="P4">
“And again, we do not know how and when this war ends. But what we owe is that when it is over, we need to make sure that the historian will not happen that Putin's President will not be able to continue to destroy European security, starting a new war, leading a new war against Ukraine. So we need to sit down and start discussing reliable frames, Mechanism, which guarantee that President Putin will not be able to continue the attacks of a naked independent state, ”he said <text:a xlink:type="simple" xlink:href="https://www.ukrinform.ua/tag-stoltenberg" text:style-name="Internet_20_link" text:visited-style-name="Visited_20_Internet_20_Link">
</text:a>
.</text:p>
      <text:p text:style-name="P4">
<text:span text:style-name="T4">
 Read also: </text:span>
 <text:a xlink:type="simple" xlink:href="https://www.ukrinform.ua/rubric-ato/3698805-stoltenberg-rozpoviv-pro-strategicni-pomilki-putina-u-vijni-z-ukrainou.html" text:style-name="Internet_20_link" text:visited-style-name="Visited_20_Internet_20_Link">
<text:span text:style-name="T4">
 Stoltenberg </text:span>
</text:a>
“I cannot say exactly what it will look like, I only say that we are all known to stop this pattern of aggressive behavior of President Putin. We also need to discuss how to prevent this in the future, ”NATO add.</text:p>
      <text:p text:style-name="P4">
According to him, the message to all NATO allies and partners and contact groups of defense issues in Ukraine is that "we must be ready for long -term measures to support Ukraine as much as it will be needed."</text:p>
      <text:p text:style-name="P4">
“It will be a tragedy for Ukrainians if President Putin wins, but it is dangerous for NATO allies. This will demonstrate to all authoritarian leaders that when they use military force to get what they want, it will make the world more dangerous, and NATO allies are more vulnerable. So my message to NATO allies is that in our interests, Ukraine will guarantee that Ukraine will win Ukraine . And he will win as a sovereign nation, ”Stoltenberg said.</text:p>
      <text:p text:style-name="P4">
<text:span text:style-name="T4">
 Read also: </text:span>
 <text:a xlink:type="simple" xlink:href="https://www.ukrinform.ua/rubric-polytics/3698991-reznikov-zustrivsa-zi-stoltenbergom-ukraina-dosagla-bezprecedentnogo-rivna-sumisnosti-z-nato.html" text:style-name="Internet_20_link" text:visited-style-name="Visited_20_Internet_20_Link">
<text:span text:style-name="T4">
 Stoltenberg </text:span>
</text:a>
</text:p>
      <text:p text:style-name="P4">
News Source: <text:a xlink:type="simple" xlink:href="https://www.ukrinform.ua/rubric-world/3699103-stoltenberg-nagolosiv-na-neobhidnosti-pripiniti-patern-agresii-putina.html" text:style-name="Internet_20_link" text:visited-style-name="Visited_20_Internet_20_Link">
https://www.ukrinform.ua/rubric-world/3699103-stoltenberg-nagolosiv-na-neobhidnosti-pripiniti-patern-agresii-putina.html</text:a>
</text:p>
      <!--NEWS-->
      <text:h text:style-name="P10" text:outline-level="1">
<text:span text:style-name="T4">
The discipline and morality of Russian troops in Ukraine are very low - Millie</text:span>
</text:h>
      <text:p text:style-name="P4">
Authors: Ukrinform (Person)</text:p>
      <text:p text:style-name="P4">
Publisher: Укринформ (Organization)</text:p>
      <text:p text:style-name="P4">
Published Time: 2023-04-21T-42:54:00+03:00</text:p>
      <text:p text:style-name="P4">
Modified Time: 2023-04-21T21:54:00+03:00</text:p>
      <text:p text:style-name="P4">
Description: The discipline and morality of Russian troops in Ukraine are very low. - Ukrinform.</text:p>
      <text:p text:style-name="P4">
Images: ["<text:a xlink:type="simple" xlink:href="https://static.ukrinform.com/photos/2021_12/thumb_files/630_360_1638521183-498.jpg" text:style-name="Internet_20_link" text:visited-style-name="Visited_20_Internet_20_Link">
630_360_16385...</text:a>
"]</text:p>
      <text:p text:style-name="P4">
Tags: ['Німеччина', 'США', 'Марк Міллі ']</text:p>
      <text:p text:style-name="P4">
Type: Article</text:p>
      <!--METADATA-->
      <text:p text:style-name="P4">
<draw:frame draw:style-name="fr1" draw:name="Image17" text:anchor-type="as-char" svg:width="6.9236in" svg:height="3.956343in" draw:z-index="0">
<draw:image xlink:href="../Images/yкринформ/2023-04-21T-42-54-00-03-00/630_360_1638521183-498.jpg" xlink:type="simple" xlink:show="embed" xlink:actuate="onLoad" draw:mime-type="image/jpeg"/>
</draw:frame>
The discipline and morality of Russian troops in Ukraine are very low.</text:p>
      <text:p text:style-name="P4">
According to the Ukrinform correspondent, General Mark Millie, the head of the headquarters of the headquarters, told the head of the headquarters of the US headquarters.</text:p>
      <text:p text:style-name="P4">
"Unlike the Ukrainian forces, which are very motivated to fight for their country, freedom, democracy and lifestyle, the Russians lack leadership and will, their morality is low and discipline is getting worse," Millie said.</text:p>
      <text:p text:style-name="P4">
<text:span text:style-name="T4">
 Read also: </text:span>
 <text:a xlink:type="simple" xlink:href="https://www.ukrinform.ua/rubric-ato/3699033-se-65-ukrainciv-zaversili-navcanna-na-sistemah-patriot-milli.html" text:style-name="Internet_20_link" text:visited-style-name="Visited_20_Internet_20_Link">
<text:span text:style-name="T4">
 Milli </text:span>
</text:a>
He recalled that Russia has recently made more strict rules of the military, "inadvertently feeding on its citizens the chaos of war." "They are still in the coordination or management of Napoli Battle in coordination or management of all -military maneuvers," the General said.</text:p>
      <text:p text:style-name="P4">
Millie stressed that "Russian temporary territorial achievements are given to price losses." “In addition to the wounded and killed, hundreds of thousands of Russians were from the country. They are trying to avoid participating in Putin's war, ” - said.</text:p>
      <text:p text:style-name="P4">
According to him, "Russia continues to fail in achieving its strategic goals." “They failed to capture Kiev, to overthrow the Ukrainian government or divide NATO. Instead, they reached the opposite: Kiev stands, the people of Ukraine cheered, and NATO was never stronger, ” - summed up M.</text:p>
      <text:p text:style-name="P4">
<text:span text:style-name="T4">
 Read also: </text:span>
 <text:a xlink:type="simple" xlink:href="https://www.ukrinform.ua/rubric-ato/3699038-ssa-pidgotuvali-dla-kontrnastupu-devat-ukrainskih-mehanizovanih-brigad.html" text:style-name="Internet_20_link" text:visited-style-name="Visited_20_Internet_20_Link">
</text:a>
As it was reported, the next meeting of the contact group from the defense of Ukraine in the format "Ramstein", which participated more than 50 countries, including NATO allies and representatives of partner countries, has ended today. A group of a high -headed platform for coordinating military capabilities that the Ponato Allies and representatives of the international community provide Ukraine for residual Russian aggression.</text:p>
      <text:p text:style-name="P4">
News Source: <text:a xlink:type="simple" xlink:href="https://www.ukrinform.ua/rubric-ato/3699102-disciplina-ta-moral-rosijskih-vijsk-v-ukraini-duze-nizki-milli.html" text:style-name="Internet_20_link" text:visited-style-name="Visited_20_Internet_20_Link">
https://www.ukrinform.ua/rubric-ato/3699102-disciplina-ta-moral-rosijskih-vijsk-v-ukraini-duze-nizki-milli.html</text:a>
</text:p>
      <!--NEWS-->
      <text:h text:style-name="P10" text:outline-level="1">
<text:span text:style-name="T4">
NATO Secretary General about Ramstein: Ukraine is now ready to release even more occupied territories</text:span>
</text:h>
      <text:p text:style-name="P4">
Authors: Ukrinform (Person)</text:p>
      <text:p text:style-name="P4">
Publisher: Укринформ (Organization)</text:p>
      <text:p text:style-name="P4">
Published Time: 2023-04-21T-44:40:07+03:00</text:p>
      <text:p text:style-name="P4">
Modified Time: 2023-04-21T21:40:07+03:00</text:p>
      <text:p text:style-name="P4">
Description: NATO Secretary General Jens Stoltenberg expressed confidence that Ukraine is ready to release more territories against the background of preparation for the future counter -offensive against the Russian forces. - Ukrinform.</text:p>
      <text:p text:style-name="P4">
Images: ["<text:a xlink:type="simple" xlink:href="https://static.ukrinform.com/photos/2023_04/thumb_files/630_360_1681978989-610.jpg" text:style-name="Internet_20_link" text:visited-style-name="Visited_20_Internet_20_Link">
630_360_16819...</text:a>
"]</text:p>
      <text:p text:style-name="P4">
Tags: ['Столтенберг', 'Україна', 'Війна з росією', 'Зустріч Рамштайн']</text:p>
      <text:p text:style-name="P4">
Type: Article</text:p>
      <!--METADATA-->
      <text:p text:style-name="P4">
<draw:frame draw:style-name="fr1" draw:name="Image18" text:anchor-type="as-char" svg:width="6.9236in" svg:height="3.956343in" draw:z-index="0">
<draw:image xlink:href="../Images/yкринформ/2023-04-21T-44-40-07-03-00/630_360_1681978989-610.jpg" xlink:type="simple" xlink:show="embed" xlink:actuate="onLoad" draw:mime-type="image/jpeg"/>
</draw:frame>
NATO Secretary General Jens Stoltenberg expressed confidence that Ukraineadoad to release more territories against the background of preparation for the future contrast against the Russian forces.</text:p>
      <text:p text:style-name="P4">
He told reporters on the sidelines of a meeting at the Ramstein Air Base, Ukrinform reports with reference to <text:a xlink:type="simple" xlink:href="https://www.rferl.org/a/ukraine-bakhmut-drones-kyiv-russia-nato/32373294.html" text:style-name="Internet_20_link" text:visited-style-name="Visited_20_Internet_20_Link">
</text:a>
.</text:p>
      <text:p text:style-name="P4">
"I am sure that they will now be able to liberate even more land," the Secretary General said <text:a xlink:type="simple" xlink:href="https://www.ukrinform.ua/tag-nato" text:style-name="Internet_20_link" text:visited-style-name="Visited_20_Internet_20_Link">
</text:a>
.</text:p>
      <text:p text:style-name="P4">
He noted that one of the main issues during the meeting was the accounting of "all different opportunities, systems, deliveries that Ukrainians needed to get more of the land."</text:p>
      <text:p text:style-name="P4">
<text:span text:style-name="T4">
 Read also: </text:span>
 <text:a xlink:type="simple" xlink:href="https://www.ukrinform.ua/rubric-ato/3699088-pidsumki-ramstajnu11-abrams-himars-ppo.html" text:style-name="Internet_20_link" text:visited-style-name="Visited_20_Internet_20_Link">
</text:a>
Stoltenberg noted that Germany and the United States have put several Patriots Patriots, which are "working in Ukraine". At the same time, he refused to provide other details or the exact number of Patriot systems.</text:p>
      <text:p text:style-name="P4">
The NATO Secretary General said that the current goal of the Alliance was to ensure the victory of Ukraine with a hypersenia, and after the end of the war - that Kiev had the strength of "restraint for reprimanding new attacks."</text:p>
      <text:p text:style-name="P4">
<text:span text:style-name="T4">
 Read also: </text:span>
 <text:a xlink:type="simple" xlink:href="https://www.ukrinform.ua/rubric-ato/3699038-ssa-pidgotuvali-dla-kontrnastupu-devat-ukrainskih-mehanizovanih-brigad.html" text:style-name="Internet_20_link" text:visited-style-name="Visited_20_Internet_20_Link">
</text:a>
As reported by Ukrinform, on April 21 at the US Air Force Air Force Ramstein in Germany <text:a xlink:type="simple" xlink:href="https://www.ukrinform.ua/rubric-ato/3699004-kraini-formatu-ramstajn-postavili-v-ukrainu-ponad-230-tankiv-ostin.html" text:style-name="Internet_20_link" text:visited-style-name="Visited_20_Internet_20_Link">
</text:a>
. During the meeting, the issues of air defense, ammunition, as well as security facilities were being developed.</text:p>
      <text:p text:style-name="P4">
News Source: <text:a xlink:type="simple" xlink:href="https://www.ukrinform.ua/rubric-ato/3699101-gensek-nato-pro-ramstajn-ukraina-teper-gotova-zvilniti-se-bilse-okupovanih-teritorij.html" text:style-name="Internet_20_link" text:visited-style-name="Visited_20_Internet_20_Link">
https://www.ukrinform.ua/rubric-ato/3699101-gensek-nato-pro-ramstajn-ukraina-teper-gotova-zvilniti-se-bilse-okupovanih-teritorij.html</text:a>
</text:p>
      <!--NEWS-->
      <text:h text:style-name="P10" text:outline-level="1">
<text:span text:style-name="T4">
The State Department refused to comment on why not all delegation of the Russian Federation issued a visa to visit the UN</text:span>
</text:h>
      <text:p text:style-name="P4">
Authors: Ukrinform (Person)</text:p>
      <text:p text:style-name="P4">
Publisher: Укринформ (Organization)</text:p>
      <text:p text:style-name="P4">
Published Time: 2023-04-21T-46:39:00+03:00</text:p>
      <text:p text:style-name="P4">
Modified Time: 2023-04-21T21:39:00+03:00</text:p>
      <text:p text:style-name="P4">
Description: The US State Department called the "confidential" issue of issuing visas to representatives of the Russian Federation, thus refusing in the comments why, in addition to Lavrov and several individual delegates, the rest has not yet received a visa to participate in UN meetings. - Ukrinform.</text:p>
      <text:p text:style-name="P4">
Images: ["<text:a xlink:type="simple" xlink:href="https://static.ukrinform.com/photos/2018_03/thumb_files/630_360_1521097272-9495.jpg" text:style-name="Internet_20_link" text:visited-style-name="Visited_20_Internet_20_Link">
630_360_15210...</text:a>
"]</text:p>
      <text:p text:style-name="P4">
Tags: ['ООН', 'США', 'Віза', 'Держдеп', 'росія', 'Радбез ООН']</text:p>
      <text:p text:style-name="P4">
Type: Article</text:p>
      <!--METADATA-->
      <text:p text:style-name="P4">
<draw:frame draw:style-name="fr1" draw:name="Image19" text:anchor-type="as-char" svg:width="6.9236in" svg:height="3.956343in" draw:z-index="0">
<draw:image xlink:href="../Images/yкринформ/2023-04-21T-46-39-00-03-00/630_360_1521097272-9495.jpg" xlink:type="simple" xlink:show="embed" xlink:actuate="onLoad" draw:mime-type="image/jpeg"/>
</draw:frame>
The US State Department called the "confidential" issue of the issuance of Russian -owners, thus refusing in the comments why, in addition to Lavrov, such individual delegates, the rest has not yet received a visa to participate in the meeting.</text:p>
      <text:p text:style-name="P4">
The statement was made on Friday by the deputy spokesman of the US Vedant Patel, reports Ukrinform.</text:p>
      <text:p text:style-name="P4">
"The issue of visa status is confidential, so I would not resort to the process or how it works," the representative said <text:a xlink:type="simple" xlink:href="https://www.ukrinform.ua/tag-derzdep" text:style-name="Internet_20_link" text:visited-style-name="Visited_20_Internet_20_Link">
</text:a>
.</text:p>
      <text:p text:style-name="P4">
In this way, he answered the request of a Russian journalist to comment on the confidence why part of the Russian Federation delegation, as well as journalists who planned to join the Visit of Lavrov to the UN, have not yet received visas for entry into the United States.</text:p>
      <text:p text:style-name="P4">
<text:span text:style-name="T4">
 Read also: </text:span>
 <text:a xlink:type="simple" xlink:href="https://www.ukrinform.ua/rubric-world/3697577-ssa-zaklikali-kraini-nato-posiliti-kontrol-nad-nerozpovsudzennam-adernoi-zbroi.html" text:style-name="Internet_20_link" text:visited-style-name="Visited_20_Internet_20_Link">
</text:a>
The Russian Minister Lavrov plans to fly to the New York Successful Week to take part in events related to Russia's heading in the UN Security Council on April 24-25. The minister himself and some members of the Russian delegation a few days ago received visas to enter the US.</text:p>
      <text:p text:style-name="P4">
News Source: <text:a xlink:type="simple" xlink:href="https://www.ukrinform.ua/rubric-world/3699100-derzdep-vidmovivsa-komentuvati-comu-ne-vsij-delegacii-rf-vidali-vizi-dla-vidvidanna-oon.html" text:style-name="Internet_20_link" text:visited-style-name="Visited_20_Internet_20_Link">
https://www.ukrinform.ua/rubric-world/3699100-derzdep-vidmovivsa-komentuvati-comu-ne-vsij-delegacii-rf-vidali-vizi-dla-vidvidanna-oon.html</text:a>
</text:p>
      <!--NEWS-->
      <text:h text:style-name="P10" text:outline-level="1">
<text:span text:style-name="T4">
The first lady of Poland visited educational institutions in Lviv region</text:span>
</text:h>
      <text:p text:style-name="P4">
Authors: Ukrinform (Person)</text:p>
      <text:p text:style-name="P4">
Publisher: Укринформ (Organization)</text:p>
      <text:p text:style-name="P4">
Published Time: 2023-04-21T-48:36:00+03:00</text:p>
      <text:p text:style-name="P4">
Modified Time: 2023-04-21T21:36:00+03:00</text:p>
      <text:p text:style-name="P4">
Description: The first lady of Poland Agatha Cornhauser-Duda visited two educational institutions in Lviv. - Ukrinform.</text:p>
      <text:p text:style-name="P4">
Images: ["<text:a xlink:type="simple" xlink:href="https://static.ukrinform.com/photos/2023_04/thumb_files/630_360_1682102138-856.jpg" text:style-name="Internet_20_link" text:visited-style-name="Visited_20_Internet_20_Link">
630_360_16821...</text:a>
"]</text:p>
      <text:p text:style-name="P4">
Tags: ['Дуда', 'Львівщина', 'Польща', 'Козицький ']</text:p>
      <text:p text:style-name="P4">
Type: Article</text:p>
      <!--METADATA-->
      <text:p text:style-name="P4">
<draw:frame draw:style-name="fr1" draw:name="Image20" text:anchor-type="as-char" svg:width="6.9236in" svg:height="3.956343in" draw:z-index="0">
<draw:image xlink:href="../Images/yкринформ/2023-04-21T-48-36-00-03-00/630_360_1682102138-856.jpg" xlink:type="simple" xlink:show="embed" xlink:actuate="onLoad" draw:mime-type="image/jpeg"/>
</draw:frame>
Agatha Cornhauser-Douda visited two educational institutions in Lviv region.</text:p>
      <text:p text:style-name="P4">
This was reported by the press service of the Lviv Ova in <text:a xlink:type="simple" xlink:href="https://t.me/kozytskyy_maksym_official/7834" text:style-name="Internet_20_link" text:visited-style-name="Visited_20_Internet_20_Link">
</text:a>
, reports Ukrinform.</text:p>
      <text:p text:style-name="P4">
It is noted that the cornhauser-Douda visited the Mostysky Lyceum # 3 named after Yadwiga.</text:p>
      <text:p text:style-name="P4">
"Duda emphasized that the institution is very responsible for children. It has noted that two graduates of the Lyceum are now protecting Ukraine in the forefront. She stated that Poland will support our country as long as she has long been. She communicated with students and staff, passed school. - emphasized in Ova.</text:p>
      <text:p text:style-name="P4">
<text:span text:style-name="T4">
 Read also: </text:span>
 <text:a xlink:type="simple" xlink:href="https://www.ukrinform.ua/rubric-society/3692186-persi-ledi-ukraini-ta-polsi-vidvidali-varsavskij-centr-dopomogi-bizencam.html" text:style-name="Internet_20_link" text:visited-style-name="Visited_20_Internet_20_Link">
</text:a>
The first lady of Poland also visited the Rifle Central Central Education Institution of I-II degrees.</text:p>
      <text:p text:style-name="P4">
Ova expressed gratitude to Cornhauser-Doud for her visit and support of Ukraine.</text:p>
      <text:p text:style-name="P4">
As reported by Ukrinform, in connection with the opening of new border crossing points with Poland, the Lviv Military Administration appealed to the Government to remove funds for the reconstruction and construction of border roads.</text:p>
      <text:p text:style-name="P4">
News Source: <text:a xlink:type="simple" xlink:href="https://www.ukrinform.ua/rubric-regions/3699098-persa-ledi-polsi-vidvidala-osvitni-zakladi-na-lvivsini.html" text:style-name="Internet_20_link" text:visited-style-name="Visited_20_Internet_20_Link">
https://www.ukrinform.ua/rubric-regions/3699098-persa-ledi-polsi-vidvidala-osvitni-zakladi-na-lvivsini.html</text:a>
</text:p>
      <!--NEWS-->
      <text:h text:style-name="P10" text:outline-level="1">
<text:span text:style-name="T4">
Duracell brand goes from</text:span>
</text:h>
      <text:p text:style-name="P4">
Authors: Ukrinform (Person)</text:p>
      <text:p text:style-name="P4">
Publisher: Укринформ (Organization)</text:p>
      <text:p text:style-name="P4">
Published Time: 2023-04-21T-50:32:00+03:00</text:p>
      <text:p text:style-name="P4">
Modified Time: 2023-04-21T21:32:00+03:00</text:p>
      <text:p text:style-name="P4">
Description: Duracell CEO in Russia Yuriy Korosev confirmed the authenticity of a letter in which he reports that the company is coming from the Russian Federation. - Ukrinform.</text:p>
      <text:p text:style-name="P4">
Images: ["<text:a xlink:type="simple" xlink:href="https://static.ukrinform.com/photos/2023_04/thumb_files/630_360_1682101933-682.png" text:style-name="Internet_20_link" text:visited-style-name="Visited_20_Internet_20_Link">
630_360_16821...</text:a>
"]</text:p>
      <text:p text:style-name="P4">
Tags: ['росія', 'Бренд', 'Батарейка']</text:p>
      <text:p text:style-name="P4">
Type: Article</text:p>
      <!--METADATA-->
      <text:p text:style-name="P4">
<draw:frame draw:style-name="fr1" draw:name="Image21" text:anchor-type="as-char" svg:width="6.9236in" svg:height="3.956343in" draw:z-index="0">
<draw:image xlink:href="../Images/yкринформ/2023-04-21T-50-32-00-03-00/630_360_1682101933-682.png" xlink:type="simple" xlink:show="embed" xlink:actuate="onLoad" draw:mime-type="image/png"/>
</draw:frame>
Duracell CEO in Russia Yuriy Koroev confirmed the authenticity of the lease, in which he reports that the company is coming from the Russian Federation.</text:p>
      <text:p text:style-name="P4">
As Ukrinform reports, it reports <text:a xlink:type="simple" xlink:href="https://t.me/pdmnews/58540" text:style-name="Internet_20_link" text:visited-style-name="Visited_20_Internet_20_Link">
</text:a>
"I will".</text:p>
      <text:p text:style-name="P4">
“This is a real letter, but I will not be able to provide any comments. Environmental wraps will remain, we are now talking about the details, ”Korotayev said, commenting on the publication of Mash.</text:p>
      <text:p text:style-name="P4">
Earlier, Korotayev's letter addressed to Duracell's business partner published <text:a xlink:type="simple" xlink:href="https://t.me/breakingmash/43396" text:style-name="Internet_20_link" text:visited-style-name="Visited_20_Internet_20_Link">
</text:a>
 <text:a xlink:type="simple" xlink:href="https://t.me/breakingmash/43396" text:style-name="Internet_20_link" text:visited-style-name="Visited_20_Internet_20_Link">
 </text:a>
Mash.</text:p>
      <text:p text:style-name="P4">
"Dear business partners, the real LLC" Durasll Rash "expresses you with their respect and with great regret reports that our shareholders have informed the passage from the Russian market and the termination of Duracell's business in Russia, respectively .</text:p>
      <text:p text:style-name="P4">
In it, Koroev also asks business partners to provide Duracell documents for retaliation. Duracell will stop the sale of any company's products in Russia, break all commercial contracts in the Russian Federation in a unilateral order and sells stocks of goods remaining in <text:a xlink:type="simple" xlink:href="https://www.ukrinform.ua/tag-rosia" text:style-name="Internet_20_link" text:visited-style-name="Visited_20_Internet_20_Link">
</text:a>
, said the CEO.</text:p>
      <text:p text:style-name="P4">
<text:span text:style-name="T4">
 Read also: </text:span>
 <text:a xlink:type="simple" xlink:href="https://www.ukrinform.ua/rubric-economy/3698153-heineken-znajsov-pokupca-dla-rosijskoi-filii.html" text:style-name="Internet_20_link" text:visited-style-name="Visited_20_Internet_20_Link">
</text:a>
It was reported that from March 2022 to withdraw from the Russian market declared foreign companies.</text:p>
      <text:p text:style-name="P4">
“Duracell” - a trademark of household batteries produced by Transnational Company Procter &amp; Gamble,</text:p>
      <text:p text:style-name="P4">
News Source: <text:a xlink:type="simple" xlink:href="https://www.ukrinform.ua/rubric-economy/3699097-brend-duracell-ide-z-rosii.html" text:style-name="Internet_20_link" text:visited-style-name="Visited_20_Internet_20_Link">
https://www.ukrinform.ua/rubric-economy/3699097-brend-duracell-ide-z-rosii.html</text:a>
</text:p>
      <!--NEWS-->
      <text:h text:style-name="P10" text:outline-level="1">
<text:span text:style-name="T4">
Four suspected hooliganism in the Lavra territory was planted under house arrest</text:span>
</text:h>
      <text:p text:style-name="P4">
Authors: Ukrinform (Person)</text:p>
      <text:p text:style-name="P4">
Publisher: Укринформ (Organization)</text:p>
      <text:p text:style-name="P4">
Published Time: 2023-04-21T-52:31:00+03:00</text:p>
      <text:p text:style-name="P4">
Modified Time: 2023-04-21T21:31:00+03:00</text:p>
      <text:p text:style-name="P4">
Description: Four suspects of hooliganism on the territory of the National Reserve "Kyiv-Pechersk Lavra" chose precautions in the form of 24-hour house arrest. - Ukrinform.</text:p>
      <text:p text:style-name="P4">
Images: ["<text:a xlink:type="simple" xlink:href="https://static.ukrinform.com/photos/2018_01/thumb_files/630_360_1515506864-9820.jpg" text:style-name="Internet_20_link" text:visited-style-name="Visited_20_Internet_20_Link">
630_360_15155...</text:a>
"]</text:p>
      <text:p text:style-name="P4">
Tags: ['Домашній арешт', 'Суд', 'УПЦ МП']</text:p>
      <text:p text:style-name="P4">
Type: Article</text:p>
      <!--METADATA-->
      <text:p text:style-name="P4">
<draw:frame draw:style-name="fr1" draw:name="Image22" text:anchor-type="as-char" svg:width="6.9236in" svg:height="3.956343in" draw:z-index="0">
<draw:image xlink:href="../Images/yкринформ/2023-04-21T-52-31-00-03-00/630_360_1515506864-9820.jpg" xlink:type="simple" xlink:show="embed" xlink:actuate="onLoad" draw:mime-type="image/jpeg"/>
</draw:frame>
Four-wrapped hooliganism on the territory of the Kyiv-Pechersk Lavra National Reserve, precautionary measures were selected in the form of a 24-hour homework.</text:p>
      <text:p text:style-name="P4">
According to Ukrinform, the press service of the Kyiv City Prosecutor's Office in [] reports(https://t.me/kyiv_pro_office/1901).</text:p>
      <text:p text:style-name="P4">
"At the request of the Pechersk District Prosecutor's Office of the city of Kiev, the court is in the form of a round -the -clock house arrest by four -submitted in the hooligan actions in the territory of the National Reserve" Kyiv -Pechersk Lavra ", - the message reads.</text:p>
      <text:p text:style-name="P4">
<text:span text:style-name="T4">
 Read also: </text:span>
 <text:a xlink:type="simple" xlink:href="https://www.ukrinform.ua/rubric-society/3698986-odnogo-svasennika-upc-mp-obminali-na-28-ukrainskih-vijskovih-maluk.html" text:style-name="Internet_20_link" text:visited-style-name="Visited_20_Internet_20_Link">
</text:a>
It is noted that, according to the court, three suspects will be a sub -sideline house arrest with an electronic bracelet until June 19, another -before May 19.</text:p>
      <text:p text:style-name="P4">
As reported by Ukrinform, on April 19, the suspects, acting together, unlawfully penetrated into one of the buildings of the National Reserve "Kyiv-Pechersk Lavra", breaking the protective shutters and doors of the specified building.</text:p>
      <text:p text:style-name="P4">
The actions of violators are qualified under Part 3 of Art. 296 of the Criminal Code of Ukraine - hooliganism, that is, a gross violation of public order on the grounds of explicit disrespect for society, which is related to the resistance of the law enforcement worker.</text:p>
      <text:p text:style-name="P4">
<text:span text:style-name="T4">
 Read also: </text:span>
 <text:a xlink:type="simple" xlink:href="https://www.ukrinform.ua/rubric-society/3698879-sud-zalisiv-mitropolita-upc-mp-pavla-pid-domasnim-arestom.html" text:style-name="Internet_20_link" text:visited-style-name="Visited_20_Internet_20_Link">
<text:span text:style-name="T4">
 UOC </text:span>
</text:a>
The sanction of the article provides for a punishment of two to five years in prison.</text:p>
      <text:p text:style-name="P4">
The investigation is ongoing.</text:p>
      <text:p text:style-name="P4">
News Source: <text:a xlink:type="simple" xlink:href="https://www.ukrinform.ua/rubric-society/3699096-cotiroh-pidozruvanih-u-huliganstvi-na-teritorii-lavri-posadili-pid-domasnij-arest.html" text:style-name="Internet_20_link" text:visited-style-name="Visited_20_Internet_20_Link">
https://www.ukrinform.ua/rubric-society/3699096-cotiroh-pidozruvanih-u-huliganstvi-na-teritorii-lavri-posadili-pid-domasnij-arest.html</text:a>
</text:p>
      <!--NEWS-->
      <text:h text:style-name="P10" text:outline-level="1">
<text:span text:style-name="T4">
Ukrainian Bochina Hrushina-Acobia and Kolyadenko won the gold championship of Europe-2023</text:span>
</text:h>
      <text:p text:style-name="P4">
Authors: Ukrinform (Person)</text:p>
      <text:p text:style-name="P4">
Publisher: Укринформ (Organization)</text:p>
      <text:p text:style-name="P4">
Published Time: 2023-04-21T-54:23:00+03:00</text:p>
      <text:p text:style-name="P4">
Modified Time: 2023-04-21T21:23:00+03:00</text:p>
      <text:p text:style-name="P4">
Description: In Zagreb (Croatia), the European Championships for sports. - Ukrinform.</text:p>
      <text:p text:style-name="P4">
Images: ["<text:a xlink:type="simple" xlink:href="https://static.ukrinform.com/photos/2023_04/thumb_files/630_360_1682100637-792.jpg" text:style-name="Internet_20_link" text:visited-style-name="Visited_20_Internet_20_Link">
630_360_16821...</text:a>
"]</text:p>
      <text:p text:style-name="P4">
Tags: ['вільна боротьба']</text:p>
      <text:p text:style-name="P4">
Type: Article</text:p>
      <!--METADATA-->
      <text:p text:style-name="P4">
<draw:frame draw:style-name="fr1" draw:name="Image23" text:anchor-type="as-char" svg:width="6.9236in" svg:height="3.956343in" draw:z-index="0">
<draw:image xlink:href="../Images/yкринформ/2023-04-21T-54-23-00-03-00/630_360_1682100637-792.jpg" xlink:type="simple" xlink:show="embed" xlink:actuate="onLoad" draw:mime-type="image/jpeg"/>
</draw:frame>
In Zagreb(Croatia)The European Sports Wrestling Championship is ongoing.</text:p>
      <text:p text:style-name="P4">
The final day of the tournament from the women's struggle brought the national team of Ukraine two golden tasgrams of the continental championship, Ukrinform reports.</text:p>
      <text:p text:style-name="P4">
Alina Akobia-Grushina became champions of Europe(weight category up to 57 kg)What a fight for "gold" confidently won the Azerbaijani sting Aliyeva(10:0), Tairina Kolyadenko(62 kg) - після перемоги над норвежкою Грейс Якоб Буллен(9:6).</text:p>
      <text:p text:style-name="P4">
Срібну медаль завоювала Юлія Ткач (59 kg), bronze - Tatiana Owl Rizhko(65kg).</text:p>
      <text:p text:style-name="P4">
Нагадаємо, срібними призерками чемпіонату Європи раніше стали Оксана Лівач (50kg)and Alla Belinskaya(68 kg).</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The European Championship in Croatia's capital April 22-23 will be completed by representatives of the Greco-Roman style of struggle.</text:p>
      <text:p text:style-name="P4">
In the photo: Irina Kolyadenko(AP).</text:p>
      <text:p text:style-name="P4">
News Source: <text:a xlink:type="simple" xlink:href="https://www.ukrinform.ua/rubric-sports/3699093-ukrainski-borcini-grusinaakobia-ta-koladenko-zdobuli-zoloto-cempionatu-evropi2023.html" text:style-name="Internet_20_link" text:visited-style-name="Visited_20_Internet_20_Link">
https://www.ukrinform.ua/rubric-sports/3699093-ukrainski-borcini-grusinaakobia-ta-koladenko-zdobuli-zoloto-cempionatu-evropi2023.html</text:a>
</text:p>
      <!--NEWS-->
      <text:h text:style-name="P10" text:outline-level="1">
<text:span text:style-name="T4">
In Donetsk, border guards repelled three attacks of Russians, one of them in Bakhmut</text:span>
</text:h>
      <text:p text:style-name="P4">
Authors: Ukrinform (Person)</text:p>
      <text:p text:style-name="P4">
Publisher: Укринформ (Organization)</text:p>
      <text:p text:style-name="P4">
Published Time: 2023-04-21T-56:12:00+03:00</text:p>
      <text:p text:style-name="P4">
Modified Time: 2023-04-21T21:12:00+03:00</text:p>
      <text:p text:style-name="P4">
Description: In the Donetsk region, Ukrainian border guards repelled three attacks by the Russian military, neutralizing 25 invaders. - Ukrinform.</text:p>
      <text:p text:style-name="P4">
Images: ["<text:a xlink:type="simple" xlink:href="https://static.ukrinform.com/photos/2023_03/thumb_files/630_360_1679670498-269.jpeg" text:style-name="Internet_20_link" text:visited-style-name="Visited_20_Internet_20_Link">
630_360_16796...</text:a>
"]</text:p>
      <text:p text:style-name="P4">
Tags: ['Бахмут', 'Донеччина', 'Прикордонники', 'Війна з росією', '#stoprussia']</text:p>
      <text:p text:style-name="P4">
Type: Article</text:p>
      <!--METADATA-->
      <text:p text:style-name="P4">
<draw:frame draw:style-name="fr1" draw:name="Image24" text:anchor-type="as-char" svg:width="6.9236in" svg:height="3.956343in" draw:z-index="0">
<draw:image xlink:href="../Images/yкринформ/2023-04-21T-56-12-00-03-00/630_360_1679670498-269.jpeg" xlink:type="simple" xlink:show="embed" xlink:actuate="onLoad" draw:mime-type="image/jpeg"/>
</draw:frame>
The Udantian region Ukrainian border guards repelled three attacks of the Russian military, neutralizing 25 invaders.</text:p>
      <text:p text:style-name="P4">
According to Ukrinform, the State Border Service of Ukraine reports in <text:a xlink:type="simple" xlink:href="https://www.facebook.com/DPSUkraine/posts/pfbid02yyqNRWasjxgPBxWSJsThWNDhgxNL6NJkP4hNUJAf2mVJyQAvMq9s9DhS32h4ETCsl" text:style-name="Internet_20_link" text:visited-style-name="Visited_20_Internet_20_Link">
</text:a>
.</text:p>
      <text:p text:style-name="P4">
“Попри надскладну ситуацію в місті українські захисники продовжують стримуватинаступ противника. Учора ворожі спроби штурму позицій наших бійців успіхутакож не мали, загарбники були ліквідовані у стрілецьких сутичках”, - ідетьсяу повідомленні.</text:p>
      <text:p text:style-name="P4">
Ще дві спроби прориву російських військ підрозділ Держприкордонслужби зупинивна іншому напрямку в Донецькій області у позиційному бою.</text:p>
      <text:p text:style-name="P4">
<text:span text:style-name="T4">
Читайте також:</text:span>
 <text:a xlink:type="simple" xlink:href="https://www.ukrinform.ua/rubric-ato/3699014-ukraina-dosagla-progresu-v-narosuvanni-svoih-sil-pered-kontrnastupom-ostin.html" text:style-name="Internet_20_link" text:visited-style-name="Visited_20_Internet_20_Link">
 </text:a>
In general in the course of defensive actions <text:a xlink:type="simple" xlink:href="https://www.ukrinform.ua/tag-prikordonniki" text:style-name="Internet_20_link" text:visited-style-name="Visited_20_Internet_20_Link">
</text:a>
25 invaders were neutralized: 9 people were destroyed, 16 more were injured.</text:p>
      <text:p text:style-name="P4">
As reported by Ukrinform, in <text:a xlink:type="simple" xlink:href="https://www.ukrinform.ua/rubric-ato/3698873-u-bahmuti-vijska-rf-prosuvautsa-na-okremih-dilankah-malar.html" text:style-name="Internet_20_link" text:visited-style-name="Visited_20_Internet_20_Link">
</text:a>
There are fierce fighting - Russian troops are moving in some areas in some places.  Photo: DPSU_</text:p>
      <text:p text:style-name="P4">
News Source: <text:a xlink:type="simple" xlink:href="https://www.ukrinform.ua/rubric-ato/3699089-na-doneccini-prikordonniki-vidbili-tri-ataki-rosian-odnu-z-nih-u-bahmuti.html" text:style-name="Internet_20_link" text:visited-style-name="Visited_20_Internet_20_Link">
https://www.ukrinform.ua/rubric-ato/3699089-na-doneccini-prikordonniki-vidbili-tri-ataki-rosian-odnu-z-nih-u-bahmuti.html</text:a>
</text:p>
      <!--NEWS-->
      <text:h text:style-name="P10" text:outline-level="1">
<text:span text:style-name="T4">
Orban emotionally reacted to Stoltenberg's statement about the future of Ukraine's membership in NATO</text:span>
</text:h>
      <text:p text:style-name="P4">
Authors: Ukrinform (Person)</text:p>
      <text:p text:style-name="P4">
Publisher: Укринформ (Organization)</text:p>
      <text:p text:style-name="P4">
Published Time: 2023-04-21T-58:03:54+03:00</text:p>
      <text:p text:style-name="P4">
Modified Time: 2023-04-21T21:03:54+03:00</text:p>
      <text:p text:style-name="P4">
Description: Hungary Prime Minister Viktor Orban, emotionally responded to Politico's publication on the future of Ukraine's membership in NATO. - Ukrinform.</text:p>
      <text:p text:style-name="P4">
Images: ["<text:a xlink:type="simple" xlink:href="https://static.ukrinform.com/photos/2016_09/thumb_files/630_360_1473181292-8845.jpg" text:style-name="Internet_20_link" text:visited-style-name="Visited_20_Internet_20_Link">
630_360_14731...</text:a>
"]</text:p>
      <text:p text:style-name="P4">
Tags: ['НАТО', 'Орбан', 'Столтенберг', 'Угорщина']</text:p>
      <text:p text:style-name="P4">
Type: Article</text:p>
      <!--METADATA-->
      <text:p text:style-name="P4">
<draw:frame draw:style-name="fr1" draw:name="Image25" text:anchor-type="as-char" svg:width="6.9236in" svg:height="3.956343in" draw:z-index="0">
<draw:image xlink:href="../Images/yкринформ/2023-04-21T-58-03-54-03-00/630_360_1473181292-8845.jpg" xlink:type="simple" xlink:show="embed" xlink:actuate="onLoad" draw:mime-type="image/jpeg"/>
</draw:frame>
 Прем’єр-міністр Угорщини Віктор Орбан, емоційно відреагував на публікацію в Politicoщодо майбутнього членства України в НАТО.</text:p>
      <text:p text:style-name="P4">
Як передає Укрінформ, коментуючи матеріал у виданні під заголовком «Ваше місцев НАТО, – сказав глава Альянсу (Єнс Столтенберг)Ukraine during wartime in wartime ”, Orban wrote in English in <text:a xlink:type="simple" xlink:href="https://twitter.com/PM_ViktorOrban/status/1649364183538974720" text:style-name="Internet_20_link" text:visited-style-name="Visited_20_Internet_20_Link">
</text:a>
One word: "What?!"</text:p>
      <text:p text:style-name="P4">
As reported by Ukrinform, NATO Secretary General Jens Stoltenberg, who had been in the Thursday to Kiev, said: <text:a xlink:type="simple" xlink:href="https://www.ukrinform.ua/rubric-polytics/3698402-stoltenberg-zakonne-misce-ukraini-v-nato.html" text:style-name="Internet_20_link" text:visited-style-name="Visited_20_Internet_20_Link">
</text:a>
.</text:p>
      <text:p text:style-name="P4">
<text:span text:style-name="T4">
 Read also: </text:span>
 <text:a xlink:type="simple" xlink:href="https://www.ukrinform.ua/rubric-polytics/3695899-u-mzs-ukraini-vidreaguvali-na-zaavu-orbana-sama-ugorsina-otrimue-cimali-grosi-vid-es.html" text:style-name="Internet_20_link" text:visited-style-name="Visited_20_Internet_20_Link">
<text:span text:style-name="T4">
 Orban </text:span>
</text:a>
Orban before repeatedly <text:a xlink:type="simple" xlink:href="https://www.ukrinform.ua/rubric-polytics/3695899-u-mzs-ukraini-vidreaguvali-na-zaavu-orbana-sama-ugorsina-otrimue-cimali-grosi-vid-es.html" text:style-name="Internet_20_link" text:visited-style-name="Visited_20_Internet_20_Link">
</text:a>
.</text:p>
      <text:p text:style-name="P4">
On Wednesday in the Hungarian Parliament supporters of the ruling party "Fidesz" <text:a xlink:type="simple" xlink:href="https://www.ukrinform.ua/rubric-world/3698176-pravlaca-partia-fides-v-ugorskomu-parlamenti-ne-pidtrimala-rezoluciu-pro-arest-putina.html" text:style-name="Internet_20_link" text:visited-style-name="Visited_20_Internet_20_Link">
</text:a>
International Criminal Court, if he comes to Hungary.</text:p>
      <text:p text:style-name="P4">
News Source: <text:a xlink:type="simple" xlink:href="https://www.ukrinform.ua/rubric-polytics/3699086-orban-emocijno-vidreaguvav-na-zaavu-stoltenberga-pro-majbutne-clenstvo-ukraini-v-nato.html" text:style-name="Internet_20_link" text:visited-style-name="Visited_20_Internet_20_Link">
https://www.ukrinform.ua/rubric-polytics/3699086-orban-emocijno-vidreaguvav-na-zaavu-stoltenberga-pro-majbutne-clenstvo-ukraini-v-nato.html</text:a>
</text:p>
      <!--NEWS-->
      <text:h text:style-name="P10" text:outline-level="1">
<text:span text:style-name="T4">
Reznikov held negotiations with the Defense Minister of New Zealand</text:span>
</text:h>
      <text:p text:style-name="P4">
Authors: Ukrinform (Person)</text:p>
      <text:p text:style-name="P4">
Publisher: Укринформ (Organization)</text:p>
      <text:p text:style-name="P4">
Published Time: 2023-04-21T-61:56:00+03:00</text:p>
      <text:p text:style-name="P4">
Modified Time: 2023-04-21T20:56:00+03:00</text:p>
      <text:p text:style-name="P4">
Description: Defense Minister Oleksiy Reznikov met with the Defense Minister of New Zealand Andrew Little and discussed additional ways of strengthening the cooperation of the two countries. - Ukrinform.</text:p>
      <text:p text:style-name="P4">
Images: ["<text:a xlink:type="simple" xlink:href="https://static.ukrinform.com/photos/2023_04/thumb_files/630_360_1682084651-769.jpg" text:style-name="Internet_20_link" text:visited-style-name="Visited_20_Internet_20_Link">
630_360_16820...</text:a>
"]</text:p>
      <text:p text:style-name="P4">
Tags: ['Міноборони', 'Нова Зеландія', 'Резніков', 'Зустріч Рамштайн']</text:p>
      <text:p text:style-name="P4">
Type: Article</text:p>
      <!--METADATA-->
      <text:p text:style-name="P4">
<draw:frame draw:style-name="fr1" draw:name="Image26" text:anchor-type="as-char" svg:width="6.9236in" svg:height="3.956343in" draw:z-index="0">
<draw:image xlink:href="../Images/yкринформ/2023-04-21T-61-56-00-03-00/630_360_1682084651-769.jpg" xlink:type="simple" xlink:show="embed" xlink:actuate="onLoad" draw:mime-type="image/jpeg"/>
</draw:frame>
Ministry of Ministry of Ministers met with the Minister of Defense of New Zealand, Andruitltl and discussed additional ways of strengthening the cooperation of the two countries.</text:p>
      <text:p text:style-name="P4">
According to Ukrinform, Reznikov wrote in <text:a xlink:type="simple" xlink:href="https://twitter.com/oleksiireznikov/status/1649431456081489923" text:style-name="Internet_20_link" text:visited-style-name="Visited_20_Internet_20_Link">
</text:a>
.</text:p>
      <text:p text:style-name="Quotations">

<text:p text:style-name="P4">
I am grateful for the fruitful meeting with New Zealand's Minister of&gt;
 Defense <text:a xlink:type="simple" xlink:href="https://twitter.com/AndrewLittleMP" text:style-name="Internet_20_link" text:visited-style-name="Visited_20_Internet_20_Link">
 </text:a>
. The&gt;
 support of our New Zealand friends demonstrates that the free world is&gt;
 united by shared values. I thanked the 🇳🇿 government and people for their&gt;
 assistance and discussed with my… <text:a xlink:type="simple" xlink:href="https://t.co/dyMMz4mUEk" text:style-name="Internet_20_link" text:visited-style-name="Visited_20_Internet_20_Link">
 </text:a>
&gt;
&gt;
 - Oleksiy Reznikov(@oleksireznikov) <text:a xlink:type="simple" xlink:href="https://twitter.com/oleksiireznikov/status/1649431456081489923" text:style-name="Internet_20_link" text:visited-style-name="Visited_20_Internet_20_Link">
&gt;
 </text:a>
“I am grateful for a fruitful meeting with the Secretary of Defense of New Zealand Andruitlt. The support of our New Zealand friends demonstrates that the free world -united values. I thanked the government <text:a xlink:type="simple" xlink:href="https://www.ukrinform.ua/tag-nova-zelandia" text:style-name="Internet_20_link" text:visited-style-name="Visited_20_Internet_20_Link">
</text:a>
But her people and for his help and he had done with his colleague additional ways to strengthen our cooperation, ”Rennikov said.</text:p>

</text:p>
      <text:p text:style-name="P4">
According to him, in the course of this war, Ukraine gained invaluable experience and knowledge that it seeks to share with partners.</text:p>
      <text:p text:style-name="P4">
<text:span text:style-name="T4">
 Read also: </text:span>
 <text:a xlink:type="simple" xlink:href="https://www.ukrinform.ua/rubric-polytics/3698991-reznikov-zustrivsa-zi-stoltenbergom-ukraina-dosagla-bezprecedentnogo-rivna-sumisnosti-z-nato.html" text:style-name="Internet_20_link" text:visited-style-name="Visited_20_Internet_20_Link">
<text:span text:style-name="T4">
 Reznikov </text:span>
</text:a>
It was reported that in Germany there is a regular meeting of the contact group of the image of Ukraine in the format "Ramstein", which is attended by more than 50 countries, including NATO allies and representatives of partner countries. The group is the main platform for coordination of military capabilities that NATO allies are given to Ukraine by NATO Tasks of the International Community for confrontation between Russian aggression.</text:p>
      <text:p text:style-name="P4">
<text:span text:style-name="T5">
Foto: Alexander Riedel</text:span>
</text:p>
      <text:p text:style-name="P4">
News Source: <text:a xlink:type="simple" xlink:href="https://www.ukrinform.ua/rubric-polytics/3699083-reznikov-proviv-peregovori-z-ministrom-oboroni-novoi-zelandii.html" text:style-name="Internet_20_link" text:visited-style-name="Visited_20_Internet_20_Link">
https://www.ukrinform.ua/rubric-polytics/3699083-reznikov-proviv-peregovori-z-ministrom-oboroni-novoi-zelandii.html</text:a>
</text:p>
      <!--NEWS-->
      <text:h text:style-name="P10" text:outline-level="1">
<text:span text:style-name="T4">
Damage in Kizomys village after shelling yesterday</text:span>
</text:h>
      <text:p text:style-name="P4">
Authors: liveuamap (Language: en)</text:p>
      <text:p text:style-name="P4">
Time: 2023-04-21T03:09:00</text:p>
      <text:p text:style-name="P4">
Location: Kherson (Latitude:46.56004 Longtitude:32.33139)</text:p>
      <text:p text:style-name="P4">
Videos: []</text:p>
      <text:p text:style-name="P4">
Images: ["<text:a xlink:type="simple" xlink:href="https://liveuamap.com/pics/2023/04/21/22557598_0.jpg" text:style-name="Internet_20_link" text:visited-style-name="Visited_20_Internet_20_Link">
22557598_0.jpg</text:a>
"]</text:p>
      <text:p text:style-name="P4">
Tags: ["Europe", "Central and Eastern Europe"]</text:p>
      <text:p text:style-name="P4">
Id: 22557598</text:p>
      <!--METADATA-->
      <text:p text:style-name="P4">
Damage in Kizomys village after shelling yesterday</text:p>
      <text:p text:style-name="P4">
<draw:frame draw:style-name="fr1" draw:name="Image27" text:anchor-type="as-char" svg:width="6.9236in" svg:height="9.231467in" draw:z-index="0">
<draw:image xlink:href="../Images/liveuamap/2023-04-21T03-09-00/22557598_0.jpg" xlink:type="simple" xlink:show="embed" xlink:actuate="onLoad" draw:mime-type="image/jpeg"/>
</draw:frame>
News Collection Link: <text:a xlink:type="simple" xlink:href="https://liveuamap.com/en/2023/21-april-damage-in-kizomys-village-after-shelling-yesterday" text:style-name="Internet_20_link" text:visited-style-name="Visited_20_Internet_20_Link">
https://liveuamap.com/en/2023/21-april-damage-in-kizomys-village-after-shelling-yesterday</text:a>
</text:p>
      <text:p text:style-name="P4">
News Source: <text:a xlink:type="simple" xlink:href="https://twitter.com/huruank/status/1649294337279242241" text:style-name="Internet_20_link" text:visited-style-name="Visited_20_Internet_20_Link">
https://twitter.com/huruank/status/1649294337279242241</text:a>
</text:p>
      <!--NEWS-->
      <text:h text:style-name="P10" text:outline-level="1">
<text:span text:style-name="T4">
Russian army shelled Novoukrainka with MLRS GRAD, Bohoyavlenka with artillery and Prechystivk...</text:span>
</text:h>
      <text:p text:style-name="P4">
Authors: liveuamap (Language: en)</text:p>
      <text:p text:style-name="P4">
Time: 2023-04-21T03:13:53</text:p>
      <text:p text:style-name="P4">
Location: Zaporizhzhia (Latitude:47.77602 Longtitude:37.07817)</text:p>
      <text:p text:style-name="P4">
Videos: []</text:p>
      <text:p text:style-name="P4">
Images: ["<text:a xlink:type="simple" xlink:href="https://liveuamap.com/pics/2023/04/21/22557605_0.jpg" text:style-name="Internet_20_link" text:visited-style-name="Visited_20_Internet_20_Link">
22557605_0.jpg</text:a>
"]</text:p>
      <text:p text:style-name="P4">
Tags: ["Russia", "Europe"]</text:p>
      <text:p text:style-name="P4">
Id: 22557605</text:p>
      <!--METADATA-->
      <text:p text:style-name="P4">
Russian army shelled Novoukrainka with MLRS GRAD, Bohoyavlenka with artilleryand Prechystivka with incendiary ammunition</text:p>
      <text:p text:style-name="P4">
<draw:frame draw:style-name="fr1" draw:name="Image28" text:anchor-type="as-char" svg:width="6.9236in" svg:height="5.19847in" draw:z-index="0">
<draw:image xlink:href="../Images/liveuamap/2023-04-21T03-13-53/22557605_0.jpg" xlink:type="simple" xlink:show="embed" xlink:actuate="onLoad" draw:mime-type="image/jpeg"/>
</draw:frame>
News Collection Link: <text:a xlink:type="simple" xlink:href="https://liveuamap.com/en/2023/21-april-russian-army-shelled-novoukrainka-with-mlrs-grad" text:style-name="Internet_20_link" text:visited-style-name="Visited_20_Internet_20_Link">
https://liveuamap.com/en/2023/21-april-russian-army-shelled-novoukrainka-with-mlrs-grad</text:a>
</text:p>
      <text:p text:style-name="P4">
News Source: <text:a xlink:type="simple" xlink:href="https://twitter.com/Pavlo_Kyrylenko/status/1649308077932380162" text:style-name="Internet_20_link" text:visited-style-name="Visited_20_Internet_20_Link">
https://twitter.com/Pavlo_Kyrylenko/status/1649308077932380162</text:a>
</text:p>
      <!--NEWS-->
      <text:h text:style-name="P10" text:outline-level="1">
<text:span text:style-name="T4">
All NATO member states agree that Ukraine should become a member of the Alliance, according t...</text:span>
</text:h>
      <text:p text:style-name="P4">
Authors: liveuamap (Language: en)</text:p>
      <text:p text:style-name="P4">
Time: 2023-04-21T03:49:45</text:p>
      <text:p text:style-name="P4">
Location: Brussel, Brussels Hoofdstedelijk Gewest (Latitude:50.87954 Longtitude:4.4244)</text:p>
      <text:p text:style-name="P4">
Videos: []</text:p>
      <text:p text:style-name="P4">
Images: []</text:p>
      <text:p text:style-name="P4">
Tags: ["Europe"]</text:p>
      <text:p text:style-name="P4">
Id: 22557640</text:p>
      <!--METADATA-->
      <text:p text:style-name="P4">
All NATO member states agree that Ukraine should become a member of theAlliance, according to NATO's Jens Stoltenberg</text:p>
      <text:p text:style-name="P4">
News Collection Link: <text:a xlink:type="simple" xlink:href="https://liveuamap.com/en/2023/21-april-all-nato-member-states-agree-that-ukraine-should" text:style-name="Internet_20_link" text:visited-style-name="Visited_20_Internet_20_Link">
https://liveuamap.com/en/2023/21-april-all-nato-member-states-agree-that-ukraine-should</text:a>
</text:p>
      <text:p text:style-name="P4">
News Source: <text:a xlink:type="simple" xlink:href="https://twitter.com/michaelh992/status/1649319193773309952" text:style-name="Internet_20_link" text:visited-style-name="Visited_20_Internet_20_Link">
https://twitter.com/michaelh992/status/1649319193773309952</text:a>
</text:p>
      <!--NEWS-->
      <text:h text:style-name="P10" text:outline-level="1">
<text:span text:style-name="T4">
At Sivershchyna and Slobozhanschyna directions Russian army shelled Yanzhulivka, Halahanivka ...</text:span>
</text:h>
      <text:p text:style-name="P4">
Authors: liveuamap (Language: en)</text:p>
      <text:p text:style-name="P4">
Time: 2023-04-21T04:05:00</text:p>
      <text:p text:style-name="P4">
Location: Vovchansk (Latitude:50.11629 Longtitude:37.56758)</text:p>
      <text:p text:style-name="P4">
Videos: []</text:p>
      <text:p text:style-name="P4">
Images: []</text:p>
      <text:p text:style-name="P4">
Tags: ["Russia"]</text:p>
      <text:p text:style-name="P4">
Id: 22557649</text:p>
      <!--METADATA-->
      <text:p text:style-name="P4">
At Sivershchyna and Slobozhanschyna directions Russian army shelledYanzhulivka, Halahanivka and Hremyachka of Chernihiv region; Stukalivka andPavlivka of Sumy region, also Kozacha Lopan, Hoptivka, Neskuchne and Khatnyeof Kharkiv region, - General Staff of Armed Forces of Ukraine says in themorning report</text:p>
      <text:p text:style-name="P4">
News Collection Link: <text:a xlink:type="simple" xlink:href="https://liveuamap.com/en/2023/21-april-at-sivershchyna-and-slobozhanschyna-directions-russian" text:style-name="Internet_20_link" text:visited-style-name="Visited_20_Internet_20_Link">
https://liveuamap.com/en/2023/21-april-at-sivershchyna-and-slobozhanschyna-directions-russian</text:a>
</text:p>
      <text:p text:style-name="P4">
News Source: <text:a xlink:type="simple" xlink:href="https://t.me/lumsrc/4549" text:style-name="Internet_20_link" text:visited-style-name="Visited_20_Internet_20_Link">
https://t.me/lumsrc/4549</text:a>
</text:p>
      <!--NEWS-->
      <text:h text:style-name="P10" text:outline-level="1">
<text:span text:style-name="T4">
Minister of Defense of Ukraine: Ramstein 11 has started. Over 50 countries are participating....</text:span>
</text:h>
      <text:p text:style-name="P4">
Authors: liveuamap (Language: en)</text:p>
      <text:p text:style-name="P4">
Time: 2023-04-21T06:09:40</text:p>
      <text:p text:style-name="P4">
Location: Ramstein-Miesenbach,Rhineland-Palatinate (Latitude:49.43665 Longtitude:7.59705)</text:p>
      <text:p text:style-name="P4">
Videos: []</text:p>
      <text:p text:style-name="P4">
Images: ["<text:a xlink:type="simple" xlink:href="https://liveuamap.com/pics/2023/04/21/22557679_0.jpg" text:style-name="Internet_20_link" text:visited-style-name="Visited_20_Internet_20_Link">
22557679_0.jpg</text:a>
"]</text:p>
      <text:p text:style-name="P4">
Tags: ["Europe"]</text:p>
      <text:p text:style-name="P4">
Id: 22557679</text:p>
      <!--METADATA-->
      <text:p text:style-name="P4">
Minister of Defense of Ukraine: Ramstein 11 has started. Over 50 countries are participating. Shared values, a friendly atmosphere, a focus on results<draw:frame draw:style-name="fr1" draw:name="Image29" text:anchor-type="as-char" svg:width="6.9236in" svg:height="5.179177in" draw:z-index="0">
<draw:image xlink:href="../Images/liveuamap/2023-04-21T06-09-40/22557679_0.jpg" xlink:type="simple" xlink:show="embed" xlink:actuate="onLoad" draw:mime-type="image/jpeg"/>
</draw:frame>
News Collection Link: <text:a xlink:type="simple" xlink:href="https://liveuamap.com/en/2023/21-april-minister-of-defense-of-ukraine-ramstein-11-has-started" text:style-name="Internet_20_link" text:visited-style-name="Visited_20_Internet_20_Link">
https://liveuamap.com/en/2023/21-april-minister-of-defense-of-ukraine-ramstein-11-has-started</text:a>
</text:p>
      <text:p text:style-name="P4">
News Source: <text:a xlink:type="simple" xlink:href="https://twitter.com/oleksiireznikov/status/1649349258426867712" text:style-name="Internet_20_link" text:visited-style-name="Visited_20_Internet_20_Link">
https://twitter.com/oleksiireznikov/status/1649349258426867712</text:a>
</text:p>
      <!--NEWS-->
      <text:h text:style-name="P10" text:outline-level="1">
<text:span text:style-name="T4">
Donetsk Oblast(12:39). Red Alert: aerial threat. Sirens sounding. Take cover now!</text:span>
</text:h>
      <text:p text:style-name="P4">
Authors: liveuamap (Language: en)</text:p>
      <text:p text:style-name="P4">
Time: 2023-04-21T06:40:00</text:p>
      <text:p text:style-name="P4">
Location: Donetsk Oblast (Latitude:48.72744 Longtitude:37.5781)</text:p>
      <text:p text:style-name="P4">
Videos: []</text:p>
      <text:p text:style-name="P4">
Images: []</text:p>
      <text:p text:style-name="P4">
Tags: ["Europe", "Central and Eastern Europe"]</text:p>
      <text:p text:style-name="P4">
Id: 22557691</text:p>
      <!--METADATA-->
      <text:p text:style-name="P4">
Donetsk Oblast(12:39). Red Alert: aerial threat. Sirens sounding. Take covernow!</text:p>
      <text:p text:style-name="P4">
News Collection Link: <text:a xlink:type="simple" xlink:href="https://liveuamap.com/en/2023/21-april-donetsk-oblast1239-red-alert-aerial-g" text:style-name="Internet_20_link" text:visited-style-name="Visited_20_Internet_20_Link">
https://liveuamap.com/en/2023/21-april-donetsk-oblast1239-red-alert-aerial-g</text:a>
</text:p>
      <text:p text:style-name="P4">
News Source: <text:a xlink:type="simple" xlink:href="https://t.me/air_alert_ua/43463" text:style-name="Internet_20_link" text:visited-style-name="Visited_20_Internet_20_Link">
https://t.me/air_alert_ua/43463</text:a>
</text:p>
      <!--NEWS-->
      <text:h text:style-name="P10" text:outline-level="1">
<text:span text:style-name="T4">
Distribution of weapons and the production of Ukrainian missiles: Zelensky held a meeting of ...</text:span>
</text:h>
      <text:p text:style-name="P4">
Authors: liveuamap (Language: en)</text:p>
      <text:p text:style-name="P4">
Time: 2023-04-21T07:31:14</text:p>
      <text:p text:style-name="P4">
Location: Kyiv, Kyiv city (Latitude:50.44417 Longtitude:30.52888)</text:p>
      <text:p text:style-name="P4">
Videos: []</text:p>
      <text:p text:style-name="P4">
Images: ["<text:a xlink:type="simple" xlink:href="https://liveuamap.com/pics/2023/04/21/22557694_0.jpg" text:style-name="Internet_20_link" text:visited-style-name="Visited_20_Internet_20_Link">
22557694_0.jpg</text:a>
"]</text:p>
      <text:p text:style-name="P4">
Tags: ["Europe", "Central and Eastern Europe"]</text:p>
      <text:p text:style-name="P4">
Id: 22557694</text:p>
      <!--METADATA-->
      <text:p text:style-name="P4">
Distribution of weapons and the production of Ukrainian missiles: Zelenskyheld a meeting of the high command</text:p>
      <text:p text:style-name="P4">
<draw:frame draw:style-name="fr1" draw:name="Image30" text:anchor-type="as-char" svg:width="6.9236in" svg:height="4.617948in" draw:z-index="0">
<draw:image xlink:href="../Images/liveuamap/2023-04-21T07-31-14/22557694_0.jpg" xlink:type="simple" xlink:show="embed" xlink:actuate="onLoad" draw:mime-type="image/jpeg"/>
</draw:frame>
News Collection Link: <text:a xlink:type="simple" xlink:href="https://liveuamap.com/en/2023/21-april-distribution-of-weapons-and-the-production-of-ukrainian" text:style-name="Internet_20_link" text:visited-style-name="Visited_20_Internet_20_Link">
https://liveuamap.com/en/2023/21-april-distribution-of-weapons-and-the-production-of-ukrainian</text:a>
</text:p>
      <text:p text:style-name="P4">
News Source: <text:a xlink:type="simple" xlink:href="https://twitter.com/UKRINFORM/status/1649374726333054976" text:style-name="Internet_20_link" text:visited-style-name="Visited_20_Internet_20_Link">
https://twitter.com/UKRINFORM/status/1649374726333054976</text:a>
</text:p>
      <!--NEWS-->
      <text:h text:style-name="P10" text:outline-level="1">
<text:span text:style-name="T4">
Donetsk Oblast(14:11). Red Alert: aerial threat. Sirens sounding. Take cover now!</text:span>
</text:h>
      <text:p text:style-name="P4">
Authors: liveuamap (Language: en)</text:p>
      <text:p text:style-name="P4">
Time: 2023-04-21T08:12:00</text:p>
      <text:p text:style-name="P4">
Location: Donetsk Oblast (Latitude:48.72858 Longtitude:37.57868)</text:p>
      <text:p text:style-name="P4">
Videos: []</text:p>
      <text:p text:style-name="P4">
Images: []</text:p>
      <text:p text:style-name="P4">
Tags: ["Europe", "Central and Eastern Europe"]</text:p>
      <text:p text:style-name="P4">
Id: 22557701</text:p>
      <!--METADATA-->
      <text:p text:style-name="P4">
Donetsk Oblast(14:11). Red Alert: aerial threat. Sirens sounding. Take covernow!</text:p>
      <text:p text:style-name="P4">
News Collection Link: <text:a xlink:type="simple" xlink:href="https://liveuamap.com/en/2023/21-april-donetsk-oblast1411-red-alert-aerial-g" text:style-name="Internet_20_link" text:visited-style-name="Visited_20_Internet_20_Link">
https://liveuamap.com/en/2023/21-april-donetsk-oblast1411-red-alert-aerial-g</text:a>
</text:p>
      <text:p text:style-name="P4">
News Source: <text:a xlink:type="simple" xlink:href="https://t.me/air_alert_ua/43465" text:style-name="Internet_20_link" text:visited-style-name="Visited_20_Internet_20_Link">
https://t.me/air_alert_ua/43465</text:a>
</text:p>
      <!--NEWS-->
      <text:h text:style-name="P10" text:outline-level="1">
<text:span text:style-name="T4">
Poltavska Oblast(14:12). Red Alert: aerial threat. Sirens sounding. Take cover now!</text:span>
</text:h>
      <text:p text:style-name="P4">
Authors: liveuamap (Language: en)</text:p>
      <text:p text:style-name="P4">
Time: 2023-04-21T08:13:00</text:p>
      <text:p text:style-name="P4">
Location: Poltavska Oblast (Latitude:49.47773 Longtitude:33.81795)</text:p>
      <text:p text:style-name="P4">
Videos: []</text:p>
      <text:p text:style-name="P4">
Images: []</text:p>
      <text:p text:style-name="P4">
Tags: ["Europe", "Central and Eastern Europe"]</text:p>
      <text:p text:style-name="P4">
Id: 22557702</text:p>
      <!--METADATA-->
      <text:p text:style-name="P4">
Poltava(14:12). Red Alert: aerial threat. Sirens sounding. Take covernow!</text:p>
      <text:p text:style-name="P4">
News Collection Link: <text:a xlink:type="simple" xlink:href="https://liveuamap.com/en/2023/21-april-poltavska-oblast1412-red-alert-aeriag" text:style-name="Internet_20_link" text:visited-style-name="Visited_20_Internet_20_Link">
https://liveuamap.com/en/2023/21-april-poltavska-oblast1412-red-alert-aeriag</text:a>
</text:p>
      <text:p text:style-name="P4">
News Source: <text:a xlink:type="simple" xlink:href="https://t.me/suspilnepoltava/10859" text:style-name="Internet_20_link" text:visited-style-name="Visited_20_Internet_20_Link">
https://t.me/suspilnepoltava/10859</text:a>
</text:p>
      <!--NEWS-->
      <text:h text:style-name="P10" text:outline-level="1">
<text:span text:style-name="T4">
Kharkiv, Kharkiv region, Dnipro, Dnipropetrovsk region (14:13). Red Alrt: Aerial Tchretate. ...</text:span>
</text:h>
      <text:p text:style-name="P4">
Authors: liveuamap (Language: en)</text:p>
      <text:p text:style-name="P4">
Time: 2023-04-21T08:14:00</text:p>
      <text:p text:style-name="P4">
Location: Kharkiv (Latitude:49.97998 Longtitude:36.25253)</text:p>
      <text:p text:style-name="P4">
Videos: []</text:p>
      <text:p text:style-name="P4">
Images: []</text:p>
      <text:p text:style-name="P4">
Tags: ["Europe", "Central and Eastern Europe"]</text:p>
      <text:p text:style-name="P4">
Id: 22557703</text:p>
      <!--METADATA-->
      <text:p text:style-name="P4">
Kharkiv, Kharkiv region, Dnipro, Dnipropetrovsk region(14:13). Red Alert:aerial threat. Sirens sounding. Take cover now!</text:p>
      <text:p text:style-name="P4">
News Collection Link: <text:a xlink:type="simple" xlink:href="https://liveuamap.com/en/2023/21-april-kharkiv-kharkivska-oblast-dnipro-dnig" text:style-name="Internet_20_link" text:visited-style-name="Visited_20_Internet_20_Link">
https://liveuamap.com/en/2023/21-april-kharkiv-kharkivska-oblast-dnipro-dnig</text:a>
</text:p>
      <text:p text:style-name="P4">
News Source: <text:a xlink:type="simple" xlink:href="https://t.me/air_alert_ua/43468" text:style-name="Internet_20_link" text:visited-style-name="Visited_20_Internet_20_Link">
https://t.me/air_alert_ua/43468</text:a>
</text:p>
      <!--NEWS-->
      <text:h text:style-name="P10" text:outline-level="1">
<text:span text:style-name="T4">
Zaporizka Oblast(14:52). Red Alert: aerial threat. Sirens sounding. Take cover now!</text:span>
</text:h>
      <text:p text:style-name="P4">
Authors: liveuamap (Language: en)</text:p>
      <text:p text:style-name="P4">
Time: 2023-04-21T08:54:00</text:p>
      <text:p text:style-name="P4">
Location: Zaporizka Oblast (Latitude:47.612461 Longtitude:35.764531)</text:p>
      <text:p text:style-name="P4">
Videos: []</text:p>
      <text:p text:style-name="P4">
Images: []</text:p>
      <text:p text:style-name="P4">
Tags: ["Europe", "Central and Eastern Europe"]</text:p>
      <text:p text:style-name="P4">
Id: 22557704</text:p>
      <!--METADATA-->
      <text:p text:style-name="P4">
Zaporizhzhia region(14:52). Red Alert: aerial threat. Sirens sounding. Take covernow!</text:p>
      <text:p text:style-name="P4">
News Collection Link: <text:a xlink:type="simple" xlink:href="https://liveuamap.com/en/2023/21-april-zaporizka-oblast1452-red-alert-aeriag" text:style-name="Internet_20_link" text:visited-style-name="Visited_20_Internet_20_Link">
https://liveuamap.com/en/2023/21-april-zaporizka-oblast1452-red-alert-aeriag</text:a>
</text:p>
      <text:p text:style-name="P4">
News Source: <text:a xlink:type="simple" xlink:href="https://t.me/air_alert_ua/43474" text:style-name="Internet_20_link" text:visited-style-name="Visited_20_Internet_20_Link">
https://t.me/air_alert_ua/43474</text:a>
</text:p>
      <!--NEWS-->
      <text:h text:style-name="P10" text:outline-level="1">
<text:span text:style-name="T4">
Donetsk Oblast(14:52). Red Alert: aerial threat. Sirens sounding. Take cover now!</text:span>
</text:h>
      <text:p text:style-name="P4">
Authors: liveuamap (Language: en)</text:p>
      <text:p text:style-name="P4">
Time: 2023-04-21T09:02:00</text:p>
      <text:p text:style-name="P4">
Location: Donetsk Oblast (Latitude:48.72784 Longtitude:37.57693)</text:p>
      <text:p text:style-name="P4">
Videos: []</text:p>
      <text:p text:style-name="P4">
Images: []</text:p>
      <text:p text:style-name="P4">
Tags: ["Europe", "Central and Eastern Europe"]</text:p>
      <text:p text:style-name="P4">
Id: 22557705</text:p>
      <!--METADATA-->
      <text:p text:style-name="P4">
Donetsk Oblast(14:52). Red Alert: aerial threat. Sirens sounding. Take covernow!</text:p>
      <text:p text:style-name="P4">
News Collection Link: <text:a xlink:type="simple" xlink:href="https://liveuamap.com/en/2023/21-april-donetsk-oblast1452-red-alert-aerial-g" text:style-name="Internet_20_link" text:visited-style-name="Visited_20_Internet_20_Link">
https://liveuamap.com/en/2023/21-april-donetsk-oblast1452-red-alert-aerial-g</text:a>
</text:p>
      <text:p text:style-name="P4">
News Source: <text:a xlink:type="simple" xlink:href="https://t.me/air_alert_ua/43473" text:style-name="Internet_20_link" text:visited-style-name="Visited_20_Internet_20_Link">
https://t.me/air_alert_ua/43473</text:a>
</text:p>
      <!--NEWS-->
      <text:h text:style-name="P10" text:outline-level="1">
<text:span text:style-name="T4">
During the meeting in the Ramstein format, a meeting of the tank coalition took place: Ukrain...</text:span>
</text:h>
      <text:p text:style-name="P4">
Authors: liveuamap (Language: en)</text:p>
      <text:p text:style-name="P4">
Time: 2023-04-21T09:49:42</text:p>
      <text:p text:style-name="P4">
Location: Ramstein-Miesenbach,Rhineland-Palatinate (Latitude:49.44045 Longtitude:7.60168)</text:p>
      <text:p text:style-name="P4">
Videos: []</text:p>
      <text:p text:style-name="P4">
Images: ["<text:a xlink:type="simple" xlink:href="https://liveuamap.com/pics/2023/04/21/22557709_0.jpg" text:style-name="Internet_20_link" text:visited-style-name="Visited_20_Internet_20_Link">
22557709_0.jpg</text:a>
"]</text:p>
      <text:p text:style-name="P4">
Tags: ["Europe", "Germany"]</text:p>
      <text:p text:style-name="P4">
Id: 22557709</text:p>
      <!--METADATA-->
      <text:p text:style-name="P4">
During the meeting in the Ramstein format, a meeting of the tank coalitiontook place: Ukraine, Poland and Germany signed a Letter of Intent to create amaintenance center for Ukrainian Leopard 2 tanks in Poland</text:p>
      <text:p text:style-name="P4">
<draw:frame draw:style-name="fr1" draw:name="Image31" text:anchor-type="as-char" svg:width="6.9236in" svg:height="4.67507in" draw:z-index="0">
<draw:image xlink:href="../Images/liveuamap/2023-04-21T09-49-42/22557709_0.jpg" xlink:type="simple" xlink:show="embed" xlink:actuate="onLoad" draw:mime-type="image/jpeg"/>
</draw:frame>
News Collection Link: <text:a xlink:type="simple" xlink:href="https://liveuamap.com/en/2023/21-april-during-the-meeting-in-the-ramstein-format-a-meeting" text:style-name="Internet_20_link" text:visited-style-name="Visited_20_Internet_20_Link">
https://liveuamap.com/en/2023/21-april-during-the-meeting-in-the-ramstein-format-a-meeting</text:a>
</text:p>
      <text:p text:style-name="P4">
News Source: <text:a xlink:type="simple" xlink:href="https://t.me/suspilnenews/20084" text:style-name="Internet_20_link" text:visited-style-name="Visited_20_Internet_20_Link">
https://t.me/suspilnenews/20084</text:a>
</text:p>
      <!--NEWS-->
      <text:h text:style-name="P10" text:outline-level="1">
<text:span text:style-name="T4">
Donetsk Oblast(16:13). Red Alert: aerial threat. Sirens sounding. Take cover now!</text:span>
</text:h>
      <text:p text:style-name="P4">
Authors: liveuamap (Language: en)</text:p>
      <text:p text:style-name="P4">
Time: 2023-04-21T10:15:00</text:p>
      <text:p text:style-name="P4">
Location: Donetsk Oblast (Latitude:48.72627 Longtitude:37.57736)</text:p>
      <text:p text:style-name="P4">
Videos: []</text:p>
      <text:p text:style-name="P4">
Images: []</text:p>
      <text:p text:style-name="P4">
Tags: ["Europe", "Central and Eastern Europe"]</text:p>
      <text:p text:style-name="P4">
Id: 22557710</text:p>
      <!--METADATA-->
      <text:p text:style-name="P4">
Donetsk Oblast(16:13). Red Alert: aerial threat. Sirens sounding. Take covernow!</text:p>
      <text:p text:style-name="P4">
News Collection Link: <text:a xlink:type="simple" xlink:href="https://liveuamap.com/en/2023/21-april-donetsk-oblast1613-red-alert-aerial-g" text:style-name="Internet_20_link" text:visited-style-name="Visited_20_Internet_20_Link">
https://liveuamap.com/en/2023/21-april-donetsk-oblast1613-red-alert-aerial-g</text:a>
</text:p>
      <text:p text:style-name="P4">
News Source: <text:a xlink:type="simple" xlink:href="https://t.me/air_alert_ua/43477" text:style-name="Internet_20_link" text:visited-style-name="Visited_20_Internet_20_Link">
https://t.me/air_alert_ua/43477</text:a>
</text:p>
      <!--NEWS-->
      <text:h text:style-name="P10" text:outline-level="1">
<text:span text:style-name="T4">
@SecDef confirms the American-made M1 Abrams tanks the Ukrainians will use for training will ...</text:span>
</text:h>
      <text:p text:style-name="P4">
Authors: liveuamap (Language: en)</text:p>
      <text:p text:style-name="P4">
Time: 2023-04-21T10:38:49</text:p>
      <text:p text:style-name="P4">
Location: Ramstein-Miesenbach,Rhineland-Palatinate (Latitude:49.44067 Longtitude:7.59207)</text:p>
      <text:p text:style-name="P4">
Videos: []</text:p>
      <text:p text:style-name="P4">
Images: []</text:p>
      <text:p text:style-name="P4">
Tags: ["Germany", "Europe"]</text:p>
      <text:p text:style-name="P4">
Id: 22557712</text:p>
      <!--METADATA-->
      <text:p text:style-name="P4">
@SecDef confirms the American-made M1 Abrams tanks the Ukrainians will use fortraining will arrive in Germany in the next few weeks</text:p>
      <text:p text:style-name="P4">
News Collection Link: <text:a xlink:type="simple" xlink:href="https://liveuamap.com/en/2023/21-april-secdef-confirms-the-americanmade-m1-abrams-tanks" text:style-name="Internet_20_link" text:visited-style-name="Visited_20_Internet_20_Link">
https://liveuamap.com/en/2023/21-april-secdef-confirms-the-americanmade-m1-abrams-tanks</text:a>
</text:p>
      <text:p text:style-name="P4">
News Source: <text:a xlink:type="simple" xlink:href="https://twitter.com/laraseligman/status/1649421700973338624" text:style-name="Internet_20_link" text:visited-style-name="Visited_20_Internet_20_Link">
https://twitter.com/laraseligman/status/1649421700973338624</text:a>
</text:p>
      <!--NEWS-->
      <text:h text:style-name="P10" text:outline-level="1">
<text:span text:style-name="T4">
Kyiv(17:25). Red Alert: aerial threat. Sirens sounding. Take cover now!</text:span>
</text:h>
      <text:p text:style-name="P4">
Authors: liveuamap (Language: en)</text:p>
      <text:p text:style-name="P4">
Time: 2023-04-21T11:26:00</text:p>
      <text:p text:style-name="P4">
Location: Kyiv (Latitude:50.44326 Longtitude:30.53098)</text:p>
      <text:p text:style-name="P4">
Videos: []</text:p>
      <text:p text:style-name="P4">
Images: []</text:p>
      <text:p text:style-name="P4">
Tags: ["Europe", "Central and Eastern Europe"]</text:p>
      <text:p text:style-name="P4">
Id: 22557715</text:p>
      <!--METADATA-->
      <text:p text:style-name="P4">
Kyiv(17:25). Red Alert: aerial threat. Sirens sounding. Take cover now!</text:p>
      <text:p text:style-name="P4">
News Collection Link: <text:a xlink:type="simple" xlink:href="https://liveuamap.com/en/2023/21-april-kyiv1725-red-alert-aerial-threat-sirg" text:style-name="Internet_20_link" text:visited-style-name="Visited_20_Internet_20_Link">
https://liveuamap.com/en/2023/21-april-kyiv1725-red-alert-aerial-threat-sirg</text:a>
</text:p>
      <text:p text:style-name="P4">
News Source: <text:a xlink:type="simple" xlink:href="https://t.me/KyivCityOfficial/6536" text:style-name="Internet_20_link" text:visited-style-name="Visited_20_Internet_20_Link">
https://t.me/KyivCityOfficial/6536</text:a>
</text:p>
      <!--NEWS-->
      <text:h text:style-name="P10" text:outline-level="1">
<text:span text:style-name="T4">
Donetsk region, Vinnytsia region, Ivano-Frankivsk, Ivano-Frankivsk region, Volyn region, ...</text:span>
</text:h>
      <text:p text:style-name="P4">
Authors: liveuamap (Language: en)</text:p>
      <text:p text:style-name="P4">
Time: 2023-04-21T11:27:00</text:p>
      <text:p text:style-name="P4">
Location: Donetsk Oblast (Latitude:48.72853 Longtitude:37.57861)</text:p>
      <text:p text:style-name="P4">
Videos: []</text:p>
      <text:p text:style-name="P4">
Images: []</text:p>
      <text:p text:style-name="P4">
Tags: ["Europe", "Central and Eastern Europe"]</text:p>
      <text:p text:style-name="P4">
Id: 22557716</text:p>
      <!--METADATA-->
      <text:p text:style-name="P4">
Donetsk Oblast, Vinnytska Oblast, Ivano-Frankivsk, Ivano-Frankivska Oblast, Volynska Oblast, Kharkiv, Kharkivska Oblast, Kharkivska Oblaska Blast, Zaporizka Oblast, Lviv, Lvivska Oblast, Cherkaska Oblast, Zhytomyr, Zhytomyrska Oblast, Kirovohradskaoblast, Poltavska Oblast, Khmelnytska Oblast, Dnipro, Dnipropetrovskaoblast(17:26). Red Alert: aerial threat. Sirens sounding. Take cover now!</text:p>
      <text:p text:style-name="P4">
News Collection Link: <text:a xlink:type="simple" xlink:href="https://liveuamap.com/en/2023/21-april-donetsk-oblast-vinnytska-oblast-ivang" text:style-name="Internet_20_link" text:visited-style-name="Visited_20_Internet_20_Link">
https://liveuamap.com/en/2023/21-april-donetsk-oblast-vinnytska-oblast-ivang</text:a>
</text:p>
      <text:p text:style-name="P4">
News Source: <text:a xlink:type="simple" xlink:href="https://t.me/air_alert_ua/43497" text:style-name="Internet_20_link" text:visited-style-name="Visited_20_Internet_20_Link">
https://t.me/air_alert_ua/43497</text:a>
</text:p>
      <!--NEWS-->
      <text:h text:style-name="P10" text:outline-level="1">
<text:span text:style-name="T4">
Odeska Oblast(17:27). Red Alert: aerial threat. Sirens sounding. Take cover now!</text:span>
</text:h>
      <text:p text:style-name="P4">
Authors: liveuamap (Language: en)</text:p>
      <text:p text:style-name="P4">
Time: 2023-04-21T11:28:00</text:p>
      <text:p text:style-name="P4">
Location: Odeska Oblast (Latitude:46.74961 Longtitude:30.25092)</text:p>
      <text:p text:style-name="P4">
Videos: []</text:p>
      <text:p text:style-name="P4">
Images: []</text:p>
      <text:p text:style-name="P4">
Tags: ["Europe", "Central and Eastern Europe"]</text:p>
      <text:p text:style-name="P4">
Id: 22557717</text:p>
      <!--METADATA-->
      <text:p text:style-name="P4">
Odesa region(17:27). Red Alert: aerial threat. Sirens sounding. Take covernow!</text:p>
      <text:p text:style-name="P4">
News Collection Link: <text:a xlink:type="simple" xlink:href="https://liveuamap.com/en/2023/21-april-odeska-oblast1727-red-alert-aerial-tg" text:style-name="Internet_20_link" text:visited-style-name="Visited_20_Internet_20_Link">
https://liveuamap.com/en/2023/21-april-odeska-oblast1727-red-alert-aerial-tg</text:a>
</text:p>
      <text:p text:style-name="P4">
News Source: <text:a xlink:type="simple" xlink:href="https://t.me/suspilneodesa/22635" text:style-name="Internet_20_link" text:visited-style-name="Visited_20_Internet_20_Link">
https://t.me/suspilneodesa/22635</text:a>
</text:p>
      <!--NEWS-->
      <text:h text:style-name="P10" text:outline-level="1">
<text:span text:style-name="T4">
Chernivtsi region, Mykolaiv, Mykolaiv region, Sumy region, Ternopil, Ternopil region ...</text:span>
</text:h>
      <text:p text:style-name="P4">
Authors: liveuamap (Language: en)</text:p>
      <text:p text:style-name="P4">
Time: 2023-04-21T11:29:00</text:p>
      <text:p text:style-name="P4">
Location: Chernivetska Oblast (Latitude:48.25000000 Longtitude:26.00000000)</text:p>
      <text:p text:style-name="P4">
Videos: []</text:p>
      <text:p text:style-name="P4">
Images: []</text:p>
      <text:p text:style-name="P4">
Tags: ["Europe", "Central and Eastern Europe"]</text:p>
      <text:p text:style-name="P4">
Id: 22557718</text:p>
      <!--METADATA-->
      <text:p text:style-name="P4">
Chernivtsi region, Mykolaiv, Mykolaiv region, Sumy region, Ternopil, Ternopil region, Rivne, Rivne region(17:27). Red Alert: aerial threat.Sirens sounding. Take cover now!</text:p>
      <text:p text:style-name="P4">
News Collection Link: <text:a xlink:type="simple" xlink:href="https://liveuamap.com/en/2023/21-april-chernivetska-oblast-mykolaiv-mykolayg" text:style-name="Internet_20_link" text:visited-style-name="Visited_20_Internet_20_Link">
https://liveuamap.com/en/2023/21-april-chernivetska-oblast-mykolaiv-mykolayg</text:a>
</text:p>
      <text:p text:style-name="P4">
News Source: <text:a xlink:type="simple" xlink:href="https://t.me/air_alert_ua/43503" text:style-name="Internet_20_link" text:visited-style-name="Visited_20_Internet_20_Link">
https://t.me/air_alert_ua/43503</text:a>
</text:p>
      <!--NEWS-->
      <text:h text:style-name="P10" text:outline-level="1">
<text:span text:style-name="T4">
Donetsk Oblast(18:29). Red Alert: aerial threat. Sirens sounding. Take cover now!</text:span>
</text:h>
      <text:p text:style-name="P4">
Authors: liveuamap (Language: en)</text:p>
      <text:p text:style-name="P4">
Time: 2023-04-21T12:30:00</text:p>
      <text:p text:style-name="P4">
Location: Donetsk Oblast (Latitude:48.72692 Longtitude:37.57846)</text:p>
      <text:p text:style-name="P4">
Videos: []</text:p>
      <text:p text:style-name="P4">
Images: []</text:p>
      <text:p text:style-name="P4">
Tags: ["Europe", "Central and Eastern Europe"]</text:p>
      <text:p text:style-name="P4">
Id: 22557719</text:p>
      <!--METADATA-->
      <text:p text:style-name="P4">
Donetsk Oblast(18:29). Red Alert: aerial threat. Sirens sounding. Take covernow!</text:p>
      <text:p text:style-name="P4">
News Collection Link: <text:a xlink:type="simple" xlink:href="https://liveuamap.com/en/2023/21-april-donetsk-oblast1829-red-alert-aerial-g" text:style-name="Internet_20_link" text:visited-style-name="Visited_20_Internet_20_Link">
https://liveuamap.com/en/2023/21-april-donetsk-oblast1829-red-alert-aerial-g</text:a>
</text:p>
      <text:p text:style-name="P4">
News Source: <text:a xlink:type="simple" xlink:href="https://t.me/air_alert_ua/43530" text:style-name="Internet_20_link" text:visited-style-name="Visited_20_Internet_20_Link">
https://t.me/air_alert_ua/43530</text:a>
</text:p>
      <!--NEWS-->
      <text:h text:style-name="P10" text:outline-level="1">
<text:span text:style-name="T4">
The Ukrainian passport service was working in Cologne</text:span>
</text:h>
      <text:p text:style-name="P4">
Authors: Ukrinform (Person)</text:p>
      <text:p text:style-name="P4">
Publisher: Укринформ (Organization)</text:p>
      <text:p text:style-name="P4">
Published Time: 2023-04-21T13:02:00+03:00</text:p>
      <text:p text:style-name="P4">
Modified Time: 2023-04-21T13:02:00+03:00</text:p>
      <text:p text:style-name="P4">
Description: In the German Cologne, a separate unit of the state -owned enterprise "Document", which will assist the displaced Ukrainians in resolving issues with passport documents - Ukrinform began in the German Cologne.</text:p>
      <text:p text:style-name="P4">
Images: ["<text:a xlink:type="simple" xlink:href="https://static.ukrinform.com/photos/2023_04/thumb_files/630_360_1682071318-588.jpg" text:style-name="Internet_20_link" text:visited-style-name="Visited_20_Internet_20_Link">
630_360_16820...</text:a>
"]</text:p>
      <text:p text:style-name="P4">
Tags: ['МВС', 'Німеччина', 'Паспортний сервіс', 'Україна']</text:p>
      <text:p text:style-name="P4">
Type: Article</text:p>
      <!--METADATA-->
      <text:p text:style-name="P4">
<draw:frame draw:style-name="fr1" draw:name="Image32" text:anchor-type="as-char" svg:width="6.9236in" svg:height="3.956343in" draw:z-index="0">
<draw:image xlink:href="../Images/yкринформ/2023-04-21T13-02-00-03-00/630_360_1682071318-588.jpg" xlink:type="simple" xlink:show="embed" xlink:actuate="onLoad" draw:mime-type="image/jpeg"/>
</draw:frame>
The UNIAN Cologne started a separate unit of the state -owned enterprise "Document", which will help forced displaced Ukrainians to assign issues with passport documents.</text:p>
      <text:p text:style-name="P4">
As Ukrinform reports, it reports <text:a xlink:type="simple" xlink:href="https://mvs.gov.ua/uk/news/u-misti-keln-rozpocav-robotu-pasportnii-servis" text:style-name="Internet_20_link" text:visited-style-name="Visited_20_Internet_20_Link">
</text:a>
.</text:p>
      <text:p text:style-name="P4">
“The State Migration Service of the Ministry of Internal Affairs continues to expand the geography of the provision of services“ Document ”. Eight software mobile complexes - specially equipped white -colored minibuses with symbols "<text:a xlink:type="simple" xlink:href="https://www.ukrinform.ua/tag-pasport" text:style-name="Internet_20_link" text:visited-style-name="Visited_20_Internet_20_Link">
</text:a>
Service " - began their work in the Germany city of Germany - Cologne," - the message reads.</text:p>
      <text:p text:style-name="P4">
Mobile complexes are located at: Breslauer Platz, Köln, 50668.</text:p>
      <text:p text:style-name="P4">
Center work schedule: Monday - Saturday, from 9:00 to 18:00.</text:p>
      <text:p text:style-name="P4">
Service of visitors in Cologne is carried out exclusively by pre -recording to the electronic queue on the "Passport Service" website.</text:p>
      <text:p text:style-name="P4">
Citizens of Ukraine can receive the following services in Cologne: registration of ID-cards of foreign passport(including instead of lost or stolen); exchange of ID cards or foreign passport(Due to the expiration of the validity, change of information, unsuitable use); Exchange of a sample passport 1994 on an ID card(optional or in case of unfitness); simultaneous registration of a law passport and ID card; exchange of driver's license; insurance.</text:p>
      <text:p text:style-name="P4">
The Ministry of Internal Affairs draws attention that as of April 21, SE "Document" does not have the authority to register documents for citizens who have left abroad for permanent residence and have a corresponding mark in the passport. Their questions are dealing with foreign diplomatic institutions.</text:p>
      <text:p text:style-name="P4">
<text:span text:style-name="T4">
 Read also: </text:span>
 <text:a xlink:type="simple" xlink:href="https://www.ukrinform.ua/rubric-society/3693712-u-polsi-zapustili-se-odin-pasportnij-servis-dla-ukrainciv-aki-poslugi-nadae.html" text:style-name="Internet_20_link" text:visited-style-name="Visited_20_Internet_20_Link">
<text:span text:style-name="T4">
 Passport </text:span>
 <text:span text:style-name="T4">
 Service </text:span>
</text:a>
All up-to-date information on the work of the Center in Cologne and consultation on any issues can be obtained in private reports on the official "Passport Service" page in <text:a xlink:type="simple" xlink:href="https://www.facebook.com/cologne.pasport.org.ua/" text:style-name="Internet_20_link" text:visited-style-name="Visited_20_Internet_20_Link">
</text:a>
.</text:p>
      <text:p text:style-name="P4">
У МВС нагадують, що підрозділи "Паспортного сервісу" вже доступні у чотирьохмістах Польщі (Варшава, Краків, Ґданськ, Вроцлав), Turkey(Istanbul),Словаччині (Bratislava), Чехії (Threshold)and Berlin(Germany).</text:p>
      <text:p text:style-name="P4">
News Source: <text:a xlink:type="simple" xlink:href="https://www.ukrinform.ua/rubric-society/3698831-u-kelni-zapracuvav-ukrainskij-pasportnij-servis.html" text:style-name="Internet_20_link" text:visited-style-name="Visited_20_Internet_20_Link">
https://www.ukrinform.ua/rubric-society/3698831-u-kelni-zapracuvav-ukrainskij-pasportnij-servis.html</text:a>
</text:p>
      <!--NEWS-->
      <text:h text:style-name="P10" text:outline-level="1">
<text:span text:style-name="T4">
Zaporizka Oblast(19:22). Red Alert: aerial threat. Sirens sounding. Take cover now!</text:span>
</text:h>
      <text:p text:style-name="P4">
Authors: liveuamap (Language: en)</text:p>
      <text:p text:style-name="P4">
Time: 2023-04-21T13:23:00</text:p>
      <text:p text:style-name="P4">
Location: Zaporizka Oblast (Latitude:47.612451 Longtitude:35.764811)</text:p>
      <text:p text:style-name="P4">
Videos: []</text:p>
      <text:p text:style-name="P4">
Images: []</text:p>
      <text:p text:style-name="P4">
Tags: ["Europe", "Central and Eastern Europe"]</text:p>
      <text:p text:style-name="P4">
Id: 22557733</text:p>
      <!--METADATA-->
      <text:p text:style-name="P4">
Zaporizhzhia region(19:22). Red Alert: aerial threat. Sirens sounding. Take covernow!</text:p>
      <text:p text:style-name="P4">
News Collection Link: <text:a xlink:type="simple" xlink:href="https://liveuamap.com/en/2023/21-april-zaporizka-oblast1922-red-alert-aeriag" text:style-name="Internet_20_link" text:visited-style-name="Visited_20_Internet_20_Link">
https://liveuamap.com/en/2023/21-april-zaporizka-oblast1922-red-alert-aeriag</text:a>
</text:p>
      <text:p text:style-name="P4">
News Source: <text:a xlink:type="simple" xlink:href="https://t.me/air_alert_ua/43532" text:style-name="Internet_20_link" text:visited-style-name="Visited_20_Internet_20_Link">
https://t.me/air_alert_ua/43532</text:a>
</text:p>
      <!--NEWS-->
      <text:h text:style-name="P10" text:outline-level="1">
<text:span text:style-name="T4">
Dnipro, Dnipropetrovska Oblast(19:42). Red Alert: aerial threat. Sirens sounding. Take cover ...</text:span>
</text:h>
      <text:p text:style-name="P4">
Authors: liveuamap (Language: en)</text:p>
      <text:p text:style-name="P4">
Time: 2023-04-21T13:43:00</text:p>
      <text:p text:style-name="P4">
Location: Dnipro (Latitude:48.45930000 Longtitude:35.03865000)</text:p>
      <text:p text:style-name="P4">
Videos: []</text:p>
      <text:p text:style-name="P4">
Images: []</text:p>
      <text:p text:style-name="P4">
Tags: ["Europe", "Central and Eastern Europe"]</text:p>
      <text:p text:style-name="P4">
Id: 22557746</text:p>
      <!--METADATA-->
      <text:p text:style-name="P4">
Dnipro, Dnipropetrovsk region(19:42). Red Alert: aerial threat. Sirenssounding. Take cover now!</text:p>
      <text:p text:style-name="P4">
News Collection Link: <text:a xlink:type="simple" xlink:href="https://liveuamap.com/en/2023/21-april-dnipro-dnipropetrovska-oblast1942-reg" text:style-name="Internet_20_link" text:visited-style-name="Visited_20_Internet_20_Link">
https://liveuamap.com/en/2023/21-april-dnipro-dnipropetrovska-oblast1942-reg</text:a>
</text:p>
      <text:p text:style-name="P4">
News Source: <text:a xlink:type="simple" xlink:href="https://t.me/air_alert_ua/43533" text:style-name="Internet_20_link" text:visited-style-name="Visited_20_Internet_20_Link">
https://t.me/air_alert_ua/43533</text:a>
</text:p>
      <!--NEWS-->
      <text:h text:style-name="P10" text:outline-level="1">
<text:span text:style-name="T4">
Air defense is active amid air raid with Shahed drones in Zaporizhzhia region</text:span>
</text:h>
      <text:p text:style-name="P4">
Authors: liveuamap (Language: en)</text:p>
      <text:p text:style-name="P4">
Time: 2023-04-21T14:03:53</text:p>
      <text:p text:style-name="P4">
Location: Zaporizhzhia (Latitude:47.65845 Longtitude:35.1796)</text:p>
      <text:p text:style-name="P4">
Videos: []</text:p>
      <text:p text:style-name="P4">
Images: []</text:p>
      <text:p text:style-name="P4">
Tags: []</text:p>
      <text:p text:style-name="P4">
Id: 22557763</text:p>
      <!--METADATA-->
      <text:p text:style-name="P4">
Air defense is active amid air raid with Shahed drones in Zaporizhzhia region</text:p>
      <text:p text:style-name="P4">
News Collection Link: <text:a xlink:type="simple" xlink:href="https://liveuamap.com/en/2023/21-april-air-defense-is-active-amid-air-raid-with-shahed" text:style-name="Internet_20_link" text:visited-style-name="Visited_20_Internet_20_Link">
https://liveuamap.com/en/2023/21-april-air-defense-is-active-amid-air-raid-with-shahed</text:a>
</text:p>
      <text:p text:style-name="P4">
News Source: <text:a xlink:type="simple" xlink:href="https://t.me/ermaka2022/2495" text:style-name="Internet_20_link" text:visited-style-name="Visited_20_Internet_20_Link">
https://t.me/ermaka2022/2495</text:a>
</text:p>
      <!--NEWS-->
      <text:h text:style-name="P10" text:outline-level="1">
<text:span text:style-name="T4">
The Ambassador of Ukraine to Turkey said what depends on the expansion of the "grain agreement" on the ports of Nikolaev</text:span>
</text:h>
      <text:p text:style-name="P4">
Authors: Ukrinform (Person)</text:p>
      <text:p text:style-name="P4">
Publisher: Укринформ (Organization)</text:p>
      <text:p text:style-name="P4">
Published Time: 2023-04-21T15:34:16+03:00</text:p>
      <text:p text:style-name="P4">
Modified Time: 2023-04-21T15:34:16+03:00</text:p>
      <text:p text:style-name="P4">
Description: The expansion of the grain agreement on the ports of Nikolaev depends primarily on the possibilities of defense forces of Ukraine to guarantee safety in the south, not from the UN or other intermediaries. - Ukrinform.</text:p>
      <text:p text:style-name="P4">
Images: ["<text:a xlink:type="simple" xlink:href="https://static.ukrinform.com/photos/2023_04/thumb_files/630_360_1682072396-996.jpg" text:style-name="Internet_20_link" text:visited-style-name="Visited_20_Internet_20_Link">
630_360_16820...</text:a>
"]</text:p>
      <text:p text:style-name="P4">
Tags: ['Посол', 'Туреччина', 'Миколаївський морпорт', 'зерновий коридор']</text:p>
      <text:p text:style-name="P4">
Type: Article</text:p>
      <!--METADATA-->
      <text:p text:style-name="P4">
<draw:frame draw:style-name="fr1" draw:name="Image33" text:anchor-type="as-char" svg:width="6.9236in" svg:height="3.956343in" draw:z-index="0">
<draw:image xlink:href="../Images/yкринформ/2023-04-21T15-34-16-03-00/630_360_1682072396-996.jpg" xlink:type="simple" xlink:show="embed" xlink:actuate="onLoad" draw:mime-type="image/jpeg"/>
</draw:frame>
The expansion of the grain agreement on the ports of Nikolaev depends primarily on the possibilities of Ukraine's siloborophe to guarantee safety in the south, not from the UN or other mediators.</text:p>
      <text:p text:style-name="P4">
This was stated by the Ambassador of Ukraine to Turkey Vasyl Bodnar at a briefing on the topic: "Grain Agreement": How does the mechanism work now? " In the Media Center Ukraine -Ukrinform.</text:p>
      <text:p text:style-name="P4">
The diplomat recalled that the conclusion of the grain agreement on July 22, 2022 was perhaps, first of all, the actions of the Defense Forces of Ukraine on the displacement of Russian from the north of the Black Sea.</text:p>
      <text:p text:style-name="P4">
"Today, the way out of Nikolaev and Kherson is under the fire control ... That is, it is first and foremost security risks that need to be taken into account, how to talk about the possibility of expanding the grain initiative," - said.</text:p>
      <text:p text:style-name="P4">
<text:span text:style-name="T4">
 Read also: </text:span>
 <text:a xlink:type="simple" xlink:href="https://www.ukrinform.ua/rubric-economy/3698852-blokuvanna-rosieu-zernovogo-koridoru-fiksuut-dokumentalno-posol-v-tureccini.html" text:style-name="Internet_20_link" text:visited-style-name="Visited_20_Internet_20_Link">
</text:a>
In this context, he recalled that the port <text:a xlink:type="simple" xlink:href="https://www.ukrinform.ua/tag-mikolaiv" text:style-name="Internet_20_link" text:visited-style-name="Visited_20_Internet_20_Link">
</text:a>
 нині перебуває шість кораблів, які належать турецьким компаніям, інаразі ведуться переговори про їх виведення.</text:p>
      <text:p text:style-name="P4">
"Це дуже складний процес, оскільки і фарватер замінований, і перешкоди стоять,і бойові дії в цьому регіоні тривають. І говорити серйозно про включення цихпортів до "зернової ініціативи" перш ніж ми витіснимо ворога з Кінбурнськоїкоси і зони ураження, думаю, досить складно", - зазначив посол України.</text:p>
      <text:p text:style-name="P4">
Боднар зауважив, що питання про розширення зернової угоди на порти Миколаєва іХерсона стоїть на порядку денному ще від початку "зернової ініціативи".</text:p>
      <text:p text:style-name="P4">
<text:span text:style-name="T4">
Читайте також:</text:span>
 <text:a xlink:type="simple" xlink:href="https://www.ukrinform.ua/rubric-economy/3698890-ukraina-mae-gotuvatisa-do-mozlivogo-blokuvanna-rf-zernovogo-koridoru-pisla-18-travna-posol.html" text:style-name="Internet_20_link" text:visited-style-name="Visited_20_Internet_20_Link">
 </text:a>
"But in reality, everything is achieved by defense forces, not the UN or other intermediaries on which we, of course, have great hopes and which are our partners. Liberation from the enemies of the occupied territories will allow the acceleration of this issue," the diplomat summed up.</text:p>
      <text:p text:style-name="P4">
As it was reported, the Ukrainian side stated that the grain agreement should be spread, making it indefinite, as well as <text:a xlink:type="simple" xlink:href="https://www.ukrinform.ua/rubric-economy/3662332-zelenskij-cas-rozsiriti-zernovu-iniciativu-na-porti-mikolaivsini.html" text:style-name="Internet_20_link" text:visited-style-name="Visited_20_Internet_20_Link">
</text:a>
 .</text:p>
      <text:p text:style-name="P4">
News Source: <text:a xlink:type="simple" xlink:href="https://www.ukrinform.ua/rubric-economy/3698923-posol-ukraini-u-tureccini-skazav-vid-cogo-zalezit-rozsirenna-zernovoi-ugodi-na-porti-mikolaeva.html" text:style-name="Internet_20_link" text:visited-style-name="Visited_20_Internet_20_Link">
https://www.ukrinform.ua/rubric-economy/3698923-posol-ukraini-u-tureccini-skazav-vid-cogo-zalezit-rozsirenna-zernovoi-ugodi-na-porti-mikolaeva.html</text:a>
</text:p>
      <!--NEWS-->
      <text:h text:style-name="P10" text:outline-level="1">
<text:span text:style-name="T4">
The National Bank enhances the supervision of the financial market</text:span>
</text:h>
      <text:p text:style-name="P4">
Authors: Ukrinform (Person)</text:p>
      <text:p text:style-name="P4">
Publisher: Укринформ (Organization)</text:p>
      <text:p text:style-name="P4">
Published Time: 2023-04-21T15:37:00+03:00</text:p>
      <text:p text:style-name="P4">
Modified Time: 2023-04-21T15:37:00+03:00</text:p>
      <text:p text:style-name="P4">
Description: The National Bank has decided to reorganize the Banking Supervision Department and to establish in the structure of the regulator the Department of Integrated Supervision of Banks and the Monitoring Department of Persons related to banks. - Ukrinform.</text:p>
      <text:p text:style-name="P4">
Images: ["<text:a xlink:type="simple" xlink:href="https://static.ukrinform.com/photos/2021_04/thumb_files/630_360_1618493567-565.jpg" text:style-name="Internet_20_link" text:visited-style-name="Visited_20_Internet_20_Link">
630_360_16184...</text:a>
"]</text:p>
      <text:p text:style-name="P4">
Tags: ['Фінанси', 'Нацбанк', 'Ринок']</text:p>
      <text:p text:style-name="P4">
Type: Article</text:p>
      <!--METADATA-->
      <text:p text:style-name="P4">
<draw:frame draw:style-name="fr1" draw:name="Image34" text:anchor-type="as-char" svg:width="6.9236in" svg:height="3.956343in" draw:z-index="0">
<draw:image xlink:href="../Images/yкринформ/2023-04-21T15-37-00-03-00/630_360_1618493567-565.jpg" xlink:type="simple" xlink:show="embed" xlink:actuate="onLoad" draw:mime-type="image/jpeg"/>
</draw:frame>
The National Bank has decided to reorganize the Department of Banking and create in the structure of the regulator the Department of Integrated Supervision Banks and the Monitoring Department related to banks.</text:p>
      <text:p text:style-name="P4">
As Ukrinform reports, it reports <text:a xlink:type="simple" xlink:href="https://bank.gov.ua/ua/news/all/natsionalniy-bank-posilyuye-naglyad-za-finansovim-rinkom" text:style-name="Internet_20_link" text:visited-style-name="Visited_20_Internet_20_Link">
</text:a>
.</text:p>
      <text:p text:style-name="P4">
"The National Bank of Ukraine, in order to strengthen the supervision of financial market, communicates changes to the organizational structure aimed at further improvement of the risk -oriented supervision, taking into account new challenges ...", - the news is said.</text:p>
      <text:p text:style-name="P4">
Thus, in order to enhance the institutional capacity of the regulator, it was to decideorganize the Department of Banking Supervision and to create an integrated surveillance department from a structural bank at a structural bank and a person -related person and a person.</text:p>
      <text:p text:style-name="P4">
The NBU explains that innovations are another step in compliance with international banking supervision standards(The main baseline principles of effective Banking supervision). Ці зміни враховують результати спільної роботи Нацбанкута експертів Міжнародного валютного фонду з питань стратегічного плануванняфункцій банківського нагляду. Таке зобов’язання зафіксоване в Меморандумі проекономічну та фінансову політику України з МВФ від 24 березня 2023 року.</text:p>
      <text:p text:style-name="P4">
<text:span text:style-name="T4">
Читайте також:</text:span>
 <text:a xlink:type="simple" xlink:href="https://www.ukrinform.ua/rubric-economy/3698847-nacbank-pomaksiv-obmezenna-na-gotivkovomu-valutnomu-rinku.html" text:style-name="Internet_20_link" text:visited-style-name="Visited_20_Internet_20_Link">
 </text:a>
The Banks Department of Integrated Supervision will have the extended authority of responsibility. Its employees will supervise the activities of payment services, control the observance of predecessor regulations with the providers of payment services and initiate the use of measures in the event of violations.</text:p>
      <text:p text:style-name="P4">
The monitoring department of persons related to banks will perform the functions of identifying signs of persons with banks, will prepare proposals for the determination of persons related to banks for consideration by the Committee on the oversight of the regulation of banks, overcoming the payment infrastructure. The powers also have the control of the operations of banks with related entities.</text:p>
      <text:p text:style-name="P4">
The Integrated Supervision Department for <text:a xlink:type="simple" xlink:href="https://www.ukrinform.ua/tag-bank" text:style-name="Internet_20_link" text:visited-style-name="Visited_20_Internet_20_Link">
</text:a>
Tavidil monitoring of persons related to banks is in the vertical subordination "Prudential Supervision", the general guidance of which is the deputy of the NBU Chairman Dmitry Oliynyk.</text:p>
      <text:p text:style-name="P4">
News Source: <text:a xlink:type="simple" xlink:href="https://www.ukrinform.ua/rubric-economy/3698925-nacbank-posilue-naglad-za-finansovim-rinkom.html" text:style-name="Internet_20_link" text:visited-style-name="Visited_20_Internet_20_Link">
https://www.ukrinform.ua/rubric-economy/3698925-nacbank-posilue-naglad-za-finansovim-rinkom.html</text:a>
</text:p>
      <!--NEWS-->
      <text:h text:style-name="P10" text:outline-level="1">
<text:span text:style-name="T4">
Many shelters in the capital are not adapted for the low -mobility population - KSCA</text:span>
</text:h>
      <text:p text:style-name="P4">
Authors: Ukrinform (Person)</text:p>
      <text:p text:style-name="P4">
Publisher: Укринформ (Organization)</text:p>
      <text:p text:style-name="P4">
Published Time: 2023-04-21T15:46:05+03:00</text:p>
      <text:p text:style-name="P4">
Modified Time: 2023-04-21T15:46:05+03:00</text:p>
      <text:p text:style-name="P4">
Description: Many shelters in the capital have not yet been adapted for use by low -mobility groups, and this problem needs to be solved. - Ukrinform.</text:p>
      <text:p text:style-name="P4">
Images: ["<text:a xlink:type="simple" xlink:href="https://static.ukrinform.com/photos/2022_09/thumb_files/630_360_1664378590-688.jpg" text:style-name="Internet_20_link" text:visited-style-name="Visited_20_Internet_20_Link">
630_360_16643...</text:a>
", "<text:a xlink:type="simple" xlink:href="https://static.ukrinform.com/photos/2023_04/1682079129-780.jpg" text:style-name="Internet_20_link" text:visited-style-name="Visited_20_Internet_20_Link">
1682079129-78...</text:a>
", "<text:a xlink:type="simple" xlink:href="https://static.ukrinform.com/photos/2023_04/1682079255-687.jpg" text:style-name="Internet_20_link" text:visited-style-name="Visited_20_Internet_20_Link">
1682079255-68...</text:a>
", "<text:a xlink:type="simple" xlink:href="https://static.ukrinform.com/photos/2023_04/1682079992-183.jpg" text:style-name="Internet_20_link" text:visited-style-name="Visited_20_Internet_20_Link">
1682079992-18...</text:a>
"]</text:p>
      <text:p text:style-name="P4">
Tags: ['КМДА', 'Київ', 'Укриття']</text:p>
      <text:p text:style-name="P4">
Type: Article</text:p>
      <!--METADATA-->
      <text:p text:style-name="P4">
<draw:frame draw:style-name="fr1" draw:name="Image35" text:anchor-type="as-char" svg:width="6.9236in" svg:height="3.953188in" draw:z-index="0">
<draw:image xlink:href="../Images/yкринформ/2023-04-21T15-46-05-03-00/630_360_1664378590-688.jpg" xlink:type="simple" xlink:show="embed" xlink:actuate="onLoad" draw:mime-type="image/jpeg"/>
</draw:frame>
The material in the capital is still not adapted for use by low -mobility groups of the population, and this problem must be solved.</text:p>
      <text:p text:style-name="P4">
Roman Tkachuk, Director of the KSCA Municipal Security Department, said the Posconference in Ukrinform.</text:p>
      <text:p text:style-name="P4">
“The use of protective structures is an important issue. Not all our defense structures are adapted so that small -scale groups can be used. Yes, on the map we did the designations of storage and protective structures that can be used by such people. But I believe that more attention should be paid to such storage groups when conducting inspections, ”Tkachuk said.</text:p>
      <text:p text:style-name="P4">
<draw:frame draw:style-name="fr1" draw:name="Image36" text:anchor-type="as-char" svg:width="6.9236in" svg:height="4.615733in" draw:z-index="0">
<draw:image xlink:href="../Images/yкринформ/2023-04-21T15-46-05-03-00/1682079129-780.jpg" xlink:type="simple" xlink:show="embed" xlink:actuate="onLoad" draw:mime-type="image/jpeg"/>
</draw:frame>
Ivann Malchevskaya</text:p>
      <text:p text:style-name="P4">
According to the coordinator of the Public Monitoring Group Ivannamalchevskaya, volunteers within the national monitoring campaign to cover whether shelters have ramps and whether a person with disabilities will be able to do them. It turned out that only 8% of the proven objects had them, but Stanubu was not always satisfactory.</text:p>
      <text:p text:style-name="P4">
As the director of the KSCA Municipal Security Department emphasized, every permanent man and the guest of the capital is entitled to receive protection regardless of whether Devin is at the time of announcement of air anxiety. When the siren was heard, it is necessary to open <text:a xlink:type="simple" xlink:href="https://kyivcity.gov.ua/news/karta_ukrittiv_kiyeva/" text:style-name="Internet_20_link" text:visited-style-name="Visited_20_Internet_20_Link">
</text:a>
Tastes the closest shelter. “If someone, the commandant of this shelter or resident of the house where it is located, you are not allowed there, it is an offense, a criminal case. It is necessary to contact 102 immediately and provide appropriate information. If closed storage, law enforcement agencies, police and SESS are not responsible for opening such storage facilities, but in our city there is a municipal emergency rescue service. I personally take responsibility and give the Kars team so that they will leave and open a particular storage that is closed during air anxiety. Therefore, the utility service will do. The appeal can be made to the service dispatcher 101, and it will immediately be transferred to our KARS. Together with law enforcement agencies, the service will open the door and provide access to repositories, ”Tkachuk said.</text:p>
      <text:p text:style-name="P4">
At the same time, he acknowledged that such appeals to the municipal emergency service(Cars)The Kyiv Rescue Service was not so much. All reports are resolved promptly.According to the head of the department of organization of civil protection measures of the SESU. Kyiv Oleg Stovolos, a statistical number of shelters can cover the residents of the capital, but there are areas where there are no protective structures within 500 meters. This should also be noted when forming a protective structure fund in the future. “I would like to emphasize that during martial law we only cover shelters. The principle of two walls is possible only when it is disappeared suddenly and the person has not time to leave the building. But for some reason, some "experts" say that the principle of two walls is safe, that it is possible to hide and you do not need to go anywhere. Do not listen to them, because it is wrong. The most safe place during shelling is the underground space of the city. The abyss, when our rescuers disassembled the rubble of residential buildings on the "arrivals" showed that those people did not help the principle of two walls at all, ”he proclaimed.</text:p>
      <text:p text:style-name="P4">
<draw:frame draw:style-name="fr1" draw:name="Image37" text:anchor-type="as-char" svg:width="6.9236in" svg:height="4.615733in" draw:z-index="0">
<draw:image xlink:href="../Images/yкринформ/2023-04-21T15-46-05-03-00/1682079992-183.jpg" xlink:type="simple" xlink:show="embed" xlink:actuate="onLoad" draw:mime-type="image/jpeg"/>
</draw:frame>
Roman Tkachuk</text:p>
      <text:p text:style-name="P4">
Participants in the press conference urged citizens not to think that the war was greedy and the danger has passed. There are many cases where people do not respond with shed and continue to stay on the streets, but it is worth remembering that there is no "training anxiety". And the ballistic hostile <text:a xlink:type="simple" xlink:href="https://www.ukrinform.ua/tag-raketa" text:style-name="Internet_20_link" text:visited-style-name="Visited_20_Internet_20_Link">
</text:a>
They come to our territory very quickly, and there have already been cases where the explosions were initially heard, and after this, the alert system. “Personal protection depends primarily on the Vasus Person. We can help you, but you make the decision on the shelter or not. I cannot force you to use protective structures, but we can open them for you, ”Tkachuk stressed.</text:p>
      <text:p text:style-name="P4">
As reported, there are more than 4 thousand shelters of different types in the capital. Last year, 398 civil protection structures were added in the city. The main increase in the number was due to the order of the simplest.</text:p>
      <text:p text:style-name="P4">
This year, over 290 million UAH is provided for overhaul of the basements of residential buildings in all 10 areas for use for the simplest shelter. Separately 61 million UAH is provided for work in civil protection structures of 4 districts - Darnytsky, Desnyanskiy, Obolon, and Svyatoshinsky.</text:p>
      <text:p text:style-name="P4">
News Source: <text:a xlink:type="simple" xlink:href="https://www.ukrinform.ua/rubric-kyiv/3698930-cimalo-ukrittiv-u-stolici-ne-pristosovani-dla-malomobilnogo-naselenna-kmda.html" text:style-name="Internet_20_link" text:visited-style-name="Visited_20_Internet_20_Link">
https://www.ukrinform.ua/rubric-kyiv/3698930-cimalo-ukrittiv-u-stolici-ne-pristosovani-dla-malomobilnogo-naselenna-kmda.html</text:a>
</text:p>
      <!--NEWS-->
      <text:h text:style-name="P10" text:outline-level="1">
<text:span text:style-name="T4">
In Sudan since the beginning of armed confrontation has already been over 400 dead</text:span>
</text:h>
      <text:p text:style-name="P4">
Authors: Ukrinform (Person)</text:p>
      <text:p text:style-name="P4">
Publisher: Укринформ (Organization)</text:p>
      <text:p text:style-name="P4">
Published Time: 2023-04-21T15:47:00+03:00</text:p>
      <text:p text:style-name="P4">
Modified Time: 2023-04-21T15:47:00+03:00</text:p>
      <text:p text:style-name="P4">
Description: The World Health Organization reported that 413 people were killed and 3551 were injured in Sudan after intense fighting broke out six days ago. - Ukrinform.</text:p>
      <text:p text:style-name="P4">
Images: ["<text:a xlink:type="simple" xlink:href="https://static.ukrinform.com/photos/2023_04/thumb_files/630_360_1681798443-501.jpg" text:style-name="Internet_20_link" text:visited-style-name="Visited_20_Internet_20_Link">
630_360_16817...</text:a>
"]</text:p>
      <text:p text:style-name="P4">
Tags: ['Судан', 'Загибель', 'Сутички', 'Переворот']</text:p>
      <text:p text:style-name="P4">
Type: Article</text:p>
      <!--METADATA-->
      <text:p text:style-name="P4">
<draw:frame draw:style-name="fr1" draw:name="Image38" text:anchor-type="as-char" svg:width="6.9236in" svg:height="3.956343in" draw:z-index="0">
<draw:image xlink:href="../Images/yкринформ/2023-04-21T15-47-00-03-00/630_360_1681798443-501.jpg" xlink:type="simple" xlink:show="embed" xlink:actuate="onLoad" draw:mime-type="image/jpeg"/>
</draw:frame>
The World Health Organization reported that 413 people were killed and 3551 in Sudan after intense -free actions broke out there six days ago.</text:p>
      <text:p text:style-name="P4">
According to Ukrinform, the agency reports <text:a xlink:type="simple" xlink:href="https://www.reuters.com/world/africa/sudan-death-toll-rises-413-world-health-organization-says-2023-04-21/" text:style-name="Internet_20_link" text:visited-style-name="Visited_20_Internet_20_Link">
</text:a>
 .</text:p>
      <text:p text:style-name="P4">
<text:a xlink:type="simple" xlink:href="https://www.ukrinform.ua/tag-vooz" text:style-name="Internet_20_link" text:visited-style-name="Visited_20_Internet_20_Link">
 </text:a>
Currently, she has recorded 11 attacks in Sudan and urged to stop such attacks, Margaret Harris said.</text:p>
      <text:p text:style-name="P4">
UNICEF spokesman James Elder said that the fighting was killed by the smallest children and more than 50 were injured.</text:p>
      <text:p text:style-name="P4">
He warned that the fighting threatened the life of Sudan children who suffer from malnutrition.</text:p>
      <text:p text:style-name="P4">
<text:span text:style-name="T4">
 Read also: </text:span>
 <text:a xlink:type="simple" xlink:href="https://www.ukrinform.ua/rubric-world/3698666-ssa-gotuutsa-do-evakuacii-diplomativ-iz-sudanu.html" text:style-name="Internet_20_link" text:visited-style-name="Visited_20_Internet_20_Link">
</text:a>
"Sudan is already one of the highest malnutrition among children in the world," Elder said to journalists. “It is now critical of the help of approximately 50,000 children suffering from serious acute malnutrition has been broken. Caesarone their lives, ”the official added.</text:p>
      <text:p text:style-name="P4">
Earlier, WHO urged both sides of the conflict to open a humanitarian corridor, patients and ambulances.</text:p>
      <text:p text:style-name="P4">
<text:span text:style-name="T4">
 Read also: </text:span>
 <text:a xlink:type="simple" xlink:href="https://www.ukrinform.ua/rubric-world/3698631-pvk-vagner-bere-aktivnu-ucast-u-voennomu-konflikti-v-sudani-rozsliduvanna-cnn.html" text:style-name="Internet_20_link" text:visited-style-name="Visited_20_Internet_20_Link">
<text:span text:style-name="T4">
 Sudani </text:span>
</text:a>
As reported by Ukrinform, April 19 <text:a xlink:type="simple" xlink:href="https://www.ukrinform.ua/rubric-world/3698118-armia-sudanu-ogolosila-pro-nove-pripinenna-vognu-z-voenizovanimi-ugrupovannami.html" text:style-name="Internet_20_link" text:visited-style-name="Visited_20_Internet_20_Link">
</text:a>
, after the failure of the previous agreement, the anti -time ceasefire to evacuate civilians.</text:p>
      <text:p text:style-name="P4">
On April 15, after several days of tension between Sudan army and forces of rapid reaction in Khartum <text:a xlink:type="simple" xlink:href="https://www.ukrinform.ua/rubric-world/3696295-u-sudani-vidbuvautsa-zitknenna-miz-armieu-ta-silami-svidkogo-reaguvanna.html" text:style-name="Internet_20_link" text:visited-style-name="Visited_20_Internet_20_Link">
</text:a>
. The conflict is around the country's transition to civil rule.  Photo: Getty Images_</text:p>
      <text:p text:style-name="P4">
News Source: <text:a xlink:type="simple" xlink:href="https://www.ukrinform.ua/rubric-world/3698940-u-sudani-z-pocatku-zbrojnogo-protistoanna-vze-ponad-400-zagiblih.html" text:style-name="Internet_20_link" text:visited-style-name="Visited_20_Internet_20_Link">
https://www.ukrinform.ua/rubric-world/3698940-u-sudani-z-pocatku-zbrojnogo-protistoanna-vze-ponad-400-zagiblih.html</text:a>
</text:p>
      <!--NEWS-->
      <text:h text:style-name="P10" text:outline-level="1">
<text:span text:style-name="T4">
Klitschko met with the EBRD President</text:span>
</text:h>
      <text:p text:style-name="P4">
Authors: Ukrinform (Person)</text:p>
      <text:p text:style-name="P4">
Publisher: Укринформ (Organization)</text:p>
      <text:p text:style-name="P4">
Published Time: 2023-04-21T15:49:11+03:00</text:p>
      <text:p text:style-name="P4">
Modified Time: 2023-04-21T15:49:11+03:00</text:p>
      <text:p text:style-name="P4">
Description: Kyiv Mayor Vitaliy Klitschko met in the capital city hall with a delegation of the European Bank for Reconstruction and Development, headed by the EBRD President Rena-Basso. - Ukrinform.</text:p>
      <text:p text:style-name="P4">
Images: ["<text:a xlink:type="simple" xlink:href="https://static.ukrinform.com/photos/2023_04/thumb_files/630_360_1682081200-384.jpg" text:style-name="Internet_20_link" text:visited-style-name="Visited_20_Internet_20_Link">
630_360_16820...</text:a>
", "<text:a xlink:type="simple" xlink:href="https://static.ukrinform.com/photos/2023_04/1682081200-666.jpg" text:style-name="Internet_20_link" text:visited-style-name="Visited_20_Internet_20_Link">
1682081200-66...</text:a>
", "<text:a xlink:type="simple" xlink:href="https://static.ukrinform.com/photos/2023_04/1682081199-302.jpg" text:style-name="Internet_20_link" text:visited-style-name="Visited_20_Internet_20_Link">
1682081199-30...</text:a>
"]</text:p>
      <text:p text:style-name="P4">
Tags: ['ЄБРР', 'Віталій Кличко', 'Київ']</text:p>
      <text:p text:style-name="P4">
Type: Article</text:p>
      <!--METADATA-->
      <text:p text:style-name="P4">
<draw:frame draw:style-name="fr1" draw:name="Image39" text:anchor-type="as-char" svg:width="6.9236in" svg:height="3.956343in" draw:z-index="0">
<draw:image xlink:href="../Images/yкринформ/2023-04-21T15-49-11-03-00/630_360_1682081200-384.jpg" xlink:type="simple" xlink:show="embed" xlink:actuate="onLoad" draw:mime-type="image/jpeg"/>
</draw:frame>
The Kyiv City Chairman Vitaliy Klitschko met at the City City Hall with a delegation of the European Bank for Reconstruction and Development, headed by the President of Ebrarodil Reno-Basso.</text:p>
      <text:p text:style-name="P4">
The mayor reported in <text:a xlink:type="simple" xlink:href="https://www.facebook.com/Vitaliy.Klychko/posts/pfbid0XuvynEaCfZtpfm68pMimzaHDBcHfrtJ7bh5DLTAWUiafgaQrZm7yEHxcrjzokxY9l" text:style-name="Internet_20_link" text:visited-style-name="Visited_20_Internet_20_Link">
</text:a>
, reports Ukrinform.</text:p>
      <text:p text:style-name="P4">
“He met in the City City Hall with the EBRD delegation headed by Bank-Basso Bank President. The European Bank for Reconstruction and Development is an ancient inadium partner of Kyiv, ”Klitschko said.</text:p>
      <text:p text:style-name="P4">
He noted that in cooperation with the EBRD, the capital sells several important projects. In particular, in 2019, Kyiv joined the EBRD program "Green Cities" - Uramaki of this program, the city embodies projects totaling 320 million euros.</text:p>
      <text:p text:style-name="P4">
<draw:frame draw:style-name="fr1" draw:name="Image40" text:anchor-type="as-char" svg:width="6.9236in" svg:height="4.609323in" draw:z-index="0">
<draw:image xlink:href="../Images/yкринформ/2023-04-21T15-49-11-03-00/1682081200-666.jpg" xlink:type="simple" xlink:show="embed" xlink:actuate="onLoad" draw:mime-type="image/jpeg"/>
</draw:frame>
In addition, the capital may recalled that Kyiv is being implemented by the project of "Modernization of City Transport of Kyiv II", which is 180 million euros provided for the renewal of a motion warehouse. Of these, the metro cars - 50 million euros, on the tram - 60 mlneurov. The comprehensive reconstruction of the tram line and the stopping "Contract" provides 10 million euros, for the overhaul of the highway of the Metro-60 million euros. The beneficiary of the project - KP "Kyiv Metro", KP "Kyivpastrans" and the CC "Kyivavtodor".</text:p>
      <text:p text:style-name="P4">
Klitschko also added that with the support of the EBRD, the capital's authorities embodies the project "Modernization of the Kyiv Centralized Heat System" - for 140 million euros. In particular, it is about the modernization of TPP-5, TPP-6 equipment, reconstruction of 8 large boiler rooms; overhaul of thermal networks; closure of45 small ineffective boilers with consumer reconnection; Creation of remote collection and information analysis.</text:p>
      <text:p text:style-name="P4">
<draw:frame draw:style-name="fr1" draw:name="Image41" text:anchor-type="as-char" svg:width="6.9236in" svg:height="4.609323in" draw:z-index="0">
<draw:image xlink:href="../Images/yкринформ/2023-04-21T15-49-11-03-00/1682081199-302.jpg" xlink:type="simple" xlink:show="embed" xlink:actuate="onLoad" draw:mime-type="image/jpeg"/>
</draw:frame>
According to him, the project is now suspended because of the war in Ukraine. In addition, in agreement with <text:a xlink:type="simple" xlink:href="https://www.ukrinform.ua/tag-ebrr" text:style-name="Internet_20_link" text:visited-style-name="Visited_20_Internet_20_Link">
</text:a>
Temporarily suspended tender procedures.As reported by Ukrinform, in 2022 the European Bank for Reconstruction and Development provided <text:a xlink:type="simple" xlink:href="https://www.ukrinform.ua/rubric-economy/3659123-ebrr-torik-nadav-280-miljoniv-na-pidtrimku-ukrainskogo-biznesu.html" text:style-name="Internet_20_link" text:visited-style-name="Visited_20_Internet_20_Link">
</text:a>
in support of the volume capital of agricultural producers and processors in Ukraine.</text:p>
      <text:p text:style-name="P4">
<text:span text:style-name="T5">
Foto: Vitaliy Klitschko, Facebook</text:span>
</text:p>
      <text:p text:style-name="P4">
News Source: <text:a xlink:type="simple" xlink:href="https://www.ukrinform.ua/rubric-kyiv/3698931-klicko-zustrivsa-z-prezidentkou-ebrr.html" text:style-name="Internet_20_link" text:visited-style-name="Visited_20_Internet_20_Link">
https://www.ukrinform.ua/rubric-kyiv/3698931-klicko-zustrivsa-z-prezidentkou-ebrr.html</text:a>
</text:p>
      <!--NEWS-->
      <text:h text:style-name="P10" text:outline-level="1">
<text:span text:style-name="T4">
The largest automatic air quality monitoring system works in Kiev</text:span>
</text:h>
      <text:p text:style-name="P4">
Authors: Ukrinform (Person)</text:p>
      <text:p text:style-name="P4">
Publisher: Укринформ (Organization)</text:p>
      <text:p text:style-name="P4">
Published Time: 2023-04-21T15:51:00+03:00</text:p>
      <text:p text:style-name="P4">
Modified Time: 2023-04-21T15:51:00+03:00</text:p>
      <text:p text:style-name="P4">
Description: In Kiev there is the largest automatic automatic quality monitoring system in Ukraine, and 53 points of observations of the European sample provide its work. - Ukrinform.</text:p>
      <text:p text:style-name="P4">
Images: ["<text:a xlink:type="simple" xlink:href="https://static.ukrinform.com/photos/2023_04/thumb_files/630_360_1682081331-667.jpg" text:style-name="Internet_20_link" text:visited-style-name="Visited_20_Internet_20_Link">
630_360_16820...</text:a>
", "<text:a xlink:type="simple" xlink:href="https://static.ukrinform.com/photos/2023_04/1682081347-907.jpg" text:style-name="Internet_20_link" text:visited-style-name="Visited_20_Internet_20_Link">
1682081347-90...</text:a>
", "<text:a xlink:type="simple" xlink:href="https://static.ukrinform.com/photos/2023_04/1682081332-380.jpg" text:style-name="Internet_20_link" text:visited-style-name="Visited_20_Internet_20_Link">
1682081332-38...</text:a>
", "<text:a xlink:type="simple" xlink:href="https://static.ukrinform.com/photos/2023_04/1682081331-543.jpg" text:style-name="Internet_20_link" text:visited-style-name="Visited_20_Internet_20_Link">
1682081331-54...</text:a>
"]</text:p>
      <text:p text:style-name="P4">
Tags: ['Екологія', 'Україна', 'Забруднення повітря', 'Київ']</text:p>
      <text:p text:style-name="P4">
Type: Article</text:p>
      <!--METADATA-->
      <text:p text:style-name="P4">
<draw:frame draw:style-name="fr1" draw:name="Image42" text:anchor-type="as-char" svg:width="6.9236in" svg:height="3.956343in" draw:z-index="0">
<draw:image xlink:href="../Images/yкринформ/2023-04-21T15-51-00-03-00/630_360_1682081331-667.jpg" xlink:type="simple" xlink:show="embed" xlink:actuate="onLoad" draw:mime-type="image/jpeg"/>
</draw:frame>
In Kyiv, the largest automatic air quality monitoring system in Ukraine is provided, 53 of the European sample observations are provided.</text:p>
      <text:p text:style-name="P4">
As Ukrinform reports it reports <text:a xlink:type="simple" xlink:href="https://kyivcity.gov.ua/news/za_ostanni_dva_roki_kiv_vibuduvav_naybilshu_v_ukrani_sistemu_monitoringu_yakosti_povitrya/" text:style-name="Internet_20_link" text:visited-style-name="Visited_20_Internet_20_Link">
</text:a>
.</text:p>
      <text:p text:style-name="P4">
У подальшому система буде розвиватися, аби забезпечити комплексний моніторингповітря в усіх мікрорайонах <text:a xlink:type="simple" xlink:href="https://www.ukrinform.ua/tag-kiiv" text:style-name="Internet_20_link" text:visited-style-name="Visited_20_Internet_20_Link">
 </text:a>
. This was reported in the Department of Ecology and Natural Resources of the KSCA, representing the Public Council a report on the work performed in 2021-2022.</text:p>
      <text:p text:style-name="P4">
<draw:frame draw:style-name="fr1" draw:name="Image43" text:anchor-type="as-char" svg:width="6.9236in" svg:height="4.615733in" draw:z-index="0">
<draw:image xlink:href="../Images/yкринформ/2023-04-21T15-51-00-03-00/1682081347-907.jpg" xlink:type="simple" xlink:show="embed" xlink:actuate="onLoad" draw:mime-type="image/jpeg"/>
</draw:frame>
According to the Head of the Department of Ecology and Natural Resources of the KMDAAKANDRA, since 2021 seven precision monitoring of air quality, which last year was supplemented by a network of 46 Indicative sensors. Data from all monitoring posts are processed automatic displayed in a convenient mode in the Kyiv Digital Appendix, which allows you to pick up prompt information about the state of air in the capital.</text:p>
      <text:p text:style-name="P4">
<draw:frame draw:style-name="fr1" draw:name="Image44" text:anchor-type="as-char" svg:width="6.9236in" svg:height="4.615733in" draw:z-index="0">
<draw:image xlink:href="../Images/yкринформ/2023-04-21T15-51-00-03-00/1682081332-380.jpg" xlink:type="simple" xlink:show="embed" xlink:actuate="onLoad" draw:mime-type="image/jpeg"/>
</draw:frame>
The KSCA Ecology and Natural Resources Department does not plan to dwell on this, because such a large city as Kiev requires a minimum of 17 precision -monitoring, which will allow you to receive more comprehensive information about the state.</text:p>
      <text:p text:style-name="P4">
<draw:frame draw:style-name="fr1" draw:name="Image45" text:anchor-type="as-char" svg:width="6.9236in" svg:height="4.615733in" draw:z-index="0">
<draw:image xlink:href="../Images/yкринформ/2023-04-21T15-51-00-03-00/1682081331-543.jpg" xlink:type="simple" xlink:show="embed" xlink:actuate="onLoad" draw:mime-type="image/jpeg"/>
</draw:frame>
According to the message, both types of observations are analyzed by Airz with such indicators as dust(RM1.0, PM 2.5 and PM10), sulfur dioxide, oxidazot, ozone, hydrogen sulfide, volatile organic matter. The data from the sensors are recorded every minute, stored on the server and are displayed in real time mode on Asm.kyivcity.gov.ua and in the Kyiv Digital Appendix.</text:p>
      <text:p text:style-name="P4">
<text:span text:style-name="T4">
 Read also: </text:span>
 <text:a xlink:type="simple" xlink:href="https://www.ukrinform.ua/rubric-kyiv/3682766-kiiv-uvijsov-do-rejtingu-30-stolic-svitu-z-najkrasimi-pokaznikami-akosti-povitra.html" text:style-name="Internet_20_link" text:visited-style-name="Visited_20_Internet_20_Link">
<text:span text:style-name="T4">
 Quality </text:span>
 <text:span text:style-name="T4">
 </text:span>
 Air **</text:a>
</text:p>
      <text:p text:style-name="P4">
According to Ukrinform, in Kiev for several days in a row there is a fall of water level of water in the Dnieper: in the last days the water level has fallen by more than 30 cm.</text:p>
      <text:p text:style-name="P4">
<text:span text:style-name="T5">
Foto: kyivcity.gov.ua</text:span>
</text:p>
      <text:p text:style-name="P4">
News Source: <text:a xlink:type="simple" xlink:href="https://www.ukrinform.ua/rubric-kyiv/3698933-najbilsa-v-ukraini-avtomaticna-sistema-monitoringu-akosti-povitra-pracue-u-kievi.html" text:style-name="Internet_20_link" text:visited-style-name="Visited_20_Internet_20_Link">
https://www.ukrinform.ua/rubric-kyiv/3698933-najbilsa-v-ukraini-avtomaticna-sistema-monitoringu-akosti-povitra-pracue-u-kievi.html</text:a>
</text:p>
      <!--NEWS-->
      <text:h text:style-name="P10" text:outline-level="1">
<text:span text:style-name="T4">
India has stopped receiving shipments of Russian weapons because of fears of US sanctions</text:span>
</text:h>
      <text:p text:style-name="P4">
Authors: Ukrinform (Person)</text:p>
      <text:p text:style-name="P4">
Publisher: Укринформ (Organization)</text:p>
      <text:p text:style-name="P4">
Published Time: 2023-04-21T15:55:00+03:00</text:p>
      <text:p text:style-name="P4">
Modified Time: 2023-04-21T15:55:00+03:00</text:p>
      <text:p text:style-name="P4">
Description: Supply of military goods from Russia to India has stopped due to the lack of payment mechanism that does not violate US sanctions. - Ukrinform.</text:p>
      <text:p text:style-name="P4">
Images: ["<text:a xlink:type="simple" xlink:href="https://static.ukrinform.com/photos/2023_03/thumb_files/630_360_1679589133-454.png" text:style-name="Internet_20_link" text:visited-style-name="Visited_20_Internet_20_Link">
630_360_16795...</text:a>
"]</text:p>
      <text:p text:style-name="P4">
Tags: ['Антиросійські санкції', 'Індія', 'США', 'Зброя']</text:p>
      <text:p text:style-name="P4">
Type: Article</text:p>
      <!--METADATA-->
      <text:p text:style-name="P4">
<draw:frame draw:style-name="fr1" draw:name="Image46" text:anchor-type="as-char" svg:width="6.9236in" svg:height="3.956343in" draw:z-index="0">
<draw:image xlink:href="../Images/yкринформ/2023-04-21T15-55-00-03-00/630_360_1679589133-454.png" xlink:type="simple" xlink:show="embed" xlink:actuate="onLoad" draw:mime-type="image/png"/>
</draw:frame>
Delivery goods from Russia to India have stopped due to the lack of mechanism that does not violate US sanctions.</text:p>
      <text:p text:style-name="P4">
As Ukrinform reports, it reports <text:a xlink:type="simple" xlink:href="https://www.bloomberg.com/news/articles/2023-04-21/russian-arms-sales-to-india-stall-due-to-fears-over-us-sanctions" text:style-name="Internet_20_link" text:visited-style-name="Visited_20_Internet_20_Link">
</text:a>
 .</text:p>
      <text:p text:style-name="P4">
" <text:a xlink:type="simple" xlink:href="https://www.ukrinform.ua/tag-india" text:style-name="Internet_20_link" text:visited-style-name="Visited_20_Internet_20_Link">
 </text:a>
Payments for weapons in the amount of more than $ 2lrd stopped for about a year, and Russia has stopped providing a loan supply of spare parts worth about $ 10 billion, as well as at the two -wicker missile defense system, which has not yet been received, " - reported.</text:p>
      <text:p text:style-name="P4">
According to officials, India cannot pay a bill in US dollars because of secondary sanctions, while Russia is still unwilling to take Rupees because of the volatility of the exchange rate. New Delhi is also bad to conclude an agreement in Russian rubles because of fears that will be able to buy in the open market at a fair price.</text:p>
      <text:p text:style-name="P4">
<text:span text:style-name="T4">
 Read also: </text:span>
 <text:a xlink:type="simple" xlink:href="https://www.ukrinform.ua/rubric-world/3693130-india-planue-rozrobiti-vlasnij-vinisuvacnevidimku-patogo-pokolinna-zmi.html" text:style-name="Internet_20_link" text:visited-style-name="Visited_20_Internet_20_Link">
<text:span text:style-name="T4">
 India </text:span>
</text:a>
There are currently three possible payment options for weapons. However, one of them is not beneficial for either India or Russia.</text:p>
      <text:p text:style-name="P4">
As reported <text:a xlink:type="simple" xlink:href="https://www.ukrinform.ua/rubric-ato/3698671-slovenia-priednuetsa-do-spilnoi-zakupivli-snaradiv-dla-ukraini.html" text:style-name="Internet_20_link" text:visited-style-name="Visited_20_Internet_20_Link">
</text:a>
, the Sloveniyan Government has decided to join the joint purchase of ammunition for Ukraine in the project of the European Defense Agency.(EDA)In which 23 EU Member States and Norway are already taken.</text:p>
      <text:p text:style-name="P4">
News Source: <text:a xlink:type="simple" xlink:href="https://www.ukrinform.ua/rubric-world/3698937-india-pripinila-otrimuvati-postavki-rosijskoi-zbroi-cerez-pobouvanna-sankcij-ssa.html" text:style-name="Internet_20_link" text:visited-style-name="Visited_20_Internet_20_Link">
https://www.ukrinform.ua/rubric-world/3698937-india-pripinila-otrimuvati-postavki-rosijskoi-zbroi-cerez-pobouvanna-sankcij-ssa.html</text:a>
</text:p>
      <!--NEWS-->
      <text:h text:style-name="P10" text:outline-level="1">
<text:span text:style-name="T4">
Register of losses from Russian aggression will be launched in May - the Secretary General of the Council of Europe</text:span>
</text:h>
      <text:p text:style-name="P4">
Authors: Ukrinform (Person)</text:p>
      <text:p text:style-name="P4">
Publisher: Укринформ (Organization)</text:p>
      <text:p text:style-name="P4">
Published Time: 2023-04-21T15:56:00+03:00</text:p>
      <text:p text:style-name="P4">
Modified Time: 2023-04-21T15:56:00+03:00</text:p>
      <text:p text:style-name="P4">
Description: The International Register of Losses caused by Russia's aggressive war in Ukraine will be launched in early May by a group of Council of Europe States Parties. - Ukrinform.</text:p>
      <text:p text:style-name="P4">
Images: ["<text:a xlink:type="simple" xlink:href="https://static.ukrinform.com/photos/2022_10/thumb_files/630_360_1665180314-896.jpg" text:style-name="Internet_20_link" text:visited-style-name="Visited_20_Internet_20_Link">
630_360_16651...</text:a>
"]</text:p>
      <text:p text:style-name="P4">
Tags: ['Пейчинович-Бурич', 'Збитки', 'Війна з росією']</text:p>
      <text:p text:style-name="P4">
Type: Article</text:p>
      <!--METADATA-->
      <text:p text:style-name="P4">
<draw:frame draw:style-name="fr1" draw:name="Image47" text:anchor-type="as-char" svg:width="6.9236in" svg:height="3.956343in" draw:z-index="0">
<draw:image xlink:href="../Images/yкринформ/2023-04-21T15-56-00-03-00/630_360_1665180314-896.jpg" xlink:type="simple" xlink:show="embed" xlink:actuate="onLoad" draw:mime-type="image/jpeg"/>
</draw:frame>
The International Register of Losses caused by Russia's aggressive war in Ukraine was built in early May by a group of Council of Europe.</text:p>
      <text:p text:style-name="P4">
This was stated by the Secretary General of the Council of Europe Maria Peychinovich-Burich during the recovery on Thursday in Vienna, Ukrinform reports with reference to <text:a xlink:type="simple" xlink:href="https://apa.at/" text:style-name="Internet_20_link" text:visited-style-name="Visited_20_Internet_20_Link">
</text:a>
.</text:p>
      <text:p text:style-name="P4">
"If we want to have victims oriented justice, then we must act in order not to lose information," Paychinovich -Burich said.</text:p>
      <text:p text:style-name="P4">
<text:span text:style-name="T4">
 Read also: </text:span>
 <text:a xlink:type="simple" xlink:href="https://www.ukrinform.ua/rubric-polytics/3698503-ministri-zakordonnih-sprav-es-zustrinutsa-24-kvitna-golovna-tema-vijna-v-ukraini.html" text:style-name="Internet_20_link" text:visited-style-name="Visited_20_Internet_20_Link">
</text:a>
According to her, the Coalition of Wistern states in the Council of Europe should officially prove the creation of a register in early May. The heads of state governments of the Council of Europe Member States will approve this step at their summit of Wreikyavik on May 16-17.</text:p>
      <text:p text:style-name="P4">
It is planned that the headquarters of the new institution will be in the Hague, also a branch in Kiev.</text:p>
      <text:p text:style-name="P4">
"Thus, we are clearing the way to create a mechanism for compensation for the more," the Council of Europe Secretary General.</text:p>
      <text:p text:style-name="P4">
<text:span text:style-name="T4">
 Read also: </text:span>
 <text:a xlink:type="simple" xlink:href="https://www.ukrinform.ua/rubric-vidbudova/3696749-ssa-obgovoruut-mehanizmi-peredaci-zamorozenih-aktiviv-rf-dla-vidbudovi-ukraini.html" text:style-name="Internet_20_link" text:visited-style-name="Visited_20_Internet_20_Link">
</text:a>
For his part, Alozi Vergeter's permanent representative of Austria at the Council of Europe reported Ara that Austria became a co -author of a decision made on Wednesburg on Wednesburg on the need to create such a register of losses.</text:p>
      <text:p text:style-name="P4">
"The statute is currently being developed, and Austria is also actively involved in this process," the ambassador said.</text:p>
      <text:p text:style-name="P4">
According to her, by May 10, at least 16 member countries of the Council of Europe have to create a registry office, and thus it is already necessary to exist during a summit in Reykiavik.</text:p>
      <text:p text:style-name="P4">
<text:span text:style-name="T4">
 Read also: </text:span>
 <text:a xlink:type="simple" xlink:href="https://www.ukrinform.ua/rubric-society/3696436-vijna-vze-zavdala-skodi-dovkillu-ukraini-na-majze-2-triljoni-strilec.html" text:style-name="Internet_20_link" text:visited-style-name="Visited_20_Internet_20_Link">
</text:a>
According to Vergeter, about 25-30 employees will work on the Haguestrom in the Hague, including several employees in the Kiev branch. An annual budget, which will be distributed between the Council of Europe countries, has about 8 million euros.</text:p>
      <text:p text:style-name="P4">
As it was reported, on November 14, 2022, the UN General Assembly approved the resolution on the creation of a mechanism for compensation to Ukraine for the losses caused by the war, which has been resolved and still leading Russia against Ukraine.Photo: COE.INT</text:p>
      <text:p text:style-name="P4">
News Source: <text:a xlink:type="simple" xlink:href="https://www.ukrinform.ua/rubric-vidbudova/3698939-reestr-zbitkiv-vid-rosijskoi-agresii-zapustat-u-travni-gensek-radi-evropi.html" text:style-name="Internet_20_link" text:visited-style-name="Visited_20_Internet_20_Link">
https://www.ukrinform.ua/rubric-vidbudova/3698939-reestr-zbitkiv-vid-rosijskoi-agresii-zapustat-u-travni-gensek-radi-evropi.html</text:a>
</text:p>
      <!--NEWS-->
      <text:h text:style-name="P10" text:outline-level="1">
<text:span text:style-name="T4">
In Lviv, a fountain dedicated to volunteers and "da Vinci" was opened</text:span>
</text:h>
      <text:p text:style-name="P4">
Authors: Ukrinform (Person)</text:p>
      <text:p text:style-name="P4">
Publisher: Укринформ (Organization)</text:p>
      <text:p text:style-name="P4">
Published Time: 2023-04-21T15:56:21+03:00</text:p>
      <text:p text:style-name="P4">
Modified Time: 2023-04-21T15:56:21+03:00</text:p>
      <text:p text:style-name="P4">
Description: On April 21, a fountain dedicated to the Hero of Ukraine Dmitry "da Vinci" Kotsyubil and all volunteers of the Russian-Ukrainian war was opened on the Galician Square. - Ukrinform.</text:p>
      <text:p text:style-name="P4">
Images: ["<text:a xlink:type="simple" xlink:href="https://static.ukrinform.com/photos/2023_04/thumb_files/630_360_1682081475-674.jpg" text:style-name="Internet_20_link" text:visited-style-name="Visited_20_Internet_20_Link">
630_360_16820...</text:a>
", "<text:a xlink:type="simple" xlink:href="https://static.ukrinform.com/photos/2023_04/1682081219-568.jpg" text:style-name="Internet_20_link" text:visited-style-name="Visited_20_Internet_20_Link">
1682081219-56...</text:a>
", "<text:a xlink:type="simple" xlink:href="https://static.ukrinform.com/photos/2023_04/thumb_files/630_360_1682081262-4673.jpeg" text:style-name="Internet_20_link" text:visited-style-name="Visited_20_Internet_20_Link">
630_360_16820...</text:a>
", "<text:a xlink:type="simple" xlink:href="https://static.ukrinform.com/photos/2023_04/thumb_files/630_360_1682081261-5603.jpeg" text:style-name="Internet_20_link" text:visited-style-name="Visited_20_Internet_20_Link">
630_360_16820...</text:a>
", "<text:a xlink:type="simple" xlink:href="https://static.ukrinform.com/photos/2023_04/thumb_files/630_360_1682081261-1242.jpeg" text:style-name="Internet_20_link" text:visited-style-name="Visited_20_Internet_20_Link">
630_360_16820...</text:a>
", "<text:a xlink:type="simple" xlink:href="https://static.ukrinform.com/photos/2023_04/thumb_files/630_360_1682081261-1208.jpeg" text:style-name="Internet_20_link" text:visited-style-name="Visited_20_Internet_20_Link">
630_360_16820...</text:a>
", "<text:a xlink:type="simple" xlink:href="https://static.ukrinform.com/photos/2023_04/thumb_files/630_360_1682081261-7828.jpeg" text:style-name="Internet_20_link" text:visited-style-name="Visited_20_Internet_20_Link">
630_360_16820...</text:a>
", "<text:a xlink:type="simple" xlink:href="https://static.ukrinform.com/photos/2023_04/thumb_files/630_360_1682081261-8171.jpeg" text:style-name="Internet_20_link" text:visited-style-name="Visited_20_Internet_20_Link">
630_360_16820...</text:a>
", "<text:a xlink:type="simple" xlink:href="https://static.ukrinform.com/photos/2023_04/thumb_files/630_360_1682081261-3098.jpeg" text:style-name="Internet_20_link" text:visited-style-name="Visited_20_Internet_20_Link">
630_360_16820...</text:a>
", "<text:a xlink:type="simple" xlink:href="https://static.ukrinform.com/photos/2023_04/thumb_files/630_360_1682081262-8681.jpeg" text:style-name="Internet_20_link" text:visited-style-name="Visited_20_Internet_20_Link">
630_360_16820...</text:a>
", "<text:a xlink:type="simple" xlink:href="https://static.ukrinform.com/photos/2023_04/thumb_files/630_360_1682081262-4629.jpeg" text:style-name="Internet_20_link" text:visited-style-name="Visited_20_Internet_20_Link">
630_360_16820...</text:a>
", "<text:a xlink:type="simple" xlink:href="https://static.ukrinform.com/photos/2023_04/thumb_files/630_360_1682081262-4327.jpeg" text:style-name="Internet_20_link" text:visited-style-name="Visited_20_Internet_20_Link">
630_360_16820...</text:a>
", "<text:a xlink:type="simple" xlink:href="https://static.ukrinform.com/photos/2023_04/thumb_files/630_360_1682081262-4249.jpeg" text:style-name="Internet_20_link" text:visited-style-name="Visited_20_Internet_20_Link">
630_360_16820...</text:a>
", "<text:a xlink:type="simple" xlink:href="https://static.ukrinform.com/photos/2023_04/thumb_files/630_360_1682081262-8170.jpeg" text:style-name="Internet_20_link" text:visited-style-name="Visited_20_Internet_20_Link">
630_360_16820...</text:a>
", "<text:a xlink:type="simple" xlink:href="https://static.ukrinform.com/photos/2023_04/thumb_files/630_360_1682081263-6436.jpeg" text:style-name="Internet_20_link" text:visited-style-name="Visited_20_Internet_20_Link">
630_360_16820...</text:a>
"]</text:p>
      <text:p text:style-name="P4">
Tags: ['Львів', 'Добровольці', 'Фонтан']</text:p>
      <text:p text:style-name="P4">
Type: Article</text:p>
      <!--METADATA-->
      <text:p text:style-name="P4">
<draw:frame draw:style-name="fr1" draw:name="Image48" text:anchor-type="as-char" svg:width="6.9236in" svg:height="3.956343in" draw:z-index="0">
<draw:image xlink:href="../Images/yкринформ/2023-04-21T15-56-21-03-00/630_360_1682081475-674.jpg" xlink:type="simple" xlink:show="embed" xlink:actuate="onLoad" draw:mime-type="image/jpeg"/>
</draw:frame>
On April 21, a fountain dedicated to the Hero of Ukraine Dmitry "da Vinci" Kotsyubil and all volunteers of the Russian-Ukrainian war was opened on the Galician Square.</text:p>
      <text:p text:style-name="P4">
About it reports in <text:a xlink:type="simple" xlink:href="https://t.me/kozytskyy_maksym_official/7823" text:style-name="Internet_20_link" text:visited-style-name="Visited_20_Internet_20_Link">
</text:a>
Maxim Kozytsky, the head of the Lviv Ova, Ukrinform reports.</text:p>
      <text:p text:style-name="P4">
"It is very symbolic that in Lviv, on the Galician Square, it will now resemble this fountain about all volunteers of the Posius -Ukrainian War," the message will be in the message.</text:p>
      <text:p text:style-name="P4">
<draw:frame draw:style-name="fr1" draw:name="Image49" text:anchor-type="as-char" svg:width="6.9236in" svg:height="4.609323in" draw:z-index="0">
<draw:image xlink:href="../Images/yкринформ/2023-04-21T15-56-21-03-00/1682081219-568.jpg" xlink:type="simple" xlink:show="embed" xlink:actuate="onLoad" draw:mime-type="image/jpeg"/>
</draw:frame>
According to the chief of the Ova, it is very symbolic that the fountain of Zcorten steel is made. After all, corteen steel over time becomes copper color and is not negatively affected by the environment.</text:p>
      <text:p text:style-name="P4">
It is noted that the jets of water that break through corteen steel symbolize the power of the spirit of our soldiers, which is stronger than metal and hostile armor. By force, defenders purify Ukrainian land from invaders.</text:p>
      <text:p text:style-name="P4">
<text:span text:style-name="T4">
 Read also: </text:span>
 <text:a xlink:type="simple" xlink:href="https://www.ukrinform.ua/rubric-regions/3698920-na-prikarpatti-vidkrili-memorialnu-dosku-da-vinci.html" text:style-name="Internet_20_link" text:visited-style-name="Visited_20_Internet_20_Link">
<text:span text:style-name="T4">
 Prykarpatti </text:span>
 <text:span text:style-name="T4">
 Opened </text:span>
 <text:span text:style-name="T4">
 Memorial </text:span>
 <text:span text:style-name="T4">
 </text:span>
 board <text:span text:style-name="T4">
** Vinci </text:span>
</text:a>
According to the plan, the space around the fountain will become a place of living memory and sincere conversations, in memory of "da Vinci" and all who have been lost in the heyday.As <text:a xlink:type="simple" xlink:href="https://www.ukrinform.ua/rubric-society/3680653-u-kievi-prosautsa-z-geroem-ukraini-dmitrom-kocubajlom.html" text:style-name="Internet_20_link" text:visited-style-name="Visited_20_Internet_20_Link">
 </text:a>
Ukrinform, Dmitry Kotsyubaylo, "Davinchi", was born in 1995 in the Ivano-Frankivsk region, graduated from artistic college. At the age of 18 he was a participant in the Revolution of Dignity. From the Maidan there was immediately a war as part of the Volunteer Corps "Right Sector". At the age of 21, he headed the first separate assault company "Wolves Da Vinci". In 2022, the "wolves" were already staging.</text:p>
      <text:p text:style-name="P4">
The commander of the special unit was killed <text:a xlink:type="simple" xlink:href="https://www.ukrinform.ua/tag-zsu" text:style-name="Internet_20_link" text:visited-style-name="Visited_20_Internet_20_Link">
</text:a>
Vinci Wolf Dmitry Kotsyubaylo on March 7, 2023 under Bakhmut.</text:p>
      <text:p text:style-name="P4">
On March 10, Dmitry Kotsubayla was buried in Kiev.</text:p>
      <text:p text:style-name="P4">
News Source: <text:a xlink:type="simple" xlink:href="https://www.ukrinform.ua/rubric-regions/3698938-u-lvovi-vidkrili-fontan-prisvacenij-dobrovolcam-i-da-vinci.html" text:style-name="Internet_20_link" text:visited-style-name="Visited_20_Internet_20_Link">
https://www.ukrinform.ua/rubric-regions/3698938-u-lvovi-vidkrili-fontan-prisvacenij-dobrovolcam-i-da-vinci.html</text:a>
</text:p>
      <!--NEWS-->
      <text:h text:style-name="P10" text:outline-level="1">
<text:span text:style-name="T4">
Banks were issued by state guarantees of loans for more than ₴ 70 billion</text:span>
</text:h>
      <text:p text:style-name="P4">
Authors: Ukrinform (Person)</text:p>
      <text:p text:style-name="P4">
Publisher: Укринформ (Organization)</text:p>
      <text:p text:style-name="P4">
Published Time: 2023-04-21T16:07:15+03:00</text:p>
      <text:p text:style-name="P4">
Modified Time: 2023-04-21T16:07:15+03:00</text:p>
      <text:p text:style-name="P4">
Description: Since the beginning of the use of a portfolio state guarantee tool, Ukrainian banks have issued loans by UAH 70.4 billion to support micro, small and medium-sized businesses. - Ukrinform.</text:p>
      <text:p text:style-name="P4">
Images: ["<text:a xlink:type="simple" xlink:href="https://static.ukrinform.com/photos/2018_10/thumb_files/630_360_1539178844-949.jpeg" text:style-name="Internet_20_link" text:visited-style-name="Visited_20_Internet_20_Link">
630_360_15391...</text:a>
", "<text:a xlink:type="simple" xlink:href="https://static.ukrinform.com/photos/2023_04/1682082201-951.jpg" text:style-name="Internet_20_link" text:visited-style-name="Visited_20_Internet_20_Link">
1682082201-95...</text:a>
", "<text:a xlink:type="simple" xlink:href="https://static.ukrinform.com/photos/2023_04/1682082220-584.jpg" text:style-name="Internet_20_link" text:visited-style-name="Visited_20_Internet_20_Link">
1682082220-58...</text:a>
"]</text:p>
      <text:p text:style-name="P4">
Tags: ['Банк', 'Бізнес', 'Кредит']</text:p>
      <text:p text:style-name="P4">
Type: Article</text:p>
      <!--METADATA-->
      <text:p text:style-name="P4">
<draw:frame draw:style-name="fr1" draw:name="Image50" text:anchor-type="as-char" svg:width="6.9236in" svg:height="3.956343in" draw:z-index="0">
<draw:image xlink:href="../Images/yкринформ/2023-04-21T16-07-15-03-00/630_360_1539178844-949.jpeg" xlink:type="simple" xlink:show="embed" xlink:actuate="onLoad" draw:mime-type="image/jpeg"/>
</draw:frame>
In the beginning, the use of a portfolio-based state guarantee of Ukrainian banks issued loans for UAH 70.4 billion to support the micro-, small business small business.</text:p>
      <text:p text:style-name="P4">
As Ukrinform reports, it reports <text:a xlink:type="simple" xlink:href="https://www.mof.gov.ua/uk/news/minfin_u_berezni_2023_roku_za_derzhavnimi_garantiiami_na_portfelnii_osnovi_bankami_vidano_728_kreditiv_na_38_mlrd_griven-3969" text:style-name="Internet_20_link" text:visited-style-name="Visited_20_Internet_20_Link">
</text:a>
</text:p>
      <text:p text:style-name="P4">
"У межах підтримки мікро, малого та середнього бізнесу в Україні з початкувикористання інструменту державних гарантій на портфельній основі з грудня2020 року видано 21 929 кредитів на загальну суму 70,4 млрд гривень", -йдеться в повідомленні.</text:p>
      <text:p text:style-name="P4">
Зазначається, що станом на 1 квітня 2023 року 29 банків-кредиторівобслуговують 16 955 <text:a xlink:type="simple" xlink:href="https://www.ukrinform.ua/tag-kredit" text:style-name="Internet_20_link" text:visited-style-name="Visited_20_Internet_20_Link">
 </text:a>
for the amount of UAH 53.26mlrd. The primary debt, which is partially secured by a portfolio -based guarantee, amounted to UAH 25.94 billion. Brick 71 % of the total limit of guarantees provided(UAH 36.33 billion).</text:p>
      <text:p text:style-name="P4">
При цьому в березні 2023 року укладено 728 кредитних договорів на суму 3,82млрд грн із часткою зобов’язань за основним боргом, гарантованих державою, вобсязі 2,08 млрд гривень.</text:p>
      <text:p text:style-name="P4">
<draw:frame draw:style-name="fr1" draw:name="Image51" text:anchor-type="as-char" svg:width="6.9236in" svg:height="5.1927in" draw:z-index="0">
<draw:image xlink:href="../Images/yкринформ/2023-04-21T16-07-15-03-00/1682082201-951.jpg" xlink:type="simple" xlink:show="embed" xlink:actuate="onLoad" draw:mime-type="image/jpeg"/>
</draw:frame>
According to the number of loans served as of April 1 this year, the subordinate guarantees on the portfolio basis are the leader of JSC CB "Privatbank" - now 12 024 loans totaling UAH 18.1 billion are serviced, which is 73% of the limit of such guarantees provided to that bank. The second in number of such credites is Oschadbank JSC - 2 106 loans totaling UAH 8.8 billion(respectively - 74% of the bank limit).</text:p>
      <text:p text:style-name="P4">
Найбільший обсяг кредитів обслуговується: в Одеській області – 1 176 кредитівна близько 3,94 млрд грн, у Києві, де обслуговується 1 137 кредитів на 3,92млрд грн, у Дніпропетровській області – 1 519 кредитів на 3,83 млрд грн та уЛьвівській – 1 421 кредит на 3,55 млрд гривень.</text:p>
      <text:p text:style-name="P4">
<draw:frame draw:style-name="fr1" draw:name="Image52" text:anchor-type="as-char" svg:width="6.9236in" svg:height="5.1927in" draw:z-index="0">
<draw:image xlink:href="../Images/yкринформ/2023-04-21T16-07-15-03-00/1682082220-584.jpg" xlink:type="simple" xlink:show="embed" xlink:actuate="onLoad" draw:mime-type="image/jpeg"/>
</draw:frame>
By type of economic activity, the largest loans, partly provided by the State Guarantees on a portfolio basis, are served in the following areas: agriculture - 6 333 loans for UAH 33.73 billion, wholesale and retail trade, repair of vehicles - 6,679 loans for a total amount of UAH 10.51. , processing industry - 1 535 loans for UAH 5.51 billion.As it was reported, the State Guarantee Credit Program provides for a portfolio basis provides for the possibility for MMSP to take a loan under state -garants, which cover up to 70% of the borrower's obligations. The program is designed by entrepreneurs who cannot take a "ordinary" credit due to lack of collateral or lack of credit history.</text:p>
      <text:p text:style-name="P4">
The program is implemented by the Ministry of Finance and the State Ukreximbancomy Network of Partner Banks. The loan can be obtained by a medium-sized micro-, small business representative with an annual income that does not exceed the equivalent of 50 mlneurov, with no more than 250 people.</text:p>
      <text:p text:style-name="P4">
News Source: <text:a xlink:type="simple" xlink:href="https://www.ukrinform.ua/rubric-economy/3698943-banki-vidali-za-derzgarantiami-kreditiv-na-ponad-70-milardiv.html" text:style-name="Internet_20_link" text:visited-style-name="Visited_20_Internet_20_Link">
https://www.ukrinform.ua/rubric-economy/3698943-banki-vidali-za-derzgarantiami-kreditiv-na-ponad-70-milardiv.html</text:a>
</text:p>
      <!--NEWS-->
      <text:h text:style-name="P10" text:outline-level="1">
<text:span text:style-name="T4">
Armed Forces projectiles: Cooleba calls Borrel to initiate a second tranche discussion on € 1 billion</text:span>
</text:h>
      <text:p text:style-name="P4">
Authors: Ukrinform (Person)</text:p>
      <text:p text:style-name="P4">
Publisher: Укринформ (Organization)</text:p>
      <text:p text:style-name="P4">
Published Time: 2023-04-21T16:12:00+03:00</text:p>
      <text:p text:style-name="P4">
Modified Time: 2023-04-21T16:12:00+03:00</text:p>
      <text:p text:style-name="P4">
Description: Foreign Minister of Ukraine Dmytro Kuleba called on the high representative of EU Josepa Borrel to facilitate the discussion of the second tranche of 1 billion euros for joint ammunition for Ukraine as soon as possible. - Ukrinform.</text:p>
      <text:p text:style-name="P4">
Images: ["<text:a xlink:type="simple" xlink:href="https://static.ukrinform.com/photos/2020_09/thumb_files/630_360_1600787865-240.jpg" text:style-name="Internet_20_link" text:visited-style-name="Visited_20_Internet_20_Link">
630_360_16007...</text:a>
"]</text:p>
      <text:p text:style-name="P4">
Tags: ['Кулеба', 'МЗС', 'Боєприпаси', 'Боррель', 'Війна з росією']</text:p>
      <text:p text:style-name="P4">
Type: Article</text:p>
      <!--METADATA-->
      <text:p text:style-name="P4">
<draw:frame draw:style-name="fr1" draw:name="Image53" text:anchor-type="as-char" svg:width="6.9236in" svg:height="3.956343in" draw:z-index="0">
<draw:image xlink:href="../Images/yкринформ/2023-04-21T16-12-00-03-00/630_360_1600787865-240.jpg" xlink:type="simple" xlink:show="embed" xlink:actuate="onLoad" draw:mime-type="image/jpeg"/>
</draw:frame>
The Minister of Law of Ukraine Dmytro Kuleba called on the high representative of Josepa Borrel Borrel to facilitate the discussion of the second -hand at the amount of 1 billion euros for joint purchases of ammunition for Ukraine as soon as possible.</text:p>
      <text:p text:style-name="P4">
The head of Ukrainian diplomacy reported this in <text:a xlink:type="simple" xlink:href="https://twitter.com/DmytroKuleba/status/1649391213726904322" text:style-name="Internet_20_link" text:visited-style-name="Visited_20_Internet_20_Link">
</text:a>
, reports Ukrinform.</text:p>
      <text:p text:style-name="P4">
"During our conversation, I thanked Josepa Borrel for all the EU defense aid, including the last 1 billion euros for the urgent needs of ammunition. I paid to promote the fastest completion of the second tranche at € 1 billion on joint purchases for safety in Europe.</text:p>
      <text:p text:style-name="P4">
<text:span text:style-name="T4">
 Read also: </text:span>
 <text:a xlink:type="simple" xlink:href="https://www.ukrinform.ua/rubric-polytics/3698474-kuleba-zasmucue-nespromoznist-es-realizuvati-risenna-pro-zakupivlu-boepripasiv-dla-ukraini.html" text:style-name="Internet_20_link" text:visited-style-name="Visited_20_Internet_20_Link">
<text:span text:style-name="T4">
 Cooleba </text:span>
 <text:span text:style-name="T4">
 upset </text:span>
 <text:span text:style-name="T4">
 Failure </text:span>
<text:span text:style-name="T4">
 implement </text:span>
 <text:span text:style-name="T4">
 </text:span>
 Solution <text:span text:style-name="T4">
 </text:span>
 <text:span text:style-name="T4">
 About </text:span>
 <text:span text:style-name="T4">
 Purchase </text:span>
 <text:span text:style-name="T4">
 </text:span>
 ammunition <text:span text:style-name="T4">
 </text:span>
 <text:span text:style-name="T4">
 </text:span>
 <text:span text:style-name="T4">
 </text:span>
 <text:span text:style-name="T4">
 for </text:span>
<text:span text:style-name="T4">
 Ukraine </text:span>
</text:a>
The EU has reported that 1 million ammunition has made a decision on rapid supply to Ukraine. The allocation of 1 billion euros with EFM for compensation to countries was agreed <text:a xlink:type="simple" xlink:href="https://www.ukrinform.ua/tag-evrosouz" text:style-name="Internet_20_link" text:visited-style-name="Visited_20_Internet_20_Link">
</text:a>
For the delivery of emails and another 1 billion euros - to increase the capabilities of the custom of artillery shells.</text:p>
      <text:p text:style-name="P4">
At the same time, according to media, through <text:a xlink:type="simple" xlink:href="https://www.ukrinform.ua/rubric-polytics/3698347-miz-parizem-i-varsavou-vinikla-superecka-cerez-postacanna-boepripasiv-dla-ukraini.html" text:style-name="Internet_20_link" text:visited-style-name="Visited_20_Internet_20_Link">
</text:a>
France and Poland Ambassadors of EU countries cannot be able to regulate differences on joint EU contracts for the purchase of ammunition for Ukraine.</text:p>
      <text:p text:style-name="P4">
News Source: <text:a xlink:type="simple" xlink:href="https://www.ukrinform.ua/rubric-ato/3698947-boepripasi-dla-zsu-kuleba-zaklikae-borrela-iniciuvati-obgovorenna-drugogo-transu-na-1-milard.html" text:style-name="Internet_20_link" text:visited-style-name="Visited_20_Internet_20_Link">
https://www.ukrinform.ua/rubric-ato/3698947-boepripasi-dla-zsu-kuleba-zaklikae-borrela-iniciuvati-obgovorenna-drugogo-transu-na-1-milard.html</text:a>
</text:p>
      <!--NEWS-->
      <text:h text:style-name="P10" text:outline-level="1">
<text:span text:style-name="T4">
In Crimea, partial Blackout: Simferopol, Dzhankoy and other cities - without light</text:span>
</text:h>
      <text:p text:style-name="P4">
Authors: Ukrinform (Person)</text:p>
      <text:p text:style-name="P4">
Publisher: Укринформ (Organization)</text:p>
      <text:p text:style-name="P4">
Published Time: 2023-04-21T16:20:00+03:00</text:p>
      <text:p text:style-name="P4">
Modified Time: 2023-04-21T16:20:00+03:00</text:p>
      <text:p text:style-name="P4">
Description: Simferopol, Dzhankoy, other cities and districts of the temporarily occupied Crimea. In Sevastopol, light disappeared almost all over the city. - Ukrinform.</text:p>
      <text:p text:style-name="P4">
Images: ["<text:a xlink:type="simple" xlink:href="https://static.ukrinform.com/photos/2023_04/thumb_files/630_360_1682083208-245.jpg" text:style-name="Internet_20_link" text:visited-style-name="Visited_20_Internet_20_Link">
630_360_16820...</text:a>
"]</text:p>
      <text:p text:style-name="P4">
Tags: ['Електроенергія', 'Крим', 'Блекаут']</text:p>
      <text:p text:style-name="P4">
Type: Article</text:p>
      <!--METADATA-->
      <text:p text:style-name="P4">
<draw:frame draw:style-name="fr1" draw:name="Image54" text:anchor-type="as-char" svg:width="6.9236in" svg:height="3.956343in" draw:z-index="0">
<draw:image xlink:href="../Images/yкринформ/2023-04-21T16-20-00-03-00/630_360_1682083208-245.jpg" xlink:type="simple" xlink:show="embed" xlink:actuate="onLoad" draw:mime-type="image/jpeg"/>
</draw:frame>
Simferopol, Dzhankoy, other cities and districts of temporarily occupied Crimean. In Sevastopol, light disappeared almost all over the city.</text:p>
      <text:p text:style-name="P4">
About it reports telegram channel <text:a xlink:type="simple" xlink:href="https://t.me/s/Crimeanwind" text:style-name="Internet_20_link" text:visited-style-name="Visited_20_Internet_20_Link">
</text:a>
, reports Ukrinform.</text:p>
      <text:p text:style-name="P4">
In <text:a xlink:type="simple" xlink:href="https://www.ukrinform.ua/tag-sevastopol" text:style-name="Internet_20_link" text:visited-style-name="Visited_20_Internet_20_Link">
</text:a>
Also the light disappeared.(https://t.me/Crimeanwind/28681)Subsequently, telegram channel <text:a xlink:type="simple" xlink:href="https://t.me/Crimeanwind/28688" text:style-name="Internet_20_link" text:visited-style-name="Visited_20_Internet_20_Link">
</text:a>
that the electricity supply is in Sevastopoliv. However, the causes of a large -scale accident in the peninsula are unknown.</text:p>
      <text:p text:style-name="P4">
<text:span text:style-name="T4">
 Read also: </text:span>
 <text:a xlink:type="simple" xlink:href="https://www.ukrinform.ua/rubric-crimea/3689562-deokupacia-krimu-rozvidka-retelno-analizue-dani-pro-riziki-pid-cas-zvilnenna-pivostrova.html" text:style-name="Internet_20_link" text:visited-style-name="Visited_20_Internet_20_Link">
<text:span text:style-name="T4">
 de -occupation </text:span>
 <text:span text:style-name="T4">
 Crimea </text:span>
 <text:span text:style-name="T4">
 Intelligence </text:span>
 <text:span text:style-name="T4">
 </text:span>
 carefully <text:span text:style-name="T4">
<text:span text:style-name="T5">
* analyzes </text:span>
* </text:span>
 <text:span text:style-name="T4">
 </text:span>
 <text:span text:style-name="T4">
 </text:span>
 about <text:span text:style-name="T4">
 </text:span>
 <text:span text:style-name="T4">
 Risks </text:span>
 <text:span text:style-name="T4">
 </text:span>
 <text:span text:style-name="T4">
 </text:span>
 Under <text:span text:style-name="T4">
 </text:span>
 time <text:span text:style-name="T4">
 </text:span>
 release <text:span text:style-name="T4">
** Peninsula </text:span>
</text:a>
Also <text:a xlink:type="simple" xlink:href="https://t.me/Crimeanwind/28683" text:style-name="Internet_20_link" text:visited-style-name="Visited_20_Internet_20_Link">
 </text:a>
that electricity disappeared in Simferopol, Sakakh, Krasnogvardiysky and Krasnoperekop districts, as well as in Jankoy and Dzhankoy district.</text:p>
      <text:p text:style-name="P4">
For <text:a xlink:type="simple" xlink:href="https://t.me/Crimeanwind/28684" text:style-name="Internet_20_link" text:visited-style-name="Visited_20_Internet_20_Link">
</text:a>
occupying power, in the high -electric networks of the high class of voltage worked by the AVN system(Automatically switching off the load). Причину спрацювання системи АВН і девідбувся збій не оприлюднюють.</text:p>
      <text:p text:style-name="P4">
<text:span text:style-name="T4">
Читайте також:</text:span>
 <text:a xlink:type="simple" xlink:href="https://www.ukrinform.ua/rubric-crimea/3681690-bilsist-ukrainciv-za-zvilnenna-krimu-vijskovim-slahom.html" text:style-name="Internet_20_link" text:visited-style-name="Visited_20_Internet_20_Link">
 <text:span text:style-name="T4">
Більшість</text:span>
 <text:span text:style-name="T4">
українців</text:span>
 <text:span text:style-name="T4">
звільнення</text:span>
 <text:span text:style-name="T4">
Криму</text:span>
<text:span text:style-name="T4">
військовим</text:span>
 <text:span text:style-name="T4">
шляхом</text:span>
 </text:a>
As it was reported, the occupying "authorities" of the Autonomous Republic of Crimea and Sevastopol approved <text:a xlink:type="simple" xlink:href="https://www.ukrinform.ua/rubric-crimea/3694813-u-krimu-skasuvali-demonstracii-mars-bezsmertnogo-polku-ta-parad-na-9-travna.html" text:style-name="Internet_20_link" text:visited-style-name="Visited_20_Internet_20_Link">
</text:a>
On May 1, the March of the Immortal Regiment and a military parade on May 9.</text:p>
      <text:p text:style-name="P4">
_ Photo: pixabay, pexels_</text:p>
      <text:p text:style-name="P4">
News Source: <text:a xlink:type="simple" xlink:href="https://www.ukrinform.ua/rubric-crimea/3698948-u-krimu-castkovij-blekaut-simferopol-dzankoj-ta-insi-mista-bez-svitla.html" text:style-name="Internet_20_link" text:visited-style-name="Visited_20_Internet_20_Link">
https://www.ukrinform.ua/rubric-crimea/3698948-u-krimu-castkovij-blekaut-simferopol-dzankoj-ta-insi-mista-bez-svitla.html</text:a>
</text:p>
      <!--NEWS-->
      <text:h text:style-name="P10" text:outline-level="1">
<text:span text:style-name="T4">
On the basis of Ramstein was a meeting of the Tank Coalition - Rennikov told about the results</text:span>
</text:h>
      <text:p text:style-name="P4">
Authors: Ukrinform (Person)</text:p>
      <text:p text:style-name="P4">
Publisher: Укринформ (Organization)</text:p>
      <text:p text:style-name="P4">
Published Time: 2023-04-21T16:22:00+03:00</text:p>
      <text:p text:style-name="P4">
Modified Time: 2023-04-21T16:22:00+03:00</text:p>
      <text:p text:style-name="P4">
Description: Defense Minister Alexei Reznikov spoke about the results of a meeting of the heads of defense agencies of countries that are part of the so -called tank coalition. The meeting was held within the framework of the contact group on Defense of Ukraine in Ramstein format. - Ukrinform.</text:p>
      <text:p text:style-name="P4">
Images: ["<text:a xlink:type="simple" xlink:href="https://static.ukrinform.com/photos/2023_03/thumb_files/630_360_1678276922-524.jpg" text:style-name="Internet_20_link" text:visited-style-name="Visited_20_Internet_20_Link">
630_360_16782...</text:a>
", "<text:a xlink:type="simple" xlink:href="https://static.ukrinform.com/photos/2023_04/1682083764-367.jpeg" text:style-name="Internet_20_link" text:visited-style-name="Visited_20_Internet_20_Link">
1682083764-36...</text:a>
"]</text:p>
      <text:p text:style-name="P4">
Tags: ['Німеччина', 'Польща', 'Танк', 'Резніков', 'Зустріч Рамштайн']</text:p>
      <text:p text:style-name="P4">
Type: Article</text:p>
      <!--METADATA-->
      <text:p text:style-name="P4">
<draw:frame draw:style-name="fr1" draw:name="Image55" text:anchor-type="as-char" svg:width="6.9236in" svg:height="3.956343in" draw:z-index="0">
<draw:image xlink:href="../Images/yкринформ/2023-04-21T16-22-00-03-00/630_360_1678276922-524.jpg" xlink:type="simple" xlink:show="embed" xlink:actuate="onLoad" draw:mime-type="image/jpeg"/>
</draw:frame>
Ministry of Ministry Alexei Reznikov spoke about the results of a meeting of the heads of defense of the countries that are part of the so -called tank coalition. The meeting was held in the meeting of the Contact Group on Defense of Ukraine in Ramstein format.</text:p>
      <text:p text:style-name="P4">
As Ukrinform reports, he wrote about it in <text:a xlink:type="simple" xlink:href="https://twitter.com/oleksiireznikov/status/1649395022712692740" text:style-name="Internet_20_link" text:visited-style-name="Visited_20_Internet_20_Link">
</text:a>
.</text:p>
      <text:p text:style-name="P4">
“A meeting of the Tank Coalition took place. I am grateful to my German and Polish officials Boris Pistorius and Mariusz Blaschak for the adamant support of Ukraine. Today we signed a protocol on the intentions to create in Poland the Central Technical Services and maintenance of the main combat <text:a xlink:type="simple" xlink:href="https://www.ukrinform.ua/tag-tank" text:style-name="Internet_20_link" text:visited-style-name="Visited_20_Internet_20_Link">
</text:a>
Leopard 2 of Ukraine. This will promote more cooperation and the capabilities of Ukrainian defenders, ”Reznikov said.</text:p>
      <text:p text:style-name="P4">
<draw:frame draw:style-name="fr1" draw:name="Image56" text:anchor-type="as-char" svg:width="6.9236in" svg:height="9.631205in" draw:z-index="0">
<draw:image xlink:href="../Images/yкринформ/2023-04-21T16-22-00-03-00/1682083764-367.jpeg" xlink:type="simple" xlink:show="embed" xlink:actuate="onLoad" draw:mime-type="image/jpeg"/>
</draw:frame>
<text:span text:style-name="T5">
Foto: Reznikov/Twitter</text:span>
</text:p>
      <text:p text:style-name="P4">
<text:span text:style-name="T4">
 Read also: </text:span>
 <text:a xlink:type="simple" xlink:href="https://www.ukrinform.ua/rubric-ato/3698772-ostin-nazvav-tri-klucovi-temi-sogodnisnogo-ramstajnu.html" text:style-name="Internet_20_link" text:visited-style-name="Visited_20_Internet_20_Link">
<text:span text:style-name="T4">
 Ramstay </text:span>
</text:a>
According to him, the joint efforts of the "armored fist" stopped the aggression of the terrorist regime against Europe and the whole free world. "Ukrainian soldiers skillfully defend their country. Modern Western technologies will lead to the defeat of Moscow. The sooner it happens, the faster it is in place, ”the minister added.</text:p>
      <text:p text:style-name="P4">
<text:span text:style-name="T4">
 Read also: </text:span>
 <text:a xlink:type="simple" xlink:href="https://www.ukrinform.ua/rubric-ato/3698739-glava-pentagonu-pogovoriv-iz-reznikovim-pered-ramstajnom.html" text:style-name="Internet_20_link" text:visited-style-name="Visited_20_Internet_20_Link">
<text:span text:style-name="T4">
 Ramstay </text:span>
</text:a>
As reported by Ukrinform, on April 21 on the basis of US Air Force "Ramstein" UNIMECHINA <text:a xlink:type="simple" xlink:href="https://www.ukrinform.ua/rubric-ato/3698632-u-minoboroni-nimeccini-rozpovili-aki-pitanna-obgovoruvatimut-na-ramstajni.html" text:style-name="Internet_20_link" text:visited-style-name="Visited_20_Internet_20_Link">
</text:a>
 .</text:p>
      <text:p text:style-name="P4">
News Source: <text:a xlink:type="simple" xlink:href="https://www.ukrinform.ua/rubric-ato/3698958-na-bazi-ramstajn-projsla-zustric-tankovoi-koalicii-reznikov-rozpoviv-pro-rezultati.html" text:style-name="Internet_20_link" text:visited-style-name="Visited_20_Internet_20_Link">
https://www.ukrinform.ua/rubric-ato/3698958-na-bazi-ramstajn-projsla-zustric-tankovoi-koalicii-reznikov-rozpoviv-pro-rezultati.html</text:a>
</text:p>
      <!--NEWS-->
      <text:h text:style-name="P10" text:outline-level="1">
<text:span text:style-name="T4">
The Ukrainian Free Wrestling Team has spent the most successful CHE in the last 10 years</text:span>
</text:h>
      <text:p text:style-name="P4">
Authors: Ukrinform (Person)</text:p>
      <text:p text:style-name="P4">
Publisher: Укринформ (Organization)</text:p>
      <text:p text:style-name="P4">
Published Time: 2023-04-21T16:25:21+03:00</text:p>
      <text:p text:style-name="P4">
Modified Time: 2023-04-21T16:25:21+03:00</text:p>
      <text:p text:style-name="P4">
Description: Blue and yellow became the fourth best team of the tournament. - Ukrinform.</text:p>
      <text:p text:style-name="P4">
Images: ["<text:a xlink:type="simple" xlink:href="https://static.ukrinform.com/photos/2023_04/thumb_files/630_360_1682083435-128.jpg" text:style-name="Internet_20_link" text:visited-style-name="Visited_20_Internet_20_Link">
630_360_16820...</text:a>
"]</text:p>
      <text:p text:style-name="P4">
Tags: ['вільна боротьба']</text:p>
      <text:p text:style-name="P4">
Type: Article</text:p>
      <!--METADATA-->
      <text:p text:style-name="P4">
<draw:frame draw:style-name="fr1" draw:name="Image57" text:anchor-type="as-char" svg:width="6.9236in" svg:height="3.956343in" draw:z-index="0">
<draw:image xlink:href="../Images/yкринформ/2023-04-21T16-25-21-03-00/630_360_1682083435-128.jpg" xlink:type="simple" xlink:show="embed" xlink:actuate="onLoad" draw:mime-type="image/jpeg"/>
</draw:frame>
Blue and yellow became the fourth best team of the tournament.</text:p>
      <text:p text:style-name="P4">
Ukraine has graduated from a tournament in Zagreb with a total work in three medals, reports Ukrinform.</text:p>
      <text:p text:style-name="P4">
Vasily Mikhailov became the champion of Europe in Zagreb(Weight category up to 79 kg), Mikhailov's victory is the first for the men's team of Ukraine for the last 10 years of the European Championship.</text:p>
      <text:p text:style-name="P4">
"Bronze" in the asset of Erica Arushanyan(up to 65 kg)and Igor Nikiforuk(up to 70 kg).</text:p>
      <text:p text:style-name="P4">
Відтак, Україна закінчила турнір із четвертим найкращим показником. Найкращимина турнірі стали борці Азербайджану (2 gold, 3 silver, 2 bronze). Післярозподілу нагород за ґатунками «синьо-жовті» посіли підсумкове шосте місце впідсумковому медальному заліку.</text:p>
      <text:p text:style-name="P4">
За медальним доробком Євро-2023 — найуспішніший для України у вільній боротьбаза останні 10 років. Саме у 2013-му українець Павло Олійник став чемпіономЄвропи у вазі до 96 кг.</text:p>
      <text:p text:style-name="P4">
<text:span text:style-name="T4">
Читайте також:</text:span>
 <text:a xlink:type="simple" xlink:href="https://www.ukrinform.ua/rubric-sports/3698584-ukrainka-belinska-druga-na-ce-z-borotbi.html" text:style-name="Internet_20_link" text:visited-style-name="Visited_20_Internet_20_Link">
 </text:a>
As reported by Ukrinform earlier, the Ukrainians Livach and Belinskaya won silver from the fight.</text:p>
      <text:p text:style-name="P4">
Photo: uww.org</text:p>
      <text:p text:style-name="P4">
News Source: <text:a xlink:type="simple" xlink:href="https://www.ukrinform.ua/rubric-sports/3698950-zbirna-ukraini-z-vilnoi-borotbi-provela-najuspisnisij-ce-za-ostanni-10-rokiv.html" text:style-name="Internet_20_link" text:visited-style-name="Visited_20_Internet_20_Link">
https://www.ukrinform.ua/rubric-sports/3698950-zbirna-ukraini-z-vilnoi-borotbi-provela-najuspisnisij-ce-za-ostanni-10-rokiv.html</text:a>
</text:p>
      <!--NEWS-->
      <text:h text:style-name="P10" text:outline-level="1">
<text:span text:style-name="T4">
Capital police should stop minibuses during air alarm - KSCA</text:span>
</text:h>
      <text:p text:style-name="P4">
Authors: Ukrinform (Person)</text:p>
      <text:p text:style-name="P4">
Publisher: Укринформ (Organization)</text:p>
      <text:p text:style-name="P4">
Published Time: 2023-04-21T16:26:46+03:00</text:p>
      <text:p text:style-name="P4">
Modified Time: 2023-04-21T16:26:46+03:00</text:p>
      <text:p text:style-name="P4">
Description: In Kiev, the patrol police should stop public transport, including private carriers, to demand that passengers the opportunity to protect themselves in shelters from hostile shelling. - Ukrinform.</text:p>
      <text:p text:style-name="P4">
Images: ["<text:a xlink:type="simple" xlink:href="https://static.ukrinform.com/photos/2023_04/thumb_files/630_360_1682079992-183.jpg" text:style-name="Internet_20_link" text:visited-style-name="Visited_20_Internet_20_Link">
630_360_16820...</text:a>
"]</text:p>
      <text:p text:style-name="P4">
Tags: ['КМДА', 'Поліція', 'Війна з росією', 'Повітряна тривога']</text:p>
      <text:p text:style-name="P4">
Type: Article</text:p>
      <!--METADATA-->
      <text:p text:style-name="P4">
<draw:frame draw:style-name="fr1" draw:name="Image58" text:anchor-type="as-char" svg:width="6.9236in" svg:height="3.956343in" draw:z-index="0">
<draw:image xlink:href="../Images/yкринформ/2023-04-21T16-26-46-03-00/630_360_1682079992-183.jpg" xlink:type="simple" xlink:show="embed" xlink:actuate="onLoad" draw:mime-type="image/jpeg"/>
</draw:frame>
In Kyivvpatroo police, during air alarm should stop public transport, including private carriers, in order to demand the possibility of protecting themselves in shelters from enemy shelling.</text:p>
      <text:p text:style-name="P4">
Roman Tkachuk, Director of the KSCA Municipal Security Department, said the Posconference in Ukrinform.</text:p>
      <text:p text:style-name="P4">
“Department of Transport(KSCA - ed.)He was instructed to prepare QR Code stops in order to read protective structures that are near this stop from the phone. And the fact that private carriers do not comply with the decisions of the city's defense, we have talked about it with the patrol police, they should stop during the air alarm, including private carriers and to give them protection for the population, ”Tkachuk said.</text:p>
      <text:p text:style-name="P4">
<text:span text:style-name="T4">
 Read also: </text:span>
 <text:a xlink:type="simple" xlink:href="https://www.ukrinform.ua/rubric-kyiv/3698930-cimalo-ukrittiv-u-stolici-ne-pristosovani-dla-malomobilnogo-naselenna-kmda.html" text:style-name="Internet_20_link" text:visited-style-name="Visited_20_Internet_20_Link">
</text:a>
He stressed that in general, every inhabitant and guest of the capital should be legally maintained, no matter where it is at the time of the announcement of the air anxiety. According to the KSCA Department, Tkachuk added, 80% of the capital stops are equipped or have at least underground passing to use them for protection.</text:p>
      <text:p text:style-name="P4">
As it was reported, in Kyiv, since August 1, 2022, land transport is in charge of air alarm, passengers should leave the salon and pass the nearest shelter.</text:p>
      <text:p text:style-name="P4">
News Source: <text:a xlink:type="simple" xlink:href="https://www.ukrinform.ua/rubric-kyiv/3698951-stolicna-policia-mae-zupinati-marsrutki-pid-cas-povitranoi-trivogi-kmda.html" text:style-name="Internet_20_link" text:visited-style-name="Visited_20_Internet_20_Link">
https://www.ukrinform.ua/rubric-kyiv/3698951-stolicna-policia-mae-zupinati-marsrutki-pid-cas-povitranoi-trivogi-kmda.html</text:a>
</text:p>
      <!--NEWS-->
      <text:h text:style-name="P10" text:outline-level="1">
<text:span text:style-name="T4">
Ukrnafta develops partnership with Polish orlen</text:span>
</text:h>
      <text:p text:style-name="P4">
Authors: Ukrinform (Person)</text:p>
      <text:p text:style-name="P4">
Publisher: Укринформ (Organization)</text:p>
      <text:p text:style-name="P4">
Published Time: 2023-04-21T16:29:53+03:00</text:p>
      <text:p text:style-name="P4">
Modified Time: 2023-04-21T16:29:53+03:00</text:p>
      <text:p text:style-name="P4">
Description: Ukrnafta and the Polish State PKN Orlen oil and gas concern are planning to cooperate. - Ukrinform.</text:p>
      <text:p text:style-name="P4">
Images: ["<text:a xlink:type="simple" xlink:href="https://static.ukrinform.com/photos/2023_04/thumb_files/630_360_1682083646-706.png" text:style-name="Internet_20_link" text:visited-style-name="Visited_20_Internet_20_Link">
630_360_16820...</text:a>
"]</text:p>
      <text:p text:style-name="P4">
Tags: ['Укрнафта', 'PKN Orlen']</text:p>
      <text:p text:style-name="P4">
Type: Article</text:p>
      <!--METADATA-->
      <text:p text:style-name="P4">
<draw:frame draw:style-name="fr1" draw:name="Image59" text:anchor-type="as-char" svg:width="6.9236in" svg:height="3.956343in" draw:z-index="0">
<draw:image xlink:href="../Images/yкринформ/2023-04-21T16-29-53-03-00/630_360_1682083646-706.png" xlink:type="simple" xlink:show="embed" xlink:actuate="onLoad" draw:mime-type="image/png"/>
</draw:frame>
Ukrnaftata Polish State PKN Orlen is planning to cooperate.</text:p>
      <text:p text:style-name="P4">
According to Ukrinform, the press service reports <text:a xlink:type="simple" xlink:href="https://www.ukrnafta.com/ukrnafta-rozvyvae-mizhnarodne-partnerstvo-orlen" text:style-name="Internet_20_link" text:visited-style-name="Visited_20_Internet_20_Link">
</text:a>
.</text:p>
      <text:p text:style-name="P4">
It is noted that today a meeting of the director of PJSC “Ukrnafta” Sergikoretsky with PKN ORLEN chairman Daniel Obatek and the topless of the concern took place.</text:p>
      <text:p text:style-name="P4">
During the meeting, the representatives of the companies discussed the opportunities for cooperation to dig a clear plan in many areas. Koretsky's details promised the results.</text:p>
      <text:p text:style-name="P4">
<text:span text:style-name="T4">
 Read also: </text:span>
 <text:a xlink:type="simple" xlink:href="https://www.ukrinform.ua/rubric-economy/3695565-ukrnafta-zaversila-i-kvartal-z-cistim-pributkom-43-milarda.html" text:style-name="Internet_20_link" text:visited-style-name="Visited_20_Internet_20_Link">
<text:span text:style-name="T4">
 Ukrnafta </text:span>
</text:a>
As it was reported, the Polish State Oil and Gas Concern PKN ORLEN terminated contract with the Russian company "Tatnafta" without payment of penalties <text:a xlink:type="simple" xlink:href="https://www.ukrinform.ua/tag-sankcii" text:style-name="Internet_20_link" text:visited-style-name="Visited_20_Internet_20_Link">
</text:a>
After stopping the supply of oil from the Russian Federation.  _ Photo: Ukrnafta _</text:p>
      <text:p text:style-name="P4">
News Source: <text:a xlink:type="simple" xlink:href="https://www.ukrinform.ua/rubric-economy/3698953-ukrnafta-rozvivae-partnerstvo-z-polskim-orlen.html" text:style-name="Internet_20_link" text:visited-style-name="Visited_20_Internet_20_Link">
https://www.ukrinform.ua/rubric-economy/3698953-ukrnafta-rozvivae-partnerstvo-z-polskim-orlen.html</text:a>
</text:p>
      <!--NEWS-->
      <text:h text:style-name="P10" text:outline-level="1">
<text:span text:style-name="T4">
In Mukachevo, a children's theater festival "Impeat over Latorica" began</text:span>
</text:h>
      <text:p text:style-name="P4">
Authors: Ukrinform (Person)</text:p>
      <text:p text:style-name="P4">
Publisher: Укринформ (Organization)</text:p>
      <text:p text:style-name="P4">
Published Time: 2023-04-21T16:29:59+03:00</text:p>
      <text:p text:style-name="P4">
Modified Time: 2023-04-21T16:29:59+03:00</text:p>
      <text:p text:style-name="P4">
Description: In Mukachevo in Transcarpathia, a children's theater festival "Embrease over Latorica" was opened. - Ukrinform.</text:p>
      <text:p text:style-name="P4">
Images: ["<text:a xlink:type="simple" xlink:href="https://static.ukrinform.com/photos/2023_04/thumb_files/630_360_1682083213-5333.jpeg" text:style-name="Internet_20_link" text:visited-style-name="Visited_20_Internet_20_Link">
630_360_16820...</text:a>
", "<text:a xlink:type="simple" xlink:href="https://static.ukrinform.com/photos/2023_04/thumb_files/630_360_1682083212-1745.jpeg" text:style-name="Internet_20_link" text:visited-style-name="Visited_20_Internet_20_Link">
630_360_16820...</text:a>
", "<text:a xlink:type="simple" xlink:href="https://static.ukrinform.com/photos/2023_04/thumb_files/630_360_1682083212-8801.jpeg" text:style-name="Internet_20_link" text:visited-style-name="Visited_20_Internet_20_Link">
630_360_16820...</text:a>
", "<text:a xlink:type="simple" xlink:href="https://static.ukrinform.com/photos/2023_04/thumb_files/630_360_1682083212-8254.jpeg" text:style-name="Internet_20_link" text:visited-style-name="Visited_20_Internet_20_Link">
630_360_16820...</text:a>
", "<text:a xlink:type="simple" xlink:href="https://static.ukrinform.com/photos/2023_04/thumb_files/630_360_1682083212-6161.jpeg" text:style-name="Internet_20_link" text:visited-style-name="Visited_20_Internet_20_Link">
630_360_16820...</text:a>
", "<text:a xlink:type="simple" xlink:href="https://static.ukrinform.com/photos/2023_04/thumb_files/630_360_1682083212-2140.jpeg" text:style-name="Internet_20_link" text:visited-style-name="Visited_20_Internet_20_Link">
630_360_16820...</text:a>
", "<text:a xlink:type="simple" xlink:href="https://static.ukrinform.com/photos/2023_04/thumb_files/630_360_1682083212-4128.jpeg" text:style-name="Internet_20_link" text:visited-style-name="Visited_20_Internet_20_Link">
630_360_16820...</text:a>
", "<text:a xlink:type="simple" xlink:href="https://static.ukrinform.com/photos/2023_04/thumb_files/630_360_1682083213-4130.jpeg" text:style-name="Internet_20_link" text:visited-style-name="Visited_20_Internet_20_Link">
630_360_16820...</text:a>
", "<text:a xlink:type="simple" xlink:href="https://static.ukrinform.com/photos/2023_04/thumb_files/630_360_1682083213-2420.jpeg" text:style-name="Internet_20_link" text:visited-style-name="Visited_20_Internet_20_Link">
630_360_16820...</text:a>
", "<text:a xlink:type="simple" xlink:href="https://static.ukrinform.com/photos/2023_04/thumb_files/630_360_1682083213-3227.jpeg" text:style-name="Internet_20_link" text:visited-style-name="Visited_20_Internet_20_Link">
630_360_16820...</text:a>
", "<text:a xlink:type="simple" xlink:href="https://static.ukrinform.com/photos/2023_04/thumb_files/630_360_1682083213-9002.jpeg" text:style-name="Internet_20_link" text:visited-style-name="Visited_20_Internet_20_Link">
630_360_16820...</text:a>
", "<text:a xlink:type="simple" xlink:href="https://static.ukrinform.com/photos/2023_04/thumb_files/630_360_1682083213-9150.jpeg" text:style-name="Internet_20_link" text:visited-style-name="Visited_20_Internet_20_Link">
630_360_16820...</text:a>
", "<text:a xlink:type="simple" xlink:href="https://static.ukrinform.com/photos/2023_04/thumb_files/630_360_1682083214-4520.jpeg" text:style-name="Internet_20_link" text:visited-style-name="Visited_20_Internet_20_Link">
630_360_16820...</text:a>
", "<text:a xlink:type="simple" xlink:href="https://static.ukrinform.com/photos/2023_04/thumb_files/630_360_1682083214-4294.jpeg" text:style-name="Internet_20_link" text:visited-style-name="Visited_20_Internet_20_Link">
630_360_16820...</text:a>
"]</text:p>
      <text:p text:style-name="P4">
Tags: ['Фестиваль', 'Мукачево', 'Закарпаття']</text:p>
      <text:p text:style-name="P4">
Type: Article</text:p>
      <!--METADATA-->
      <text:p text:style-name="P4">
<draw:frame draw:style-name="fr1" draw:name="Image60" text:anchor-type="as-char" svg:width="6.9236in" svg:height="3.956343in" draw:z-index="0">
<draw:image xlink:href="../Images/yкринформ/2023-04-21T16-29-59-03-00/630_360_1682083213-5333.jpeg" xlink:type="simple" xlink:show="embed" xlink:actuate="onLoad" draw:mime-type="image/jpeg"/>
</draw:frame>
Umukachev in Transcarpathia opened the children's theater festival "Impreza with a supra."</text:p>
      <text:p text:style-name="P4">
This was reported in <text:a xlink:type="simple" xlink:href="https://www.facebook.com/mukachevo.rada/posts/pfbid02Vu5KGvU639VeKHh1hzd5kD63NoGjmLmKkLowzYZH9auuZf6pLdHyGzf5dr3Tkyu7l" text:style-name="Internet_20_link" text:visited-style-name="Visited_20_Internet_20_Link">
</text:a>
Mukachevo City Council, Ukrinform reports.</text:p>
      <text:p text:style-name="P4">
It is noted that this year the anniversary festival, it is held in the city already.</text:p>
      <text:p text:style-name="P4">
According to the report, 17 groups of young theaters of Kharkiv, Kiev, Odessa, Vinnitsa, Ivano-Frankivsk, Rivne, Konotop, Kamianets-Podilsky, Uzhgorod and the theater collective from Mukachevo came to Mukachevo.</text:p>
      <text:p text:style-name="P4">
<text:span text:style-name="T4">
 Read also: </text:span>
 <text:a xlink:type="simple" xlink:href="https://www.ukrinform.ua/rubric-culture/3697912-u-gruzii-projde-festival-ukrainskogo-mistectva-bouquet-kyiv-stage.html" text:style-name="Internet_20_link" text:visited-style-name="Visited_20_Internet_20_Link">
<text:span text:style-name="T4">
 Festival </text:span>
</text:a>
</text:p>
      <text:p text:style-name="P4">
They will show 17 performances within five days.</text:p>
      <text:p text:style-name="P4">
During the opening in the central square of the city, theater groups - participants of the festival were present. Young theaters demonstrated a business card and presented the symbolic coats of arms "Prince Koryatovich".</text:p>
      <text:p text:style-name="P4">
<text:span text:style-name="T4">
 Read also: </text:span>
 <text:a xlink:type="simple" xlink:href="https://www.ukrinform.ua/rubric-diaspora/3697125-u-baku-vidbuvsa-blagodijnij-festivalarmarok-vesnanka.html" text:style-name="Internet_20_link" text:visited-style-name="Visited_20_Internet_20_Link">
<text:span text:style-name="T4">
 Festival </text:span>
</text:a>
April 23 will host the award ceremony.</text:p>
      <text:p text:style-name="P4">
News Source: <text:a xlink:type="simple" xlink:href="https://www.ukrinform.ua/rubric-culture/3698955-u-mukacevi-rozpocavsa-ditacij-teatralnij-festival-impreza-nad-latoriceu.html" text:style-name="Internet_20_link" text:visited-style-name="Visited_20_Internet_20_Link">
https://www.ukrinform.ua/rubric-culture/3698955-u-mukacevi-rozpocavsa-ditacij-teatralnij-festival-impreza-nad-latoriceu.html</text:a>
</text:p>
      <!--NEWS-->
      <text:h text:style-name="P10" text:outline-level="1">
<text:span text:style-name="T4">
UkrPoshta launched brands with Easter eggs of different regions</text:span>
</text:h>
      <text:p text:style-name="P4">
Authors: Ukrinform (Person)</text:p>
      <text:p text:style-name="P4">
Publisher: Укринформ (Organization)</text:p>
      <text:p text:style-name="P4">
Published Time: 2023-04-21T16:31:27+03:00</text:p>
      <text:p text:style-name="P4">
Modified Time: 2023-04-21T16:31:27+03:00</text:p>
      <text:p text:style-name="P4">
Description: From Friday, April 21, UkrPoshta lands brands with Easter eggs of different regions of Ukraine. - Ukrinform.</text:p>
      <text:p text:style-name="P4">
Images: ["<text:a xlink:type="simple" xlink:href="https://static.ukrinform.com/photos/2023_04/thumb_files/630_360_1682083611-191.jpg" text:style-name="Internet_20_link" text:visited-style-name="Visited_20_Internet_20_Link">
630_360_16820...</text:a>
", "<text:a xlink:type="simple" xlink:href="https://static.ukrinform.com/photos/2023_04/1682083611-906.jpg" text:style-name="Internet_20_link" text:visited-style-name="Visited_20_Internet_20_Link">
1682083611-90...</text:a>
", "<text:a xlink:type="simple" xlink:href="https://static.ukrinform.com/photos/2023_04/1682083612-434.jpg" text:style-name="Internet_20_link" text:visited-style-name="Visited_20_Internet_20_Link">
1682083612-43...</text:a>
", "<text:a xlink:type="simple" xlink:href="https://static.ukrinform.com/photos/2023_04/1682083611-716.jpg" text:style-name="Internet_20_link" text:visited-style-name="Visited_20_Internet_20_Link">
1682083611-71...</text:a>
"]</text:p>
      <text:p text:style-name="P4">
Tags: ['Марка', 'Укрпошта', 'Писанка']</text:p>
      <text:p text:style-name="P4">
Type: Article</text:p>
      <!--METADATA-->
      <text:p text:style-name="P4">
<draw:frame draw:style-name="fr1" draw:name="Image61" text:anchor-type="as-char" svg:width="6.9236in" svg:height="3.951966in" draw:z-index="0">
<draw:image xlink:href="../Images/yкринформ/2023-04-21T16-31-27-03-00/630_360_1682083611-191.jpg" xlink:type="simple" xlink:show="embed" xlink:actuate="onLoad" draw:mime-type="image/jpeg"/>
</draw:frame>
Pyatnytsia, April 21, UkrPoshta lands brands with Easter eggs of different regions of Ukraine.</text:p>
      <text:p text:style-name="P4">
According to Ukrinform, the CEO of Ukrposhta Igor Smilyansky reported in <text:a xlink:type="simple" xlink:href="https://t.me/igorsmelyansky/2133" text:style-name="Internet_20_link" text:visited-style-name="Visited_20_Internet_20_Link">
</text:a>
.</text:p>
      <text:p text:style-name="P4">
“Our Easter eggs are stronger than the enemy and from today, the Easter eggs are expensive to buy at branches and postal <text:a xlink:type="simple" xlink:href="https://bit.ly/3owqa2o" text:style-name="Internet_20_link" text:visited-style-name="Visited_20_Internet_20_Link">
</text:a>
”, Is in the message.</text:p>
      <text:p text:style-name="P4">
<draw:frame draw:style-name="fr1" draw:name="Image62" text:anchor-type="as-char" svg:width="6.9236in" svg:height="6.9236in" draw:z-index="0">
<draw:image xlink:href="../Images/yкринформ/2023-04-21T16-31-27-03-00/1682083611-906.jpg" xlink:type="simple" xlink:show="embed" xlink:actuate="onLoad" draw:mime-type="image/jpeg"/>
</draw:frame>
In his words, Easter eggs are difficult, because the ancestors of Ukrainians in every pattern of Tairzhka laid their meaning and sacred importance.</text:p>
      <text:p text:style-name="P4">
<text:span text:style-name="T4">
 Read also: </text:span>
 <text:a xlink:type="simple" xlink:href="https://www.ukrinform.ua/rubric-society/3694717-ukrposta-vistavit-na-prodaz-tisacu-marok-russkij-voennij-korabl-sob-zibrati-na-dron.html" text:style-name="Internet_20_link" text:visited-style-name="Visited_20_Internet_20_Link">
<text:span text:style-name="T4">
 UkrPoshta </text:span>
</text:a>
</text:p>
      <text:p text:style-name="P4">
<draw:frame draw:style-name="fr1" draw:name="Image63" text:anchor-type="as-char" svg:width="6.9236in" svg:height="6.9236in" draw:z-index="0">
<draw:image xlink:href="../Images/yкринформ/2023-04-21T16-31-27-03-00/1682083612-434.jpg" xlink:type="simple" xlink:show="embed" xlink:actuate="onLoad" draw:mime-type="image/jpeg"/>
</draw:frame>
"For example, a cross from Lviv region depicts a cross with an ornament" Kachachilapka ", such a print was considered a charm," Smilyansky added.</text:p>
      <text:p text:style-name="P4">
<draw:frame draw:style-name="fr1" draw:name="Image64" text:anchor-type="as-char" svg:width="6.9236in" svg:height="6.9236in" draw:z-index="0">
<draw:image xlink:href="../Images/yкринформ/2023-04-21T16-31-27-03-00/1682083611-716.jpg" xlink:type="simple" xlink:show="embed" xlink:actuate="onLoad" draw:mime-type="image/jpeg"/>
</draw:frame>
As reported by Ukrinform, in Vinnitsa released exclusive <text:a xlink:type="simple" xlink:href="https://www.ukrinform.ua/rubric-regions/3696119-u-vinnici-vipustili-postovu-marku-na-cest-tvorca-persogo-benzinovogo-dviguna.html" text:style-name="Internet_20_link" text:visited-style-name="Visited_20_Internet_20_Link">
</text:a>
The world's first Karl Benz gasoline engine.  Photo: UkrPoshta</text:p>
      <text:p text:style-name="P4">
News Source: <text:a xlink:type="simple" xlink:href="https://www.ukrinform.ua/rubric-society/3698956-ukrposta-zapustila-v-obig-marki-z-pisankami-riznih-regioniv.html" text:style-name="Internet_20_link" text:visited-style-name="Visited_20_Internet_20_Link">
https://www.ukrinform.ua/rubric-society/3698956-ukrposta-zapustila-v-obig-marki-z-pisankami-riznih-regioniv.html</text:a>
</text:p>
      <!--NEWS-->
      <text:h text:style-name="P10" text:outline-level="1">
<text:span text:style-name="T4">
Albania canceled visa waiver for Russians</text:span>
</text:h>
      <text:p text:style-name="P4">
Authors: Ukrinform (Person)</text:p>
      <text:p text:style-name="P4">
Publisher: Укринформ (Organization)</text:p>
      <text:p text:style-name="P4">
Published Time: 2023-04-21T16:35:00+03:00</text:p>
      <text:p text:style-name="P4">
Modified Time: 2023-04-21T16:35:00+03:00</text:p>
      <text:p text:style-name="P4">
Description: The Republic of Albania abolished the visa -free regime for Russian citizens. - Ukrinform.</text:p>
      <text:p text:style-name="P4">
Images: ["<text:a xlink:type="simple" xlink:href="https://static.ukrinform.com/photos/2017_04/thumb_files/630_360_1491836790-7196.jpg" text:style-name="Internet_20_link" text:visited-style-name="Visited_20_Internet_20_Link">
630_360_14918...</text:a>
"]</text:p>
      <text:p text:style-name="P4">
Tags: ['Албанія', 'Безвізовий режим', 'росія']</text:p>
      <text:p text:style-name="P4">
Type: Article</text:p>
      <!--METADATA-->
      <text:p text:style-name="P4">
<draw:frame draw:style-name="fr1" draw:name="Image65" text:anchor-type="as-char" svg:width="6.9236in" svg:height="3.956343in" draw:z-index="0">
<draw:image xlink:href="../Images/yкринформ/2023-04-21T16-35-00-03-00/630_360_1491836790-7196.jpg" xlink:type="simple" xlink:show="embed" xlink:actuate="onLoad" draw:mime-type="image/jpeg"/>
</draw:frame>
The Republic of Albania abolished the visa -free regime for Russian citizens.</text:p>
      <text:p text:style-name="P4">
As Ukrinform reports, this is reported on <text:a xlink:type="simple" xlink:href="https://ambasadat.gov.al/russia/ru/article/%D0%B2%D0%B5%D1%81%D1%8C%D0%BC%D0%B0-%D1%81%D1%80%D0%BE%D1%87%D0%BD%D0%BE-%D0%BE%D0%B1-%D0%BE%D1%82%D0%BC%D0%B5%D0%BD%D0%B5-%D0%B1%D0%B5%D0%B7%D0%B2%D0%B8%D0%B7%D0%BE%D0%B2%D0%BE%D0%B3%D0%BE-%D1%80%D0%B5%D0%B6%D0%B8%D0%BC%D0%B0-%D0%B4%D0%BB%D1%8F-%D0%B3%D1%80%D0%B0%D0%B6%D0%B4%D0%B0%D0%BD-%D1%80%D0%BE%D1%81%D1%81%D0%B8%D0%B9%D1%81%D0%BA%D0%BE%D0%B9-%D1%84%D0%B5%D0%B4%D0%B5%D1%80%D0%B0%D1%86%D0%B8%D0%B8" text:style-name="Internet_20_link" text:visited-style-name="Visited_20_Internet_20_Link">
</text:a>
Albania embassies in the Russian Federation.</text:p>
      <text:p text:style-name="P4">
“In accordance with the amendments of the Council of Ministers of the Republic of Albania dated 20.04.2023, the ahead No. 858 of 29.12.2021 abolished the visa -free regime for the Civic Federation(annually from May 1 to September 30)”, - the testimony reads.</text:p>
      <text:p text:style-name="P4">
The Albania Embassy noted that in order to visit the country the Russians will need to make a visa according to the purpose of the trip.</text:p>
      <text:p text:style-name="P4">
<text:span text:style-name="T4">
 Read also: </text:span>
 <text:a xlink:type="simple" xlink:href="https://www.ukrinform.ua/rubric-world/3686208-cehia-pripinae-vidacu-viz-rosianam-ta-bilorusam-z-drugim-gromadanstvom.html" text:style-name="Internet_20_link" text:visited-style-name="Visited_20_Internet_20_Link">
</text:a>
As reported by Ukrinform, the Albania government continued until September this year the Ukrainian protection periods <text:a xlink:type="simple" xlink:href="https://www.ukrinform.ua/tag-bizenci" text:style-name="Internet_20_link" text:visited-style-name="Visited_20_Internet_20_Link">
</text:a>
Jacobly left Ukraine as a result of Russia.</text:p>
      <text:p text:style-name="P4">
After the start of a full -scale invasion of Russia in Ukraine in February 2022, the album adopted hundreds of Ukrainian women and children, mainly in Durres, the largest coastal city of the country.</text:p>
      <text:p text:style-name="P4">
News Source: <text:a xlink:type="simple" xlink:href="https://www.ukrinform.ua/rubric-ato/3698960-albania-skasuvala-bezviz-dla-rosian.html" text:style-name="Internet_20_link" text:visited-style-name="Visited_20_Internet_20_Link">
https://www.ukrinform.ua/rubric-ato/3698960-albania-skasuvala-bezviz-dla-rosian.html</text:a>
</text:p>
      <!--NEWS-->
      <text:h text:style-name="P10" text:outline-level="1">
<text:span text:style-name="T4">
Ukraine has improved the result in the world rating of steel producers</text:span>
</text:h>
      <text:p text:style-name="P4">
Authors: Ukrinform (Person)</text:p>
      <text:p text:style-name="P4">
Publisher: Укринформ (Organization)</text:p>
      <text:p text:style-name="P4">
Published Time: 2023-04-21T16:36:07+03:00</text:p>
      <text:p text:style-name="P4">
Modified Time: 2023-04-21T16:36:07+03:00</text:p>
      <text:p text:style-name="P4">
Description: According to the results of the first quarter of 2023, Ukraine rose from 31 to 28th among 64 countries in the rating of steel producers. - Ukrinform.</text:p>
      <text:p text:style-name="P4">
Images: ["<text:a xlink:type="simple" xlink:href="https://static.ukrinform.com/photos/2018_10/thumb_files/630_360_1539348972-435.jpg" text:style-name="Internet_20_link" text:visited-style-name="Visited_20_Internet_20_Link">
630_360_15393...</text:a>
", "<text:a xlink:type="simple" xlink:href="https://static.ukrinform.com/photos/2023_04/1682083908-553.jpg" text:style-name="Internet_20_link" text:visited-style-name="Visited_20_Internet_20_Link">
1682083908-55...</text:a>
"]</text:p>
      <text:p text:style-name="P4">
Tags: ['Металургія', 'Рейтинг', 'Україна']</text:p>
      <text:p text:style-name="P4">
Type: Article</text:p>
      <!--METADATA-->
      <text:p text:style-name="P4">
<draw:frame draw:style-name="fr1" draw:name="Image66" text:anchor-type="as-char" svg:width="6.9236in" svg:height="3.956343in" draw:z-index="0">
<draw:image xlink:href="../Images/yкринформ/2023-04-21T16-36-07-03-00/630_360_1539348972-435.jpg" xlink:type="simple" xlink:show="embed" xlink:actuate="onLoad" draw:mime-type="image/jpeg"/>
</draw:frame>
The suspects of the first quarter of 2023 in the rating of manufacturers of steel Ukraine raised from 31 to 28th place among 64 countries.</text:p>
      <text:p text:style-name="P4">
As Ukrinform reports, OP [] reports it(https://www.ukrmetprom.org/ukraina-u-svitovomu-metalurgiynomu-v-23/)Recognition to World Steel Association <text:span text:style-name="T5">
.</text:span>
</text:p>
      <text:p text:style-name="P4">
“The world of steel smelting in January-March 2023 is 459.30 million tonnes, which is 0,09% below the January-March 2022 indicator.(459.70 million tons). <text:a xlink:type="simple" xlink:href="https://www.ukrinform.ua/tag-ukraina" text:style-name="Internet_20_link" text:visited-style-name="Visited_20_Internet_20_Link">
</text:a>
 (1.24 million tonnes, or 33.78% relative to the March 2022.)It rose from 31 to 28th among 64 manufacturers of the steel, ”the message reads.</text:p>
      <text:p text:style-name="P4">
<draw:frame draw:style-name="fr1" draw:name="Image67" text:anchor-type="as-char" svg:width="6.9236in" svg:height="6.480321in" draw:z-index="0">
<draw:image xlink:href="../Images/yкринформ/2023-04-21T16-36-07-03-00/1682083908-553.jpg" xlink:type="simple" xlink:show="embed" xlink:actuate="onLoad" draw:mime-type="image/jpeg"/>
</draw:frame>
Also in January-March 2023, metallurgical enterprises of the countries of the countries were 348.88 million tonnes of cast iron, of which 322.93 million tonnes-a domain method and 25.95 mln t-a method of direct recovery. This is 3.09% higher than the three -month 2022.(338.41 million tons).</text:p>
      <text:p text:style-name="P4">
Україна серед 40 країн-виробників чавуну посідає 19 місце, виготовивши упершому кварталі 1,20 млн т, або 34,26% відносно січня-березня 2022 р.</text:p>
      <text:p text:style-name="P4">
<text:span text:style-name="T4">
Читайте також:</text:span>
 <text:a xlink:type="simple" xlink:href="https://www.ukrinform.ua/rubric-economy/3679910-ukrainska-metalurgia-prodovzue-skorocuvati-obsagi-virobnictva.html" text:style-name="Internet_20_link" text:visited-style-name="Visited_20_Internet_20_Link">
 </text:a>
The world leader among metallurgical producers is the PRC of 261.56 million steamed steel and 219.83 million tonnes of cast iron.</text:p>
      <text:p text:style-name="P4">
As it was reported, during January - March 2023 <text:a xlink:type="simple" xlink:href="https://www.ukrinform.ua/rubric-economy/3694428-ukrainski-metalurgi-virobili-za-kvartal-12-miljona-tonn-tretinu-vid-obsagiv-minulogo-roku.html" text:style-name="Internet_20_link" text:visited-style-name="Visited_20_Internet_20_Link">
</text:a>
equal to 33.8% of production indicator for the first quarter of 2022(3.65 million). Чавуну за звітний період було вироблено 1,2 млн т (34.3% relative to January - March 2022.).</text:p>
      <text:p text:style-name="P4">
News Source: <text:a xlink:type="simple" xlink:href="https://www.ukrinform.ua/rubric-economy/3698959-ukraina-polipsila-rezultat-u-svitovomu-rejtingu-virobnikiv-stali.html" text:style-name="Internet_20_link" text:visited-style-name="Visited_20_Internet_20_Link">
https://www.ukrinform.ua/rubric-economy/3698959-ukraina-polipsila-rezultat-u-svitovomu-rejtingu-virobnikiv-stali.html</text:a>
</text:p>
      <!--NEWS-->
      <text:h text:style-name="P10" text:outline-level="1">
<text:span text:style-name="T4">
Naftogaz plans to attract US companies to increase production in Ukraine</text:span>
</text:h>
      <text:p text:style-name="P4">
Authors: Ukrinform (Person)</text:p>
      <text:p text:style-name="P4">
Publisher: Укринформ (Organization)</text:p>
      <text:p text:style-name="P4">
Published Time: 2023-04-21T16:39:48+03:00</text:p>
      <text:p text:style-name="P4">
Modified Time: 2023-04-21T16:39:48+03:00</text:p>
      <text:p text:style-name="P4">
Description: Naftogaz of Ukraine is working on the involvement of US companies - their technologies, expertise and investment, to increase production in Ukraine. - Ukrinform.</text:p>
      <text:p text:style-name="P4">
Images: ["<text:a xlink:type="simple" xlink:href="https://static.ukrinform.com/photos/2023_04/thumb_files/630_360_1682084263-174.jpg" text:style-name="Internet_20_link" text:visited-style-name="Visited_20_Internet_20_Link">
630_360_16820...</text:a>
"]</text:p>
      <text:p text:style-name="P4">
Tags: ['Нафтогаз', 'США', 'Чернишов']</text:p>
      <text:p text:style-name="P4">
Type: Article</text:p>
      <!--METADATA-->
      <text:p text:style-name="P4">
<draw:frame draw:style-name="fr1" draw:name="Image68" text:anchor-type="as-char" svg:width="6.9236in" svg:height="3.956343in" draw:z-index="0">
<draw:image xlink:href="../Images/yкринформ/2023-04-21T16-39-48-03-00/630_360_1682084263-174.jpg" xlink:type="simple" xlink:show="embed" xlink:actuate="onLoad" draw:mime-type="image/jpeg"/>
</draw:frame>
Naftogaz of Ukraine is working on the involvement of US companies - their technologies, expertise and investment, to increase production in Ukraine.</text:p>
      <text:p text:style-name="P4">
This was stated by Naftogaz Group Alexey Chernyshov at a meeting with USassistant Secretary of State on Energy Resources, as well as Coordinator of G7+ Efforts by the Assistance to Ukraine Jeffrey Payett, Present Service [] reports <text:a xlink:type="simple" xlink:href="https://www.naftogaz.com/news/oleksiy-chernyshov-met-with-jeffrey-payette" text:style-name="Internet_20_link" text:visited-style-name="Visited_20_Internet_20_Link">
</text:a>
.</text:p>
      <text:p text:style-name="P4">
“We have spoken a number of questions. Starting from the new role of Ukraine in the system of European energy security of Europe and ending with the implementation of corporate management reform, ”Chernyshov said on the results of the meeting.</text:p>
      <text:p text:style-name="P4">
<text:span text:style-name="T4">
 Read also: </text:span>
 <text:a xlink:type="simple" xlink:href="https://www.ukrinform.ua/rubric-economy/3694010-ukrnafta-zaprosue-investoriv-do-proektiv-z-rozvidki-ta-rozrobki-rodovis.html" text:style-name="Internet_20_link" text:visited-style-name="Visited_20_Internet_20_Link">
</text:a>
He thanked for the constant dialogue and support of Ukraine, as well as expressing confidence in further cooperation.</text:p>
      <text:p text:style-name="P4">
As it was reported, NJSC Naftogaz of Ukraine expects to strengthen cooperation with European partners for storage of gas in underground gas storage facilities <text:a xlink:type="simple" xlink:href="https://www.ukrinform.ua/tag-gaz" text:style-name="Internet_20_link" text:visited-style-name="Visited_20_Internet_20_Link">
</text:a>
.</text:p>
      <text:p text:style-name="P4">
<text:span text:style-name="T5">
Foto: Naftogaz</text:span>
</text:p>
      <text:p text:style-name="P4">
News Source: <text:a xlink:type="simple" xlink:href="https://www.ukrinform.ua/rubric-economy/3698961-naftogaz-planue-zalucati-amerikanski-kompanii-dla-zbilsenna-vidobutku-v-ukraini.html" text:style-name="Internet_20_link" text:visited-style-name="Visited_20_Internet_20_Link">
https://www.ukrinform.ua/rubric-economy/3698961-naftogaz-planue-zalucati-amerikanski-kompanii-dla-zbilsenna-vidobutku-v-ukraini.html</text:a>
</text:p>
      <!--NEWS-->
      <text:h text:style-name="P10" text:outline-level="1">
<text:span text:style-name="T4">
On the Airflot Avenue will partially restrict traffic by almost the end of May</text:span>
</text:h>
      <text:p text:style-name="P4">
Authors: Ukrinform (Person)</text:p>
      <text:p text:style-name="P4">
Publisher: Укринформ (Organization)</text:p>
      <text:p text:style-name="P4">
Published Time: 2023-04-21T16:45:36+03:00</text:p>
      <text:p text:style-name="P4">
Modified Time: 2023-04-21T16:45:36+03:00</text:p>
      <text:p text:style-name="P4">
Description: In the capital on the Airflotsky avenue, the traffic will be partially restricted from April 22 to May 28. - Ukrinform.</text:p>
      <text:p text:style-name="P4">
Images: ["<text:a xlink:type="simple" xlink:href="https://static.ukrinform.com/photos/2023_04/thumb_files/630_360_1682084494-556.jpg" text:style-name="Internet_20_link" text:visited-style-name="Visited_20_Internet_20_Link">
630_360_16820...</text:a>
"]</text:p>
      <text:p text:style-name="P4">
Tags: ['Дороги', 'Київ', 'Ремонт']</text:p>
      <text:p text:style-name="P4">
Type: Article</text:p>
      <!--METADATA-->
      <text:p text:style-name="P4">
<draw:frame draw:style-name="fr1" draw:name="Image69" text:anchor-type="as-char" svg:width="6.9236in" svg:height="3.956343in" draw:z-index="0">
<draw:image xlink:href="../Images/yкринформ/2023-04-21T16-45-36-03-00/630_360_1682084494-556.jpg" xlink:type="simple" xlink:show="embed" xlink:actuate="onLoad" draw:mime-type="image/jpeg"/>
</draw:frame>
In the Stolysza, the airflotsky avenue will partially restrict traffic from April 22 to 28th.</text:p>
      <text:p text:style-name="P4">
About it in <text:a xlink:type="simple" xlink:href="https://t.me/KyivCityOfficial/6535" text:style-name="Internet_20_link" text:visited-style-name="Visited_20_Internet_20_Link">
</text:a>
The Kyiv City Administration reports, Ukrinform reports.</text:p>
      <text:p text:style-name="P4">
“On the Airflot Avenue, the traffic will be partially restricted from April 22 to 28th. Roads start overhauling the Avitroflotsky Proventun Square from Sevastopol Square to Nova Street, ”the Verification reads.</text:p>
      <text:p text:style-name="P4">
It is noted that in the first stage the traffic will be partially restricted from the Street of Simizdikovsky to Smilyanskaya Street.</text:p>
      <text:p text:style-name="P4">
<text:span text:style-name="T4">
 Read also: </text:span>
 <text:a xlink:type="simple" xlink:href="https://www.ukrinform.ua/rubric-kyiv/3696900-u-kievi-castkovo-obmezili-ruh-do-25-kvitna-na-perehresti-vulic-vilde-ta-bekeskinoi.html" text:style-name="Internet_20_link" text:visited-style-name="Visited_20_Internet_20_Link">
</text:a>
As reported by Ukrinform, in most areas of the capital began to equip the respects at intersections, in general this year they plan to equip near <text:a xlink:type="simple" xlink:href="https://www.ukrinform.ua/rubric-kyiv/3697499-u-kievi-cogoric-oblastuut-blizko-40-kilcevih-rozvazok.html" text:style-name="Internet_20_link" text:visited-style-name="Visited_20_Internet_20_Link">
</text:a>
to improve traffic safety.  _ Photo from open sources _</text:p>
      <text:p text:style-name="P4">
News Source: <text:a xlink:type="simple" xlink:href="https://www.ukrinform.ua/rubric-kyiv/3698963-na-povitroflotskomu-prospekti-castkovo-obmezat-ruh-majze-do-kinca-travna.html" text:style-name="Internet_20_link" text:visited-style-name="Visited_20_Internet_20_Link">
https://www.ukrinform.ua/rubric-kyiv/3698963-na-povitroflotskomu-prospekti-castkovo-obmezat-ruh-majze-do-kinca-travna.html</text:a>
</text:p>
      <!--NEWS-->
      <text:h text:style-name="P10" text:outline-level="1">
<text:span text:style-name="T4">
Kanatovo airfield firing of the Russian airfield: SBU reported suspicion</text:span>
</text:h>
      <text:p text:style-name="P4">
Authors: Ukrinform (Person)</text:p>
      <text:p text:style-name="P4">
Publisher: Укринформ (Organization)</text:p>
      <text:p text:style-name="P4">
Published Time: 2023-04-21T16:47:00+03:00</text:p>
      <text:p text:style-name="P4">
Modified Time: 2023-04-21T16:47:00+03:00</text:p>
      <text:p text:style-name="P4">
Description: The Security Service of Ukraine reported the suspicion of the military whose actions led to the victims and the destruction of equipment after the missile firing of Russian invaders of the Kanatovo airfield in Kirovograd region. - Ukrinform.</text:p>
      <text:p text:style-name="P4">
Images: ["<text:a xlink:type="simple" xlink:href="https://static.ukrinform.com/photos/2023_04/thumb_files/630_360_1682084728-499.jpg" text:style-name="Internet_20_link" text:visited-style-name="Visited_20_Internet_20_Link">
630_360_16820...</text:a>
"]</text:p>
      <text:p text:style-name="P4">
Tags: ['Обстріл', 'СБУ', 'Кіровоградщина', 'Війна з росією']</text:p>
      <text:p text:style-name="P4">
Type: Article</text:p>
      <!--METADATA-->
      <text:p text:style-name="P4">
<draw:frame draw:style-name="fr1" draw:name="Image70" text:anchor-type="as-char" svg:width="6.9236in" svg:height="3.956343in" draw:z-index="0">
<draw:image xlink:href="../Images/yкринформ/2023-04-21T16-47-00-03-00/630_360_1682084728-499.jpg" xlink:type="simple" xlink:show="embed" xlink:actuate="onLoad" draw:mime-type="image/jpeg"/>
</draw:frame>
The service of Ukraine reported the suspicion of the military, whose actions led to the victim of the destruction of equipment after rocket firing by Russian invaders of the Aerodrome "Kanatovo" in the Kirovograd region.</text:p>
      <text:p text:style-name="P4">
As Ukrinform reports, the SBU reports in <text:a xlink:type="simple" xlink:href="https://t.me/SBUkr/8054" text:style-name="Internet_20_link" text:visited-style-name="Visited_20_Internet_20_Link">
</text:a>
.</text:p>
      <text:p text:style-name="P4">
"За матеріалами СБУ повідомлено про підозру військовослужбовцю, колишньомувиконувачу обов’язків командира однієї із частин Сил спеціальних операції,Роману Червінському", - ідеться у повідомленні.</text:p>
      <text:p text:style-name="P4">
<text:span text:style-name="T4">
Читайте також:</text:span>
 <text:a xlink:type="simple" xlink:href="https://www.ukrinform.ua/rubric-regions/3698747-sbu-zatrimala-zradnikiv-aki-na-pocatku-vtorgnenna-rf-pidpalili-pozeznu-castinu-na-kiivsini.html" text:style-name="Internet_20_link" text:visited-style-name="Visited_20_Internet_20_Link">
 <text:span text:style-name="T4">
СБУ</text:span>
 </text:a>
According to the materials of the investigation, his unauthorized actions led to the rocket launcher by the enemy of the Kanatovo airfield in Kirovograd region in the summer of 2022.</text:p>
      <text:p text:style-name="P4">
The suspicion was declared under Part 5 of Art. 426-1 of the Criminal Code of Ukraine(exceeding by a military officer of power or official authority).</text:p>
      <text:p text:style-name="P4">
За матеріалами справи, цей фігурант разом з іншими особами самовільно вирішилипровести так звану "спецоперацію" – заволодіти літаком повітряно-космічних силрф російський пілот нібито погодився на пропозицію перейти на бік України.</text:p>
      <text:p text:style-name="P4">
<text:span text:style-name="T4">
Читайте також:</text:span>
 <text:a xlink:type="simple" xlink:href="https://www.ukrinform.ua/rubric-ato/3698454-hotili-vkrasti-vorozij-litak-ale-naskodili-ukraini-sbu-zavela-spravu-na-vijskovih.html" text:style-name="Internet_20_link" text:visited-style-name="Visited_20_Internet_20_Link">
 <text:span text:style-name="T4">
СБУ</text:span>
 </text:a>
This "operation" was conducted despite the denial of the SBU and without the consent of the relevant state bodies.</text:p>
      <text:p text:style-name="P4">
As a result, the enemy received data on the placement of the Air Force of Ukraine and Ukrainian aircraft at the Kanatov Air Force Air Force.</text:p>
      <text:p text:style-name="P4">
"The SBU and GUR ME immediately expressed their comments on such a plan, it was unsuccessful in other state bodies. After all, the special operation hid the multi -cuts. But some people decided to act at their own discretion," Vasyl Malyuk said.</text:p>
      <text:p text:style-name="P4">
<text:span text:style-name="T4">
 Read also: </text:span>
 <text:a xlink:type="simple" xlink:href="https://www.ukrinform.ua/rubric-ato/3698264-sbu-identifikuvala-kombata-rosgvardii-akij-viddavav-nakaz-truiti-ukrainciv-u-gazovih-kamerah.html" text:style-name="Internet_20_link" text:visited-style-name="Visited_20_Internet_20_Link">
<text:span text:style-name="T4">
 SBU </text:span>
</text:a>
The baby emphasizes "that no tricks will help to avoid responsibility."</text:p>
      <text:p text:style-name="P4">
According to him, "a scoundrel, whose actions have led to the death of one Ukrainian -naval and wound seventeen, should be punished."Two combat fighters of the Armed Forces of Ukraine were completely destroyed, and dawn and other equipment and buildings were significant damage.</text:p>
      <text:p text:style-name="P4">
<text:span text:style-name="T4">
 Read also: </text:span>
 <text:a xlink:type="simple" xlink:href="https://www.ukrinform.ua/rubric-ato/3698035-u-gur-nagorodili-specpriznacenciv-sbu-aki-zvilnali-zmiinij.html" text:style-name="Internet_20_link" text:visited-style-name="Visited_20_Internet_20_Link">
<text:span text:style-name="T4">
 SBU </text:span>
</text:a>
The investigation is ongoing. Complex measures are being taken to bring all attracted.</text:p>
      <text:p text:style-name="P4">
According to the head of the SBU <text:a xlink:type="simple" xlink:href="https://interfax.com.ua/news/interview/905447.html" text:style-name="Internet_20_link" text:visited-style-name="Visited_20_Internet_20_Link">
</text:a>
, Chervinsky is actually a deserter, since for almost eight months it does not appear on the service.</text:p>
      <text:p text:style-name="P4">
The baby reported that the DBR opened on this fact criminal proceedings 407 of the Criminal Code(unauthorized abandonment of a military unit or place of service).</text:p>
      <text:p text:style-name="P4">
"Але ніякі хитрощі не допоможуть уникнути відповідальності. На мою думку,негідник, дії якого призвели до смерті одного українського військового йпоранення ще сімнадцяти, має понести заслужене покарання. Справді, окреміперсонажі вирішили, що можуть самовільно провести так звану спецоперацію ізаволодіти російським літаком. Вони розпочали спілкування з ворожим пілотом,який нібито погодився перейти на бік України", - наголосив Малюк.</text:p>
      <text:p text:style-name="P4">
За його словами, СБУ та ГУР МО одразу висловили свої зауваження щодо цьогоплану, його не погодили інші державні органи, оскільки спецоперація містилабагато ризиків, "але окремі люди вирішили діяти на власний розсуд".</text:p>
      <text:p text:style-name="P4">
"Як наслідок - ворожий борт не роздобули, натомість ворог дізнався, дерозміщувалися українські літаки й особовий склад. І завдав ракетного удару.Загинув командир військової частини, а 17 захисників дістали поранення. Некажучи вже про повністю розбиті два бойові винищувачі, зруйновану злітнусмугу, іншу техніку та будівлі", - розповів голова СБУ.</text:p>
      <text:p text:style-name="P4">
"Очевидно, що дії Червінського, які призвели до таких наслідків, потребуютьправової оцінки. СБУ відкрила кримінальне провадження. Тому все логічно і зазаконом", - підсумував керівник української спецслужби.</text:p>
      <text:p text:style-name="P4">
За інформацією <text:a xlink:type="simple" xlink:href="https://www.gp.gov.ua/ua/posts/znishhennya-vorogom-viiskovogo-aerodromu-vo-komandira-odnijeyi-iz-viiskovix-castin-povidomleno-pro-pidozru-u-perevishhenni-povnovazen" text:style-name="Internet_20_link" text:visited-style-name="Visited_20_Internet_20_Link">
 </text:a>
, with regard to the suspected party, a petition is being prepared in court for the use of a traveling measure in the form of detention.</text:p>
      <text:p text:style-name="P4">
News Source: <text:a xlink:type="simple" xlink:href="https://www.ukrinform.ua/rubric-society/3698964-obstril-rosianami-aerodromu-kanatove-sbu-povidomila-pro-pidozru-eksbijcu-sso.html" text:style-name="Internet_20_link" text:visited-style-name="Visited_20_Internet_20_Link">
https://www.ukrinform.ua/rubric-society/3698964-obstril-rosianami-aerodromu-kanatove-sbu-povidomila-pro-pidozru-eksbijcu-sso.html</text:a>
</text:p>
      <!--NEWS-->
      <text:h text:style-name="P10" text:outline-level="1">
<text:span text:style-name="T4">
Ukraine managed to establish the transfer of the bodies of invaders to Russia - helped the Red Cross</text:span>
</text:h>
      <text:p text:style-name="P4">
Authors: Ukrinform (Person)</text:p>
      <text:p text:style-name="P4">
Publisher: Укринформ (Organization)</text:p>
      <text:p text:style-name="P4">
Published Time: 2023-04-21T16:48:00+03:00</text:p>
      <text:p text:style-name="P4">
Modified Time: 2023-04-21T16:48:00+03:00</text:p>
      <text:p text:style-name="P4">
Description: The Office of the Ukrainian Commissioner for Persons missing in special circumstances has established with the Russian side the transfer of the bodies of the dead military of the Russian Federation. This allows you to return the bodies of their characters faster. - Ukrinform.</text:p>
      <text:p text:style-name="P4">
Images: ["<text:a xlink:type="simple" xlink:href="https://static.ukrinform.com/photos/2023_04/thumb_files/630_360_1682084658-951.jpg" text:style-name="Internet_20_link" text:visited-style-name="Visited_20_Internet_20_Link">
630_360_16820...</text:a>
"]</text:p>
      <text:p text:style-name="P4">
Tags: ['Загибель', 'Російські військові', 'Червоний Хрест', 'Війна з росією']</text:p>
      <text:p text:style-name="P4">
Type: Article</text:p>
      <!--METADATA-->
      <text:p text:style-name="P4">
<draw:frame draw:style-name="fr1" draw:name="Image71" text:anchor-type="as-char" svg:width="6.9236in" svg:height="3.956343in" draw:z-index="0">
<draw:image xlink:href="../Images/yкринформ/2023-04-21T16-48-00-03-00/630_360_1682084658-951.jpg" xlink:type="simple" xlink:show="embed" xlink:actuate="onLoad" draw:mime-type="image/jpeg"/>
</draw:frame>
The Office of the Ukrainian Commissioner for Persons of Persons missing for special specialty has established with the Russian side the transfer of the bodies of the dead military Russian RF. This allows you to return the bodies of its heroes faster.</text:p>
      <text:p text:style-name="P4">
This was announced in a comment by Ukrinform for persons who have disappeared in special circumstances Oleg Kotenko.</text:p>
      <text:p text:style-name="P4">
“We really have made contact through the International Red Cross through the International Red Cross and transmit bodies. We do not call it an exchange, we say - the transmission of bodies, repatriation in order to return to the way as soon as possible. They also ask their own, but I know for sure that in refrigerators, they know in the territory of Ukraine, we have much more of their dead, ”Kotenko reported.</text:p>
      <text:p text:style-name="P4">
<text:span text:style-name="T4">
 Read also: </text:span>
 <text:a xlink:type="simple" xlink:href="https://www.ukrinform.ua/rubric-ato/3697572-zniklimi-bezvisti-vvazaut-ponad-7-tisac-ukrainskih-vijskovih-kotenko.html" text:style-name="Internet_20_link" text:visited-style-name="Visited_20_Internet_20_Link">
<text:span text:style-name="T4">
 Kotenko </text:span>
</text:a>
He said that the Russians sometimes searches for the bodies of their military by name, then Ukraine simply conveys them. "But there is a formula by which we are coming," the Commissioner assured.</text:p>
      <text:p text:style-name="P4">
<text:span text:style-name="T4">
 Read also: </text:span>
 <text:a xlink:type="simple" xlink:href="https://www.ukrinform.ua/rubric-society/3697736-u-minoboroni-zaklikaut-ne-povidomlati-pro-smert-vijskovogo-ranise-za-oficijne-pidtverdzenna.html" text:style-name="Internet_20_link" text:visited-style-name="Visited_20_Internet_20_Link">
</text:a>
As reported by Ukrinform, in a comment <text:a xlink:type="simple" xlink:href="https://www.reuters.com/world/europe/ukrainian-servicemen-load-bodies-russian-soldiers-onto-refrigerated-rail-cars-2022-05-13/" text:style-name="Internet_20_link" text:visited-style-name="Visited_20_Internet_20_Link">
</text:a>
Volodymyr Lyamzin, Head of Civil-Military Cooperation of Ukraine, stated that Ukraine is ready to regain the bodies of the dead <text:a xlink:type="simple" xlink:href="https://www.ukrinform.ua/tag-rosijski-vijskovi" text:style-name="Internet_20_link" text:visited-style-name="Visited_20_Internet_20_Link">
</text:a>
Acting in accordance with the rules of international humanitarian law.</text:p>
      <text:p text:style-name="P4">
News Source: <text:a xlink:type="simple" xlink:href="https://www.ukrinform.ua/rubric-ato/3698967-ukraini-vdalosa-nalagoditi-peredacu-til-zagarbnikiv-u-rosiu-dopomig-cervonij-hrest.html" text:style-name="Internet_20_link" text:visited-style-name="Visited_20_Internet_20_Link">
https://www.ukrinform.ua/rubric-ato/3698967-ukraini-vdalosa-nalagoditi-peredacu-til-zagarbnikiv-u-rosiu-dopomig-cervonij-hrest.html</text:a>
</text:p>
      <!--NEWS-->
      <text:h text:style-name="P10" text:outline-level="1">
<text:span text:style-name="T4">
Council is recommended to adopt a bill on termination of navigation for the duration of martial law</text:span>
</text:h>
      <text:p text:style-name="P4">
Authors: Ukrinform (Person)</text:p>
      <text:p text:style-name="P4">
Publisher: Укринформ (Organization)</text:p>
      <text:p text:style-name="P4">
Published Time: 2023-04-21T16:50:00+03:00</text:p>
      <text:p text:style-name="P4">
Modified Time: 2023-04-21T16:50:00+03:00</text:p>
      <text:p text:style-name="P4">
Description: The Verkhovna Rada Committee on Transport and Infrastructure recommends that Parliament to adopt a bill that will temporarily stop navigation during martial law or state of emergency. - Ukrinform.</text:p>
      <text:p text:style-name="P4">
Images: ["<text:a xlink:type="simple" xlink:href="https://static.ukrinform.com/photos/2016_04/thumb_files/630_360_1461981359-8574.jpg" text:style-name="Internet_20_link" text:visited-style-name="Visited_20_Internet_20_Link">
630_360_14619...</text:a>
"]</text:p>
      <text:p text:style-name="P4">
Tags: ['Воєнний стан', 'Законопроєкт', 'Верховна Рада', 'Судноплавство']</text:p>
      <text:p text:style-name="P4">
Type: Article</text:p>
      <!--METADATA-->
      <text:p text:style-name="P4">
<draw:frame draw:style-name="fr1" draw:name="Image72" text:anchor-type="as-char" svg:width="6.9236in" svg:height="3.956343in" draw:z-index="0">
<draw:image xlink:href="../Images/yкринформ/2023-04-21T16-50-00-03-00/630_360_1461981359-8574.jpg" xlink:type="simple" xlink:show="embed" xlink:actuate="onLoad" draw:mime-type="image/jpeg"/>
</draw:frame>
The Committee on Transport and Infrastructure recommends that Parliament to acute a bill that will temporarily stop navigation during martial law or state of emergency.</text:p>
      <text:p text:style-name="P4">
This is reported <text:a xlink:type="simple" xlink:href="https://www.rada.gov.ua/news/news_kom/235609.html" text:style-name="Internet_20_link" text:visited-style-name="Visited_20_Internet_20_Link">
</text:a>
, reports Ukrinform.</text:p>
      <text:p text:style-name="P4">
"The Committee on Transport and Infrastructure was prepared for the consideration of the Law" On Amendments to the Law of Ukraine "On Internal Water <text:a xlink:type="simple" xlink:href="https://www.ukrinform.ua/tag-transport" text:style-name="Internet_20_link" text:visited-style-name="Visited_20_Internet_20_Link">
</text:a>
»About the adventure during the introduction of martial law or state of emergency," registration No. 7651, " - the message reads.</text:p>
      <text:p text:style-name="P4">
The draft law allows the administration of navigation to temporarily remove navigation in areas that are dangerous due to the approaching of gunshots in which the fighting is carried out or on which the extraordinary is introduced.</text:p>
      <text:p text:style-name="P4">
It is noted that the current Law on Internal Water Transport provides that the inner waterway is year -round on the inner waterway, as well as determining a vigilant list of cases where a break in navigation of Tate may be established, when navigation in certain areas of the internal waterways may be stopped. period. This list is not deducted by navigation during the martial law. For this purpose, the bill No. 7651 was developed.</text:p>
      <text:p text:style-name="P4">
<text:span text:style-name="T4">
 Read also: </text:span>
 <text:a xlink:type="simple" xlink:href="https://www.ukrinform.ua/rubric-economy/3685505-ukrainske-dunajske-paroplavstvo-pogodilo-perejmenuvanna-12-suden.html" text:style-name="Internet_20_link" text:visited-style-name="Visited_20_Internet_20_Link">
</text:a>
As it was reported, in April, the sixth Administrative Court of Appeal rejected the resolution of the Cabinet of Ministers Resolution No. 1499, which is re -ordered the system of preparation and diploma of sailors, taking into account international requirements and practices.</text:p>
      <text:p text:style-name="P4">
Two months from the beginning of the updated procedure, more than 1,200 sailors received qualification documents, with only 80 sailors - a reasonable refusal.</text:p>
      <text:p text:style-name="P4">
News Source: <text:a xlink:type="simple" xlink:href="https://www.ukrinform.ua/rubric-economy/3698968-radi-rekomenduut-uhvaliti-zakonoproekt-pro-pripinenna-sudnoplavstva-na-cas-voennogo-stanu.html" text:style-name="Internet_20_link" text:visited-style-name="Visited_20_Internet_20_Link">
https://www.ukrinform.ua/rubric-economy/3698968-radi-rekomenduut-uhvaliti-zakonoproekt-pro-pripinenna-sudnoplavstva-na-cas-voennogo-stanu.html</text:a>
</text:p>
      <!--NEWS-->
      <text:h text:style-name="P10" text:outline-level="1">
<text:span text:style-name="T4">
Zelensky met with EBRD President</text:span>
</text:h>
      <text:p text:style-name="P4">
Authors: Ukrinform (Person)</text:p>
      <text:p text:style-name="P4">
Publisher: Укринформ (Organization)</text:p>
      <text:p text:style-name="P4">
Published Time: 2023-04-21T16:52:00+03:00</text:p>
      <text:p text:style-name="P4">
Modified Time: 2023-04-21T16:52:00+03:00</text:p>
      <text:p text:style-name="P4">
Description: President of Ukraine Volodymyr Zelensky held a meeting with the head of the European Bank for Reconstruction and Development (EBRD) Ovil Renau-Basso, discussed the implementation of the projects of restoration and development of Ukraine. - Ukrinform.</text:p>
      <text:p text:style-name="P4">
Images: ["<text:a xlink:type="simple" xlink:href="https://static.ukrinform.com/photos/2023_04/thumb_files/630_360_1682085073-970.jpeg" text:style-name="Internet_20_link" text:visited-style-name="Visited_20_Internet_20_Link">
630_360_16820...</text:a>
", "<text:a xlink:type="simple" xlink:href="https://static.ukrinform.com/photos/2023_04/1682085074-888.jpeg" text:style-name="Internet_20_link" text:visited-style-name="Visited_20_Internet_20_Link">
1682085074-88...</text:a>
"]</text:p>
      <text:p text:style-name="P4">
Tags: ['ЄБРР', 'Зеленський', 'Відбудова']</text:p>
      <text:p text:style-name="P4">
Type: Article</text:p>
      <!--METADATA-->
      <text:p text:style-name="P4">
<draw:frame draw:style-name="fr1" draw:name="Image73" text:anchor-type="as-char" svg:width="6.9236in" svg:height="3.956343in" draw:z-index="0">
<draw:image xlink:href="../Images/yкринформ/2023-04-21T16-52-00-03-00/630_360_1682085073-970.jpeg" xlink:type="simple" xlink:show="embed" xlink:actuate="onLoad" draw:mime-type="image/jpeg"/>
</draw:frame>
President of Ukraine Volodymyr Zelensky held a meeting with the head of the European Bank of Reconstruction and Development(EBRD)Ozil Renau-Basso discussed the implementation of the recovery and development of Ukraine.</text:p>
      <text:p text:style-name="P4">
As Ukrinform reports, this is reported on <text:a xlink:type="simple" xlink:href="https://www.president.gov.ua/news/glava-derzhavi-proviv-zustrich-iz-prezidentom-yebrr-82421" text:style-name="Internet_20_link" text:visited-style-name="Visited_20_Internet_20_Link">
</text:a>
.</text:p>
      <text:p text:style-name="P4">
"Глава держави подякував ЄБРР за підтримку України та реалізацію важливихпроєктів під час повномасштабного російського вторгнення. Зеленський наголосивна пріоритетності інвестицій ЄБРР саме у приватний сектор і проєкти розвиткуУкраїни", - йдеться у повідомленні.</text:p>
      <text:p text:style-name="P4">
Президент закликав ЄБРР звернути увагу на житловий сегмент і стимулюванняжитлового будівництва в Україні, зокрема в контексті реалізації державноїіпотечної програми.</text:p>
      <text:p text:style-name="P4">
Відео: <text:a xlink:type="simple" xlink:href="https://t.me/V_Zelenskiy_official/5933" text:style-name="Internet_20_link" text:visited-style-name="Visited_20_Internet_20_Link">
 </text:a>
<text:span text:style-name="T4">
 Read also: </text:span>
 <text:a xlink:type="simple" xlink:href="https://www.ukrinform.ua/rubric-kyiv/3698931-klicko-zustrivsa-z-prezidentkou-ebrr.html" text:style-name="Internet_20_link" text:visited-style-name="Visited_20_Internet_20_Link">
<text:span text:style-name="T4">
 EBRR </text:span>
</text:a>
He focused on the need to accelerate the implementation of all the Ebrra's projects in our country.</text:p>
      <text:p text:style-name="P4">
"The speed today, in the conditions of war and urgent reconstruction, is a critical element," the Head of State emphasized.</text:p>
      <text:p text:style-name="P4">
<draw:frame draw:style-name="fr1" draw:name="Image74" text:anchor-type="as-char" svg:width="6.9236in" svg:height="4.617948in" draw:z-index="0">
<draw:image xlink:href="../Images/yкринформ/2023-04-21T16-52-00-03-00/1682085074-888.jpeg" xlink:type="simple" xlink:show="embed" xlink:actuate="onLoad" draw:mime-type="image/jpeg"/>
</draw:frame>
As reported by Ukrinform, in 2022 the European Bank for Reconstruction and Development provided 280 million euros to support working capital and processors in Ukraine.</text:p>
      <text:p text:style-name="P4">
<text:span text:style-name="T4">
 Read also: </text:span>
 <text:a xlink:type="simple" xlink:href="https://www.ukrinform.ua/rubric-economy/3698763-ukraina-ta-ebrr-planuut-spilni-proekti-sodo-rozvitku-dunajskih-portiv.html" text:style-name="Internet_20_link" text:visited-style-name="Visited_20_Internet_20_Link">
<text:span text:style-name="T4">
 EBRR </text:span>
</text:a>
In addition, the EBRD and Ukrenergo signed an agreement on granting 300 million euros the reconstruction of high -voltage infrastructure and ensuring the financial resistance of the company.</text:p>
      <text:p text:style-name="P4">
Pre -planned for 2023 portfolio of support of Ukraine from the EBRD - up to 1,5 billion euros.</text:p>
      <text:p text:style-name="P4">
The EBRD plans this year to focus on such areas of work in Ukraine as supporting public and private sector(in particular support of small tassial business), funding for road construction, cooperation with content and communities, as well as supporting the energy sector.</text:p>
      <text:p text:style-name="P4">
Photo: op</text:p>
      <text:p text:style-name="P4">
News Source: <text:a xlink:type="simple" xlink:href="https://www.ukrinform.ua/rubric-economy/3698969-zelenskij-zustrivsa-z-prezidentkou-ebrr.html" text:style-name="Internet_20_link" text:visited-style-name="Visited_20_Internet_20_Link">
https://www.ukrinform.ua/rubric-economy/3698969-zelenskij-zustrivsa-z-prezidentkou-ebrr.html</text:a>
</text:p>
      <!--NEWS-->
      <text:h text:style-name="P10" text:outline-level="1">
<text:span text:style-name="T4">
UPL: Zorya has minimally overcome "Kolos"</text:span>
</text:h>
      <text:p text:style-name="P4">
Authors: Ukrinform (Person)</text:p>
      <text:p text:style-name="P4">
Publisher: Укринформ (Organization)</text:p>
      <text:p text:style-name="P4">
Published Time: 2023-04-21T16:55:58+03:00</text:p>
      <text:p text:style-name="P4">
Modified Time: 2023-04-21T16:55:58+03:00</text:p>
      <text:p text:style-name="P4">
Description: The only goal in the match on the Brazhka account. - Ukrinform.</text:p>
      <text:p text:style-name="P4">
Images: ["<text:a xlink:type="simple" xlink:href="https://static.ukrinform.com/photos/2023_04/thumb_files/630_360_1682084964-566.jpg" text:style-name="Internet_20_link" text:visited-style-name="Visited_20_Internet_20_Link">
630_360_16820...</text:a>
"]</text:p>
      <text:p text:style-name="P4">
Tags: ['Футбол', 'Зоря', 'Колос Ковалівка']</text:p>
      <text:p text:style-name="P4">
Type: Article</text:p>
      <!--METADATA-->
      <text:p text:style-name="P4">
<draw:frame draw:style-name="fr1" draw:name="Image75" text:anchor-type="as-char" svg:width="6.9236in" svg:height="3.956343in" draw:z-index="0">
<draw:image xlink:href="../Images/yкринформ/2023-04-21T16-55-58-03-00/630_360_1682084964-566.jpg" xlink:type="simple" xlink:show="embed" xlink:actuate="onLoad" draw:mime-type="image/jpeg"/>
</draw:frame>
The only goal matches on the score of the Brazhka.</text:p>
      <text:p text:style-name="P4">
"Kolos" at home gave way to "Dawn"-0: 1 in the 22nd round of the Ukrainian Premier League, Ukrinform reports.</text:p>
      <text:p text:style-name="P4">
In the first half, Bulets began to perform a penalty area, gave the pass on a brother, and shook into the right corner of the gate. This goal became the only one in the match.</text:p>
      <text:p text:style-name="P4">
In the second half, Zorya was in the minority - Snuricin received a second jaundice and left the field.</text:p>
      <text:p text:style-name="P4">
In the end, Zorya won and rose to the second position in the UPL tournament, they have 46 points. "Colossus" - goes on the sixth, having in its asset 30 points.</text:p>
      <text:p text:style-name="P4">
<text:span text:style-name="T4">
 Read also: </text:span>
 <text:a xlink:type="simple" xlink:href="https://www.ukrinform.ua/rubric-sports/3698878-dinamo-sahtar-istoria-protistoan-u-cempionatah-ukraini.html" text:style-name="Internet_20_link" text:visited-style-name="Visited_20_Internet_20_Link">
</text:a>
As reported by Ukrinform, tomorrow, April 22, three matches of the 22nd round of UPL will take place, Shakhtar will be hosted in the Dynamo central match, and the start of the meeting at 17: 00.</text:p>
      <text:p text:style-name="P4">
Photo: upl.ua</text:p>
      <text:p text:style-name="P4">
News Source: <text:a xlink:type="simple" xlink:href="https://www.ukrinform.ua/rubric-sports/3698970-upl-zora-minimalno-zdolala-kolos.html" text:style-name="Internet_20_link" text:visited-style-name="Visited_20_Internet_20_Link">
https://www.ukrinform.ua/rubric-sports/3698970-upl-zora-minimalno-zdolala-kolos.html</text:a>
</text:p>
      <!--NEWS-->
      <text:h text:style-name="P10" text:outline-level="1">
<text:span text:style-name="T4">
At Leipzig Book Fair, Ukraine will present a stand with seven publishers</text:span>
</text:h>
      <text:p text:style-name="P4">
Authors: Ukrinform (Person)</text:p>
      <text:p text:style-name="P4">
Publisher: Укринформ (Organization)</text:p>
      <text:p text:style-name="P4">
Published Time: 2023-04-21T17:00:19+03:00</text:p>
      <text:p text:style-name="P4">
Modified Time: 2023-04-21T17:00:19+03:00</text:p>
      <text:p text:style-name="P4">
Description: The Ukrainian Institute of Book will present seven domestic publishers at the Leipzig Book Fair in Germany, which will last from April 27 to April 30. - Ukrinform.</text:p>
      <text:p text:style-name="P4">
Images: ["<text:a xlink:type="simple" xlink:href="https://static.ukrinform.com/photos/2023_04/thumb_files/630_360_1682085515-496.jpg" text:style-name="Internet_20_link" text:visited-style-name="Visited_20_Internet_20_Link">
630_360_16820...</text:a>
"]</text:p>
      <text:p text:style-name="P4">
Tags: ['Книги', 'Німеччина', 'МКІП ']</text:p>
      <text:p text:style-name="P4">
Type: Article</text:p>
      <!--METADATA-->
      <text:p text:style-name="P4">
<draw:frame draw:style-name="fr1" draw:name="Image76" text:anchor-type="as-char" svg:width="6.9236in" svg:height="3.956343in" draw:z-index="0">
<draw:image xlink:href="../Images/yкринформ/2023-04-21T17-00-19-03-00/630_360_1682085515-496.jpg" xlink:type="simple" xlink:show="embed" xlink:actuate="onLoad" draw:mime-type="image/jpeg"/>
</draw:frame>
The Ukrainian Institute of Book will present seven domestic publishers of the Naipzig Book Fair in Germany, which will last from April 27 to April 30.</text:p>
      <text:p text:style-name="P4">
About it reports <text:a xlink:type="simple" xlink:href="https://mkip.gov.ua/news/9016.html" text:style-name="Internet_20_link" text:visited-style-name="Visited_20_Internet_20_Link">
</text:a>
, reports Ukrinform.</text:p>
      <text:p text:style-name="P4">
"At the Leipzig Book Fair, Wick will present the exposition" destroyedanabliote ", with which it first reached this year at the Book Fair in London. After the beginning of a full -scale invasion, we are in reality every day, which are hidden on social networks. Mandica, we have to convey our truth about our reality not in order to express those who support us, but in order to testify the crimes that the Russians against Ukrainians and Ukrainian culture do, ”Oleksandr Koval said.</text:p>
      <text:p text:style-name="P4">
<text:span text:style-name="T4">
 Read also: </text:span>
 <text:a xlink:type="simple" xlink:href="https://www.ukrinform.ua/rubric-society/3698740-komisia-mkip-viavila-porusenna-protipozeznoi-bezpeki-v-odnomu-z-korpusiv-lavri.html" text:style-name="Internet_20_link" text:visited-style-name="Visited_20_Internet_20_Link">
<text:span text:style-name="T4">
 MKIP </text:span>
</text:a>
It is noted that the fair support was provided by the fair of the fair with an area of 110 m². It presents about 200 books thanks to the seven publishers: "Time of change of information", "Pabula", "Time of masters", "Summit-book", "Squirrel", "Ukrainian studio of culture and sports", "Artek". The department also states that retail trade will be carried out during the event, and soviet visits will be able to buy the desired Ukrainian publications.</text:p>
      <text:p text:style-name="P4">
The MKIP also reports that the Ukrainian program will be held thanks to Goethe-Institut support in Ukraine.</text:p>
      <text:p text:style-name="P4">
"... we are grateful that the book fair gives the scene for Ukrainian votes, degoethe-intestitut can present its special program" Remember / rethink / rebuild ". Here, Ukrainian and German intellectuals for four days will discuss issues that even in a year post -after -scale intrusion remain in the spotlight .... It is important to give a new comprehension of the history, society and culture of Ukraine to the foundations for this big and important country But the dynamic European neighbor, which she is always Ibla, ”said Fabian Multler's Goethe -Institut director in Ukraine.</text:p>
      <text:p text:style-name="P4">
<text:span text:style-name="T4">
 Read also: </text:span>
 <text:a xlink:type="simple" xlink:href="https://www.ukrinform.ua/rubric-culture/3698589-mkip-nazvalo-neprijnatnou-ucast-rosianina-u-konkursi-gorovica.html" text:style-name="Internet_20_link" text:visited-style-name="Visited_20_Internet_20_Link">
<text:span text:style-name="T4">
 MKIP </text:span>
</text:a>
</text:p>
      <text:p text:style-name="P4">
The National Stand of Ukraine with its own program of activities will be presented by the joint efforts of the Leipzig Book Fair, the Commissioner of the Federal Government for Culture and Media, the Neustart Kultur, the Ukrainian Institute of Book, Goethe-Institut in Ukraine, the Ministry of Culture of Ukraine, the Federation of Ukraine. Book Arsenal, Meridianczernowitz, Vienna Institute of Human Sciences and Federal Agency of Political Education of Germany.</text:p>
      <text:p text:style-name="P4">
<text:span text:style-name="T4">
 Read also: </text:span>
 <text:a xlink:type="simple" xlink:href="https://www.ukrinform.ua/rubric-society/3698262-ocilnik-zapovidnika-kievopecerska-lavra-rozpoviv-pro-robotu-komisii-mkip.html" text:style-name="Internet_20_link" text:visited-style-name="Visited_20_Internet_20_Link">
<text:span text:style-name="T4">
 MKIP </text:span>
</text:a>
As reported by Ukrinform, at the London Book Fair, which took place since April 18 at Olympia London, Ukraine was presented by 21 publishing house.</text:p>
      <text:p text:style-name="P4">
Photo: Wikipedia</text:p>
      <text:p text:style-name="P4">
News Source: <text:a xlink:type="simple" xlink:href="https://www.ukrinform.ua/rubric-culture/3698972-na-lejpcizkomu-knizkovomu-armarku-ukraina-prezentuvatime-stend-iz-simoma-vidavnictvami.html" text:style-name="Internet_20_link" text:visited-style-name="Visited_20_Internet_20_Link">
https://www.ukrinform.ua/rubric-culture/3698972-na-lejpcizkomu-knizkovomu-armarku-ukraina-prezentuvatime-stend-iz-simoma-vidavnictvami.html</text:a>
</text:p>
      <!--NEWS-->
      <text:h text:style-name="P10" text:outline-level="1">
<text:span text:style-name="T4">
In Uzhgorod, the International Theater Festival "Freedom" started</text:span>
</text:h>
      <text:p text:style-name="P4">
Authors: Ukrinform (Person)</text:p>
      <text:p text:style-name="P4">
Publisher: Укринформ (Organization)</text:p>
      <text:p text:style-name="P4">
Published Time: 2023-04-21T17:01:57+03:00</text:p>
      <text:p text:style-name="P4">
Modified Time: 2023-04-21T17:01:57+03:00</text:p>
      <text:p text:style-name="P4">
Description: In Uzhgorod, the International Theater Festival "Freedom" has started, it will last for three days at different theater sites of the city. - Ukrinform.</text:p>
      <text:p text:style-name="P4">
Images: ["<text:a xlink:type="simple" xlink:href="https://static.ukrinform.com/photos/2023_04/thumb_files/630_360_1682085557-808.jpg" text:style-name="Internet_20_link" text:visited-style-name="Visited_20_Internet_20_Link">
630_360_16820...</text:a>
", "<text:a xlink:type="simple" xlink:href="https://static.ukrinform.com/photos/2023_04/1682085688-431.jpg" text:style-name="Internet_20_link" text:visited-style-name="Visited_20_Internet_20_Link">
1682085688-43...</text:a>
"]</text:p>
      <text:p text:style-name="P4">
Tags: ['Фестиваль', 'Театр', 'Ужгород']</text:p>
      <text:p text:style-name="P4">
Type: Article</text:p>
      <!--METADATA-->
      <text:p text:style-name="P4">
<draw:frame draw:style-name="fr1" draw:name="Image77" text:anchor-type="as-char" svg:width="6.9236in" svg:height="3.951347in" draw:z-index="0">
<draw:image xlink:href="../Images/yкринформ/2023-04-21T17-01-57-03-00/630_360_1682085557-808.jpg" xlink:type="simple" xlink:show="embed" xlink:actuate="onLoad" draw:mime-type="image/jpeg"/>
</draw:frame>
In Uzhgorodistartzing the International Theater Festival "Freedom", it will last three Dnin different theatrical platforms of the city.</text:p>
      <text:p text:style-name="P4">
This is reported in <text:a xlink:type="simple" xlink:href="https://www.facebook.com/permalink.php" text:style-name="Internet_20_link" text:visited-style-name="Visited_20_Internet_20_Link">
</text:a>
Uzhgorod City Council, reports Ukrinform.</text:p>
      <text:p text:style-name="P4">
"The International Theater Festival" Freedom "starts today in Uzhgorod," -will be in the post.</text:p>
      <text:p text:style-name="P4">
<draw:frame draw:style-name="fr1" draw:name="Image78" text:anchor-type="as-char" svg:width="6.9236in" svg:height="9.736999in" draw:z-index="0">
<draw:image xlink:href="../Images/yкринформ/2023-04-21T17-01-57-03-00/1682085688-431.jpg" xlink:type="simple" xlink:show="embed" xlink:actuate="onLoad" draw:mime-type="image/jpeg"/>
</draw:frame>
It is reported that the festival will take place on the large stage of the regional theater, stages of the Transcarpathian Academic Regional Puppet Theater "Bavka", as well as on the side space on the square. Theatrical for three days, from 21 to 23.</text:p>
      <text:p text:style-name="P4">
Participants - Ukrainian and Czech groups, representatives from Slovakia, Finland, Italy.</text:p>
      <text:p text:style-name="P4">
In particular, today, on April 21, at 18:00 the Transcarpathian Muzdrammatra Names of Shergiiv-the play "Sweet Darusya" from the Ivano-Frankivsk National Drama Theater.</text:p>
      <text:p text:style-name="P4">
On Saturday, April 22, at 6:00 pm, Donetsk Academic Drama Theater with the Missariupol will show the performance of the Nation.</text:p>
      <text:p text:style-name="P4">
And on Sunday, April 23, at 6:00 pm, Shergiivtsi will show the detective history of Donanigro "Ghosts of the Raven Scrophy estate".</text:p>
      <text:p text:style-name="P4">
Admission to all performances is free, noted in the Uzhgorod City Council.</text:p>
      <text:p text:style-name="P4">
<text:span text:style-name="T4">
 Read also: </text:span>
 <text:a xlink:type="simple" xlink:href="https://www.ukrinform.ua/rubric-culture/3697912-u-gruzii-projde-festival-ukrainskogo-mistectva-bouquet-kyiv-stage.html" text:style-name="Internet_20_link" text:visited-style-name="Visited_20_Internet_20_Link">
</text:a>
As it was reported, also in Mukachevo started <text:a xlink:type="simple" xlink:href="https://www.ukrinform.ua/rubric-culture/3698955-u-mukacevi-rozpocavsa-ditacij-teatralnij-festival-impreza-nad-latoriceu.html" text:style-name="Internet_20_link" text:visited-style-name="Visited_20_Internet_20_Link">
</text:a>
"Empire over Latorica."  _ Photo: wikipedia _</text:p>
      <text:p text:style-name="P4">
News Source: <text:a xlink:type="simple" xlink:href="https://www.ukrinform.ua/rubric-culture/3698973-v-uzgorodi-startuvav-miznarodnij-teatralnij-festival-svoboda.html" text:style-name="Internet_20_link" text:visited-style-name="Visited_20_Internet_20_Link">
https://www.ukrinform.ua/rubric-culture/3698973-v-uzgorodi-startuvav-miznarodnij-teatralnij-festival-svoboda.html</text:a>
</text:p>
      <!--NEWS-->
      <text:h text:style-name="P10" text:outline-level="1">
<text:span text:style-name="T4">
Air defense, artillery and fighters' training: Rennikov named the priorities of Ukraine in Ramstini</text:span>
</text:h>
      <text:p text:style-name="P4">
Authors: Ukrinform (Person)</text:p>
      <text:p text:style-name="P4">
Publisher: Укринформ (Organization)</text:p>
      <text:p text:style-name="P4">
Published Time: 2023-04-21T17:05:00+03:00</text:p>
      <text:p text:style-name="P4">
Modified Time: 2023-04-21T17:05:00+03:00</text:p>
      <text:p text:style-name="P4">
Description: Ukraine expects from the meeting of the Contact Group on Defense of Ukraine to continue support in the issues of strengthening the air defense systems, the supply of ammunition and the involvement of not only military personnel of the Armed Forces, but also the defenders from the National Guard, the State Tax Administration and the National Police. - Ukrinform.</text:p>
      <text:p text:style-name="P4">
Images: ["<text:a xlink:type="simple" xlink:href="https://static.ukrinform.com/photos/2023_03/thumb_files/630_360_1678276922-524.jpg" text:style-name="Internet_20_link" text:visited-style-name="Visited_20_Internet_20_Link">
630_360_16782...</text:a>
"]</text:p>
      <text:p text:style-name="P4">
Tags: ['Резніков', 'Зустріч Рамштайн', 'Єдині новини']</text:p>
      <text:p text:style-name="P4">
Type: Article</text:p>
      <!--METADATA-->
      <text:p text:style-name="P4">
<draw:frame draw:style-name="fr1" draw:name="Image79" text:anchor-type="as-char" svg:width="6.9236in" svg:height="3.956343in" draw:z-index="0">
<draw:image xlink:href="../Images/yкринформ/2023-04-21T17-05-00-03-00/630_360_1678276922-524.jpg" xlink:type="simple" xlink:show="embed" xlink:actuate="onLoad" draw:mime-type="image/jpeg"/>
</draw:frame>
Ukraine will continue from the meeting of the Contact Group on Defense of Ukraine to continue support in the issues of strengthening the air defense systems, supply of ammunition and involvement of training missions not only of the Armed Forces servicemen, but also the defenders of the Snaz Guard, the State Tax Administration and the National Police.</text:p>
      <text:p text:style-name="P4">
According to Ukrinform, the Minister of Defense of Ukraine Alexei Reznikov informed about it on the air of the nationwide television "Yeninovina" before the beginning.</text:p>
      <text:p text:style-name="P4">
“The expectations are very simple: to get the assurances that we will continue to support, that our priorities will understand: No. 1 is aircraft on Earth, ie launchers, missiles, more, more. The second is ammunition to artillery first, also armored cars, continuation of supporting them(repair, equipment, etc.)so we can successfully fulfill our plans. And, of course, our military training is not only the Armed Forces, but I will raise the issue of the training of our boys from the National Guard, our defense, the defenders of the State Border Service and the National Police, ”Reznikov said.</text:p>
      <text:p text:style-name="P4">
<text:span text:style-name="T4">
 Read also: </text:span>
 <text:a xlink:type="simple" xlink:href="https://www.ukrinform.ua/rubric-ato/3698958-na-bazi-ramstajn-projsla-zustric-tankovoi-koalicii-reznikov-rozpoviv-pro-rezultati.html" text:style-name="Internet_20_link" text:visited-style-name="Visited_20_Internet_20_Link">
<text:span text:style-name="T4">
 Ramstein </text:span>
</text:a>
According to Ukrinform, Ramstein ministers are discussed on Friday <text:a xlink:type="simple" xlink:href="https://www.ukrinform.ua/rubric-ato/3698632-u-minoboroni-nimeccini-rozpovili-aki-pitanna-obgovoruvatimut-na-ramstajni.html" text:style-name="Internet_20_link" text:visited-style-name="Visited_20_Internet_20_Link">
</text:a>
, the issue of repair of wedding equipment and, apparently, aircraft. The meeting takes place at the USA of the USA in the West of Germany. Its start was scheduled for 10am.</text:p>
      <text:p text:style-name="P4">
The participants of the Contact Group on Defense of Ukraine(the so -called "Ramstayne" format)provided Ukraine already $ 55 billion. security assistance.</text:p>
      <text:p text:style-name="P4">
News Source: <text:a xlink:type="simple" xlink:href="https://www.ukrinform.ua/rubric-ato/3698975-ppo-artileria-ta-viskil-bijciv-reznikov-nazvav-prioriteti-ukraini-na-ramstajni.html" text:style-name="Internet_20_link" text:visited-style-name="Visited_20_Internet_20_Link">
https://www.ukrinform.ua/rubric-ato/3698975-ppo-artileria-ta-viskil-bijciv-reznikov-nazvav-prioriteti-ukraini-na-ramstajni.html</text:a>
</text:p>
      <!--NEWS-->
      <text:h text:style-name="P10" text:outline-level="1">
<text:span text:style-name="T4">
King Charles with his wife will officially open the Eurovision Scene</text:span>
</text:h>
      <text:p text:style-name="P4">
Authors: Ukrinform (Person)</text:p>
      <text:p text:style-name="P4">
Publisher: Укринформ (Organization)</text:p>
      <text:p text:style-name="P4">
Published Time: 2023-04-21T17:07:00+03:00</text:p>
      <text:p text:style-name="P4">
Modified Time: 2023-04-21T17:07:00+03:00</text:p>
      <text:p text:style-name="P4">
Description: The British King Charles III with his wife will officially open the veil of the Eurovision-2023 song contest. - Ukrinform.</text:p>
      <text:p text:style-name="P4">
Images: ["<text:a xlink:type="simple" xlink:href="https://static.ukrinform.com/photos/2023_04/thumb_files/630_360_1682085791-954.jpg" text:style-name="Internet_20_link" text:visited-style-name="Visited_20_Internet_20_Link">
630_360_16820...</text:a>
"]</text:p>
      <text:p text:style-name="P4">
Tags: ['Євробачення', 'Конкурс', 'Король', 'Музика', 'Чарльз ІІІ']</text:p>
      <text:p text:style-name="P4">
Type: Article</text:p>
      <!--METADATA-->
      <text:p text:style-name="P4">
<draw:frame draw:style-name="fr1" draw:name="Image80" text:anchor-type="as-char" svg:width="6.9236in" svg:height="3.956343in" draw:z-index="0">
<draw:image xlink:href="../Images/yкринформ/2023-04-21T17-07-00-03-00/630_360_1682085791-954.jpg" xlink:type="simple" xlink:show="embed" xlink:actuate="onLoad" draw:mime-type="image/jpeg"/>
</draw:frame>
The British King Charles III and his wife will officially open the veil of the Evvocurity-2023 stage competition.</text:p>
      <text:p text:style-name="P4">
As Ukrinform reports, it reports <text:a xlink:type="simple" xlink:href="https://www.bbc.com/news/uk-england-merseyside-65239109" text:style-name="Internet_20_link" text:visited-style-name="Visited_20_Internet_20_Link">
</text:a>
.</text:p>
      <text:p text:style-name="P4">
Next month, Liverpool will host a competition on behalf of the Ukrainian war.</text:p>
      <text:p text:style-name="P4">
The King and the Consort Queen will visit M&amp;S Bank Arena in Liverpool, in the middle of the next month. They will demonstrate scenes "<text:a xlink:type="simple" xlink:href="https://www.ukrinform.ua/tag-evrobacenna" text:style-name="Internet_20_link" text:visited-style-name="Visited_20_Internet_20_Link">
</text:a>
-2023 "and communicate with representatives and hosts of the television competition.</text:p>
      <text:p text:style-name="P4">
<text:span text:style-name="T4">
 Read also: </text:span>
 <text:a xlink:type="simple" xlink:href="https://www.ukrinform.ua/rubric-culture/3695516-bbc-nazvala-ukrainskih-zirok-aki-vistupatimut-u-pivfinalah-evrobacenna.html" text:style-name="Internet_20_link" text:visited-style-name="Visited_20_Internet_20_Link">
<text:span text:style-name="T4">
 Eurovachen </text:span>
</text:a>
According to the organizers, the design of the stage aims to create the impression, every competition "reveals its arms for Ukraine".</text:p>
      <text:p text:style-name="P4">
In addition, as part of his visit to the city of the royal spouse also visited the Verpul Central Library, in order to officially mark her brotherhood with the best public library of Ukraine - the Odessa Regional Scientific Library.</text:p>
      <text:p text:style-name="P4">
As reported by Ukrinform, <text:a xlink:type="simple" xlink:href="https://www.ukrinform.ua/rubric-culture/3696981-u-finali-evrobacenna2023-vistupatimut-patero-ukrainskih-zaprosenih-artistiv.html" text:style-name="Internet_20_link" text:visited-style-name="Visited_20_Internet_20_Link">
</text:a>
which will perform in the Eurovision finals 2023.</text:p>
      <text:p text:style-name="P4">
<text:span text:style-name="T5">
Foto: Facebook/The Royal Family</text:span>
</text:p>
      <text:p text:style-name="P4">
News Source: <text:a xlink:type="simple" xlink:href="https://www.ukrinform.ua/rubric-culture/3698976-korol-carlz-iz-druzinou-oficijno-vidkriut-scenu-evrobacenna.html" text:style-name="Internet_20_link" text:visited-style-name="Visited_20_Internet_20_Link">
https://www.ukrinform.ua/rubric-culture/3698976-korol-carlz-iz-druzinou-oficijno-vidkriut-scenu-evrobacenna.html</text:a>
</text:p>
      <!--NEWS-->
      <text:h text:style-name="P10" text:outline-level="1">
<text:span text:style-name="T4">
Damage to the Ukrainian Industry and Logistics reached $ 50 billion - UkraineInvest</text:span>
</text:h>
      <text:p text:style-name="P4">
Authors: Ukrinform (Person)</text:p>
      <text:p text:style-name="P4">
Publisher: Укринформ (Organization)</text:p>
      <text:p text:style-name="P4">
Published Time: 2023-04-21T17:08:19+03:00</text:p>
      <text:p text:style-name="P4">
Modified Time: 2023-04-21T17:08:19+03:00</text:p>
      <text:p text:style-name="P4">
Description: The amount of direct losses caused by the Russian Federation to Ukrainian infrastructure, industrial facilities and production logistics has increased to almost $ 50 billion. - Ukrinform.</text:p>
      <text:p text:style-name="P4">
Images: ["<text:a xlink:type="simple" xlink:href="https://static.ukrinform.com/photos/2020_09/thumb_files/630_360_1600109943-683.jpg" text:style-name="Internet_20_link" text:visited-style-name="Visited_20_Internet_20_Link">
630_360_16001...</text:a>
"]</text:p>
      <text:p text:style-name="P4">
Tags: ['Промисловість', 'росія', 'Логістика', 'Збитки']</text:p>
      <text:p text:style-name="P4">
Type: Article</text:p>
      <!--METADATA-->
      <text:p text:style-name="P4">
<draw:frame draw:style-name="fr1" draw:name="Image81" text:anchor-type="as-char" svg:width="6.9236in" svg:height="3.956343in" draw:z-index="0">
<draw:image xlink:href="../Images/yкринформ/2023-04-21T17-08-19-03-00/630_360_1600109943-683.jpg" xlink:type="simple" xlink:show="embed" xlink:actuate="onLoad" draw:mime-type="image/jpeg"/>
</draw:frame>
Sum -by -damage damages caused by the Russian Federation to Ukrainian infrastructure, industrial object of production logistics, has increased to almost $ 50 billion.</text:p>
      <text:p text:style-name="P4">
According to Ukrinform correspondent, such data during the online forum "Fit Forukraine: Logistics Hubs and Industrial Parks" cited the Executive Director's Office of Ukraine's attracting and supporting UkraineInvest investment Sergeynvest.</text:p>
      <text:p text:style-name="P4">
According to him, as a result of full -scale Russian aggression in Ukraine, approximately 22.5% of warehouse premises. In general, the direct losses caused by Russia to our infrastructure, industrial sites and industrial sciences are estimated at almost $ 50 billion in Ukraineinvest.</text:p>
      <text:p text:style-name="P4">
“Before the war, we had more than 2.5 million square meters. m of warehouse infrastructure, the vast majority - in the Kiev region. Now its total volume has significantly changed. After all, the aggressor completely or partially destroyed about 382 thousand square meters. Marking Square, ”Zutkach stated.</text:p>
      <text:p text:style-name="P4">
He said that some of the destroyed logistics complexes have already been rebuilt. The assembly network of ATB supermarkets began to restore two of its warehouses, and the company "RLS" reconstructs warehouses damaged by the enemy.</text:p>
      <text:p text:style-name="P4">
Tsivkach is convinced that the state should contribute to the best business efforts. After all, Ukraine hopes for the rapid post -war development of the economy. And the production sector, among other things, requires quality and modern logistics infrastructure.</text:p>
      <text:p text:style-name="P4">
At the same time, Ukraineinvest hope not only for the rebuilding of the destroyed, but also the launch of new investment projects in this field.</text:p>
      <text:p text:style-name="P4">
Zivkach recalled financial support, which is guaranteed by investors, the law “Supporting investment projects with significant investments in Ukraine”. The document provides for the provision of investments that correspond to certain criteria, state guarantees on the invariability Investment prosets up to 30% of the Sumy Investment.</text:p>
      <text:p text:style-name="P4">
<text:span text:style-name="T4">
 Read also: </text:span>
 <text:a xlink:type="simple" xlink:href="https://www.ukrinform.ua/rubric-vidbudova/3696749-ssa-obgovoruut-mehanizmi-peredaci-zamorozenih-aktiviv-rf-dla-vidbudovi-ukraini.html" text:style-name="Internet_20_link" text:visited-style-name="Visited_20_Internet_20_Link">
</text:a>
</text:p>
      <text:p text:style-name="P4">
News Source: <text:a xlink:type="simple" xlink:href="https://www.ukrinform.ua/rubric-economy/3698977-zavdani-rosieu-zbitki-ukrainskij-promislovosti-ta-logistici-sagnuli-50-milardiv-ukraineinvest.html" text:style-name="Internet_20_link" text:visited-style-name="Visited_20_Internet_20_Link">
https://www.ukrinform.ua/rubric-economy/3698977-zavdani-rosieu-zbitki-ukrainskij-promislovosti-ta-logistici-sagnuli-50-milardiv-ukraineinvest.html</text:a>
</text:p>
      <!--NEWS-->
      <text:h text:style-name="P10" text:outline-level="1">
<text:span text:style-name="T4">
Spain provides great support to Ukraine - Foreign Minister Albers</text:span>
</text:h>
      <text:p text:style-name="P4">
Authors: Ukrinform (Person)</text:p>
      <text:p text:style-name="P4">
Publisher: Укринформ (Organization)</text:p>
      <text:p text:style-name="P4">
Published Time: 2023-04-21T17:10:00+03:00</text:p>
      <text:p text:style-name="P4">
Modified Time: 2023-04-21T17:10:00+03:00</text:p>
      <text:p text:style-name="P4">
Description: Spain provides great support to Ukraine as ever in history and will continue to do so. - Ukrinform.</text:p>
      <text:p text:style-name="P4">
Images: ["<text:a xlink:type="simple" xlink:href="https://static.ukrinform.com/photos/2023_02/thumb_files/630_360_1677107847-584.jpg" text:style-name="Internet_20_link" text:visited-style-name="Visited_20_Internet_20_Link">
630_360_16771...</text:a>
"]</text:p>
      <text:p text:style-name="P4">
Tags: ['Іспанія', 'МЗС']</text:p>
      <text:p text:style-name="P4">
Type: Article</text:p>
      <!--METADATA-->
      <text:p text:style-name="P4">
<draw:frame draw:style-name="fr1" draw:name="Image82" text:anchor-type="as-char" svg:width="6.9236in" svg:height="3.956343in" draw:z-index="0">
<draw:image xlink:href="../Images/yкринформ/2023-04-21T17-10-00-03-00/630_360_1677107847-584.jpg" xlink:type="simple" xlink:show="embed" xlink:actuate="onLoad" draw:mime-type="image/jpeg"/>
</draw:frame>
Spain is giving great support to Ukraine as ever in history, and continue to do so.</text:p>
      <text:p text:style-name="P4">
This was stated by Spanish Foreign Minister Jose Manuel Albers in a litter press conference with German colleague Annalen Berb in Berlin on 21, Ukrinform correspondent reports.</text:p>
      <text:p text:style-name="P4">
Albers assured that his state is strongly condemning the unjustified war, Putin's illegal aggression against Ukraine, which is also an attack on Western value, and seeks to achieve just peace as soon as possible.</text:p>
      <text:p text:style-name="P4">
“I can assure you that the Spanish government will not leave Ukraine alone. Let's we will be with Ukraine as long as it will take, ”the diplomat said.</text:p>
      <text:p text:style-name="P4">
Spain, according to the head of her Foreign Ministry, has taken a number of measures to which she had never been. In particular, last months, the largest humanitarian aid package was adopted - 250 million euros - for the rebuilding of Ukraine. Milan provides medical and military support to Ukraine.</text:p>
      <text:p text:style-name="P4">
In addition, Spain has accepted more than 170,000 Ukrainian refugees and became a country in the EU in the level of integration of Ukrainian children into its school system, the Foreign Minister said.</text:p>
      <text:p text:style-name="P4">
The crises of recent years, especially the war of the Russian Federation against Ukraine, have shown that Europe has "grown up" that its voice in the foreign policy choir has become louder, alletreba to do even more so that this voice became even stronger, Albars said.</text:p>
      <text:p text:style-name="P4">
He also emphasized: "Germany - EU partners and NATO allies we work at all on all initiatives of both organizations, in particular, in a security gallus." He mentioned both tanks and participation in ensuring the safety of NATO East flank, Baltic countries.</text:p>
      <text:p text:style-name="P4">
Berbok thanked the fact that Spain stood on the side of Ukraine since the beginning of the war: humanitarian, financially, as well as military equipment. "In particular, the promise to pass the Leopard 2 tanks," she said.</text:p>
      <text:p text:style-name="P4">
The German politician assured that Germany would, in turn, provide all possible support, and mentioned in this context that recently the Patriot and Iris-T have been delivered to Ukraine.</text:p>
      <text:p text:style-name="P4">
Berbbok also stated that sanctions against Russian politicians and other persons guilty of war and war crimes would continue, lists will be expanded. "We will continue sanctioning," - promised and noticed that the focus is currently prevention of detouring.</text:p>
      <text:p text:style-name="P4">
<text:span text:style-name="T4">
 Read also: </text:span>
 <text:a xlink:type="simple" xlink:href="https://www.ukrinform.ua/rubric-ato/3697957-se-sist-tankiv-leopard-2-dla-ukraini-vze-v-ispanii.html" text:style-name="Internet_20_link" text:visited-style-name="Visited_20_Internet_20_Link">
</text:a>
</text:p>
      <text:p text:style-name="P4">
Diplomats also discussed the situation in Sudan, in Africa, which is very influenced by the Russian war, as well as the future of Spain's presidency in EU Rada in the second half of 2023.</text:p>
      <text:p text:style-name="P4">
<text:span text:style-name="T5">
Foto: gettyimages</text:span>
</text:p>
      <text:p text:style-name="P4">
News Source: <text:a xlink:type="simple" xlink:href="https://www.ukrinform.ua/rubric-polytics/3698979-ispania-nadae-veliku-pidtrimku-ukraini-glava-mzs-albares.html" text:style-name="Internet_20_link" text:visited-style-name="Visited_20_Internet_20_Link">
https://www.ukrinform.ua/rubric-polytics/3698979-ispania-nadae-veliku-pidtrimku-ukraini-glava-mzs-albares.html</text:a>
</text:p>
      <!--NEWS-->
      <text:h text:style-name="P10" text:outline-level="1">
<text:span text:style-name="T4">
Krasuk: Berinchik is planned to fight on May 27 in the United Kingdom</text:span>
</text:h>
      <text:p text:style-name="P4">
Authors: Ukrinform (Person)</text:p>
      <text:p text:style-name="P4">
Publisher: Укринформ (Organization)</text:p>
      <text:p text:style-name="P4">
Published Time: 2023-04-21T17:10:11+03:00</text:p>
      <text:p text:style-name="P4">
Modified Time: 2023-04-21T17:10:11+03:00</text:p>
      <text:p text:style-name="P4">
Description: Promotor Alexander Krasyuk told when the EBU and WBO International Champion in the Lightweight Weight Denis Berinchyk (17-0, 9 KO) will return to the ring. - Ukrinform.</text:p>
      <text:p text:style-name="P4">
Images: ["<text:a xlink:type="simple" xlink:href="https://static.ukrinform.com/photos/2023_04/thumb_files/630_360_1682085808-390.jpeg" text:style-name="Internet_20_link" text:visited-style-name="Visited_20_Internet_20_Link">
630_360_16820...</text:a>
"]</text:p>
      <text:p text:style-name="P4">
Tags: ['Бокс']</text:p>
      <text:p text:style-name="P4">
Type: Article</text:p>
      <!--METADATA-->
      <text:p text:style-name="P4">
<draw:frame draw:style-name="fr1" draw:name="Image83" text:anchor-type="as-char" svg:width="6.9236in" svg:height="3.956343in" draw:z-index="0">
<draw:image xlink:href="../Images/yкринформ/2023-04-21T17-10-11-03-00/630_360_1682085808-390.jpeg" xlink:type="simple" xlink:show="embed" xlink:actuate="onLoad" draw:mime-type="image/jpeg"/>
</draw:frame>
Promotorleksandr Krasyuk told when he returns to the ring EBU Champion and Wbointernational in Lightweight Weight Denis Berinchik(17-0, 9 Ko).</text:p>
      <text:p text:style-name="P4">
Про це він <text:a xlink:type="simple" xlink:href="https://xsport.ua/ua/boxing_s/news/oleksandr-krasyuk-pro-peremogy-mytrofanova-ta-khartsyza-mozhlyvyy-biy-usyk-dyubua-v-polshchi-poedyno_8790104/" text:style-name="Internet_20_link" text:visited-style-name="Visited_20_Internet_20_Link">
 </text:a>
 у коментарі Хспорт, передає Укрінформ.</text:p>
      <text:p text:style-name="P4">
«У нас запланований поєдинок на 27 травня у Великій Британії. Єдине, що наразіми маємо інформацію, що дата може трохи змінитись, проте місце те саме –Велика Британія. Проте ми ще не маємо підтвердження, наразі відпрацьовуємо цезапитання з Queensberry Promotions», - сказав Красюк.</text:p>
      <text:p text:style-name="P4">
Берінчик повинен був провести свій наступний бій в андеркарді поєдинку Усик –Ф’юрі, проте поєдинок за титул абсолютного чемпіона світу у суперважкій вазіне відбувся.</text:p>
      <text:p text:style-name="P4">
<text:span text:style-name="T4">
Читайте також:</text:span>
 <text:a xlink:type="simple" xlink:href="https://www.ukrinform.ua/rubric-sports/3694013-berincik-majze-ves-gonorar-vid-bou-z-mendi-a-viddav-na-zsu.html" text:style-name="Internet_20_link" text:visited-style-name="Visited_20_Internet_20_Link">
 <text:span text:style-name="T4">
Берінчик</text:span>
 </text:a>
As reported by Ukrinform, tomorrow, the last battle of Berinchyk spent in December 2022, then he defeated Ivan Mandy.</text:p>
      <text:p text:style-name="P4">
Photo: K2 Promotions</text:p>
      <text:p text:style-name="P4">
News Source: <text:a xlink:type="simple" xlink:href="https://www.ukrinform.ua/rubric-sports/3698978-krasuk-u-berincika-zaplanovano-bij-na-27-travna-u-velikij-britanii.html" text:style-name="Internet_20_link" text:visited-style-name="Visited_20_Internet_20_Link">
https://www.ukrinform.ua/rubric-sports/3698978-krasuk-u-berincika-zaplanovano-bij-na-27-travna-u-velikij-britanii.html</text:a>
</text:p>
      <!--NEWS-->
      <text:h text:style-name="P10" text:outline-level="1">
<text:span text:style-name="T4">
The subway will open an interactive exhibition about the methods and manipulation of Russian propaganda</text:span>
</text:h>
      <text:p text:style-name="P4">
Authors: Ukrinform (Person)</text:p>
      <text:p text:style-name="P4">
Publisher: Укринформ (Organization)</text:p>
      <text:p text:style-name="P4">
Published Time: 2023-04-21T17:14:00+03:00</text:p>
      <text:p text:style-name="P4">
Modified Time: 2023-04-21T17:14:00+03:00</text:p>
      <text:p text:style-name="P4">
Description: From April 24 to May 24, an interactive exhibition "True Causes of War, or how Russian propaganda" will be held in the lobby of the Golden Gate metro station. - Ukrinform.</text:p>
      <text:p text:style-name="P4">
Images: ["<text:a xlink:type="simple" xlink:href="https://static.ukrinform.com/photos/2023_04/thumb_files/630_360_1682086653-966.jpg" text:style-name="Internet_20_link" text:visited-style-name="Visited_20_Internet_20_Link">
630_360_16820...</text:a>
", "<text:a xlink:type="simple" xlink:href="https://static.ukrinform.com/photos/2023_04/1682086653-344.jpg" text:style-name="Internet_20_link" text:visited-style-name="Visited_20_Internet_20_Link">
1682086653-34...</text:a>
", "<text:a xlink:type="simple" xlink:href="https://static.ukrinform.com/photos/2023_04/1682086652-884.jpg" text:style-name="Internet_20_link" text:visited-style-name="Visited_20_Internet_20_Link">
1682086652-88...</text:a>
", "<text:a xlink:type="simple" xlink:href="https://static.ukrinform.com/photos/2023_04/1682086652-192.jpg" text:style-name="Internet_20_link" text:visited-style-name="Visited_20_Internet_20_Link">
1682086652-19...</text:a>
", "<text:a xlink:type="simple" xlink:href="https://static.ukrinform.com/photos/2023_04/1682086651-228.jpg" text:style-name="Internet_20_link" text:visited-style-name="Visited_20_Internet_20_Link">
1682086651-22...</text:a>
"]</text:p>
      <text:p text:style-name="P4">
Tags: ['Метро', 'Пропаганда', 'Виставка', 'Київ']</text:p>
      <text:p text:style-name="P4">
Type: Article</text:p>
      <!--METADATA-->
      <text:p text:style-name="P4">
<draw:frame draw:style-name="fr1" draw:name="Image84" text:anchor-type="as-char" svg:width="6.9236in" svg:height="3.956343in" draw:z-index="0">
<draw:image xlink:href="../Images/yкринформ/2023-04-21T17-14-00-03-00/630_360_1682086653-966.jpg" xlink:type="simple" xlink:show="embed" xlink:actuate="onLoad" draw:mime-type="image/jpeg"/>
</draw:frame>
Introduced the stations of the Golden Gate metro metro from April 24 to May 24, an interactive exhibition "True Causes of War, or how Russian propaganda works".</text:p>
      <text:p text:style-name="P4">
The organizers reported this Ukrinform.</text:p>
      <text:p text:style-name="P4">
“Russia uses all possible options for information weapons against Ukraine: fakes, manipulations, polarization of society, etc. Propaganda allowed the war. Therefore, we need to understand how it works to be able to protect, protect ourselves and our information environment. For several years, we have been exploring the techniques of Soviet and Russian propaganda, and now want to take this knowledge in a convenient and interesting form, ”said Valery Korshunov, the founder of the Idea Exhibition, founder of NGO“ European Institute of Chornobyl ”.</text:p>
      <text:p text:style-name="P4">
<draw:frame draw:style-name="fr1" draw:name="Image85" text:anchor-type="as-char" svg:width="6.9236in" svg:height="3.89132in" draw:z-index="0">
<draw:image xlink:href="../Images/yкринформ/2023-04-21T17-14-00-03-00/1682086653-344.jpg" xlink:type="simple" xlink:show="embed" xlink:actuate="onLoad" draw:mime-type="image/jpeg"/>
</draw:frame>
The authors of the exhibition added that this new tool for counteracting propaganda with XR technology will be presented in 5,000 schools and public institutions in Ukraine and another 20 countries.</text:p>
      <text:p text:style-name="P4">
The exhibition is free and inclusive, with the support of each exhibit in Ukrainian in English. It consists of 30 posters, with elements of added reality, tells and shows the main methods, techniques and manipulations, which is used by Russian propaganda in the information war against Ukraine.</text:p>
      <text:p text:style-name="P4">
<draw:frame draw:style-name="fr1" draw:name="Image86" text:anchor-type="as-char" svg:width="6.9236in" svg:height="4.660609in" draw:z-index="0">
<draw:image xlink:href="../Images/yкринформ/2023-04-21T17-14-00-03-00/1682086652-884.jpg" xlink:type="simple" xlink:show="embed" xlink:actuate="onLoad" draw:mime-type="image/jpeg"/>
</draw:frame>
According to the famous fact checker Alyona Romanyuk(“Notice” initiative), during the 9 years of the hybrid war, Ukrainian fact checkers and mediamen have already learned to cut off and classify various information curtains and decided to present a new format of an interactive exhibition with attachedness.</text:p>
      <text:p text:style-name="P4">
<text:span text:style-name="T4">
 Read also: </text:span>
 <text:a xlink:type="simple" xlink:href="https://www.ukrinform.ua/rubric-kyiv/3698597-u-stolici-vidkrili-vistavku-z-istorii-sklanih-virobiv-v-ukraini.html" text:style-name="Internet_20_link" text:visited-style-name="Visited_20_Internet_20_Link">
</text:a>
</text:p>
      <text:p text:style-name="P4">
<draw:frame draw:style-name="fr1" draw:name="Image87" text:anchor-type="as-char" svg:width="6.9236in" svg:height="4.06441in" draw:z-index="0">
<draw:image xlink:href="../Images/yкринформ/2023-04-21T17-14-00-03-00/1682086652-192.jpg" xlink:type="simple" xlink:show="embed" xlink:actuate="onLoad" draw:mime-type="image/jpeg"/>
</draw:frame>
This XR exhibition explains in detail how the system of Russian propaganda is built, debunking well -known fakes and manipulations that have been working against Ukraine for years, and the chief - shows what it can lead to the examples of war. Especially for the exhibition, Valery Korshunov created unique posters using an artificial intelligence taught by analyzing a large array of data on the Internet. Thus, posters are combined with the platform, through which fakes are most spread.</text:p>
      <text:p text:style-name="P4">
<draw:frame draw:style-name="fr1" draw:name="Image88" text:anchor-type="as-char" svg:width="6.9236in" svg:height="3.89132in" draw:z-index="0">
<draw:image xlink:href="../Images/yкринформ/2023-04-21T17-14-00-03-00/1682086651-228.jpg" xlink:type="simple" xlink:show="embed" xlink:actuate="onLoad" draw:mime-type="image/jpeg"/>
</draw:frame>
The unique format of the exhibition is very simple for the organization. To make it, it is enough to place 30 posters and download the Edar app and all the advantages of 3D, AR and VR experience can be available without special equipment.</text:p>
      <text:p text:style-name="P4">
“The war in Ukraine has shown the world how undervalued information was and the influence of Russian propaganda. If in Ukraine we already understand the proofaganda, then in the Western audience its methods still have a strong influx. That is why today we have to share our experiences with other countries. There are now agreements on the exhibition in Spain, France, Slovakia, the Czech Republic and we plan to hold in 20 countries. We urge Ukrainians to hold exhibitions in their cities to protect themselves, their children in whom you are in the influence of Russian propaganda. To show the illusionist - to show how propaganda works, so that you can no longer give it to deceive, ” - added the producer of the exhibition and the mobile application Edarexhibibition Svetlana Korshunova.</text:p>
      <text:p text:style-name="P4">
<text:span text:style-name="T4">
 Read also: </text:span>
 <text:a xlink:type="simple" xlink:href="https://www.ukrinform.ua/rubric-kyiv/3698562-u-kievi-na-stanciah-metro-timcasovo-nedostupna-oplata-proizdu-bankivskou-kartkou.html" text:style-name="Internet_20_link" text:visited-style-name="Visited_20_Internet_20_Link">
</text:a>
The exhibition was developed by Valery Korshunov team from NGO "European Institute" in partnership with the famous fact checker Alyona Romanyuk(“Notation” initiative)As part of the EU Civil Support for Civil Society, the Isar of Unity is implemented under the financial support of the European Union and with the assistance of the Ministry of Culture and Information Policy and Support of KP "Kyiv Metropolitan".</text:p>
      <text:p text:style-name="P4">
News Source: <text:a xlink:type="simple" xlink:href="https://www.ukrinform.ua/rubric-kyiv/3698981-u-kiivskomu-metro-vidkriut-interaktivnu-vistavku-pro-metodi-i-manipulacii-rosijskoi-propagandi.html" text:style-name="Internet_20_link" text:visited-style-name="Visited_20_Internet_20_Link">
https://www.ukrinform.ua/rubric-kyiv/3698981-u-kiivskomu-metro-vidkriut-interaktivnu-vistavku-pro-metodi-i-manipulacii-rosijskoi-propagandi.html</text:a>
</text:p>
      <!--NEWS-->
      <text:h text:style-name="P10" text:outline-level="1">
<text:span text:style-name="T4">
Stefanchuk - About Electronic Voting in BP: Not on time, but may be released</text:span>
</text:h>
      <text:p text:style-name="P4">
Authors: Ukrinform (Person)</text:p>
      <text:p text:style-name="P4">
Publisher: Укринформ (Organization)</text:p>
      <text:p text:style-name="P4">
Published Time: 2023-04-21T17:15:00+03:00</text:p>
      <text:p text:style-name="P4">
Modified Time: 2023-04-21T17:15:00+03:00</text:p>
      <text:p text:style-name="P4">
Description: There is currently no need to introduce an electronic (online) voting mechanism in the Verkhovna Rada, but over time, MPs can return to this issue. - Ukrinform.</text:p>
      <text:p text:style-name="P4">
Images: ["<text:a xlink:type="simple" xlink:href="https://static.ukrinform.com/photos/2023_04/thumb_files/630_360_1681999508-582.jpg" text:style-name="Internet_20_link" text:visited-style-name="Visited_20_Internet_20_Link">
630_360_16819...</text:a>
"]</text:p>
      <text:p text:style-name="P4">
Tags: ['Верховна Рада', 'Стефанчук', 'Електронне голосування']</text:p>
      <text:p text:style-name="P4">
Type: Article</text:p>
      <!--METADATA-->
      <text:p text:style-name="P4">
<draw:frame draw:style-name="fr1" draw:name="Image89" text:anchor-type="as-char" svg:width="6.9236in" svg:height="3.956343in" draw:z-index="0">
<draw:image xlink:href="../Images/yкринформ/2023-04-21T17-15-00-03-00/630_360_1681999508-582.jpg" xlink:type="simple" xlink:show="embed" xlink:actuate="onLoad" draw:mime-type="image/jpeg"/>
</draw:frame>
There is no need to introduce an electronic mechanism in the Verkhovna Rada in the Verkhovna Rada(online)Voting, but over time, MPs can return to this issue.</text:p>
      <text:p text:style-name="P4">
Ruslan Stefanchuk told about it in <text:a xlink:type="simple" xlink:href="https://www.ukrinform.ua/rubric-polytics/3698464-ruslan-stefancuk-golova-verhovnoi-radi.html" text:style-name="Internet_20_link" text:visited-style-name="Visited_20_Internet_20_Link">
</text:a>
.</text:p>
      <text:p text:style-name="P4">
“Any idea that exists in the Verkhovna Rada should ripen. It is unfortunate that, in fact, the first in Europe, who has submitted a law on the introduction of electronic vote at the beginning of the Covid-19 pandemic, it is still undercapitated. In Ukraine, this issue was started. We postponed it, ”said Stefanchuk.</text:p>
      <text:p text:style-name="P4">
<text:span text:style-name="T4">
 Read also: </text:span>
 <text:a xlink:type="simple" xlink:href="https://www.ukrinform.ua/rubric-polytics/3698836-vlada-pragne-pocati-peregovori-pro-clenstvo-ukraini-v-es-do-kinca-roku-stefancuk.html" text:style-name="Internet_20_link" text:visited-style-name="Visited_20_Internet_20_Link">
<text:span text:style-name="T4">
 Stefanchuk </text:span>
</text:a>
At the same time, he expressed the opinion that in the war, the parliament is coping with the duties and without the appropriate mechanism. The Chairman of the Verkhovna Rada reminded that the first day of a full -scale invasion of deputies operate in his premises on Mikhail Hrushevsky Street in Kiev. "There is no urgent need to build electronic vote, but I think that over time we will turn on this issue," the speaker of the Ukrainian Parliament summed up.</text:p>
      <text:p text:style-name="P4">
According to Ukrinform, the idea of introducing in the Ukrainian Parliament the system online-voting at the beginning of the Covid-19 pandemic was initiated by Ruslan Stefanchuk, who was the first Vesespicker at that time. However, then the relevant document was not supported.</text:p>
      <text:p text:style-name="P4">
<text:span text:style-name="T4">
 Read also: </text:span>
 <text:a xlink:type="simple" xlink:href="https://www.ukrinform.ua/rubric-polytics/3698758-stefancuk-zaprosit-spikera-palati-predstavnikiv-kongresu-ssa-do-ukraini.html" text:style-name="Internet_20_link" text:visited-style-name="Visited_20_Internet_20_Link">
<text:span text:style-name="T4">
 Stefanchuk </text:span>
</text:a>
In March 2022, 241 deputy submitted to the Parliament a law of law, which provides for the possibility of holding distance meetings during the military. However, then this document did not receive the support of the hall.</text:p>
      <text:p text:style-name="P4">
News Source: <text:a xlink:type="simple" xlink:href="https://www.ukrinform.ua/rubric-polytics/3698864-stefancuk-pro-elektronne-golosuvanna-u-vr-poki-ne-na-casi-ale-do-pitanna-mozut-povernutisa.html" text:style-name="Internet_20_link" text:visited-style-name="Visited_20_Internet_20_Link">
https://www.ukrinform.ua/rubric-polytics/3698864-stefancuk-pro-elektronne-golosuvanna-u-vr-poki-ne-na-casi-ale-do-pitanna-mozut-povernutisa.html</text:a>
</text:p>
      <!--NEWS-->
      <text:h text:style-name="P10" text:outline-level="1">
<text:span text:style-name="T4">
As a result of a fire on a Russian ship near South Korea, four Russians were killed</text:span>
</text:h>
      <text:p text:style-name="P4">
Authors: Ukrinform (Person)</text:p>
      <text:p text:style-name="P4">
Publisher: Укринформ (Organization)</text:p>
      <text:p text:style-name="P4">
Published Time: 2023-04-21T17:20:13+03:00</text:p>
      <text:p text:style-name="P4">
Modified Time: 2023-04-21T17:20:13+03:00</text:p>
      <text:p text:style-name="P4">
Description: As a result of a fire on a Russian fishing vessel near Ulsan, four crew members were killed in South Korea. - Ukrinform.</text:p>
      <text:p text:style-name="P4">
Images: ["<text:a xlink:type="simple" xlink:href="https://static.ukrinform.com/photos/2023_04/thumb_files/630_360_1682086714-114.jpg" text:style-name="Internet_20_link" text:visited-style-name="Visited_20_Internet_20_Link">
630_360_16820...</text:a>
"]</text:p>
      <text:p text:style-name="P4">
Tags: ['Корея', 'Моряки', 'Пожежа']</text:p>
      <text:p text:style-name="P4">
Type: Article</text:p>
      <!--METADATA-->
      <text:p text:style-name="P4">
<draw:frame draw:style-name="fr1" draw:name="Image90" text:anchor-type="as-char" svg:width="6.9236in" svg:height="3.956343in" draw:z-index="0">
<draw:image xlink:href="../Images/yкринформ/2023-04-21T17-20-13-03-00/630_360_1682086714-114.jpg" xlink:type="simple" xlink:show="embed" xlink:actuate="onLoad" draw:mime-type="image/jpeg"/>
</draw:frame>
As a result of a Russian fishing vessel near the city of Ulsan, four crew members were killed in South Corea.</text:p>
      <text:p text:style-name="P4">
As Ukrinform reports, it reports <text:a xlink:type="simple" xlink:href="https://en.yna.co.kr/view/AEN20230421000952315" text:style-name="Internet_20_link" text:visited-style-name="Visited_20_Internet_20_Link">
</text:a>
.</text:p>
      <text:p text:style-name="P4">
A vessel weighing 769 tons, which transported 100 tons of seafood, was heading, the fire began at 12:43 local time.</text:p>
      <text:p text:style-name="P4">
After the signal of disaster, the coast guard of South Korea sent rescue ships to the location. 21 sailors were saved, two of whom were injured. In total, there were 25 people on board, all Russians.</text:p>
      <text:p text:style-name="P4">
<text:span text:style-name="T4">
 Read also: </text:span>
 <text:a xlink:type="simple" xlink:href="https://www.ukrinform.ua/rubric-world/3698801-bila-beregiv-pivdennoi-korei-na-rosijskomu-ribalskomu-covni-stalasa-pozeza-cervero-zniklih.html" text:style-name="Internet_20_link" text:visited-style-name="Visited_20_Internet_20_Link">
<text:span text:style-name="T4">
 near </text:span>
 <text:span text:style-name="T4">
 </text:span>
 shores <text:span text:style-name="T4">
 </text:span>
 <text:span text:style-name="T4">
 Southern </text:span>
 <text:span text:style-name="T4">
 Correes </text:span>
<text:span text:style-name="T4">
 Russian </text:span>
 <text:span text:style-name="T4">
 </text:span>
 Fishing <text:span text:style-name="T4">
 </text:span>
 <text:span text:style-name="T4">
 boat </text:span>
 <text:span text:style-name="T4">
 </text:span>
 <text:span text:style-name="T4">
 </text:span>
 <text:span text:style-name="T4">
 </text:span>
 Fire <text:span text:style-name="T4">
 </text:span>
 four <text:span text:style-name="T4">
** missed </text:span>
</text:a>
Later, four crew members who were considered missing were found within the ship after the fire was completely eliminated.</text:p>
      <text:p text:style-name="P4">
As it was reported, in the East Sea, near the coast of the South Korean city of Elsan, a fire occurred on the Russian fishing vessel at night. Maritime police have attracted aviation and additional ships to find missing missing.</text:p>
      <text:p text:style-name="P4">
Photo: Yonhap</text:p>
      <text:p text:style-name="P4">
News Source: <text:a xlink:type="simple" xlink:href="https://www.ukrinform.ua/rubric-world/3698983-vnaslidok-pozezi-na-sudni-rf-poblizu-pivdennoi-korei-zaginuli-cetvero-rosian.html" text:style-name="Internet_20_link" text:visited-style-name="Visited_20_Internet_20_Link">
https://www.ukrinform.ua/rubric-world/3698983-vnaslidok-pozezi-na-sudni-rf-poblizu-pivdennoi-korei-zaginuli-cetvero-rosian.html</text:a>
</text:p>
      <!--NEWS-->
      <text:h text:style-name="P10" text:outline-level="1">
<text:span text:style-name="T4">
Nafo Fellas raised $ 172.77 thousand on drones for Ukrainian scouts</text:span>
</text:h>
      <text:p text:style-name="P4">
Authors: Ukrinform (Person)</text:p>
      <text:p text:style-name="P4">
Publisher: Укринформ (Organization)</text:p>
      <text:p text:style-name="P4">
Published Time: 2023-04-21T17:22:55+03:00</text:p>
      <text:p text:style-name="P4">
Modified Time: 2023-04-21T17:22:55+03:00</text:p>
      <text:p text:style-name="P4">
Description: The Nafo Fellas online community has raised $ 172.769 thousand for drum drones for GUR. - Ukrinform.</text:p>
      <text:p text:style-name="P4">
Images: ["<text:a xlink:type="simple" xlink:href="https://static.ukrinform.com/photos/2022_07/thumb_files/630_360_1657127572-729.jpg" text:style-name="Internet_20_link" text:visited-style-name="Visited_20_Internet_20_Link">
630_360_16571...</text:a>
"]</text:p>
      <text:p text:style-name="P4">
Tags: ['Розвідка', 'Дрон']</text:p>
      <text:p text:style-name="P4">
Type: Article</text:p>
      <!--METADATA-->
      <text:p text:style-name="P4">
<draw:frame draw:style-name="fr1" draw:name="Image91" text:anchor-type="as-char" svg:width="6.9236in" svg:height="3.956343in" draw:z-index="0">
<draw:image xlink:href="../Images/yкринформ/2023-04-21T17-22-55-03-00/630_360_1657127572-729.jpg" xlink:type="simple" xlink:show="embed" xlink:actuate="onLoad" draw:mime-type="image/jpeg"/>
</draw:frame>
The Nafo Fellas online community has raised $ 172.769 thousand for percussion drones for Gur.</text:p>
      <text:p text:style-name="P4">
This was reported in <text:a xlink:type="simple" xlink:href="https://t.me/U24_gov_ua/2034" text:style-name="Internet_20_link" text:visited-style-name="Visited_20_Internet_20_Link">
</text:a>
, reports Ukrinform.</text:p>
      <text:p text:style-name="P4">
"In 6 weeks, the Nafo Fellas community has raised $ 172,769 per drones for a group. It is enough to buy more than 240 drones for Ukrainian scouts," -he will be in the message.</text:p>
      <text:p text:style-name="P4">
It is noted that each participant will be honored with a name on the Twitter page on the Twitter page, as well as one pack of salt "Mits.</text:p>
      <text:p text:style-name="P4">
Fellas or Nafo(North Atlantic Fella Organization)-These are an online community, whose participants raise money for Ukraine and fight Russian dezinformation, in particular through publications of pro-Ukrainian memes of Tatroling Russian propagandists.</text:p>
      <text:p text:style-name="P4">
<text:span text:style-name="T4">
 Read also: </text:span>
 <text:a xlink:type="simple" xlink:href="https://www.ukrinform.ua/rubric-technology/3689505-za-proektom-armia-droniv-vze-zakupili-ponad-32-tisaci-bezpilotnikiv.html" text:style-name="Internet_20_link" text:visited-style-name="Visited_20_Internet_20_Link">
</text:a>
As reported, to the platform <text:a xlink:type="simple" xlink:href="https://www.ukrinform.ua/rubric-vidbudova/3684629-platforma-united24-zibrala-vze-ponad-300-miljoniv-prezident.html" text:style-name="Internet_20_link" text:visited-style-name="Visited_20_Internet_20_Link">
</text:a>
In 11 months of work, people from 110 countries have joined, the azagal amount of charitable contributions has crossed the $ 305 million mark.</text:p>
      <text:p text:style-name="P4">
News Source: <text:a xlink:type="simple" xlink:href="https://www.ukrinform.ua/rubric-ato/3698984-nafo-fellas-zibrala-17277-tisac-na-droni-dla-ukrainskih-rozvidnikiv.html" text:style-name="Internet_20_link" text:visited-style-name="Visited_20_Internet_20_Link">
https://www.ukrinform.ua/rubric-ato/3698984-nafo-fellas-zibrala-17277-tisac-na-droni-dla-ukrainskih-rozvidnikiv.html</text:a>
</text:p>
      <!--NEWS-->
      <text:h text:style-name="P10" text:outline-level="1">
<text:span text:style-name="T4">
One priest of the UOC -MP was exchanged for 28 Ukrainian military - baby</text:span>
</text:h>
      <text:p text:style-name="P4">
Authors: Ukrinform (Person)</text:p>
      <text:p text:style-name="P4">
Publisher: Укринформ (Organization)</text:p>
      <text:p text:style-name="P4">
Published Time: 2023-04-21T17:28:08+03:00</text:p>
      <text:p text:style-name="P4">
Modified Time: 2023-04-21T17:28:08+03:00</text:p>
      <text:p text:style-name="P4">
Description: The Ukrainian courts have already issued seven sentences regarding the clergy of the UOC (MP), who stood to the side of the enemy, and one priest of the mospriarchate Ukraine exchanged for 28 Ukrainian servicemen. - Ukrinform.</text:p>
      <text:p text:style-name="P4">
Images: ["<text:a xlink:type="simple" xlink:href="https://static.ukrinform.com/photos/2018_10/thumb_files/630_360_1539777714-779.jpg" text:style-name="Internet_20_link" text:visited-style-name="Visited_20_Internet_20_Link">
630_360_15397...</text:a>
"]</text:p>
      <text:p text:style-name="P4">
Tags: ['СБУ', 'Війна з росією', 'Василь Малюк']</text:p>
      <text:p text:style-name="P4">
Type: Article</text:p>
      <!--METADATA-->
      <text:p text:style-name="P4">
<draw:frame draw:style-name="fr1" draw:name="Image92" text:anchor-type="as-char" svg:width="6.9236in" svg:height="3.956343in" draw:z-index="0">
<draw:image xlink:href="../Images/yкринформ/2023-04-21T17-28-08-03-00/630_360_1539777714-779.jpg" xlink:type="simple" xlink:show="embed" xlink:actuate="onLoad" draw:mime-type="image/jpeg"/>
</draw:frame>
The Ukrainian students have already issued seven sentences regarding the clergy of the UOC(MP), which is the side of the enemy side, and Ukraine exchanged one priest of the mospriarchate for 28 Ukrainian servicemen.</text:p>
      <text:p text:style-name="P4">
This was reported by the SBU Chairman Vasyl Malyuk in <text:a xlink:type="simple" xlink:href="https://interfax.com.ua/news/interview/905447.html" text:style-name="Internet_20_link" text:visited-style-name="Visited_20_Internet_20_Link">
</text:a>
, reports Ukrinform.</text:p>
      <text:p text:style-name="P4">
In particular, the baby noted that counterintelligence measures in the UOC(MP)It was long last year. "As a result, criminal proceedings have been opened 61 clergy. In general, the courts have already issued seven sentences on the separate clerics who stood towards the enemy," he said.</text:p>
      <text:p text:style-name="P4">
<text:span text:style-name="T4">
 Read also: </text:span>
 <text:a xlink:type="simple" xlink:href="https://www.ukrinform.ua/rubric-society/3698879-sud-zalisiv-mitropolita-upc-mp-pavla-pid-domasnim-arestom.html" text:style-name="Internet_20_link" text:visited-style-name="Visited_20_Internet_20_Link">
<text:span text:style-name="T4">
 UOC </text:span>
</text:a>
At the same time, the SBU head reported that two priests of the UOC(MP)was transferred to the fraud. "And I want to emphasize that the enemy appreciates its agents in the divers - yes, one such person was exchanged for 28 Ukrainian servicemen," the baby said.</text:p>
      <text:p text:style-name="P4">
He also said that the SBU was stopped by the citizenship of Ukraine to 19 priests of the UOC(MP).</text:p>
      <text:p text:style-name="P4">
"Я вже казав раніше - наявність ряси і кадила не є обтяжуючою обставиною, алей не звільняє від кримінальної відповідальності. І жодних індульгенцій не дає.Працюємо виключно в рамках закону, попри церковний сан", - підкреслив головаСБУ.</text:p>
      <text:p text:style-name="P4">
<text:span text:style-name="T4">
Читайте також:</text:span>
 <text:a xlink:type="simple" xlink:href="https://www.ukrinform.ua/rubric-regions/3698799-zitomirska-miskrada-prosit-parlament-zaboroniti-upc-mp.html" text:style-name="Internet_20_link" text:visited-style-name="Visited_20_Internet_20_Link">
 <text:span text:style-name="T4">
УПЦ</text:span>
 </text:a>
He noted that the SBU exposes not only individual traitors, but disposes agent networks that Russia has prepared for 30 years. "And this is an important question. Now to win as soon as possible, it is necessary to displace all this Moscow garbage that has been hidden around the corners," he said.</text:p>
      <text:p text:style-name="P4">
As reported by Ukrinform, on April 1, the Shevchenkivsky District Court of Kyiv by the Metropolitan of the Ukrainian Orthodox Church of the Kyiv-Pechersk Lavra of the Kiev-Pechersk Lavra(Moscow Patriarchate)Paul(Swan)Precautionary measure in the form of tongue house arrest.</text:p>
      <text:p text:style-name="P4">
The Security Service of Ukraine informed him of suspicion of justification and proceeding of the armed aggression of the Russian Federation against Ukraine(Article 161 of the Criminal Code)as well as violation of equality of citizens depending on their racial, national regional affiliation(Art. 436-2 of the Criminal Code).</text:p>
      <text:p text:style-name="P4">
Національний заповідник "Києво-Печерська лавра" оголосив про розрив договорупро оренду з УПЦ (MP)Since March 29.</text:p>
      <text:p text:style-name="P4">
News Source: <text:a xlink:type="simple" xlink:href="https://www.ukrinform.ua/rubric-society/3698986-odnogo-svasennika-upc-mp-obminali-na-28-ukrainskih-vijskovih-maluk.html" text:style-name="Internet_20_link" text:visited-style-name="Visited_20_Internet_20_Link">
https://www.ukrinform.ua/rubric-society/3698986-odnogo-svasennika-upc-mp-obminali-na-28-ukrainskih-vijskovih-maluk.html</text:a>
</text:p>
      <!--NEWS-->
      <text:h text:style-name="P10" text:outline-level="1">
<text:span text:style-name="T4">
Ukraine seeks to expand the geography of the Black Sea Security Conference - Dzhaparov</text:span>
</text:h>
      <text:p text:style-name="P4">
Authors: Ukrinform (Person)</text:p>
      <text:p text:style-name="P4">
Publisher: Укринформ (Organization)</text:p>
      <text:p text:style-name="P4">
Published Time: 2023-04-21T17:29:59+03:00</text:p>
      <text:p text:style-name="P4">
Modified Time: 2023-04-21T17:29:59+03:00</text:p>
      <text:p text:style-name="P4">
Description: The Black Sea Security Conference will be annually, like all measurements of the Crimean platform, and will expand its geography. - Ukrinform.</text:p>
      <text:p text:style-name="P4">
Images: ["<text:a xlink:type="simple" xlink:href="https://static.ukrinform.com/photos/2023_04/thumb_files/630_360_1682086974-499.jpg" text:style-name="Internet_20_link" text:visited-style-name="Visited_20_Internet_20_Link">
630_360_16820...</text:a>
"]</text:p>
      <text:p text:style-name="P4">
Tags: ['Джапарова', 'Чорноморська безпекова конференція']</text:p>
      <text:p text:style-name="P4">
Type: Article</text:p>
      <!--METADATA-->
      <text:p text:style-name="P4">
<draw:frame draw:style-name="fr1" draw:name="Image93" text:anchor-type="as-char" svg:width="6.9236in" svg:height="3.956343in" draw:z-index="0">
<draw:image xlink:href="../Images/yкринформ/2023-04-21T17-29-59-03-00/630_360_1682086974-499.jpg" xlink:type="simple" xlink:show="embed" xlink:actuate="onLoad" draw:mime-type="image/jpeg"/>
</draw:frame>
The Black Sea Security Conference will be annually, as well as all measurements of the Crimean platform, and will expand its geography.</text:p>
      <text:p text:style-name="P4">
This was stated by the First Deputy Foreign Minister Emine Dzhaparov during the discussion of the results of the first Black Sea Sea Security Conference of the International Crimean Platform at the Media Center Ukraine - Ukrinform.</text:p>
      <text:p text:style-name="P4">
“We want this platform - the Black Sea Security Conference - Stable Regulation and annual as well as all other dimensions of the Crimean platform. We argue that there is an extraordinary field to combine efforts between experts and the government. We are really proud of the expert network that we managed to create around the Crimean platform, ”she said.</text:p>
      <text:p text:style-name="P4">
Dzhaparova noted that at the conference it was possible to attract about 250 participants from 50 countries. Representatives of the Danube Commission also joined the event.</text:p>
      <text:p text:style-name="P4">
The diplomat noted that the authorities will continue to expand the geography of the Crimean platform and intend to activate Bulgaria, Romania and Georgia in the safety of the Black Sea region. “Not only Turkey, which should dominate the Russian Sea. We believe that this is the common interest of the Black Sea countries that must have a strategy, and we pushes them before, ” - said.</text:p>
      <text:p text:style-name="P4">
<text:span text:style-name="T4">
 Read also: </text:span>
 <text:a xlink:type="simple" xlink:href="https://www.ukrinform.ua/rubric-polytics/3695398-rosia-e-zagrozou-dla-vsih-cornomorskih-krain-zastupnica-reznikova.html" text:style-name="Internet_20_link" text:visited-style-name="Visited_20_Internet_20_Link">
</text:a>
As reported by Ukrinform, April 12-13 in Bucharest, Romania, passed <text:a xlink:type="simple" xlink:href="https://www.ukrinform.ua/rubric-crimea/3695002-cornomorska-bezpekova-konferencia-zaversila-arhitekturu-miznarodnoi-krimskoi-platformi-mzs.html" text:style-name="Internet_20_link" text:visited-style-name="Visited_20_Internet_20_Link">
</text:a>
The International Crimean Platform, organized by the Ministry of Defense Affairs of Ukraine, the Ministry of Defense of Ukraine, the Ministry of Defense Affairs of Romania, the Ministry of National Defense of Romanian(Ukraine).</text:p>
      <text:p text:style-name="P4">
News Source: <text:a xlink:type="simple" xlink:href="https://www.ukrinform.ua/rubric-polytics/3698989-ukraina-pragne-rozsiriti-geografiu-cornomorskoi-bezpekovoi-konferencii-dzaparova.html" text:style-name="Internet_20_link" text:visited-style-name="Visited_20_Internet_20_Link">
https://www.ukrinform.ua/rubric-polytics/3698989-ukraina-pragne-rozsiriti-geografiu-cornomorskoi-bezpekovoi-konferencii-dzaparova.html</text:a>
</text:p>
      <!--NEWS-->
      <text:h text:style-name="P10" text:outline-level="1">
<text:span text:style-name="T4">
Reznikov met with Stoltenberg: Ukraine has reached unprecedented compatibility with NATO</text:span>
</text:h>
      <text:p text:style-name="P4">
Authors: Ukrinform (Person)</text:p>
      <text:p text:style-name="P4">
Publisher: Укринформ (Organization)</text:p>
      <text:p text:style-name="P4">
Published Time: 2023-04-21T17:34:00+03:00</text:p>
      <text:p text:style-name="P4">
Modified Time: 2023-04-21T17:34:00+03:00</text:p>
      <text:p text:style-name="P4">
Description: Oleksiy Reznikov met in the fields of the contact group on Defense of Ukraine in Ramstein format with NATO Secretary General Jens Stoltenberg and expressed his hope for accelerating political decisions on Ukraine's integration into NATO. - Ukrinform.</text:p>
      <text:p text:style-name="P4">
Images: ["<text:a xlink:type="simple" xlink:href="https://static.ukrinform.com/photos/2023_02/thumb_files/630_360_1676394960-736.jpg" text:style-name="Internet_20_link" text:visited-style-name="Visited_20_Internet_20_Link">
630_360_16763...</text:a>
", "<text:a xlink:type="simple" xlink:href="https://static.ukrinform.com/photos/2023_04/1682087367-706.jpeg" text:style-name="Internet_20_link" text:visited-style-name="Visited_20_Internet_20_Link">
1682087367-70...</text:a>
"]</text:p>
      <text:p text:style-name="P4">
Tags: ['НАТО', 'Столтенберг', 'Україна', 'Резніков']</text:p>
      <text:p text:style-name="P4">
Type: Article</text:p>
      <!--METADATA-->
      <text:p text:style-name="P4">
<draw:frame draw:style-name="fr1" draw:name="Image94" text:anchor-type="as-char" svg:width="6.9236in" svg:height="3.956343in" draw:z-index="0">
<draw:image xlink:href="../Images/yкринформ/2023-04-21T17-34-00-03-00/630_360_1676394960-736.jpg" xlink:type="simple" xlink:show="embed" xlink:actuate="onLoad" draw:mime-type="image/jpeg"/>
</draw:frame>
Oleksireznikov met in the fields of the contact group on defense Ukraine in Ramstein format with NATO Secretary General Yinstoltenberg and expressed his hope for accelerating political decisions on Ukraine's integration into NATO.</text:p>
      <text:p text:style-name="P4">
According to Ukrinform, the Minister of Defense wrote in <text:a xlink:type="simple" xlink:href="https://twitter.com/oleksiireznikov/status/1649402093000699905" text:style-name="Internet_20_link" text:visited-style-name="Visited_20_Internet_20_Link">
</text:a>
.</text:p>
      <text:p text:style-name="P4">
“A wonderful discussion with NATO Secretary General Jens Stoltenberg. I express my gratitude for coordinating the help of Ukraine by the Alliance. A number of specific projects were discussed in the pre -deeds of the summit. I am glad that the green light for our close cooperation with the NSPA, the purchasing agency <text:a xlink:type="simple" xlink:href="https://www.ukrinform.ua/tag-nato" text:style-name="Internet_20_link" text:visited-style-name="Visited_20_Internet_20_Link">
</text:a>
. This will include national review and best advice for the Ministry of Defense of Ukraine, ”he said.</text:p>
      <text:p text:style-name="P4">
<draw:frame draw:style-name="fr1" draw:name="Image95" text:anchor-type="as-char" svg:width="6.9236in" svg:height="9.231467in" draw:z-index="0">
<draw:image xlink:href="../Images/yкринформ/2023-04-21T17-34-00-03-00/1682087367-706.jpeg" xlink:type="simple" xlink:show="embed" xlink:actuate="onLoad" draw:mime-type="image/jpeg"/>
</draw:frame>
According to Reznikov, Ukraine requires excellent defense purchases both in order to win the war and to be effective in the future.</text:p>
      <text:p text:style-name="P4">
<text:span text:style-name="T4">
 Read also: </text:span>
 <text:a xlink:type="simple" xlink:href="https://www.ukrinform.ua/rubric-polytics/3698809-stoltenberg-anonsuvav-dvi-klucovi-temi-dla-ukraini-na-lipnevomu-samiti-nato.html" text:style-name="Internet_20_link" text:visited-style-name="Visited_20_Internet_20_Link">
<text:span text:style-name="T4">
 NATO </text:span>
</text:a>
“Ukraine has reached an unprecedented level of operational compatibility with NATO. We are already in fact part of the alliance's security space. I expressed the hope that the work will accelerate political decisions on the integration of our country VNATO, ”he said.</text:p>
      <text:p text:style-name="P4">
As reported by Ukrinform, on April 21, on the basis of the US Air Force "Ramstein", the 11th meeting of the Contact Group on Defense of Ukraine is held.</text:p>
      <text:p text:style-name="P4">
News Source: <text:a xlink:type="simple" xlink:href="https://www.ukrinform.ua/rubric-polytics/3698991-reznikov-zustrivsa-zi-stoltenbergom-ukraina-dosagla-bezprecedentnogo-rivna-sumisnosti-z-nato.html" text:style-name="Internet_20_link" text:visited-style-name="Visited_20_Internet_20_Link">
https://www.ukrinform.ua/rubric-polytics/3698991-reznikov-zustrivsa-zi-stoltenbergom-ukraina-dosagla-bezprecedentnogo-rivna-sumisnosti-z-nato.html</text:a>
</text:p>
      <!--NEWS-->
      <text:h text:style-name="P10" text:outline-level="1">
<text:span text:style-name="T4">
The world should not turn away from the cruelty of Russian troops in Ukraine - US Ambassador</text:span>
</text:h>
      <text:p text:style-name="P4">
Authors: Ukrinform (Person)</text:p>
      <text:p text:style-name="P4">
Publisher: Укринформ (Organization)</text:p>
      <text:p text:style-name="P4">
Published Time: 2023-04-21T17:34:11+03:00</text:p>
      <text:p text:style-name="P4">
Modified Time: 2023-04-21T17:34:11+03:00</text:p>
      <text:p text:style-name="P4">
Description: The US Ambassador to Ukraine Bridget Brink believes that the world should not turn away from the terrible cruelty of Russian troops in Ukraine, which is recorded by Ukrainian and international journalists. - Ukrinform.</text:p>
      <text:p text:style-name="P4">
Images: ["<text:a xlink:type="simple" xlink:href="https://static.ukrinform.com/photos/2023_03/thumb_files/630_360_1679678436-506.jpg" text:style-name="Internet_20_link" text:visited-style-name="Visited_20_Internet_20_Link">
630_360_16796...</text:a>
"]</text:p>
      <text:p text:style-name="P4">
Tags: ['Посол', 'США', 'Російські військові', 'Бріджит Брінк']</text:p>
      <text:p text:style-name="P4">
Type: Article</text:p>
      <!--METADATA-->
      <text:p text:style-name="P4">
<draw:frame draw:style-name="fr1" draw:name="Image96" text:anchor-type="as-char" svg:width="6.9236in" svg:height="3.956343in" draw:z-index="0">
<draw:image xlink:href="../Images/yкринформ/2023-04-21T17-34-11-03-00/630_360_1679678436-506.jpg" xlink:type="simple" xlink:show="embed" xlink:actuate="onLoad" draw:mime-type="image/jpeg"/>
</draw:frame>
The Ambassador Slazed Ukraine Bridget Brynk that the world should not turn away from the terrible complaint of Russian troops in Ukraine, which is recorded by Ukrainian and international journalists.</text:p>
      <text:p text:style-name="P4">
This is stated in Brink's post in <text:a xlink:type="simple" xlink:href="https://twitter.com/USAmbKyiv/status/1649407323884929024" text:style-name="Internet_20_link" text:visited-style-name="Visited_20_Internet_20_Link">
</text:a>
, reports Ukrinform.</text:p>
      <text:p text:style-name="P4">
"AP photographer Yevgeny Maloletka recorded the terrible cruelty of the Russian troops against Ukraine. The world should not turn away. Ukrainian and international journalists, despite considerable risk, did a dangerous and important job, covering the horrific reality - and terrible human casualties - Russian aggressions." USA.</text:p>
      <text:p text:style-name="P4">
<text:span text:style-name="T4">
 Read also: </text:span>
 <text:a xlink:type="simple" xlink:href="https://www.ukrinform.ua/rubric-polytics/3695049-posol-ssa-v-ukraini-merzenni-vcinki-rosijskih-vijsk-ne-zalisatsa-bezkarnimi.html" text:style-name="Internet_20_link" text:visited-style-name="Visited_20_Internet_20_Link">
</text:a>
As it was reported, the work of Ukrainian photojournalist Yevgeny Maloletka protov the Russian troops of the maternity hospital in the besieged Mariupol became the winners of the most prestigious international photograph <text:a xlink:type="simple" xlink:href="https://www.ukrinform.ua/rubric-society/3698692-znimok-evgena-maloletki-z-pologovogo-u-mariupoli-viznali-fotografieu-roku-vid-world-press-photo.html" text:style-name="Internet_20_link" text:visited-style-name="Visited_20_Internet_20_Link">
</text:a>
In 20123.</text:p>
      <text:p text:style-name="P4">
The photo of the little ones demonstrates how a 32-year-old wounded pregnant woman, Irina Kalininuv, is from the maternity hospital, which was injured during the Russian air strike of Umariupol. Her baby was born dead, and half an hour after birth, Irina and Irina.</text:p>
      <text:p text:style-name="P4">
News Source: <text:a xlink:type="simple" xlink:href="https://www.ukrinform.ua/rubric-polytics/3698992-svit-ne-povinen-vidvertatisa-vid-zorstokosti-rosijskih-vijsk-v-ukraini-posol-ssa.html" text:style-name="Internet_20_link" text:visited-style-name="Visited_20_Internet_20_Link">
https://www.ukrinform.ua/rubric-polytics/3698992-svit-ne-povinen-vidvertatisa-vid-zorstokosti-rosijskih-vijsk-v-ukraini-posol-ssa.html</text:a>
</text:p>
      <!--NEWS-->
      <text:h text:style-name="P10" text:outline-level="1">
<text:span text:style-name="T4">
More than 16,000 Ukrainian military has been trained in EU - Borrel</text:span>
</text:h>
      <text:p text:style-name="P4">
Authors: Ukrinform (Person)</text:p>
      <text:p text:style-name="P4">
Publisher: Укринформ (Organization)</text:p>
      <text:p text:style-name="P4">
Published Time: 2023-04-21T17:42:00+03:00</text:p>
      <text:p text:style-name="P4">
Modified Time: 2023-04-21T17:42:00+03:00</text:p>
      <text:p text:style-name="P4">
Description: More than 16,000 Ukrainian soldiers have already been trained within the EU training mission. - Ukrinform.</text:p>
      <text:p text:style-name="P4">
Images: ["<text:a xlink:type="simple" xlink:href="https://static.ukrinform.com/photos/2022_11/thumb_files/630_360_1667561515-584.jpg" text:style-name="Internet_20_link" text:visited-style-name="Visited_20_Internet_20_Link">
630_360_16675...</text:a>
"]</text:p>
      <text:p text:style-name="P4">
Tags: ['Військові навчання', 'Боррель', 'Війна з росією']</text:p>
      <text:p text:style-name="P4">
Type: Article</text:p>
      <!--METADATA-->
      <text:p text:style-name="P4">
<draw:frame draw:style-name="fr1" draw:name="Image97" text:anchor-type="as-char" svg:width="6.9236in" svg:height="3.956343in" draw:z-index="0">
<draw:image xlink:href="../Images/yкринформ/2023-04-21T17-42-00-03-00/630_360_1667561515-584.jpg" xlink:type="simple" xlink:show="embed" xlink:actuate="onLoad" draw:mime-type="image/jpeg"/>
</draw:frame>
More than 16 thousand Ukrainian military has already been trained within the training mission.</text:p>
      <text:p text:style-name="P4">
This was reported by the high representative of the EU Josep Borrel in <text:a xlink:type="simple" xlink:href="https://twitter.com/JosepBorrellF/status/1649388569767673858" text:style-name="Internet_20_link" text:visited-style-name="Visited_20_Internet_20_Link">
</text:a>
, reports Ukrinform.</text:p>
      <text:p text:style-name="P4">
“At the meeting of the Contact Group on Defense of Ukraine, I updated the information of the EU pro -support. More than 16,000 Ukrainian soldiers have already been traveling. Ammunition and missiles worth over 600 million have already been delivered. Working on joint purchases is ongoing, ”Borrel wrote.</text:p>
      <text:p text:style-name="P4">
<text:span text:style-name="T4">
 Read also: </text:span>
 <text:a xlink:type="simple" xlink:href="https://www.ukrinform.ua/rubric-ato/3698897-stati-najblizcim-casom-pocnut-navcanna-ukrainskih-vijskovih-na-tankah-abrams-ap.html" text:style-name="Internet_20_link" text:visited-style-name="Visited_20_Internet_20_Link">
<text:span text:style-name="T4">
 learning </text:span>
</text:a>
According to him, the EU continues to work with partners to ensure the victory of Ukraine.</text:p>
      <text:p text:style-name="P4">
It was reported that in Germany, on April 21, there is a regular meeting of the Defense of Ukraine in the format of Ramstein, which participates over 50 countries, including NATO allies and representatives of partner countries. Group is the main platform for coordination The communities are given to Ukrainian confrontation by Russian aggression.</text:p>
      <text:p text:style-name="P4">
News Source: <text:a xlink:type="simple" xlink:href="https://www.ukrinform.ua/rubric-ato/3698995-ponad-16-tisac-ukrainskih-vijskovih-projsli-navcanna-v-krainah-es-borrel.html" text:style-name="Internet_20_link" text:visited-style-name="Visited_20_Internet_20_Link">
https://www.ukrinform.ua/rubric-ato/3698995-ponad-16-tisac-ukrainskih-vijskovih-projsli-navcanna-v-krainah-es-borrel.html</text:a>
</text:p>
      <!--NEWS-->
      <text:h text:style-name="P10" text:outline-level="1">
<text:span text:style-name="T4">
In Irpen, they start the world's "1 million trees of life"</text:span>
</text:h>
      <text:p text:style-name="P4">
Authors: Ukrinform (Person)</text:p>
      <text:p text:style-name="P4">
Publisher: Укринформ (Organization)</text:p>
      <text:p text:style-name="P4">
Published Time: 2023-04-21T17:43:09+03:00</text:p>
      <text:p text:style-name="P4">
Modified Time: 2023-04-21T17:43:09+03:00</text:p>
      <text:p text:style-name="P4">
Description: On World Earth Day, April 22, the First World War "1 million Trees of Life" will start in Irpen. - Ukrinform.</text:p>
      <text:p text:style-name="P4">
Images: ["<text:a xlink:type="simple" xlink:href="https://static.ukrinform.com/photos/2018_04/thumb_files/630_360_1524489380-5816.jpg" text:style-name="Internet_20_link" text:visited-style-name="Visited_20_Internet_20_Link">
630_360_15244...</text:a>
"]</text:p>
      <text:p text:style-name="P4">
Tags: ['Ірпінь', 'Акція', 'Дерева']</text:p>
      <text:p text:style-name="P4">
Type: Article</text:p>
      <!--METADATA-->
      <text:p text:style-name="P4">
<draw:frame draw:style-name="fr1" draw:name="Image98" text:anchor-type="as-char" svg:width="6.9236in" svg:height="3.956343in" draw:z-index="0">
<draw:image xlink:href="../Images/yкринформ/2023-04-21T17-43-09-03-00/630_360_1524489380-5816.jpg" xlink:type="simple" xlink:show="embed" xlink:actuate="onLoad" draw:mime-type="image/jpeg"/>
</draw:frame>
Earth Day, April 22, in Irpen, the First World War "1 Million of Trees of Life" will start in Irpen.</text:p>
      <text:p text:style-name="P4">
On this day, it is planned to plant a million trees in total in 70 locations in Ukraine in more than 30 countries through a telephone.</text:p>
      <text:p text:style-name="P4">
The organizers of the event reported this Ukrinform.</text:p>
      <text:p text:style-name="P4">
As noted in the report, in the most symbolic place in Irpen Nakyev region, honorary guests, partners of the project "Landscaping of the planet", ministers tadepututa will plant about 50 trees - in memory of the fallen defenders of Ukraine from the beginning of a full -scale invasion, in particular.</text:p>
      <text:p text:style-name="P4">
The promotion will start at 12:00, the exact location in Irpen and the event organization will be announced later.</text:p>
      <text:p text:style-name="P4">
The purpose of the action is to plant 1 million trees of life and to unite people of the entire planetarya of the restoration of the ecosystem and initiative to support the Armed Forces of Ukraine in the framework of the project "1000 drones for Ukraine".</text:p>
      <text:p text:style-name="P4">
<text:span text:style-name="T4">
 Read also: </text:span>
 <text:a xlink:type="simple" xlink:href="https://www.ukrinform.ua/rubric-kyiv/3689873-nimeckij-mecenat-peredav-kievu-30-tisac-nasinin-dereva-ginkgo.html" text:style-name="Internet_20_link" text:visited-style-name="Visited_20_Internet_20_Link">
</text:a>
According to the organizers, a telecommunication will be held within the framework of the action, which will start from the Donetsk region. Direct inclusions will take place in the Donetsk, Kherson and Kharkiv regions.</text:p>
      <text:p text:style-name="P4">
By the end of 2023, the organizers plan to plant about 5 million trees and take 12 environmental measures, which provide for planting parks, squares.</text:p>
      <text:p text:style-name="P4">
In addition, the initiators of the project announced the readiness to plan the Walk of Victory in October in the case of the peninsula.</text:p>
      <text:p text:style-name="P4">
The first persons of the state, representatives of diplomatic missions, leaders of public organizations, stars, volunteers, and children will take part in the landing of trees of life. In particular, among the participants - Oleg Nemchinov, Minister of the Cabinet of Ministers; Ruslan Strelets - Minister of Environmental Protection and Natural Resources; Jamich - Croatian Ambassador to Ukraine; Oleksandr Markushin - Mayor of Irpen; Yurgusev - CEO of the State Concern "Ukroboronprom"; Ombudsman's representatives and more.</text:p>
      <text:p text:style-name="P4">
In addition, as explained by the organizers of the action, during the planting of trees, because of the technology, the collection of funds for reconnaissance drones within the framework of the International Project "1000 drones for Ukraine" will start.</text:p>
      <text:p text:style-name="P4">
The project "1000 drones for Ukraine" was created to provide armed forces with modern drones for exploration and the precision strikes on hostile positions. With this project, the organizers hope to improve the country's precision and make it more stable.The global project "Landscaping of Ukraine" began in 2020, successfully with the landing of more than 3 million trees throughout the country. Next year, in 2021, a global eco-initiative called Global Eco-initiative was launched, which became successful in 100 countries.</text:p>
      <text:p text:style-name="P4">
<text:span text:style-name="T4">
 Read also: </text:span>
 <text:a xlink:type="simple" xlink:href="https://www.ukrinform.ua/rubric-kyiv/3695366-u-kievi-ponovili-robotu-z-napovnenna-onlajnmapi-derev.html" text:style-name="Internet_20_link" text:visited-style-name="Visited_20_Internet_20_Link">
</text:a>
The organizer of the project Greeening of the Planet was the charitable fund "Landscaping of Ukraine", founded by Anna Krysyuk(Business Woman Club President)Tasergiy Gaidaychuk(президентом CEO Club Ukraine). Захід підтрималиМіністерство закордонних справ, Міністерство захисту довкілля та природнихресурсів і Державне агентство лісових ресурсів України, а також більше ніж 50партнерів з різних країн світу.</text:p>
      <text:p text:style-name="P4">
Станом на 2022 рік проєкт успішно реалізувався у 141 країні світу. Висадженобільше 34 млн дерев, відкрито 35 парків та 48 алей.</text:p>
      <text:p text:style-name="P4">
У 2023 році організатори проєкту "Greening of the Planet" плануютьзосередитися на зборі коштів для допомоги ВПО та ЗСУ, а також розпочатиековідновлення України на деокупованих територіях.</text:p>
      <text:p text:style-name="P4">
News Source: <text:a xlink:type="simple" xlink:href="https://www.ukrinform.ua/rubric-regions/3698996-v-irpeni-zapocatkuut-svitovu-akciu-1-miljon-derev-zitta.html" text:style-name="Internet_20_link" text:visited-style-name="Visited_20_Internet_20_Link">
https://www.ukrinform.ua/rubric-regions/3698996-v-irpeni-zapocatkuut-svitovu-akciu-1-miljon-derev-zitta.html</text:a>
</text:p>
      <!--NEWS-->
      <text:h text:style-name="P10" text:outline-level="1">
<text:span text:style-name="T4">
YouTube deleted Wagner's videos with more than a million views</text:span>
</text:h>
      <text:p text:style-name="P4">
Authors: Ukrinform (Person)</text:p>
      <text:p text:style-name="P4">
Publisher: Укринформ (Organization)</text:p>
      <text:p text:style-name="P4">
Published Time: 2023-04-21T17:47:00+03:00</text:p>
      <text:p text:style-name="P4">
Modified Time: 2023-04-21T17:47:00+03:00</text:p>
      <text:p text:style-name="P4">
Description: YouTube deleted Wagner videos with more than 1 million views, as well as the channels that were distributed. - Ukrinform.</text:p>
      <text:p text:style-name="P4">
Images: ["<text:a xlink:type="simple" xlink:href="https://static.ukrinform.com/photos/2020_01/thumb_files/630_360_1578220916-914.jpeg" text:style-name="Internet_20_link" text:visited-style-name="Visited_20_Internet_20_Link">
630_360_15782...</text:a>
"]</text:p>
      <text:p text:style-name="P4">
Tags: ['YouTube', 'ПВК "Вагнера"', 'Війна з росією']</text:p>
      <text:p text:style-name="P4">
Type: Article</text:p>
      <!--METADATA-->
      <text:p text:style-name="P4">
<draw:frame draw:style-name="fr1" draw:name="Image99" text:anchor-type="as-char" svg:width="6.9236in" svg:height="3.956343in" draw:z-index="0">
<draw:image xlink:href="../Images/yкринформ/2023-04-21T17-47-00-03-00/630_360_1578220916-914.jpeg" xlink:type="simple" xlink:show="embed" xlink:actuate="onLoad" draw:mime-type="image/jpeg"/>
</draw:frame>
Wagner videos with more than 1 million views, as well as the channels that distributed them.</text:p>
      <text:p text:style-name="P4">
This was reported by the Minister of Culture and Information Policy Alexander Tkachenkov <text:a xlink:type="simple" xlink:href="https://t.me/otkachenkokyiv/3444" text:style-name="Internet_20_link" text:visited-style-name="Visited_20_Internet_20_Link">
</text:a>
, reports Ukrinform.</text:p>
      <text:p text:style-name="P4">
“YouTube reacted lightning, removing Wagner videos with more than 1 million views and the channels that were distributed. I thank the partners of the orderingness, ”he wrote.</text:p>
      <text:p text:style-name="P4">
<text:span text:style-name="T4">
 Read also: </text:span>
 <text:a xlink:type="simple" xlink:href="https://www.ukrinform.ua/rubric-ato/3698912-vidpovid-vagnerivcam-povinna-mati-globalnij-harakter-kostin.html" text:style-name="Internet_20_link" text:visited-style-name="Visited_20_Internet_20_Link">
<text:span text:style-name="T4">
 Wagner </text:span>
</text:a>
At the same time, the minister urged the Ukrainians to record a video with the Wagnerians on the way and send links to the postsianpropaganda@mkip.gov.ua to pay your YouTube attention to them.</text:p>
      <text:p text:style-name="P4">
As Ukrinform reported earlier, MKIP head Oleksandr Tkachenko <text:a xlink:type="simple" xlink:href="https://www.ukrinform.ua/rubric-society/3698871-youtube-prosat-zablokuvati-kontent-pvk-vagner-tkacenko-napisav-oficijnogo-lista.html" text:style-name="Internet_20_link" text:visited-style-name="Visited_20_Internet_20_Link">
</text:a>
With a request to take specific measures to monitor and terminate the Wagner online activity.</text:p>
      <text:p text:style-name="P4">
News Source: <text:a xlink:type="simple" xlink:href="https://www.ukrinform.ua/rubric-society/3699003-youtube-vidaliv-videoroliki-vagnerivciv-z-ponad-miljonom-peregladiv.html" text:style-name="Internet_20_link" text:visited-style-name="Visited_20_Internet_20_Link">
https://www.ukrinform.ua/rubric-society/3699003-youtube-vidaliv-videoroliki-vagnerivciv-z-ponad-miljonom-peregladiv.html</text:a>
</text:p>
      <!--NEWS-->
      <text:h text:style-name="P10" text:outline-level="1">
<text:span text:style-name="T4">
About a third of Crimean political prisoners are now on the peninsula, other occupiers were deported to Russia</text:span>
</text:h>
      <text:p text:style-name="P4">
Authors: Ukrinform (Person)</text:p>
      <text:p text:style-name="P4">
Publisher: Укринформ (Organization)</text:p>
      <text:p text:style-name="P4">
Published Time: 2023-04-21T17:49:00+03:00</text:p>
      <text:p text:style-name="P4">
Modified Time: 2023-04-21T17:49:00+03:00</text:p>
      <text:p text:style-name="P4">
Description: Less than a third of the 182 Crimean political prisoners are currently in the territory of the temporarily occupied peninsula, and all other invaders have been deported to Russia. - Ukrinform.</text:p>
      <text:p text:style-name="P4">
Images: ["<text:a xlink:type="simple" xlink:href="https://static.ukrinform.com/photos/2023_04/thumb_files/630_360_1682088388-227.png" text:style-name="Internet_20_link" text:visited-style-name="Visited_20_Internet_20_Link">
630_360_16820...</text:a>
"]</text:p>
      <text:p text:style-name="P4">
Tags: ['Депортація', 'Крим', "Політв'язні Кремля"]</text:p>
      <text:p text:style-name="P4">
Type: Article</text:p>
      <!--METADATA-->
      <text:p text:style-name="P4">
<draw:frame draw:style-name="fr1" draw:name="Image100" text:anchor-type="as-char" svg:width="6.9236in" svg:height="3.956343in" draw:z-index="0">
<draw:image xlink:href="../Images/yкринформ/2023-04-21T17-49-00-03-00/630_360_1682088388-227.png" xlink:type="simple" xlink:show="embed" xlink:actuate="onLoad" draw:mime-type="image/png"/>
</draw:frame>
The minight of the 182 Crimean political prisoners are currently located in the territory of the occupied peninsula, and all other invaders have been deported to Russia.</text:p>
      <text:p text:style-name="P4">
This was reported <text:a xlink:type="simple" xlink:href="https://ppu.gov.ua/press-center/okupanty-perevezly-do-rostovu-shche-4-politv-iazniv-pid-zahrozoiu-nezakonnoho-etapuvannia-nariman-dzhelial-i-braty-akhtemovi/" text:style-name="Internet_20_link" text:visited-style-name="Visited_20_Internet_20_Link">
</text:a>
, reports Ukrinform.</text:p>
      <text:p text:style-name="P4">
“There are currently less than a third of 182 political prisoners in the temporarily occupied territory - all other occupiers have been deported to Russia, derived in horrible conditions and often do not purposefully provide necessary medical assistance. In such circumstances, due to the sharp deterioration of health, two Ukrainian citizens -Konstantin Shiring and Dzhemil Gafarov, were eminent, ”the posts.</text:p>
      <text:p text:style-name="P4">
The representative office added that there are many of those who have a serious health problems among political prisoners - their lives are in danger.</text:p>
      <text:p text:style-name="P4">
<text:span text:style-name="T4">
 Read also: </text:span>
 <text:a xlink:type="simple" xlink:href="https://www.ukrinform.ua/rubric-crimea/3698735-krimskogo-tatarina-kurtameta-zasudili-do-semi-rokiv-uvaznenna-za-finansuvanna-dobrobatu.html" text:style-name="Internet_20_link" text:visited-style-name="Visited_20_Internet_20_Link">
</text:a>
As reported by Ukrinform, the occupation administrations of the Russian Federation <text:a xlink:type="simple" xlink:href="https://www.ukrinform.ua/rubric-crimea/3698450-zagarbniki-hocut-deportuvati-v-rosiu-dzelalova-ta-brativ-ahtemovih-pravozahisniki.html" text:style-name="Internet_20_link" text:visited-style-name="Visited_20_Internet_20_Link">
</text:a>
The first deputy chairman of the Majlisukrim Tatar people Nariman Dzhelyalov and the Akhtema brothers were illegally occupied in the temporarily occupied Crimea.</text:p>
      <text:p text:style-name="P4">
<text:span text:style-name="T5">
Foto: ppu.gov.ua</text:span>
</text:p>
      <text:p text:style-name="P4">
News Source: <text:a xlink:type="simple" xlink:href="https://www.ukrinform.ua/rubric-crimea/3699001-mense-tretini-krimskih-politvazniv-znahoditsa-na-pivostrovi-insih-deportuvali-predstavnictvo-prezidenta-v-ark.html" text:style-name="Internet_20_link" text:visited-style-name="Visited_20_Internet_20_Link">
https://www.ukrinform.ua/rubric-crimea/3699001-mense-tretini-krimskih-politvazniv-znahoditsa-na-pivostrovi-insih-deportuvali-predstavnictvo-prezidenta-v-ark.html</text:a>
</text:p>
      <!--NEWS-->
      <text:h text:style-name="P10" text:outline-level="1">
<text:span text:style-name="T4">
Ramstein countries have provided more than 230 tanks to Ukraine - Austin</text:span>
</text:h>
      <text:p text:style-name="P4">
Authors: Ukrinform (Person)</text:p>
      <text:p text:style-name="P4">
Publisher: Укринформ (Organization)</text:p>
      <text:p text:style-name="P4">
Published Time: 2023-04-21T17:52:00+03:00</text:p>
      <text:p text:style-name="P4">
Modified Time: 2023-04-21T17:52:00+03:00</text:p>
      <text:p text:style-name="P4">
Description: The participants of the contact group on defense of Ukraine provided the Armed Forces of Ukraine with more than 230 tanks, as well as thousands of units of other military equipment and ammunition. - Ukrinform.</text:p>
      <text:p text:style-name="P4">
Images: ["<text:a xlink:type="simple" xlink:href="https://static.ukrinform.com/photos/2023_02/thumb_files/630_360_1676392928-683.jpg" text:style-name="Internet_20_link" text:visited-style-name="Visited_20_Internet_20_Link">
630_360_16763...</text:a>
"]</text:p>
      <text:p text:style-name="P4">
Tags: ['Танк', 'Остін', 'Війна з росією', 'Зустріч Рамштайн']</text:p>
      <text:p text:style-name="P4">
Type: Article</text:p>
      <!--METADATA-->
      <text:p text:style-name="P4">
<draw:frame draw:style-name="fr1" draw:name="Image101" text:anchor-type="as-char" svg:width="6.9236in" svg:height="3.956343in" draw:z-index="0">
<draw:image xlink:href="../Images/yкринформ/2023-04-21T17-52-00-03-00/630_360_1676392928-683.jpg" xlink:type="simple" xlink:show="embed" xlink:actuate="onLoad" draw:mime-type="image/jpeg"/>
</draw:frame>
The participants of the contact group on defense of Ukraine provided the Armed Forces of Ukraine, as well as thousands of units of other military equipment and ammunition.</text:p>
      <text:p text:style-name="P4">
This was stated on Friday by US Defense Minister Lloyd Austin following the 11th-1st Ramstein format, Ukrinform correspondent reports.</text:p>
      <text:p text:style-name="P4">
“In just a few months, this contact group put more than 230 <text:a xlink:type="simple" xlink:href="https://www.ukrinform.ua/tag-tank" text:style-name="Internet_20_link" text:visited-style-name="Visited_20_Internet_20_Link">
</text:a>
, more than 1,550 armored vehicles, as well as other equipment and ammunition to support more than nine new bronetian brigades, ”the Pentagon head said.</text:p>
      <text:p text:style-name="P4">
He also stressed that, in particular, the United States has accelerated the timing of Abrams tanks in Ukraine to provide it with more profounds for the next months.</text:p>
      <text:p text:style-name="P4">
Austin confirmed that the M1A1 Abrams tanks, where the Armed Forces warriors, will begin to come to Germany for the next weeks.</text:p>
      <text:p text:style-name="P4">
<text:span text:style-name="T4">
 Read also: </text:span>
 <text:a xlink:type="simple" xlink:href="https://www.ukrinform.ua/rubric-ato/3698995-ponad-16-tisac-ukrainskih-vijskovih-projsli-navcanna-v-krainah-es-borrel.html" text:style-name="Internet_20_link" text:visited-style-name="Visited_20_Internet_20_Link">
<text:span text:style-name="T4">
 Over </text:span>
 <text:span text:style-name="T4">
 </text:span>
 thousand <text:span text:style-name="T4">
 </text:span>
 Ukrainian <text:span text:style-name="T4">
 </text:span>
 military <text:span text:style-name="T4">
<text:span text:style-name="T5">
* passed </text:span>
* </text:span>
 <text:span text:style-name="T4">
 </text:span>
 <text:span text:style-name="T4">
 </text:span>
 <text:span text:style-name="T4">
 </text:span>
 <text:span text:style-name="T4">
 </text:span>
 Borrel **</text:a>
“All this is a huge progress. And I am convinced that this equipment and training, which is provided in parallel, will allow the Ukrainian forces to continue to achieve a success on the battlefield, ”the Pentagon head emphasized.</text:p>
      <text:p text:style-name="P4">
He also emphasized that the collective efforts of all countries that were voted to support Ukraine "led to significant changes in the battlefield."</text:p>
      <text:p text:style-name="P4">
As reported by Ukrinform, on April 21 at the US Air Force Air Force Ramstein, the 11th meeting of the Contact Group on Defense of Ukraine. During the time of satery <text:a xlink:type="simple" xlink:href="https://www.ukrinform.ua/rubric-ato/3698772-ostin-nazvav-tri-klucovi-temi-sogodnisnogo-ramstajnu.html" text:style-name="Internet_20_link" text:visited-style-name="Visited_20_Internet_20_Link">
</text:a>
In particular, the issues of airfront, ammunition, as well as means of provision.</text:p>
      <text:p text:style-name="P4">
News Source: <text:a xlink:type="simple" xlink:href="https://www.ukrinform.ua/rubric-ato/3699004-kraini-formatu-ramstajn-postavili-v-ukrainu-ponad-230-tankiv-ostin.html" text:style-name="Internet_20_link" text:visited-style-name="Visited_20_Internet_20_Link">
https://www.ukrinform.ua/rubric-ato/3699004-kraini-formatu-ramstajn-postavili-v-ukrainu-ponad-230-tankiv-ostin.html</text:a>
</text:p>
      <!--NEWS-->
      <text:h text:style-name="P10" text:outline-level="1">
<text:span text:style-name="T4">
On the weekend rains, in the daytime warms up to +19 °</text:span>
</text:h>
      <text:p text:style-name="P4">
Authors: Ukrinform (Person)</text:p>
      <text:p text:style-name="P4">
Publisher: Укринформ (Organization)</text:p>
      <text:p text:style-name="P4">
Published Time: 2023-04-21T17:55:00+03:00</text:p>
      <text:p text:style-name="P4">
Modified Time: 2023-04-21T17:55:00+03:00</text:p>
      <text:p text:style-name="P4">
Description: The rainy weather on the weekend will be in many regions of Ukraine. At the same time, in most of the country, the air temperature will correspond to the April climatic norm. - Ukrinform.</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Прогноз', 'Весна']</text:p>
      <text:p text:style-name="P4">
Type: Article</text:p>
      <!--METADATA-->
      <text:p text:style-name="P4">
<draw:frame draw:style-name="fr1" draw:name="Image102" text:anchor-type="as-char" svg:width="6.9236in" svg:height="3.956343in" draw:z-index="0">
<draw:image xlink:href="../Images/yкринформ/2023-04-21T17-55-00-03-00/630_360_1609397815-516.jpg" xlink:type="simple" xlink:show="embed" xlink:actuate="onLoad" draw:mime-type="image/jpeg"/>
</draw:frame>
It will be rainy on weekends in many regions of Ukraine. At the same time, in the larger territory of the country, the air temperature will correspond to the April -climate norm.</text:p>
      <text:p text:style-name="P4">
Ukrinform was reported in <text:a xlink:type="simple" xlink:href="https://ua.sinoptik.ua/%D1%83%D0%BA%D1%80%D0%B0%D1%97%D0%BD%D0%B0" text:style-name="Internet_20_link" text:visited-style-name="Visited_20_Internet_20_Link">
</text:a>
.</text:p>
      <text:p text:style-name="P4">
On Saturday, April 22, the weather is expected throughout the country with clear weather, and there will be little rains in some places. In Transcarpathia it warms up to +19 °, and in Crimea, Donetsk, Lugansk and <text:a xlink:type="simple" xlink:href="https://ua.sinoptik.ua/%D0%BF%D0%BE%D0%B3%D0%BE%D0%B4%D0%B0-%D1%85%D0%B0%D1%80%D0%BA%D1%96%D0%B2" text:style-name="Internet_20_link" text:visited-style-name="Visited_20_Internet_20_Link">
</text:a>
The areas will be cool - +11… +13 °. In the rest of the country is expected+14…+17 °. At the same time, forecasters warn that due to high humidity, the air is cooled.</text:p>
      <text:p text:style-name="P4">
On Sunday, April 23, all Ukraine will cover with short -term rains. In the majority, thermometers will show +14… +17 °, in Transcarpathia - +19 °.</text:p>
      <text:p text:style-name="P4">
The weather at the beginning of the week will also be rainy. On Monday, April 24, short-term precipitation is expected throughout Ukraine, but during the day the sun will look because of the clouds. In most areas and <text:a xlink:type="simple" xlink:href="https://ua.sinoptik.ua/%D0%BF%D0%BE%D0%B3%D0%BE%D0%B4%D0%B0-%D0%BA%D0%B8%D1%97%D0%B2" text:style-name="Internet_20_link" text:visited-style-name="Visited_20_Internet_20_Link">
</text:a>
The average daily temperature will be +14… +17 °. In Transcarpathia and Volyn, Vadan-Frankivsk, Chernivtsi and Odessa regions it will be a little warmer-+17…+19 °.</text:p>
      <text:p text:style-name="P4">
<text:span text:style-name="T4">
 Read also: </text:span>
 <text:a xlink:type="simple" xlink:href="https://www.ukrinform.ua/rubric-technology/3694782-prognoz-pogodi-za-30-sekund-u-kitai-rozrobili-sistemu-na-osnovi-stucnogo-intelektu.html" text:style-name="Internet_20_link" text:visited-style-name="Visited_20_Internet_20_Link">
<text:span text:style-name="T4">
 seconds </text:span>
</text:a>
According to folk signs, if on Vadim, on April 22, the day was a foggy wizard, in the fall they were relying on a rich harvest, but if sunny - waited for a rapid summer with rare rains. On Terentius, April 23, usually go to the hazel. If it had green earrings on it, the spring frost could not be afraid. Also on this day the floor was washing and washing to attract good people to the home.</text:p>
      <text:p text:style-name="P4">
News Source: <text:a xlink:type="simple" xlink:href="https://www.ukrinform.ua/rubric-regions/3698788-na-vihidni-v-ukraini-prognozuut-dosi-vden-progrie-do-19.html" text:style-name="Internet_20_link" text:visited-style-name="Visited_20_Internet_20_Link">
https://www.ukrinform.ua/rubric-regions/3698788-na-vihidni-v-ukraini-prognozuut-dosi-vden-progrie-do-19.html</text:a>
</text:p>
      <!--NEWS-->
      <text:h text:style-name="P10" text:outline-level="1">
<text:span text:style-name="T4">
Wallace on Ramstini urged to accelerate the delivery of military assistance to Ukraine</text:span>
</text:h>
      <text:p text:style-name="P4">
Authors: Ukrinform (Person)</text:p>
      <text:p text:style-name="P4">
Publisher: Укринформ (Organization)</text:p>
      <text:p text:style-name="P4">
Published Time: 2023-04-21T17:58:00+03:00</text:p>
      <text:p text:style-name="P4">
Modified Time: 2023-04-21T17:58:00+03:00</text:p>
      <text:p text:style-name="P4">
Description: Today's meeting of the Contact Group on Defense of Ukraine in Ramstein format indicates that the country's support in the world is growing. - Ukrinform.</text:p>
      <text:p text:style-name="P4">
Images: ["<text:a xlink:type="simple" xlink:href="https://static.ukrinform.com/photos/2018_04/thumb_files/630_360_1522941676-5218.jpg" text:style-name="Internet_20_link" text:visited-style-name="Visited_20_Internet_20_Link">
630_360_15229...</text:a>
"]</text:p>
      <text:p text:style-name="P4">
Tags: ['Україна', 'допомога', 'Війна з росією', 'Зустріч Рамштайн']</text:p>
      <text:p text:style-name="P4">
Type: Article</text:p>
      <!--METADATA-->
      <text:p text:style-name="P4">
<draw:frame draw:style-name="fr1" draw:name="Image103" text:anchor-type="as-char" svg:width="6.9236in" svg:height="3.956343in" draw:z-index="0">
<draw:image xlink:href="../Images/yкринформ/2023-04-21T17-58-00-03-00/630_360_1522941676-5218.jpg" xlink:type="simple" xlink:show="embed" xlink:actuate="onLoad" draw:mime-type="image/jpeg"/>
</draw:frame>
Today's meeting of the Contact Group on Defense of Ukraine in Ramstein format indicates that the country's support in the world is growing.</text:p>
      <text:p text:style-name="P4">
This was stated by the Minister of Defense of the United Kingdom Ben Volles, Ukrinform reports to <text:a xlink:type="simple" xlink:href="https://news.sky.com/story/ukraine-war-latest-putins-attempt-to-stop-draft-dodgers-shows-russias-longer-term-approach-nine-killed-in-rocket-attack-12541713" text:style-name="Internet_20_link" text:visited-style-name="Visited_20_Internet_20_Link">
</text:a>
.</text:p>
      <text:p text:style-name="P4">
"The message from Ramstein is understandable. International support for Ukraine is growing. There are more countries to meet.</text:p>
      <text:p text:style-name="P4">
At the same time, he called on his defense colleagues to accelerate the delivery of military assistance in the demonstration of permanent international support of Ukraine.</text:p>
      <text:p text:style-name="P4">
According to him, <text:a xlink:type="simple" xlink:href="https://www.ukrinform.ua/tag-britania" text:style-name="Internet_20_link" text:visited-style-name="Visited_20_Internet_20_Link">
</text:a>
It can be proud of Ukraine's support.</text:p>
      <text:p text:style-name="P4">
"We provide innumerable number of brave Ukrainians with combat training, equipment and ammunition, which are urgently needed to reflect the barbaric coinage of Russia," Volles added.</text:p>
      <text:p text:style-name="P4">
<text:span text:style-name="T4">
 Read also: </text:span>
 <text:a xlink:type="simple" xlink:href="https://www.ukrinform.ua/rubric-ato/3698958-na-bazi-ramstajn-projsla-zustric-tankovoi-koalicii-reznikov-rozpoviv-pro-rezultati.html" text:style-name="Internet_20_link" text:visited-style-name="Visited_20_Internet_20_Link">
<text:span text:style-name="T4">
 Ramstein </text:span>
</text:a>
To date, the United Kingdom has set more than 10,000 anti -tank missiles, 200 thousand. artillery ammunition, hundreds of anti -aircraft installations, self -propelled artillery units and more than 200 thousand units of non -lethal equipment.</text:p>
      <text:p text:style-name="P4">
It was reported that in Germany there is a regular meeting of the contact group of the image of Ukraine in the format "Ramstein", which is attended by more than 50 countries, including NATO allies and representatives of partner countries. The group is the main platform for coordination of military capabilities that NATO allies are given to Ukraine by NATO Tasks of the International Community for confrontation between Russian aggression.</text:p>
      <text:p text:style-name="P4">
News Source: <text:a xlink:type="simple" xlink:href="https://www.ukrinform.ua/rubric-ato/3699006-volles-na-ramstajni-zaklikav-priskoriti-dostavku-vijskovoi-dopomogi-ukraini.html" text:style-name="Internet_20_link" text:visited-style-name="Visited_20_Internet_20_Link">
https://www.ukrinform.ua/rubric-ato/3699006-volles-na-ramstajni-zaklikav-priskoriti-dostavku-vijskovoi-dopomogi-ukraini.html</text:a>
</text:p>
      <!--NEWS-->
      <text:h text:style-name="P10" text:outline-level="1">
<text:span text:style-name="T4">
At the time of liberation of Crimea, Ukraine needs to have a strategy for maintaining safety in the Black Sea - an expert</text:span>
</text:h>
      <text:p text:style-name="P4">
Authors: Ukrinform (Person)</text:p>
      <text:p text:style-name="P4">
Publisher: Укринформ (Organization)</text:p>
      <text:p text:style-name="P4">
Published Time: 2023-04-21T18:00:47+03:00</text:p>
      <text:p text:style-name="P4">
Modified Time: 2023-04-21T18:00:47+03:00</text:p>
      <text:p text:style-name="P4">
Description: Ukraine needs to have a clear strategy to support peace and security in the Black Sea region at the time of liberation of Crimea through the underance of their own naval forces. - Ukrinform.</text:p>
      <text:p text:style-name="P4">
Images: ["<text:a xlink:type="simple" xlink:href="https://static.ukrinform.com/photos/2023_04/thumb_files/630_360_1682089126-124.jpg" text:style-name="Internet_20_link" text:visited-style-name="Visited_20_Internet_20_Link">
630_360_16820...</text:a>
"]</text:p>
      <text:p text:style-name="P4">
Tags: ['Крим', 'Звільнення', ' Чорне море']</text:p>
      <text:p text:style-name="P4">
Type: Article</text:p>
      <!--METADATA-->
      <text:p text:style-name="P4">
<draw:frame draw:style-name="fr1" draw:name="Image104" text:anchor-type="as-char" svg:width="6.9236in" svg:height="3.956343in" draw:z-index="0">
<draw:image xlink:href="../Images/yкринформ/2023-04-21T18-00-47-03-00/630_360_1682089126-124.jpg" xlink:type="simple" xlink:show="embed" xlink:actuate="onLoad" draw:mime-type="image/jpeg"/>
</draw:frame>
It is necessary to have a clear strategy for maintaining peace and security in the Black Sea Region at the time of liberation of Crimea because of their own naval forces.</text:p>
      <text:p text:style-name="P4">
This was stated by the Deputy Chairman of the Board of the Center for Defense Strategies, the expirer of the Minister of Defense Alina Frolov during the discussion of the first Black Sea Sea Sea Security Conference of the International Crimean Platform, Ukraine - Ukrinform.</text:p>
      <text:p text:style-name="P4">
“We need to understand that when we physically release Crimea, Ukraine will not have our own ability to protect our maritime territories. The naval forces are in the noon, to say the point. This is not a thing that can be recovered in half a year. That is why we need to the moment of liberation of the Crimea ... have a clear strategy formed, as we will support the peace of the camp in the Black Sea region, ”she said.</text:p>
      <text:p text:style-name="P4">
According to Frolova, it should be coalition efforts and arrangements.</text:p>
      <text:p text:style-name="P4">
At the same time, the expert noted that no strategies on the US marine plane, the United Kingdom, the EU, NATO have no Black Sea.</text:p>
      <text:p text:style-name="P4">
Therefore, according to Frolova, the purpose of the Black Sea Security Conference was to cut the wording and adoption of these strategies.</text:p>
      <text:p text:style-name="P4">
<text:span text:style-name="T4">
 Read also: </text:span>
 <text:a xlink:type="simple" xlink:href="https://www.ukrinform.ua/rubric-polytics/3698989-ukraina-pragne-rozsiriti-geografiu-cornomorskoi-bezpekovoi-konferencii-dzaparova.html" text:style-name="Internet_20_link" text:visited-style-name="Visited_20_Internet_20_Link">
</text:a>
As reported by Ukrinform, April 12-13 in Bucharest, Romania, passed <text:a xlink:type="simple" xlink:href="https://www.ukrinform.ua/rubric-crimea/3695002-cornomorska-bezpekova-konferencia-zaversila-arhitekturu-miznarodnoi-krimskoi-platformi-mzs.html" text:style-name="Internet_20_link" text:visited-style-name="Visited_20_Internet_20_Link">
</text:a>
The International Crimean Platform, organized by the Ministry of Defense Affairs of Ukraine, the Ministry of Defense of Ukraine, the Ministry of Health of Romania, the Ministry of National Defense of Romania, the Population with the Center for Defense Strategies(Ukraine).</text:p>
      <text:p text:style-name="P4">
News Source: <text:a xlink:type="simple" xlink:href="https://www.ukrinform.ua/rubric-crimea/3699007-na-moment-zvilnenna-krimu-ukraini-potribno-mati-strategiu-pidtrimki-bezpeki-v-cornomu-mori-ekspert.html" text:style-name="Internet_20_link" text:visited-style-name="Visited_20_Internet_20_Link">
https://www.ukrinform.ua/rubric-crimea/3699007-na-moment-zvilnenna-krimu-ukraini-potribno-mati-strategiu-pidtrimki-bezpeki-v-cornomu-mori-ekspert.html</text:a>
</text:p>
      <!--NEWS-->
      <text:h text:style-name="P10" text:outline-level="1">
<text:span text:style-name="T4">
The Russians create several defense borders in Crimea and take property to the Russian Federation - Humeniuk</text:span>
</text:h>
      <text:p text:style-name="P4">
Authors: Ukrinform (Person)</text:p>
      <text:p text:style-name="P4">
Publisher: Укринформ (Organization)</text:p>
      <text:p text:style-name="P4">
Published Time: 2023-04-21T18:02:00+03:00</text:p>
      <text:p text:style-name="P4">
Modified Time: 2023-04-21T18:02:00+03:00</text:p>
      <text:p text:style-name="P4">
Description: Russian troops continue to mobilize and create several defense borders in the territory of the temporarily occupied Crimea. At the same time, the evacuation of Russians from the peninsula continues. - Ukrinform.</text:p>
      <text:p text:style-name="P4">
Images: ["<text:a xlink:type="simple" xlink:href="https://static.ukrinform.com/photos/2022_09/thumb_files/630_360_1663154829-358.jpg" text:style-name="Internet_20_link" text:visited-style-name="Visited_20_Internet_20_Link">
630_360_16631...</text:a>
"]</text:p>
      <text:p text:style-name="P4">
Tags: ['Крим', 'Війна з росією', 'Єдині новини', 'Наталія Гуменюк']</text:p>
      <text:p text:style-name="P4">
Type: Article</text:p>
      <!--METADATA-->
      <text:p text:style-name="P4">
<draw:frame draw:style-name="fr1" draw:name="Image105" text:anchor-type="as-char" svg:width="6.9236in" svg:height="3.956343in" draw:z-index="0">
<draw:image xlink:href="../Images/yкринформ/2023-04-21T18-02-00-03-00/630_360_1663154829-358.jpg" xlink:type="simple" xlink:show="embed" xlink:actuate="onLoad" draw:mime-type="image/jpeg"/>
</draw:frame>
Russian in the territory of the temporarily occupied Crimea continue to mobilize the tasting of several defense borders. At the same time, the evacuation of the Russians from the half is ongoing.</text:p>
      <text:p text:style-name="P4">
According to Ukrinform, the head of the united press center of the operational command "South" Natalia Humeniuk informed about it on the air of the nationwide television.</text:p>
      <text:p text:style-name="P4">
"They continue mobilization planned, continue to collect data on the potential of the appropriate age in order to form these so -called detachments. They are called them as detachments of territorial defense, then as a detachable mobilization, which form and then transport in particular and the left bank of Kherson region, where they try to strengthen The same work that is associated with engineering arrangement of defense structures. Other maneuvers that we disassemble indicate that they tighten the forces and reserves of a truly assembled territory, which is considered potentially active in connection with a advertised counter -offensive, but these maneuvers are still quite planned, they are more like training personnel, ” Humeniuk reported.</text:p>
      <text:p text:style-name="P4">
<text:span text:style-name="T4">
 Read also: </text:span>
 <text:a xlink:type="simple" xlink:href="https://www.ukrinform.ua/rubric-ato/3698698-rosiani-sukaut-novu-taktiku-na-poli-bou-ta-namautsa-viaviti-ukrainsku-ppo-gumenuk.html" text:style-name="Internet_20_link" text:visited-style-name="Visited_20_Internet_20_Link">
<text:span text:style-name="T4">
 Humeniuk </text:span>
</text:a>
The spokeswoman noted that the enemy has been preparing several defense borders.</text:p>
      <text:p text:style-name="P4">
"It is not in the length of structures, but that they are trying to equip more, short, but several borders of defense, realize that they will gradually need them," - said Humeniuk.</text:p>
      <text:p text:style-name="P4">
She also reported that the evacuation of Russians, who exported property to the Russian Federation, continues from Crimea.</text:p>
      <text:p text:style-name="P4">
<text:span text:style-name="T4">
 Read also: </text:span>
 <text:a xlink:type="simple" xlink:href="https://www.ukrinform.ua/rubric-ato/3698282-vorog-atakuvav-pivden-ukraini-novou-partieu-sahediv-gumenuk.html" text:style-name="Internet_20_link" text:visited-style-name="Visited_20_Internet_20_Link">
<text:span text:style-name="T4">
 Humeniuk </text:span>
</text:a>
“There is a lot to take out. They really leave themselves, as they say, but as a matter of accumulated property, first. And secondly, there is too much during the annexation there, and now the realization of what will be inevitable, forced to be evacuated, ”the spokeswoman said.</text:p>
      <text:p text:style-name="P4">
As it was reported, the occupying "authorities" of the Autonomous Republic of Crimea and Sevastopol <text:a xlink:type="simple" xlink:href="https://www.ukrinform.ua/rubric-crimea/3694813-u-krimu-skasuvali-demonstracii-mars-bezsmertnogo-polku-ta-parad-na-9-travna.html" text:style-name="Internet_20_link" text:visited-style-name="Visited_20_Internet_20_Link">
</text:a>
, March of the Immortal Regiment and a military parade on May 9.</text:p>
      <text:p text:style-name="P4">
News Source: <text:a xlink:type="simple" xlink:href="https://www.ukrinform.ua/rubric-crimea/3699008-rosiani-stvoruut-u-krimu-kilka-rubeziv-oboroni-ta-vivozat-majno-do-rf-gumenuk.html" text:style-name="Internet_20_link" text:visited-style-name="Visited_20_Internet_20_Link">
https://www.ukrinform.ua/rubric-crimea/3699008-rosiani-stvoruut-u-krimu-kilka-rubeziv-oboroni-ta-vivozat-majno-do-rf-gumenuk.html</text:a>
</text:p>
      <!--NEWS-->
      <text:h text:style-name="P10" text:outline-level="1">
<text:span text:style-name="T4">
The court in Moscow has decided to arrest the head of Ukrainian intelligence in absentia</text:span>
</text:h>
      <text:p text:style-name="P4">
Authors: Ukrinform (Person)</text:p>
      <text:p text:style-name="P4">
Publisher: Укринформ (Organization)</text:p>
      <text:p text:style-name="P4">
Published Time: 2023-04-21T18:09:38+03:00</text:p>
      <text:p text:style-name="P4">
Modified Time: 2023-04-21T18:09:38+03:00</text:p>
      <text:p text:style-name="P4">
Description: The Lefortovsky District Court of Moscow granted the request of the investigation for the correspondence arrest of the Chief of the Main Directorate of Intelligence of the Ministry of Defense of Ukraine Kiril Budanov. - Ukrinform.</text:p>
      <text:p text:style-name="P4">
Images: ["<text:a xlink:type="simple" xlink:href="https://static.ukrinform.com/photos/2023_04/thumb_files/630_360_1682089495-883.jpg" text:style-name="Internet_20_link" text:visited-style-name="Visited_20_Internet_20_Link">
630_360_16820...</text:a>
"]</text:p>
      <text:p text:style-name="P4">
Tags: ['Арешт', 'Суд', 'росія', 'Буданов']</text:p>
      <text:p text:style-name="P4">
Type: Article</text:p>
      <!--METADATA-->
      <text:p text:style-name="P4">
<draw:frame draw:style-name="fr1" draw:name="Image106" text:anchor-type="as-char" svg:width="6.9236in" svg:height="3.956343in" draw:z-index="0">
<draw:image xlink:href="../Images/yкринформ/2023-04-21T18-09-38-03-00/630_360_1682089495-883.jpg" xlink:type="simple" xlink:show="embed" xlink:actuate="onLoad" draw:mime-type="image/jpeg"/>
</draw:frame>
The Lefortov District Court of Moscow granted the request of the investigation to the correspondence of the Chief of the Main Directorate of Intelligence of the Ministry of Defense of Ukraine Kiribudanov.</text:p>
      <text:p text:style-name="P4">
As Ukrinform reports, it reports <text:a xlink:type="simple" xlink:href="https://zona.media/news/2023/04/21/budanov" text:style-name="Internet_20_link" text:visited-style-name="Visited_20_Internet_20_Link">
</text:a>
With reference to <text:a xlink:type="simple" xlink:href="https://mos-gorsud.ru/rs/lefortovskij/services/cases/criminal-materials/details/89a9aa50-e01b-11ed-b213-e3a6ef4f257b" text:style-name="Internet_20_link" text:visited-style-name="Visited_20_Internet_20_Link">
</text:a>
.</text:p>
      <text:p text:style-name="P4">
The court press service reported that the Russian investigation accuses Budanov of "creating a terrorist community", "preparation for a terrorist attack in the composition of the organized group", "illegal circulation of weapons and explosive devices".</text:p>
      <text:p text:style-name="P4">
The maximum punishment provided for in these articles of the Criminal Code is life imprisonment.</text:p>
      <text:p text:style-name="P4">
The court did not disclose the decision on Budanov.</text:p>
      <text:p text:style-name="P4">
<text:span text:style-name="T4">
 Read also: </text:span>
 <text:a xlink:type="simple" xlink:href="https://www.ukrinform.ua/rubric-ato/3697191-rosia-perejsla-do-oboroni-za-vinatkom-dvoh-rajoniv-budanov.html" text:style-name="Internet_20_link" text:visited-style-name="Visited_20_Internet_20_Link">
<text:span text:style-name="T4">
 Budanov </text:span>
</text:a>
Budanov Sam <text:a xlink:type="simple" xlink:href="https://www.pravda.com.ua/news/2023/04/21/7398888/" text:style-name="Internet_20_link" text:visited-style-name="Visited_20_Internet_20_Link">
</text:a>
The publication of "UP" ironically reacted to his "correspondence arrest" in Russia and promised the work better over counteraction to the invaders. "You know how much time I have been working, and it was somehow that there was no solution for me. I am pleased. It is a good indicator of our work, I am obliged to work even better," he said.</text:p>
      <text:p text:style-name="P4">
As it was reported, after the explosion on <text:a xlink:type="simple" xlink:href="https://www.ukrinform.ua/tag-kercenskij-mist" text:style-name="Internet_20_link" text:visited-style-name="Visited_20_Internet_20_Link">
</text:a>
On October 8, 2022, the FSB of Russia announced that Budanova considers one of the explosion.</text:p>
      <text:p text:style-name="P4">
<text:span text:style-name="T5">
Foto: GUR Ministry of Defense</text:span>
</text:p>
      <text:p text:style-name="P4">
News Source: <text:a xlink:type="simple" xlink:href="https://www.ukrinform.ua/rubric-world/3699011-sud-v-moskvi-postanoviv-zaocno-zaarestuvati-golovu-ukrainskoi-rozvidki-budanova.html" text:style-name="Internet_20_link" text:visited-style-name="Visited_20_Internet_20_Link">
https://www.ukrinform.ua/rubric-world/3699011-sud-v-moskvi-postanoviv-zaocno-zaarestuvati-golovu-ukrainskoi-rozvidki-budanova.html</text:a>
</text:p>
      <!--NEWS-->
      <text:h text:style-name="P10" text:outline-level="1">
<text:span text:style-name="T4">
Irina Deha became an absolute European weightlifting champion</text:span>
</text:h>
      <text:p text:style-name="P4">
Authors: Ukrinform (Person)</text:p>
      <text:p text:style-name="P4">
Publisher: Укринформ (Organization)</text:p>
      <text:p text:style-name="P4">
Published Time: 2023-04-21T18:11:12+03:00</text:p>
      <text:p text:style-name="P4">
Modified Time: 2023-04-21T18:11:12+03:00</text:p>
      <text:p text:style-name="P4">
Description: The Ukrainian, on the first attempt in the jerk, captured leadership. - Ukrinform.</text:p>
      <text:p text:style-name="P4">
Images: ["<text:a xlink:type="simple" xlink:href="https://static.ukrinform.com/photos/2023_04/thumb_files/630_360_1682089765-734.jpg" text:style-name="Internet_20_link" text:visited-style-name="Visited_20_Internet_20_Link">
630_360_16820...</text:a>
"]</text:p>
      <text:p text:style-name="P4">
Tags: ['Важка атлетика']</text:p>
      <text:p text:style-name="P4">
Type: Article</text:p>
      <!--METADATA-->
      <text:p text:style-name="P4">
<draw:frame draw:style-name="fr1" draw:name="Image107" text:anchor-type="as-char" svg:width="6.9236in" svg:height="3.956343in" draw:z-index="0">
<draw:image xlink:href="../Images/yкринформ/2023-04-21T18-11-12-03-00/630_360_1682089765-734.jpg" xlink:type="simple" xlink:show="embed" xlink:actuate="onLoad" draw:mime-type="image/jpeg"/>
</draw:frame>
The Ukrainian, a first attempt, took the lead in a jerk.</text:p>
      <text:p text:style-name="P4">
Irina Deha fourth in her career has become an absolute champion in Europe in weightlifting, Ukrinform reports.</text:p>
      <text:p text:style-name="P4">
The Ukrainian won gold in weight up to 81 kg on the continental tournament.</text:p>
      <text:p text:style-name="P4">
In Armenia, the 26-year-old weightlifter defended the status of absolute champion, winning a large "gold" in the two previous championships-in tyrann(2022)and Moscow(2021).</text:p>
      <text:p text:style-name="P4">
Суперницями Ірини у категорії, серед інших, були віцечемпіонка Євро-2019 АннаВан Беллінген (Belgium), European Champion 2019 Nina Schrot(Germany), two -time bronze medalist Liana Gurjan's championship(Armenia)and championship among juniors Dilar Narin(Turkey).</text:p>
      <text:p text:style-name="P4">
<text:span text:style-name="T4">
Читайте також:</text:span>
 <text:a xlink:type="simple" xlink:href="https://www.ukrinform.ua/rubric-sports/3697653-ukrainska-vazkoatletka-gangur-zdobula-dvi-medali-na-cempionati-evropi.html" text:style-name="Internet_20_link" text:visited-style-name="Visited_20_Internet_20_Link">
 <text:span text:style-name="T4">
Гангур</text:span>
 </text:a>
As reported by Ukrinform, Ukrainian Maria Gangur has won two medals of the European weightlifting.</text:p>
      <text:p text:style-name="P4">
Photo: Isaac J. Morillas Photography</text:p>
      <text:p text:style-name="P4">
News Source: <text:a xlink:type="simple" xlink:href="https://www.ukrinform.ua/rubric-sports/3699012-irina-deha-stala-absolutnou-cempionkou-evropi-z-vazkoi-atletiki.html" text:style-name="Internet_20_link" text:visited-style-name="Visited_20_Internet_20_Link">
https://www.ukrinform.ua/rubric-sports/3699012-irina-deha-stala-absolutnou-cempionkou-evropi-z-vazkoi-atletiki.html</text:a>
</text:p>
      <!--NEWS-->
      <text:h text:style-name="P10" text:outline-level="1">
<text:span text:style-name="T4">
Україна досягла прогресу в нарощуванні своїх сил перед контрнаступом – Остін</text:span>
</text:h>
      <text:p text:style-name="P4">
Authors: Ukrinform (Person)</text:p>
      <text:p text:style-name="P4">
Publisher: Укринформ (Organization)</text:p>
      <text:p text:style-name="P4">
Published Time: 2023-04-21T18:13:00+03:00</text:p>
      <text:p text:style-name="P4">
Modified Time: 2023-04-21T18:13:00+03:00</text:p>
      <text:p text:style-name="P4">
Description: US Secretary of Defense Lloyd Austin stated that during the 11th Ramstein meeting, he got acquainted with the progress made by Ukraine in the process of increasing the combat capacity of its forces before counter-offensive. - Ukrinform.</text:p>
      <text:p text:style-name="P4">
Images: ["<text:a xlink:type="simple" xlink:href="https://static.ukrinform.com/photos/2022_10/thumb_files/630_360_1666362166-807.jpg" text:style-name="Internet_20_link" text:visited-style-name="Visited_20_Internet_20_Link">
630_360_16663...</text:a>
"]</text:p>
      <text:p text:style-name="P4">
Tags: ['Пентагон', 'Остін', 'Зустріч Рамштайн']</text:p>
      <text:p text:style-name="P4">
Type: Article</text:p>
      <!--METADATA-->
      <text:p text:style-name="P4">
<draw:frame draw:style-name="fr1" draw:name="Image108" text:anchor-type="as-char" svg:width="6.9236in" svg:height="3.922963in" draw:z-index="0">
<draw:image xlink:href="../Images/yкринформ/2023-04-21T18-13-00-03-00/630_360_1666362166-807.jpg" xlink:type="simple" xlink:show="embed" xlink:actuate="onLoad" draw:mime-type="image/jpeg"/>
</draw:frame>
US Ministry Lloyd Austin said that during the 11th Ramstein meeting, he got acquainted with the progress made by Ukraine in the process of increasing its power to counter-offensive.</text:p>
      <text:p text:style-name="P4">
He stated this on Friday on the results of a meeting in Germany of the contact group on defense of Ukraine, reports his own correspondent of Ukrinform.</text:p>
      <text:p text:style-name="P4">
"We have heard from my colleagues and the European command of the United States about the achievement of a progress in increasing the power of Ukraine - while Ukraine is preparing to push out the positions of Russian invaders," the Glavapantagon said.</text:p>
      <text:p text:style-name="P4">
<text:span text:style-name="T4">
 Read also: </text:span>
 <text:a xlink:type="simple" xlink:href="https://www.ukrinform.ua/rubric-ato/3699042-persi-navcalni-tanki-abrams-dla-ukrainskih-vijskovih-nadijdut-za-kilka-tizniv.html" text:style-name="Internet_20_link" text:visited-style-name="Visited_20_Internet_20_Link">
</text:a>
In addition, he said, during a meeting on Friday, there were discussed mechanisms, "which will help Ukraine repel to the Russian forces." Winning that he was talking about heavy equipment, vehicles, fuels of taspering installations.</text:p>
      <text:p text:style-name="P4">
"And I want to thank those who have announced the allocation of these important systems, including Germany and the Netherlands," the US Defense Minister said.</text:p>
      <text:p text:style-name="P4">
Austin also noted that during a meeting at the Ramstein Airborne, proposals were made to accelerate the production of ahead of ammunition in Ukraine by the European Union. And this, according to him, is calculated not only Nazaraz, but also for the future.</text:p>
      <text:p text:style-name="P4">
<text:span text:style-name="T4">
 Read also: </text:span>
 <text:a xlink:type="simple" xlink:href="https://www.ukrinform.ua/rubric-ato/3699038-ssa-pidgotuvali-dla-kontrnastupu-devat-ukrainskih-mehanizovanih-brigad.html" text:style-name="Internet_20_link" text:visited-style-name="Visited_20_Internet_20_Link">
</text:a>
"This is a powerful reminder that we will be standing with Ukrainian defenders for a long time," the US Secretary of Defense emphasized.</text:p>
      <text:p text:style-name="P4">
According to Ukrinform, the United States has accelerated terms for supplies to Ukraine's tank ABRAMS M1A1 to provide it with more armored vehicles for the next months. According to the Pentagon head, <text:a xlink:type="simple" xlink:href="https://www.ukrinform.ua/rubric-ato/3698897-stati-najblizcim-casom-pocnut-navcanna-ukrainskih-vijskovih-na-tankah-abrams-ap.html" text:style-name="Internet_20_link" text:visited-style-name="Visited_20_Internet_20_Link">
</text:a>
, and the Armed Forces soldiers will be able to develop the development of this technique and training.</text:p>
      <text:p text:style-name="P4">
Photo: Era</text:p>
      <text:p text:style-name="P4">
News Source: <text:a xlink:type="simple" xlink:href="https://www.ukrinform.ua/rubric-ato/3699014-ukraina-dosagla-progresu-v-narosuvanni-svoih-sil-pered-kontrnastupom-ostin.html" text:style-name="Internet_20_link" text:visited-style-name="Visited_20_Internet_20_Link">
https://www.ukrinform.ua/rubric-ato/3699014-ukraina-dosagla-progresu-v-narosuvanni-svoih-sil-pered-kontrnastupom-ostin.html</text:a>
</text:p>
      <!--NEWS-->
      <text:h text:style-name="P10" text:outline-level="1">
<text:span text:style-name="T4">
The Government forbidden to recover from displaced arrears for utilities</text:span>
</text:h>
      <text:p text:style-name="P4">
Authors: Ukrinform (Person)</text:p>
      <text:p text:style-name="P4">
Publisher: Укринформ (Organization)</text:p>
      <text:p text:style-name="P4">
Published Time: 2023-04-21T18:19:00+03:00</text:p>
      <text:p text:style-name="P4">
Modified Time: 2023-04-21T18:19:00+03:00</text:p>
      <text:p text:style-name="P4">
Description: The Cabinet of Ministers approved the Ministry of Reintegration of the Temporarily Occupied Territories, which prohibits the collection of debt for housing and communal services, established after February 24, 2022. - Ukrinform.</text:p>
      <text:p text:style-name="P4">
Images: ["<text:a xlink:type="simple" xlink:href="https://static.ukrinform.com/photos/2016_02/thumb_files/630_360_1456751251-9739-foto-segodnyaua.jpg" text:style-name="Internet_20_link" text:visited-style-name="Visited_20_Internet_20_Link">
630_360_14567...</text:a>
"]</text:p>
      <text:p text:style-name="P4">
Tags: ['Кабмін', 'Комунальні послуги', 'Переселенці', 'Мінреінтеграції']</text:p>
      <text:p text:style-name="P4">
Type: Article</text:p>
      <!--METADATA-->
      <text:p text:style-name="P4">
<draw:frame draw:style-name="fr1" draw:name="Image109" text:anchor-type="as-char" svg:width="6.9236in" svg:height="3.956343in" draw:z-index="0">
<draw:image xlink:href="../Images/yкринформ/2023-04-21T18-19-00-03-00/630_360_1456751251-9739-foto-segodnyaua.jpg" xlink:type="simple" xlink:show="embed" xlink:actuate="onLoad" draw:mime-type="image/jpeg"/>
</draw:frame>
The Cabinet of Ministers approved the Ministry of Reintegration of the Temporarily Occupied Territories, which prohibits the debt from displaced persons for housing and communal services, formed after 24 February 2022.</text:p>
      <text:p text:style-name="P4">
As Ukrinform reports, this is said <text:a xlink:type="simple" xlink:href="https://minre.gov.ua/2023/04/21/zaboroneno-styaguvaty-zaborgovanist-za-zhytlovo-komunalni-poslugy-na-terytoriyah-bojovyh-dij-abo-tot-rishennya-uryadu/" text:style-name="Internet_20_link" text:visited-style-name="Visited_20_Internet_20_Link">
</text:a>
.</text:p>
      <text:p text:style-name="P4">
“The ban extends in the territory where hostilities or temporary -books are conducted, in accordance with the list of Ministry of Reintegration. It is about persons who were forced to leave their homes and evacuated in safer regions, ”the message is called.</text:p>
      <text:p text:style-name="P4">
Consumers should provide the utility provider or managing the storage facility documents confirming their absence of the Ubudin. It is a certificate of internally displaced person, a document on a temporary adventure in a foreign country or documents on work, on treatment, training, military service.</text:p>
      <text:p text:style-name="P4">
<text:span text:style-name="T4">
 Read also: </text:span>
 <text:a xlink:type="simple" xlink:href="https://www.ukrinform.ua/rubric-society/3697579-urad-sprostiv-poradok-priznacenna-subsidij-pilg-i-deakih-socviplat.html" text:style-name="Internet_20_link" text:visited-style-name="Visited_20_Internet_20_Link">
</text:a>
In addition, the resolution regulates the issues of uninterrupted provision of housing and communal services in the premises of state, communal and private content, which are used to accommodate internally displaced persons.</text:p>
      <text:p text:style-name="P4">
It was reported in January in <text:a xlink:type="simple" xlink:href="https://www.ukrinform.ua/tag-verhovna-rada" text:style-name="Internet_20_link" text:visited-style-name="Visited_20_Internet_20_Link">
</text:a>
A bill was registered, which provides for the writing off and restructuring of debtors for utilities for Ukrainians whose housing is located in the territory of boobs.</text:p>
      <text:p text:style-name="P4">
News Source: <text:a xlink:type="simple" xlink:href="https://www.ukrinform.ua/rubric-society/3699018-urad-zaboroniv-staguvati-z-pereselenciv-zaborgovanist-za-komunalni-poslugi.html" text:style-name="Internet_20_link" text:visited-style-name="Visited_20_Internet_20_Link">
https://www.ukrinform.ua/rubric-society/3699018-urad-zaboroniv-staguvati-z-pereselenciv-zaborgovanist-za-komunalni-poslugi.html</text:a>
</text:p>
      <!--NEWS-->
      <text:h text:style-name="P10" text:outline-level="1">
<text:span text:style-name="T4">
Poland has crossed the horses from the list forbidden for import of products from Ukraine</text:span>
</text:h>
      <text:p text:style-name="P4">
Authors: Ukrinform (Person)</text:p>
      <text:p text:style-name="P4">
Publisher: Укринформ (Organization)</text:p>
      <text:p text:style-name="P4">
Published Time: 2023-04-21T18:20:52+03:00</text:p>
      <text:p text:style-name="P4">
Modified Time: 2023-04-21T18:20:52+03:00</text:p>
      <text:p text:style-name="P4">
Description: From April 21, the list of Ukrainian agricultural products, which is forbidden to be imported into Poland, was crossed out by horses. - Ukrinform.</text:p>
      <text:p text:style-name="P4">
Images: ["<text:a xlink:type="simple" xlink:href="https://static.ukrinform.com/photos/2022_12/thumb_files/630_360_1670758422-348.jpg" text:style-name="Internet_20_link" text:visited-style-name="Visited_20_Internet_20_Link">
630_360_16707...</text:a>
"]</text:p>
      <text:p text:style-name="P4">
Tags: ['Експорт', 'Імпорт', 'Польща', 'Україна']</text:p>
      <text:p text:style-name="P4">
Type: Article</text:p>
      <!--METADATA-->
      <text:p text:style-name="P4">
<draw:frame draw:style-name="fr1" draw:name="Image110" text:anchor-type="as-char" svg:width="6.9236in" svg:height="3.956343in" draw:z-index="0">
<draw:image xlink:href="../Images/yкринформ/2023-04-21T18-20-52-03-00/630_360_1670758422-348.jpg" xlink:type="simple" xlink:show="embed" xlink:actuate="onLoad" draw:mime-type="image/jpeg"/>
</draw:frame>
The list of Ukrainian agricultural products, which is forbidden to be imported by Poland, was zoned on April 21.</text:p>
      <text:p text:style-name="P4">
The Minister of Agriculture and Development of the village of RP Robert Telus announced this during a press conference in Warsaw, Ukrinform reports.</text:p>
      <text:p text:style-name="P4">
“From what I know, horses are crossed out of this list. The rest remained unplanned, ”Telus reported, answering the question whether any changes to the order of the Ministry of Development and Technology of the RP with the list of prohibited agro -produce of ZIUkraine were published on April 15.</text:p>
      <text:p text:style-name="P4">
<text:span text:style-name="T4">
 Read also: </text:span>
 <text:a xlink:type="simple" xlink:href="https://www.ukrinform.ua/rubric-economy/3698768-u-minagropolitiki-opriludnili-spisok-produktiv-zaboronenih-dla-importu-v-es.html" text:style-name="Internet_20_link" text:visited-style-name="Visited_20_Internet_20_Link">
<text:span text:style-name="T4">
 Ministry of Agrarian Policy </text:span>
 <text:span text:style-name="T4">
 </text:span>
 published <text:span text:style-name="T4">
 </text:span>
 <text:span text:style-name="T4">
 list </text:span>
<text:span text:style-name="T4">
 products </text:span>
 <text:span text:style-name="T4">
 </text:span>
 prohibited <text:span text:style-name="T4">
 </text:span>
 <text:span text:style-name="T4">
 for </text:span>
 <text:span text:style-name="T4">
 import </text:span>
</text:a>
It is known that in the orders of the Ministry of Development and Technologies of the RP, on April 15, a wide list of Ukrainian [] was determined on April 15.(https://www.ukrinform.ua/tag-produkti)which is forbidden to import the Napolian market. In particular, it is about grain, sugar, meat, fruits, vegetables, seeds, products of fruit and vegetable processing, wine, dairy products, eggs, honey.</text:p>
      <text:p text:style-name="P4">
According to Ukrinform, from midnight, April 21, <text:a xlink:type="simple" xlink:href="https://www.ukrinform.ua/rubric-economy/3698716-persij-konvoj-vantazivok-z-ukrainskou-agroprodukcieu-virusae-z-polsi-do-niderlandiv.html" text:style-name="Internet_20_link" text:visited-style-name="Visited_20_Internet_20_Link">
</text:a>
Transit through the territory of the country to other EU countries and Polish Mortops. In particular, in the morning, the first car convoy of five hors with corn, meat and eggs was moved from the Dorogusk Point to the Netherlands.</text:p>
      <text:p text:style-name="P4">
News Source: <text:a xlink:type="simple" xlink:href="https://www.ukrinform.ua/rubric-economy/3699016-polsa-vikreslila-konej-zi-spisku-zaboronenoi-dla-vvezenna-produkcii-z-ukraini.html" text:style-name="Internet_20_link" text:visited-style-name="Visited_20_Internet_20_Link">
https://www.ukrinform.ua/rubric-economy/3699016-polsa-vikreslila-konej-zi-spisku-zaboronenoi-dla-vvezenna-produkcii-z-ukraini.html</text:a>
</text:p>
      <!--NEWS-->
      <text:h text:style-name="P10" text:outline-level="1">
<text:span text:style-name="T4">
From May 10 starts the testing of the Equation Program - Schmigal</text:span>
</text:h>
      <text:p text:style-name="P4">
Authors: Ukrinform (Person)</text:p>
      <text:p text:style-name="P4">
Publisher: Укринформ (Organization)</text:p>
      <text:p text:style-name="P4">
Published Time: 2023-04-21T18:24:00+03:00</text:p>
      <text:p text:style-name="P4">
Modified Time: 2023-04-21T18:24:00+03:00</text:p>
      <text:p text:style-name="P4">
Description: In Ukraine, since May 10, 2023, the Action Program begins the application test, which will receive funds for repair of their homes damaged as a result of the war. - Ukrinform.</text:p>
      <text:p text:style-name="P4">
Images: ["<text:a xlink:type="simple" xlink:href="https://static.ukrinform.com/photos/2023_03/thumb_files/630_360_1679674428-586.jpg" text:style-name="Internet_20_link" text:visited-style-name="Visited_20_Internet_20_Link">
630_360_16796...</text:a>
"]</text:p>
      <text:p text:style-name="P4">
Tags: ['Компенсація', "Прем'єр", 'Шмигаль']</text:p>
      <text:p text:style-name="P4">
Type: Article</text:p>
      <!--METADATA-->
      <text:p text:style-name="P4">
<draw:frame draw:style-name="fr1" draw:name="Image111" text:anchor-type="as-char" svg:width="6.9236in" svg:height="3.956343in" draw:z-index="0">
<draw:image xlink:href="../Images/yкринформ/2023-04-21T18-24-00-03-00/630_360_1679674428-586.jpg" xlink:type="simple" xlink:show="embed" xlink:actuate="onLoad" draw:mime-type="image/jpeg"/>
</draw:frame>
In Ukraine, on May 10, 2023, the Action of the Program Action, for which people will receive funds for repairing their damaged people, starts in the application.</text:p>
      <text:p text:style-name="P4">
About this Prime Minister of Ukraine Denis Shmigal <text:a xlink:type="simple" xlink:href="https://t.me/Denys_Smyhal/5057" text:style-name="Internet_20_link" text:visited-style-name="Visited_20_Internet_20_Link">
</text:a>
 на засіданні уряду, передає Укрінформ.</text:p>
      <text:p text:style-name="P4">
«Розпочинаємо тестування програми єВідновлення, за якою люди будуть отримуватикошти на ремонт своїх домівок. Тестуємо, щоб у майбутньому уникнути помилок інепорозумінь», - зазначив Шмигаль.</text:p>
      <text:p text:style-name="P4">
<text:span text:style-name="T4">
Читайте також:</text:span>
 <text:a xlink:type="simple" xlink:href="https://www.ukrinform.ua/rubric-vidbudova/3698554-smigal-pidbiv-pidsumki-miznarodnogo-samitu-mist-ta-regioniv.html" text:style-name="Internet_20_link" text:visited-style-name="Visited_20_Internet_20_Link">
 <text:span text:style-name="T4">
Шмигаль</text:span>
 </text:a>
According to him, the received target funds can be spent on construction and payment of the contractor's services. The amount of compensation will be determined by the special commission, and the funds will be credited to people for a special account in the bank.</text:p>
      <text:p text:style-name="P4">
Participants in combat, families of fallen servicemen, mobilized to the army of Ukrainians, large families of disabilities with disabilities, added priority in compensation, the Prime Minister added.</text:p>
      <text:p text:style-name="P4">
"Viceremier -Minister for Recovery Alexander Kubrakov and the Ministry of Defense are all the necessary details of the program. Each restored housing is a crop of great reconstruction and revival of Ukraine. Therefore, we will mobilize the forces and resources to achieve our victory," Smigal added.</text:p>
      <text:p text:style-name="P4">
Schmigal also stated that the Cabinet of Ministers has identified 10 priority reforms.</text:p>
      <text:p text:style-name="P4">
“Ukraine is beating. Ukraine wins. Ukraine changes and starts rebuilding. We do not stop reform for the rapid transformation of our country. The government has determined 10 priority reforms in the near future. This is what is needed for the imposition of our victory, to restore and build a strong European Ukraine, ”Shmigal said.</text:p>
      <text:p text:style-name="P4">
According to him, the focus of attention is the integrated reform of the energy sphere of Tavss, which is related to energy. There are also several decisions related to the sphere of energy on the agenda. In particular, communal tariffs, because it is now a laracter to increase gas prices, heat and hot water.</text:p>
      <text:p text:style-name="P4">
<text:span text:style-name="T4">
 Read also: </text:span>
 <text:a xlink:type="simple" xlink:href="https://www.ukrinform.ua/rubric-vidbudova/3698531-smigal-obgovoriv-iz-prezidentkou-ebrr-proekti-vidnovlenna-ta-rozvitku-ukraini.html" text:style-name="Internet_20_link" text:visited-style-name="Visited_20_Internet_20_Link">
<text:span text:style-name="T4">
 Shmigal </text:span>
</text:a>
It was reported that Ukrainians have already filed more than 33 thousand applications for compensation for a total or damaged housing with a total area of more than 23 million square meters. m.</text:p>
      <text:p text:style-name="P4">
Photo: CMU</text:p>
      <text:p text:style-name="P4">
News Source: <text:a xlink:type="simple" xlink:href="https://www.ukrinform.ua/rubric-vidbudova/3699017-z-10-travna-startue-testuvanna-programi-evidnovlenna-smigal.html" text:style-name="Internet_20_link" text:visited-style-name="Visited_20_Internet_20_Link">
https://www.ukrinform.ua/rubric-vidbudova/3699017-z-10-travna-startue-testuvanna-programi-evidnovlenna-smigal.html</text:a>
</text:p>
      <!--NEWS-->
      <text:h text:style-name="P10" text:outline-level="1">
<text:span text:style-name="T4">
All over Ukraine has been announced by large -scale air alarm</text:span>
</text:h>
      <text:p text:style-name="P4">
Authors: Ukrinform (Person)</text:p>
      <text:p text:style-name="P4">
Publisher: Укринформ (Organization)</text:p>
      <text:p text:style-name="P4">
Published Time: 2023-04-21T18:25:00+03:00</text:p>
      <text:p text:style-name="P4">
Modified Time: 2023-04-21T18:25:00+03:00</text:p>
      <text:p text:style-name="P4">
Description: Large -scale air alarm has been announced throughout Ukraine. - Ukrinform.</text:p>
      <text:p text:style-name="P4">
Images: ["<text:a xlink:type="simple" xlink:href="https://static.ukrinform.com/photos/2022_04/thumb_files/630_360_1649971569-525.jpg" text:style-name="Internet_20_link" text:visited-style-name="Visited_20_Internet_20_Link">
630_360_16499...</text:a>
"]</text:p>
      <text:p text:style-name="P4">
Tags: ['Війна з росією', 'Повітряна тривога']</text:p>
      <text:p text:style-name="P4">
Type: Article</text:p>
      <!--METADATA-->
      <text:p text:style-name="P4">
<draw:frame draw:style-name="fr1" draw:name="Image112" text:anchor-type="as-char" svg:width="6.9236in" svg:height="3.956343in" draw:z-index="0">
<draw:image xlink:href="../Images/yкринформ/2023-04-21T18-25-00-03-00/630_360_1649971569-525.jpg" xlink:type="simple" xlink:show="embed" xlink:actuate="onLoad" draw:mime-type="image/jpeg"/>
</draw:frame>
Large -scale air alarm has been announced throughout Ukraine.</text:p>
      <text:p text:style-name="P4">
According to Ukrinform, the data is evidenced by <text:a xlink:type="simple" xlink:href="https://t.me/alarmukraine/61557" text:style-name="Internet_20_link" text:visited-style-name="Visited_20_Internet_20_Link">
</text:a>
It is noted that air anxiety is associated with the activity of potential carrier -tumor <text:a xlink:type="simple" xlink:href="https://www.ukrinform.ua/tag-raketa" text:style-name="Internet_20_link" text:visited-style-name="Visited_20_Internet_20_Link">
</text:a>
"Dagger"-MiG-31K.</text:p>
      <text:p text:style-name="P4">
<text:span text:style-name="T4">
 Read also: </text:span>
 <text:a xlink:type="simple" xlink:href="https://www.ukrinform.ua/rubric-ato/3698824-rosia-vivela-u-corne-more-devat-korabliv-z-nih-dva-nosii-kalibriv.html" text:style-name="Internet_20_link" text:visited-style-name="Visited_20_Internet_20_Link">
<text:span text:style-name="T4">
 Russia </text:span>
 <text:span text:style-name="T4">
 </text:span>
 brought out <text:span text:style-name="T4">
 </text:span>
 black <text:span text:style-name="T4">
 </text:span>
 <text:span text:style-name="T4">
 sea </text:span>
 <text:span text:style-name="T4">
 </text:span>
 nine <text:span text:style-name="T4">
 </text:span>
 yat <text:span text:style-name="T4">
<text:span text:style-name="T5">
 ships </text:span>
* </text:span>
 <text:span text:style-name="T4">
 </text:span>
 <text:span text:style-name="T4">
 </text:span>
 <text:span text:style-name="T4">
 two </text:span>
 <text:span text:style-name="T4">
 carriers </text:span>
 <text:span text:style-name="T4">
 calibers </text:span>
</text:a>
As reported by Ukrinform, on the night against Friday, large -scale air alarm <text:a xlink:type="simple" xlink:href="https://www.ukrinform.ua/rubric-ato/3698613-po-vsij-ukraini-povitrana-trivoga.html" text:style-name="Internet_20_link" text:visited-style-name="Visited_20_Internet_20_Link">
</text:a>
. In the Kyiv region <text:a xlink:type="simple" xlink:href="https://www.ukrinform.ua/rubric-ato/3698616-kiivska-ova-poperedzae-pro-ataku-vorozih-droniv.html" text:style-name="Internet_20_link" text:visited-style-name="Visited_20_Internet_20_Link">
</text:a>
Attacified drones, and later reported <text:a xlink:type="simple" xlink:href="https://www.ukrinform.ua/rubric-ato/3698617-na-kiivsini-pracue-ppo.html" text:style-name="Internet_20_link" text:visited-style-name="Visited_20_Internet_20_Link">
</text:a>
 .</text:p>
      <text:p text:style-name="P4">
News Source: <text:a xlink:type="simple" xlink:href="https://www.ukrinform.ua/rubric-ato/3699026-po-vsij-ukraini-ogolosena-masstabna-povitrana-trivoga.html" text:style-name="Internet_20_link" text:visited-style-name="Visited_20_Internet_20_Link">
https://www.ukrinform.ua/rubric-ato/3699026-po-vsij-ukraini-ogolosena-masstabna-povitrana-trivoga.html</text:a>
</text:p>
      <!--NEWS-->
      <text:h text:style-name="P10" text:outline-level="1">
<text:span text:style-name="T4">
Ukraine is most needed</text:span>
</text:h>
      <text:p text:style-name="P4">
Authors: Ukrinform (Person)</text:p>
      <text:p text:style-name="P4">
Publisher: Укринформ (Organization)</text:p>
      <text:p text:style-name="P4">
Published Time: 2023-04-21T18:29:00+03:00</text:p>
      <text:p text:style-name="P4">
Modified Time: 2023-04-21T18:29:00+03:00</text:p>
      <text:p text:style-name="P4">
Description: The greatest need for the Armed Forces of Ukraine at the present stage is to provide them with terrestrial air defense systems. - Ukrinform.</text:p>
      <text:p text:style-name="P4">
Images: ["<text:a xlink:type="simple" xlink:href="https://static.ukrinform.com/photos/2020_12/thumb_files/630_360_1607387937-451.jpg" text:style-name="Internet_20_link" text:visited-style-name="Visited_20_Internet_20_Link">
630_360_16073...</text:a>
"]</text:p>
      <text:p text:style-name="P4">
Tags: ['Пентагон', 'США', 'Остін']</text:p>
      <text:p text:style-name="P4">
Type: Article</text:p>
      <!--METADATA-->
      <text:p text:style-name="P4">
<draw:frame draw:style-name="fr1" draw:name="Image113" text:anchor-type="as-char" svg:width="6.9236in" svg:height="3.956343in" draw:z-index="0">
<draw:image xlink:href="../Images/yкринформ/2023-04-21T18-29-00-03-00/630_360_1607387937-451.jpg" xlink:type="simple" xlink:show="embed" xlink:actuate="onLoad" draw:mime-type="image/jpeg"/>
</draw:frame>
The largest for the Armed Forces of Ukraine at the present stage is to ensure their common air defense systems.</text:p>
      <text:p text:style-name="P4">
This belief was expressed on Friday by the results of the 11th "Ramstin" US Ministry Lloyd Austin, Ukrinform correspondent reports.</text:p>
      <text:p text:style-name="P4">
“As of now, we all believe that Ukraine needs the most of the land defense land systems. This was what allowed them to prevent the Russian in the fight for the Russian struggle, ”Austin said in response to the assignment whether they were discussed at the Ramstin's meeting with the supply of fighters in Ukraine, and as they could help the Armed Forces.</text:p>
      <text:p text:style-name="P4">
<text:span text:style-name="T4">
 Read also: </text:span>
 <text:a xlink:type="simple" xlink:href="https://www.ukrinform.ua/rubric-ato/3699014-ukraina-dosagla-progresu-v-narosuvanni-svoih-sil-pered-kontrnastupom-ostin.html" text:style-name="Internet_20_link" text:visited-style-name="Visited_20_Internet_20_Link">
<text:span text:style-name="T4">
 Austin </text:span>
</text:a>
He emphasized the need to ensure Ukraine's ability to protect its infrastructure and civilian citizens from the strikes of Russian rockets and drones-Kamikadze, as well as to protect the troops who perform maneuvers.</text:p>
      <text:p text:style-name="P4">
"That is why we continue to interact with our partners and allies Tanni that we need to do everything possible for Ukraine to have an adequate novelty potential of air defense," Austin said.</text:p>
      <text:p text:style-name="P4">
He positively appreciated the work that has already been done with collective efforts, we were confidence that can be done even more.</text:p>
      <text:p text:style-name="P4">
<text:span text:style-name="T4">
 Read also: </text:span>
 <text:a xlink:type="simple" xlink:href="https://www.ukrinform.ua/rubric-ato/3699004-kraini-formatu-ramstajn-postavili-v-ukrainu-ponad-230-tankiv-ostin.html" text:style-name="Internet_20_link" text:visited-style-name="Visited_20_Internet_20_Link">
<text:span text:style-name="T4">
 Austin </text:span>
</text:a>
“I ask them(Allies and partners - ed.)To do more, and I believe they will be overwhelmed, ”the US Secretary of Defense said.</text:p>
      <text:p text:style-name="P4">
As reported by Ukrinform, the Commander of the Armed Forces of the Armed Forces of Ukraine Lieutenantmikola Oleshchuk stated that <text:a xlink:type="simple" xlink:href="https://www.ukrinform.ua/rubric-ato/3698744-zrk-patriot-vze-nese-bojove-cerguvanna-na-odnomu-z-napramkiv-povitrani-sili.html" text:style-name="Internet_20_link" text:visited-style-name="Visited_20_Internet_20_Link">
</text:a>
. Крім того, на озброєння надійшли й інші системи, такі як NASAMS, IRIS-T,SAMP/T, Crotale, Gepard.</text:p>
      <text:p text:style-name="P4">
Фото: CARLOS BONGIOANNI/STARS AND STRIPES</text:p>
      <text:p text:style-name="P4">
News Source: <text:a xlink:type="simple" xlink:href="https://www.ukrinform.ua/rubric-ato/3699020-ukraina-najbilse-potrebue-nazemnih-sistem-ppo-glava-pentagonu.html" text:style-name="Internet_20_link" text:visited-style-name="Visited_20_Internet_20_Link">
https://www.ukrinform.ua/rubric-ato/3699020-ukraina-najbilse-potrebue-nazemnih-sistem-ppo-glava-pentagonu.html</text:a>
</text:p>
      <!--NEWS-->
      <text:h text:style-name="P10" text:outline-level="1">
<text:span text:style-name="T4">
Defense forces reflected about 30 Russians attacks in four directions</text:span>
</text:h>
      <text:p text:style-name="P4">
Authors: Ukrinform (Person)</text:p>
      <text:p text:style-name="P4">
Publisher: Укринформ (Organization)</text:p>
      <text:p text:style-name="P4">
Published Time: 2023-04-21T18:42:00+03:00</text:p>
      <text:p text:style-name="P4">
Modified Time: 2023-04-21T18:42:00+03:00</text:p>
      <text:p text:style-name="P4">
Description: At Bakhmut, Avdiivsky, Marinsk and Shakhtar, the Defense Force of Ukraine reflected about 30 attacks of the Russian army during the day. - Ukrinform.</text:p>
      <text:p text:style-name="P4">
Images: ["<text:a xlink:type="simple" xlink:href="https://static.ukrinform.com/photos/2022_09/thumb_files/630_360_1663735718-305.jpg" text:style-name="Internet_20_link" text:visited-style-name="Visited_20_Internet_20_Link">
630_360_16637...</text:a>
"]</text:p>
      <text:p text:style-name="P4">
Tags: ['Генштаб', 'ЗСУ', 'Війна з росією']</text:p>
      <text:p text:style-name="P4">
Type: Article</text:p>
      <!--METADATA-->
      <text:p text:style-name="P4">
<draw:frame draw:style-name="fr1" draw:name="Image114" text:anchor-type="as-char" svg:width="6.9236in" svg:height="3.956343in" draw:z-index="0">
<draw:image xlink:href="../Images/yкринформ/2023-04-21T18-42-00-03-00/630_360_1663735718-305.jpg" xlink:type="simple" xlink:show="embed" xlink:actuate="onLoad" draw:mime-type="image/jpeg"/>
</draw:frame>
Nabakhmut, Avdiivsky, Marinsk and Shakhtar directions of Siliobron of Ukraine reflected about 30 attacks by the Russian army during the day.</text:p>
      <text:p text:style-name="P4">
According to Ukrinform, the General Staff of the Armed Forces of Ukraine reports UV <text:a xlink:type="simple" xlink:href="https://www.facebook.com/GeneralStaff.ua/posts/pfbid0XCkzTq3Afq4B4vTdvqFFYjw1uWddPErEBaxjfwWwZzrvcdjBUpYSNAtJEwtwaQx8l" text:style-name="Internet_20_link" text:visited-style-name="Visited_20_Internet_20_Link">
</text:a>
.</text:p>
      <text:p text:style-name="P4">
“Основні зусилля противник зосереджує на веденні наступальних дій наБахмутському, Авдіївському, Мар’їнському та Шахтарському напрямках.Підрозділами Сил оборони України протягом доби було відбито близько 30 атакпротивника на зазначених ділянках фронту. В епіцентрі бойових дій залишаєтьсямісто Бахмут”, - ідеться в повідомленні.</text:p>
      <text:p text:style-name="P4">
Протягом доби противник завдав два ракетних та 28 авіаційних ударів, здійснивблизько 20 <text:a xlink:type="simple" xlink:href="https://www.ukrinform.ua/tag-obstril" text:style-name="Internet_20_link" text:visited-style-name="Visited_20_Internet_20_Link">
 </text:a>
from jet system gunshot fire. Tonight, for the task of aviation strikes, the enemy used 12 shock unmanned aerial vehicles type "Shahaned-136", 8 were destroyed by Ukrainian defenders.</text:p>
      <text:p text:style-name="P4">
<text:span text:style-name="T4">
 Read also: </text:span>
 <text:a xlink:type="simple" xlink:href="https://www.ukrinform.ua/rubric-ato/3698873-u-bahmuti-vijska-rf-prosuvautsa-na-okremih-dilankah-malar.html" text:style-name="Internet_20_link" text:visited-style-name="Visited_20_Internet_20_Link">
</text:a>
The likelihood of rocket and aviation strikes throughout Ukraine is high.</text:p>
      <text:p text:style-name="P4">
<text:span text:style-name="T4">
 In Volyn and Polissya directions </text:span>
 Operational situation remains significant changes. The identified units of the Armed Forces of Belarus continue to carry out tasks in border areas with Ukraine. Some units of the territorial troops of the Armed Forces of the Silrosian Federation are located on the territory of Belarus.</text:p>
      <text:p text:style-name="P4">
<text:span text:style-name="T4">
 In the Siversky and Slobozhansky directions </text:span>
 the aggressor continues to keep the districts with Ukraine with Ukraine, Kursk and Belgorod regions. The Russians during the day were fired at the Leonivka Chernihiv Oblast; Kindrativka of the Sumy region, as well as the goptivka and Vovchansky farms in Kharkiv region.</text:p>
      <text:p text:style-name="P4">
In the Kupyansk direction during the day, the enemy attempted to improve the tactical position, carried out assault actions near the settlement of Liman first, did not success. The red, two -year -old, western, Kotlyarivka and Berestovo, Kharkiv region, were hostile.<text:span text:style-name="T4">
 In the Bakhmut direction </text:span>
 the enemy continues to take offensive actions.</text:p>
      <text:p text:style-name="P4">
Fierce battles continue in the city of Bakhmut. Near the settlement of Petutotubanivka, the enemy took unsuccessful offensive actions. From the enemy shells were distracted by Rozdolivka, Orikhovo-Vasylivka, Bakhmut, Ivanivske, the times of Yar, Alexander-Shultine, White Gora, Diliyivka, Iron, North, South and New York of Donetsk region.</text:p>
      <text:p text:style-name="P4">
<text:span text:style-name="T4">
 In the Avdeevsky direction </text:span>
 the enemy conducted offensive actions in the districts of Navokalin, Stepov and Nevelsky Donetsk region, had no success.</text:p>
      <text:p text:style-name="P4">
<text:span text:style-name="T4">
 In the Mariinsky direction </text:span>
 During the day of Ukraine's defense forces, numerous attacks of Russians in the Marinka area. At the same time, hostile shells were fired Krasnogorivka, Marinka, Venta and Novomikhailivka of Donetsk region.</text:p>
      <text:p text:style-name="P4">
<text:span text:style-name="T4">
 In the mineral direction </text:span>
 during the day the enemy led unsuccessful offensive in the area of coal. The aggressor fired at the settlements of Valledar, Prychistivka, Golden Niva, Veliky Novosilka of Donetsk region.</text:p>
      <text:p text:style-name="P4">
*!The enemy during the day was carried out by mortar and artillery shelter of seizures of Olgivske, Pavlivka, Malynivka, Gulyaypole, Novodanylivka Tanovoandriivka, Zaporizhzhia region, as well as Kherson.</text:p>
      <text:p text:style-name="P4">
<text:span text:style-name="T4">
 Read also: </text:span>
 <text:a xlink:type="simple" xlink:href="https://www.ukrinform.ua/rubric-world/3698707-rosijska-armia-zalakue-vlasne-naselenna-danilov-prokomentuvav-vibuh-u-belgorodi.html" text:style-name="Internet_20_link" text:visited-style-name="Visited_20_Internet_20_Link">
</text:a>
The temporarily captured Skadovskaya Kherson region has recently arrived in the Russian military unit of about 300 people from numerous people allegedly to ensure law and order. Among the invaders are the rapid end of hostilities with territorial concessions of the Russian Federation's tension, probably for raising the spirit of the invaders. At the same time, it is known that some combat units that were previously in the city are gradually removed from the settlement to a temporarily occupied territory.</text:p>
      <text:p text:style-name="P4">
According to the General Staff, the aviation of defense forces for the current day struck the Poyon's concentration of personnel and military equipment of the Russians.</text:p>
      <text:p text:style-name="P4">
<text:span text:style-name="T4">
 Read also: </text:span>
 <text:a xlink:type="simple" xlink:href="https://www.ukrinform.ua/rubric-ato/3698720-zagarbniki-vranci-obstrilali-prikordonna-cernigivsini-zafiksuvali-34-udari.html" text:style-name="Internet_20_link" text:visited-style-name="Visited_20_Internet_20_Link">
<text:span text:style-name="T4">
 firing </text:span>
</text:a>
</text:p>
      <text:p text:style-name="P4">
As reported by Ukrinform, the forces of Ukraine's defense during a full -scale war <text:a xlink:type="simple" xlink:href="https://www.ukrinform.ua/rubric-ato/3698652-zbrojni-sili-znisili-vze-bilse-185-tisac-rosijskih-zagarbnikiv.html" text:style-name="Internet_20_link" text:visited-style-name="Visited_20_Internet_20_Link">
</text:a>
About 185 050 Russian ash, including 630 people in the last day.</text:p>
      <text:p text:style-name="P4">
News Source: <text:a xlink:type="simple" xlink:href="https://www.ukrinform.ua/rubric-ato/3699030-sili-oboroni-vidbili-blizko-30-atak-rosian-na-cotiroh-napramkah.html" text:style-name="Internet_20_link" text:visited-style-name="Visited_20_Internet_20_Link">
https://www.ukrinform.ua/rubric-ato/3699030-sili-oboroni-vidbili-blizko-30-atak-rosian-na-cotiroh-napramkah.html</text:a>
</text:p>
      <!--NEWS-->
      <text:h text:style-name="P10" text:outline-level="1">
<text:span text:style-name="T4">
Ukraine plans to become a "gas safe" of Europe - Shmigal</text:span>
</text:h>
      <text:p text:style-name="P4">
Authors: Ukrinform (Person)</text:p>
      <text:p text:style-name="P4">
Publisher: Укринформ (Organization)</text:p>
      <text:p text:style-name="P4">
Published Time: 2023-04-21T18:50:00+03:00</text:p>
      <text:p text:style-name="P4">
Modified Time: 2023-04-21T18:50:00+03:00</text:p>
      <text:p text:style-name="P4">
Description: Ukraine will continue reasonable approaches to stimulate and maintain green generation and production of its own gas, and plans to become a "gas safe" of Europe. - Ukrinform.</text:p>
      <text:p text:style-name="P4">
Images: ["<text:a xlink:type="simple" xlink:href="https://static.ukrinform.com/photos/2023_04/thumb_files/630_360_1682092055-842.jpg" text:style-name="Internet_20_link" text:visited-style-name="Visited_20_Internet_20_Link">
630_360_16820...</text:a>
"]</text:p>
      <text:p text:style-name="P4">
Tags: ['Європа', 'Газ', 'Шмигаль']</text:p>
      <text:p text:style-name="P4">
Type: Article</text:p>
      <!--METADATA-->
      <text:p text:style-name="P4">
<draw:frame draw:style-name="fr1" draw:name="Image115" text:anchor-type="as-char" svg:width="6.9236in" svg:height="3.956343in" draw:z-index="0">
<draw:image xlink:href="../Images/yкринформ/2023-04-21T18-50-00-03-00/630_360_1682092055-842.jpg" xlink:type="simple" xlink:show="embed" xlink:actuate="onLoad" draw:mime-type="image/jpeg"/>
</draw:frame>
Ukraine will prepare reasonable approaches to stimulate and support the green generation of production of its own gas, and also plans to become a "gas safe" of Europe.</text:p>
      <text:p text:style-name="P4">
About this Prime Minister of Ukraine Denis Shmigal <text:a xlink:type="simple" xlink:href="https://t.me/Denys_Smyhal/5057" text:style-name="Internet_20_link" text:visited-style-name="Visited_20_Internet_20_Link">
</text:a>
, reports Ukrinform.</text:p>
      <text:p text:style-name="P4">
“Development of pure green generation. Ukraine will be part of the EU, and therefore the part of the European green course. Let us continue reasonable approaches to stimulate and support the green generation. Auctions, certificates of origin and other tools for the share of green generation in Ukraine, ”Shmigal said.</text:p>
      <text:p text:style-name="P4">
<text:span text:style-name="T4">
 Read also: </text:span>
 <text:a xlink:type="simple" xlink:href="https://www.ukrinform.ua/rubric-vidbudova/3699017-z-10-travna-startue-testuvanna-programi-evidnovlenna-smigal.html" text:style-name="Internet_20_link" text:visited-style-name="Visited_20_Internet_20_Link">
<text:span text:style-name="T4">
 Shmigal </text:span>
</text:a>
According to him, our country will focus on the production of our own gas. The stabilization will be first and then a significant increase. “We are the second in Europe by deposits. And we must do so that we fully provide ourselves. We actively reflect private investors, including the world's largest companies. Has a stimulating product distribution tool(PSA), 10 plots within this mechanism is already in work. We eliminate the scheme with "sleeping licenses". Developed electronic auctions, ”Shmigal said.</text:p>
      <text:p text:style-name="P4">
He emphasized that our state plans to become a "gas safe" of Europe, adheres the largest gas storage facilities on the continent.</text:p>
      <text:p text:style-name="P4">
The next steps in the future are the development of the Black Sea gas shelf, the deposits in the Carpathians, the increase of biomethane production and the integration of the European hydrogen infrastructure.</text:p>
      <text:p text:style-name="P4">
<text:span text:style-name="T4">
 Read also: </text:span>
 <text:a xlink:type="simple" xlink:href="https://www.ukrinform.ua/rubric-vidbudova/3698531-smigal-obgovoriv-iz-prezidentkou-ebrr-proekti-vidnovlenna-ta-rozvitku-ukraini.html" text:style-name="Internet_20_link" text:visited-style-name="Visited_20_Internet_20_Link">
<text:span text:style-name="T4">
 Shmigal </text:span>
</text:a>
The European Green Course is officially represented by the European Commission of the Vevri Parliament on December 11, 2019, is a complex of measures aimed at Europe's intersection on a climate-neutral continent until 2050.</text:p>
      <text:p text:style-name="P4">
The Prime Minister also stated that Ukraine would continue reasonable approaches to stimulate and support green generation and production of its own gas.</text:p>
      <text:p text:style-name="P4">
“Development of pure green generation. Ukraine will be part of the EU, and therefore the part of the European green course. Let us continue reasonable approaches to stimulate and support the green generation. Auctions, certificates of origin and other tools for the share of green generation in Ukraine, ”Shmigal said.According to him, our country will focus on the production of our own gas. The stabilization will be first and then a significant increase. “We are the second in Europe by deposits. And we must do so that we fully provide ourselves. We actively reflect private investors, including the world's largest companies. Has a stimulating product distribution tool(PSA), 10 plots within this mechanism is already in work. We eliminate the scheme with "sleeping licenses". Developed electronic auctions, ”Shmigal said.</text:p>
      <text:p text:style-name="P4">
He emphasized that our state plans to become a "gas safe" of Europe, adheres the largest gas storage facilities on the continent.</text:p>
      <text:p text:style-name="P4">
The next steps in the future are the development of the Black Sea gas shelf, the deposits in the Carpathians, the increase of biomethane production and the integration of the European hydrogen infrastructure.</text:p>
      <text:p text:style-name="P4">
Photo: Denis Shmigal, Telegrams</text:p>
      <text:p text:style-name="P4">
News Source: <text:a xlink:type="simple" xlink:href="https://www.ukrinform.ua/rubric-economy/3699029-ukraina-planue-stati-gazovim-sejfom-evropi-smigal.html" text:style-name="Internet_20_link" text:visited-style-name="Visited_20_Internet_20_Link">
https://www.ukrinform.ua/rubric-economy/3699029-ukraina-planue-stati-gazovim-sejfom-evropi-smigal.html</text:a>
</text:p>
      <!--NEWS-->
      <text:h text:style-name="P10" text:outline-level="1">
<text:span text:style-name="T4">
Austin about the leakage of Pentagon documents: nothing will violate our unity and determination</text:span>
</text:h>
      <text:p text:style-name="P4">
Authors: Ukrinform (Person)</text:p>
      <text:p text:style-name="P4">
Publisher: Укринформ (Organization)</text:p>
      <text:p text:style-name="P4">
Published Time: 2023-04-21T18:56:10+03:00</text:p>
      <text:p text:style-name="P4">
Modified Time: 2023-04-21T18:56:10+03:00</text:p>
      <text:p text:style-name="P4">
Description: US Secretary of Defense Lloyd Austin stated that after the incident with the leakage of secret documents from the Pentagon, he made many contacts with allies and partners and concluded that it would not violate common unity and determination. - Ukrinform.</text:p>
      <text:p text:style-name="P4">
Images: ["<text:a xlink:type="simple" xlink:href="https://static.ukrinform.com/photos/2023_02/thumb_files/630_360_1676392928-683.jpg" text:style-name="Internet_20_link" text:visited-style-name="Visited_20_Internet_20_Link">
630_360_16763...</text:a>
"]</text:p>
      <text:p text:style-name="P4">
Tags: ['Пентагон', 'США', 'Остін', 'Зустріч Рамштайн']</text:p>
      <text:p text:style-name="P4">
Type: Article</text:p>
      <!--METADATA-->
      <text:p text:style-name="P4">
<draw:frame draw:style-name="fr1" draw:name="Image116" text:anchor-type="as-char" svg:width="6.9236in" svg:height="3.956343in" draw:z-index="0">
<draw:image xlink:href="../Images/yкринформ/2023-04-21T18-56-10-03-00/630_360_1676392928-683.jpg" xlink:type="simple" xlink:show="embed" xlink:actuate="onLoad" draw:mime-type="image/jpeg"/>
</draw:frame>
US Ministry Lloyd Austin stated that after an incident with the leakage of secretary documents from the Pentagon, he made many contacts with the allies and the partners concluded that it would not violate common unity and determination.</text:p>
      <text:p text:style-name="P4">
He stated this during a press conference following the 11th meeting of Ramstein, reports Ukrinform's own correspondent.</text:p>
      <text:p text:style-name="P4">
"Nothing will violate our unity and reduce our determination," the US defense agency stressed.</text:p>
      <text:p text:style-name="P4">
<text:span text:style-name="T4">
 Read also: </text:span>
 <text:a xlink:type="simple" xlink:href="https://www.ukrinform.ua/rubric-world/3698808-glava-pentagonu-pro-vitik-rozviddanih-ssa-prodovzat-pracuvati-z-souznikami-i-partnerami.html" text:style-name="Internet_20_link" text:visited-style-name="Visited_20_Internet_20_Link">
<text:span text:style-name="T4">
 leak </text:span>
</text:a>
He emphasized that he was "seriously".</text:p>
      <text:p text:style-name="P4">
"When I discussed this issue with our allies and partners, I was expressed by their solidarity and dedication to reject the attempts to disconnect us," the Pentagon's head said.</text:p>
      <text:p text:style-name="P4">
<text:span text:style-name="T4">
 Read also: </text:span>
 <text:a xlink:type="simple" xlink:href="https://www.ukrinform.ua/rubric-world/3698069-pidozruvanij-u-spravi-pro-vitik-dokumentiv-pentagonu-zalisitsa-pid-vartou.html" text:style-name="Internet_20_link" text:visited-style-name="Visited_20_Internet_20_Link">
<text:span text:style-name="T4">
 leak </text:span>
</text:a>
As reported by Ukrinform, before the 11th meeting of the contact group of Defense Defense of Ukraine at the Ramstein Air Base Lloyd Austin <text:a xlink:type="simple" xlink:href="https://www.ukrinform.ua/rubric-world/3698808-glava-pentagonu-pro-vitik-rozviddanih-ssa-prodovzat-pracuvati-z-souznikami-i-partnerami.html" text:style-name="Internet_20_link" text:visited-style-name="Visited_20_Internet_20_Link">
</text:a>
that the revenue of the US Pentagon documents will continue to cooperate closely with allies in the spirit of adamant respect and friendship.</text:p>
      <text:p text:style-name="P4">
Photo: AA</text:p>
      <text:p text:style-name="P4">
News Source: <text:a xlink:type="simple" xlink:href="https://www.ukrinform.ua/rubric-world/3699031-ostin-pro-vitik-dokumentiv-pentagonu-niso-ne-porusit-nasu-ednist-ta-risucist.html" text:style-name="Internet_20_link" text:visited-style-name="Visited_20_Internet_20_Link">
https://www.ukrinform.ua/rubric-world/3699031-ostin-pro-vitik-dokumentiv-pentagonu-niso-ne-porusit-nasu-ednist-ta-risucist.html</text:a>
</text:p>
      <!--NEWS-->
      <text:h text:style-name="P10" text:outline-level="1">
<text:span text:style-name="T4">
In Moscow, the Bellingcat Grozev investigator was arrested in absentia</text:span>
</text:h>
      <text:p text:style-name="P4">
Authors: Ukrinform (Person)</text:p>
      <text:p text:style-name="P4">
Publisher: Укринформ (Organization)</text:p>
      <text:p text:style-name="P4">
Published Time: 2023-04-21T18:58:00+03:00</text:p>
      <text:p text:style-name="P4">
Modified Time: 2023-04-21T18:58:00+03:00</text:p>
      <text:p text:style-name="P4">
Description: The Lefortovsky District Court of Moscow arrested Bellingcat investigator in absentia in absentia in the case of illegal crossing of the Russian border. - Ukrinform.</text:p>
      <text:p text:style-name="P4">
Images: ["<text:a xlink:type="simple" xlink:href="https://static.ukrinform.com/photos/2023_02/thumb_files/630_360_1675333731-638.jpg" text:style-name="Internet_20_link" text:visited-style-name="Visited_20_Internet_20_Link">
630_360_16753...</text:a>
"]</text:p>
      <text:p text:style-name="P4">
Tags: ['Арешт', 'Bellingcat', 'росія', 'Грозєв']</text:p>
      <text:p text:style-name="P4">
Type: Article</text:p>
      <!--METADATA-->
      <text:p text:style-name="P4">
<draw:frame draw:style-name="fr1" draw:name="Image117" text:anchor-type="as-char" svg:width="6.9236in" svg:height="3.956343in" draw:z-index="0">
<draw:image xlink:href="../Images/yкринформ/2023-04-21T18-58-00-03-00/630_360_1675333731-638.jpg" xlink:type="simple" xlink:show="embed" xlink:actuate="onLoad" draw:mime-type="image/jpeg"/>
</draw:frame>
The Lefortovsky District Court of Moscow arrested the Bellingcatchrist Grozev investigator in absentia in the case of illegal crossing of the Russian border.</text:p>
      <text:p text:style-name="P4">
As Ukrinform reports, it reports <text:a xlink:type="simple" xlink:href="https://zona.media/news/2023/04/21/grozev-arest" text:style-name="Internet_20_link" text:visited-style-name="Visited_20_Internet_20_Link">
</text:a>
.</text:p>
      <text:p text:style-name="P4">
The meeting took place in closed mode. The interests of Grozev was represented by a lawyer Polyakov. She specified that Grozev was arrested in absentia on a two. At the same time, the defender failed to reveal the details of the accusation, referring to the subscription of the non -disclosure of the investigation.</text:p>
      <text:p text:style-name="P4">
The article, which is accused of Grozev, provides for two years of imprisonment. The screening question of the media, the lawyer answered that in exceptional cases, the code allows even such articles(illegal crossing of the Russian border)Appoint the most severe precautionary measure is arrest. The plot is unknown.</text:p>
      <text:p text:style-name="P4">
The report on the decision also appeared on <text:a xlink:type="simple" xlink:href="https://mos-gorsud.ru/rs/lefortovskij/services/cases/criminal-materials/details/0246f690-e01a-11ed-b213-e3a6ef4f257b" text:style-name="Internet_20_link" text:visited-style-name="Visited_20_Internet_20_Link">
</text:a>
.</text:p>
      <text:p text:style-name="P4">
<text:span text:style-name="T4">
 Read also: </text:span>
 <text:a xlink:type="simple" xlink:href="https://www.ukrinform.ua/rubric-world/3696952-u-rosii-zasudili-opozicionera-karamurzu-do-25-rokiv-vaznici-za-vijskovi-fejki.html" text:style-name="Internet_20_link" text:visited-style-name="Visited_20_Internet_20_Link">
<text:span text:style-name="T4">
 Punish </text:span>
 <text:span text:style-name="T4">
 Murz </text:span>
</text:a>
In July 2022, the FSB accused Grozev of helping Ukrainian intelligence, which, according to the department, planned to steal a Russian military aircraft. The suggestion said that along with the team <text:a xlink:type="simple" xlink:href="https://www.ukrinform.ua/tag-bellingcat" text:style-name="Internet_20_link" text:visited-style-name="Visited_20_Internet_20_Link">
</text:a>
He was investigating the attempts of the FSB and GUR Ministry of Defense of Ukraine.</text:p>
      <text:p text:style-name="P4">
At the end of December 2022, the Ministry of Internal Affairs announced Grozev on the wanted. According to which the article was initiated by the investigator, the criminal case was not specified.</text:p>
      <text:p text:style-name="P4">
As reported by Ukrinform, on April 21, Lefortovsky district <text:a xlink:type="simple" xlink:href="https://www.ukrinform.ua/rubric-world/3699011-sud-v-moskvi-postanoviv-zaocno-zaarestuvati-golovu-ukrainskoi-rozvidki-budanova.html" text:style-name="Internet_20_link" text:visited-style-name="Visited_20_Internet_20_Link">
</text:a>
The head of the head of intelligence of the Ministry of Defense of Ukraine Kiril Budanov by the enchantments of "terrorist" articles.</text:p>
      <text:p text:style-name="P4">
News Source: <text:a xlink:type="simple" xlink:href="https://www.ukrinform.ua/rubric-ato/3699021-u-moskvi-zaocno-zaarestuvali-rozsliduvaca-bellingcat-grozeva.html" text:style-name="Internet_20_link" text:visited-style-name="Visited_20_Internet_20_Link">
https://www.ukrinform.ua/rubric-ato/3699021-u-moskvi-zaocno-zaarestuvali-rozsliduvaca-bellingcat-grozeva.html</text:a>
</text:p>
      <!--NEWS-->
      <text:h text:style-name="P10" text:outline-level="1">
<text:span text:style-name="T4">
Another 65 Ukrainians have completed training on Patriot - Millie systems</text:span>
</text:h>
      <text:p text:style-name="P4">
Authors: Ukrinform (Person)</text:p>
      <text:p text:style-name="P4">
Publisher: Укринформ (Organization)</text:p>
      <text:p text:style-name="P4">
Published Time: 2023-04-21T19:01:00+03:00</text:p>
      <text:p text:style-name="P4">
Modified Time: 2023-04-21T19:01:00+03:00</text:p>
      <text:p text:style-name="P4">
Description: Ще 65 українців військових завершили навчання на зенітно-ракетних комплексах Patriot. — Укрінформ.</text:p>
      <text:p text:style-name="P4">
Images: ["<text:a xlink:type="simple" xlink:href="https://static.ukrinform.com/photos/2023_02/thumb_files/630_360_1676392963-701.jpg" text:style-name="Internet_20_link" text:visited-style-name="Visited_20_Internet_20_Link">
630_360_16763...</text:a>
"]</text:p>
      <text:p text:style-name="P4">
Tags: ['Військові навчання', 'Patriot ', 'Марк Міллі ']</text:p>
      <text:p text:style-name="P4">
Type: Article</text:p>
      <!--METADATA-->
      <text:p text:style-name="P4">
<draw:frame draw:style-name="fr1" draw:name="Image118" text:anchor-type="as-char" svg:width="6.9236in" svg:height="3.956343in" draw:z-index="0">
<draw:image xlink:href="../Images/yкринформ/2023-04-21T19-01-00-03-00/630_360_1676392963-701.jpg" xlink:type="simple" xlink:show="embed" xlink:actuate="onLoad" draw:mime-type="image/jpeg"/>
</draw:frame>
Another 65 Ukrainians completed their training at anti-aircraft missile complexes.</text:p>
      <text:p text:style-name="P4">
According to the Ukrinform correspondent, General Mark Millie, the head of the headquarters of the headquarters, told the head of the headquarters of the US headquarters.</text:p>
      <text:p text:style-name="P4">
“8800 - almost 9 thousand - the Ukrainian soldiers have already completed training abroad and returned home. Another 65 Ukrainians have just completed the training of the Patriot shattering, - Milli said.</text:p>
      <text:p text:style-name="P4">
He added that 2500 Ukrainian military training in Germany. "The coalition will continue to provide important exercises and provide Ukrainian -based air defense and maneuvering opportunities to allow Ukrainian to fight further," the general said.</text:p>
      <text:p text:style-name="P4">
<text:span text:style-name="T4">
 Read also: </text:span>
 <text:a xlink:type="simple" xlink:href="https://www.ukrinform.ua/rubric-ato/3698744-zrk-patriot-vze-nese-bojove-cerguvanna-na-odnomu-z-napramkiv-povitrani-sili.html" text:style-name="Internet_20_link" text:visited-style-name="Visited_20_Internet_20_Link">
<text:span text:style-name="T4">
 ZRK </text:span>
 <text:span text:style-name="T4">
 PATROTOT </text:span>
 <text:span text:style-name="T4">
 </text:span>
 already <text:span text:style-name="T4">
 </text:span>
 carry **</text:a>
As it was reported, in Germany today the next meeting of the contact group from the defense of Ukraine in the format "Ramstein", which is attended by more than 50 countries, including allies by <text:a xlink:type="simple" xlink:href="https://www.ukrinform.ua/tag-nato" text:style-name="Internet_20_link" text:visited-style-name="Visited_20_Internet_20_Link">
</text:a>
Tapstoders of partner countries. The group is the main platform for coordination of military capabilities that NATO allies and representatives of the International Community provide Ukraine for confrontation with Russian aggression.</text:p>
      <text:p text:style-name="P4">
<text:span text:style-name="T5">
Foto: aa</text:span>
</text:p>
      <text:p text:style-name="P4">
News Source: <text:a xlink:type="simple" xlink:href="https://www.ukrinform.ua/rubric-ato/3699033-se-65-ukrainciv-zaversili-navcanna-na-sistemah-patriot-milli.html" text:style-name="Internet_20_link" text:visited-style-name="Visited_20_Internet_20_Link">
https://www.ukrinform.ua/rubric-ato/3699033-se-65-ukrainciv-zaversili-navcanna-na-sistemah-patriot-milli.html</text:a>
</text:p>
      <!--NEWS-->
      <text:h text:style-name="P10" text:outline-level="1">
<text:span text:style-name="T4">
The government has simplified the procedure for traveling wounded fighters for treatment abroad</text:span>
</text:h>
      <text:p text:style-name="P4">
Authors: Ukrinform (Person)</text:p>
      <text:p text:style-name="P4">
Publisher: Укринформ (Organization)</text:p>
      <text:p text:style-name="P4">
Published Time: 2023-04-21T19:07:02+03:00</text:p>
      <text:p text:style-name="P4">
Modified Time: 2023-04-21T19:07:02+03:00</text:p>
      <text:p text:style-name="P4">
Description: The Cabinet of Ministers made a decision to simplify the departure of Ukrainian wounded defenders for treatment abroad. - Ukrinform.</text:p>
      <text:p text:style-name="P4">
Images: ["<text:a xlink:type="simple" xlink:href="https://static.ukrinform.com/photos/2017_02/thumb_files/630_360_1486361843-8148.jpg" text:style-name="Internet_20_link" text:visited-style-name="Visited_20_Internet_20_Link">
630_360_14863...</text:a>
"]</text:p>
      <text:p text:style-name="P4">
Tags: ['Кабмін', 'Поранені', 'Шмигаль']</text:p>
      <text:p text:style-name="P4">
Type: Article</text:p>
      <!--METADATA-->
      <text:p text:style-name="P4">
<draw:frame draw:style-name="fr1" draw:name="Image119" text:anchor-type="as-char" svg:width="6.9236in" svg:height="3.956343in" draw:z-index="0">
<draw:image xlink:href="../Images/yкринформ/2023-04-21T19-07-02-03-00/630_360_1486361843-8148.jpg" xlink:type="simple" xlink:show="embed" xlink:actuate="onLoad" draw:mime-type="image/jpeg"/>
</draw:frame>
The Cabinet of Ministers made a decision to simplify the departure of Ukrainian wounded defenders for treatment abroad.</text:p>
      <text:p text:style-name="P4">
The Prime Minister of Ukraine Denis Shmigal said this <text:a xlink:type="simple" xlink:href="https://t.me/Denys_Smyhal/5057" text:style-name="Internet_20_link" text:visited-style-name="Visited_20_Internet_20_Link">
</text:a>
, reports Ukrinform.</text:p>
      <text:p text:style-name="P4">
“Today we adopt a resolution on the simplification of the departure of our wounded fighters abroad. Now they will be able to get such a direction in the mainstream where they are treated or rehab. Without tightening, without queues, without bureaucracy, ”Shmigal said.</text:p>
      <text:p text:style-name="P4">
<text:span text:style-name="T4">
 Read also: </text:span>
 <text:a xlink:type="simple" xlink:href="https://www.ukrinform.ua/rubric-economy/3699029-ukraina-planue-stati-gazovim-sejfom-evropi-smigal.html" text:style-name="Internet_20_link" text:visited-style-name="Visited_20_Internet_20_Link">
<text:span text:style-name="T4">
 Shmigal </text:span>
</text:a>
According to him, one of the priorities for the authorities is the reform of medical and social expert commissions and military medical commissions.</text:p>
      <text:p text:style-name="P4">
The Prime Minister stressed that the government in general has clear important tasks of veteran policy.</text:p>
      <text:p text:style-name="P4">
<text:span text:style-name="T4">
 Read also: </text:span>
 <text:a xlink:type="simple" xlink:href="https://www.ukrinform.ua/rubric-ato/3698881-rozpodil-zbroi-i-virobnictvo-ukrainskih-raket-zelenskij-proviv-zasidanna-stavki.html" text:style-name="Internet_20_link" text:visited-style-name="Visited_20_Internet_20_Link">
</text:a>
As reported by Ukrinform, the Cabinet of Ministers of Ukraine is working on strategies of milestone policy, which will include six areas: ensuring economic freedom, housing, social assistance and adaptation, educational services, medical services, relevant information policy.</text:p>
      <text:p text:style-name="P4">
News Source: <text:a xlink:type="simple" xlink:href="https://www.ukrinform.ua/rubric-society/3699035-urad-sprostiv-proceduru-viizdu-poranenih-bijciv-na-likuvanna-za-kordon.html" text:style-name="Internet_20_link" text:visited-style-name="Visited_20_Internet_20_Link">
https://www.ukrinform.ua/rubric-society/3699035-urad-sprostiv-proceduru-viizdu-poranenih-bijciv-na-likuvanna-za-kordon.html</text:a>
</text:p>
      <!--NEWS-->
      <text:h text:style-name="P10" text:outline-level="1">
<text:span text:style-name="T4">
Zelensky: We need to maintain unity and full concentration on defense now</text:span>
</text:h>
      <text:p text:style-name="P4">
Authors: Ukrinform (Person)</text:p>
      <text:p text:style-name="P4">
Publisher: Укринформ (Organization)</text:p>
      <text:p text:style-name="P4">
Published Time: 2023-04-21T19:09:00+03:00</text:p>
      <text:p text:style-name="P4">
Modified Time: 2023-04-21T19:09:00+03:00</text:p>
      <text:p text:style-name="P4">
Description: President of Ukraine Volodymyr Zelensky thanked all partners who participate in the Ramstein meeting and show determination that meets the real situation and needs on the battlefield.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Зеленський', 'Війна з росією', 'Зустріч Рамштайн']</text:p>
      <text:p text:style-name="P4">
Type: Article</text:p>
      <!--METADATA-->
      <text:p text:style-name="P4">
<draw:frame draw:style-name="fr1" draw:name="Image120" text:anchor-type="as-char" svg:width="6.9236in" svg:height="3.956343in" draw:z-index="0">
<draw:image xlink:href="../Images/yкринформ/2023-04-21T19-09-00-03-00/630_360_1678962741-175.jpeg" xlink:type="simple" xlink:show="embed" xlink:actuate="onLoad" draw:mime-type="image/jpeg"/>
</draw:frame>
Volodymyr Zelensky thanked all partners who participate in Ramstein's usage and show determination that corresponds to the real situation of and pokes on the battlefield.</text:p>
      <text:p text:style-name="P4">
He stated this in <text:a xlink:type="simple" xlink:href="https://www.youtube.com/watch" text:style-name="Internet_20_link" text:visited-style-name="Visited_20_Internet_20_Link">
</text:a>
, reports Ukrinform.</text:p>
      <text:p text:style-name="P4">
Source: <text:a xlink:type="simple" xlink:href="https://www.president.gov.ua/news/zaraz-usim-nam-treba-zberigati-yednist-mobilizovanist-i-povn-82425" text:style-name="Internet_20_link" text:visited-style-name="Visited_20_Internet_20_Link">
</text:a>
_ <text:span text:style-name="T4">
 I wish health, dear Ukrainians!</text:span>
 _</text:p>
      <text:p text:style-name="P4">
He spent the bet today. Generals of Sirsky, Tarnavsky, Head, Head of GUR, representatives of the government reported.</text:p>
      <text:p text:style-name="P4">
We constantly and very carefully analyze the course of hostilities, the hottest and all the dangerous directions. Advanced - number one priority.</text:p>
      <text:p text:style-name="P4">
We are actively preparing new crews and units that will still show themselves on the front. The question of their provision, training, integration into the general defense plan - every time we add important details at the meetings.</text:p>
      <text:p text:style-name="P4">
Everyone in Ukraine should understand that the main task of the state is to de -occupation of our territories, the return of our lands and our people from Russian captivity. Resource states are aimed primarily at this task. And I am grateful to everyone who helps. Who keeps the world's attention to Ukraine. To all who create in Ukrainian work places, who pays taxes, who stays in the country and supports the work of enterprises. Everyone who organizes meetings for our warriors and restorations - meetings in Ukraine, in other countries ... Now, just like last year, all people need to maintain unity, mobilization and full concentration on defense.</text:p>
      <text:p text:style-name="P4">
I want to thank everyone and everyone who has joined weapons and ammunition, drones, to all who repair the equipment, who creates new equipment, in particular for displacement, to everyone who is in the state defense enterprises and in the business that has joined. Thank you for the fact that, despite all, Ukraine is increasing our defense production potential.</text:p>
      <text:p text:style-name="P4">
Today, as always, we have considered a missile program, and the issues of ammunition.</text:p>
      <text:p text:style-name="P4">
All day the maximum attention of communication in the format "Ramstein", today is a way. I thank those partners whose determination is fully in line with the real resistance and needs on the battlefield. I expect a report to the Minister of Defense with Ramstin's reserves.</text:p>
      <text:p text:style-name="P4">
He spoke with the President of the European Bank for Reconstruction and Development, Vonabul with a visit to Kiev. The key is the real economic interaction of the EBRD, the involvement of the bank in the restoration and development of our country.He also held a special meeting on those events - especially international events - which should take place in the coming weeks and months. We work in detail the model of each event. Ukraine and our warriors do not have time for a formal politician any impractical things. Every event, every negotiations and meetings should have specific defense assistance, should specifically strengthen our soldiers with the protection of our values.</text:p>
      <text:p text:style-name="P4">
Weapons and shells for our soldiers, stability for our economy, real preparedness for any scenario-all this is absolutely substantive. That's how it will be.</text:p>
      <text:p text:style-name="P4">
Of course, I want to thank our soldiers.</text:p>
      <text:p text:style-name="P4">
Bakhmut. For bold actions-the 5th separate assault team. Thank you guys!Liman direction. For the stability and reliable maintenance of positions-the 66th individualized team. Well done!</text:p>
      <text:p text:style-name="P4">
96th Kiev anti-aircraft missile brigade. Thank you, warriors, for the accuracy!</text:p>
      <text:p text:style-name="P4">
Thank you all those who are now in positions, in trenches, on combat missions, on combat!</text:p>
      <text:p text:style-name="P4">
Thank you to everyone who helps the front!</text:p>
      <text:p text:style-name="P4">
And please remember those who gave their lives to defend Ukraine of the Ukrainian Ukrainians. Light memory for our heroes!</text:p>
      <text:p text:style-name="P4">
_<text:span text:style-name="T4">
Glory to Ukraine!</text:span>
 _</text:p>
      <text:p text:style-name="P4">
News Source: <text:a xlink:type="simple" xlink:href="https://www.ukrinform.ua/rubric-ato/3699041-zelenskij-zaraz-nam-treba-zberigati-ednist-i-povnu-koncentraciu-na-oboroni.html" text:style-name="Internet_20_link" text:visited-style-name="Visited_20_Internet_20_Link">
https://www.ukrinform.ua/rubric-ato/3699041-zelenskij-zaraz-nam-treba-zberigati-ednist-i-povnu-koncentraciu-na-oboroni.html</text:a>
</text:p>
      <!--NEWS-->
      <text:h text:style-name="P10" text:outline-level="1">
<text:span text:style-name="T4">
США підготували для контрнаступу дев'ять українських механізованих бригад</text:span>
</text:h>
      <text:p text:style-name="P4">
Authors: Ukrinform (Person)</text:p>
      <text:p text:style-name="P4">
Publisher: Укринформ (Organization)</text:p>
      <text:p text:style-name="P4">
Published Time: 2023-04-21T19:13:00+03:00</text:p>
      <text:p text:style-name="P4">
Modified Time: 2023-04-21T19:13:00+03:00</text:p>
      <text:p text:style-name="P4">
Description: The United States helped provide equipment and organized the training of nine Ukrainian mechanized brigades ready for counter -offensive. - Ukrinform.</text:p>
      <text:p text:style-name="P4">
Images: ["<text:a xlink:type="simple" xlink:href="https://static.ukrinform.com/photos/2023_04/thumb_files/630_360_1680537134-788.jpg" text:style-name="Internet_20_link" text:visited-style-name="Visited_20_Internet_20_Link">
630_360_16805...</text:a>
"]</text:p>
      <text:p text:style-name="P4">
Tags: ['США', 'ЗСУ', 'Контрнаступ', 'Марк Міллі ']</text:p>
      <text:p text:style-name="P4">
Type: Article</text:p>
      <!--METADATA-->
      <text:p text:style-name="P4">
<draw:frame draw:style-name="fr1" draw:name="Image121" text:anchor-type="as-char" svg:width="6.9236in" svg:height="3.956343in" draw:z-index="0">
<draw:image xlink:href="../Images/yкринформ/2023-04-21T19-13-00-03-00/630_360_1680537134-788.jpg" xlink:type="simple" xlink:show="embed" xlink:actuate="onLoad" draw:mime-type="image/jpeg"/>
</draw:frame>
The combination helped to provide equipment and organized the training of a personnel of nine Ukrainian mechanized brigades ready for counter -offensive.</text:p>
      <text:p text:style-name="P4">
According to the Ukrinform correspondent, General Mark Millie, the head of the headquarters of the headquarters, told the head of the headquarters of the US headquarters.</text:p>
      <text:p text:style-name="P4">
"Our task and obligation to Ukraine was to train and equipment for nine armored mechanized crews for conducting offensive cleaning operations," Millie answered the question of the likelihood of spring <text:a xlink:type="simple" xlink:href="https://www.ukrinform.ua/tag-kontrnastup" text:style-name="Internet_20_link" text:visited-style-name="Visited_20_Internet_20_Link">
</text:a>
Ukraine.</text:p>
      <text:p text:style-name="P4">
According to him, these nine brigades are "equipped, equipped and ready for daily operations." "So, if Ukraine did not decide to apply them, we will have your support, and I am confident in our chances of success," Gener said.</text:p>
      <text:p text:style-name="P4">
<text:span text:style-name="T4">
 Read also: </text:span>
 <text:a xlink:type="simple" xlink:href="https://www.ukrinform.ua/rubric-ato/3699014-ukraina-dosagla-progresu-v-narosuvanni-svoih-sil-pered-kontrnastupom-ostin.html" text:style-name="Internet_20_link" text:visited-style-name="Visited_20_Internet_20_Link">
<text:span text:style-name="T4">
 Countercree </text:span>
</text:a>
As it was reported, the next meeting of the Defense Group of Ukraine in the Ramstein format has been completed in Germany today, including more than 50 countries, including NATO allies and partner representatives. A group of a high -headed platform for coordinating military capabilities that the Ponato Allies and representatives of the international community provide Ukraine for residual Russian aggression.</text:p>
      <text:p text:style-name="P4">
News Source: <text:a xlink:type="simple" xlink:href="https://www.ukrinform.ua/rubric-ato/3699038-ssa-pidgotuvali-dla-kontrnastupu-devat-ukrainskih-mehanizovanih-brigad.html" text:style-name="Internet_20_link" text:visited-style-name="Visited_20_Internet_20_Link">
https://www.ukrinform.ua/rubric-ato/3699038-ssa-pidgotuvali-dla-kontrnastupu-devat-ukrainskih-mehanizovanih-brigad.html</text:a>
</text:p>
      <!--NEWS-->
      <text:h text:style-name="P10" text:outline-level="1">
<text:span text:style-name="T4">
Putin's war was the cause of NATO enlargement, not the opposite - Austin</text:span>
</text:h>
      <text:p text:style-name="P4">
Authors: Ukrinform (Person)</text:p>
      <text:p text:style-name="P4">
Publisher: Укринформ (Organization)</text:p>
      <text:p text:style-name="P4">
Published Time: 2023-04-21T19:15:00+03:00</text:p>
      <text:p text:style-name="P4">
Modified Time: 2023-04-21T19:15:00+03:00</text:p>
      <text:p text:style-name="P4">
Description: Pentagon Lloyd Austin said that Russia's war against Ukraine has led to the expansion of the North Atlantic Alliance, not the other way around, as stated by the Russian authorities before the invasion began. - Ukrinform.</text:p>
      <text:p text:style-name="P4">
Images: ["<text:a xlink:type="simple" xlink:href="https://static.ukrinform.com/photos/2023_02/thumb_files/630_360_1676392928-683.jpg" text:style-name="Internet_20_link" text:visited-style-name="Visited_20_Internet_20_Link">
630_360_16763...</text:a>
"]</text:p>
      <text:p text:style-name="P4">
Tags: ['НАТО', 'Пентагон', 'Остін', 'Зустріч Рамштайн']</text:p>
      <text:p text:style-name="P4">
Type: Article</text:p>
      <!--METADATA-->
      <text:p text:style-name="P4">
<draw:frame draw:style-name="fr1" draw:name="Image122" text:anchor-type="as-char" svg:width="6.9236in" svg:height="3.956343in" draw:z-index="0">
<draw:image xlink:href="../Images/yкринформ/2023-04-21T19-15-00-03-00/630_360_1676392928-683.jpg" xlink:type="simple" xlink:show="embed" xlink:actuate="onLoad" draw:mime-type="image/jpeg"/>
</draw:frame>
 ГлаваПентагону Ллойд Остін заявив, що саме війна росії проти України призвела дорозширення Північноатлантичного альянсу, а не навпаки, як заявляла російськавлада перед початком вторгнення.</text:p>
      <text:p text:style-name="P4">
Про це він сказав під час виступу за результатами 11-го засідання Контактноїгрупи з питань оборони України у форматі «Рамштайн» у п’ятницю, передаєвласний кореспондент Укрінформу.</text:p>
      <text:p text:style-name="P4">
«Війна за вибором путіна сталася не за результатом розширення НАТО. Війнапутіна стала причиною розширення <text:a xlink:type="simple" xlink:href="https://www.ukrinform.ua/tag-nato" text:style-name="Internet_20_link" text:visited-style-name="Visited_20_Internet_20_Link">
 </text:a>
”,” Austin said.</text:p>
      <text:p text:style-name="P4">
He stressed that at the 11th meeting of the Contact Group on Defense of Ukraine, the Finland first participated as a member of the North Atlantic Alliance.</text:p>
      <text:p text:style-name="P4">
<text:span text:style-name="T4">
 Read also: </text:span>
 <text:a xlink:type="simple" xlink:href="https://www.ukrinform.ua/rubric-ato/3699020-ukraina-najbilse-potrebue-nazemnih-sistem-ppo-glava-pentagonu.html" text:style-name="Internet_20_link" text:visited-style-name="Visited_20_Internet_20_Link">
</text:a>
"And I expect Sweden to join soon," the Pentagon head added.</text:p>
      <text:p text:style-name="P4">
He stressed that Putin had made many rude miscalculations when he had long been invaded.</text:p>
      <text:p text:style-name="P4">
“He thought that Ukraine would not dare to repel, but Ukraine is holding back its partners. Putin thought that our unity would split, the warfare of the choice of Russia only brought us closer to us, ”the US Ministry stressed.</text:p>
      <text:p text:style-name="P4">
<text:span text:style-name="T4">
 Read also: </text:span>
 <text:a xlink:type="simple" xlink:href="https://www.ukrinform.ua/rubric-ato/3699042-persi-navcalni-tanki-abrams-dla-ukrainskih-vijskovih-nadijdut-za-kilka-tizniv.html" text:style-name="Internet_20_link" text:visited-style-name="Visited_20_Internet_20_Link">
</text:a>
As reported by Ukrinform, in the last few months of the Ramstein country <text:a xlink:type="simple" xlink:href="https://www.ukrinform.ua/rubric-ato/3699004-kraini-formatu-ramstajn-postavili-v-ukrainu-ponad-230-tankiv-ostin.html" text:style-name="Internet_20_link" text:visited-style-name="Visited_20_Internet_20_Link">
</text:a>
, more than 1550 brown vehicles, as well as other equipment and ammunition to support the new new armored vehicles.</text:p>
      <text:p text:style-name="P4">
<text:span text:style-name="T5">
Foto: aa</text:span>
</text:p>
      <text:p text:style-name="P4">
News Source: <text:a xlink:type="simple" xlink:href="https://www.ukrinform.ua/rubric-world/3699045-vijna-putina-stala-pricinou-rozsirenna-nato-a-ne-navpaki-ostin.html" text:style-name="Internet_20_link" text:visited-style-name="Visited_20_Internet_20_Link">
https://www.ukrinform.ua/rubric-world/3699045-vijna-putina-stala-pricinou-rozsirenna-nato-a-ne-navpaki-ostin.html</text:a>
</text:p>
      <!--NEWS-->
      <text:h text:style-name="P10" text:outline-level="1">
<text:span text:style-name="T4">
Weapons and Economics Support: Zelensky held a meeting on planned international events</text:span>
</text:h>
      <text:p text:style-name="P4">
Authors: Ukrinform (Person)</text:p>
      <text:p text:style-name="P4">
Publisher: Укринформ (Organization)</text:p>
      <text:p text:style-name="P4">
Published Time: 2023-04-21T19:20:57+03:00</text:p>
      <text:p text:style-name="P4">
Modified Time: 2023-04-21T19:20:57+03:00</text:p>
      <text:p text:style-name="P4">
Description: President of Ukraine Volodymyr Zelensky held a meeting regarding the international events planned for the coming weeks and months, which should assist our defense. - Ukrinform.</text:p>
      <text:p text:style-name="P4">
Images: ["<text:a xlink:type="simple" xlink:href="https://static.ukrinform.com/photos/2023_04/thumb_files/630_360_1682093856-158.jpeg" text:style-name="Internet_20_link" text:visited-style-name="Visited_20_Internet_20_Link">
630_360_16820...</text:a>
"]</text:p>
      <text:p text:style-name="P4">
Tags: ['Президент', 'Звернення', 'Зеленський']</text:p>
      <text:p text:style-name="P4">
Type: Article</text:p>
      <!--METADATA-->
      <text:p text:style-name="P4">
<draw:frame draw:style-name="fr1" draw:name="Image123" text:anchor-type="as-char" svg:width="6.9236in" svg:height="3.956343in" draw:z-index="0">
<draw:image xlink:href="../Images/yкринформ/2023-04-21T19-20-57-03-00/630_360_1682093856-158.jpeg" xlink:type="simple" xlink:show="embed" xlink:actuate="onLoad" draw:mime-type="image/jpeg"/>
</draw:frame>
Volodymyr Zelensky Presidentials held a meeting regarding the planned for the next and months of international events, which should assist our defense.</text:p>
      <text:p text:style-name="P4">
The head of state told about it in <text:a xlink:type="simple" xlink:href="https://t.me/V_Zelenskiy_official/5946" text:style-name="Internet_20_link" text:visited-style-name="Visited_20_Internet_20_Link">
</text:a>
transmits Ukrinform.</text:p>
      <text:p text:style-name="P4">
Video: <text:a xlink:type="simple" xlink:href="https://t.me/OP_UA/9306" text:style-name="Internet_20_link" text:visited-style-name="Visited_20_Internet_20_Link">
</text:a>
"He also held a special meeting on those events-above all international-which should take place in the coming weeks and months. We work in detail the model of each event. Ukraine and our warriors do not have time for a formal politician any impregnable things. Every event, every negotiations and negotiations and Meetings need specific defense assistance, should specifically strengthen our warriors with the protection of our values, "the President said.</text:p>
      <text:p text:style-name="P4">
<text:span text:style-name="T4">
 Read also: </text:span>
 <text:a xlink:type="simple" xlink:href="https://www.ukrinform.ua/rubric-ato/3699041-zelenskij-zaraz-nam-treba-zberigati-ednist-i-povnu-koncentraciu-na-oboroni.html" text:style-name="Internet_20_link" text:visited-style-name="Visited_20_Internet_20_Link">
<text:span text:style-name="T4">
 Zelensk </text:span>
</text:a>
According to him, we are talking about weapons and shells for our soldiers, stability for our economy, real readiness for any scenarios of war. "Everything is absolutely substantially. It was so it will be," Zelensky emphasized.</text:p>
      <text:p text:style-name="P4">
As reported by Ukrinform, President of Ukraine Volodymyr Zelenskyy <text:a xlink:type="simple" xlink:href="https://www.ukrinform.ua/rubric-economy/3698969-zelenskij-zustrivsa-z-prezidentkou-ebrr.html" text:style-name="Internet_20_link" text:visited-style-name="Visited_20_Internet_20_Link">
</text:a>
discussed the implementation of the projects of restoration and development of Ukraine.</text:p>
      <text:p text:style-name="P4">
Photo: op</text:p>
      <text:p text:style-name="P4">
News Source: <text:a xlink:type="simple" xlink:href="https://www.ukrinform.ua/rubric-polytics/3699043-zbroa-ta-pidtrimka-ekonomiki-zelenskij-proviv-naradu-pro-zaplanovani-miznarodni-zahodi.html" text:style-name="Internet_20_link" text:visited-style-name="Visited_20_Internet_20_Link">
https://www.ukrinform.ua/rubric-polytics/3699043-zbroa-ta-pidtrimka-ekonomiki-zelenskij-proviv-naradu-pro-zaplanovani-miznarodni-zahodi.html</text:a>
</text:p>
      <!--NEWS-->
      <text:h text:style-name="P10" text:outline-level="1">
<text:span text:style-name="T4">
The first ABRAMS tanks for the Ukrainian military will come in a few weeks</text:span>
</text:h>
      <text:p text:style-name="P4">
Authors: Ukrinform (Person)</text:p>
      <text:p text:style-name="P4">
Publisher: Укринформ (Organization)</text:p>
      <text:p text:style-name="P4">
Published Time: 2023-04-21T19:23:00+03:00</text:p>
      <text:p text:style-name="P4">
Modified Time: 2023-04-21T19:23:00+03:00</text:p>
      <text:p text:style-name="P4">
Description: The United States of America will begin to teach Ukrainian defenders the use and maintenance of Abrams tanks in a few weeks. - Ukrinform.</text:p>
      <text:p text:style-name="P4">
Images: ["<text:a xlink:type="simple" xlink:href="https://static.ukrinform.com/photos/2023_01/thumb_files/630_360_1674614374-408.jpg" text:style-name="Internet_20_link" text:visited-style-name="Visited_20_Internet_20_Link">
630_360_16746...</text:a>
"]</text:p>
      <text:p text:style-name="P4">
Tags: ['Танк', 'ЗСУ', 'Abrams ', 'Марк Міллі ']</text:p>
      <text:p text:style-name="P4">
Type: Article</text:p>
      <!--METADATA-->
      <text:p text:style-name="P4">
<draw:frame draw:style-name="fr1" draw:name="Image124" text:anchor-type="as-char" svg:width="6.9236in" svg:height="3.956343in" draw:z-index="0">
<draw:image xlink:href="../Images/yкринформ/2023-04-21T19-23-00-03-00/630_360_1674614374-408.jpg" xlink:type="simple" xlink:show="embed" xlink:actuate="onLoad" draw:mime-type="image/jpeg"/>
</draw:frame>
In a few weeks, the Americas will start teaching Ukrainian defenders of the use of use and maintenance of Abrams tanks.</text:p>
      <text:p text:style-name="P4">
According to the Ukrinform correspondent, General Mark Millie, the head of the headquarters of the headquarters, told the head of the headquarters of the US headquarters.</text:p>
      <text:p text:style-name="P4">
“In a few weeks they(Ukrainians - ed.)They will receive training tanks. They are not ready for battle, so they will be used to teach the tanking of fire, maneuvering and maintenance, ”Millie said.</text:p>
      <text:p text:style-name="P4">
<text:span text:style-name="T4">
 Read also: </text:span>
 <text:a xlink:type="simple" xlink:href="https://www.ukrinform.ua/rubric-ato/3698897-stati-najblizcim-casom-pocnut-navcanna-ukrainskih-vijskovih-na-tankah-abrams-ap.html" text:style-name="Internet_20_link" text:visited-style-name="Visited_20_Internet_20_Link">
<text:span text:style-name="T4">
 STATS </text:span>
 <text:span text:style-name="T4">
 The closest </text:span>
 <text:span text:style-name="T4">
 </text:span>
 time <text:span text:style-name="T4">
 </text:span>
 <text:span text:style-name="T4">
 will start </text:span>
<text:span text:style-name="T4">
 training </text:span>
 <text:span text:style-name="T4">
 Ukrainian </text:span>
 <text:span text:style-name="T4">
 </text:span>
 military <text:span text:style-name="T4">
 </text:span>
 <text:span text:style-name="T4">
 </text:span>
 <text:span text:style-name="T4">
 </text:span>
 <text:span text:style-name="T4">
 </text:span>
 <text:span text:style-name="T4">
 </text:span>
 <text:span text:style-name="T4">
 </text:span>
 <text:span text:style-name="T4">
 </text:span>
 <text:span text:style-name="T4">
 Abrams </text:span>
</text:a>
According to him, these training tanks will come within the framework of the "Logistics package, to conduct training, as other tanks are urehade, which will eventually accelerate their delivery."</text:p>
      <text:p text:style-name="P4">
“There is no universal solution in the war, but in this case, just <text:a xlink:type="simple" xlink:href="https://www.ukrinform.ua/tag-tank" text:style-name="Internet_20_link" text:visited-style-name="Visited_20_Internet_20_Link">
</text:a>
Abrams will arrive and achieve their housing capabilities, they will be very effective on the battlefield, ”the general proclaimed.</text:p>
      <text:p text:style-name="P4">
It has been reported that 31 Abrams tanks are expected to educate Ukrainian military in Germany.</text:p>
      <text:p text:style-name="P4">
<text:span text:style-name="T4">
 Read also: </text:span>
 <text:a xlink:type="simple" xlink:href="https://www.ukrinform.ua/rubric-ato/3699004-kraini-formatu-ramstajn-postavili-v-ukrainu-ponad-230-tankiv-ostin.html" text:style-name="Internet_20_link" text:visited-style-name="Visited_20_Internet_20_Link">
<text:span text:style-name="T4">
 tank </text:span>
</text:a>
Today, on April 21, the next meeting of the contact group of Ukraine in the format of Ramstein, which is attended by more than 50 countries, including NATO allies and representatives of partner countries, has ended in Germany. The group is the main platform for coordination of military capabilities that NATO allies are given to Ukraine by NATO Tasks of the International Community for confrontation between Russian aggression.</text:p>
      <text:p text:style-name="P4">
News Source: <text:a xlink:type="simple" xlink:href="https://www.ukrinform.ua/rubric-ato/3699042-persi-navcalni-tanki-abrams-dla-ukrainskih-vijskovih-nadijdut-za-kilka-tizniv.html" text:style-name="Internet_20_link" text:visited-style-name="Visited_20_Internet_20_Link">
https://www.ukrinform.ua/rubric-ato/3699042-persi-navcalni-tanki-abrams-dla-ukrainskih-vijskovih-nadijdut-za-kilka-tizniv.html</text:a>
</text:p>
      <!--NEWS-->
      <text:h text:style-name="P10" text:outline-level="1">
<text:span text:style-name="T4">
Ukraine will increase its own oil production - Shmigal</text:span>
</text:h>
      <text:p text:style-name="P4">
Authors: Ukrinform (Person)</text:p>
      <text:p text:style-name="P4">
Publisher: Укринформ (Organization)</text:p>
      <text:p text:style-name="P4">
Published Time: 2023-04-21T19:26:05+03:00</text:p>
      <text:p text:style-name="P4">
Modified Time: 2023-04-21T19:26:05+03:00</text:p>
      <text:p text:style-name="P4">
Description: The use of the latest technologies for geological intelligence will help to increase oil production. - Ukrinform.</text:p>
      <text:p text:style-name="P4">
Images: ["<text:a xlink:type="simple" xlink:href="https://static.ukrinform.com/photos/2023_02/thumb_files/630_360_1676995305-131.jpg" text:style-name="Internet_20_link" text:visited-style-name="Visited_20_Internet_20_Link">
630_360_16769...</text:a>
"]</text:p>
      <text:p text:style-name="P4">
Tags: ['нафта', "Прем'єр", 'Шмигаль']</text:p>
      <text:p text:style-name="P4">
Type: Article</text:p>
      <!--METADATA-->
      <text:p text:style-name="P4">
<draw:frame draw:style-name="fr1" draw:name="Image125" text:anchor-type="as-char" svg:width="6.9236in" svg:height="3.956343in" draw:z-index="0">
<draw:image xlink:href="../Images/yкринформ/2023-04-21T19-26-05-03-00/630_360_1676995305-131.jpg" xlink:type="simple" xlink:show="embed" xlink:actuate="onLoad" draw:mime-type="image/jpeg"/>
</draw:frame>
The use of the latest technologies for geological intelligence will help to build up with nodules.</text:p>
      <text:p text:style-name="P4">
The Prime Minister of Ukraine Denis Shmigal said this <text:a xlink:type="simple" xlink:href="https://t.me/Denys_Smyhal/5057" text:style-name="Internet_20_link" text:visited-style-name="Visited_20_Internet_20_Link">
</text:a>
, reports Ukrinform.</text:p>
      <text:p text:style-name="P4">
«Oil refining and oil transportation. Ukrainian oil pipelines work efficiently, and the reserves of oil will be stored in newly built reliable storage facilities. The use of the latest technologies for geological intelligence will help to increase the total production, ”Smigal said.</text:p>
      <text:p text:style-name="P4">
<text:span text:style-name="T4">
 Read also: </text:span>
 <text:a xlink:type="simple" xlink:href="https://www.ukrinform.ua/rubric-economy/3699029-ukraina-planue-stati-gazovim-sejfom-evropi-smigal.html" text:style-name="Internet_20_link" text:visited-style-name="Visited_20_Internet_20_Link">
<text:span text:style-name="T4">
 Shmigal </text:span>
</text:a>
According to him, the modernization of oil pipelines will open the possibility of transportation to Germany, Hungary, Slovakia and the Czech Republic with the simultaneous option of its import to strengthen Ukraine's energy security.</text:p>
      <text:p text:style-name="P4">
“A separate task that contains many of the above points is the preparation of the autumn-winter period. We are preparing for different scenarios. We are repaired. We build a new one. We accumulate energy resources. We are mobilizing the help of international partners for all these purposes, ”Smigal said.</text:p>
      <text:p text:style-name="P4">
<text:span text:style-name="T4">
 Read also: </text:span>
 <text:a xlink:type="simple" xlink:href="https://www.ukrinform.ua/rubric-economy/3698520-naftogaz-vikonav-zobovazanna-za-novou-programou-mvf-cernisov.html" text:style-name="Internet_20_link" text:visited-style-name="Visited_20_Internet_20_Link">
<text:span text:style-name="T4">
 oil </text:span>
</text:a>
He emphasized that the responsible for each task is defined, the roadmap is also shown, and the projects as well.</text:p>
      <text:p text:style-name="P4">
As reported by Ukrinform, Naftogaz of Ukraine <text:a xlink:type="simple" xlink:href="https://www.ukrinform.ua/rubric-economy/3698961-naftogaz-planue-zalucati-amerikanski-kompanii-dla-zbilsenna-vidobutku-v-ukraini.html" text:style-name="Internet_20_link" text:visited-style-name="Visited_20_Internet_20_Link">
</text:a>
.</text:p>
      <text:p text:style-name="P4">
Photo: CMU</text:p>
      <text:p text:style-name="P4">
News Source: <text:a xlink:type="simple" xlink:href="https://www.ukrinform.ua/rubric-economy/3699044-ukraina-narosuvatime-vlasnij-naftovidobutok-smigal.html" text:style-name="Internet_20_link" text:visited-style-name="Visited_20_Internet_20_Link">
https://www.ukrinform.ua/rubric-economy/3699044-ukraina-narosuvatime-vlasnij-naftovidobutok-smigal.html</text:a>
</text:p>
      <!--NEWS-->
      <text:h text:style-name="P10" text:outline-level="1">
<text:span text:style-name="T4">
More than ₴ 2.9 million assets of the Moscow Exchange will be transferred in Ukraine to Ukraine</text:span>
</text:h>
      <text:p text:style-name="P4">
Authors: Ukrinform (Person)</text:p>
      <text:p text:style-name="P4">
Publisher: Укринформ (Organization)</text:p>
      <text:p text:style-name="P4">
Published Time: 2023-04-21T19:28:00+03:00</text:p>
      <text:p text:style-name="P4">
Modified Time: 2023-04-21T19:28:00+03:00</text:p>
      <text:p text:style-name="P4">
Description: The assets of PJSC “Moscow Exchange of the MMVB-RTS” were collected in revenue of the state. It is about 2 978 000, 00 UAH. - Ukrinform.</text:p>
      <text:p text:style-name="P4">
Images: ["<text:a xlink:type="simple" xlink:href="https://static.ukrinform.com/photos/2023_04/thumb_files/630_360_1682094660-742.jpg" text:style-name="Internet_20_link" text:visited-style-name="Visited_20_Internet_20_Link">
630_360_16820...</text:a>
"]</text:p>
      <text:p text:style-name="P4">
Tags: ["Мін'юст", 'Гроші', 'росія', 'біржа']</text:p>
      <text:p text:style-name="P4">
Type: Article</text:p>
      <!--METADATA-->
      <text:p text:style-name="P4">
<draw:frame draw:style-name="fr1" draw:name="Image126" text:anchor-type="as-char" svg:width="6.9236in" svg:height="3.956343in" draw:z-index="0">
<draw:image xlink:href="../Images/yкринформ/2023-04-21T19-28-00-03-00/630_360_1682094660-742.jpg" xlink:type="simple" xlink:show="embed" xlink:actuate="onLoad" draw:mime-type="image/jpeg"/>
</draw:frame>
The assets of PJSC “Moscow Exchange of the MMVB-RTS” were collected in revenue of the state. It is about 2 978 000,00 UAH.</text:p>
      <text:p text:style-name="P4">
According to Ukrinform, the press service of the Ministry of Justice of Ukraine informs <text:a xlink:type="simple" xlink:href="https://www.facebook.com/minjust.official/posts/pfbid02FxNh3QJ5JPxk9kEphwrsHtDtCf8FswcX8nMUoyd9iDsLshTRC3V7Zyk1p697sJtRl" text:style-name="Internet_20_link" text:visited-style-name="Visited_20_Internet_20_Link">
</text:a>
.</text:p>
      <text:p text:style-name="P4">
“19 квітня 2023 року Вищим антикорупційним судом України задоволено позовМіністерства юстиції України. Після набрання рішенням законної сили в дохіддержави буде стягнуто 1,44 % акцій ПАТ «Розрахунковий центр з обслуговуваннядоговорів на фінансових ринках», якими володіє ПАТ «Московська біржа ММВБ-РТС», загальна номінальна вартість яких становить 2 978 000, 00 грн”, -йдеться у повідомленні.</text:p>
      <text:p text:style-name="P4">
У Мін’юсті нагадують, що 12 квітня 2023 року міністерство подало до Вищогоантикорупційного суду позовну заяву до ПАТ «Московська біржа ММВБ-РТС» прозастосування санкції, передбаченої пунктом 1¹ частини першої статті 4 ЗУ «Просанкції».</text:p>
      <text:p text:style-name="P4">
<text:span text:style-name="T4">
Читайте також:</text:span>
 <text:a xlink:type="simple" xlink:href="https://www.ukrinform.ua/rubric-economy/3698814-beb-arestuvalo-korporativni-prava-bukmekerskoi-kompanii-za-spivpracu-z-rosieu.html" text:style-name="Internet_20_link" text:visited-style-name="Visited_20_Internet_20_Link">
 <text:span text:style-name="T4">
букмекер</text:span>
 </text:a>
It is noted that PJSC "Moscow Exchange of the MMVB-RTS" is the owner of the shack of PJSC "Settlement Center for servicing contracts in the financial markets".</text:p>
      <text:p text:style-name="P4">
As it was reported, on April 13, the Ministry of Justice of Ukraine filed a claim of the High Anti -Corruption Court <text:a xlink:type="simple" xlink:href="https://www.ukrinform.ua/rubric-society/3695779-minust-podav-pozov-do-vaks-pro-zastosuvanna-sankcij-sodo-kolaboranta-saldo.html" text:style-name="Internet_20_link" text:visited-style-name="Visited_20_Internet_20_Link">
</text:a>
, which, in particular, during the occupation of Kherson headed. The military-civilian administration of Kherson region.</text:p>
      <text:p text:style-name="P4">
News Source: <text:a xlink:type="simple" xlink:href="https://www.ukrinform.ua/rubric-economy/3699049-v-ukraini-peredadut-ponad-29-miljona-aktiviv-moskovskoi-birzi-v-dohid-derzavi.html" text:style-name="Internet_20_link" text:visited-style-name="Visited_20_Internet_20_Link">
https://www.ukrinform.ua/rubric-economy/3699049-v-ukraini-peredadut-ponad-29-miljona-aktiviv-moskovskoi-birzi-v-dohid-derzavi.html</text:a>
</text:p>
      <!--NEWS-->
      <text:h text:style-name="P10" text:outline-level="1">
<text:span text:style-name="T4">
Stefanchuk will take part in the summit of the heads of parliaments of Member States and candidates for EU membership</text:span>
</text:h>
      <text:p text:style-name="P4">
Authors: Ukrinform (Person)</text:p>
      <text:p text:style-name="P4">
Publisher: Укринформ (Organization)</text:p>
      <text:p text:style-name="P4">
Published Time: 2023-04-21T19:30:00+03:00</text:p>
      <text:p text:style-name="P4">
Modified Time: 2023-04-21T19:30:00+03:00</text:p>
      <text:p text:style-name="P4">
Description: Verkhovna Rada Chairman Ruslan Stefanchuk will participate in the summit of the heads of the Parliament of the European Suz and Candidate Countries for EU membership, which will take place next week in Prague (Czech Republic). - Ukrinform.</text:p>
      <text:p text:style-name="P4">
Images: ["<text:a xlink:type="simple" xlink:href="https://static.ukrinform.com/photos/2023_04/thumb_files/630_360_1681998879-794.jpg" text:style-name="Internet_20_link" text:visited-style-name="Visited_20_Internet_20_Link">
630_360_16819...</text:a>
"]</text:p>
      <text:p text:style-name="P4">
Tags: ['Євросоюз', 'Верховна Рада', 'Стефанчук']</text:p>
      <text:p text:style-name="P4">
Type: Article</text:p>
      <!--METADATA-->
      <text:p text:style-name="P4">
<draw:frame draw:style-name="fr1" draw:name="Image127" text:anchor-type="as-char" svg:width="6.9236in" svg:height="3.956343in" draw:z-index="0">
<draw:image xlink:href="../Images/yкринформ/2023-04-21T19-30-00-03-00/630_360_1681998879-794.jpg" xlink:type="simple" xlink:show="embed" xlink:actuate="onLoad" draw:mime-type="image/jpeg"/>
</draw:frame>
Ruslan Stefanchuk Ruslan Stefanchuk will take part in the summit(Czech Republic).</text:p>
      <text:p text:style-name="P4">
Про це спікер українського парламенту розповів в <text:a xlink:type="simple" xlink:href="https://www.ukrinform.ua/rubric-polytics/3698464-ruslan-stefancuk-golova-verhovnoi-radi.html" text:style-name="Internet_20_link" text:visited-style-name="Visited_20_Internet_20_Link">
</text:a>
.</text:p>
      <text:p text:style-name="P4">
"Next week we will participate in the summit of the heads of parliaments of the country, as well as candidate countries to entry into the EU, where the issue of Ukraine will be separate. I am convinced that our participation in this Samite will be very active. We want to ensure that the Ukrainian parliaments want that Ukrainian Parliament has a very high level of fulfillment of obligations about the future Ukrainian state in the European Union, "he said. In the words of Stefanchuk, the key issue of the summit is synchronization of actions.</text:p>
      <text:p text:style-name="P4">
<text:span text:style-name="T4">
 Read also: </text:span>
 <text:a xlink:type="simple" xlink:href="https://www.ukrinform.ua/rubric-polytics/3698836-vlada-pragne-pocati-peregovori-pro-clenstvo-ukraini-v-es-do-kinca-roku-stefancuk.html" text:style-name="Internet_20_link" text:visited-style-name="Visited_20_Internet_20_Link">
<text:span text:style-name="T4">
 Stefanchuk </text:span>
</text:a>
The Verkhovna Rada chairman noted that the decision on Ukraine's membership in the European Union and Natal will be talked about the parliaments of the member states of the respective organizations, so the most belief, parliamentary diplomacy is extremely important. "I am leaving with the support of these two paths of the Ukrainian state. It is very important for me to come from there with the confidence that the parliamentary community is supporting the European and Euro -Atlantic aspirations of Ukraine," he added.</text:p>
      <text:p text:style-name="P4">
In this context, Stefanchuk informed that, within the framework of the trip to Prague, about 20 bilateral meetings, in particular with the speakers of European Parliaments, during which the issue of integration of Ukraine into the EU and NATO will be discussed first and foremost.</text:p>
      <text:p text:style-name="P4">
At the same time, the speaker of the Ukrainian Parliament said that on the agenda there will be the following issues: support of the Ukrainian state in a parliamentary level so that parliamentarians would press on their governments in order to provide ambulance; creation of a special tribunal for the Russian Federation; recognition of the famine of 1932-1933 by the genocide of the Ukrainian people; support form the peace proposed by President Vladimir Zelensky; Returned Ukrainian children home.</text:p>
      <text:p text:style-name="P4">
<text:span text:style-name="T4">
 Read also: </text:span>
 <text:a xlink:type="simple" xlink:href="https://www.ukrinform.ua/rubric-polytics/3698473-stefancuk-vvazae-so-pitanna-parlamentskih-viboriv-zaraz-ne-na-casi.html" text:style-name="Internet_20_link" text:visited-style-name="Visited_20_Internet_20_Link">
<text:span text:style-name="T4">
 Stefanchuk </text:span>
</text:a>
</text:p>
      <text:p text:style-name="P4">
As it was reported, President Volodymyr Zelenskyy on February 28, 2022 <text:a xlink:type="simple" xlink:href="https://www.ukrinform.ua/rubric-ato/3416117-prezident-pidpisav-zaavku-na-clenstvo-ukraini-v-es.html" text:style-name="Internet_20_link" text:visited-style-name="Visited_20_Internet_20_Link">
</text:a>
.</text:p>
      <text:p text:style-name="P4">
On June 23 last year, the heads of state and the EU governments made a decision on granting the status of a candidate country for entry into the EU.</text:p>
      <text:p text:style-name="P4">
News Source: <text:a xlink:type="simple" xlink:href="https://www.ukrinform.ua/rubric-polytics/3698946-stefancuk-vizme-ucast-u-samiti-goliv-parlamentiv-kraincleniv-ta-kandidativ-na-clenstvo-v-es.html" text:style-name="Internet_20_link" text:visited-style-name="Visited_20_Internet_20_Link">
https://www.ukrinform.ua/rubric-polytics/3698946-stefancuk-vizme-ucast-u-samiti-goliv-parlamentiv-kraincleniv-ta-kandidativ-na-clenstvo-v-es.html</text:a>
</text:p>
      <!--NEWS-->
      <text:h text:style-name="P10" text:outline-level="1">
<text:span text:style-name="T4">
Cabinet directed the balance of EIB to restore the objects of construction and infrastructure</text:span>
</text:h>
      <text:p text:style-name="P4">
Authors: Ukrinform (Person)</text:p>
      <text:p text:style-name="P4">
Publisher: Укринформ (Organization)</text:p>
      <text:p text:style-name="P4">
Published Time: 2023-04-21T19:33:03+03:00</text:p>
      <text:p text:style-name="P4">
Modified Time: 2023-04-21T19:33:03+03:00</text:p>
      <text:p text:style-name="P4">
Description: The Cabinet of Ministers directed the balance of funds of the special fund of the State Budget to the State Agency for renewal and the Ministry of Community Development, Territories and Infrastructure for the restoration of construction and infrastructure. - Ukrinform.</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Уряд', 'Мельничук']</text:p>
      <text:p text:style-name="P4">
Type: Article</text:p>
      <!--METADATA-->
      <text:p text:style-name="P4">
<draw:frame draw:style-name="fr1" draw:name="Image128" text:anchor-type="as-char" svg:width="6.9236in" svg:height="3.956343in" draw:z-index="0">
<draw:image xlink:href="../Images/yкринформ/2023-04-21T19-33-03-03-00/630_360_1678738628-217.jpg" xlink:type="simple" xlink:show="embed" xlink:actuate="onLoad" draw:mime-type="image/jpeg"/>
</draw:frame>
The Cabinet of Ministers directed the balance of funds of the Special Fund of the State Budget Agency for renewal and the Ministry of Community Development, Territories of Tainfrastructure for the restoration of construction and infrastructure.</text:p>
      <text:p text:style-name="P4">
As Ukrinform reports, about it in <text:a xlink:type="simple" xlink:href="https://t.me/tmelnychuk/2133" text:style-name="Internet_20_link" text:visited-style-name="Visited_20_Internet_20_Link">
</text:a>
The Cabinet representative in the Verkhovna Rada reported Taras Melnychuk.</text:p>
      <text:p text:style-name="P4">
“It is envisaged that the balance of funds of the special fund of the state budget, daily in 2022 from the European Investment Bank within the framework of investment projects“ Improving the safety Ukraine ”,“ Higher Education of Ukraine ”, are directed on a non -returnable basis for new budget programs ...” - the message reads.</text:p>
      <text:p text:style-name="P4">
<text:span text:style-name="T4">
 Read also: </text:span>
 <text:a xlink:type="simple" xlink:href="https://www.ukrinform.ua/rubric-society/3697592-urad-udoskonaliv-mehanizm-viplati-pensij-na-period-voennogo-stanu.html" text:style-name="Internet_20_link" text:visited-style-name="Visited_20_Internet_20_Link">
</text:a>
In particular, 179 billion hryvnias have been allocated to the State Agency for recovery(Development)To project, restore, construction, modernization, arrangement, repair of construction objects(public purpose, social sphere, cultural heritage, housing and communal services, engineering and transportation(General Public Public Highways), railway, energy infrastructure, cross -border checkpoints for road connections, aviation, maritime and river transport infrastructure, as well as thermo -modernization of residential public buildings.</text:p>
      <text:p text:style-name="P4">
In addition, the Ministry of Community Development, Territories and Infrastructure Department of UAH 4.477 billion for granting subsidies to local budgets for prohibition, restoration, construction, modernization, arrangement, repair of public construction, social sphere, cultural and communal services, and communal services. people.</text:p>
      <text:p text:style-name="P4">
<text:span text:style-name="T4">
 Read also: </text:span>
 <text:a xlink:type="simple" xlink:href="https://www.ukrinform.ua/rubric-polytics/3699043-zbroa-ta-pidtrimka-ekonomiki-zelenskij-proviv-naradu-pro-zaplanovani-miznarodni-zahodi.html" text:style-name="Internet_20_link" text:visited-style-name="Visited_20_Internet_20_Link">
</text:a>
As reported by Ukrinform, the European Investment Bank additionally allocated 20 mln euros to the development of water supply and sewerage system in Nikolaev. The war was even more acute in the war.</text:p>
      <text:p text:style-name="P4">
News Source: <text:a xlink:type="simple" xlink:href="https://www.ukrinform.ua/rubric-vidbudova/3699050-kabmin-spramuvav-zaliski-kostiv-eib-na-vidnovlenna-obektiv-budivnictva-ta-infrastrukturi.html" text:style-name="Internet_20_link" text:visited-style-name="Visited_20_Internet_20_Link">
https://www.ukrinform.ua/rubric-vidbudova/3699050-kabmin-spramuvav-zaliski-kostiv-eib-na-vidnovlenna-obektiv-budivnictva-ta-infrastrukturi.html</text:a>
</text:p>
      <!--NEWS-->
      <text:h text:style-name="P10" text:outline-level="1">
<text:span text:style-name="T4">
The expirer of the Minister of Defense is suspected of meals with food for the military - NABU</text:span>
</text:h>
      <text:p text:style-name="P4">
Authors: Ukrinform (Person)</text:p>
      <text:p text:style-name="P4">
Publisher: Укринформ (Organization)</text:p>
      <text:p text:style-name="P4">
Published Time: 2023-04-21T19:35:00+03:00</text:p>
      <text:p text:style-name="P4">
Modified Time: 2023-04-21T19:35:00+03:00</text:p>
      <text:p text:style-name="P4">
Description: The Interagency Investigation Group as part of NABU detectives and DBR investigators, under the procedural leadership of the SAP prosecutors, reported suspicion of the former Deputy Minister and the exclusion of one of the departments of the Ministry of Defense in abuse when purchasing food for the Armed Forces. - Ukrinform.</text:p>
      <text:p text:style-name="P4">
Images: ["<text:a xlink:type="simple" xlink:href="https://static.ukrinform.com/photos/2023_04/thumb_files/630_360_1682095241-238.png" text:style-name="Internet_20_link" text:visited-style-name="Visited_20_Internet_20_Link">
630_360_16820...</text:a>
"]</text:p>
      <text:p text:style-name="P4">
Tags: ['НАБУ', 'ЗСУ', 'Харчування']</text:p>
      <text:p text:style-name="P4">
Type: Article</text:p>
      <!--METADATA-->
      <text:p text:style-name="P4">
<draw:frame draw:style-name="fr1" draw:name="Image129" text:anchor-type="as-char" svg:width="6.9236in" svg:height="3.956343in" draw:z-index="0">
<draw:image xlink:href="../Images/yкринформ/2023-04-21T19-35-00-03-00/630_360_1682095241-238.png" xlink:type="simple" xlink:show="embed" xlink:actuate="onLoad" draw:mime-type="image/png"/>
</draw:frame>
The Integrade Group of NABU Detectives and the DBR investigators for the procedural management of the SAP prosecutors reported the suspicion of the former Deputy Minister and the exclusive of one of the departments of the Ministry of Defense of the Ministry of Defense when purchasing food for the Armed Forces.</text:p>
      <text:p text:style-name="P4">
As Ukrinform reports, it reports <text:a xlink:type="simple" xlink:href="https://nabu.gov.ua/news/makhinatc-z-kharchuvanniam-zsu-pidozriu-t-sia-ekszastupnik-ministra-oboroni/" text:style-name="Internet_20_link" text:visited-style-name="Visited_20_Internet_20_Link">
</text:a>
.</text:p>
      <text:p text:style-name="P4">
The actions of the suspects caused almost 12 million UAH of losses, and also led to prevented the performance of the Armed Forces of the Armed Forces of the country. 28, Part 2 of Art. 114-1, Part 2 of Art. 28, Part 2 of Article 364 of the Criminal Code of Ukraine.</text:p>
      <text:p text:style-name="P4">
<text:span text:style-name="T4">
 Read also: </text:span>
 <text:a xlink:type="simple" xlink:href="https://www.ukrinform.ua/rubric-ato/3676504-minoboroni-zminilo-cini-na-produkti-dla-zsu.html" text:style-name="Internet_20_link" text:visited-style-name="Visited_20_Internet_20_Link">
<text:span text:style-name="T4">
 Ministry of Defense </text:span>
 <text:span text:style-name="T4">
 changed </text:span>
 <text:span text:style-name="T4">
 prices </text:span>
 <text:span text:style-name="T4">
 </text:span>
 Products <text:span text:style-name="T4">
 </text:span>
 <text:span text:style-name="T4">
 for </text:span>
<text:span text:style-name="T4">
 of the Armed Forces </text:span>
</text:a>
According to the investigation, in 2020 the Ministry of Defense conducted tenders for the purchase of food service for the Armed Forces of Ukraine for 2021. The former deputy minister gave an instruction to the head of the department to conclude additional wells with the providers of service.</text:p>
      <text:p text:style-name="P4">
According to them, the main contracts excludes the obligations of suppliers to support products and timely replenishment of intact food stations of the Armed Forces. Therefore, now the Armed Forces should do this, spending additional budgetary funds and attracting personnel and equipment.</text:p>
      <text:p text:style-name="P4">
As a result, almost 12 million losses were caused. In addition, the actions of the subordinates led to a decrease in the combat readiness and defense capability of the Armed Forces of Ukraine.</text:p>
      <text:p text:style-name="P4">
<text:span text:style-name="T4">
 Read also: </text:span>
 <text:a xlink:type="simple" xlink:href="https://www.ukrinform.ua/rubric-polytics/3665992-vrucenna-pidozr-predstavnikam-minoboroni-ne-stosuutsa-sistemi-harcovih-zakupivel-reznikov.html" text:style-name="Internet_20_link" text:visited-style-name="Visited_20_Internet_20_Link">
<text:span text:style-name="T4">
 delivery </text:span>
 <text:span text:style-name="T4">
 Suspicion </text:span>
 <text:span text:style-name="T4">
 </text:span>
 <text:span text:style-name="T4">
 </text:span>
 <text:span text:style-name="T4">
 Ministry of Defense </text:span>
<text:span text:style-name="T4">
 concern </text:span>
 <text:span text:style-name="T4">
 </text:span>
 <text:span text:style-name="T4">
 </text:span>
 <text:span text:style-name="T4">
 food </text:span>
 <text:span text:style-name="T4">
 purchases </text:span>
 <text:span text:style-name="T4">
 </text:span>
 <text:span text:style-name="T4">
 </text:span>
 <text:span text:style-name="T4">
 Reznikov </text:span>
</text:a>
As it was reported, the "Mirror of the Week" published a material stating that the prices for the purchase of food and the provision of food services for the military in contractions of the Ministry of Defense exceeds the retail by two to three times.</text:p>
      <text:p text:style-name="P4">
In particular, the material provided the following data: "The Ministry of Defense has regulated eggs at UAH 177 apiece, while the retail price in the Kiev store is now about 7 UAH."At the same time, the Minister of Defense Oleksiy Reznikov noted that the products for the shelter were supplied with eight companies and promised to provide the deputies with all contracts and detailed comments on the provision of the army with food.</text:p>
      <text:p text:style-name="P4">
On January 23, it was reported that in order to ensure transparency in the purchase of food for the Armed Forces of Ukraine <text:a xlink:type="simple" xlink:href="https://www.ukrinform.ua/rubric-polytics/3657771-vr-iniciue-zakon-sodo-castkovogo-vidkritta-informacii-pro-zakupivli-v-umovah-voennogo-stanu.html" text:style-name="Internet_20_link" text:visited-style-name="Visited_20_Internet_20_Link">
</text:a>
.</text:p>
      <text:p text:style-name="P4">
Photo: General Staff of the Armed Forces</text:p>
      <text:p text:style-name="P4">
News Source: <text:a xlink:type="simple" xlink:href="https://www.ukrinform.ua/rubric-society/3699052-ekszastupnika-ministra-oboroni-pidozruut-u-mahinaciah-z-harcuvannam-dla-zsu.html" text:style-name="Internet_20_link" text:visited-style-name="Visited_20_Internet_20_Link">
https://www.ukrinform.ua/rubric-society/3699052-ekszastupnika-ministra-oboroni-pidozruut-u-mahinaciah-z-harcuvannam-dla-zsu.html</text:a>
</text:p>
      <!--NEWS-->
      <text:h text:style-name="P10" text:outline-level="1">
<text:span text:style-name="T4">
Ukrainian Zavatska reached the semi -finals of ITF tournament in Italy, beating Russian</text:span>
</text:h>
      <text:p text:style-name="P4">
Authors: Ukrinform (Person)</text:p>
      <text:p text:style-name="P4">
Publisher: Укринформ (Organization)</text:p>
      <text:p text:style-name="P4">
Published Time: 2023-04-21T19:37:54+03:00</text:p>
      <text:p text:style-name="P4">
Modified Time: 2023-04-21T19:37:54+03:00</text:p>
      <text:p text:style-name="P4">
Description: Katarina Zavatska made her way to the 1/2 finals of the Tournament of the International Tennis Federation (ITF) in Santa Margerita Di-Pula (Italy). - Ukrinform.</text:p>
      <text:p text:style-name="P4">
Images: ["<text:a xlink:type="simple" xlink:href="https://static.ukrinform.com/photos/2023_04/thumb_files/630_360_1682095066-375.jpg" text:style-name="Internet_20_link" text:visited-style-name="Visited_20_Internet_20_Link">
630_360_16820...</text:a>
"]</text:p>
      <text:p text:style-name="P4">
Tags: ['Теніс']</text:p>
      <text:p text:style-name="P4">
Type: Article</text:p>
      <!--METADATA-->
      <text:p text:style-name="P4">
<draw:frame draw:style-name="fr1" draw:name="Image130" text:anchor-type="as-char" svg:width="6.9236in" svg:height="3.956343in" draw:z-index="0">
<draw:image xlink:href="../Images/yкринформ/2023-04-21T19-37-54-03-00/630_360_1682095066-375.jpg" xlink:type="simple" xlink:show="embed" xlink:actuate="onLoad" draw:mime-type="image/jpeg"/>
</draw:frame>
Ukrainian Zavatska made it up to the 1/2 finals of the International Tennis Federation tournament(ITF)In Santa Margerita di-Pula(Italy).</text:p>
      <text:p text:style-name="P4">
23-річна уродженка Луцька (# 262 of the world rating)won the quarterfinalius of Catherine Makarov(№202)- 6: 1, 5: 7, 6: 2, transmits Ukrinform.</text:p>
      <text:p text:style-name="P4">
The ticket to the final of the competition is played with Bosnika Dea Herrdzelash(№396).</text:p>
      <text:p text:style-name="P4">
<text:span text:style-name="T4">
Читайте також:</text:span>
 <text:a xlink:type="simple" xlink:href="https://www.ukrinform.ua/rubric-sports/3698476-svitolina-vistupit-na-turniri-wta-1000-v-madridi.html" text:style-name="Internet_20_link" text:visited-style-name="Visited_20_Internet_20_Link">
 </text:a>
The Santa Margerita di-di-di tournament will last until April 23.</text:p>
      <text:p text:style-name="P4">
Photo: Getty Images.</text:p>
      <text:p text:style-name="P4">
News Source: <text:a xlink:type="simple" xlink:href="https://www.ukrinform.ua/rubric-sports/3699051-ukrainka-zavacka-vijsla-do-pivfinalu-turniru-itf-v-italii-obigravsi-rosianku.html" text:style-name="Internet_20_link" text:visited-style-name="Visited_20_Internet_20_Link">
https://www.ukrinform.ua/rubric-sports/3699051-ukrainka-zavacka-vijsla-do-pivfinalu-turniru-itf-v-italii-obigravsi-rosianku.html</text:a>
</text:p>
      <!--NEWS-->
      <text:h text:style-name="P10" text:outline-level="1">
<text:span text:style-name="T4">
Zelensky called tasks that are primarily directed by public resources</text:span>
</text:h>
      <text:p text:style-name="P4">
Authors: Ukrinform (Person)</text:p>
      <text:p text:style-name="P4">
Publisher: Укринформ (Organization)</text:p>
      <text:p text:style-name="P4">
Published Time: 2023-04-21T19:39:00+03:00</text:p>
      <text:p text:style-name="P4">
Modified Time: 2023-04-21T19:39:00+03:00</text:p>
      <text:p text:style-name="P4">
Description: President of Ukraine Volodymyr Zelensky emphasizes that the main task of the state today is the de -occupation of territories and the return of people from Russian captivity, all resources of the state are directed first and foremost. - Ukrinform.</text:p>
      <text:p text:style-name="P4">
Images: ["<text:a xlink:type="simple" xlink:href="https://static.ukrinform.com/photos/2023_02/thumb_files/630_360_1676049059-535.png" text:style-name="Internet_20_link" text:visited-style-name="Visited_20_Internet_20_Link">
630_360_16760...</text:a>
"]</text:p>
      <text:p text:style-name="P4">
Tags: ['Деокупація', 'Полонені', 'Зеленський', 'Війна з росією']</text:p>
      <text:p text:style-name="P4">
Type: Article</text:p>
      <!--METADATA-->
      <text:p text:style-name="P4">
<draw:frame draw:style-name="fr1" draw:name="Image131" text:anchor-type="as-char" svg:width="6.9236in" svg:height="3.956343in" draw:z-index="0">
<draw:image xlink:href="../Images/yкринформ/2023-04-21T19-39-00-03-00/630_360_1676049059-535.png" xlink:type="simple" xlink:show="embed" xlink:actuate="onLoad" draw:mime-type="image/png"/>
</draw:frame>
President of Ukraine Volodymyr Zelensky emphasizes that the main task of the state today is the de -occupation of territories and the return of people from Russian captivity, all resource states are directed primarily.</text:p>
      <text:p text:style-name="P4">
The head of state told about it in <text:a xlink:type="simple" xlink:href="https://www.president.gov.ua/news/zaraz-usim-nam-treba-zberigati-yednist-mobilizovanist-i-povn-82425" text:style-name="Internet_20_link" text:visited-style-name="Visited_20_Internet_20_Link">
</text:a>
transmits Ukrinform.</text:p>
      <text:p text:style-name="P4">
"Everyone in Ukraine should understand that the main task of the state is the de -occupation of the territories, the return of our lands and our people from Russian captivity. Resources of the state are directed primarily for this task.</text:p>
      <text:p text:style-name="P4">
He expressed his gratitude to all who keeps the world's attention to Ukraine, who creates workplaces to Ukraine, who pays taxes, who stays in the country and supports the work of their enterprises, as well as to all who organize meetings for our soldiers and restore - in Ukraine and abroad.</text:p>
      <text:p text:style-name="P4">
<text:span text:style-name="T4">
 Read also: </text:span>
 <text:a xlink:type="simple" xlink:href="https://www.ukrinform.ua/rubric-ato/3699041-zelenskij-zaraz-nam-treba-zberigati-ednist-i-povnu-koncentraciu-na-oboroni.html" text:style-name="Internet_20_link" text:visited-style-name="Visited_20_Internet_20_Link">
<text:span text:style-name="T4">
 Zelensky </text:span>
</text:a>
"Now, like last year, we all need to maintain unity, mobilization and full concentration on defense," - stressed <text:a xlink:type="simple" xlink:href="https://www.ukrinform.ua/tag-zelenskij" text:style-name="Internet_20_link" text:visited-style-name="Visited_20_Internet_20_Link">
</text:a>
.</text:p>
      <text:p text:style-name="P4">
He also thanked everyone who has joined at state defense enterprises and a person who has joined, produces weapons and ammunition, drones, and all, heals and creates equipment, in particular for mine.</text:p>
      <text:p text:style-name="P4">
"Thank you for the fact that Ukraine is growing our defense production potential," the President said.</text:p>
      <text:p text:style-name="P4">
<text:span text:style-name="T4">
 Read also: </text:span>
 <text:a xlink:type="simple" xlink:href="https://www.ukrinform.ua/rubric-polytics/3699043-zbroa-ta-pidtrimka-ekonomiki-zelenskij-proviv-naradu-pro-zaplanovani-miznarodni-zahodi.html" text:style-name="Internet_20_link" text:visited-style-name="Visited_20_Internet_20_Link">
<text:span text:style-name="T4">
 Zelensky </text:span>
</text:a>
As reported by Ukrinform, to strengthen the Ukrainian military complex(ВПК)The government has expanded the list of companies that can import friendship. These companies have the right to import goods for their own production.</text:p>
      <text:p text:style-name="P4">
It is known that Ukraine is trying to regularly return its citizens from the Russian captivity. On April 16, Ukraine and Russia conducted the Easter exchange of prisoners -130 Ukrainian defenders returned.</text:p>
      <text:p text:style-name="P4">
News Source: <text:a xlink:type="simple" xlink:href="https://www.ukrinform.ua/rubric-polytics/3699056-zelenskij-nazvav-zavdanna-na-aki-peredusim-spramovuut-derzavni-resursi.html" text:style-name="Internet_20_link" text:visited-style-name="Visited_20_Internet_20_Link">
https://www.ukrinform.ua/rubric-polytics/3699056-zelenskij-nazvav-zavdanna-na-aki-peredusim-spramovuut-derzavni-resursi.html</text:a>
</text:p>
      <!--NEWS-->
      <text:h text:style-name="P10" text:outline-level="1">
<text:span text:style-name="T4">
Blaschak said where in Poland there will be a hub to repair Ukrainian Leopard 2</text:span>
</text:h>
      <text:p text:style-name="P4">
Authors: Ukrinform (Person)</text:p>
      <text:p text:style-name="P4">
Publisher: Укринформ (Organization)</text:p>
      <text:p text:style-name="P4">
Published Time: 2023-04-21T19:41:00+03:00</text:p>
      <text:p text:style-name="P4">
Modified Time: 2023-04-21T19:41:00+03:00</text:p>
      <text:p text:style-name="P4">
Description: Leopard 2 tanks that Western allies transmit to Ukraine are likely to be serviced and repaired on the basis of Bumar - łabędy defense enterprise in Glivice in southern Poland. - Ukrinform.</text:p>
      <text:p text:style-name="P4">
Images: ["<text:a xlink:type="simple" xlink:href="https://static.ukrinform.com/photos/2022_11/thumb_files/630_360_1667378867-275.jpg" text:style-name="Internet_20_link" text:visited-style-name="Visited_20_Internet_20_Link">
630_360_16673...</text:a>
"]</text:p>
      <text:p text:style-name="P4">
Tags: ['Польща', 'Україна', 'Ремонт', ' танк Leopard', 'Маріуш Блащак']</text:p>
      <text:p text:style-name="P4">
Type: Article</text:p>
      <!--METADATA-->
      <text:p text:style-name="P4">
<draw:frame draw:style-name="fr1" draw:name="Image132" text:anchor-type="as-char" svg:width="6.9236in" svg:height="3.956343in" draw:z-index="0">
<draw:image xlink:href="../Images/yкринформ/2023-04-21T19-41-00-03-00/630_360_1667378867-275.jpg" xlink:type="simple" xlink:show="embed" xlink:actuate="onLoad" draw:mime-type="image/jpeg"/>
</draw:frame>
Tanksleopard 2, which Western allies transmit to Ukraine, will probably be serviced and repaired on the basis of Bumar - łabędy defense enterprise in the city of Glivice in southern Poland.</text:p>
      <text:p text:style-name="P4">
This was announced during a briefing for the media in Ramstayna by Viceremier-Minister, Polish National Defense Minister Mariusz Blaschak, Ukrinform reports.</text:p>
      <text:p text:style-name="P4">
According to the Polish Minister, he convinced his colleagues about the need for formation <text:a xlink:type="simple" xlink:href="https://www.ukrinform.ua/tag-remont" text:style-name="Internet_20_link" text:visited-style-name="Visited_20_Internet_20_Link">
</text:a>
Habu in the city of Glivice.</text:p>
      <text:p text:style-name="P4">
"Bumar in Glivitice has 20 years of experience in the service and repair of tanks, so the staff is prepared there," Blaschak emphasized.</text:p>
      <text:p text:style-name="P4">
According to him, the functioning of the hub can be funded by the expense of the relevant fund. It also did not exclude the involvement of EU and NATO funding in funding.</text:p>
      <text:p text:style-name="P4">
<text:span text:style-name="T4">
 Read also: </text:span>
 <text:a xlink:type="simple" xlink:href="https://www.ukrinform.ua/rubric-ato/3698958-na-bazi-ramstajn-projsla-zustric-tankovoi-koalicii-reznikov-rozpoviv-pro-rezultati.html" text:style-name="Internet_20_link" text:visited-style-name="Visited_20_Internet_20_Link">
</text:a>
As it was reported, within the framework of the meeting of the Defense Group of Ukraine in Ramstein format on Friday, April 21, a meeting of the heads of defense consignments of the countries belonging to the so -called tank coalition took place. According to his results <text:a xlink:type="simple" xlink:href="https://www.ukrinform.ua/rubric-ato/3698958-na-bazi-ramstajn-projsla-zustric-tankovoi-koalicii-reznikov-rozpoviv-pro-rezultati.html" text:style-name="Internet_20_link" text:visited-style-name="Visited_20_Internet_20_Link">
</text:a>
About the creation of the Center for Maintenance and maintenance of establishment tanks of Leopard 2 of Ukraine in Poland.</text:p>
      <text:p text:style-name="P4">
News Source: <text:a xlink:type="simple" xlink:href="https://www.ukrinform.ua/rubric-ato/3699053-blasak-skazav-de-v-polsi-bude-hab-dla-remontu-ukrainskih-leopard-2.html" text:style-name="Internet_20_link" text:visited-style-name="Visited_20_Internet_20_Link">
https://www.ukrinform.ua/rubric-ato/3699053-blasak-skazav-de-v-polsi-bude-hab-dla-remontu-ukrainskih-leopard-2.html</text:a>
</text:p>
      <!--NEWS-->
      <text:h text:style-name="P10" text:outline-level="1">
<text:span text:style-name="T4">
Ukraine has terminated another agreement with CIS countries on social payments</text:span>
</text:h>
      <text:p text:style-name="P4">
Authors: Ukrinform (Person)</text:p>
      <text:p text:style-name="P4">
Publisher: Укринформ (Organization)</text:p>
      <text:p text:style-name="P4">
Published Time: 2023-04-21T19:48:14+03:00</text:p>
      <text:p text:style-name="P4">
Modified Time: 2023-04-21T19:48:14+03:00</text:p>
      <text:p text:style-name="P4">
Description: Ukraine has left the agreement on the guarantees of citizens' rights in the field of social assistance payment, compensatory payments to families with children and alimony. - Ukrinform.</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СНД', 'Мельничук']</text:p>
      <text:p text:style-name="P4">
Type: Article</text:p>
      <!--METADATA-->
      <text:p text:style-name="P4">
<draw:frame draw:style-name="fr1" draw:name="Image133" text:anchor-type="as-char" svg:width="6.9236in" svg:height="3.956343in" draw:z-index="0">
<draw:image xlink:href="../Images/yкринформ/2023-04-21T19-48-14-03-00/630_360_1659708198-453.jpg" xlink:type="simple" xlink:show="embed" xlink:actuate="onLoad" draw:mime-type="image/jpeg"/>
</draw:frame>
It was Ukrainian from the Agreement on the Guarantees of Citizens' Rights in the Field of Payment of Social Assistance, Compensatory Payments to Families with Children and Alimony.</text:p>
      <text:p text:style-name="P4">
As Ukrinform reports, about it in <text:a xlink:type="simple" xlink:href="https://t.me/tmelnychuk/2131" text:style-name="Internet_20_link" text:visited-style-name="Visited_20_Internet_20_Link">
</text:a>
The Cabinet representative in the Verkhovna Rada reported Taras Melnychuk.</text:p>
      <text:p text:style-name="P4">
"The agreement on the guarantees of citizens' rights in the field of payment social assistance, compensatory payments to families with children and alimony, committed on September 9, 1994 in Moscow, which was concluded within the CIS," - said.</text:p>
      <text:p text:style-name="P4">
Article 15 of this Agreement, in particular, stipulates that the social rights of citizens(which children have)that arise in accordance with the provisions of this Agreement, do not lose their sets in the event of any party withdrawal from the agreement.</text:p>
      <text:p text:style-name="P4">
<text:span text:style-name="T4">
 Read also: </text:span>
 <text:a xlink:type="simple" xlink:href="https://www.ukrinform.ua/rubric-society/3697579-urad-sprostiv-poradok-priznacenna-subsidij-pilg-i-deakih-socviplat.html" text:style-name="Internet_20_link" text:visited-style-name="Visited_20_Internet_20_Link">
<text:span text:style-name="T4">
 social payments </text:span>
</text:a>
As it was reported, President Volodymyr Zelenskyy signed Decree No. 158/2023 on the output of Ukraine on the Agreement on the Procedure of Pension Support and State Insurance of Employees of Internal Affairs of States - participating in the family of independent states.</text:p>
      <text:p text:style-name="P4">
Earlier this week it became known that <text:a xlink:type="simple" xlink:href="https://www.ukrinform.ua/rubric-society/3697557-ukraina-rozirvala-nizku-protokoliv-z-krainami-snd-pro-dopomogu-simam-zagiblih-v-afganistani.html" text:style-name="Internet_20_link" text:visited-style-name="Visited_20_Internet_20_Link">
</text:a>
.</text:p>
      <text:p text:style-name="P4">
Photo: Ministry of Reintegration</text:p>
      <text:p text:style-name="P4">
News Source: <text:a xlink:type="simple" xlink:href="https://www.ukrinform.ua/rubric-society/3699054-ukraina-rozirvala-se-odnu-ugodu-z-krainami-snd-pro-socviplati.html" text:style-name="Internet_20_link" text:visited-style-name="Visited_20_Internet_20_Link">
https://www.ukrinform.ua/rubric-society/3699054-ukraina-rozirvala-se-odnu-ugodu-z-krainami-snd-pro-socviplati.html</text:a>
</text:p>
      <!--NEWS-->
      <text:h text:style-name="P10" text:outline-level="1">
<text:span text:style-name="T4">
Finland will send a new military assistance party to Ukraine</text:span>
</text:h>
      <text:p text:style-name="P4">
Authors: Ukrinform (Person)</text:p>
      <text:p text:style-name="P4">
Publisher: Укринформ (Organization)</text:p>
      <text:p text:style-name="P4">
Published Time: 2023-04-21T19:50:00+03:00</text:p>
      <text:p text:style-name="P4">
Modified Time: 2023-04-21T19:50:00+03:00</text:p>
      <text:p text:style-name="P4">
Description: Finland has announced plans to send military equipment to the Ukrainian military who are involved in exercises within the EU-Ukraine European Auxiliary Military Military Mission. - Ukrinform.</text:p>
      <text:p text:style-name="P4">
Images: ["<text:a xlink:type="simple" xlink:href="https://static.ukrinform.com/photos/2023_03/thumb_files/630_360_1677833088-844.jpg" text:style-name="Internet_20_link" text:visited-style-name="Visited_20_Internet_20_Link">
630_360_16778...</text:a>
"]</text:p>
      <text:p text:style-name="P4">
Tags: ['Фінляндія', 'допомога', 'Війна з росією']</text:p>
      <text:p text:style-name="P4">
Type: Article</text:p>
      <!--METADATA-->
      <text:p text:style-name="P4">
<draw:frame draw:style-name="fr1" draw:name="Image134" text:anchor-type="as-char" svg:width="6.9236in" svg:height="3.956343in" draw:z-index="0">
<draw:image xlink:href="../Images/yкринформ/2023-04-21T19-50-00-03-00/630_360_1677833088-844.jpg" xlink:type="simple" xlink:show="embed" xlink:actuate="onLoad" draw:mime-type="image/jpeg"/>
</draw:frame>
Finland was a lot about plans to send military equipment to the Ukrainian military who are involved in exercises within the European auxiliary military mission for Ukraine(EUMAM-Ukraine).</text:p>
      <text:p text:style-name="P4">
Про це повідомляє міністерство оборони Фінляндії, передає Укрінформ ізпосиланням на <text:a xlink:type="simple" xlink:href="https://yle.fi/news/tuoreimmat" text:style-name="Internet_20_link" text:visited-style-name="Visited_20_Internet_20_Link">
 </text:a>
.</text:p>
      <text:p text:style-name="P4">
It is noted that the President of the country Sauli Niintyo has approved the departure of the Friday. This is the 15th Finland Military Aid Party of Ukraine.</text:p>
      <text:p text:style-name="P4">
<text:span text:style-name="T4">
 Read also: </text:span>
 <text:a xlink:type="simple" xlink:href="https://www.ukrinform.ua/rubric-ato/3698859-kanada-ogolosila-pro-novij-paket-vijskovoi-dopomogi-ukraini.html" text:style-name="Internet_20_link" text:visited-style-name="Visited_20_Internet_20_Link">
<text:span text:style-name="T4">
 Package </text:span>
</text:a>
“Ukraine needs different types of support. We participate in the educational mission by teaching the Ukrainian military and providing the necessary financial assistance, ”said Defense Minister Antta Kaikkonen.</text:p>
      <text:p text:style-name="P4">
The ministry specified that when making a decision on the package of assistance, the needs of both Ukraine and the resource position of the forces of the Defense Finland had been made.</text:p>
      <text:p text:style-name="P4">
The Office stated that it would not publish information on the content of assistance, a way of delivery, or the terms of arrival for security reasons.</text:p>
      <text:p text:style-name="P4">
<text:span text:style-name="T4">
 Read also: </text:span>
 <text:a xlink:type="simple" xlink:href="https://www.ukrinform.ua/rubric-ato/3698757-ucasniki-ramstajnu-vze-nadali-ukraini-55-milardiv-bezpekovoi-dopomogi-ostin.html" text:style-name="Internet_20_link" text:visited-style-name="Visited_20_Internet_20_Link">
</text:a>
As it was reported, the total cost of Finnish defense aid packages reached about 990 million euros.</text:p>
      <text:p text:style-name="P4">
News Source: <text:a xlink:type="simple" xlink:href="https://www.ukrinform.ua/rubric-ato/3699037-finlandia-vidpravit-ukraini-novu-partiu-vijskovoi-dopomogi.html" text:style-name="Internet_20_link" text:visited-style-name="Visited_20_Internet_20_Link">
https://www.ukrinform.ua/rubric-ato/3699037-finlandia-vidpravit-ukraini-novu-partiu-vijskovoi-dopomogi.html</text:a>
</text:p>
      <!--NEWS-->
      <text:h text:style-name="P10" text:outline-level="1">
<text:span text:style-name="T4">
Zelensky is waiting for Reznikov's report as a result of Ramstin</text:span>
</text:h>
      <text:p text:style-name="P4">
Authors: Ukrinform (Person)</text:p>
      <text:p text:style-name="P4">
Publisher: Укринформ (Organization)</text:p>
      <text:p text:style-name="P4">
Published Time: 2023-04-21T19:57:00+03:00</text:p>
      <text:p text:style-name="P4">
Modified Time: 2023-04-21T19:57:00+03:00</text:p>
      <text:p text:style-name="P4">
Description: President of Ukraine Volodymyr Zelensky awaits the report of the Minister of Defense Alexei Reznikov on the results of Ramstin. - Ukrinform.</text:p>
      <text:p text:style-name="P4">
Images: ["<text:a xlink:type="simple" xlink:href="https://static.ukrinform.com/photos/2023_04/thumb_files/630_360_1682063024-559.jpeg" text:style-name="Internet_20_link" text:visited-style-name="Visited_20_Internet_20_Link">
630_360_16820...</text:a>
"]</text:p>
      <text:p text:style-name="P4">
Tags: ['Зеленський', 'Резніков', 'Зустріч Рамштайн']</text:p>
      <text:p text:style-name="P4">
Type: Article</text:p>
      <!--METADATA-->
      <text:p text:style-name="P4">
<draw:frame draw:style-name="fr1" draw:name="Image135" text:anchor-type="as-char" svg:width="6.9236in" svg:height="3.956343in" draw:z-index="0">
<draw:image xlink:href="../Images/yкринформ/2023-04-21T19-57-00-03-00/630_360_1682063024-559.jpeg" xlink:type="simple" xlink:show="embed" xlink:actuate="onLoad" draw:mime-type="image/jpeg"/>
</draw:frame>
President of Ukraine Volodymyr Zelensky awaits the report of the Minister of Defense Oleksiyreznikov on the results of Ramstin.</text:p>
      <text:p text:style-name="P4">
The head of state said in <text:a xlink:type="simple" xlink:href="https://www.president.gov.ua/news/zaraz-usim-nam-treba-zberigati-yednist-mobilizovanist-i-povn-82425" text:style-name="Internet_20_link" text:visited-style-name="Visited_20_Internet_20_Link">
</text:a>
, reports Ukrinform.</text:p>
      <text:p text:style-name="P4">
"All day the maximum attention of communication in the format" Ramstein ", today is a way. I thank those partners whose determination is fully in line with the real confidence and needs on the battlefield. I expect the report of the Minister of Defense with the reserves of Ramstin," the President said.</text:p>
      <text:p text:style-name="P4">
<text:span text:style-name="T4">
 Read also: </text:span>
 <text:a xlink:type="simple" xlink:href="https://www.ukrinform.ua/rubric-polytics/3699056-zelenskij-nazvav-zavdanna-na-aki-peredusim-spramovuut-derzavni-resursi.html" text:style-name="Internet_20_link" text:visited-style-name="Visited_20_Internet_20_Link">
<text:span text:style-name="T4">
 Zelensky </text:span>
</text:a>
As reported by Ukrinform, on April 21 on the basis of the US Air Force "Ramstein" <text:a xlink:type="simple" xlink:href="https://www.ukrinform.ua/rubric-ato/3698632-u-minoboroni-nimeccini-rozpovili-aki-pitanna-obgovoruvatimut-na-ramstajni.html" text:style-name="Internet_20_link" text:visited-style-name="Visited_20_Internet_20_Link">
</text:a>
.</text:p>
      <text:p text:style-name="P4">
Within the meeting of the contact group on defense of Ukraine in Ramstein format, a meeting of the heads of defense agencies of countries, which are included in the name of the tank coalition, was held.</text:p>
      <text:p text:style-name="P4">
Reznikov also met in the fields of the contact group on defense Ukraine in Ramstein format with NATO Secretary General Jinstoltenberg and expressed his hope for accelerating political decisions on Ukraine's integration into NATO.</text:p>
      <text:p text:style-name="P4">
Photo: op</text:p>
      <text:p text:style-name="P4">
News Source: <text:a xlink:type="simple" xlink:href="https://www.ukrinform.ua/rubric-ato/3699057-zelenskij-ocikue-na-dopovid-reznikova-za-rezultatami-ramstajnu.html" text:style-name="Internet_20_link" text:visited-style-name="Visited_20_Internet_20_Link">
https://www.ukrinform.ua/rubric-ato/3699057-zelenskij-ocikue-na-dopovid-reznikova-za-rezultatami-ramstajnu.html</text:a>
</text:p>
      <!--NEWS-->
      <text:h text:style-name="P10" text:outline-level="1">
<text:span text:style-name="T4">
SBU detained a lawyer who collected for the Russians about HIMARS</text:span>
</text:h>
      <text:p text:style-name="P4">
Authors: Ukrinform (Person)</text:p>
      <text:p text:style-name="P4">
Publisher: Укринформ (Organization)</text:p>
      <text:p text:style-name="P4">
Published Time: 2023-04-21T20:02:00+03:00</text:p>
      <text:p text:style-name="P4">
Modified Time: 2023-04-21T20:02:00+03:00</text:p>
      <text:p text:style-name="P4">
Description: The Security Service of Ukraine exposed a Russian agent in the Kiev region, who collected information about HIMARS. - Ukrinform.</text:p>
      <text:p text:style-name="P4">
Images: ["<text:a xlink:type="simple" xlink:href="https://static.ukrinform.com/photos/2018_12/thumb_files/630_360_1544699923-658.jpg" text:style-name="Internet_20_link" text:visited-style-name="Visited_20_Internet_20_Link">
630_360_15446...</text:a>
"]</text:p>
      <text:p text:style-name="P4">
Tags: ['СБУ', 'Війна з росією', 'HIMARS']</text:p>
      <text:p text:style-name="P4">
Type: Article</text:p>
      <!--METADATA-->
      <text:p text:style-name="P4">
<draw:frame draw:style-name="fr1" draw:name="Image136" text:anchor-type="as-char" svg:width="6.9236in" svg:height="3.956343in" draw:z-index="0">
<draw:image xlink:href="../Images/yкринформ/2023-04-21T20-02-00-03-00/630_360_1544699923-658.jpg" xlink:type="simple" xlink:show="embed" xlink:actuate="onLoad" draw:mime-type="image/jpeg"/>
</draw:frame>
The service of Ukraine exposed the Russian agent in the Kiev region, who was collected about Himars.</text:p>
      <text:p text:style-name="P4">
As Ukrinform reports, the SBU reports in <text:a xlink:type="simple" xlink:href="https://t.me/SBUkr/8045" text:style-name="Internet_20_link" text:visited-style-name="Visited_20_Internet_20_Link">
</text:a>
.</text:p>
      <text:p text:style-name="P4">
"The attacker was a local lawyer who previously worked as a prosecutor's office and as a result of the unsuccessful passing of the certification was released in 2021," the message reads.</text:p>
      <text:p text:style-name="P4">
It was established that he was subsequently recruited by Russian special services for exploration and subversive activities against Ukraine.</text:p>
      <text:p text:style-name="P4">
<text:span text:style-name="T4">
 Read also: </text:span>
 <text:a xlink:type="simple" xlink:href="https://www.ukrinform.ua/rubric-regions/3698747-sbu-zatrimala-zradnikiv-aki-na-pocatku-vtorgnenna-rf-pidpalili-pozeznu-castinu-na-kiivsini.html" text:style-name="Internet_20_link" text:visited-style-name="Visited_20_Internet_20_Link">
<text:span text:style-name="T4">
 SBU </text:span>
</text:a>
Video: <text:a xlink:type="simple" xlink:href="https://t.me/SBUkr/8045" text:style-name="Internet_20_link" text:visited-style-name="Visited_20_Internet_20_Link">
</text:a>
At the instructions of the enemy, the lawyer tried to obtain maps of minefields created by defense sets on the approaches to Kiev and in the Chernihiv region, as well as in the prifronted areas of East of Ukraine.</text:p>
      <text:p text:style-name="P4">
In addition, he explored the possible combat positions of M142 Himars jet artillery systems and the locations of the warehouses with ammunition and fuel and lubricants of the Armed Forces.</text:p>
      <text:p text:style-name="P4">
The Russian agent also searched for informants who offered a high cash "reward" for the transfer of secret information.</text:p>
      <text:p text:style-name="P4">
<text:span text:style-name="T4">
 Read also: </text:span>
 <text:a xlink:type="simple" xlink:href="https://www.ukrinform.ua/rubric-economy/3698388-sbu-arestuvala-aktivi-novinskogo-se-na-144-miljoni.html" text:style-name="Internet_20_link" text:visited-style-name="Visited_20_Internet_20_Link">
<text:span text:style-name="T4">
 SBU </text:span>
</text:a>
"Intelligence was needed by invaders for air strike by units of Ukrainian troops, as well as to create their own map of Ukrainian fortifications," - said in the message.</text:p>
      <text:p text:style-name="P4">
However, the SBU staff exposed the attacker, documented the criminal acts at the time of transferring him the simulation coordinates of Himars base.</text:p>
      <text:p text:style-name="P4">
In the course of the investigation, it was found that the Russian agent also set up a scheme -made departure abroad of Ukrainian citizens of conscript age.</text:p>
      <text:p text:style-name="P4">
<text:span text:style-name="T4">
 Read also: </text:span>
 <text:a xlink:type="simple" xlink:href="https://www.ukrinform.ua/rubric-ato/3697947-sbu-ogolosila-pidozru-pidsankcijnomu-propagandistu-akij-buv-radnikom-girkina.html" text:style-name="Internet_20_link" text:visited-style-name="Visited_20_Internet_20_Link">
<text:span text:style-name="T4">
 SBU </text:span>
</text:a>
He attracted several accomplices to the equipment, who offered his clients' attachments for escape outside Ukraine.</text:p>
      <text:p text:style-name="P4">
During the search, he found computer equipment, mobile phones and carriers that confirm the facts of subversive activity in favor of the aggressor country.The issue of the election of the malefactor is resolved in the form of detention.</text:p>
      <text:p text:style-name="P4">
As reported by Ukrinform, in Ukraine they were sentenced to 15 years of deprivation of the Manganese Volyer, who corrected Russian air attacks in Dnipropetrovsk.</text:p>
      <text:p text:style-name="P4">
News Source: <text:a xlink:type="simple" xlink:href="https://www.ukrinform.ua/rubric-society/3698941-sbu-zatrimala-advokata-akij-zbirav-dla-rosian-dani-pro-himars.html" text:style-name="Internet_20_link" text:visited-style-name="Visited_20_Internet_20_Link">
https://www.ukrinform.ua/rubric-society/3698941-sbu-zatrimala-advokata-akij-zbirav-dla-rosian-dani-pro-himars.html</text:a>
</text:p>
      <!--NEWS-->
      <text:h text:style-name="P10" text:outline-level="1">
<text:span text:style-name="T4">
In Ukraine, hop activities are settled</text:span>
</text:h>
      <text:p text:style-name="P4">
Authors: Ukrinform (Person)</text:p>
      <text:p text:style-name="P4">
Publisher: Укринформ (Organization)</text:p>
      <text:p text:style-name="P4">
Published Time: 2023-04-21T20:03:00+03:00</text:p>
      <text:p text:style-name="P4">
Modified Time: 2023-04-21T20:03:00+03:00</text:p>
      <text:p text:style-name="P4">
Description: The Cabinet of Ministers has approved the European Integration Bill "On Hops and Khmeleproducts", which will facilitate the development of industry and exports of hop production to the EU. - Ukrinform.</text:p>
      <text:p text:style-name="P4">
Images: ["<text:a xlink:type="simple" xlink:href="https://static.ukrinform.com/photos/2023_04/thumb_files/630_360_1682096154-150.jpg" text:style-name="Internet_20_link" text:visited-style-name="Visited_20_Internet_20_Link">
630_360_16820...</text:a>
"]</text:p>
      <text:p text:style-name="P4">
Tags: ['Євроінтеграція', 'Україна', 'Законопроєкт']</text:p>
      <text:p text:style-name="P4">
Type: Article</text:p>
      <!--METADATA-->
      <text:p text:style-name="P4">
<draw:frame draw:style-name="fr1" draw:name="Image137" text:anchor-type="as-char" svg:width="6.9236in" svg:height="3.956343in" draw:z-index="0">
<draw:image xlink:href="../Images/yкринформ/2023-04-21T20-03-00-03-00/630_360_1682096154-150.jpg" xlink:type="simple" xlink:show="embed" xlink:actuate="onLoad" draw:mime-type="image/jpeg"/>
</draw:frame>
The Cabinet of Ministers has approved the European Integration Bill "On Hops and Khmeleproducts", which will facilitate the development of industry and exports of hop production to the EU.</text:p>
      <text:p text:style-name="P4">
As Ukrinform reports, about it in <text:a xlink:type="simple" xlink:href="https://t.me/tmelnychuk/2130" text:style-name="Internet_20_link" text:visited-style-name="Visited_20_Internet_20_Link">
</text:a>
The Cabinet representative in the Verkhovna Rada reported Taras Melnychuk.</text:p>
      <text:p text:style-name="P4">
The bill defines the legal and organizational principles of the functioning of the market and hop products in Ukraine, requirements for their production, processing, marking, etc.</text:p>
      <text:p text:style-name="P4">
In addition, the document provides into compliance with the legislation terminology for hops and hop products, to develop the regulatory and legal acts necessary to determine the rules of certification of hops and hop products, their quality indicators.</text:p>
      <text:p text:style-name="P4">
<text:span text:style-name="T4">
 Read also: </text:span>
 <text:a xlink:type="simple" xlink:href="https://www.ukrinform.ua/rubric-economy/3697031-v-ukraini-vidnovluutsa-obsagi-virobnictva-piva.html" text:style-name="Internet_20_link" text:visited-style-name="Visited_20_Internet_20_Link">
</text:a>
The principles of production inspections from stems to the final product are also established. Control institutions and their filing are determined, as well as sanctions for violation of the requirements of the legislation.</text:p>
      <text:p text:style-name="P4">
Ukraine was reported that Ukraine restores membership in the International Organization of Education and Winemaking(МОВВ, International Organisation of Vine and Wine), which was included in 1997 - 2008. Participation in the Rights of Permanent Officials will allow Ukrainian specialists to use official standards of international trade rules <text:a xlink:type="simple" xlink:href="https://www.ukrinform.ua/tag-vino" text:style-name="Internet_20_link" text:visited-style-name="Visited_20_Internet_20_Link">
</text:a>
Tavnin materials.</text:p>
      <text:p text:style-name="P4">
<text:span text:style-name="T5">
Foto: Wikipedia</text:span>
</text:p>
      <text:p text:style-name="P4">
News Source: <text:a xlink:type="simple" xlink:href="https://www.ukrinform.ua/rubric-economy/3699061-v-ukraini-vreguluut-dialnist-u-galuzi-hmelarstva.html" text:style-name="Internet_20_link" text:visited-style-name="Visited_20_Internet_20_Link">
https://www.ukrinform.ua/rubric-economy/3699061-v-ukraini-vreguluut-dialnist-u-galuzi-hmelarstva.html</text:a>
</text:p>
      <!--NEWS-->
      <text:h text:style-name="P10" text:outline-level="1">
<text:span text:style-name="T4">
Zelensky thanked the brigades who are fighting in Bakhmut and Liman directions</text:span>
</text:h>
      <text:p text:style-name="P4">
Authors: Ukrinform (Person)</text:p>
      <text:p text:style-name="P4">
Publisher: Укринформ (Organization)</text:p>
      <text:p text:style-name="P4">
Published Time: 2023-04-21T20:11:00+03:00</text:p>
      <text:p text:style-name="P4">
Modified Time: 2023-04-21T20:11:00+03:00</text:p>
      <text:p text:style-name="P4">
Description: President of Ukraine Volodymyr Zelensky thanked the Ukrainian defenders of those brigades who are fighting in Bakhmut and Liman directions.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Бахмут', 'Зеленський', 'Війна з росією']</text:p>
      <text:p text:style-name="P4">
Type: Article</text:p>
      <!--METADATA-->
      <text:p text:style-name="P4">
<draw:frame draw:style-name="fr1" draw:name="Image138" text:anchor-type="as-char" svg:width="6.9236in" svg:height="3.956343in" draw:z-index="0">
<draw:image xlink:href="../Images/yкринформ/2023-04-21T20-11-00-03-00/630_360_1678962741-175.jpeg" xlink:type="simple" xlink:show="embed" xlink:actuate="onLoad" draw:mime-type="image/jpeg"/>
</draw:frame>
President of Ukraine Volodymyr Zelensky thanked the Ukrainian defenders of those brigades, which are in Bakhmut and Liman directions.</text:p>
      <text:p text:style-name="P4">
The head of state said in <text:a xlink:type="simple" xlink:href="https://t.me/V_Zelenskiy_official/5946" text:style-name="Internet_20_link" text:visited-style-name="Visited_20_Internet_20_Link">
</text:a>
, reports Ukrinform.</text:p>
      <text:p text:style-name="P4">
"Of course, I want to thank our warriors. Bakhmut. For bold actions-5-year storm brigade. Thank you, boys!Liman direction. For stability, the inadian maintenance of positions-66th separate mechanized brigade. Well done!Thank you, the warriors, for the accuracy!", -the President said.</text:p>
      <text:p text:style-name="P4">
<text:span text:style-name="T4">
 Read also: </text:span>
 <text:a xlink:type="simple" xlink:href="https://www.ukrinform.ua/rubric-ato/3699057-zelenskij-ocikue-na-dopovid-reznikova-za-rezultatami-ramstajnu.html" text:style-name="Internet_20_link" text:visited-style-name="Visited_20_Internet_20_Link">
<text:span text:style-name="T4">
 Zelensky </text:span>
</text:a>
He also thanked everyone who is now in positions, in trenches, at combat tanks, on combat duty, and to anyone who helps the front.</text:p>
      <text:p text:style-name="P4">
"And please remember those who gave their lives to protect Ukraine.</text:p>
      <text:p text:style-name="P4">
<text:span text:style-name="T4">
 Read also: </text:span>
 <text:a xlink:type="simple" xlink:href="https://www.ukrinform.ua/rubric-ato/3699041-zelenskij-zaraz-nam-treba-zberigati-ednist-i-povnu-koncentraciu-na-oboroni.html" text:style-name="Internet_20_link" text:visited-style-name="Visited_20_Internet_20_Link">
<text:span text:style-name="T4">
 Zelensky </text:span>
</text:a>
As it was reported, for several months in a row, Ukrainian defense forces have been fighting battles in the Bakhmut and Liman direction, where the enemy concentrated its main forces.</text:p>
      <text:p text:style-name="P4">
Photo: op</text:p>
      <text:p text:style-name="P4">
News Source: <text:a xlink:type="simple" xlink:href="https://www.ukrinform.ua/rubric-ato/3699065-zelenskij-podakuvav-brigadam-aki-vouut-na-bahmutskomu-i-limanskomu-napramkah.html" text:style-name="Internet_20_link" text:visited-style-name="Visited_20_Internet_20_Link">
https://www.ukrinform.ua/rubric-ato/3699065-zelenskij-podakuvav-brigadam-aki-vouut-na-bahmutskomu-i-limanskomu-napramkah.html</text:a>
</text:p>
      <!--NEWS-->
      <text:h text:style-name="P10" text:outline-level="1">
<text:span text:style-name="T4">
Austin hopes that Ukraine's support in the US will remain high</text:span>
</text:h>
      <text:p text:style-name="P4">
Authors: Ukrinform (Person)</text:p>
      <text:p text:style-name="P4">
Publisher: Укринформ (Organization)</text:p>
      <text:p text:style-name="P4">
Published Time: 2023-04-21T20:19:27+03:00</text:p>
      <text:p text:style-name="P4">
Modified Time: 2023-04-21T20:19:27+03:00</text:p>
      <text:p text:style-name="P4">
Description: The United States in their efforts to help Ukraine repel Russian aggression had complete support from the American people, and now there is great hope that this support will continue at the same high level. - Ukrinform.</text:p>
      <text:p text:style-name="P4">
Images: ["<text:a xlink:type="simple" xlink:href="https://static.ukrinform.com/photos/2022_09/thumb_files/630_360_1662624642-390.jpeg" text:style-name="Internet_20_link" text:visited-style-name="Visited_20_Internet_20_Link">
630_360_16626...</text:a>
"]</text:p>
      <text:p text:style-name="P4">
Tags: ['США', 'Остін', 'Зустріч Рамштайн']</text:p>
      <text:p text:style-name="P4">
Type: Article</text:p>
      <!--METADATA-->
      <text:p text:style-name="P4">
<draw:frame draw:style-name="fr1" draw:name="Image139" text:anchor-type="as-char" svg:width="6.9236in" svg:height="3.956343in" draw:z-index="0">
<draw:image xlink:href="../Images/yкринформ/2023-04-21T20-19-27-03-00/630_360_1662624642-390.jpeg" xlink:type="simple" xlink:show="embed" xlink:actuate="onLoad" draw:mime-type="image/jpeg"/>
</draw:frame>
To combine in their efforts to help Ukraine to repel Russian aggression of low -towed support from the American people, and now there is a great way that this support will continue at the same high level.</text:p>
      <text:p text:style-name="P4">
Such a statement was made on Friday following the meeting of the contact group of defense of Ukraine at Ramstein Aviathane Head Lloyd Austin, Ukrinform correspondent reports.</text:p>
      <text:p text:style-name="P4">
“We all received support for the American people. I have a great deal that we will continue to see the same level of support. And, again, this is not only important for the Ukrainian people, it is important to the world, ”the US defense Minister emphasizes.</text:p>
      <text:p text:style-name="P4">
<text:span text:style-name="T4">
 Read also: </text:span>
 <text:a xlink:type="simple" xlink:href="https://www.ukrinform.ua/rubric-world/3699045-vijna-putina-stala-pricinou-rozsirenna-nato-a-ne-navpaki-ostin.html" text:style-name="Internet_20_link" text:visited-style-name="Visited_20_Internet_20_Link">
<text:span text:style-name="T4">
 Austin </text:span>
</text:a>
He added that it was a matter of preserving an international order based on directions, as well as providing sovereign countries with the ability to protect them sovereign rights.</text:p>
      <text:p text:style-name="P4">
As reported by Ukrinform, the participants of the contact group on defense of Ukraine, created on the initiative and under the leadership of the United States, provided <text:a xlink:type="simple" xlink:href="https://www.ukrinform.ua/rubric-ato/3698757-ucasniki-ramstajnu-vze-nadali-ukraini-55-milardiv-bezpekovoi-dopomogi-ostin.html" text:style-name="Internet_20_link" text:visited-style-name="Visited_20_Internet_20_Link">
</text:a>
.</text:p>
      <text:p text:style-name="P4">
Photo: CNN</text:p>
      <text:p text:style-name="P4">
News Source: <text:a xlink:type="simple" xlink:href="https://www.ukrinform.ua/rubric-world/3699068-ostin-spodivaetsa-so-pidtrimka-ukraini-u-ssa-zalisitsa-na-visokomu-rivni.html" text:style-name="Internet_20_link" text:visited-style-name="Visited_20_Internet_20_Link">
https://www.ukrinform.ua/rubric-world/3699068-ostin-spodivaetsa-so-pidtrimka-ukraini-u-ssa-zalisitsa-na-visokomu-rivni.html</text:a>
</text:p>
      <!--NEWS-->
      <text:h text:style-name="P10" text:outline-level="1">
<text:span text:style-name="T4">
Five countries ask the European Commission to expand the list of prohibited Ukrainian products</text:span>
</text:h>
      <text:p text:style-name="P4">
Authors: Ukrinform (Person)</text:p>
      <text:p text:style-name="P4">
Publisher: Укринформ (Organization)</text:p>
      <text:p text:style-name="P4">
Published Time: 2023-04-21T20:23:00+03:00</text:p>
      <text:p text:style-name="P4">
Modified Time: 2023-04-21T20:23:00+03:00</text:p>
      <text:p text:style-name="P4">
Description: The agricultural ministers of five EU countries (Poland, Hungary, Slovakia, Romania and Bulgaria) have sent a joint letter to the European Commission, which, in particular, assured the need to expand the list of products from Ukraine, the import of which into the territory of these countries should be prohibited. - Ukrinform.</text:p>
      <text:p text:style-name="P4">
Images: ["<text:a xlink:type="simple" xlink:href="https://static.ukrinform.com/photos/2023_04/thumb_files/630_360_1682097615-112.jpg" text:style-name="Internet_20_link" text:visited-style-name="Visited_20_Internet_20_Link">
630_360_16820...</text:a>
"]</text:p>
      <text:p text:style-name="P4">
Tags: ['Експорт', 'Єврокомісія', 'Євросоюз', 'Україна', 'Зерно']</text:p>
      <text:p text:style-name="P4">
Type: Article</text:p>
      <!--METADATA-->
      <text:p text:style-name="P4">
<draw:frame draw:style-name="fr1" draw:name="Image140" text:anchor-type="as-char" svg:width="6.9236in" svg:height="3.956343in" draw:z-index="0">
<draw:image xlink:href="../Images/yкринформ/2023-04-21T20-23-00-03-00/630_360_1682097615-112.jpg" xlink:type="simple" xlink:show="embed" xlink:actuate="onLoad" draw:mime-type="image/jpeg"/>
</draw:frame>
Agriculture Ministers of Five EU countries(Poland, Hungary, Slovakia, Romania and Bulgaria)They have been sent to the European Commission of a joint letter, which, in particular, convinced the need to expand the list of products from Ukraine, which should be prohibited from the import of these countries.</text:p>
      <text:p text:style-name="P4">
About it reports Ukrinform with reference to <text:a xlink:type="simple" xlink:href="https://www.tvp.info/69342419/import-produktow-rolnych-z-ukrainy-list-do-ke-skierowali-ministrowie-bulgarii-wegier-polski-rumunii-i-slowacji" text:style-name="Internet_20_link" text:visited-style-name="Visited_20_Internet_20_Link">
</text:a>
.</text:p>
      <text:p text:style-name="P4">
“We, the ministers of Agriculture of Bulgaria, Hungary, Poland, Romania of Taslovachina, would like to pay attention to the growing imported agricultural products from Ukraine, which causes a serious shock market and causes damage to EU agricultural producers, especially the Ukrainian agricultural producers. nearby(Bulgaria - ed.)”, - said in the letter.</text:p>
      <text:p text:style-name="P4">
<text:span text:style-name="T4">
 Read also: </text:span>
 <text:a xlink:type="simple" xlink:href="https://www.ukrinform.ua/rubric-economy/3698768-u-minagropolitiki-opriludnili-spisok-produktiv-zaboronenih-dla-importu-v-es.html" text:style-name="Internet_20_link" text:visited-style-name="Visited_20_Internet_20_Link">
<text:span text:style-name="T4">
 prohibited </text:span>
</text:a>
It is noted that although this topic was repeatedly broken at the meetings of the Council, she was not given due attention. In this context, the ministerians have subjected that they cannot agree with the situation where “the whole burden of managing the largest import(from Ukraine - ed.)Lies only a few member states. ”</text:p>
      <text:p text:style-name="P4">
They noted that the European Commission's proposal to bring to imports to these country, corn, rapeseed or sunflower from Ukraine is insufficient.</text:p>
      <text:p text:style-name="P4">
They proposed to "expand this list by oil, flour, honey, sugar, soft fruits, eggs, meat, milk and milk products."</text:p>
      <text:p text:style-name="P4">
<text:span text:style-name="T4">
 Read also: </text:span>
 <text:a xlink:type="simple" xlink:href="https://www.ukrinform.ua/rubric-economy/3697842-ugorsina-zaklikae-ukrzaliznicu-ne-navantazuvati-vagoni-zernom-do-virisenna-situacii-z-tranzitom.html" text:style-name="Internet_20_link" text:visited-style-name="Visited_20_Internet_20_Link">
</text:a>
As <text:a xlink:type="simple" xlink:href="https://www.ukrinform.ua/rubric-economy/3698716-persij-konvoj-vantazivok-z-ukrainskou-agroprodukcieu-virusae-z-polsi-do-niderlandiv.html" text:style-name="Internet_20_link" text:visited-style-name="Visited_20_Internet_20_Link">
 </text:a>
, from midnight, April 21, Poland unlocked the movement of Ukrainian agro -production through the territory of the country to other EU countries and Polish moralports. In addition, in the morning, the first car convoy of five trucks with corn, the meat of eggs, left the boat "Dorogosk" to the Netherlands. .<text:span text:style-name="T5">
Foto: aa</text:span>
</text:p>
      <text:p text:style-name="P4">
News Source: <text:a xlink:type="simple" xlink:href="https://www.ukrinform.ua/rubric-economy/3699069-pat-krain-prosat-evrokomisiu-rozsiriti-spisok-zaboronenih-ukrainskih-produktiv.html" text:style-name="Internet_20_link" text:visited-style-name="Visited_20_Internet_20_Link">
https://www.ukrinform.ua/rubric-economy/3699069-pat-krain-prosat-evrokomisiu-rozsiriti-spisok-zaboronenih-ukrainskih-produktiv.html</text:a>
</text:p>
      <!--NEWS-->
      <text:h text:style-name="P10" text:outline-level="1">
<text:span text:style-name="T4">
The Czech Republic should insist at the beginning of Ukraine's accession to the EU - Pavel</text:span>
</text:h>
      <text:p text:style-name="P4">
Authors: Ukrinform (Person)</text:p>
      <text:p text:style-name="P4">
Publisher: Укринформ (Organization)</text:p>
      <text:p text:style-name="P4">
Published Time: 2023-04-21T20:29:00+03:00</text:p>
      <text:p text:style-name="P4">
Modified Time: 2023-04-21T20:29:00+03:00</text:p>
      <text:p text:style-name="P4">
Description: The Czech Republic should insist as part of the European Union to start negotiations with Ukraine on accession this year. - Ukrinform.</text:p>
      <text:p text:style-name="P4">
Images: ["<text:a xlink:type="simple" xlink:href="https://static.ukrinform.com/photos/2023_02/thumb_files/630_360_1677231665-289.jpeg" text:style-name="Internet_20_link" text:visited-style-name="Visited_20_Internet_20_Link">
630_360_16772...</text:a>
"]</text:p>
      <text:p text:style-name="P4">
Tags: ['Чехія', 'Євросоюз', 'Петр Павел']</text:p>
      <text:p text:style-name="P4">
Type: Article</text:p>
      <!--METADATA-->
      <text:p text:style-name="P4">
<draw:frame draw:style-name="fr1" draw:name="Image141" text:anchor-type="as-char" svg:width="6.9236in" svg:height="3.956343in" draw:z-index="0">
<draw:image xlink:href="../Images/yкринформ/2023-04-21T20-29-00-03-00/630_360_1677231665-289.jpeg" xlink:type="simple" xlink:show="embed" xlink:actuate="onLoad" draw:mime-type="image/jpeg"/>
</draw:frame>
Czechscarespublika should insist as part of the European Union to start negotiations with Ukraine for accession this year.</text:p>
      <text:p text:style-name="P4">
This was stated on Friday by the President of the Czech Republic Petro Pavel after meeting with the Golovo -European Council Charles Michel, Ukrinform reports with reference to <text:a xlink:type="simple" xlink:href="https://ruski.radio.cz/prezident-p-pavel-chehiya-dolzhna-nastaivat-na-nachale-peregovorov-s-ukrainoy-o-8780976" text:style-name="Internet_20_link" text:visited-style-name="Visited_20_Internet_20_Link">
</text:a>
.</text:p>
      <text:p text:style-name="P4">
The President of the Czech Republic also criticized the unilateral blockades of importing Ukrainian -year -old, which was introduced by Poland, Slovakia and other countries because of problems with its own products. Instead, the EU could, for example, impose a time -time duty, Pavel added.</text:p>
      <text:p text:style-name="P4">
<text:span text:style-name="T4">
 Read also: </text:span>
 <text:a xlink:type="simple" xlink:href="https://www.ukrinform.ua/rubric-polytics/3698147-cehia-gotova-nadati-ukraini-dopomogu-pri-vidnovlenni-ta-u-pidgotovci-do-clenstva-v-nato-pavel.html" text:style-name="Internet_20_link" text:visited-style-name="Visited_20_Internet_20_Link">
<text:span text:style-name="T4">
 Pavel </text:span>
</text:a>
Ukraine became a candidate for membership last year shortly after the invasion of the Russian troops.</text:p>
      <text:p text:style-name="P4">
It is concerned about Moscow's expansionism, Kyiv is trying to achieve as soon as possible and wants to formally start negotiating this year. At the same time, as a number of countries in the region close to hostilities, they support Ukraine's accession to the EU, Western European countries, most vividly represented by Francing, calling to slower negotiation rates and declare that the whole process will take more than ten years.</text:p>
      <text:p text:style-name="P4">
<text:span text:style-name="T4">
 Read also: </text:span>
 <text:a xlink:type="simple" xlink:href="https://www.ukrinform.ua/rubric-polytics/3691364-u-posolstvi-ukraini-v-cehii-bacat-mozlivosti-dla-zbilsenna-vijskovoi-dopomogi-ukraini.html" text:style-name="Internet_20_link" text:visited-style-name="Visited_20_Internet_20_Link">
</text:a>
As reported by Ukrinform, during a joint press conference with NATO Secretary General in Brussels, President of the Czech Republic Petr Pavel said that the Alliances support Ukraine in the desire to join NATO, but to think about the term of such a way in a practical plane after a post -writing The Alliance will be able to reflect its economy and the armed forces and become stable again.</text:p>
      <text:p text:style-name="P4">
Photo: Twitter</text:p>
      <text:p text:style-name="P4">
News Source: <text:a xlink:type="simple" xlink:href="https://www.ukrinform.ua/rubric-polytics/3699077-cehia-mae-napolagati-na-pocatku-peregovoriv-sodo-vstupu-ukraini-v-es-pavel.html" text:style-name="Internet_20_link" text:visited-style-name="Visited_20_Internet_20_Link">
https://www.ukrinform.ua/rubric-polytics/3699077-cehia-mae-napolagati-na-pocatku-peregovoriv-sodo-vstupu-ukraini-v-es-pavel.html</text:a>
</text:p>
      <!--NEWS-->
      <text:h text:style-name="P10" text:outline-level="1">
<text:span text:style-name="T4">
Language, History and Constitution: Zelensky signed a law on citizenship exams</text:span>
</text:h>
      <text:p text:style-name="P4">
Authors: Ukrinform (Person)</text:p>
      <text:p text:style-name="P4">
Publisher: Укринформ (Organization)</text:p>
      <text:p text:style-name="P4">
Published Time: 2023-04-21T20:34:00+03:00</text:p>
      <text:p text:style-name="P4">
Modified Time: 2023-04-21T20:34:00+03:00</text:p>
      <text:p text:style-name="P4">
Description: President of Ukraine Volodymyr Zelensky has signed a law on new rules of citizenship, which provides exams in the Ukrainian language, history of Ukraine and knowledge of the Constitution. - Ukrinform.</text:p>
      <text:p text:style-name="P4">
Images: ["<text:a xlink:type="simple" xlink:href="https://static.ukrinform.com/photos/2022_09/thumb_files/630_360_1663862325-924.jpg" text:style-name="Internet_20_link" text:visited-style-name="Visited_20_Internet_20_Link">
630_360_16638...</text:a>
"]</text:p>
      <text:p text:style-name="P4">
Tags: ['Історія', 'Конституція', 'Закон', 'Громадянство', 'Зеленський']</text:p>
      <text:p text:style-name="P4">
Type: Article</text:p>
      <!--METADATA-->
      <text:p text:style-name="P4">
<draw:frame draw:style-name="fr1" draw:name="Image142" text:anchor-type="as-char" svg:width="6.9236in" svg:height="3.956343in" draw:z-index="0">
<draw:image xlink:href="../Images/yкринформ/2023-04-21T20-34-00-03-00/630_360_1663862325-924.jpg" xlink:type="simple" xlink:show="embed" xlink:actuate="onLoad" draw:mime-type="image/jpeg"/>
</draw:frame>
President of Ukraine Volodymyr Zelensky signed a law on new rules of acquisition of citizenship, which provides exams in the Ukrainian language, the history of Ukraine of the Tase of the Constitution.</text:p>
      <text:p text:style-name="P4">
Information on the relevant Law No. 7606 "On Amendments to the Laws of Ukraine" On Citizenship of Ukraine "and" On Ensuring the Functioning of the Ukrainian Language as State "on the Conditions of Admission to Citizenship of Ukraine" is placed on <text:a xlink:type="simple" xlink:href="http://w1.c1.rada.gov.ua/pls/zweb2/webproc4_1" text:style-name="Internet_20_link" text:visited-style-name="Visited_20_Internet_20_Link">
</text:a>
According to the document, it is now necessary for obtaining the citizenship of Ukraine for examination of knowledge of Ukrainian language, history and constitution.</text:p>
      <text:p text:style-name="P4">
Foreigners or stateless persons who have prominent services to Ukraine whose adoption of Ukrainian citizenship is of state interest, or in accordance with the procedure established by law, military service is carried out by law in the Armed Forces of Ukraine, the State Special Service Temporary residence, within two years from the moment of acquisition of citizenship, must pass the corresponding exams and submit documents for their drawing up.</text:p>
      <text:p text:style-name="P4">
<text:span text:style-name="T4">
 Read also: </text:span>
 <text:a xlink:type="simple" xlink:href="https://www.ukrinform.ua/rubric-society/3692441-kremin-nazvav-stvorenna-pidrucnikiv-z-ukrainskoi-dla-inozemciv-prioritetom-na-2023-rik.html" text:style-name="Internet_20_link" text:visited-style-name="Visited_20_Internet_20_Link">
</text:a>
Failure to comply(https://www.ukrinform.ua/tag-konstitucia), History of Ukraine, at the level of security in the state language, the specified categories of persons are the basis for the loss of citizen of Ukraine.</text:p>
      <text:p text:style-name="P4">
The examination of the exams must be carried out in the manner established by the Cabinet of Ministers of Ukraine.</text:p>
      <text:p text:style-name="P4">
The Verkhovna Rada adopted this law on March 21.</text:p>
      <text:p text:style-name="P4">
News Source: <text:a xlink:type="simple" xlink:href="https://www.ukrinform.ua/rubric-polytics/3699076-mova-istoria-i-konstitucia-zelenskij-pidpisav-zakon-pro-ispiti-na-gromadanstvo.html" text:style-name="Internet_20_link" text:visited-style-name="Visited_20_Internet_20_Link">
https://www.ukrinform.ua/rubric-polytics/3699076-mova-istoria-i-konstitucia-zelenskij-pidpisav-zakon-pro-ispiti-na-gromadanstvo.html</text:a>
</text:p>
      <!--NEWS-->
      <text:h text:style-name="P10" text:outline-level="1">
<text:span text:style-name="T4">
Ukrainians have lost their chances for a pedestal at euro-2023 from Greco-Roman struggle</text:span>
</text:h>
      <text:p text:style-name="P4">
Authors: Ukrinform (Person)</text:p>
      <text:p text:style-name="P4">
Publisher: Укринформ (Organization)</text:p>
      <text:p text:style-name="P4">
Published Time: 2023-04-21T20:37:59+03:00</text:p>
      <text:p text:style-name="P4">
Modified Time: 2023-04-21T20:37:59+03:00</text:p>
      <text:p text:style-name="P4">
Description: At the European Sports Wrestling Championships in Zagreb (Croatia), the first day of competitions in Greco-Roman style. - Ukrinform.</text:p>
      <text:p text:style-name="P4">
Images: ["<text:a xlink:type="simple" xlink:href="https://static.ukrinform.com/photos/2023_04/thumb_files/630_360_1682098628-897.jpg" text:style-name="Internet_20_link" text:visited-style-name="Visited_20_Internet_20_Link">
630_360_16820...</text:a>
"]</text:p>
      <text:p text:style-name="P4">
Tags: ['Греко-римська боротьба']</text:p>
      <text:p text:style-name="P4">
Type: Article</text:p>
      <!--METADATA-->
      <text:p text:style-name="P4">
<draw:frame draw:style-name="fr1" draw:name="Image143" text:anchor-type="as-char" svg:width="6.9236in" svg:height="3.956343in" draw:z-index="0">
<draw:image xlink:href="../Images/yкринформ/2023-04-21T20-37-59-03-00/630_360_1682098628-897.jpg" xlink:type="simple" xlink:show="embed" xlink:actuate="onLoad" draw:mime-type="image/jpeg"/>
</draw:frame>
The European Homeland Wrestling in Zagreb(Croatia)The first day of competition with Greco-Roman style.</text:p>
      <text:p text:style-name="P4">
None of the Ukrainian fighters in five weight categories was able to intervene in the development of the continental championship awards, Ukrinform reports.</text:p>
      <text:p text:style-name="P4">
In the quarterfinals Vyacheslav Baracarar(55 kg)and Mikhail Vyshnivetsky(130 kg)gave way to the Georgians respectively Nugzari Curzumia and Jacobi Kayai, in 1/8 Finallys Matyash(87 kg)lost Alex Cesidis from Sweden, and Alexander Hrushin(63kg)and Sergei Kozub(77 kg)completed the performance in qualification.</text:p>
      <text:p text:style-name="P4">
<text:span text:style-name="T4">
 Read also: </text:span>
 <text:a xlink:type="simple" xlink:href="https://www.ukrinform.ua/rubric-sports/3698950-zbirna-ukraini-z-vilnoi-borotbi-provela-najuspisnisij-ce-za-ostanni-10-rokiv.html" text:style-name="Internet_20_link" text:visited-style-name="Visited_20_Internet_20_Link">
<text:span text:style-name="T4">
 Fighting </text:span>
</text:a>
On Saturday, April 22, Viktor Petryk will be presented on the Croatian capital of the Croatian capital of the Croatian capital(60 kg), Parvis Nasibov(67 kg), Andriy Kulik(72 kg), Yaroslav Filchakov(82 kg)and Vladen Kozlyuk(97 kg).</text:p>
      <text:p text:style-name="P4">
На фото: Михайло Вишнивецький (Selling w).</text:p>
      <text:p text:style-name="P4">
News Source: <text:a xlink:type="simple" xlink:href="https://www.ukrinform.ua/rubric-sports/3699075-ukrainci-vtratili-sansi-na-pedestal-na-starti-evro2023-z-grekorimskoi-borotbi.html" text:style-name="Internet_20_link" text:visited-style-name="Visited_20_Internet_20_Link">
https://www.ukrinform.ua/rubric-sports/3699075-ukrainci-vtratili-sansi-na-pedestal-na-starti-evro2023-z-grekorimskoi-borotbi.html</text:a>
</text:p>
      <!--NEWS-->
      <text:h text:style-name="P10" text:outline-level="1">
<text:span text:style-name="T4">
The Ministry of Foreign Affairs stated: Ukraine will not enter NATO parts</text:span>
</text:h>
      <text:p text:style-name="P4">
Authors: Ukrinform (Person)</text:p>
      <text:p text:style-name="P4">
Publisher: Укринформ (Organization)</text:p>
      <text:p text:style-name="P4">
Published Time: 2023-04-21T20:43:10+03:00</text:p>
      <text:p text:style-name="P4">
Modified Time: 2023-04-21T20:43:10+03:00</text:p>
      <text:p text:style-name="P4">
Description: Ukraine will only join NATO in internationally recognized borders. - Ukrinform.</text:p>
      <text:p text:style-name="P4">
Images: ["<text:a xlink:type="simple" xlink:href="https://static.ukrinform.com/photos/2018_11/thumb_files/630_360_1542646754-266.jpg" text:style-name="Internet_20_link" text:visited-style-name="Visited_20_Internet_20_Link">
630_360_15426...</text:a>
"]</text:p>
      <text:p text:style-name="P4">
Tags: ['МЗС', 'НАТО', 'Єдині новини']</text:p>
      <text:p text:style-name="P4">
Type: Article</text:p>
      <!--METADATA-->
      <text:p text:style-name="P4">
<draw:frame draw:style-name="fr1" draw:name="Image144" text:anchor-type="as-char" svg:width="6.9236in" svg:height="3.956343in" draw:z-index="0">
<draw:image xlink:href="../Images/yкринформ/2023-04-21T20-43-10-03-00/630_360_1542646754-266.jpg" xlink:type="simple" xlink:show="embed" xlink:actuate="onLoad" draw:mime-type="image/jpeg"/>
</draw:frame>
Ukraine will only interfere with NATO in internationally recognized borders.</text:p>
      <text:p text:style-name="P4">
This was stated by the Deputy Minister of Foreign Affairs of Ukraine Yevgeny Perebinis Vifiri of the National Teleterna "Unified News", Ukrinform reports.</text:p>
      <text:p text:style-name="P4">
“Ukraine can not enter parts anywhere. Ukraine is a state that is valid, internationally recognized borders, and of course we will join for further or other organizations in internationally recognized borders, ”he said.</text:p>
      <text:p text:style-name="P4">
<text:span text:style-name="T4">
 Read also: </text:span>
 <text:a xlink:type="simple" xlink:href="https://www.ukrinform.ua/rubric-world/3699045-vijna-putina-stala-pricinou-rozsirenna-nato-a-ne-navpaki-ostin.html" text:style-name="Internet_20_link" text:visited-style-name="Visited_20_Internet_20_Link">
<text:span text:style-name="T4">
 NATO </text:span>
</text:a>
Perebinis noted that Ukraine has grown up the stage of action on membership and the good, perhaps more than some member countries.</text:p>
      <text:p text:style-name="P4">
As reported by Ukrinform, on April 14, the head of the Ministry of Foreign Affairs of Ukraine Dmytro Kuleba stated that the Ukrainian authorities have a consolidated position that the NATO Member Action Plan is not needed by our country.</text:p>
      <text:p text:style-name="P4">
News Source: <text:a xlink:type="simple" xlink:href="https://www.ukrinform.ua/rubric-polytics/3699079-u-mzs-zaavili-ukraina-ne-vstupatime-v-nato-castinami.html" text:style-name="Internet_20_link" text:visited-style-name="Visited_20_Internet_20_Link">
https://www.ukrinform.ua/rubric-polytics/3699079-u-mzs-zaavili-ukraina-ne-vstupatime-v-nato-castinami.html</text:a>
</text:p>
      <!--NEWS-->
      <text:h text:style-name="P10" text:outline-level="1">
<text:span text:style-name="T4">
Reznikov held negotiations with the Defense Minister of New Zealand</text:span>
</text:h>
      <text:p text:style-name="P4">
Authors: Ukrinform (Person)</text:p>
      <text:p text:style-name="P4">
Publisher: Укринформ (Organization)</text:p>
      <text:p text:style-name="P4">
Published Time: 2023-04-21T20:56:00+03:00</text:p>
      <text:p text:style-name="P4">
Modified Time: 2023-04-21T20:56:00+03:00</text:p>
      <text:p text:style-name="P4">
Description: Defense Minister Oleksiy Reznikov met with the Defense Minister of New Zealand Andrew Little and discussed additional ways of strengthening the cooperation of the two countries. - Ukrinform.</text:p>
      <text:p text:style-name="P4">
Images: ["<text:a xlink:type="simple" xlink:href="https://static.ukrinform.com/photos/2023_04/thumb_files/630_360_1682084651-769.jpg" text:style-name="Internet_20_link" text:visited-style-name="Visited_20_Internet_20_Link">
630_360_16820...</text:a>
"]</text:p>
      <text:p text:style-name="P4">
Tags: ['Міноборони', 'Нова Зеландія', 'Резніков', 'Зустріч Рамштайн']</text:p>
      <text:p text:style-name="P4">
Type: Article</text:p>
      <!--METADATA-->
      <text:p text:style-name="P4">
<draw:frame draw:style-name="fr1" draw:name="Image145" text:anchor-type="as-char" svg:width="6.9236in" svg:height="3.956343in" draw:z-index="0">
<draw:image xlink:href="../Images/yкринформ/2023-04-21T20-56-00-03-00/630_360_1682084651-769.jpg" xlink:type="simple" xlink:show="embed" xlink:actuate="onLoad" draw:mime-type="image/jpeg"/>
</draw:frame>
Ministry of Ministry of Ministers met with the Minister of Defense of New Zealand, Andruitltl and discussed additional ways of strengthening the cooperation of the two countries.</text:p>
      <text:p text:style-name="P4">
According to Ukrinform, Reznikov wrote in <text:a xlink:type="simple" xlink:href="https://twitter.com/oleksiireznikov/status/1649431456081489923" text:style-name="Internet_20_link" text:visited-style-name="Visited_20_Internet_20_Link">
</text:a>
.</text:p>
      <text:p text:style-name="Quotations">

<text:p text:style-name="P4">
I am grateful for the fruitful meeting with New Zealand's Minister of&gt;
 Defense <text:a xlink:type="simple" xlink:href="https://twitter.com/AndrewLittleMP" text:style-name="Internet_20_link" text:visited-style-name="Visited_20_Internet_20_Link">
 </text:a>
. The&gt;
 support of our New Zealand friends demonstrates that the free world is&gt;
 united by shared values. I thanked the 🇳🇿 government and people for their&gt;
 assistance and discussed with my… <text:a xlink:type="simple" xlink:href="https://t.co/dyMMz4mUEk" text:style-name="Internet_20_link" text:visited-style-name="Visited_20_Internet_20_Link">
 </text:a>
&gt;
&gt;
 - Oleksiy Reznikov(@oleksireznikov) <text:a xlink:type="simple" xlink:href="https://twitter.com/oleksiireznikov/status/1649431456081489923" text:style-name="Internet_20_link" text:visited-style-name="Visited_20_Internet_20_Link">
&gt;
 </text:a>
“I am grateful for a fruitful meeting with the Secretary of Defense of New Zealand Andruitlt. The support of our New Zealand friends demonstrates that the free world -united values. I thanked the government <text:a xlink:type="simple" xlink:href="https://www.ukrinform.ua/tag-nova-zelandia" text:style-name="Internet_20_link" text:visited-style-name="Visited_20_Internet_20_Link">
</text:a>
But her people and for his help and he had done with his colleague additional ways to strengthen our cooperation, ”Rennikov said.</text:p>

</text:p>
      <text:p text:style-name="P4">
According to him, in the course of this war, Ukraine gained invaluable experience and knowledge that it seeks to share with partners.</text:p>
      <text:p text:style-name="P4">
<text:span text:style-name="T4">
 Read also: </text:span>
 <text:a xlink:type="simple" xlink:href="https://www.ukrinform.ua/rubric-polytics/3698991-reznikov-zustrivsa-zi-stoltenbergom-ukraina-dosagla-bezprecedentnogo-rivna-sumisnosti-z-nato.html" text:style-name="Internet_20_link" text:visited-style-name="Visited_20_Internet_20_Link">
<text:span text:style-name="T4">
 Reznikov </text:span>
</text:a>
It was reported that in Germany there is a regular meeting of the contact group of the image of Ukraine in the format "Ramstein", which is attended by more than 50 countries, including NATO allies and representatives of partner countries. The group is the main platform for coordination of military capabilities that NATO allies are given to Ukraine by NATO Tasks of the International Community for confrontation between Russian aggression.</text:p>
      <text:p text:style-name="P4">
<text:span text:style-name="T5">
Foto: Alexander Riedel</text:span>
</text:p>
      <text:p text:style-name="P4">
News Source: <text:a xlink:type="simple" xlink:href="https://www.ukrinform.ua/rubric-polytics/3699083-reznikov-proviv-peregovori-z-ministrom-oboroni-novoi-zelandii.html" text:style-name="Internet_20_link" text:visited-style-name="Visited_20_Internet_20_Link">
https://www.ukrinform.ua/rubric-polytics/3699083-reznikov-proviv-peregovori-z-ministrom-oboroni-novoi-zelandii.html</text:a>
</text:p>
      <!--NEWS-->
      <text:h text:style-name="P10" text:outline-level="1">
<text:span text:style-name="T4">
Orban emotionally reacted to Stoltenberg's statement about the future of Ukraine's membership in NATO</text:span>
</text:h>
      <text:p text:style-name="P4">
Authors: Ukrinform (Person)</text:p>
      <text:p text:style-name="P4">
Publisher: Укринформ (Organization)</text:p>
      <text:p text:style-name="P4">
Published Time: 2023-04-21T21:03:54+03:00</text:p>
      <text:p text:style-name="P4">
Modified Time: 2023-04-21T21:03:54+03:00</text:p>
      <text:p text:style-name="P4">
Description: Hungary Prime Minister Viktor Orban, emotionally responded to Politico's publication on the future of Ukraine's membership in NATO. - Ukrinform.</text:p>
      <text:p text:style-name="P4">
Images: ["<text:a xlink:type="simple" xlink:href="https://static.ukrinform.com/photos/2016_09/thumb_files/630_360_1473181292-8845.jpg" text:style-name="Internet_20_link" text:visited-style-name="Visited_20_Internet_20_Link">
630_360_14731...</text:a>
"]</text:p>
      <text:p text:style-name="P4">
Tags: ['НАТО', 'Орбан', 'Столтенберг', 'Угорщина']</text:p>
      <text:p text:style-name="P4">
Type: Article</text:p>
      <!--METADATA-->
      <text:p text:style-name="P4">
<draw:frame draw:style-name="fr1" draw:name="Image146" text:anchor-type="as-char" svg:width="6.9236in" svg:height="3.956343in" draw:z-index="0">
<draw:image xlink:href="../Images/yкринформ/2023-04-21T21-03-54-03-00/630_360_1473181292-8845.jpg" xlink:type="simple" xlink:show="embed" xlink:actuate="onLoad" draw:mime-type="image/jpeg"/>
</draw:frame>
Hungarian Prime Minister Viktor Orban, emotionally reacted to publication in Politico's future membership of Ukraine in NATO.</text:p>
      <text:p text:style-name="P4">
As Ukrinform reports, commenting on the material in the newspaper under the heading "Your Local NATO," said the head of the Alliance(Octs Stoltenberg)Ukraine during wartime in wartime ”, Orban wrote in English in <text:a xlink:type="simple" xlink:href="https://twitter.com/PM_ViktorOrban/status/1649364183538974720" text:style-name="Internet_20_link" text:visited-style-name="Visited_20_Internet_20_Link">
</text:a>
One word: "What?!"</text:p>
      <text:p text:style-name="P4">
As reported by Ukrinform, NATO Secretary General Jens Stoltenberg, who had been in the Thursday to Kiev, said: <text:a xlink:type="simple" xlink:href="https://www.ukrinform.ua/rubric-polytics/3698402-stoltenberg-zakonne-misce-ukraini-v-nato.html" text:style-name="Internet_20_link" text:visited-style-name="Visited_20_Internet_20_Link">
</text:a>
.</text:p>
      <text:p text:style-name="P4">
<text:span text:style-name="T4">
 Read also: </text:span>
 <text:a xlink:type="simple" xlink:href="https://www.ukrinform.ua/rubric-polytics/3695899-u-mzs-ukraini-vidreaguvali-na-zaavu-orbana-sama-ugorsina-otrimue-cimali-grosi-vid-es.html" text:style-name="Internet_20_link" text:visited-style-name="Visited_20_Internet_20_Link">
<text:span text:style-name="T4">
 Orban </text:span>
</text:a>
Orban before repeatedly <text:a xlink:type="simple" xlink:href="https://www.ukrinform.ua/rubric-polytics/3695899-u-mzs-ukraini-vidreaguvali-na-zaavu-orbana-sama-ugorsina-otrimue-cimali-grosi-vid-es.html" text:style-name="Internet_20_link" text:visited-style-name="Visited_20_Internet_20_Link">
</text:a>
.</text:p>
      <text:p text:style-name="P4">
On Wednesday in the Hungarian Parliament supporters of the ruling party "Fidesz" <text:a xlink:type="simple" xlink:href="https://www.ukrinform.ua/rubric-world/3698176-pravlaca-partia-fides-v-ugorskomu-parlamenti-ne-pidtrimala-rezoluciu-pro-arest-putina.html" text:style-name="Internet_20_link" text:visited-style-name="Visited_20_Internet_20_Link">
</text:a>
International Criminal Court, if he comes to Hungary.</text:p>
      <text:p text:style-name="P4">
News Source: <text:a xlink:type="simple" xlink:href="https://www.ukrinform.ua/rubric-polytics/3699086-orban-emocijno-vidreaguvav-na-zaavu-stoltenberga-pro-majbutne-clenstvo-ukraini-v-nato.html" text:style-name="Internet_20_link" text:visited-style-name="Visited_20_Internet_20_Link">
https://www.ukrinform.ua/rubric-polytics/3699086-orban-emocijno-vidreaguvav-na-zaavu-stoltenberga-pro-majbutne-clenstvo-ukraini-v-nato.html</text:a>
</text:p>
      <!--NEWS-->
      <text:h text:style-name="P10" text:outline-level="1">
<text:span text:style-name="T4">
In Donetsk, border guards repelled three attacks of Russians, one of them in Bakhmut</text:span>
</text:h>
      <text:p text:style-name="P4">
Authors: Ukrinform (Person)</text:p>
      <text:p text:style-name="P4">
Publisher: Укринформ (Organization)</text:p>
      <text:p text:style-name="P4">
Published Time: 2023-04-21T21:12:00+03:00</text:p>
      <text:p text:style-name="P4">
Modified Time: 2023-04-21T21:12:00+03:00</text:p>
      <text:p text:style-name="P4">
Description: In the Donetsk region, Ukrainian border guards repelled three attacks by the Russian military, neutralizing 25 invaders. - Ukrinform.</text:p>
      <text:p text:style-name="P4">
Images: ["<text:a xlink:type="simple" xlink:href="https://static.ukrinform.com/photos/2023_03/thumb_files/630_360_1679670498-269.jpeg" text:style-name="Internet_20_link" text:visited-style-name="Visited_20_Internet_20_Link">
630_360_16796...</text:a>
"]</text:p>
      <text:p text:style-name="P4">
Tags: ['Бахмут', 'Донеччина', 'Прикордонники', 'Війна з росією', '#stoprussia']</text:p>
      <text:p text:style-name="P4">
Type: Article</text:p>
      <!--METADATA-->
      <text:p text:style-name="P4">
<draw:frame draw:style-name="fr1" draw:name="Image147" text:anchor-type="as-char" svg:width="6.9236in" svg:height="3.956343in" draw:z-index="0">
<draw:image xlink:href="../Images/yкринформ/2023-04-21T21-12-00-03-00/630_360_1679670498-269.jpeg" xlink:type="simple" xlink:show="embed" xlink:actuate="onLoad" draw:mime-type="image/jpeg"/>
</draw:frame>
The Udantian region Ukrainian border guards repelled three attacks of the Russian military, neutralizing 25 invaders.</text:p>
      <text:p text:style-name="P4">
According to Ukrinform, the State Border Service of Ukraine reports in <text:a xlink:type="simple" xlink:href="https://www.facebook.com/DPSUkraine/posts/pfbid02yyqNRWasjxgPBxWSJsThWNDhgxNL6NJkP4hNUJAf2mVJyQAvMq9s9DhS32h4ETCsl" text:style-name="Internet_20_link" text:visited-style-name="Visited_20_Internet_20_Link">
</text:a>
.</text:p>
      <text:p text:style-name="P4">
“Попри надскладну ситуацію в місті українські захисники продовжують стримуватинаступ противника. Учора ворожі спроби штурму позицій наших бійців успіхутакож не мали, загарбники були ліквідовані у стрілецьких сутичках”, - ідетьсяу повідомленні.</text:p>
      <text:p text:style-name="P4">
Ще дві спроби прориву російських військ підрозділ Держприкордонслужби зупинивна іншому напрямку в Донецькій області у позиційному бою.</text:p>
      <text:p text:style-name="P4">
<text:span text:style-name="T4">
Читайте також:</text:span>
 <text:a xlink:type="simple" xlink:href="https://www.ukrinform.ua/rubric-ato/3699014-ukraina-dosagla-progresu-v-narosuvanni-svoih-sil-pered-kontrnastupom-ostin.html" text:style-name="Internet_20_link" text:visited-style-name="Visited_20_Internet_20_Link">
 </text:a>
In general in the course of defensive actions <text:a xlink:type="simple" xlink:href="https://www.ukrinform.ua/tag-prikordonniki" text:style-name="Internet_20_link" text:visited-style-name="Visited_20_Internet_20_Link">
</text:a>
25 invaders were neutralized: 9 people were destroyed, 16 more were injured.</text:p>
      <text:p text:style-name="P4">
As reported by Ukrinform, in <text:a xlink:type="simple" xlink:href="https://www.ukrinform.ua/rubric-ato/3698873-u-bahmuti-vijska-rf-prosuvautsa-na-okremih-dilankah-malar.html" text:style-name="Internet_20_link" text:visited-style-name="Visited_20_Internet_20_Link">
</text:a>
There are fierce fighting - Russian troops are moving in some areas in some places.  Photo: DPSU_</text:p>
      <text:p text:style-name="P4">
News Source: <text:a xlink:type="simple" xlink:href="https://www.ukrinform.ua/rubric-ato/3699089-na-doneccini-prikordonniki-vidbili-tri-ataki-rosian-odnu-z-nih-u-bahmuti.html" text:style-name="Internet_20_link" text:visited-style-name="Visited_20_Internet_20_Link">
https://www.ukrinform.ua/rubric-ato/3699089-na-doneccini-prikordonniki-vidbili-tri-ataki-rosian-odnu-z-nih-u-bahmuti.html</text:a>
</text:p>
      <!--NEWS-->
      <text:h text:style-name="P10" text:outline-level="1">
<text:span text:style-name="T4">
Ukrainian Bochina Hrushina-Acobia and Kolyadenko won the gold championship of Europe-2023</text:span>
</text:h>
      <text:p text:style-name="P4">
Authors: Ukrinform (Person)</text:p>
      <text:p text:style-name="P4">
Publisher: Укринформ (Organization)</text:p>
      <text:p text:style-name="P4">
Published Time: 2023-04-21T21:23:00+03:00</text:p>
      <text:p text:style-name="P4">
Modified Time: 2023-04-21T21:23:00+03:00</text:p>
      <text:p text:style-name="P4">
Description: In Zagreb (Croatia), the European Championships for sports. - Ukrinform.</text:p>
      <text:p text:style-name="P4">
Images: ["<text:a xlink:type="simple" xlink:href="https://static.ukrinform.com/photos/2023_04/thumb_files/630_360_1682100637-792.jpg" text:style-name="Internet_20_link" text:visited-style-name="Visited_20_Internet_20_Link">
630_360_16821...</text:a>
"]</text:p>
      <text:p text:style-name="P4">
Tags: ['вільна боротьба']</text:p>
      <text:p text:style-name="P4">
Type: Article</text:p>
      <!--METADATA-->
      <text:p text:style-name="P4">
<draw:frame draw:style-name="fr1" draw:name="Image148" text:anchor-type="as-char" svg:width="6.9236in" svg:height="3.956343in" draw:z-index="0">
<draw:image xlink:href="../Images/yкринформ/2023-04-21T21-23-00-03-00/630_360_1682100637-792.jpg" xlink:type="simple" xlink:show="embed" xlink:actuate="onLoad" draw:mime-type="image/jpeg"/>
</draw:frame>
In Zagreb(Croatia)The European Sports Wrestling Championship is ongoing.</text:p>
      <text:p text:style-name="P4">
The final day of the tournament from the women's struggle brought the national team of Ukraine two golden tasgrams of the continental championship, Ukrinform reports.</text:p>
      <text:p text:style-name="P4">
Alina Akobia-Grushina became champions of Europe(weight category up to 57 kg)What a fight for "gold" confidently won the Azerbaijani sting Aliyeva(10:0), Tairina Kolyadenko(62 kg)- After winning Norwegian Grace Jacob Bullen(9:6).</text:p>
      <text:p text:style-name="P4">
Срібну медаль завоювала Юлія Ткач (59 kg), bronze - Tatiana Owl Rizhko(65kg).</text:p>
      <text:p text:style-name="P4">
Нагадаємо, срібними призерками чемпіонату Європи раніше стали Оксана Лівач (50kg)and Alla Belinskaya(68 kg).</text:p>
      <text:p text:style-name="P4">
<text:span text:style-name="T4">
Читайте також:</text:span>
 <text:a xlink:type="simple" xlink:href="https://www.ukrinform.ua/rubric-sports/3698950-zbirna-ukraini-z-vilnoi-borotbi-provela-najuspisnisij-ce-za-ostanni-10-rokiv.html" text:style-name="Internet_20_link" text:visited-style-name="Visited_20_Internet_20_Link">
 <text:span text:style-name="T4">
боротьби</text:span>
 </text:a>
The European Championship in Croatia's capital April 22-23 will be completed by representatives of the Greco-Roman style of struggle.</text:p>
      <text:p text:style-name="P4">
In the photo: Irina Kolyadenko(AP).</text:p>
      <text:p text:style-name="P4">
News Source: <text:a xlink:type="simple" xlink:href="https://www.ukrinform.ua/rubric-sports/3699093-ukrainski-borcini-grusinaakobia-ta-koladenko-zdobuli-zoloto-cempionatu-evropi2023.html" text:style-name="Internet_20_link" text:visited-style-name="Visited_20_Internet_20_Link">
https://www.ukrinform.ua/rubric-sports/3699093-ukrainski-borcini-grusinaakobia-ta-koladenko-zdobuli-zoloto-cempionatu-evropi2023.html</text:a>
</text:p>
      <!--NEWS-->
      <text:h text:style-name="P10" text:outline-level="1">
<text:span text:style-name="T4">
Four suspected hooliganism in the Lavra territory was planted under house arrest</text:span>
</text:h>
      <text:p text:style-name="P4">
Authors: Ukrinform (Person)</text:p>
      <text:p text:style-name="P4">
Publisher: Укринформ (Organization)</text:p>
      <text:p text:style-name="P4">
Published Time: 2023-04-21T21:31:00+03:00</text:p>
      <text:p text:style-name="P4">
Modified Time: 2023-04-21T21:31:00+03:00</text:p>
      <text:p text:style-name="P4">
Description: Four suspects of hooliganism on the territory of the National Reserve "Kyiv-Pechersk Lavra" chose precautions in the form of 24-hour house arrest. - Ukrinform.</text:p>
      <text:p text:style-name="P4">
Images: ["<text:a xlink:type="simple" xlink:href="https://static.ukrinform.com/photos/2018_01/thumb_files/630_360_1515506864-9820.jpg" text:style-name="Internet_20_link" text:visited-style-name="Visited_20_Internet_20_Link">
630_360_15155...</text:a>
"]</text:p>
      <text:p text:style-name="P4">
Tags: ['Домашній арешт', 'Суд', 'УПЦ МП']</text:p>
      <text:p text:style-name="P4">
Type: Article</text:p>
      <!--METADATA-->
      <text:p text:style-name="P4">
<draw:frame draw:style-name="fr1" draw:name="Image149" text:anchor-type="as-char" svg:width="6.9236in" svg:height="3.956343in" draw:z-index="0">
<draw:image xlink:href="../Images/yкринформ/2023-04-21T21-31-00-03-00/630_360_1515506864-9820.jpg" xlink:type="simple" xlink:show="embed" xlink:actuate="onLoad" draw:mime-type="image/jpeg"/>
</draw:frame>
Four-wrapped hooliganism on the territory of the Kyiv-Pechersk Lavra National Reserve, precautionary measures were selected in the form of a 24-hour homework.</text:p>
      <text:p text:style-name="P4">
According to Ukrinform, the press service of the Kyiv City Prosecutor's Office in [] reports(https://t.me/kyiv_pro_office/1901).</text:p>
      <text:p text:style-name="P4">
"At the request of the Pechersk District Prosecutor's Office of the city of Kiev, the court is in the form of a round -the -clock house arrest by four -submitted in the hooligan actions in the territory of the National Reserve" Kyiv -Pechersk Lavra ", - the message reads.</text:p>
      <text:p text:style-name="P4">
<text:span text:style-name="T4">
 Read also: </text:span>
 <text:a xlink:type="simple" xlink:href="https://www.ukrinform.ua/rubric-society/3698986-odnogo-svasennika-upc-mp-obminali-na-28-ukrainskih-vijskovih-maluk.html" text:style-name="Internet_20_link" text:visited-style-name="Visited_20_Internet_20_Link">
</text:a>
It is noted that, according to the court, three suspects will be a sub -sideline house arrest with an electronic bracelet until June 19, another -before May 19.</text:p>
      <text:p text:style-name="P4">
As reported by Ukrinform, on April 19, the suspects, acting together, unlawfully penetrated into one of the buildings of the National Reserve "Kyiv-Pechersk Lavra", breaking the protective shutters and doors of the specified building.</text:p>
      <text:p text:style-name="P4">
The actions of violators are qualified under Part 3 of Art. 296 of the Criminal Code of Ukraine - hooliganism, that is, a gross violation of public order on the grounds of explicit disrespect for society, which is related to the resistance of the law enforcement worker.</text:p>
      <text:p text:style-name="P4">
<text:span text:style-name="T4">
 Read also: </text:span>
 <text:a xlink:type="simple" xlink:href="https://www.ukrinform.ua/rubric-society/3698879-sud-zalisiv-mitropolita-upc-mp-pavla-pid-domasnim-arestom.html" text:style-name="Internet_20_link" text:visited-style-name="Visited_20_Internet_20_Link">
<text:span text:style-name="T4">
 UOC </text:span>
</text:a>
The sanction of the article provides for a punishment of two to five years in prison.</text:p>
      <text:p text:style-name="P4">
The investigation is ongoing.</text:p>
      <text:p text:style-name="P4">
News Source: <text:a xlink:type="simple" xlink:href="https://www.ukrinform.ua/rubric-society/3699096-cotiroh-pidozruvanih-u-huliganstvi-na-teritorii-lavri-posadili-pid-domasnij-arest.html" text:style-name="Internet_20_link" text:visited-style-name="Visited_20_Internet_20_Link">
https://www.ukrinform.ua/rubric-society/3699096-cotiroh-pidozruvanih-u-huliganstvi-na-teritorii-lavri-posadili-pid-domasnij-arest.html</text:a>
</text:p>
      <!--NEWS-->
      <text:h text:style-name="P10" text:outline-level="1">
<text:span text:style-name="T4">
Duracell brand goes from</text:span>
</text:h>
      <text:p text:style-name="P4">
Authors: Ukrinform (Person)</text:p>
      <text:p text:style-name="P4">
Publisher: Укринформ (Organization)</text:p>
      <text:p text:style-name="P4">
Published Time: 2023-04-21T21:32:00+03:00</text:p>
      <text:p text:style-name="P4">
Modified Time: 2023-04-21T21:32:00+03:00</text:p>
      <text:p text:style-name="P4">
Description: Duracell CEO in Russia Yuriy Korosev confirmed the authenticity of a letter in which he reports that the company is coming from the Russian Federation. - Ukrinform.</text:p>
      <text:p text:style-name="P4">
Images: ["<text:a xlink:type="simple" xlink:href="https://static.ukrinform.com/photos/2023_04/thumb_files/630_360_1682101933-682.png" text:style-name="Internet_20_link" text:visited-style-name="Visited_20_Internet_20_Link">
630_360_16821...</text:a>
"]</text:p>
      <text:p text:style-name="P4">
Tags: ['росія', 'Бренд', 'Батарейка']</text:p>
      <text:p text:style-name="P4">
Type: Article</text:p>
      <!--METADATA-->
      <text:p text:style-name="P4">
<draw:frame draw:style-name="fr1" draw:name="Image150" text:anchor-type="as-char" svg:width="6.9236in" svg:height="3.956343in" draw:z-index="0">
<draw:image xlink:href="../Images/yкринформ/2023-04-21T21-32-00-03-00/630_360_1682101933-682.png" xlink:type="simple" xlink:show="embed" xlink:actuate="onLoad" draw:mime-type="image/png"/>
</draw:frame>
Duracell CEO in Russia Yuriy Koroev confirmed the authenticity of the lease, in which he reports that the company is coming from the Russian Federation.</text:p>
      <text:p text:style-name="P4">
As Ukrinform reports, it reports <text:a xlink:type="simple" xlink:href="https://t.me/pdmnews/58540" text:style-name="Internet_20_link" text:visited-style-name="Visited_20_Internet_20_Link">
</text:a>
"I will".</text:p>
      <text:p text:style-name="P4">
“This is a real letter, but I will not be able to provide any comments. Environmental wraps will remain, we are now talking about the details, ”Korotayev said, commenting on the publication of Mash.</text:p>
      <text:p text:style-name="P4">
Earlier, Korotayev's letter addressed to Duracell's business partner published <text:a xlink:type="simple" xlink:href="https://t.me/breakingmash/43396" text:style-name="Internet_20_link" text:visited-style-name="Visited_20_Internet_20_Link">
</text:a>
 <text:a xlink:type="simple" xlink:href="https://t.me/breakingmash/43396" text:style-name="Internet_20_link" text:visited-style-name="Visited_20_Internet_20_Link">
 </text:a>
Mash.</text:p>
      <text:p text:style-name="P4">
"Dear business partners, the real LLC" Durasll Rash "expresses you with their respect and with great regret reports that our shareholders have informed the passage from the Russian market and the termination of Duracell's business in Russia, respectively .</text:p>
      <text:p text:style-name="P4">
In it, Koroev also asks business partners to provide Duracell documents for retaliation. Duracell will stop the sale of any company's products in Russia, break all commercial contracts in the Russian Federation in a unilateral order and sells stocks of goods remaining in <text:a xlink:type="simple" xlink:href="https://www.ukrinform.ua/tag-rosia" text:style-name="Internet_20_link" text:visited-style-name="Visited_20_Internet_20_Link">
</text:a>
, said the CEO.</text:p>
      <text:p text:style-name="P4">
<text:span text:style-name="T4">
 Read also: </text:span>
 <text:a xlink:type="simple" xlink:href="https://www.ukrinform.ua/rubric-economy/3698153-heineken-znajsov-pokupca-dla-rosijskoi-filii.html" text:style-name="Internet_20_link" text:visited-style-name="Visited_20_Internet_20_Link">
</text:a>
It was reported that from March 2022 to withdraw from the Russian market declared foreign companies.</text:p>
      <text:p text:style-name="P4">
“Duracell” - a trademark of household batteries produced by Transnational Company Procter &amp; Gamble,</text:p>
      <text:p text:style-name="P4">
News Source: <text:a xlink:type="simple" xlink:href="https://www.ukrinform.ua/rubric-economy/3699097-brend-duracell-ide-z-rosii.html" text:style-name="Internet_20_link" text:visited-style-name="Visited_20_Internet_20_Link">
https://www.ukrinform.ua/rubric-economy/3699097-brend-duracell-ide-z-rosii.html</text:a>
</text:p>
      <!--NEWS-->
      <text:h text:style-name="P10" text:outline-level="1">
<text:span text:style-name="T4">
The first lady of Poland visited educational institutions in Lviv region</text:span>
</text:h>
      <text:p text:style-name="P4">
Authors: Ukrinform (Person)</text:p>
      <text:p text:style-name="P4">
Publisher: Укринформ (Organization)</text:p>
      <text:p text:style-name="P4">
Published Time: 2023-04-21T21:36:00+03:00</text:p>
      <text:p text:style-name="P4">
Modified Time: 2023-04-21T21:36:00+03:00</text:p>
      <text:p text:style-name="P4">
Description: The first lady of Poland Agatha Cornhauser-Duda visited two educational institutions in Lviv. - Ukrinform.</text:p>
      <text:p text:style-name="P4">
Images: ["<text:a xlink:type="simple" xlink:href="https://static.ukrinform.com/photos/2023_04/thumb_files/630_360_1682102138-856.jpg" text:style-name="Internet_20_link" text:visited-style-name="Visited_20_Internet_20_Link">
630_360_16821...</text:a>
"]</text:p>
      <text:p text:style-name="P4">
Tags: ['Дуда', 'Львівщина', 'Польща', 'Козицький ']</text:p>
      <text:p text:style-name="P4">
Type: Article</text:p>
      <!--METADATA-->
      <text:p text:style-name="P4">
<draw:frame draw:style-name="fr1" draw:name="Image151" text:anchor-type="as-char" svg:width="6.9236in" svg:height="3.956343in" draw:z-index="0">
<draw:image xlink:href="../Images/yкринформ/2023-04-21T21-36-00-03-00/630_360_1682102138-856.jpg" xlink:type="simple" xlink:show="embed" xlink:actuate="onLoad" draw:mime-type="image/jpeg"/>
</draw:frame>
The first Ladypolshi Agatha Cornhauser-Duda visited two educational institutions in Lviv.</text:p>
      <text:p text:style-name="P4">
This was reported by the press service of the Lviv Ova in <text:a xlink:type="simple" xlink:href="https://t.me/kozytskyy_maksym_official/7834" text:style-name="Internet_20_link" text:visited-style-name="Visited_20_Internet_20_Link">
</text:a>
, reports Ukrinform.</text:p>
      <text:p text:style-name="P4">
It is noted that the cornhauser-Douda visited the Mostysky Lyceum # 3 named after Yadwiga.</text:p>
      <text:p text:style-name="P4">
"Duda emphasized that the institution is very responsible for children. It has noted that two graduates of the Lyceum are now protecting Ukraine in the forefront. She stated that Poland will support our country as long as she has long been. She communicated with students and staff, passed school. - emphasized in Ova.</text:p>
      <text:p text:style-name="P4">
<text:span text:style-name="T4">
 Read also: </text:span>
 <text:a xlink:type="simple" xlink:href="https://www.ukrinform.ua/rubric-society/3692186-persi-ledi-ukraini-ta-polsi-vidvidali-varsavskij-centr-dopomogi-bizencam.html" text:style-name="Internet_20_link" text:visited-style-name="Visited_20_Internet_20_Link">
</text:a>
The first lady of Poland also visited the Rifle Central Central Education Institution of I-II degrees.</text:p>
      <text:p text:style-name="P4">
Ova expressed gratitude to Cornhauser-Doud for her visit and support of Ukraine.</text:p>
      <text:p text:style-name="P4">
As reported by Ukrinform, in connection with the opening of new border crossing points with Poland, the Lviv Military Administration appealed to the Government to remove funds for the reconstruction and construction of border roads.</text:p>
      <text:p text:style-name="P4">
News Source: <text:a xlink:type="simple" xlink:href="https://www.ukrinform.ua/rubric-regions/3699098-persa-ledi-polsi-vidvidala-osvitni-zakladi-na-lvivsini.html" text:style-name="Internet_20_link" text:visited-style-name="Visited_20_Internet_20_Link">
https://www.ukrinform.ua/rubric-regions/3699098-persa-ledi-polsi-vidvidala-osvitni-zakladi-na-lvivsini.html</text:a>
</text:p>
      <!--NEWS-->
      <text:h text:style-name="P10" text:outline-level="1">
<text:span text:style-name="T4">
The State Department refused to comment on why not all delegation of the Russian Federation issued a visa to visit the UN</text:span>
</text:h>
      <text:p text:style-name="P4">
Authors: Ukrinform (Person)</text:p>
      <text:p text:style-name="P4">
Publisher: Укринформ (Organization)</text:p>
      <text:p text:style-name="P4">
Published Time: 2023-04-21T21:39:00+03:00</text:p>
      <text:p text:style-name="P4">
Modified Time: 2023-04-21T21:39:00+03:00</text:p>
      <text:p text:style-name="P4">
Description: The US State Department called the "confidential" issue of issuing visas to representatives of the Russian Federation, thus refusing in the comments why, in addition to Lavrov and several individual delegates, the rest has not yet received a visa to participate in UN meetings. - Ukrinform.</text:p>
      <text:p text:style-name="P4">
Images: ["<text:a xlink:type="simple" xlink:href="https://static.ukrinform.com/photos/2018_03/thumb_files/630_360_1521097272-9495.jpg" text:style-name="Internet_20_link" text:visited-style-name="Visited_20_Internet_20_Link">
630_360_15210...</text:a>
"]</text:p>
      <text:p text:style-name="P4">
Tags: ['ООН', 'США', 'Віза', 'Держдеп', 'росія', 'Радбез ООН']</text:p>
      <text:p text:style-name="P4">
Type: Article</text:p>
      <!--METADATA-->
      <text:p text:style-name="P4">
<draw:frame draw:style-name="fr1" draw:name="Image152" text:anchor-type="as-char" svg:width="6.9236in" svg:height="3.956343in" draw:z-index="0">
<draw:image xlink:href="../Images/yкринформ/2023-04-21T21-39-00-03-00/630_360_1521097272-9495.jpg" xlink:type="simple" xlink:show="embed" xlink:actuate="onLoad" draw:mime-type="image/jpeg"/>
</draw:frame>
The US State Department called the "confidential" issue of the issuance of Russian -owners, thus refusing in the comments why, in addition to Lavrov, such individual delegates, the rest has not yet received a visa to participate in the meeting.</text:p>
      <text:p text:style-name="P4">
The statement was made on Friday by the deputy spokesman of the US Vedant Patel, reports Ukrinform.</text:p>
      <text:p text:style-name="P4">
"The issue of visa status is confidential, so I would not resort to the process or how it works," the representative said <text:a xlink:type="simple" xlink:href="https://www.ukrinform.ua/tag-derzdep" text:style-name="Internet_20_link" text:visited-style-name="Visited_20_Internet_20_Link">
</text:a>
.</text:p>
      <text:p text:style-name="P4">
In this way, he answered the request of a Russian journalist to comment on the confidence why part of the Russian Federation delegation, as well as journalists who planned to join the Visit of Lavrov to the UN, have not yet received visas for entry into the United States.</text:p>
      <text:p text:style-name="P4">
<text:span text:style-name="T4">
 Read also: </text:span>
 <text:a xlink:type="simple" xlink:href="https://www.ukrinform.ua/rubric-world/3697577-ssa-zaklikali-kraini-nato-posiliti-kontrol-nad-nerozpovsudzennam-adernoi-zbroi.html" text:style-name="Internet_20_link" text:visited-style-name="Visited_20_Internet_20_Link">
</text:a>
The Russian Minister Lavrov plans to fly to the New York Successful Week to take part in events related to Russia's heading in the UN Security Council on April 24-25. The minister himself and some members of the Russian delegation a few days ago received visas to enter the US.</text:p>
      <text:p text:style-name="P4">
News Source: <text:a xlink:type="simple" xlink:href="https://www.ukrinform.ua/rubric-world/3699100-derzdep-vidmovivsa-komentuvati-comu-ne-vsij-delegacii-rf-vidali-vizi-dla-vidvidanna-oon.html" text:style-name="Internet_20_link" text:visited-style-name="Visited_20_Internet_20_Link">
https://www.ukrinform.ua/rubric-world/3699100-derzdep-vidmovivsa-komentuvati-comu-ne-vsij-delegacii-rf-vidali-vizi-dla-vidvidanna-oon.html</text:a>
</text:p>
      <!--NEWS-->
      <text:h text:style-name="P10" text:outline-level="1">
<text:span text:style-name="T4">
NATO Secretary General about Ramstein: Ukraine is now ready to release even more occupied territories</text:span>
</text:h>
      <text:p text:style-name="P4">
Authors: Ukrinform (Person)</text:p>
      <text:p text:style-name="P4">
Publisher: Укринформ (Organization)</text:p>
      <text:p text:style-name="P4">
Published Time: 2023-04-21T21:40:07+03:00</text:p>
      <text:p text:style-name="P4">
Modified Time: 2023-04-21T21:40:07+03:00</text:p>
      <text:p text:style-name="P4">
Description: NATO Secretary General Jens Stoltenberg expressed confidence that Ukraine is ready to release more territories against the background of preparation for the future counter -offensive against the Russian forces. - Ukrinform.</text:p>
      <text:p text:style-name="P4">
Images: ["<text:a xlink:type="simple" xlink:href="https://static.ukrinform.com/photos/2023_04/thumb_files/630_360_1681978989-610.jpg" text:style-name="Internet_20_link" text:visited-style-name="Visited_20_Internet_20_Link">
630_360_16819...</text:a>
"]</text:p>
      <text:p text:style-name="P4">
Tags: ['Столтенберг', 'Україна', 'Війна з росією', 'Зустріч Рамштайн']</text:p>
      <text:p text:style-name="P4">
Type: Article</text:p>
      <!--METADATA-->
      <text:p text:style-name="P4">
<draw:frame draw:style-name="fr1" draw:name="Image153" text:anchor-type="as-char" svg:width="6.9236in" svg:height="3.956343in" draw:z-index="0">
<draw:image xlink:href="../Images/yкринформ/2023-04-21T21-40-07-03-00/630_360_1681978989-610.jpg" xlink:type="simple" xlink:show="embed" xlink:actuate="onLoad" draw:mime-type="image/jpeg"/>
</draw:frame>
NATO Secretary General Jens Stoltenberg expressed confidence that Ukraineadoad to release more territories against the background of preparation for the future contrast against the Russian forces.</text:p>
      <text:p text:style-name="P4">
He told reporters on the sidelines of a meeting at the Ramstein Air Base, Ukrinform reports with reference to <text:a xlink:type="simple" xlink:href="https://www.rferl.org/a/ukraine-bakhmut-drones-kyiv-russia-nato/32373294.html" text:style-name="Internet_20_link" text:visited-style-name="Visited_20_Internet_20_Link">
</text:a>
.</text:p>
      <text:p text:style-name="P4">
"I am sure that they will now be able to liberate even more land," the Secretary General said <text:a xlink:type="simple" xlink:href="https://www.ukrinform.ua/tag-nato" text:style-name="Internet_20_link" text:visited-style-name="Visited_20_Internet_20_Link">
</text:a>
.</text:p>
      <text:p text:style-name="P4">
He noted that one of the main issues during the meeting was the accounting of "all different opportunities, systems, deliveries that Ukrainians needed to get more of the land."</text:p>
      <text:p text:style-name="P4">
<text:span text:style-name="T4">
 Read also: </text:span>
 <text:a xlink:type="simple" xlink:href="https://www.ukrinform.ua/rubric-ato/3699088-pidsumki-ramstajnu11-abrams-himars-ppo.html" text:style-name="Internet_20_link" text:visited-style-name="Visited_20_Internet_20_Link">
</text:a>
Stoltenberg noted that Germany and the United States have put several Patriots Patriots, which are "working in Ukraine". At the same time, he refused to provide other details or the exact number of Patriot systems.</text:p>
      <text:p text:style-name="P4">
The NATO Secretary General said that the current goal of the Alliance was to ensure the victory of Ukraine with a hypersenia, and after the end of the war - that Kiev had the strength of "restraint for reprimanding new attacks."</text:p>
      <text:p text:style-name="P4">
<text:span text:style-name="T4">
 Read also: </text:span>
 <text:a xlink:type="simple" xlink:href="https://www.ukrinform.ua/rubric-ato/3699038-ssa-pidgotuvali-dla-kontrnastupu-devat-ukrainskih-mehanizovanih-brigad.html" text:style-name="Internet_20_link" text:visited-style-name="Visited_20_Internet_20_Link">
</text:a>
As reported by Ukrinform, on April 21 at the US Air Force Air Force Ramstein in Germany <text:a xlink:type="simple" xlink:href="https://www.ukrinform.ua/rubric-ato/3699004-kraini-formatu-ramstajn-postavili-v-ukrainu-ponad-230-tankiv-ostin.html" text:style-name="Internet_20_link" text:visited-style-name="Visited_20_Internet_20_Link">
</text:a>
. During the meeting, the issues of air defense, ammunition, as well as security facilities were being developed.</text:p>
      <text:p text:style-name="P4">
News Source: <text:a xlink:type="simple" xlink:href="https://www.ukrinform.ua/rubric-ato/3699101-gensek-nato-pro-ramstajn-ukraina-teper-gotova-zvilniti-se-bilse-okupovanih-teritorij.html" text:style-name="Internet_20_link" text:visited-style-name="Visited_20_Internet_20_Link">
https://www.ukrinform.ua/rubric-ato/3699101-gensek-nato-pro-ramstajn-ukraina-teper-gotova-zvilniti-se-bilse-okupovanih-teritorij.html</text:a>
</text:p>
      <!--NEWS-->
      <text:h text:style-name="P10" text:outline-level="1">
<text:span text:style-name="T4">
The discipline and morality of Russian troops in Ukraine are very low - Millie</text:span>
</text:h>
      <text:p text:style-name="P4">
Authors: Ukrinform (Person)</text:p>
      <text:p text:style-name="P4">
Publisher: Укринформ (Organization)</text:p>
      <text:p text:style-name="P4">
Published Time: 2023-04-21T21:54:00+03:00</text:p>
      <text:p text:style-name="P4">
Modified Time: 2023-04-21T21:54:00+03:00</text:p>
      <text:p text:style-name="P4">
Description: The discipline and morality of Russian troops in Ukraine are very low. - Ukrinform.</text:p>
      <text:p text:style-name="P4">
Images: ["<text:a xlink:type="simple" xlink:href="https://static.ukrinform.com/photos/2021_12/thumb_files/630_360_1638521183-498.jpg" text:style-name="Internet_20_link" text:visited-style-name="Visited_20_Internet_20_Link">
630_360_16385...</text:a>
"]</text:p>
      <text:p text:style-name="P4">
Tags: ['Німеччина', 'США', 'Марк Міллі ']</text:p>
      <text:p text:style-name="P4">
Type: Article</text:p>
      <!--METADATA-->
      <text:p text:style-name="P4">
<draw:frame draw:style-name="fr1" draw:name="Image154" text:anchor-type="as-char" svg:width="6.9236in" svg:height="3.956343in" draw:z-index="0">
<draw:image xlink:href="../Images/yкринформ/2023-04-21T21-54-00-03-00/630_360_1638521183-498.jpg" xlink:type="simple" xlink:show="embed" xlink:actuate="onLoad" draw:mime-type="image/jpeg"/>
</draw:frame>
The discipline of the morals of Russian troops in Ukraine is very low.</text:p>
      <text:p text:style-name="P4">
According to the Ukrinform correspondent, General Mark Millie, the head of the headquarters of the headquarters, told the head of the headquarters of the US headquarters.</text:p>
      <text:p text:style-name="P4">
"Unlike the Ukrainian forces, which are very motivated to fight for their country, freedom, democracy and lifestyle, the Russians lack leadership and will, their morality is low and discipline is getting worse," Millie said.</text:p>
      <text:p text:style-name="P4">
<text:span text:style-name="T4">
 Read also: </text:span>
 <text:a xlink:type="simple" xlink:href="https://www.ukrinform.ua/rubric-ato/3699033-se-65-ukrainciv-zaversili-navcanna-na-sistemah-patriot-milli.html" text:style-name="Internet_20_link" text:visited-style-name="Visited_20_Internet_20_Link">
<text:span text:style-name="T4">
 Milli </text:span>
</text:a>
He recalled that Russia has recently made more strict rules of the military, "inadvertently feeding on its citizens the chaos of war." "They are still in the coordination or management of Napoli Battle in coordination or management of all -military maneuvers," the General said.</text:p>
      <text:p text:style-name="P4">
Millie stressed that "Russian temporary territorial achievements are given to price losses." “In addition to the wounded and killed, hundreds of thousands of Russians were from the country. They are trying to avoid participating in Putin's war, ” - said.</text:p>
      <text:p text:style-name="P4">
According to him, "Russia continues to fail in achieving its strategic goals." “They failed to capture Kiev, to overthrow the Ukrainian government or divide NATO. Instead, they reached the opposite: Kiev stands, the people of Ukraine cheered, and NATO was never stronger, ” - summed up M.</text:p>
      <text:p text:style-name="P4">
<text:span text:style-name="T4">
 Read also: </text:span>
 <text:a xlink:type="simple" xlink:href="https://www.ukrinform.ua/rubric-ato/3699038-ssa-pidgotuvali-dla-kontrnastupu-devat-ukrainskih-mehanizovanih-brigad.html" text:style-name="Internet_20_link" text:visited-style-name="Visited_20_Internet_20_Link">
</text:a>
As it was reported, the next meeting of the contact group from the defense of Ukraine in the format "Ramstein", which participated more than 50 countries, including NATO allies and representatives of partner countries, has ended today. A group of a high -headed platform for coordinating military capabilities that the Ponato Allies and representatives of the international community provide Ukraine for residual Russian aggression.</text:p>
      <text:p text:style-name="P4">
News Source: <text:a xlink:type="simple" xlink:href="https://www.ukrinform.ua/rubric-ato/3699102-disciplina-ta-moral-rosijskih-vijsk-v-ukraini-duze-nizki-milli.html" text:style-name="Internet_20_link" text:visited-style-name="Visited_20_Internet_20_Link">
https://www.ukrinform.ua/rubric-ato/3699102-disciplina-ta-moral-rosijskih-vijsk-v-ukraini-duze-nizki-milli.html</text:a>
</text:p>
      <!--NEWS-->
      <text:h text:style-name="P10" text:outline-level="1">
<text:span text:style-name="T4">
Stoltenberg stressed the need to stop Putin's aggression pattern</text:span>
</text:h>
      <text:p text:style-name="P4">
Authors: Ukrinform (Person)</text:p>
      <text:p text:style-name="P4">
Publisher: Укринформ (Organization)</text:p>
      <text:p text:style-name="P4">
Published Time: 2023-04-21T22:05:00+03:00</text:p>
      <text:p text:style-name="P4">
Modified Time: 2023-04-21T22:05:00+03:00</text:p>
      <text:p text:style-name="P4">
Description: Allies, together with Ukraine, need to develop mechanisms that will stop the pattern of aggressive behavior of the President of the Russian Federation Putin. - Ukrinform.</text:p>
      <text:p text:style-name="P4">
Images: ["<text:a xlink:type="simple" xlink:href="https://static.ukrinform.com/photos/2022_11/thumb_files/630_360_1668589929-696.jpg" text:style-name="Internet_20_link" text:visited-style-name="Visited_20_Internet_20_Link">
630_360_16685...</text:a>
"]</text:p>
      <text:p text:style-name="P4">
Tags: ['НАТО', 'путін', 'Столтенберг', 'Агресія РФ', 'Зустріч Рамштайн']</text:p>
      <text:p text:style-name="P4">
Type: Article</text:p>
      <!--METADATA-->
      <text:p text:style-name="P4">
<draw:frame draw:style-name="fr1" draw:name="Image155" text:anchor-type="as-char" svg:width="6.9236in" svg:height="3.956343in" draw:z-index="0">
<draw:image xlink:href="../Images/yкринформ/2023-04-21T22-05-00-03-00/630_360_1668589929-696.jpg" xlink:type="simple" xlink:show="embed" xlink:actuate="onLoad" draw:mime-type="image/jpeg"/>
</draw:frame>
Allies with Ukraine need to develop mechanisms that will stop the pattern of aggressive behavior of the President of the Russian Federation Putin.</text:p>
      <text:p text:style-name="P4">
NATO Secretary General Jens Stoltenberg said this in an interview <text:a xlink:type="simple" xlink:href="https://www.radiosvoboda.org/a/hensekretar-nato-yens-stoltenberg-pro-ppo-litaky-perehovory-povedinku-putina/32374071.html" text:style-name="Internet_20_link" text:visited-style-name="Visited_20_Internet_20_Link">
</text:a>
After the meeting is completed, Ramstein in Germany, Ukrinform reports.</text:p>
      <text:p text:style-name="P4">
When asked by a journalist at what stage there are discussions of allies of a security guarantee for Ukraine to prevent attacks on it in the future, Stoltenberg replied that it is probably too early to talk about it.</text:p>
      <text:p text:style-name="P4">
“And again, we do not know how and when this war ends. But what we owe is that when it is over, we need to make sure that the historian will not happen that Putin's President will not be able to continue to destroy European security, starting a new war, leading a new war against Ukraine. So we need to sit down and start discussing reliable frames, Mechanism, which guarantee that President Putin will not be able to continue the attacks of a naked independent state, ”he said <text:a xlink:type="simple" xlink:href="https://www.ukrinform.ua/tag-stoltenberg" text:style-name="Internet_20_link" text:visited-style-name="Visited_20_Internet_20_Link">
</text:a>
.</text:p>
      <text:p text:style-name="P4">
<text:span text:style-name="T4">
 Read also: </text:span>
 <text:a xlink:type="simple" xlink:href="https://www.ukrinform.ua/rubric-ato/3698805-stoltenberg-rozpoviv-pro-strategicni-pomilki-putina-u-vijni-z-ukrainou.html" text:style-name="Internet_20_link" text:visited-style-name="Visited_20_Internet_20_Link">
<text:span text:style-name="T4">
 Stoltenberg </text:span>
</text:a>
“I cannot say exactly what it will look like, I only say that we are all known to stop this pattern of aggressive behavior of President Putin. We also need to discuss how to prevent this in the future, ”NATO add.</text:p>
      <text:p text:style-name="P4">
According to him, the message to all NATO allies and partners and contact groups of defense issues in Ukraine is that "we must be ready for long -term measures to support Ukraine as much as it will be needed."</text:p>
      <text:p text:style-name="P4">
“It will be a tragedy for Ukrainians if President Putin wins, but it is dangerous for NATO allies. This will demonstrate to all authoritarian leaders that when they use military force to get what they want, it will make the world more dangerous, and NATO allies are more vulnerable. So my message to NATO allies is that in our interests, Ukraine will guarantee that Ukraine will win Ukraine . And he will win as a sovereign nation, ”Stoltenberg said.</text:p>
      <text:p text:style-name="P4">
<text:span text:style-name="T4">
 Read also: </text:span>
 <text:a xlink:type="simple" xlink:href="https://www.ukrinform.ua/rubric-polytics/3698991-reznikov-zustrivsa-zi-stoltenbergom-ukraina-dosagla-bezprecedentnogo-rivna-sumisnosti-z-nato.html" text:style-name="Internet_20_link" text:visited-style-name="Visited_20_Internet_20_Link">
<text:span text:style-name="T4">
 Stoltenberg </text:span>
</text:a>
</text:p>
      <text:p text:style-name="P4">
News Source: <text:a xlink:type="simple" xlink:href="https://www.ukrinform.ua/rubric-world/3699103-stoltenberg-nagolosiv-na-neobhidnosti-pripiniti-patern-agresii-putina.html" text:style-name="Internet_20_link" text:visited-style-name="Visited_20_Internet_20_Link">
https://www.ukrinform.ua/rubric-world/3699103-stoltenberg-nagolosiv-na-neobhidnosti-pripiniti-patern-agresii-putina.html</text:a>
</text:p>
      <!--NEWS-->
      <text:h text:style-name="P10" text:outline-level="1">
<text:span text:style-name="T4">
Latvia will hand over to Ukraine all its Styinger - Ministry of Defense</text:span>
</text:h>
      <text:p text:style-name="P4">
Authors: Ukrinform (Person)</text:p>
      <text:p text:style-name="P4">
Publisher: Укринформ (Organization)</text:p>
      <text:p text:style-name="P4">
Published Time: 2023-04-21T22:10:26+03:00</text:p>
      <text:p text:style-name="P4">
Modified Time: 2023-04-21T22:10:26+03:00</text:p>
      <text:p text:style-name="P4">
Description: Latvia's Defense Minister Inar Murniets, at a meeting of the contact group in Ramstay, announced the decision to transfer all the Styinger air defense available to Ukraine in the Latvian side. - Ukrinform.</text:p>
      <text:p text:style-name="P4">
Images: ["<text:a xlink:type="simple" xlink:href="https://static.ukrinform.com/photos/2022_05/thumb_files/630_360_1652379206-931.jpg" text:style-name="Internet_20_link" text:visited-style-name="Visited_20_Internet_20_Link">
630_360_16523...</text:a>
"]</text:p>
      <text:p text:style-name="P4">
Tags: ['Латвія', 'Міноборони', 'Зустріч Рамштайн']</text:p>
      <text:p text:style-name="P4">
Type: Article</text:p>
      <!--METADATA-->
      <text:p text:style-name="P4">
<draw:frame draw:style-name="fr1" draw:name="Image156" text:anchor-type="as-char" svg:width="6.9236in" svg:height="3.956343in" draw:z-index="0">
<draw:image xlink:href="../Images/yкринформ/2023-04-21T22-10-26-03-00/630_360_1652379206-931.jpg" xlink:type="simple" xlink:show="embed" xlink:actuate="onLoad" draw:mime-type="image/jpeg"/>
</draw:frame>
Latvian Minister of Defense Inara Murniets at a meeting of the contact group in Ramstaynayalosil to the decision to transfer to Ukraine all in the Latvian side of the Stinger Air Defense Systems.</text:p>
      <text:p text:style-name="P4">
About it reports Ukrinform with reference to <text:a xlink:type="simple" xlink:href="https://rus.lsm.lv/statja/novosti/mir/21.04.2023-napadenie-rf-na-ukrainu-latviya-pozertvuet-kievu-vse-imeyushhiesya-u-nee-stingery.a505856/" text:style-name="Internet_20_link" text:visited-style-name="Visited_20_Internet_20_Link">
</text:a>
.</text:p>
      <text:p text:style-name="P4">
“We'll do our best to make them(Stinger systems, - Ed.)They were delivered faster, ”Murniets said.</text:p>
      <text:p text:style-name="P4">
<text:span text:style-name="T4">
 Read also: </text:span>
 <text:a xlink:type="simple" xlink:href="https://www.ukrinform.ua/rubric-ato/3698757-ucasniki-ramstajnu-vze-nadali-ukraini-55-milardiv-bezpekovoi-dopomogi-ostin.html" text:style-name="Internet_20_link" text:visited-style-name="Visited_20_Internet_20_Link">
</text:a>
According to her, Latvia will also continue their training in the Ukrainian military, and is going to teach twice as much staff than 2022. Murnyce is sure that by the end of the year, about three thousand Ukrainian military will be trained in Latvia.</text:p>
      <text:p text:style-name="P4">
As reported by Ukrinform, in March with the implementation of a new package <text:a xlink:type="simple" xlink:href="https://www.ukrinform.ua/rubric-ato/3683336-latvia-nadala-ukraini-vijskovoi-dopomogi-na-300-miljoniv-smigal.html" text:style-name="Internet_20_link" text:visited-style-name="Visited_20_Internet_20_Link">
</text:a>
 .</text:p>
      <text:p text:style-name="P4">
News Source: <text:a xlink:type="simple" xlink:href="https://www.ukrinform.ua/rubric-ato/3699104-latvia-peredast-ukraini-vsi-svoi-stinger-minoboroni.html" text:style-name="Internet_20_link" text:visited-style-name="Visited_20_Internet_20_Link">
https://www.ukrinform.ua/rubric-ato/3699104-latvia-peredast-ukraini-vsi-svoi-stinger-minoboroni.html</text:a>
</text:p>
      <!--NEWS-->
      <text:h text:style-name="P10" text:outline-level="1">
<text:span text:style-name="T4">
To achieve peace in Ukraine, the European Union only supports Zelensky's proposals - EU representative</text:span>
</text:h>
      <text:p text:style-name="P4">
Authors: Ukrinform (Person)</text:p>
      <text:p text:style-name="P4">
Publisher: Укринформ (Organization)</text:p>
      <text:p text:style-name="P4">
Published Time: 2023-04-21T22:18:03+03:00</text:p>
      <text:p text:style-name="P4">
Modified Time: 2023-04-21T22:18:03+03:00</text:p>
      <text:p text:style-name="P4">
Description: All EU countries would like to see a rapid stopping of the Russian aggressive war against Ukraine, but the only peaceful plan that can allow this goal is the "formula" of President Zelensky. - Ukrinform.</text:p>
      <text:p text:style-name="P4">
Images: ["<text:a xlink:type="simple" xlink:href="https://static.ukrinform.com/photos/2021_12/thumb_files/630_360_1638885879-203.jpg" text:style-name="Internet_20_link" text:visited-style-name="Visited_20_Internet_20_Link">
630_360_16388...</text:a>
"]</text:p>
      <text:p text:style-name="P4">
Tags: ['Євросоюз', 'Зеленський', 'Війна з росією']</text:p>
      <text:p text:style-name="P4">
Type: Article</text:p>
      <!--METADATA-->
      <text:p text:style-name="P4">
<draw:frame draw:style-name="fr1" draw:name="Image157" text:anchor-type="as-char" svg:width="6.9236in" svg:height="3.956343in" draw:z-index="0">
<draw:image xlink:href="../Images/yкринформ/2023-04-21T22-18-03-03-00/630_360_1638885879-203.jpg" xlink:type="simple" xlink:show="embed" xlink:actuate="onLoad" draw:mime-type="image/jpeg"/>
</draw:frame>
All the country would like to see the rapid stop of the Russian aggressive war against Ukraine, but the only peaceful plan that can allow this goal is the "formular" of President Zelensky.</text:p>
      <text:p text:style-name="P4">
This was announced on the eve of a meeting of EU Foreign Ministers, which should take place on April 24 in Luxembourg, the EU official said, Ukrinform correspondent reports.</text:p>
      <text:p text:style-name="P4">
“On a peaceful initiative. We supported and continue to support the President of Zelensky's peaceplan. We discuss with our Ukrainian partners, how to translate this plan into a multilateral format and promote it. It is the same for us to discuss peace in Ukraine at this point. You have mentioned other initiatives, but we believed and always believed that it is a matter of Ukrainians - when they would want to join any initiative with Russia, ”the EU representative said, answering the question of Ukrinform.</text:p>
      <text:p text:style-name="P4">
<text:span text:style-name="T4">
 Read also: </text:span>
 <text:a xlink:type="simple" xlink:href="https://www.ukrinform.ua/rubric-ato/3698726-zelenskij-zaprosiv-meksiku-dolucitisa-do-realizacii-ukrainskoi-formuli-miru.html" text:style-name="Internet_20_link" text:visited-style-name="Visited_20_Internet_20_Link">
<text:span text:style-name="T4">
 formulas </text:span>
 <text:span text:style-name="T4">
 peace </text:span>
</text:a>
He noted that nowadays a large territory of Ukraine is still under the control of Russian invaders, so the EU has not heard any requests from the authorities of Ukraine to support any immediate efforts to stop the struggle for their release. Ukraine.</text:p>
      <text:p text:style-name="P4">
An additional question regarding the "peaceful proposals" of President of Brazil Lula da Silvastosnotovzovzovzovzovnovodost the end of the war in Ukraine raised an emotional reaction from the sources. Tsrost positions made after the visit of the Advisor of the Brazilian leader of Domoskva contain two main components - the requirement of immediate ceasefire, tasks of the EU in "delaying" the war by supplying Ukraine to self -defense.</text:p>
      <text:p text:style-name="P4">
<text:span text:style-name="T4">
 Read also: </text:span>
 <text:a xlink:type="simple" xlink:href="https://www.ukrinform.ua/rubric-polytics/3697030-kuleba-zustrivsa-iz-glavou-mzs-iraku-govorili-pro-eksport-zerna-i-formulu-miru.html" text:style-name="Internet_20_link" text:visited-style-name="Visited_20_Internet_20_Link">
<text:span text:style-name="T4">
 formula </text:span>
 <text:span text:style-name="T4">
 peace </text:span>
</text:a>
“It is important to perceive this in the future. Did anyone hear such peaceful proposals when Russia has accumulated its troops and tanks near the borders of Ukraine to 24oneth? Or when Russian troops were 20 kilometers from Kiev? Or, after failure in the Donbass, began to destroy civilian infrastructure, - did someone call for ceasefire at that time? ” - asked the EU official representative.The official representative noted that the EU will speak with "Brazilian friends" and explain that there is no right time for such initiatives. Such a faithful moment will come only when Ukraine itself declares it.</text:p>
      <text:p text:style-name="P4">
<text:span text:style-name="T4">
 Read also: </text:span>
 <text:a xlink:type="simple" xlink:href="https://www.ukrinform.ua/rubric-polytics/3692017-makron-sprobue-zaluciti-kitaj-do-spilnoi-vidpovidalnosti-za-mir-v-ukraini.html" text:style-name="Internet_20_link" text:visited-style-name="Visited_20_Internet_20_Link">
</text:a>
It was reported that Brazil's President Luis Inasio Lula da Silva April 16th that he wanted to act as a mediator with China and the UAE to achieve a Russian aggressive war against Ukraine.</text:p>
      <text:p text:style-name="P4">
Earlier, Lula Da Silva suggested that Ukraine give in to Crimea to ceasefire. The Ministry of Foreign Affairs of Ukraine answered that Ukraine is not trashing in its territories and does not see any reason to concede at least a bsantimeter of Ukrainian land.</text:p>
      <text:p text:style-name="P4">
News Source: <text:a xlink:type="simple" xlink:href="https://www.ukrinform.ua/rubric-polytics/3699106-dla-dosagnenna-miru-v-ukraini-evrosouz-pidtrimue-lise-propozicii-zelenskogo-predstavnik-es.html" text:style-name="Internet_20_link" text:visited-style-name="Visited_20_Internet_20_Link">
https://www.ukrinform.ua/rubric-polytics/3699106-dla-dosagnenna-miru-v-ukraini-evrosouz-pidtrimue-lise-propozicii-zelenskogo-predstavnik-es.html</text:a>
</text:p>
      <!--NEWS-->
      <text:h text:style-name="P10" text:outline-level="1">
<text:span text:style-name="T4">
The President signed a law prohibiting the imperial propaganda of the Russian Federation and Russian geographical names</text:span>
</text:h>
      <text:p text:style-name="P4">
Authors: Ukrinform (Person)</text:p>
      <text:p text:style-name="P4">
Publisher: Укринформ (Organization)</text:p>
      <text:p text:style-name="P4">
Published Time: 2023-04-21T22:22:00+03:00</text:p>
      <text:p text:style-name="P4">
Modified Time: 2023-04-21T22:22:00+03:00</text:p>
      <text:p text:style-name="P4">
Description: President of Ukraine Volodymyr Zelensky has signed a law on condemnation and prohibition of propaganda of Russian imperial policy in Ukraine and the decolonization of toponymy, which is called an important step in dealing and decolonization. - Ukrinform.</text:p>
      <text:p text:style-name="P4">
Images: ["<text:a xlink:type="simple" xlink:href="https://static.ukrinform.com/photos/2022_09/thumb_files/630_360_1664387283-922.jpg" text:style-name="Internet_20_link" text:visited-style-name="Visited_20_Internet_20_Link">
630_360_16643...</text:a>
"]</text:p>
      <text:p text:style-name="P4">
Tags: ['Декомунізація', 'Пропаганда', 'Закон', 'Заборона', 'росія', 'Зеленський']</text:p>
      <text:p text:style-name="P4">
Type: Article</text:p>
      <!--METADATA-->
      <text:p text:style-name="P4">
<draw:frame draw:style-name="fr1" draw:name="Image158" text:anchor-type="as-char" svg:width="6.9236in" svg:height="3.956343in" draw:z-index="0">
<draw:image xlink:href="../Images/yкринформ/2023-04-21T22-22-00-03-00/630_360_1664387283-922.jpg" xlink:type="simple" xlink:show="embed" xlink:actuate="onLoad" draw:mime-type="image/jpeg"/>
</draw:frame>
President of Ukraine Volodymyr Zelensky signed a law on condemnation and prohibition of propaganda of Russian imperial policy in Ukraine and the decolonization of toponymy, which is called an important step in dealing and decolonization.</text:p>
      <text:p text:style-name="P4">
As Ukrinform reports, this is said <text:a xlink:type="simple" xlink:href="https://cms.ukrinform.com/" text:style-name="Internet_20_link" text:visited-style-name="Visited_20_Internet_20_Link">
</text:a>
Document.</text:p>
      <text:p text:style-name="P4">
It is noted that the Law "On Amendments to the Law of Ukraine" On Geographical Invisions "on the decolonization of toponymy and streamlining the use of geographical notes in the settlements of Ukraine" was returned on April 21 with the signature of the President.</text:p>
      <text:p text:style-name="P4">
As I explained in <text:a xlink:type="simple" xlink:href="https://www.facebook.com/volodymyr.viatrovych/posts/pfbid0317aYsWwCcvxxnKF4tWJHnAC9fkad1cN6KppzPGwHFoHDAyuvxcgHxcq4ZrkMG3fsl" text:style-name="Internet_20_link" text:visited-style-name="Visited_20_Internet_20_Link">
</text:a>
<text:a xlink:type="simple" xlink:href="https://www.facebook.com/volodymyr.viatrovych/posts/pfbid0317aYsWwCcvxxnKF4tWJHnAC9fkad1cN6KppzPGwHFoHDAyuvxcgHxcq4ZrkMG3fsl" text:style-name="Internet_20_link" text:visited-style-name="Visited_20_Internet_20_Link">
</text:a>
<text:a xlink:type="simple" xlink:href="https://www.facebook.com/volodymyr.viatrovych/posts/pfbid0317aYsWwCcvxxnKF4tWJHnAC9fkad1cN6KppzPGwHFoHDAyuvxcgHxcq4ZrkMG3fsl" text:style-name="Internet_20_link" text:visited-style-name="Visited_20_Internet_20_Link">
</text:a>
Historian and MP from "European Solidarity" Vladimirivich, signed law is a systematic document on the liberation of our country from the markers of "Russian measure". According to the law, Russian imperial politics is recognized as criminal and condemned <text:a xlink:type="simple" xlink:href="https://www.ukrinform.ua/tag-propaganda" text:style-name="Internet_20_link" text:visited-style-name="Visited_20_Internet_20_Link">
</text:a>
This policy and its symbolism are.</text:p>
      <text:p text:style-name="P4">
<text:span text:style-name="T4">
 Read also: </text:span>
 <text:a xlink:type="simple" xlink:href="https://www.ukrinform.ua/rubric-polytics/3685407-pro-zasudzenna-ta-zaboronu-propagandi-rosijskoi-imperskoi-politiki-v-ukraini.html" text:style-name="Internet_20_link" text:visited-style-name="Visited_20_Internet_20_Link">
</text:a>
According to Vyatrovich, the law will come into force in three months of post release, after which the self -government bodies and military administrations will release public space from the symbols of the Russian measure in six months: to dismantle monuments and memorial signs, to rename streets and other objects .</text:p>
      <text:p text:style-name="P4">
In addition, settlements whose names promote Russian imperial policy, its figures or propagandists should be renamed.</text:p>
      <text:p text:style-name="P4">
"There will be no more names and images on Suvorov and Kutuzov, Pushkin and Bulgakov, Russian cities and conquest. Valuable monuments will be transformed to museums," Vyatrovich wrote.</text:p>
      <text:p text:style-name="P4">
Similarly, according to the law, settlements should be renamed that do not meet the standards of the Ukrainian language(Like an October someone's).</text:p>
      <text:p text:style-name="P4">
After the law enters into force, legal entities will have a month to remove the symbols of Russian imperial policies from their names, documents and symbols.</text:p>
      <text:p text:style-name="P4">
Within three months, Russian symbols should disappear from trademarks, the deputy explained.</text:p>
      <text:p text:style-name="P4">
According to Ukrinform, the Verkhovna Rada adopted this law on March 21, 2023.</text:p>
      <text:p text:style-name="P4">
News Source: <text:a xlink:type="simple" xlink:href="https://www.ukrinform.ua/rubric-polytics/3699107-prezident-pidpisav-zakon-pro-zaboronu-imperskoi-propagandi-rf-i-dekolonizaciu-toponimii-v-ukraini.html" text:style-name="Internet_20_link" text:visited-style-name="Visited_20_Internet_20_Link">
https://www.ukrinform.ua/rubric-polytics/3699107-prezident-pidpisav-zakon-pro-zaboronu-imperskoi-propagandi-rf-i-dekolonizaciu-toponimii-v-ukraini.html</text:a>
</text:p>
      <!--NEWS-->
      <text:h text:style-name="P10" text:outline-level="1">
<text:span text:style-name="T4">
UEFA Youth League: Alkmaar and Hayuk will meet in the final</text:span>
</text:h>
      <text:p text:style-name="P4">
Authors: Ukrinform (Person)</text:p>
      <text:p text:style-name="P4">
Publisher: Укринформ (Organization)</text:p>
      <text:p text:style-name="P4">
Published Time: 2023-04-21T22:25:28+03:00</text:p>
      <text:p text:style-name="P4">
Modified Time: 2023-04-21T22:25:28+03:00</text:p>
      <text:p text:style-name="P4">
Description: In the UEFA Youth League (football players under 19 years), the 1/2 finals matches ended. - Ukrinform.</text:p>
      <text:p text:style-name="P4">
Images: ["<text:a xlink:type="simple" xlink:href="https://static.ukrinform.com/photos/2023_04/thumb_files/630_360_1682105102-634.jpg" text:style-name="Internet_20_link" text:visited-style-name="Visited_20_Internet_20_Link">
630_360_16821...</text:a>
"]</text:p>
      <text:p text:style-name="P4">
Tags: ['Футбол', 'УЄФА']</text:p>
      <text:p text:style-name="P4">
Type: Article</text:p>
      <!--METADATA-->
      <text:p text:style-name="P4">
<draw:frame draw:style-name="fr1" draw:name="Image159" text:anchor-type="as-char" svg:width="6.9236in" svg:height="3.956343in" draw:z-index="0">
<draw:image xlink:href="../Images/yкринформ/2023-04-21T22-25-28-03-00/630_360_1682105102-634.jpg" xlink:type="simple" xlink:show="embed" xlink:actuate="onLoad" draw:mime-type="image/jpeg"/>
</draw:frame>
In the UEFA Youth(football players up to 19 years old)The 1/2 finals matches ended.</text:p>
      <text:p text:style-name="P4">
The final of the tournament in Geneva(Switzerland)It will be held with the participation of the Dutch Az "Alkmaara" and the Croatian "Haiduka", Ukrinform reports.</text:p>
      <text:p text:style-name="P4">
Alkmaar Az in a series of post-match penalties beat Portuguese "Sporting"- 3: 2(The main time is 2: 2), and Hayuk, in turn, overheated the Italian Milan - 3: 1.</text:p>
      <text:p text:style-name="P4">
The decisive match of the UEFA Youth League "Alkmaar" - "Hayduk" will take place on April 24.</text:p>
      <text:p text:style-name="P4">
<text:span text:style-name="T4">
 Read also: </text:span>
 <text:a xlink:type="simple" xlink:href="https://www.ukrinform.ua/rubric-sports/3695383-uefa-zareestruvav-tri-zaavki-na-provedenna-evro2028-ta-evro2032.html" text:style-name="Internet_20_link" text:visited-style-name="Visited_20_Internet_20_Link">
<text:span text:style-name="T4">
 UEFA </text:span>
</text:a>
We will remind, Lviv "Movement" in the 1/8 finals gave way to "Milan"(0:1), Shakhtar Adononets also looked at Milan's peers in the 1/16 finals(0:1).</text:p>
      <text:p text:style-name="P4">
Фото: УЄФА.</text:p>
      <text:p text:style-name="P4">
News Source: <text:a xlink:type="simple" xlink:href="https://www.ukrinform.ua/rubric-sports/3699108-unacka-liga-uefa-alkmaar-ta-hajduk-zustrinutsa-u-finali.html" text:style-name="Internet_20_link" text:visited-style-name="Visited_20_Internet_20_Link">
https://www.ukrinform.ua/rubric-sports/3699108-unacka-liga-uefa-alkmaar-ta-hajduk-zustrinutsa-u-finali.html</text:a>
</text:p>
      <!--NEWS-->
      <text:h text:style-name="P10" text:outline-level="1">
<text:span text:style-name="T4">
The Russians fired four communities of Sumy region during the day</text:span>
</text:h>
      <text:p text:style-name="P4">
Authors: Ukrinform (Person)</text:p>
      <text:p text:style-name="P4">
Publisher: Укринформ (Organization)</text:p>
      <text:p text:style-name="P4">
Published Time: 2023-04-21T22:30:00+03:00</text:p>
      <text:p text:style-name="P4">
Modified Time: 2023-04-21T22:30:00+03:00</text:p>
      <text:p text:style-name="P4">
Description: Russian troops on Friday, April 21, fired at four territorial communities of Sumy region.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160" text:anchor-type="as-char" svg:width="6.9236in" svg:height="3.956343in" draw:z-index="0">
<draw:image xlink:href="../Images/yкринформ/2023-04-21T22-30-00-03-00/630_360_1479558145-5682.jpg" xlink:type="simple" xlink:show="embed" xlink:actuate="onLoad" draw:mime-type="image/jpeg"/>
</draw:frame>
On Friday, April 21, Ruskivska fired at four territorial communities of the Sumy region.</text:p>
      <text:p text:style-name="P4">
According to Ukrinform, the Sumy Regional Military Administration reports in <text:a xlink:type="simple" xlink:href="https://t.me/Sumy_news_ODA/15576" text:style-name="Internet_20_link" text:visited-style-name="Visited_20_Internet_20_Link">
</text:a>
.</text:p>
      <text:p text:style-name="P4">
“During the day, the Russians fired at 4 border communities - Khotinsk, Belopilsk, Shaliginsk and Novoslobidskaya. 114 arrivals of changes, artillery, grenade launchers have been recorded, ”the message reads.</text:p>
      <text:p text:style-name="P4">
<text:span text:style-name="T4">
 Read also: </text:span>
 <text:a xlink:type="simple" xlink:href="https://www.ukrinform.ua/rubric-kyiv/3698876-izrail-pocne-testuvati-u-kievi-sistemu-opovisenna-pro-raketni-obstrili.html" text:style-name="Internet_20_link" text:visited-style-name="Visited_20_Internet_20_Link">
<text:span text:style-name="T4">
 firing </text:span>
</text:a>
In the morning on the outskirts of the village of Kindrativka of the Khotinsky community the enemy beat from artillery -4 hit. As a result of the shelling, one person was injured. The school is also damaged.</text:p>
      <text:p text:style-name="P4">
In the territory of the Shalygin community, the Russians carried out artillery shelling - 8 vul.</text:p>
      <text:p text:style-name="P4">
On the territory of the Belopil community, the enemy made 7 shelling. During the day grenade launchers(Ths)- 69 hits and mortars - 29 hits.</text:p>
      <text:p text:style-name="P4">
<text:span text:style-name="T4">
 Read also: </text:span>
 <text:a xlink:type="simple" xlink:href="https://www.ukrinform.ua/rubric-ato/3698848-rosijska-armia-za-dobu-obstrilala-12-oblastej-ukraini-zvedenna-ova.html" text:style-name="Internet_20_link" text:visited-style-name="Visited_20_Internet_20_Link">
<text:span text:style-name="T4">
 firing </text:span>
</text:a>
There was also a novolobid community - 4 hits.</text:p>
      <text:p text:style-name="P4">
As reported by Ukrinform, under the strike of troops of the Russian Federation, 12 regions of Ukraine were repeated during the Russian Federation, they were killed and injured.</text:p>
      <text:p text:style-name="P4">
News Source: <text:a xlink:type="simple" xlink:href="https://www.ukrinform.ua/rubric-ato/3699094-rosiani-protagom-dna-obstrilali-cotiri-gromadi-sumsini.html" text:style-name="Internet_20_link" text:visited-style-name="Visited_20_Internet_20_Link">
https://www.ukrinform.ua/rubric-ato/3699094-rosiani-protagom-dna-obstrilali-cotiri-gromadi-sumsini.html</text:a>
</text:p>
      <!--NEWS-->
      <text:h text:style-name="P10" text:outline-level="1">
<text:span text:style-name="T4">
It is impossible to put Russia and Ukraine at the same level in the issue of negotiations - the State Department</text:span>
</text:h>
      <text:p text:style-name="P4">
Authors: Ukrinform (Person)</text:p>
      <text:p text:style-name="P4">
Publisher: Укринформ (Organization)</text:p>
      <text:p text:style-name="P4">
Published Time: 2023-04-21T22:37:25+03:00</text:p>
      <text:p text:style-name="P4">
Modified Time: 2023-04-21T22:37:25+03:00</text:p>
      <text:p text:style-name="P4">
Description: Any negotiations on peace establishment in Ukraine should be conducted on the conditions of the Ukrainian side, as it is at least irresponsible to put on one level of the aggressor and the victim of aggression. - Ukrinform.</text:p>
      <text:p text:style-name="P4">
Images: ["<text:a xlink:type="simple" xlink:href="https://static.ukrinform.com/photos/2018_03/thumb_files/630_360_1521096795-6414.jpg" text:style-name="Internet_20_link" text:visited-style-name="Visited_20_Internet_20_Link">
630_360_15210...</text:a>
"]</text:p>
      <text:p text:style-name="P4">
Tags: ['США', 'Держдеп', 'Вашингтон', 'Війна з росією']</text:p>
      <text:p text:style-name="P4">
Type: Article</text:p>
      <!--METADATA-->
      <text:p text:style-name="P4">
<draw:frame draw:style-name="fr1" draw:name="Image161" text:anchor-type="as-char" svg:width="6.9236in" svg:height="3.956343in" draw:z-index="0">
<draw:image xlink:href="../Images/yкринформ/2023-04-21T22-37-25-03-00/630_360_1521096795-6414.jpg" xlink:type="simple" xlink:show="embed" xlink:actuate="onLoad" draw:mime-type="image/jpeg"/>
</draw:frame>
Any internships in the establishment of peace in Ukraine should be carried out on the condition of the Ukrainian side, since to put at one level of the aggressor and the victim of aggression is at least irresponsible.</text:p>
      <text:p text:style-name="P4">
This was stated on Friday during a briefing in Washington by US Deputy District State Administration Vedant Patel, Ukrinform correspondent reports.</text:p>
      <text:p text:style-name="P4">
“To put these two countries, Russia and Ukraine irresponsibly, at one level. One pre-elastic borders of another, and the other tries to protect his life, ”the Patel said, commenting on prospects for peace talks.</text:p>
      <text:p text:style-name="P4">
<text:span text:style-name="T4">
 Read also: </text:span>
 <text:a xlink:type="simple" xlink:href="https://www.ukrinform.ua/rubric-world/3699100-derzdep-vidmovivsa-komentuvati-comu-ne-vsij-delegacii-rf-vidali-vizi-dla-vidvidanna-oon.html" text:style-name="Internet_20_link" text:visited-style-name="Visited_20_Internet_20_Link">
<text:span text:style-name="T4">
 State Department </text:span>
</text:a>
He stressed that the two countries are in radically different circumstances.</text:p>
      <text:p text:style-name="P4">
At the same time, the State Department representative reminded the position of President Zelensky, who stated that in the end everything would be completed by negotiation.</text:p>
      <text:p text:style-name="P4">
<text:span text:style-name="T4">
 Read also: </text:span>
 <text:a xlink:type="simple" xlink:href="https://www.ukrinform.ua/rubric-economy/3694595-nbu-ta-derzdep-obgovorili-posilenna-sankcijnogo-tisku-na-rf.html" text:style-name="Internet_20_link" text:visited-style-name="Visited_20_Internet_20_Link">
<text:span text:style-name="T4">
 State Department </text:span>
</text:a>
As reported by Ukrinform, on Friday President of Ukraine Volodymyr Zelensky announced that <text:a xlink:type="simple" xlink:href="https://www.ukrinform.ua/rubric-ato/3699041-zelenskij-zaraz-nam-treba-zberigati-ednist-i-povnu-koncentraciu-na-oboroni.html" text:style-name="Internet_20_link" text:visited-style-name="Visited_20_Internet_20_Link">
</text:a>
. He also expressed gratitude to all who helps Ukraine.</text:p>
      <text:p text:style-name="P4">
News Source: <text:a xlink:type="simple" xlink:href="https://www.ukrinform.ua/rubric-ato/3699109-ne-mozna-staviti-rosiu-j-ukrainu-na-odin-riven-v-pitanni-peregovoriv-derzdep.html" text:style-name="Internet_20_link" text:visited-style-name="Visited_20_Internet_20_Link">
https://www.ukrinform.ua/rubric-ato/3699109-ne-mozna-staviti-rosiu-j-ukrainu-na-odin-riven-v-pitanni-peregovoriv-derzdep.html</text:a>
</text:p>
      <!--NEWS-->
      <text:h text:style-name="P10" text:outline-level="1">
<text:span text:style-name="T4">
Pistorius considers German fighters unsuitable for Ukraine</text:span>
</text:h>
      <text:p text:style-name="P4">
Authors: Ukrinform (Person)</text:p>
      <text:p text:style-name="P4">
Publisher: Укринформ (Organization)</text:p>
      <text:p text:style-name="P4">
Published Time: 2023-04-21T22:45:00+03:00</text:p>
      <text:p text:style-name="P4">
Modified Time: 2023-04-21T22:45:00+03:00</text:p>
      <text:p text:style-name="P4">
Description: German Minister of Defense Boris Pistorius considers fighters from German stocks unsuitable for use in Ukraine. - Ukrinform.</text:p>
      <text:p text:style-name="P4">
Images: ["<text:a xlink:type="simple" xlink:href="https://static.ukrinform.com/photos/2023_01/thumb_files/630_360_1674134284-897.jpg" text:style-name="Internet_20_link" text:visited-style-name="Visited_20_Internet_20_Link">
630_360_16741...</text:a>
"]</text:p>
      <text:p text:style-name="P4">
Tags: ['Німеччина', 'ЗСУ', 'Пісторіус', 'Винищувач', 'Війна з росією', '#stoprussia', 'Зустріч Рамштайн']</text:p>
      <text:p text:style-name="P4">
Type: Article</text:p>
      <!--METADATA-->
      <text:p text:style-name="P4">
<draw:frame draw:style-name="fr1" draw:name="Image162" text:anchor-type="as-char" svg:width="6.9236in" svg:height="3.956343in" draw:z-index="0">
<draw:image xlink:href="../Images/yкринформ/2023-04-21T22-45-00-03-00/630_360_1674134284-897.jpg" xlink:type="simple" xlink:show="embed" xlink:actuate="onLoad" draw:mime-type="image/jpeg"/>
</draw:frame>
German Ministry of Germany Boris Pistorius considers fighters from German stocks unsuitable for use in Ukraine.</text:p>
      <text:p text:style-name="P4">
He stated this at the United States Air Force in Ramstin, where on April 21 a meeting of the Contact Greeks with assistance to Ukraine took place, Ukrinform reports with reference to <text:a xlink:type="simple" xlink:href="https://www.tagesschau.de/inland/pistorius-ramstein-103.html." text:style-name="Internet_20_link" text:visited-style-name="Visited_20_Internet_20_Link">
</text:a>
The Minister has promised further assistance to Ukraine, but made it clear that the Bundeswehr warehouses are not suitable for use in Ukraine. Saying Pistorius.</text:p>
      <text:p text:style-name="P4">
"Ukrainian pilots are assisted primarily by planes that they can quickly fly and which can be serviced on a place where the equipment is known," said Pistorius.</text:p>
      <text:p text:style-name="P4">
<text:span text:style-name="T4">
 Read also: </text:span>
 <text:a xlink:type="simple" xlink:href="https://www.ukrinform.ua/rubric-ato/3699101-gensek-nato-pro-ramstajn-ukraina-teper-gotova-zvilniti-se-bilse-okupovanih-teritorij.html" text:style-name="Internet_20_link" text:visited-style-name="Visited_20_Internet_20_Link">
<text:span text:style-name="T4">
 Ramstein </text:span>
</text:a>
The politician also noted that Germany also needed <text:a xlink:type="simple" xlink:href="https://www.ukhttps://www.ukrinform.ua/tag-vinisuvacrinform.ua/tag-vinisuvac" text:style-name="Internet_20_link" text:visited-style-name="Visited_20_Internet_20_Link">
</text:a>
Tornado for the so -called nuclear exchange, that is, the transportation of US nuclear bombs in the event of a crisis.</text:p>
      <text:p text:style-name="P4">
Kyiv has long demanded the delivery of modern combat aircraft. NATO partners of Poland and Slovakia handed over the MiG -29 aircraft, Poland - partly from the former reserves.</text:p>
      <text:p text:style-name="P4">
After the meeting, Pistorius stated that for Germany a turning point occurred for several months.</text:p>
      <text:p text:style-name="P4">
"The supply of weapons to the conflict zone is all new to Germany," the Polik said. At the same time, Germany is the largest supplier of weapons of Ukraine after the United States and the United Kingdom.</text:p>
      <text:p text:style-name="P4">
<text:span text:style-name="T4">
 Read also: </text:span>
 <text:a xlink:type="simple" xlink:href="https://www.ukrinform.ua/rubric-ato/3699020-ukraina-najbilse-potrebue-nazemnih-sistem-ppo-glava-pentagonu.html" text:style-name="Internet_20_link" text:visited-style-name="Visited_20_Internet_20_Link">
<text:span text:style-name="T4">
 Pentagon </text:span>
</text:a>
According to the minister, "air defense, tanks, artillery, ammunition" is what Germany transfers and what is most necessary.</text:p>
      <text:p text:style-name="P4">
<text:span text:style-name="T5">
Foto: dw</text:span>
</text:p>
      <text:p text:style-name="P4">
News Source: <text:a xlink:type="simple" xlink:href="https://www.ukrinform.ua/rubric-ato/3699110-pistorius-vvazae-nimecki-vinisuvaci-nepridatnimi-dla-ukraini.html" text:style-name="Internet_20_link" text:visited-style-name="Visited_20_Internet_20_Link">
https://www.ukrinform.ua/rubric-ato/3699110-pistorius-vvazae-nimecki-vinisuvaci-nepridatnimi-dla-ukraini.html</text:a>
</text:p>
      <!--NEWS-->
      <text:h text:style-name="P10" text:outline-level="1">
<text:span text:style-name="T4">
EU countries are "very close" to the joint order of ammunition for Ukraine - EU representative</text:span>
</text:h>
      <text:p text:style-name="P4">
Authors: Ukrinform (Person)</text:p>
      <text:p text:style-name="P4">
Publisher: Укринформ (Organization)</text:p>
      <text:p text:style-name="P4">
Published Time: 2023-04-21T22:52:00+03:00</text:p>
      <text:p text:style-name="P4">
Modified Time: 2023-04-21T22:52:00+03:00</text:p>
      <text:p text:style-name="P4">
Description: The countries of the European Union are very close to the decision to use 1 billion euros from a financial package, which was allocated for joint order for the production of artillery ammunition for their urgent provision of Ukraine. - Ukrinform.</text:p>
      <text:p text:style-name="P4">
Images: ["<text:a xlink:type="simple" xlink:href="https://static.ukrinform.com/photos/2023_01/thumb_files/630_360_1674605069-161.png" text:style-name="Internet_20_link" text:visited-style-name="Visited_20_Internet_20_Link">
630_360_16746...</text:a>
"]</text:p>
      <text:p text:style-name="P4">
Tags: ['Євросоюз', 'Зброя', 'Боєприпаси', 'Війна з росією']</text:p>
      <text:p text:style-name="P4">
Type: Article</text:p>
      <!--METADATA-->
      <text:p text:style-name="P4">
<draw:frame draw:style-name="fr1" draw:name="Image163" text:anchor-type="as-char" svg:width="6.9236in" svg:height="3.956343in" draw:z-index="0">
<draw:image xlink:href="../Images/yкринформ/2023-04-21T22-52-00-03-00/630_360_1674605069-161.png" xlink:type="simple" xlink:show="embed" xlink:actuate="onLoad" draw:mime-type="image/png"/>
</draw:frame>
The European Union is very close to the decision on the use of EUR 1-gill and a financial package, which was allocated for joint ordering the production of artillery ammunition for their urgent provision to Ukraine.</text:p>
      <text:p text:style-name="P4">
This was announced today, on the eve of the EU Foreign Minister's meeting, which should be expected on April 24 in Luxembourg, the EU official said, Ukrinform correspondent reports.</text:p>
      <text:p text:style-name="P4">
“On March 20, we reached a political agreement on a tripartite approach. First -scale - to promote the delivery of ammunition to Ukraine from the warehouses of the European army. The second way is a joint order for the production of 155-mmmsncharmen, which came from Ukraine. This is the point discussed. It seems that the solution is very close. We all want to help Ukraine, and this is part of our military assistance, ” - said.</text:p>
      <text:p text:style-name="P4">
<text:span text:style-name="T4">
 Read also: </text:span>
 <text:a xlink:type="simple" xlink:href="https://www.ukrinform.ua/rubric-ato/3698947-boepripasi-dla-zsu-kuleba-zaklikae-borrela-iniciuvati-obgovorenna-drugogo-transu-na-1-milard.html" text:style-name="Internet_20_link" text:visited-style-name="Visited_20_Internet_20_Link">
<text:span text:style-name="T4">
 projectile </text:span>
</text:a>
According to him, the third way to solve the problem of lack of ammunition is a tsedropostical plans and investments in the development of the capabilities of the European Defense Industry.</text:p>
      <text:p text:style-name="P4">
“The decision on the second" track "will be made very quickly, probably within the next days. Therefore, ammunition will be delivered to Ukraine, and they will give in time. This will be another manifestation of our broad -naked support for Ukraine, ”the EU official said.</text:p>
      <text:p text:style-name="P4">
As it was reported, today the Minister of Foreign Affairs of Ukraine Dmitry Kulebazaklikli was to promote the high representative of EU Borrel EU Borrel as soon as possible to discuss a discussion on the distribution of a second tranche in the amount of 1 billion euros.</text:p>
      <text:p text:style-name="P4">
<text:span text:style-name="T4">
 Read also: </text:span>
 <text:a xlink:type="simple" xlink:href="https://www.ukrinform.ua/rubric-ato/3698671-slovenia-priednuetsa-do-spilnoi-zakupivli-snaradiv-dla-ukraini.html" text:style-name="Internet_20_link" text:visited-style-name="Visited_20_Internet_20_Link">
<text:span text:style-name="T4">
 projectile </text:span>
</text:a>
Earlier, the EU Council has made a decision to allocate 2 billion euros from the European Fund, one of which is already aimed at compensation for Ukraine's ammunition from European Army Arsenals. On the use of the second billion euros, which was intended for jointly demanding for the production of shells of a caliber of 155 mm, there were contradictions between the location of the corresponding defense contracts between the member states.</text:p>
      <text:p text:style-name="P4">
News Source: <text:a xlink:type="simple" xlink:href="https://www.ukrinform.ua/rubric-ato/3699112-kraini-es-e-duze-blizkimi-do-spilnogo-zamovlenna-boepripasiv-dla-ukraini-predstavnik-evrosouzu.html" text:style-name="Internet_20_link" text:visited-style-name="Visited_20_Internet_20_Link">
https://www.ukrinform.ua/rubric-ato/3699112-kraini-es-e-duze-blizkimi-do-spilnogo-zamovlenna-boepripasiv-dla-ukraini-predstavnik-evrosouzu.html</text:a>
</text:p>
      <!--NEWS-->
      <text:h text:style-name="P10" text:outline-level="1">
<text:span text:style-name="T4">
SBU exposed more than 300 traitors since the start of a full -scale war - a toddler</text:span>
</text:h>
      <text:p text:style-name="P4">
Authors: Ukrinform (Person)</text:p>
      <text:p text:style-name="P4">
Publisher: Укринформ (Organization)</text:p>
      <text:p text:style-name="P4">
Published Time: 2023-04-21T23:13:00+03:00</text:p>
      <text:p text:style-name="P4">
Modified Time: 2023-04-21T23:13:00+03:00</text:p>
      <text:p text:style-name="P4">
Description: The Security Service of Ukraine has exposed more than 300 traitors since the beginning of a full -scale invasion of Russia. - Ukrinform.</text:p>
      <text:p text:style-name="P4">
Images: ["<text:a xlink:type="simple" xlink:href="https://static.ukrinform.com/photos/2022_10/thumb_files/630_360_1666862905-371.jpg" text:style-name="Internet_20_link" text:visited-style-name="Visited_20_Internet_20_Link">
630_360_16668...</text:a>
"]</text:p>
      <text:p text:style-name="P4">
Tags: ['СБУ', 'Держзрада', 'Війна з росією', 'Василь Малюк']</text:p>
      <text:p text:style-name="P4">
Type: Article</text:p>
      <!--METADATA-->
      <text:p text:style-name="P4">
<draw:frame draw:style-name="fr1" draw:name="Image164" text:anchor-type="as-char" svg:width="6.9236in" svg:height="3.956343in" draw:z-index="0">
<draw:image xlink:href="../Images/yкринформ/2023-04-21T23-13-00-03-00/630_360_1666862905-371.jpg" xlink:type="simple" xlink:show="embed" xlink:actuate="onLoad" draw:mime-type="image/jpeg"/>
</draw:frame>
Ukraine's service safety has exposed more than 300 traitors since the beginning of full -scale treatment of Russia.</text:p>
      <text:p text:style-name="P4">
This was reported by the SBU Chairman Vasyl Miduk in an interview <text:a xlink:type="simple" xlink:href="https://interfax.com.ua/news/interview/905447.html" text:style-name="Internet_20_link" text:visited-style-name="Visited_20_Internet_20_Link">
</text:a>
, reports Ukrinform.</text:p>
      <text:p text:style-name="P4">
"We exposed more than 300 traitors since the beginning of a full -scale invasion. Of these, 9 in the SBU and 102 were in the defense forces in general," he said.</text:p>
      <text:p text:style-name="P4">
From recent cases, the baby mentioned the detention in Ochakov for the former commander -in -chief of the centers of special operations of the Armed Forces, which was the agent of the Russian GRU. He not only collected the intelligence, but also had the task of facilitating the surrender of the cities.</text:p>
      <text:p text:style-name="P4">
The chairman of the Security Service also believes that the court will give a proper assessment of the actions of the Crimean head <text:a xlink:type="simple" xlink:href="https://www.ukrinform.ua/tag-sbu" text:style-name="Internet_20_link" text:visited-style-name="Visited_20_Internet_20_Link">
</text:a>
Olegakulinic.</text:p>
      <text:p text:style-name="P4">
The baby stressed that Kulinich reported a lot of information to the enemy: both in service, IPO country. "Those audio recordings of released conversations are only part of the huge masis of evidence. They not just reveal the details of the cooperation with the" political office "of Sivkovich -Klyev in Moscow, but demonstrate approaches to special services to work in Ukraine," he said.</text:p>
      <text:p text:style-name="P4">
Answering the question about the fate of the culinary, the baby said: "The pre -trial investigation is completed. The case will be transferred to court, which, I hope, will give a clear legal assessment."</text:p>
      <text:p text:style-name="P4">
<text:span text:style-name="T4">
 Read also: </text:span>
 <text:a xlink:type="simple" xlink:href="https://www.ukrinform.ua/rubric-regions/3698747-sbu-zatrimala-zradnikiv-aki-na-pocatku-vtorgnenna-rf-pidpalili-pozeznu-castinu-na-kiivsini.html" text:style-name="Internet_20_link" text:visited-style-name="Visited_20_Internet_20_Link">
<text:span text:style-name="T4">
 traitor </text:span>
</text:a>
The SBU chairman also expressed the conviction that the liability of the so-called Ukrainian politicians, which are now hiding in Moscow: "Political office SSKivich-Klyuyev-a real croto farm that helped the Russian Federation to conduct intelligence and subversive activities against Ukraine.</text:p>
      <text:p text:style-name="P4">
According to him, unfortunately, traitors were in different authorities-they exposed the "moles" in the Cabinet of Ministers and the Chamber of Commerce, among the existing law enforcement officers and representatives of the defense forces.As it was reported, two employees of the SES, who "drained" information about patriotic citizens, whom the invaders were then tortured, were detained the day before. They also set fire to the fire department of all Ivankiv.</text:p>
      <text:p text:style-name="P4">
News Source: <text:a xlink:type="simple" xlink:href="https://www.ukrinform.ua/rubric-ato/3699027-sbu-vikrila-z-pocatku-povnomasstabnoi-vijni-ponad-300-zradnikiv-maluk.html" text:style-name="Internet_20_link" text:visited-style-name="Visited_20_Internet_20_Link">
https://www.ukrinform.ua/rubric-ato/3699027-sbu-vikrila-z-pocatku-povnomasstabnoi-vijni-ponad-300-zradnikiv-maluk.html</text:a>
</text:p>
      <!--NEWS-->
      <text:h text:style-name="P10" text:outline-level="1">
<text:span text:style-name="T4">
The White House commented on the possibility of almost a complete ban on export to Russia</text:span>
</text:h>
      <text:p text:style-name="P4">
Authors: Ukrinform (Person)</text:p>
      <text:p text:style-name="P4">
Publisher: Укринформ (Organization)</text:p>
      <text:p text:style-name="P4">
Published Time: 2023-04-21T23:30:00+03:00</text:p>
      <text:p text:style-name="P4">
Modified Time: 2023-04-21T23:30:00+03:00</text:p>
      <text:p text:style-name="P4">
Description: The United States, together with the allies and partners, intends to continue steps to hold Russia accountable for its aggression, as well as support Ukraine until this necessity is maintained. - Ukrinform.</text:p>
      <text:p text:style-name="P4">
Images: ["<text:a xlink:type="simple" xlink:href="https://static.ukrinform.com/photos/2022_09/thumb_files/630_360_1664390405-973.jpg" text:style-name="Internet_20_link" text:visited-style-name="Visited_20_Internet_20_Link">
630_360_16643...</text:a>
"]</text:p>
      <text:p text:style-name="P4">
Tags: ['Експорт', 'США', 'росія', 'Білий дім']</text:p>
      <text:p text:style-name="P4">
Type: Article</text:p>
      <!--METADATA-->
      <text:p text:style-name="P4">
<draw:frame draw:style-name="fr1" draw:name="Image165" text:anchor-type="as-char" svg:width="6.9236in" svg:height="3.956343in" draw:z-index="0">
<draw:image xlink:href="../Images/yкринформ/2023-04-21T23-30-00-03-00/630_360_1664390405-973.jpg" xlink:type="simple" xlink:show="embed" xlink:actuate="onLoad" draw:mime-type="image/jpeg"/>
</draw:frame>
To connect with the allies and partners, they intend to continue to use rocks to hold Russia accountable for its aggression, as well as to support Ukraine until this necessity is maintained.</text:p>
      <text:p text:style-name="P4">
So commented on Friday, the White House spokeswoman Karin Jean-Pierre information about the possibility of almost a complete ban on the export of goods to Russia, the Ukrinform correspondent reported.</text:p>
      <text:p text:style-name="P4">
"We strive to bring Russia to justice," Baiden's representative said.</text:p>
      <text:p text:style-name="P4">
<text:span text:style-name="T4">
 Read also: </text:span>
 <text:a xlink:type="simple" xlink:href="https://www.ukrinform.ua/rubric-world/3698587-bajden-obgovorit-iz-prezidentom-pivdennoi-korei-dopomogu-ukraini-bilij-dim.html" text:style-name="Internet_20_link" text:visited-style-name="Visited_20_Internet_20_Link">
<text:span text:style-name="T4">
 White </text:span>
 <text:span text:style-name="T4">
 </text:span>
 Home **</text:a>
She recalled that the United States in coordination with G7 partners has been the largest set of sanctions and exporting. The White House spokeswoman emphasized that these steps had created a "significant impact" on Russia's ability to wage its illegal war.</text:p>
      <text:p text:style-name="P4">
“I do not have any announcements today. But you can see many of our statements within the G7 that we are devoted to the future to hold therFF and support Ukraine as much as it will be needed, ”Jean-Pierre said.</text:p>
      <text:p text:style-name="P4">
<text:span text:style-name="T4">
 Read also: </text:span>
 <text:a xlink:type="simple" xlink:href="https://www.ukrinform.ua/rubric-economy/3698488-ssa-i-souzniki-rozgladaut-majze-povnu-zaboronu-eksportu-do-rf-bloomberg.html" text:style-name="Internet_20_link" text:visited-style-name="Visited_20_Internet_20_Link">
<text:span text:style-name="T4">
 Export </text:span>
</text:a>
She also emphasized that this approach would continue.</text:p>
      <text:p text:style-name="P4">
As reported by Ukrinform, the day before, US administration representatives told the intention of introducing an almost complete ban on Dorocius exports - with the exception of medicines, food and other critically important positions for the population. Officials noted that the United States was discussing these opportunities with other G7 countries and aimed to attract a Member States to pressure. However, given the fact that EU decisions are made on the main consensus, Washington does not exclude a potentially serious obstacle to the implementation of this idea.</text:p>
      <text:p text:style-name="P4">
News Source: <text:a xlink:type="simple" xlink:href="https://www.ukrinform.ua/rubric-economy/3699114-bilij-dim-prokomentuvav-mozlivist-majze-povnoi-zaboroni-eksportu-v-rosiu.html" text:style-name="Internet_20_link" text:visited-style-name="Visited_20_Internet_20_Link">
https://www.ukrinform.ua/rubric-economy/3699114-bilij-dim-prokomentuvav-mozlivist-majze-povnoi-zaboroni-eksportu-v-rosiu.html</text:a>
</text:p>
      <!--NEWS-->
      <text:h text:style-name="P10" text:outline-level="1">
<text:span text:style-name="T4">
Prometheus led in a series from Epicenter-Podolyany in the final of the Volleyball Super League</text:span>
</text:h>
      <text:p text:style-name="P4">
Authors: Ukrinform (Person)</text:p>
      <text:p text:style-name="P4">
Publisher: Укринформ (Organization)</text:p>
      <text:p text:style-name="P4">
Published Time: 2023-04-21T23:38:58+03:00</text:p>
      <text:p text:style-name="P4">
Modified Time: 2023-04-21T23:38:58+03:00</text:p>
      <text:p text:style-name="P4">
Description: The gold awards of the Super League of Ukraine for volleyball season 2022/23 play in Chernivtsi Prometheus from the Dnieper and Epicenter-Podolyany from Gorodok, Khmelnytsky region. - Ukrinform.</text:p>
      <text:p text:style-name="P4">
Images: ["<text:a xlink:type="simple" xlink:href="https://static.ukrinform.com/photos/2023_04/thumb_files/630_360_1682109493-123.jpg" text:style-name="Internet_20_link" text:visited-style-name="Visited_20_Internet_20_Link">
630_360_16821...</text:a>
"]</text:p>
      <text:p text:style-name="P4">
Tags: ['Волейбол']</text:p>
      <text:p text:style-name="P4">
Type: Article</text:p>
      <!--METADATA-->
      <text:p text:style-name="P4">
<draw:frame draw:style-name="fr1" draw:name="Image166" text:anchor-type="as-char" svg:width="6.9236in" svg:height="3.956343in" draw:z-index="0">
<draw:image xlink:href="../Images/yкринформ/2023-04-21T23-38-58-03-00/630_360_1682109493-123.jpg" xlink:type="simple" xlink:show="embed" xlink:actuate="onLoad" draw:mime-type="image/jpeg"/>
</draw:frame>
The Zolotinhoroda Super League of Ukraine on volleyball season 2022/23 is played in Chernivtsi Prometheus from the Dnieper and the Epicenter-Podolyany from the city of Gorodok Khmelnitsky region.</text:p>
      <text:p text:style-name="P4">
In the third match of the series up to three victories, Prometheus beat Epicenter-Podolyany on a Tai Breika-3: 2(25:18, 19:25, 25:21, 19:25, 15:10).</text:p>
      <text:p text:style-name="P4">
Перший поєдинок завершився на користь чинного чемпіона країни (3:1), and the second match of Prometheus took revenge(3:2).</text:p>
      <text:p text:style-name="P4">
Наступний матч фінальної серії Суперліги відбудеться 23 квітня, початок о13.00.</text:p>
      <text:p text:style-name="P4">
<text:span text:style-name="T4">
Читайте також:</text:span>
 <text:a xlink:type="simple" xlink:href="https://www.ukrinform.ua/rubric-sports/3693098-prometej-cempion-ukraini-z-volejbolu.html" text:style-name="Internet_20_link" text:visited-style-name="Visited_20_Internet_20_Link">
 <text:span text:style-name="T4">
волейбол</text:span>
 </text:a>
We will remind, the bronze medalist of the national championship was the VSC "Legal Academy" from Kharkiv, which in the series for 3rd place took the mountain over Zhytomyr VC "Zhitichi-Polissya".</text:p>
      <text:p text:style-name="P4">
Photo: PVUL.</text:p>
      <text:p text:style-name="P4">
News Source: <text:a xlink:type="simple" xlink:href="https://www.ukrinform.ua/rubric-sports/3699116-prometej-poviv-u-serii-z-epicentrpodolani-u-finali-volejbolnoi-superligi.html" text:style-name="Internet_20_link" text:visited-style-name="Visited_20_Internet_20_Link">
https://www.ukrinform.ua/rubric-sports/3699116-prometej-poviv-u-serii-z-epicentrpodolani-u-finali-volejbolnoi-superligi.html</text:a>
</text:p>
      <!--NEWS-->
      <text:h text:style-name="P10" text:outline-level="1">
<text:span text:style-name="T4">
In Russia, recognized as "inagent" head Bellingcat Christ Grozev</text:span>
</text:h>
      <text:p text:style-name="P4">
Authors: Ukrinform (Person)</text:p>
      <text:p text:style-name="P4">
Publisher: Укринформ (Organization)</text:p>
      <text:p text:style-name="P4">
Published Time: 2023-04-21T23:48:00+03:00</text:p>
      <text:p text:style-name="P4">
Modified Time: 2023-04-21T23:48:00+03:00</text:p>
      <text:p text:style-name="P4">
Description: The Ministry of Justice of Russia included in the register of "foreign agents" of Bellingcat journalist Christ Grozev and four other natural and legal persons. - Ukrinform.</text:p>
      <text:p text:style-name="P4">
Images: ["<text:a xlink:type="simple" xlink:href="https://static.ukrinform.com/photos/2023_02/thumb_files/630_360_1675333731-638.jpg" text:style-name="Internet_20_link" text:visited-style-name="Visited_20_Internet_20_Link">
630_360_16753...</text:a>
"]</text:p>
      <text:p text:style-name="P4">
Tags: ['Bellingcat', 'Цензура', 'росія', 'Грозєв', 'Іноагент']</text:p>
      <text:p text:style-name="P4">
Type: Article</text:p>
      <!--METADATA-->
      <text:p text:style-name="P4">
<draw:frame draw:style-name="fr1" draw:name="Image167" text:anchor-type="as-char" svg:width="6.9236in" svg:height="3.956343in" draw:z-index="0">
<draw:image xlink:href="../Images/yкринформ/2023-04-21T23-48-00-03-00/630_360_1675333731-638.jpg" xlink:type="simple" xlink:show="embed" xlink:actuate="onLoad" draw:mime-type="image/jpeg"/>
</draw:frame>
The Ministry of Justice of Russia has included in the register of "foreign agents" journalistBelingcat Christ Grozev and four other natural and legal persons.</text:p>
      <text:p text:style-name="P4">
About it reports Ukrinform with reference to the message <text:a xlink:type="simple" xlink:href="https://minjust.gov.ru/ru/events/49459/" text:style-name="Internet_20_link" text:visited-style-name="Visited_20_Internet_20_Link">
</text:a>
and on <text:a xlink:type="simple" xlink:href="https://minjust.gov.ru/uploaded/files/kopiya-reestr-inostrannyih-agentov-21-04-2023.pdf" text:style-name="Internet_20_link" text:visited-style-name="Visited_20_Internet_20_Link">
</text:a>
"Inagents".</text:p>
      <text:p text:style-name="P4">
Also included in the list, a politician, journalist Elvira Vichareva, journalista Sivets-Ermolyn, human rights organization "School of conscript" of the Tajuralist project "Lawyer Street".</text:p>
      <text:p text:style-name="P4">
Christ Grozev is a native of Bulgaria, with a Bellingcat group he has been collaborating since 2015. Among the high -profile Bellingcat investigations are the clarification of the details of the catastrophymalizian "Boeing" over the Donbass and the circumstances of the poisoning of the oppositionist Alexeavna. Earlier on Friday, the Lefortovsky District Court of Moscow was absent from Christ Grozev. Last December, the Ministry of Internal Affairs of the Russian Federation announced him in the search.</text:p>
      <text:p text:style-name="P4">
<text:span text:style-name="T4">
 Read also: </text:span>
 <text:a xlink:type="simple" xlink:href="https://www.ukrinform.ua/rubric-world/3696093-u-rosii-viznali-inoagentami-fond-karnegi-multiplikatora-i-se-odnogo-spivaka.html" text:style-name="Internet_20_link" text:visited-style-name="Visited_20_Internet_20_Link">
<text:span text:style-name="T4">
 Inagent </text:span>
</text:a>
The Moscow politician and journalist Elvira Vicharev, according to the department, spread negative information about the Russian authorities. At the end of March, which still remains in the Russian Federation <text:a xlink:type="simple" xlink:href="https://www.svoboda.org/a/moskovskiy-politik-vihareva-soobschila-ob-otravlenii-solyami-kaliya/32332999.html" text:style-name="Internet_20_link" text:visited-style-name="Visited_20_Internet_20_Link">
</text:a>
that it poisoned heavy metals salts. After that, she is forced to run her streams without showing her face.</text:p>
      <text:p text:style-name="P4">
According to the Ministry of Justice, journalist from Karelia Natalia Sevets-Ermolyn was open to support Ukraine.</text:p>
      <text:p text:style-name="P4">
<text:span text:style-name="T4">
 Read also: </text:span>
 <text:a xlink:type="simple" xlink:href="https://www.ukrinform.ua/rubric-world/3693106-zurnalista-arkadia-babcenko-viznali-u-rosii-inoagentom.html" text:style-name="Internet_20_link" text:visited-style-name="Visited_20_Internet_20_Link">
<text:span text:style-name="T4">
 Inagent </text:span>
</text:a>
Autonomous non -profit human rights organization "School of conscript" The Tajuralist project "Lawyer Street" included in the list of "Inaging" to post negative information on the activities of the armed forces of the Russian Federation and for the formation of a negative image of the Russian Federation.</text:p>
      <text:p text:style-name="P4">
"Inaging" legislation appeared in <text:a xlink:type="simple" xlink:href="https://www.ukrinform.ua/tag-rosia" text:style-name="Internet_20_link" text:visited-style-name="Visited_20_Internet_20_Link">
</text:a>
in 2012. After the amendments to the relevant register of physical iuridic, the relevant register consists of 586 points.</text:p>
      <text:p text:style-name="P4">
_ Photo: scanpix_</text:p>
      <text:p text:style-name="P4">
News Source: <text:a xlink:type="simple" xlink:href="https://www.ukrinform.ua/rubric-world/3699115-u-rosii-viznali-inoagentom-golovu-bellingcat-hristo-grozeva.html" text:style-name="Internet_20_link" text:visited-style-name="Visited_20_Internet_20_Link">
https://www.ukrinform.ua/rubric-world/3699115-u-rosii-viznali-inoagentom-golovu-bellingcat-hristo-grozeva.html</text:a>
</text:p>
      <!--NEWS-->
      <text:h text:style-name="P10" text:outline-level="1">
<text:span text:style-name="T4">
In Irpen, they opened the Etlasiers of the "light -steamed darkness".</text:span>
</text:h>
      <text:p text:style-name="P4">
Authors: Ukrinform (Person)</text:p>
      <text:p text:style-name="P4">
Publisher: Укринформ (Organization)</text:p>
      <text:p text:style-name="P4">
Published Time: 2023-04-21T23:52:00+03:00</text:p>
      <text:p text:style-name="P4">
Modified Time: 2023-04-21T23:52:00+03:00</text:p>
      <text:p text:style-name="P4">
Description: On Friday, in the Irpen DTEK's Central Park, the Vlad of the Kyiv Region opened the sculpture "Light -transmitting", dedicated to energy to the Kiev region after de -occupation in the spring of 2022, and symbolizes the victory of light over darkness. - Ukrinform.</text:p>
      <text:p text:style-name="P4">
Images: ["<text:a xlink:type="simple" xlink:href="https://static.ukrinform.com/photos/2023_04/thumb_files/630_360_1682110564-2080.jpeg" text:style-name="Internet_20_link" text:visited-style-name="Visited_20_Internet_20_Link">
630_360_16821...</text:a>
", "<text:a xlink:type="simple" xlink:href="https://static.ukrinform.com/photos/2023_04/thumb_files/630_360_1682110564-7263.jpeg" text:style-name="Internet_20_link" text:visited-style-name="Visited_20_Internet_20_Link">
630_360_16821...</text:a>
", "<text:a xlink:type="simple" xlink:href="https://static.ukrinform.com/photos/2023_04/thumb_files/630_360_1682110564-7412.jpeg" text:style-name="Internet_20_link" text:visited-style-name="Visited_20_Internet_20_Link">
630_360_16821...</text:a>
", "<text:a xlink:type="simple" xlink:href="https://static.ukrinform.com/photos/2023_04/thumb_files/630_360_1682110564-9887.jpeg" text:style-name="Internet_20_link" text:visited-style-name="Visited_20_Internet_20_Link">
630_360_16821...</text:a>
", "<text:a xlink:type="simple" xlink:href="https://static.ukrinform.com/photos/2023_04/thumb_files/630_360_1682110564-7414.jpeg" text:style-name="Internet_20_link" text:visited-style-name="Visited_20_Internet_20_Link">
630_360_16821...</text:a>
", "<text:a xlink:type="simple" xlink:href="https://static.ukrinform.com/photos/2023_04/thumb_files/630_360_1682110564-8338.jpeg" text:style-name="Internet_20_link" text:visited-style-name="Visited_20_Internet_20_Link">
630_360_16821...</text:a>
", "<text:a xlink:type="simple" xlink:href="https://static.ukrinform.com/photos/2023_04/thumb_files/630_360_1682110565-7223.jpeg" text:style-name="Internet_20_link" text:visited-style-name="Visited_20_Internet_20_Link">
630_360_16821...</text:a>
", "<text:a xlink:type="simple" xlink:href="https://static.ukrinform.com/photos/2023_04/thumb_files/630_360_1682110565-6247.jpeg" text:style-name="Internet_20_link" text:visited-style-name="Visited_20_Internet_20_Link">
630_360_16821...</text:a>
", "<text:a xlink:type="simple" xlink:href="https://static.ukrinform.com/photos/2023_04/thumb_files/630_360_1682110690-1501.jpeg" text:style-name="Internet_20_link" text:visited-style-name="Visited_20_Internet_20_Link">
630_360_16821...</text:a>
", "<text:a xlink:type="simple" xlink:href="https://static.ukrinform.com/photos/2023_04/thumb_files/630_360_1682110690-6602.jpeg" text:style-name="Internet_20_link" text:visited-style-name="Visited_20_Internet_20_Link">
630_360_16821...</text:a>
", "<text:a xlink:type="simple" xlink:href="https://static.ukrinform.com/photos/2023_04/thumb_files/630_360_1682110690-1168.jpeg" text:style-name="Internet_20_link" text:visited-style-name="Visited_20_Internet_20_Link">
630_360_16821...</text:a>
", "<text:a xlink:type="simple" xlink:href="https://static.ukrinform.com/photos/2023_04/thumb_files/630_360_1682110690-6235.jpeg" text:style-name="Internet_20_link" text:visited-style-name="Visited_20_Internet_20_Link">
630_360_16821...</text:a>
", "<text:a xlink:type="simple" xlink:href="https://static.ukrinform.com/photos/2023_04/thumb_files/630_360_1682110690-8470.jpeg" text:style-name="Internet_20_link" text:visited-style-name="Visited_20_Internet_20_Link">
630_360_16821...</text:a>
", "<text:a xlink:type="simple" xlink:href="https://static.ukrinform.com/photos/2023_04/thumb_files/630_360_1682110743-7601.jpeg" text:style-name="Internet_20_link" text:visited-style-name="Visited_20_Internet_20_Link">
630_360_16821...</text:a>
"]</text:p>
      <text:p text:style-name="P4">
Tags: ['Арт-проєкт', 'ДТЕК', 'Енергетика', 'Ірпінь', 'Скульптура', 'Київщина']</text:p>
      <text:p text:style-name="P4">
Type: Article</text:p>
      <!--METADATA-->
      <text:p text:style-name="P4">
<draw:frame draw:style-name="fr1" draw:name="Image168" text:anchor-type="as-char" svg:width="6.9236in" svg:height="3.956343in" draw:z-index="0">
<draw:image xlink:href="../Images/yкринформ/2023-04-21T23-52-00-03-00/630_360_1682110564-2080.jpeg" xlink:type="simple" xlink:show="embed" xlink:actuate="onLoad" draw:mime-type="image/jpeg"/>
</draw:frame>
In the Central Park of Irpen DTEK the network and the authorities of the Kyiv region, the power of the light -steaming "Light -transmitting", dedicated to the energymen who returned to the Kyiv region after de -occupation in the spring of 2022, and symbolizes the victory over the darkness.</text:p>
      <text:p text:style-name="P4">
This was reported by Ukrinform correspondent.“Today we have discovered a modern artery object - a symbol of faith DTEK in the future energy, Kyiv region, Ukraine. After all, we plan not only to restore the websites, but to build a Smart Grid - the mains of the future, in the first red - it is in the Kyiv region, ” - said DTEK General DTEK Alexanderfomenko.</text:p>
      <text:p text:style-name="P4">
The sculpture of "light -steamed" was installed in the city of Irpin, where about 70% of networks were destroyed during the production. DTEK electrical engineers repaired the electricity supply of the city and the whole region in 45 days, which allowed the restoration of normal life of the region.</text:p>
      <text:p text:style-name="P4">
<text:span text:style-name="T4">
 Read also: </text:span>
 <text:a xlink:type="simple" xlink:href="https://www.ukrinform.ua/rubric-kyiv/3696638-skulpturi-malukivzasnovnikiv-kieva-perevdagli-do-velikodna.html" text:style-name="Internet_20_link" text:visited-style-name="Visited_20_Internet_20_Link">
<text:span text:style-name="T4">
 sculptures </text:span>
</text:a>
As it was reported, on May 18, 2022, DTEK specialists of Kiev regional electricity networks 100% returned light to the Kiev region, released by departments. Within 45 days of energy, there were lights of 600 inhabited fees in the home of 260 thousand families. Almost 10 thousand kilometers of lines that were destroyed by shelling were restored. 71 high -voltage substations and almost three thousand transformer substations were repaired and included.</text:p>
      <text:p text:style-name="P4">
News Source: <text:a xlink:type="simple" xlink:href="https://www.ukrinform.ua/rubric-regions/3699119-v-irpeni-vidkrili-prisvacenij-energetikam-artobekt-svitloperemagaetemravu.html" text:style-name="Internet_20_link" text:visited-style-name="Visited_20_Internet_20_Link">
https://www.ukrinform.ua/rubric-regions/3699119-v-irpeni-vidkrili-prisvacenij-energetikam-artobekt-svitloperemagaetemravu.html</text:a>
</text:p>
      <!--NEWS-->
      <text:h text:style-name="P10" text:outline-level="1">
<text:span text:style-name="T4">
The mangush taxpayers who collect "tribute" for the occupiers - DBR</text:span>
</text:h>
      <text:p text:style-name="P4">
Author: ['АРМІЯINFORM']</text:p>
      <text:p text:style-name="P4">
Time: 2023-04-21T26:00:00-04:00</text:p>
      <text:p text:style-name="P4">
Description: The DBR pratsikhniki in absentia moved about the Pydozra with the sovereignty of the girls for the pratsіvniks ... the war with Ukraine 2022, the war with Ukraine is the latest news today, the news war with Ukraine 2022 is the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13047b9-1bd0830-dbr-pidozryue-golovu-miskrajonnogo-sudu-odeshhini-ta-advokata-u-shahrajstvi-2.jpg" text:style-name="Internet_20_link" text:visited-style-name="Visited_20_Internet_20_Link">
13047b9-1bd0830-dbr-pidozryue-golovu-miskrajonnogo-sudu-odeshhini-ta-advokata-u-shahrajstvi-2.jpg</text:a>
']</text:p>
      <text:p text:style-name="P4">
Tags: ['STOPRUSSIA', 'АГРЕСІЯ РФ', 'ВІЙНА', 'ВТОРГНЕННЯ РФ', 'ДЕРЖАВНЕ БЮРО РОЗСЛІДУВАНЬ']</text:p>
      <text:p text:style-name="P4">
Category: News</text:p>
      <!--METADATA-->
      <text:p text:style-name="P4">
<draw:frame draw:style-name="fr1" draw:name="Image169" text:anchor-type="as-char" svg:width="6.9236in" svg:height="3.883237in" draw:z-index="0">
<draw:image xlink:href="../Images/AРМІЯINFORM/2023-04-21T26-00-00-04-00/13047b9-1bd0830-dbr-pidozryue-golovu-miskrajonnogo-sudu-odeshhini-ta-advokata-u-shahrajstvi-2.jpg" xlink:type="simple" xlink:show="embed" xlink:actuate="onLoad" draw:mime-type="image/jpeg"/>
</draw:frame>
Illustrative photo</text:p>
      <text:p text:style-name="P4">
DBR employees informed about suspicion of treason for nine employees of the Mangush tax village in Donetsk region. They help the occupiers to raise money from the population and merchants in the temporarily occupied territories of Ukraine.</text:p>
      <text:p text:style-name="P4">
This is stated in <text:a xlink:type="simple" xlink:href="https://dbr.gov.ua/news/dbr-vikrilo-podatkivciv-z-mangusha-yaki-zbirayut-daninu-dlya-okupantiv" text:style-name="Internet_20_link" text:visited-style-name="Visited_20_Internet_20_Link">
message</text:a>
State Bureau Investigations.</text:p>
      <text:p text:style-name="P4">
The law enforcement agencies state that after the capture of part of the Donetsk region, nine tax service workers contributed to the illegal creation of the so -called "Mangush Association of Republican Nalogkan Inspectorate of the Ministry of Revenue and Sborovrov DNR". The illegal institution has already been determined by the occupying power for the establishment of a "first trade union organization" in "liberated territories".</text:p>
      <text:p text:style-name="P4">
Three of the traitors occupied leadership positions in the newly created Inspectorate. They made illegal registration of natural persons-entrepreneurs under the law of such a "DNR" in order to establish cash receipts in favor of the public.</text:p>
      <text:p text:style-name="P4">
Another suspect, the former state auditor of the tax inspection, embraced the "chief of the control and provisional work". A woman of controlling the state checks of entrepreneurs and the timeliness of payment of taxes to the "treasury" of the invaders.</text:p>
      <text:p text:style-name="P4">
The former chief state auditor-inspector became "the launching sector-locating of the subaccurrents and registration of raschetric operations". It organized the taxation of excise goods and controlled the payment of "taxes" in accordance with the current legislation of the so -called "DNR". Others suspected were less "influential" positions.</text:p>
      <text:p text:style-name="P4">
Currently, the persons are hiding in the temporarily occupied territory and are sedation to the invaders. They are suspected of treason(2 tbsp. 111 of the Criminal Code of Ukraine). Санкція статті передбачає покарання у вигляді довічного позбавленняволі з конфіскацію майна.</text:p>
      <text:p text:style-name="P4">
News Source: <text:a xlink:type="simple" xlink:href="https://armyinform.com.ua/2023/04/21/vykryto-podatkivcziv-z-mangusha-yaki-zbyrayut-danynu-dlya-okupantiv-dbr/" text:style-name="Internet_20_link" text:visited-style-name="Visited_20_Internet_20_Link">
https://armyinform.com.ua/2023/04/21/vykryto-podatkivcziv-z-mangusha-yaki-zbyrayut-danynu-dlya-okupantiv-dbr/</text:a>
</text:p>
      <!--NEWS-->
      <text:h text:style-name="P10" text:outline-level="1">
<text:span text:style-name="T4">
American senators and congressmen have submitted a resolution that condemns Russia's abduction of Ukrainian children</text:span>
</text:h>
      <text:p text:style-name="P4">
Author: ['АРМІЯINFORM']</text:p>
      <text:p text:style-name="P4">
Time: 2023-04-21T27:00:00-04:00</text:p>
      <text:p text:style-name="P4">
Description: General Prosecutor Andriy Kostіn praised the senators of Emi Klobushar Tu Lendsі Gremu,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photo-5334840765001617080-y.jpg" text:style-name="Internet_20_link" text:visited-style-name="Visited_20_Internet_20_Link">
photo-5334840765001617080-y.jpg</text:a>
']</text:p>
      <text:p text:style-name="P4">
Tags: ['STOPRUSSIA', 'АГРЕСІЯ РФ', 'ВІЙНА', 'ВТОРГНЕННЯ РФ', 'ОФІС ГЕНЕРАЛЬНОГО ПРОКУРОРА УКРАЇНИ']</text:p>
      <text:p text:style-name="P4">
Category: News</text:p>
      <!--METADATA-->
      <text:p text:style-name="P4">
<draw:frame draw:style-name="fr1" draw:name="Image170" text:anchor-type="as-char" svg:width="6.9236in" svg:height="5.937668in" draw:z-index="0">
<draw:image xlink:href="../Images/AРМІЯINFORM/2023-04-21T27-00-00-04-00/photo-5334840765001617080-y.jpg" xlink:type="simple" xlink:show="embed" xlink:actuate="onLoad" draw:mime-type="image/jpeg"/>
</draw:frame>
Prosecutor General Andriy Kostin thanked Senators Ami Klobushar and Lindsigrem, Congressmen of Don Bacon and Jimmy Panthe for submission of a resolution that disappears by Russia's abduction of Ukrainian children.</text:p>
      <text:p text:style-name="P4">
This is stated in the office of the Attorney General.</text:p>
      <text:p text:style-name="P4">
In Ukraine, more than 19,000 cases of forced deportations have been documented. The primary task is to return them home. 361 baby has now managed to return.</text:p>
      <text:p text:style-name="P4">
The next step is to hold all the involvement, organization and implementation of this criminal strategy, including the Warm-political and political leadership of the Russian Federation.</text:p>
      <text:p text:style-name="P4">
“A real victory is possible only when international mechanisms are created that will make it impossible to repetition these crimes. I believe that Ukraine's Tasha is sharing this goal. And I also believe that our unity will lead us to this joint victory, ”Andrei Kostin stressed.</text:p>
      <text:p text:style-name="P4">
News Source: <text:a xlink:type="simple" xlink:href="https://armyinform.com.ua/2023/04/21/amerykanski-senatory-ta-kongresmeny-podaly-rezolyucziyu-yaka-zasudzhuye-vykradennya-rosiyeyu-ukrayinskyh-ditej/" text:style-name="Internet_20_link" text:visited-style-name="Visited_20_Internet_20_Link">
https://armyinform.com.ua/2023/04/21/amerykanski-senatory-ta-kongresmeny-podaly-rezolyucziyu-yaka-zasudzhuye-vykradennya-rosiyeyu-ukrayinskyh-ditej/</text:a>
</text:p>
      <!--NEWS-->
      <text:h text:style-name="P10" text:outline-level="1">
<text:span text:style-name="T4">
Our defenders will be able to apply their military skills in civilian life - Ministry of Veterans</text:span>
</text:h>
      <text:p text:style-name="P4">
Author: ['АРМІЯINFORM']</text:p>
      <text:p text:style-name="P4">
Time: 2023-04-21T28:00:00-04:00</text:p>
      <text:p text:style-name="P4">
Description: Our Zahisniki I Zakhisnitzi Matima Zmoma Zhamovyuvati Navichiki Navichiki U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8/censornet_news_528.jpg" text:style-name="Internet_20_link" text:visited-style-name="Visited_20_Internet_20_Link">
censornet_news_528.jpg</text:a>
', '<text:a xlink:type="simple" xlink:href="https://armyinform.com.ua/wp-content/uploads/2023/04/whatsapp-data-2023-04-20-o-094750.jpg" text:style-name="Internet_20_link" text:visited-style-name="Visited_20_Internet_20_Link">
whatsapp-data-2023-04-20-o-094750.jpg</text:a>
']</text:p>
      <text:p text:style-name="P4">
Tags: ['МІНВЕТЕРАНІВ', 'СОЦІАЛЬНА ПІДТРИМКА']</text:p>
      <text:p text:style-name="P4">
Category: News</text:p>
      <!--METADATA-->
      <text:p text:style-name="P4">
<draw:frame draw:style-name="fr1" draw:name="Image171" text:anchor-type="as-char" svg:width="6.9236in" svg:height="4.32725in" draw:z-index="0">
<draw:image xlink:href="../Images/AРМІЯINFORM/2023-04-21T28-00-00-04-00/censornet_news_528.jpg" xlink:type="simple" xlink:show="embed" xlink:actuate="onLoad" draw:mime-type="image/jpeg"/>
</draw:frame>
Photo illustrative</text:p>
      <text:p text:style-name="P4">
Our defenders and defenders will be able to apply their military skills in civilian life. This was emphasized by the Director General of the Directorate of Planning and European Integration of the Ministry of Veterans of Svetlana Berezin during the live broadcast of the TV channel "Rada", <text:a xlink:type="simple" xlink:href="https://www.kmu.gov.ua/news/minveteraniv-nashi-zakhysnyky-i-zakhysnytsi-matymut-zmohu-zastosovuvaty-svoi-viiskovi-navychky-u-tsyvilnomu-zhytti" text:style-name="Internet_20_link" text:visited-style-name="Visited_20_Internet_20_Link">
reports</text:a>
Government portal.</text:p>
      <text:p text:style-name="P4">
She noted that at the Institute of Assistant Veterans, who soon to implement Ministry of Veterans will be involved, career advisers will be involved. They will help to summarize veterans and veterans, taking into account the acquired new skills and experience in the war for successful employment in peaceful life.</text:p>
      <text:p text:style-name="P4">
“The combat experience will come in handy in civilian life. For example, an entry in a resume about driving experience will help a veteran who is looking for a robot in the agrosphere using drones. Or, if our defender was managing a certain unit, then it is the level of manager, or eventopsum, and the acquired organizational abilities should be obliged to be applied in civilian life. Currently, work on adaptation of programs from military specialties to civilians is underway, ”Svetlanaberina said.</text:p>
      <text:p text:style-name="P4">
<draw:frame draw:style-name="fr1" draw:name="Image172" text:anchor-type="as-char" svg:width="6.9236in" svg:height="3.392564in" draw:z-index="0">
<draw:image xlink:href="../Images/AРМІЯINFORM/2023-04-21T28-00-00-04-00/whatsapp-data-2023-04-20-o-094750.jpg" xlink:type="simple" xlink:show="embed" xlink:actuate="onLoad" draw:mime-type="image/jpeg"/>
</draw:frame>
</text:p>
      <text:p text:style-name="P4">
News Source: <text:a xlink:type="simple" xlink:href="https://armyinform.com.ua/2023/04/21/nashi-zahysnyky-matymut-zmogu-zastosovuvaty-svoyi-vijskovi-navychky-u-czyvilnomu-zhytti-minveteraniv/" text:style-name="Internet_20_link" text:visited-style-name="Visited_20_Internet_20_Link">
https://armyinform.com.ua/2023/04/21/nashi-zahysnyky-matymut-zmogu-zastosovuvaty-svoyi-vijskovi-navychky-u-czyvilnomu-zhytti-minveteraniv/</text:a>
</text:p>
      <!--NEWS-->
      <text:h text:style-name="P10" text:outline-level="1">
<text:span text:style-name="T4">
From Bakhmut "Wagnerivtsi" forcibly deported children - the office of the Prosecutor General</text:span>
</text:h>
      <text:p text:style-name="P4">
Author: ['АРМІЯINFORM']</text:p>
      <text:p text:style-name="P4">
Time: 2023-04-21T29:00:00-04:00</text:p>
      <text:p text:style-name="P4">
Description: Rospochato Prevudov ROZSLIDUVANNA for the facts of Vorushennya Vorushennya Tu Zvichav Viyn PVK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hatsapp-image-2023-04-20-at-110423-1.jpeg" text:style-name="Internet_20_link" text:visited-style-name="Visited_20_Internet_20_Link">
whatsapp-image-2023-04-20-at-110423-1.jpeg</text:a>
']</text:p>
      <text:p text:style-name="P4">
Tags: ['АГРЕСІЯ РФ', 'БАХМУТ', 'ДЕПОРТАЦІЯ УКРАЇНСЬКИХ ДІТЕЙ', 'ОФІС ГЕНЕРАЛЬНОГО ПРОКУРОРА', 'ПВК "ВАГНЕР"']</text:p>
      <text:p text:style-name="P4">
Category: News</text:p>
      <!--METADATA-->
      <text:p text:style-name="P4">
<draw:frame draw:style-name="fr1" draw:name="Image173" text:anchor-type="as-char" svg:width="6.9236in" svg:height="3.992609in" draw:z-index="0">
<draw:image xlink:href="../Images/AРМІЯINFORM/2023-04-21T29-00-00-04-00/whatsapp-image-2023-04-20-at-110423-1.jpeg" xlink:type="simple" xlink:show="embed" xlink:actuate="onLoad" draw:mime-type="image/jpeg"/>
</draw:frame>
A pre -trial investigation into the facts of violation of the laws and customs of the Wagner War. During the monitoring of the media and pro-Russian Telegram channels revealed, at which representatives of the so-called Wagner PEC headed with their leader on April 16, 2023 were illegally deported from Bakhmut by two families of local permits together with two minors.</text:p>
      <text:p text:style-name="P4">
About it <text:a xlink:type="simple" xlink:href="https://gp.gov.ua/ua/posts/primusovo-deportuvali-ditei-iz-baxmutu-prokurorami-zafiksovano-cergovi-zlocini-ucasnikiv-tak-zvanoyi-pvk-vagner" text:style-name="Internet_20_link" text:visited-style-name="Visited_20_Internet_20_Link">
reports</text:a>
Office of the Prosecutor General of Ukraine.</text:p>
      <text:p text:style-name="P4">
In the second story, a representative of Wagner PEC communicates with one of these families Taditin at the place of temporary stay.</text:p>
      <text:p text:style-name="P4">
It was also found that during April 17-18, 2023, two more family family with young children were taken out of this inhabited statement from this inhabited statement. In total, three boys were illegally deported.</text:p>
      <text:p text:style-name="P4">
Currently, priority investigative actions are being conducted to establish all the hilly criminal offenses, the search for Ukrainian children and to return them to the way.</text:p>
      <text:p text:style-name="P4">
The pre -trial investigation is ongoing.</text:p>
      <text:p text:style-name="P4">
News Source: <text:a xlink:type="simple" xlink:href="https://armyinform.com.ua/2023/04/21/iz-bahmutu-vagnerivczi-prymusovo-deportuvaly-ditej-ofis-genprokurora/" text:style-name="Internet_20_link" text:visited-style-name="Visited_20_Internet_20_Link">
https://armyinform.com.ua/2023/04/21/iz-bahmutu-vagnerivczi-prymusovo-deportuvaly-ditej-ofis-genprokurora/</text:a>
</text:p>
      <!--NEWS-->
      <text:h text:style-name="P10" text:outline-level="1">
<text:span text:style-name="T4">
More than 110 athletes participated in fencing competitions at the CSC of the Armed Forces</text:span>
</text:h>
      <text:p text:style-name="P4">
Author: ['АРМІЯINFORM']</text:p>
      <text:p text:style-name="P4">
Time: 2023-04-21T30:00:00-04:00</text:p>
      <text:p text:style-name="P4">
Description: At the BAS of the Central Sports Club of ZSU Proyshov ETAP of the Ukrainian Cup of Fechtvannya on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2494056_1894873214226484_1399542592564464634_n.jpg" text:style-name="Internet_20_link" text:visited-style-name="Visited_20_Internet_20_Link">
342494056_1894873214226484_1399542592564464634_n.jpg</text:a>
', '<text:a xlink:type="simple" xlink:href="https://armyinform.com.ua/wp-content/uploads/2023/04/342517139_1264769521129811_6403682792626058342_n-150x150.jpg" text:style-name="Internet_20_link" text:visited-style-name="Visited_20_Internet_20_Link">
342517139_1264769521129811_6403682792626058342_n-150x150.jpg</text:a>
']</text:p>
      <text:p text:style-name="P4">
Tags: ['ФЕХТУВАННЯ', 'ЦСК ЗСУ']</text:p>
      <text:p text:style-name="P4">
Category: News</text:p>
      <!--METADATA-->
      <text:p text:style-name="P4">
<draw:frame draw:style-name="fr1" draw:name="Image174" text:anchor-type="as-char" svg:width="6.9236in" svg:height="4.540728in" draw:z-index="0">
<draw:image xlink:href="../Images/AРМІЯINFORM/2023-04-21T30-00-00-04-00/342494056_1894873214226484_1399542592564464634_n.jpg" xlink:type="simple" xlink:show="embed" xlink:actuate="onLoad" draw:mime-type="image/jpeg"/>
</draw:frame>
On the basis of the Central Sports Club of the Armed Forces, the stage of the Cup of Ukraine Felt on swords among men in memory of I. Velichko was held.</text:p>
      <text:p text:style-name="P4">
About it <text:a xlink:type="simple" xlink:href="https%3A%2F%2Fwww.facebook.com%2FCSKA1992%2Fposts%2Fpfbid0dR3RTxdTgYhsbQ9eHv2HR3u1zWnAqT4wDn9p9PqbK8iQzgbf4ChxsHPPhSxPJKTRl&amp;show_text=true&amp;width=500" text:style-name="Internet_20_link" text:visited-style-name="Visited_20_Internet_20_Link">
reports</text:a>
CSC of the Armed Forces on Facebook.</text:p>
      <text:p text:style-name="P4">
It is noted that more than 110 athletes took part in the competition.</text:p>
      <text:p text:style-name="P4">
<text:a xlink:type="simple" xlink:href="https://armyinform.com.ua/wp-content/uploads/2023/04/342517139_1264769521129811_6403682792626058342_n.jpg" text:style-name="Internet_20_link" text:visited-style-name="Visited_20_Internet_20_Link">
!(Images/AРМІЯINFORM/2023-04-21T30-00-00-04-00/342517139_1264769521129811_6403682792626058342_n-150x150.jpg)</text:a>
Earlier, the Armyinform reported that three female athletes, representatives of the CSC of the Armed Forces, <text:a xlink:type="simple" xlink:href="https://armyinform.com.ua/2023/04/17/try-armijski-sportsmenky-vyboroly-medali-na-zmagannyah-z-fehtuvannya/" text:style-name="Internet_20_link" text:visited-style-name="Visited_20_Internet_20_Link">
won</text:a>
Medals at the Cup of Ukraine for Fencing on Shades of Women.</text:p>
      <text:p text:style-name="P4">
News Source: <text:a xlink:type="simple" xlink:href="https://armyinform.com.ua/2023/04/21/ponad-110-sportsmeniv-vzyaly-uchast-u-zmagannyah-z-fehtuvannya-na-bazi-czsk-zsu/" text:style-name="Internet_20_link" text:visited-style-name="Visited_20_Internet_20_Link">
https://armyinform.com.ua/2023/04/21/ponad-110-sportsmeniv-vzyaly-uchast-u-zmagannyah-z-fehtuvannya-na-bazi-czsk-zsu/</text:a>
</text:p>
      <!--NEWS-->
      <text:h text:style-name="P10" text:outline-level="1">
<text:span text:style-name="T4">
Belarusian volunteers continue to defend Ukraine - GUR</text:span>
</text:h>
      <text:p text:style-name="P4">
Author: ['АРМІЯINFORM']</text:p>
      <text:p text:style-name="P4">
Time: 2023-04-21T31:00:00-04:00</text:p>
      <text:p text:style-name="P4">
Description: https://youtu.be/q4nkiyzzzbje regiment Imeni Kastuya Kalinovsky Buvs of formations ... War with Ukraine 2022, War with Ukraine Latest News today, War with Ukraine 2022 Last today, there will be a war between Ukraine and Russia and when, war With Ukraine in 2022 it will be or not, will there be a war with Ukraine in the near future, they say, the war with Ukraine, Ukrainian news today, Ukrainian news in Ukrainian media in Russian</text:p>
      <text:p text:style-name="P4">
Images: []</text:p>
      <text:p text:style-name="P4">
Tags: ['STOPRUSSIA', 'АГРЕСІЯ РФ', 'ВІЙНА', 'ВТОРГНЕННЯ РФ', 'ГОЛОВНЕ УПРАВЛІННЯ РОЗВІДКИ МО УКРАЇНИ', 'ДОБРОВОЛЬЦІ']</text:p>
      <text:p text:style-name="P4">
Category: News</text:p>
      <!--METADATA-->
      <text:p text:style-name="P4">
The Kalinovsky Castus Regiment was formed in March 2022 in honor of one of the leaders of the uprising of Belarusians, Poles, Lithuanians of the Tukrains against the Russian Empire in 1863.</text:p>
      <text:p text:style-name="P4">
About it <text:a xlink:type="simple" xlink:href="https://gur.gov.ua/content/biloruski-dobrovoltsi-prodovzhuiut-zakhyshchaty-ukrainu-u-skladi-polku-imeni-kastusia-kalynovskoho-biloruskoi-viiskovoi-chastyny-zbroinykh-syl-ukrainy.html" text:style-name="Internet_20_link" text:visited-style-name="Visited_20_Internet_20_Link">
reports</text:a>
Main Department of Intelligence of the Ministry of Defense of Ukraine.</text:p>
      <text:p text:style-name="P4">
“Volunteers participated in the battles for Bucha, Irpin, Vorzel, as well as liberated other settlements of Ukraine from Russian invaders.</text:p>
      <text:p text:style-name="P4">
The regiment is now in the Bakhmut direction. Volunteers are those who have been protected by the borders of Ukraine since 2014, ”the report said.</text:p>
      <text:p text:style-name="P4">
News Source: <text:a xlink:type="simple" xlink:href="https://armyinform.com.ua/2023/04/21/biloruski-dobrovolczi-prodovzhuyut-zahyshhaty-ukrayinu-gur/" text:style-name="Internet_20_link" text:visited-style-name="Visited_20_Internet_20_Link">
https://armyinform.com.ua/2023/04/21/biloruski-dobrovolczi-prodovzhuyut-zahyshhaty-ukrayinu-gur/</text:a>
</text:p>
      <!--NEWS-->
      <text:h text:style-name="P10" text:outline-level="1">
<text:span text:style-name="T4">
Representatives of the Security Sector of Ukraine, the USA, Norway and Estonia discussed the counteraction to cyber threats</text:span>
</text:h>
      <text:p text:style-name="P4">
Author: ['АРМІЯINFORM']</text:p>
      <text:p text:style-name="P4">
Time: 2023-04-21T32:00:00-04:00</text:p>
      <text:p text:style-name="P4">
Description: Representatives of the Sector of the Bezpeques of the defense of Ukraine, the USA, Norwegia, that fate took a fate from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photo_5249335203158147472_y.jpg" text:style-name="Internet_20_link" text:visited-style-name="Visited_20_Internet_20_Link">
photo_5249335203158147472_y.jpg</text:a>
']</text:p>
      <text:p text:style-name="P4">
Tags: ['КІБЕРБЕЗПЕКА', 'РНБО']</text:p>
      <text:p text:style-name="P4">
Category: News</text:p>
      <!--METADATA-->
      <text:p text:style-name="P4">
<draw:frame draw:style-name="fr1" draw:name="Image175" text:anchor-type="as-char" svg:width="6.9236in" svg:height="3.893007in" draw:z-index="0">
<draw:image xlink:href="../Images/AРМІЯINFORM/2023-04-21T32-00-00-04-00/photo_5249335203158147472_y.jpg" xlink:type="simple" xlink:show="embed" xlink:actuate="onLoad" draw:mime-type="image/jpeg"/>
</draw:frame>
Representatives of the Security and Defense Sector of Ukraine, the United States, Norway and Estoniv have participated in the International Conference "Cyberbortion: Intelligence, Protection Tapotidia" and discussed issues of counteraction to cybergromes.</text:p>
      <text:p text:style-name="P4">
About it <text:a xlink:type="simple" xlink:href="https://www.rnbo.gov.ua/ua/Diialnist/6277.html" text:style-name="Internet_20_link" text:visited-style-name="Visited_20_Internet_20_Link">
reports</text:a>
Radanational Security and Defense of Ukraine.</text:p>
      <text:p text:style-name="P4">
The parties discussed the issues of cybersecurity cryptographic decisions, intellectual analysis of incidents and signaling structures in cyberspace, support for cyber defense decisions and more.</text:p>
      <text:p text:style-name="P4">
As it is noted, the purpose of the conference is to analyze ways of cooperation between scientific collectives of European countries in modern projects of peace and safety, as well as the use of modern educational cyberspooligons and platforms for the teaching of cybersecurity professionals.</text:p>
      <text:p text:style-name="P4">
As part of the conference, its participants will be able to participate in clips and test their knowledge and skills to counteract modern threats in cyberspace.</text:p>
      <text:p text:style-name="P4">
The event was organized by the Military Institute of Telecommunications and Informatization of Kruty Heroes with the support of the National Coordination Center for NSDC Ukraine, Command Communications and Cybersecurity Command Shift International Partners CRDF Global, E-Governance Academy.(Estonia), Regional Cyber Defence Center(Lithuania)and nikola vaptsarov naval academy(Bulgaria).</text:p>
      <text:p text:style-name="P4">
News Source: <text:a xlink:type="simple" xlink:href="https://armyinform.com.ua/2023/04/21/predstavnyky-sektoru-bezpeky-ukrayiny-ssha-norvegiyi-ta-estoniyi-obgovoryly-protydiyu-kiberzagrozam/" text:style-name="Internet_20_link" text:visited-style-name="Visited_20_Internet_20_Link">
https://armyinform.com.ua/2023/04/21/predstavnyky-sektoru-bezpeky-ukrayiny-ssha-norvegiyi-ta-estoniyi-obgovoryly-protydiyu-kiberzagrozam/</text:a>
</text:p>
      <!--NEWS-->
      <text:h text:style-name="P10" text:outline-level="1">
<text:span text:style-name="T4">
Our aviation during the day struck six blows on the enemy</text:span>
</text:h>
      <text:p text:style-name="P4">
Author: ['АРМІЯINFORM']</text:p>
      <text:p text:style-name="P4">
Time: 2023-04-21T33:00:00-04:00</text:p>
      <text:p text:style-name="P4">
Description: Avіaatsіya forces of the defense of Ukraine for Doba took 6 strokes in the areas of Zserdzhenny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2/avicziya_udar-e1680493056934.jpg" text:style-name="Internet_20_link" text:visited-style-name="Visited_20_Internet_20_Link">
avicziya_udar-e1680493056934.jpg</text:a>
']</text:p>
      <text:p text:style-name="P4">
Tags: ['STOPRUSSIA', 'АГРЕСІЯ РФ', 'ВІЙНА', 'ВТОРГНЕННЯ РФ', 'ГЕНЕРАЛЬНИЙ ШТАБ ЗС УКРАЇНИ', 'ОПЕРАТИВНА ІНФОРМАЦІЯ', 'ХРОНІКА ОБОРОНИ']</text:p>
      <text:p text:style-name="P4">
Category: News</text:p>
      <!--METADATA-->
      <text:p text:style-name="P4">
<draw:frame draw:style-name="fr1" draw:name="Image176" text:anchor-type="as-char" svg:width="6.9236in" svg:height="4.658699in" draw:z-index="0">
<draw:image xlink:href="../Images/AРМІЯINFORM/2023-04-21T33-00-00-04-00/avicziya_udar-e1680493056934.jpg" xlink:type="simple" xlink:show="embed" xlink:actuate="onLoad" draw:mime-type="image/jpeg"/>
</draw:frame>
Illustrative Photo <text:span text:style-name="T4">
 🔥 Situation on Russian invasion </text:span>
</text:p>
      <text:p text:style-name="P4">
The aviation of the Defense Forces of Ukraine per day made 6 beats in the areas of concentration of personal staff and military equipment of the invaders.</text:p>
      <text:p text:style-name="P4">
About this <text:a xlink:type="simple" xlink:href="https://www.facebook.com/GeneralStaff.ua/posts/pfbid02vigXyFk7xzkHd2xcNCpnsAKmocjaaxmNnFxBcCzoJy4vVZRqEBR6kbMGRZPfSnnPl" text:style-name="Internet_20_link" text:visited-style-name="Visited_20_Internet_20_Link">
it is referred</text:a>
in the operational information of the General Staff of the Armed Forces of Ukraine.</text:p>
      <text:p text:style-name="P4">
"Units of rocket troops and artillery during the day were struck by 5 points of the enemy management," the message reads.</text:p>
      <text:p text:style-name="P4">
The General Staff of the Armed Forces of Ukraine states that information on the loss of the enemy is constantly consistent.</text:p>
      <text:p text:style-name="P4">
News Source: <text:a xlink:type="simple" xlink:href="https://armyinform.com.ua/2023/04/21/nasha-aviacziya-protyagom-doby-zavdala-shist-udariv-po-vorogu-3/" text:style-name="Internet_20_link" text:visited-style-name="Visited_20_Internet_20_Link">
https://armyinform.com.ua/2023/04/21/nasha-aviacziya-protyagom-doby-zavdala-shist-udariv-po-vorogu-3/</text:a>
</text:p>
      <!--NEWS-->
      <text:h text:style-name="P10" text:outline-level="1">
<text:span text:style-name="T4">
The General Staff of the Armed Forces reported about the number of shaped Russian "shamed"</text:span>
</text:h>
      <text:p text:style-name="P4">
Author: ['АРМІЯINFORM']</text:p>
      <text:p text:style-name="P4">
Time: 2023-04-21T34:00:00-04:00</text:p>
      <text:p text:style-name="P4">
Description: About the General Headquarters of the ZS Ukrainian. - Sogodni Vnochi, Having staged ... War with Ukraine 2022, War with Ukraine Latest news today, News War with Ukraine 2022 The last for today, will there be a war between Ukraine and Russia and when, there will be a war with Ukraine in 2022, will be or not, will be or not. whether the war with Ukraine in the near future says, the war with Ukraine, Ukrainian news today, Ukrainian news in Ukrainian media in Russian</text:p>
      <text:p text:style-name="P4">
Images: ['<text:a xlink:type="simple" xlink:href="https://armyinform.com.ua/wp-content/uploads/2023/04/q1mrhkx4r.webp" text:style-name="Internet_20_link" text:visited-style-name="Visited_20_Internet_20_Link">
q1mrhkx4r.webp</text:a>
']</text:p>
      <text:p text:style-name="P4">
Tags: ['STOPRUSSIA', 'АГРЕСІЯ РФ', 'ВТОРГНЕННЯ РФ', 'ГШ ЗСУ']</text:p>
      <text:p text:style-name="P4">
Category: News</text:p>
      <!--METADATA-->
      <text:p text:style-name="P4">
<draw:frame draw:style-name="fr1" draw:name="Image177" text:anchor-type="as-char" svg:width="6.9236in" svg:height="3.692587in" draw:z-index="0">
<draw:image xlink:href="../ConvertedIMGs/AРМІЯINFORM/2023-04-21T34-00-00-04-00/q1mrhkx4r.png" xlink:type="simple" xlink:show="embed" xlink:actuate="onLoad" draw:mime-type="image/png"/>
</draw:frame>
Illustrative photo</text:p>
      <text:p text:style-name="P4">
<text:span text:style-name="T4">
 🔥 Situation on Russian invasion </text:span>
</text:p>
      <text:p text:style-name="P4">
About it <text:a xlink:type="simple" xlink:href="https://www.facebook.com/GeneralStaff.ua/posts/pfbid02vigXyFk7xzkHd2xcNCpnsAKmocjaaxmNnFxBcCzoJy4vVZRqEBR6kbMGRZPfSnnPl" text:style-name="Internet_20_link" text:visited-style-name="Visited_20_Internet_20_Link">
reports</text:a>
The General Staff of the Armed Forces of Ukraine.</text:p>
      <text:p text:style-name="P4">
-Tonight, the enemy applied about 10 Shakhaned-136 UAVs(The information is detailed), 8 of which - destroyed by our defenders. Russian aggressorizoris also had 49 shells of rocket launchers on the positions of our military and settlements. There are killed and injured among the civilians, private dwellings and other civilian infrastructure have been destroyed and damaged, - the message reads.</text:p>
      <text:p text:style-name="P4">
News Source: <text:a xlink:type="simple" xlink:href="https://armyinform.com.ua/2023/04/21/cziyeyi-nochi-rashysty-zastosuvaly-blyzko-10-bpla-typu-shahed-136/" text:style-name="Internet_20_link" text:visited-style-name="Visited_20_Internet_20_Link">
https://armyinform.com.ua/2023/04/21/cziyeyi-nochi-rashysty-zastosuvaly-blyzko-10-bpla-typu-shahed-136/</text:a>
</text:p>
      <!--NEWS-->
      <text:h text:style-name="P10" text:outline-level="1">
<text:span text:style-name="T4">
The Armed Forces reflected more than 60 invaders attacks</text:span>
</text:h>
      <text:p text:style-name="P4">
Author: ['АРМІЯINFORM']</text:p>
      <text:p text:style-name="P4">
Time: 2023-04-21T35:00:00-04:00</text:p>
      <text:p text:style-name="P4">
Description: About the General Headquarters of the ZS Ukrainian. - The enemy, the Great Tsins of the Great, ... the war with Ukraine 2022, the war with Ukraine is the latest news today, the news of the war with Ukraine 2022 is the late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11/316291145_461855632794187_3997898045081184413_n.jpg" text:style-name="Internet_20_link" text:visited-style-name="Visited_20_Internet_20_Link">
316291145_461855632794187_3997898045081184413_n.jpg</text:a>
']</text:p>
      <text:p text:style-name="P4">
Tags: ['STOPRUSSIA', 'АГРЕСІЯ РФ', 'ВТОРГНЕННЯ РФ', 'ГШ ЗСУ', 'ХРОНІКА ОБОРОНИ']</text:p>
      <text:p text:style-name="P4">
Category: News</text:p>
      <!--METADATA-->
      <text:p text:style-name="P4">
<draw:frame draw:style-name="fr1" draw:name="Image178" text:anchor-type="as-char" svg:width="6.9236in" svg:height="4.603112in" draw:z-index="0">
<draw:image xlink:href="../Images/AРМІЯINFORM/2023-04-21T35-00-00-04-00/316291145_461855632794187_3997898045081184413_n.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vigXyFk7xzkHd2xcNCpnsAKmocjaaxmNnFxBcCzoJy4vVZRqEBR6kbMGRZPfSnnPl" text:style-name="Internet_20_link" text:visited-style-name="Visited_20_Internet_20_Link">
reports</text:a>
The General Staff of the Armed Forces of Ukraine.</text:p>
      <ul>
        <li>
The enemy, at the cost of great losses, main efforts focuses on the preservative actions on Lyman, Bakhmut, Avdiiv and Marinskaya. More than 60 enemy attacks have been reflected in them during the last day. The most baked battles are being conducted outside the city of Bakhmut, - it is noted in the rank.</li>
      </ul>
      <text:p text:style-name="P4">
News Source: <text:a xlink:type="simple" xlink:href="https://armyinform.com.ua/2023/04/21/zsu-vidbyly-ponad-60-atak-okupantiv/" text:style-name="Internet_20_link" text:visited-style-name="Visited_20_Internet_20_Link">
https://armyinform.com.ua/2023/04/21/zsu-vidbyly-ponad-60-atak-okupantiv/</text:a>
</text:p>
      <!--NEWS-->
      <text:h text:style-name="P10" text:outline-level="1">
<text:span text:style-name="T4">
I will put any post on the Internet, by accident, I will press somewhere-I will come to me-intercepting GUR</text:span>
</text:h>
      <text:p text:style-name="P4">
Author: ['АРМІЯINFORM']</text:p>
      <text:p text:style-name="P4">
Time: 2023-04-21T36:00:00-04:00</text:p>
      <text:p text:style-name="P4">
Description: https://youtu.be/wuegcgo_0ak girlfriend Abo is a squad Viexkovo Service of the Russian Federation Rospovіdu about ... War with Ukraine 2022, War with Ukraine Latest News today, War with Ukraine 2022 The last ones today, will there be a war between Ukraine and Russia and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p>
      <text:p text:style-name="P4">
Tags: []</text:p>
      <text:p text:style-name="P4">
Category: News</text:p>
      <!--METADATA-->
      <text:p text:style-name="P4">
The girlfriend or wife of a Russian serviceman tells about a new law that makes it up to comment or discuss the events of the war in Ukraine and threaten up to 12 years of imprisonment.</text:p>
      <text:p text:style-name="P4">
About this <text:a xlink:type="simple" xlink:href="https://gur.gov.ua/content/post-v-ynternete-vystavliu-kakoi-nybud-nechaino-laik-kuda-nybud-nazhmu---ko-mne-v-hosty-pryedut.html" text:style-name="Internet_20_link" text:visited-style-name="Visited_20_Internet_20_Link">
it is referred</text:a>
Crossing the Main Directorate of Intelligence of the Ministry of Defense of Ukraine.</text:p>
      <text:p text:style-name="P4">
"If I am still a neighbor, though I will tell someone, something like this ... And he will just take someone in the organs that I am not so good - they will come to visit me," - says Zhinka to the Russian occupier during a conversation.</text:p>
      <text:p text:style-name="P4">
News Source: <text:a xlink:type="simple" xlink:href="https://armyinform.com.ua/2023/04/21/post-v-interneti-vystavlyu-yakyj-nebud-vypadkovo-lajk-des-natysnu-do-mene-v-gosti-pryyidut-perehoplennya-gur/" text:style-name="Internet_20_link" text:visited-style-name="Visited_20_Internet_20_Link">
https://armyinform.com.ua/2023/04/21/post-v-interneti-vystavlyu-yakyj-nebud-vypadkovo-lajk-des-natysnu-do-mene-v-gosti-pryyidut-perehoplennya-gur/</text:a>
</text:p>
      <!--NEWS-->
      <text:h text:style-name="P10" text:outline-level="1">
<text:span text:style-name="T4">
Defense forces eliminated more than 600 invaders, destroyed 8 UAVs and 6 BBM</text:span>
</text:h>
      <text:p text:style-name="P4">
Author: ['АРМІЯINFORM']</text:p>
      <text:p text:style-name="P4">
Time: 2023-04-21T37:00:00-04:00</text:p>
      <text:p text:style-name="P4">
Description: Zagalni Boyov, take the enemy on 02.24.22 to 04/2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vtraty_04-21-2023-scaled.jpg" text:style-name="Internet_20_link" text:visited-style-name="Visited_20_Internet_20_Link">
vtraty_04-21-2023-scaled.jpg</text:a>
']</text:p>
      <text:p text:style-name="P4">
Tags: ['STOPRUSSIA', 'АГРЕСІЯ РФ', 'ВІЙНА', 'ВТОРГНЕННЯ РФ', 'ВТРАТИ ВОРОГА', 'НАЧАЛЬНИК ГЕНЕРАЛЬНОГО ШТАБУ ЗС УКРАЇНИ']</text:p>
      <text:p text:style-name="P4">
Category: News</text:p>
      <!--METADATA-->
      <text:p text:style-name="P4">
<draw:frame draw:style-name="fr1" draw:name="Image179" text:anchor-type="as-char" svg:width="6.9236in" svg:height="6.975527in" draw:z-index="0">
<draw:image xlink:href="../Images/AРМІЯINFORM/2023-04-21T37-00-00-04-00/vtraty_04-21-2023-scaled.jpg" xlink:type="simple" xlink:show="embed" xlink:actuate="onLoad" draw:mime-type="image/jpeg"/>
</draw:frame>
The total fighting loss of the enemy from 24.02.22 to 21.04.23 will be assigned to:</text:p>
      <text:p text:style-name="P4">
<text:span text:style-name="T4">
<text:span text:style-name="T5">
 Personnel - </text:span>
* 185050(+630)persons eliminated</text:span>
<text:span text:style-name="T5">
 tanks - </text:span>
<text:span text:style-name="T5">
 3668(+1)</text:span>
<text:span text:style-name="T4">
 combat armored vehicles - </text:span>
 7126(+6)<text:span text:style-name="T4">
<text:span text:style-name="T5">
 Artillery Systems - </text:span>
<text:span text:style-name="T5">
 2827(+2)</text:span>
 </text:span>
 RSZV - <text:span text:style-name="T4">
 539(0)</text:span>
<text:span text:style-name="T5">
 air defense means - </text:span>
<text:span text:style-name="T5">
 285(0)</text:span>
<text:span text:style-name="T4">
 aircraft - </text:span>
 308(0)<text:span text:style-name="T4">
<text:span text:style-name="T5">
 helicopters - </text:span>
* 293(0)</text:span>
<text:span text:style-name="T5">
 UAV Operative-tactical level-</text:span>
<text:span text:style-name="T5">
 2394(+8)</text:span>
<text:span text:style-name="T4">
 Winged missiles - </text:span>
 911(0)<text:span text:style-name="T4">
<text:span text:style-name="T5">
 ships / boats - </text:span>
* 18(0)</text:span>
<text:span text:style-name="T5">
 Automobile equipment and tanks - </text:span>
<text:span text:style-name="T5">
 5713(+6)</text:span>
<text:span text:style-name="T4">
 SPECIAL TECHANGE - </text:span>
 334(+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21.04.23.</text:p>
      <text:p text:style-name="P4">
News Source: <text:a xlink:type="simple" xlink:href="https://armyinform.com.ua/2023/04/21/syly-oborony-likviduvaly-ponad-600-okupantiv-znyshhyly-8-bpla-ta-6-bbm/" text:style-name="Internet_20_link" text:visited-style-name="Visited_20_Internet_20_Link">
https://armyinform.com.ua/2023/04/21/syly-oborony-likviduvaly-ponad-600-okupantiv-znyshhyly-8-bpla-ta-6-bbm/</text:a>
</text:p>
      <!--NEWS-->
      <text:h text:style-name="P10" text:outline-level="1">
<text:span text:style-name="T4">
The coordination headquarters took place with the Marines families</text:span>
</text:h>
      <text:p text:style-name="P4">
Author: ['АРМІЯINFORM']</text:p>
      <text:p text:style-name="P4">
Time: 2023-04-21T38:00:00-04:00</text:p>
      <text:p text:style-name="P4">
Description: At the coordinating headquarters of Putin, the picli -lodge was billed Zustychych Iz ... The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z1678801384a237i.jpg" text:style-name="Internet_20_link" text:visited-style-name="Visited_20_Internet_20_Link">
z1678801384a237i.jpg</text:a>
', '<text:a xlink:type="simple" xlink:href="https://armyinform.com.ua/wp-content/uploads/2023/04/photo_5912416057023377510_w.jpg" text:style-name="Internet_20_link" text:visited-style-name="Visited_20_Internet_20_Link">
photo_5912416057023377510_w.jpg</text:a>
']</text:p>
      <text:p text:style-name="P4">
Tags: ['STOPRUSSIA', 'АГРЕСІЯ РФ', 'ВІЙНА', 'ВТОРГНЕННЯ РФ', 'КООРДИНАЦІЙНИЙ ШТАБ З ПИТАНЬ ПОВОДЖЕННЯ З ВІЙСЬКОВОПОЛОНЕНИМИ']</text:p>
      <text:p text:style-name="P4">
Category: News</text:p>
      <!--METADATA-->
      <text:p text:style-name="P4">
<draw:frame draw:style-name="fr1" draw:name="Image180" text:anchor-type="as-char" svg:width="6.9236in" svg:height="4.312067in" draw:z-index="0">
<draw:image xlink:href="../Images/AРМІЯINFORM/2023-04-21T38-00-00-04-00/z1678801384a237i.jpg" xlink:type="simple" xlink:show="embed" xlink:actuate="onLoad" draw:mime-type="image/jpeg"/>
</draw:frame>
At the Coordination Headquarters on the management of prisoners of war, a separate Marine infantry team named aftermirle Mikhail Bilynsky took place with the families of military personnel of the Separate Marine Corps.</text:p>
      <text:p text:style-name="P4">
About this coordination headquarters <text:a xlink:type="simple" xlink:href="https://t.me/Koord_shtab/869" text:style-name="Internet_20_link" text:visited-style-name="Visited_20_Internet_20_Link">
reports</text:a>
Nastym official Telegram channel.</text:p>
      <text:p text:style-name="P4">
The relatives expressed concern for information about the conditions of detention of military servicemen in captivity.</text:p>
      <text:p text:style-name="P4">
"Those who have returned from captivity are interviewed by law enforcement," said the representative of the coordination headquarters. "These testimonies will underpin the international lawsuits of Dorosya and everyone who mocked our prisoners."</text:p>
      <text:p text:style-name="P4">
The meeting also raised the topic of rehabilitation and treatment of defenders from captivity: many aspects need improvement. In addition, they considered possible ways of gathering information about military personnel in captivity.</text:p>
      <text:p text:style-name="P4">
"This is extremely important to achieve our common goal - a return of a good Ukrainian from captivity," they added to the headquarters.</text:p>
      <text:p text:style-name="P4">
<draw:frame draw:style-name="fr1" draw:name="Image181" text:anchor-type="as-char" svg:width="6.9236in" svg:height="4.615733in" draw:z-index="0">
<draw:image xlink:href="../Images/AРМІЯINFORM/2023-04-21T38-00-00-04-00/photo_5912416057023377510_w.jpg" xlink:type="simple" xlink:show="embed" xlink:actuate="onLoad" draw:mime-type="image/jpeg"/>
</draw:frame>
</text:p>
      <text:p text:style-name="P4">
News Source: <text:a xlink:type="simple" xlink:href="https://armyinform.com.ua/2023/04/21/u-koordynaczijnomu-shtabi-vidbulasya-zustrich-iz-rodynamy-morpihiv/" text:style-name="Internet_20_link" text:visited-style-name="Visited_20_Internet_20_Link">
https://armyinform.com.ua/2023/04/21/u-koordynaczijnomu-shtabi-vidbulasya-zustrich-iz-rodynamy-morpihiv/</text:a>
</text:p>
      <!--NEWS-->
      <text:h text:style-name="P10" text:outline-level="1">
<text:span text:style-name="T4">
Presidents of the United States and France have conducted a telephone conversation - confirmed the adamant support of Ukraine</text:span>
</text:h>
      <text:p text:style-name="P4">
Author: ['АРМІЯINFORM']</text:p>
      <text:p text:style-name="P4">
Time: 2023-04-21T39:00:00-04:00</text:p>
      <text:p text:style-name="P4">
Description: US President Joseph Biden Mav Klovemov Rozmov wref French King King Emmanuel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biden_macron.jpg" text:style-name="Internet_20_link" text:visited-style-name="Visited_20_Internet_20_Link">
biden_macron.jpg</text:a>
']</text:p>
      <text:p text:style-name="P4">
Tags: ['ДЖО БАЙДЕН', 'ЕММАНЮЕЛЬ МАКРОН', 'СВІТ ПІДТРИМУЄ УКРАЇНУ']</text:p>
      <text:p text:style-name="P4">
Category: News</text:p>
      <!--METADATA-->
      <text:p text:style-name="P4">
<draw:frame draw:style-name="fr1" draw:name="Image182" text:anchor-type="as-char" svg:width="6.9236in" svg:height="3.894525in" draw:z-index="0">
<draw:image xlink:href="../Images/AРМІЯINFORM/2023-04-21T39-00-00-04-00/biden_macron.jpg" xlink:type="simple" xlink:show="embed" xlink:actuate="onLoad" draw:mime-type="image/jpeg"/>
</draw:frame>
US President Joseph Biden had a telephone conversation with French Collegummanuel Macron.</text:p>
      <text:p text:style-name="P4">
About it <text:a xlink:type="simple" xlink:href="https://www.whitehouse.gov/briefing-room/statements-releases/2023/04/20/readout-of-president-joe-bidens-call-with-president-emmanuel-macron-of-france-3/" text:style-name="Internet_20_link" text:visited-style-name="Visited_20_Internet_20_Link">
reports</text:a>
The White House press service.</text:p>
      <text:p text:style-name="P4">
In the conversation, the leaders of the countries confirmed their adamant support for Ukraine in the conditions of Russia's aggression.</text:p>
      <text:p text:style-name="P4">
Two leaders also discussed President Macron's recent trip to the Chinese People's Republic and their current efforts to promote security, joint values and based on international order rules in the Indian-Pacific.</text:p>
      <text:p text:style-name="P4">
News Source: <text:a xlink:type="simple" xlink:href="https://armyinform.com.ua/2023/04/21/prezydenty-ssha-ta-francziyi-provely-telefonnu-rozmovu-pidtverdyly-nepohytnu-pidtrymku-ukrayiny/" text:style-name="Internet_20_link" text:visited-style-name="Visited_20_Internet_20_Link">
https://armyinform.com.ua/2023/04/21/prezydenty-ssha-ta-francziyi-provely-telefonnu-rozmovu-pidtverdyly-nepohytnu-pidtrymku-ukrayiny/</text:a>
</text:p>
      <!--NEWS-->
      <text:h text:style-name="P10" text:outline-level="1">
<text:span text:style-name="T4">
The Armed Forces of the Armed Forces have destroyed 8 Shahd-136/131 at night</text:span>
</text:h>
      <text:p text:style-name="P4">
Author: ['АРМІЯINFORM']</text:p>
      <text:p text:style-name="P4">
Time: 2023-04-21T40:00:00-04:00</text:p>
      <text:p text:style-name="P4">
Description: Syogodnі, 21 kvіnynya, Rosіyskі puptepatzіynі tiezka attacked the Ukrainian intendedness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drony-1.jpg" text:style-name="Internet_20_link" text:visited-style-name="Visited_20_Internet_20_Link">
drony-1.jpg</text:a>
']</text:p>
      <text:p text:style-name="P4">
Tags: ['SHAHED-136/131', 'STOPRUSSIA', 'АГРЕСІЯ РФ', 'ВТОРГНЕННЯ РФ', 'КОМАНДУВАННЯ ПОВІТРЯНИХ СИЛ ЗСУ']</text:p>
      <text:p text:style-name="P4">
Category: News</text:p>
      <!--METADATA-->
      <text:p text:style-name="P4">
<draw:frame draw:style-name="fr1" draw:name="Image183" text:anchor-type="as-char" svg:width="6.9236in" svg:height="3.894525in" draw:z-index="0">
<draw:image xlink:href="../Images/AРМІЯINFORM/2023-04-21T40-00-00-04-00/drony-1.jpg" xlink:type="simple" xlink:show="embed" xlink:actuate="onLoad" draw:mime-type="image/jpeg"/>
</draw:frame>
Illustrative photo</text:p>
      <text:p text:style-name="P4">
Today, April 21, Russian occupation troops attacked Ukraine from a no surrounding direction(Bryansk region)Kamikadze shock drones. Up to 12 shock drones Shahd-136/131 were occupied.</text:p>
      <text:p text:style-name="P4">
About it <text:a xlink:type="simple" xlink:href="https://t.me/kpszsu/2479" text:style-name="Internet_20_link" text:visited-style-name="Visited_20_Internet_20_Link">
reports</text:a>
Armed Forces Command.</text:p>
      <text:p text:style-name="P4">
The forces and means of air defense of the Air Force Air Command in cooperation with the air defense of the Air Forces of the Armed Forces of Ukraine destroyed eight "Shahmed".</text:p>
      <text:p text:style-name="P4">
News Source: <text:a xlink:type="simple" xlink:href="https://armyinform.com.ua/2023/04/21/syly-ppo-zsu-vnochi-znyshhyly-8-shahed-136-131/" text:style-name="Internet_20_link" text:visited-style-name="Visited_20_Internet_20_Link">
https://armyinform.com.ua/2023/04/21/syly-ppo-zsu-vnochi-znyshhyly-8-shahed-136-131/</text:a>
</text:p>
      <!--NEWS-->
      <text:h text:style-name="P10" text:outline-level="1">
<text:span text:style-name="T4">
In Ukraine a moment of silence</text:span>
</text:h>
      <text:p text:style-name="P4">
Author: ['АРМІЯINFORM']</text:p>
      <text:p text:style-name="P4">
Time: 2023-04-21T41: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184" text:anchor-type="as-char" svg:width="6.9236in" svg:height="3.895992in" draw:z-index="0">
<draw:image xlink:href="../Images/AРМІЯINFORM/2023-04-21T41-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21/v-ukrayini-hvylyna-movchannya/" text:style-name="Internet_20_link" text:visited-style-name="Visited_20_Internet_20_Link">
https://armyinform.com.ua/2023/04/21/v-ukrayini-hvylyna-movchannya/</text:a>
</text:p>
      <!--NEWS-->
      <text:h text:style-name="P10" text:outline-level="1">
<text:span text:style-name="T4">
Estonia has announced a new military assistance package for Ukraine</text:span>
</text:h>
      <text:p text:style-name="P4">
Author: ['АРМІЯINFORM']</text:p>
      <text:p text:style-name="P4">
Time: 2023-04-21T42:00:00-04:00</text:p>
      <text:p text:style-name="P4">
Description: The detachment of the ethnic is the new package of the VIISKOVO for Ukrainian, to the Yakkoye, ... the war with Ukraine 2022, the war with Ukraine is the latest news today, the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screenshot_3-gigapixel-height-900px-2-1-e1682056836114.jpg" text:style-name="Internet_20_link" text:visited-style-name="Visited_20_Internet_20_Link">
screenshot_3-gigapixel-height-900px-2-1-e1682056836114.jpg</text:a>
']</text:p>
      <text:p text:style-name="P4">
Tags: ['БОЄПРИПАСИ ДЛЯ УКРАЇНИ', 'ДОПОМОГА ПАРТНЕРІВ', 'ДОПОМОГА УКРАЇНИ', 'ЕСТОНІЯ', 'СВІТ ПІДТРИМУЄ УКРАЇНУ']</text:p>
      <text:p text:style-name="P4">
Category: News</text:p>
      <!--METADATA-->
      <text:p text:style-name="P4">
<draw:frame draw:style-name="fr1" draw:name="Image185" text:anchor-type="as-char" svg:width="6.9236in" svg:height="4.166414in" draw:z-index="0">
<draw:image xlink:href="../Images/AРМІЯINFORM/2023-04-21T42-00-00-04-00/screenshot_3-gigapixel-height-900px-2-1-e1682056836114.jpg" xlink:type="simple" xlink:show="embed" xlink:actuate="onLoad" draw:mime-type="image/jpeg"/>
</draw:frame>
The Estonia Government has approved a new military assistance package for Ukraine, which will be held, in particular, 155 mm in artillery ammunition.</text:p>
      <text:p text:style-name="P4">
About it <text:a xlink:type="simple" xlink:href="https://twitter.com/HPevkur/status/1649057074553450498" text:style-name="Internet_20_link" text:visited-style-name="Visited_20_Internet_20_Link">
wrote</text:a>
Estonia's Defense Minister Hanno Makur in Twitter.</text:p>
      <text:p text:style-name="P4">
Another package of assistance provided by Estonia consists of 155 millimeter wads. In addition, Estonia will pass on the armed forces of Ukraine nation and ammunition to small arms.</text:p>
      <text:p text:style-name="P4">
"Estonia's initiative to send 1 million shells to Ukraine has been reconciled with an unprecedented speed, and now Ukraine requires speed -practical decisions by European allies," said Hanno Menkur.</text:p>
      <text:p text:style-name="P4">
He reported that today, on April 21, in the framework of the Ramstein meeting, he will meet with the Minister of Defense of Ukraine Alexei Reznikov, with some way, how and how Estonia can help Ukraine.</text:p>
      <text:p text:style-name="P4">
News Source: <text:a xlink:type="simple" xlink:href="https://armyinform.com.ua/2023/04/21/estoniya-ogolosyla-pro-novyj-paket-vijskovoyi-dopomogy-dlya-ukrayiny/" text:style-name="Internet_20_link" text:visited-style-name="Visited_20_Internet_20_Link">
https://armyinform.com.ua/2023/04/21/estoniya-ogolosyla-pro-novyj-paket-vijskovoyi-dopomogy-dlya-ukrayiny/</text:a>
</text:p>
      <!--NEWS-->
      <text:h text:style-name="P10" text:outline-level="1">
<text:span text:style-name="T4">
Austria froze Russia's assets by almost 2 billion euros</text:span>
</text:h>
      <text:p text:style-name="P4">
Author: ['АРМІЯINFORM']</text:p>
      <text:p text:style-name="P4">
Time: 2023-04-21T43:00:00-04:00</text:p>
      <text:p text:style-name="P4">
Description: Austria Pіddritrima Sancsії opposite the Redajan Union of the Union of I Spocule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42f005d5bd63fbc0-1.jpg" text:style-name="Internet_20_link" text:visited-style-name="Visited_20_Internet_20_Link">
42f005d5bd63fbc0-1.jpg</text:a>
']</text:p>
      <text:p text:style-name="P4">
Tags: ['АВСТРІЯ', 'АНТИРОСІЙСЬКІ САНКЦІЇ', 'ВОЄННИЙ СТАН', 'КРАХ РОСІЙСЬКОЇ ЕКОНОМІКИ', 'ПІДТРИМКА УКРАЇНИ']</text:p>
      <text:p text:style-name="P4">
Category: News</text:p>
      <!--METADATA-->
      <text:p text:style-name="P4">
<draw:frame draw:style-name="fr1" draw:name="Image186" text:anchor-type="as-char" svg:width="6.9236in" svg:height="2.772928in" draw:z-index="0">
<draw:image xlink:href="../Images/AРМІЯINFORM/2023-04-21T43-00-00-04-00/42f005d5bd63fbc0-1.jpg" xlink:type="simple" xlink:show="embed" xlink:actuate="onLoad" draw:mime-type="image/jpeg"/>
</draw:frame>
Austria has supported sanctions against Russia imposed by the European Union of Eascous States of America, and since the beginning of a large -scale war, you have frozen 2 billion euros of financial assets.</text:p>
      <text:p text:style-name="P4">
About it <text:a xlink:type="simple" xlink:href="https://twitter.com/magnusbrunner/status/1648961908517511168" text:style-name="Internet_20_link" text:visited-style-name="Visited_20_Internet_20_Link">
reported</text:a>
Minister of Finance of Austria Magnus Brunner on Twitter.</text:p>
      <text:p text:style-name="P4">
“I accepted in Vienna the US Deputy Minister of Finance on the fight against terrorism and money laundering Braian Nelson. This meeting is special. During the war of the Russian Federation, strategic relations between the EU and the United States have a great deal of strategic relations, ”the message reads.</text:p>
      <text:p text:style-name="P4">
He added that the effective application of sanctions against Russia in the interests of Austria, Europe and the USA.</text:p>
      <text:p text:style-name="P4">
"We support the sanctions of the event against the aggressor and have frozen nearly 2 billion -on financial assets since the beginning of the war," Magnus Brunner said.</text:p>
      <text:p text:style-name="P4">
News Source: <text:a xlink:type="simple" xlink:href="https://armyinform.com.ua/2023/04/21/avstriya-zamorozyla-aktyvy-rosiyi-majzhe-na-2-mlrd-yevro/" text:style-name="Internet_20_link" text:visited-style-name="Visited_20_Internet_20_Link">
https://armyinform.com.ua/2023/04/21/avstriya-zamorozyla-aktyvy-rosiyi-majzhe-na-2-mlrd-yevro/</text:a>
</text:p>
      <!--NEWS-->
      <text:h text:style-name="P10" text:outline-level="1">
<text:span text:style-name="T4">
Army Alla Belinskaya - Vice -Term of Europe in Fighting</text:span>
</text:h>
      <text:p text:style-name="P4">
Author: ['АРМІЯINFORM']</text:p>
      <text:p text:style-name="P4">
Time: 2023-04-21T44:00:00-04:00</text:p>
      <text:p text:style-name="P4">
Description: At the Champion Borotbi, the Croatian Zagrebi, Armyska ... War with Ukraine 2022, War with Ukraine Latest News today,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2822961_253886793712217_6497639390628025878_n.jpg" text:style-name="Internet_20_link" text:visited-style-name="Visited_20_Internet_20_Link">
342822961_253886793712217_6497639390628025878_n.jpg</text:a>
']</text:p>
      <text:p text:style-name="P4">
Tags: ['АЛЛА БЕЛІНСЬКА', 'АРМІЙСЬКИЙ СПОРТ', 'БОРОТЬБА']</text:p>
      <text:p text:style-name="P4">
Category: News</text:p>
      <!--METADATA-->
      <text:p text:style-name="P4">
<draw:frame draw:style-name="fr1" draw:name="Image187" text:anchor-type="as-char" svg:width="6.9236in" svg:height="3.956343in" draw:z-index="0">
<draw:image xlink:href="../Images/AРМІЯINFORM/2023-04-21T44-00-00-04-00/342822961_253886793712217_6497639390628025878_n.jpg" xlink:type="simple" xlink:show="embed" xlink:actuate="onLoad" draw:mime-type="image/jpeg"/>
</draw:frame>
At the European Fighting Championships held in the Croatian Zagreb, the Army athlete Alla Belinskaya became the Vice -Turn of Europe in the fight.</text:p>
      <text:p text:style-name="P4">
About this <text:a xlink:type="simple" xlink:href="https://www.facebook.com/100057354495081/posts/726816182573525/" text:style-name="Internet_20_link" text:visited-style-name="Visited_20_Internet_20_Link">
informs</text:a>
Central Sports Club of the Armed Forces of Ukraine.</text:p>
      <text:p text:style-name="P4">
In the finale in the weight category up to 68 kg, Alla won silver.</text:p>
      <text:p text:style-name="P4">
It should be noted that she won the 1/2 finals over the European Champion-2021 French Kumba Larrock.</text:p>
      <text:p text:style-name="P4">
News Source: <text:a xlink:type="simple" xlink:href="https://armyinform.com.ua/2023/04/21/armijka-alla-belinska-viczechempionka-yevropy-z-borotby/" text:style-name="Internet_20_link" text:visited-style-name="Visited_20_Internet_20_Link">
https://armyinform.com.ua/2023/04/21/armijka-alla-belinska-viczechempionka-yevropy-z-borotby/</text:a>
</text:p>
      <!--NEWS-->
      <text:h text:style-name="P10" text:outline-level="1">
<text:span text:style-name="T4">
In the eastern direction of the Defense force destroyed 123 invaders</text:span>
</text:h>
      <text:p text:style-name="P4">
Author: ['АРМІЯINFORM']</text:p>
      <text:p text:style-name="P4">
Time: 2023-04-21T45:00:00-04:00</text:p>
      <text:p text:style-name="P4">
Description: At the district of Vidpovydalnosti science ugiSk VIISK Vorog ZoServzhi on Vedennі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ahmut-4.jpg" text:style-name="Internet_20_link" text:visited-style-name="Visited_20_Internet_20_Link">
bahmut-4.jpg</text:a>
']</text:p>
      <text:p text:style-name="P4">
Tags: ['STOPRUSSIA', 'АГРЕСІЯ РФ', 'ВТОРГНЕННЯ РФ', 'ГШ ЗСУ']</text:p>
      <text:p text:style-name="P4">
Category: News</text:p>
      <!--METADATA-->
      <text:p text:style-name="P4">
<draw:frame draw:style-name="fr1" draw:name="Image188" text:anchor-type="as-char" svg:width="6.9236in" svg:height="3.894525in" draw:z-index="0">
<draw:image xlink:href="../Images/AРМІЯINFORM/2023-04-21T45-00-00-04-00/bahmut-4.jpg" xlink:type="simple" xlink:show="embed" xlink:actuate="onLoad" draw:mime-type="image/jpeg"/>
</draw:frame>
In the area of responsibility of the eastern grouping of troops, the enemy focuses on the offensive actions in the Lyman and Bakhmut directions. The exhibition was struck 17 aircraft strikes, 32 fighting, 480 latitude of our troops.</text:p>
      <text:p text:style-name="P4">
As <text:a xlink:type="simple" xlink:href="https://www.facebook.com/GeneralStaff.ua/posts/pfbid0rh5pVSYZJ6bZWBBo6j7hSwYeAisvcu7hLZz4JrJ9foQQWRJfi69EieF9bhLpfCywl" text:style-name="Internet_20_link" text:visited-style-name="Visited_20_Internet_20_Link">
noted</text:a>
In the Armed Forces, the last day destroyed <text:span text:style-name="T4">
 123 </text:span>
 occupiers, <text:span text:style-name="T4">
 179 </text:span>
 were injured.</text:p>
      <text:p text:style-name="P4">
<text:span text:style-name="T4">
 In Kupyansk direction </text:span>
 enemy shelling was suffered by Krasne First, Novomlinsk, two -year, Western and Berestovo, Kharkiv region.</text:p>
      <text:p text:style-name="P4">
<text:span text:style-name="T4">
 In the Liman direction </text:span>
 the enemy tried to improve the tactical position, conducted unsuccessful offensive actions in the Serebryansky forestry area. Artillery shelling was once again suffered by Stelmakhivka, Nevskoye, Dibrova Iblogorovka of Luhansk region and Ivanivka, Verkhnamyansk and Stonechya.</text:p>
      <text:p text:style-name="P4">
<text:span text:style-name="T4">
 In the Bakhmut direction </text:span>
 the enemy continues to take offensive actions. Weighted battles are ongoing in Bakhmut. Vasyukivka, Minskivka, Zaliznyanske, Orikhovo-Vasylivka, Novomarkovo, Grigorivka, Bakhmut, Ivanivske, Oleksandr-Schultine, White Mountain, Friendship, Zalipivka and New York of Donetsk region were injured from enemy shelling.</text:p>
      <text:p text:style-name="P4">
News Source: <text:a xlink:type="simple" xlink:href="https://armyinform.com.ua/2023/04/21/na-shidnomu-napryamku-syly-oborony-znyshhyly-123-okupanta/" text:style-name="Internet_20_link" text:visited-style-name="Visited_20_Internet_20_Link">
https://armyinform.com.ua/2023/04/21/na-shidnomu-napryamku-syly-oborony-znyshhyly-123-okupanta/</text:a>
</text:p>
      <!--NEWS-->
      <text:h text:style-name="P10" text:outline-level="1">
<text:span text:style-name="T4">
Nikolaev paratroopers "Javelin" destroyed the Russian T-90 tank with mine trall</text:span>
</text:h>
      <text:p text:style-name="P4">
Author: ['АРМІЯINFORM']</text:p>
      <text:p text:style-name="P4">
Time: 2023-04-21T46:00:00-04:00</text:p>
      <text:p text:style-name="P4">
Description: PID Hour Vikonnnya Boyovoye Zavdannya Rosvodka Ukrainian Paratroopers Ofte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ez-imeni-10.jpg" text:style-name="Internet_20_link" text:visited-style-name="Visited_20_Internet_20_Link">
bez-imeni-10.jpg</text:a>
']</text:p>
      <text:p text:style-name="P4">
Tags: ['ДШВ ЗСУ', 'МИКОЛАЇВСЬКІ ДЕСАНТНИКИ', 'Т-90М', 'ХРОНІКА ОБОРОНИ']</text:p>
      <text:p text:style-name="P4">
Category: News</text:p>
      <!--METADATA-->
      <text:p text:style-name="P4">
<draw:frame draw:style-name="fr1" draw:name="Image189" text:anchor-type="as-char" svg:width="6.9236in" svg:height="3.9753in" draw:z-index="0">
<draw:image xlink:href="../Images/AРМІЯINFORM/2023-04-21T46-00-00-04-00/bez-imeni-10.jpg" xlink:type="simple" xlink:show="embed" xlink:actuate="onLoad" draw:mime-type="image/jpeg"/>
</draw:frame>
During the combat mission, the air intelligence of the Ukrainian paratroopers once discovered the enemy for the purpose of creating passes in the minefields. It was interfered with military personnel of a separate landing and assault-assaulty assault and assault troops of the Armed Forces of Ukraine.</text:p>
      <text:p text:style-name="P4">
About it <text:a xlink:type="simple" xlink:href="https://fb.watch/k1Wlm32rBs/" text:style-name="Internet_20_link" text:visited-style-name="Visited_20_Internet_20_Link">
reports</text:a>
Communication Service for Command of the Airborne Assault Forces of the Armed Forces of Ukraine.</text:p>
      <text:p text:style-name="P4">
"Anti-tank calculations were promptly presented in combat readiness. The tank of Russian invaders of the T-90 was destroyed with the crew," the statement said.</text:p>
      <text:p text:style-name="P4">
News Source: <text:a xlink:type="simple" xlink:href="https://armyinform.com.ua/2023/04/21/mykolayivski-desantnyky-dzhavelinom-znyshhyly-rosijskyj-tank-t-90-z-minnym-tralom/" text:style-name="Internet_20_link" text:visited-style-name="Visited_20_Internet_20_Link">
https://armyinform.com.ua/2023/04/21/mykolayivski-desantnyky-dzhavelinom-znyshhyly-rosijskyj-tank-t-90-z-minnym-tralom/</text:a>
</text:p>
      <!--NEWS-->
      <text:h text:style-name="P10" text:outline-level="1">
<text:span text:style-name="T4">
South Korea allocates $ 230 million to Ukraine</text:span>
</text:h>
      <text:p text:style-name="P4">
Author: ['АРМІЯINFORM']</text:p>
      <text:p text:style-name="P4">
Time: 2023-04-21T47:00:00-04:00</text:p>
      <text:p text:style-name="P4">
Description: Pіvdenna Korea dried the dews in Ukrainian, 230 milions of Dolard ... War with Ukraine 2022, war with Ukraine Latest news today, News War with Ukraine 2022 Last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korea.jpg" text:style-name="Internet_20_link" text:visited-style-name="Visited_20_Internet_20_Link">
korea.jpg</text:a>
']</text:p>
      <text:p text:style-name="P4">
Tags: ['STOPRUSSIA', 'ДОПОМОГА ПАРТНЕРІВ', 'ПІВДЕННА КОРЕЯ', 'СВІТ ПІДТРИМУЄ УКРАЇНУ']</text:p>
      <text:p text:style-name="P4">
Category: News</text:p>
      <!--METADATA-->
      <text:p text:style-name="P4">
<draw:frame draw:style-name="fr1" draw:name="Image190" text:anchor-type="as-char" svg:width="6.9236in" svg:height="3.894525in" draw:z-index="0">
<draw:image xlink:href="../Images/AРМІЯINFORM/2023-04-21T47-00-00-04-00/korea.jpg" xlink:type="simple" xlink:show="embed" xlink:actuate="onLoad" draw:mime-type="image/jpeg"/>
</draw:frame>
South Korea has condemned Russian aggression in Ukraine and allocates 230 million dollars of assistance.</text:p>
      <text:p text:style-name="P4">
Kim Kim Honng [declared] about it as a result of the meeting with the extraordinary and plenipotentiary of Korea in Ukraine <text:a xlink:type="simple" xlink:href="https://t.me/otkachenkokyiv/3439" text:style-name="Internet_20_link" text:visited-style-name="Visited_20_Internet_20_Link">
declared</text:a>
Minister of Culture of TAKODIVATION POLICY OF UKRAINE Oleksandr Tkachenko.</text:p>
      <text:p text:style-name="P4">
“During the meeting, they spoke, first and foremost, how to use Korean advanced technologies to promote Ukrainian culture. South Korea is an innovative country, so its experience is very relevant to us. This applies to work with technologies in the field of culture and art, the film industry, including the creation of series, and the functioning of K-POP culture, ”-said Tkachenko.</text:p>
      <text:p text:style-name="P4">
Earlier, South Korea President Yun Suk Yol <text:a xlink:type="simple" xlink:href="https://armyinform.com.ua/2023/04/20/sankcziyi-proty-rosijskoyi-federacziyi-stanom-na-20-kvitnya/" text:style-name="Internet_20_link" text:visited-style-name="Visited_20_Internet_20_Link">
declared</text:a>
that Seoul can expand Ukraine's support and go beyond humanitarian and economic assistance.</text:p>
      <text:p text:style-name="P4">
News Source: <text:a xlink:type="simple" xlink:href="https://armyinform.com.ua/2023/04/21/pivdenna-koreya-vydilyaye-230-miljoniv-dopomogy-ukrayini/" text:style-name="Internet_20_link" text:visited-style-name="Visited_20_Internet_20_Link">
https://armyinform.com.ua/2023/04/21/pivdenna-koreya-vydilyaye-230-miljoniv-dopomogy-ukrayini/</text:a>
</text:p>
      <!--NEWS-->
      <text:h text:style-name="P10" text:outline-level="1">
<text:span text:style-name="T4">
The Head of State called on the Parliament of Mexico to become a co -creator of victory over evil</text:span>
</text:h>
      <text:p text:style-name="P4">
Author: ['АРМІЯINFORM']</text:p>
      <text:p text:style-name="P4">
Time: 2023-04-21T48:00:00-04:00</text:p>
      <text:p text:style-name="P4">
Description: President of Ukraine Volodymyr Zelensky Floated to the Parliament of the people of Mexico 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78f3359b26206cf84e164ce28b8bd04e_1682022892_extra_large.jpeg" text:style-name="Internet_20_link" text:visited-style-name="Visited_20_Internet_20_Link">
78f3359b26206cf84e164ce28b8bd04e_1682022892_extra_large.jpeg</text:a>
']</text:p>
      <text:p text:style-name="P4">
Tags: ['STOPRUSSIA', 'АГРЕСІЯ РФ', 'ВОЛОДИМИР ЗЕЛЕНСЬКИЙ', 'ПАРЛАМЕНТ МЕКСИКИ', 'ПРЕЗИДЕНТ УКРАЇНИ']</text:p>
      <text:p text:style-name="P4">
Category: News</text:p>
      <!--METADATA-->
      <text:p text:style-name="P4">
<draw:frame draw:style-name="fr1" draw:name="Image191" text:anchor-type="as-char" svg:width="6.9236in" svg:height="4.617948in" draw:z-index="0">
<draw:image xlink:href="../Images/AРМІЯINFORM/2023-04-21T48-00-00-04-00/78f3359b26206cf84e164ce28b8bd04e_1682022892_extra_large.jpeg" xlink:type="simple" xlink:show="embed" xlink:actuate="onLoad" draw:mime-type="image/jpeg"/>
</draw:frame>
President of Ukraine Volodymyr Zelensky appealed to Parliament and people with a call to join the implementation of the Ukrainian formula of peace, the assam in specific points of the formula and to become a co -creator of victory over evil.</text:p>
      <text:p text:style-name="P4">
About it <text:a xlink:type="simple" xlink:href="https://www.president.gov.ua/news/mir-maye-stati-bezalternativnim-same-tomu-zlo-maye-prograti-82401" text:style-name="Internet_20_link" text:visited-style-name="Visited_20_Internet_20_Link">
reports</text:a>
Office of the President of Ukraine.</text:p>
      <text:p text:style-name="P4">
“The world and our desire for peace is stronger than any aggressor!The Ukrainian formula is addressed primarily to the world, and that is its power. It is addressed by the prodigy who can join the implementation of specific points of the formula and the victory over evil - co -creator of peace, ”the President of Ukraine called.</text:p>
      <text:p text:style-name="P4">
Ukraine turns to the world for support, because peace has to be statutory, which is why evil has to lose.</text:p>
      <text:p text:style-name="P4">
“We urge all conscientious states to join the global efforts of the Ukrainian formula for the Ukrainian formula. I invite you to choose which item formulamir enables Mexico to show leadership. I sincerely wish you peace!I invite you to work together for the sake of the safety of our peoples and the safety of the world as a whole, ” - said Volodymyr Zelensky.</text:p>
      <text:p text:style-name="P4">
News Source: <text:a xlink:type="simple" xlink:href="https://armyinform.com.ua/2023/04/21/glava-derzhavy-zaklykav-parlament-meksyky-staty-spivtvorczem-peremogy-nad-zlom/" text:style-name="Internet_20_link" text:visited-style-name="Visited_20_Internet_20_Link">
https://armyinform.com.ua/2023/04/21/glava-derzhavy-zaklykav-parlament-meksyky-staty-spivtvorczem-peremogy-nad-zlom/</text:a>
</text:p>
      <!--NEWS-->
      <text:h text:style-name="P10" text:outline-level="1">
<text:span text:style-name="T4">
Last day Russian troops fired 107 settlements of Ukraine</text:span>
</text:h>
      <text:p text:style-name="P4">
Author: ['АРМІЯINFORM']</text:p>
      <text:p text:style-name="P4">
Time: 2023-04-21T49: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336855585699776183_y.jpg" text:style-name="Internet_20_link" text:visited-style-name="Visited_20_Internet_20_Link">
photo_5336855585699776183_y.jpg</text:a>
']</text:p>
      <text:p text:style-name="P4">
Tags: ['MILITARY MEDIA CENTER', 'STOPRUSSIA']</text:p>
      <text:p text:style-name="P4">
Category: News</text:p>
      <!--METADATA-->
      <text:p text:style-name="P4">
<draw:frame draw:style-name="fr1" draw:name="Image192" text:anchor-type="as-char" svg:width="6.9236in" svg:height="5.109433in" draw:z-index="0">
<draw:image xlink:href="../Images/AРМІЯINFORM/2023-04-21T49-00-00-04-00/photo_5336855585699776183_y.jpg" xlink:type="simple" xlink:show="embed" xlink:actuate="onLoad" draw:mime-type="image/jpeg"/>
</draw:frame>
According to the situational center of the Ministry of Defense of Ukraine information, during the last day Russian troops fired the territory of 11 regions of Ukraine.</text:p>
      <text:p text:style-name="P4">
About it <text:a xlink:type="simple" xlink:href="https://t.me/militarymediacenter/1754" text:style-name="Internet_20_link" text:visited-style-name="Visited_20_Internet_20_Link">
informs</text:a>
Military Mediacenter.</text:p>
      <text:p text:style-name="P4">
“In general from different types of weapons(Rifle weapons, grenade launchers, mortars, tanks, artillery, RSZV, S-300 ZRC, DRI, tactical aviation)107 settlements were carried out, 34 object -infrastructure was confirmed, ”the message reads.</text:p>
      <text:p text:style-name="P4">
There are killed and injured among civilians, the number of victims is clarified.</text:p>
      <text:p text:style-name="P4">
News Source: <text:a xlink:type="simple" xlink:href="https://armyinform.com.ua/2023/04/21/mynuloyi-doby-rosijski-vijska-obstrilyaly-107-naselenyh-punktiv-ukrayiny/" text:style-name="Internet_20_link" text:visited-style-name="Visited_20_Internet_20_Link">
https://armyinform.com.ua/2023/04/21/mynuloyi-doby-rosijski-vijska-obstrilyaly-107-naselenyh-punktiv-ukrayiny/</text:a>
</text:p>
      <!--NEWS-->
      <text:h text:style-name="P10" text:outline-level="1">
<text:span text:style-name="T4">
Alexei Reznikov and Lloyd Austin met before the Ramstein format meeting</text:span>
</text:h>
      <text:p text:style-name="P4">
Author: ['АРМІЯINFORM']</text:p>
      <text:p text:style-name="P4">
Time: 2023-04-21T50:00:00-04:00</text:p>
      <text:p text:style-name="P4">
Description: The US defense of the United States Lloyd Ostin before the cobs of the cereal of the Contact Surr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ostin.jpg" text:style-name="Internet_20_link" text:visited-style-name="Visited_20_Internet_20_Link">
ostin.jpg</text:a>
']</text:p>
      <text:p text:style-name="P4">
Tags: ['STOPRUSSIA', 'АГРЕСІЯ РФ', 'ЛЛОЙД ОСТІН', 'ОЛЕКСІЙ РЕЗНІКОВ']</text:p>
      <text:p text:style-name="P4">
Category: News</text:p>
      <!--METADATA-->
      <text:p text:style-name="P4">
<draw:frame draw:style-name="fr1" draw:name="Image193" text:anchor-type="as-char" svg:width="6.9236in" svg:height="3.894525in" draw:z-index="0">
<draw:image xlink:href="../Images/AРМІЯINFORM/2023-04-21T50-00-00-04-00/ostin.jpg" xlink:type="simple" xlink:show="embed" xlink:actuate="onLoad" draw:mime-type="image/jpeg"/>
</draw:frame>
US Defense Minister Lloyd Austin, before the next meeting of the contact group on defense of Ukraine in the format of Ramstein, met with Minister of Ukraine Oleksiy Reznikov.</text:p>
      <text:p text:style-name="P4">
"It is always a pleasure to communicate with my good friend and Ukrainian Collection Reznikov," Lloyd Austin wrote in <text:a xlink:type="simple" xlink:href="https://twitter.com/SecDef/status/1649306224268124160" text:style-name="Internet_20_link" text:visited-style-name="Visited_20_Internet_20_Link">
Twitter</text:a>
.</text:p>
      <text:p text:style-name="P4">
Він нагадав, що за рік функціонування групи Україні надали величезніможливості.</text:p>
      <text:p text:style-name="P4">
«Ми підтримуватимемо Україну стільки, скільки потрібно», — резюмував главаПентагону.</text:p>
      <text:p text:style-name="Quotations">

<text:p text:style-name="P4">
It’s always a pleasure to speak with my good friend &amp; 🇺🇦 counterpart&gt;
 <text:a xlink:type="simple" xlink:href="https://twitter.com/oleksiireznikov" text:style-name="Internet_20_link" text:visited-style-name="Visited_20_Internet_20_Link">
@oleksiireznikov</text:a>
.&gt;
 Over the past year, members of the Ukraine Defense Contact Group have&gt;
 provided tremendous capabilities to Ukraine. We will support them for as&gt;
 long as it takes. <text:a xlink:type="simple" xlink:href="https://t.co/SlEbwehOr3" text:style-name="Internet_20_link" text:visited-style-name="Visited_20_Internet_20_Link">
pic.twitter.com/SlEbwehOr3</text:a>
&gt;
&gt;
 -- Secretary of Defense Lloyd J. Austin III(@SecDef)<text:a xlink:type="simple" xlink:href="https://twitter.com/SecDef/status/1649306224268124160" text:style-name="Internet_20_link" text:visited-style-name="Visited_20_Internet_20_Link">
April 21,&gt;
 2023</text:a>
</text:p>

</text:p>
      <text:p text:style-name="P4">
News Source: <text:a xlink:type="simple" xlink:href="https://armyinform.com.ua/2023/04/21/oleksij-reznikov-i-llojd-ostin-zustrilysya-pered-zasidannyam-u-formati-ramshtajn/" text:style-name="Internet_20_link" text:visited-style-name="Visited_20_Internet_20_Link">
https://armyinform.com.ua/2023/04/21/oleksij-reznikov-i-llojd-ostin-zustrilysya-pered-zasidannyam-u-formati-ramshtajn/</text:a>
</text:p>
      <!--NEWS-->
      <text:h text:style-name="P10" text:outline-level="1">
<text:span text:style-name="T4">
Round table "Features of working with captured military and the search for missing"</text:span>
</text:h>
      <text:p text:style-name="P4">
Author: ['АРМІЯINFORM']</text:p>
      <text:p text:style-name="P4">
Time: 2023-04-21T51:00:00-04:00</text:p>
      <text:p text:style-name="P4">
Description: https://www.youtube.com/watch?v=x1j3raalhlk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MILITARY MEDIA CENTER']</text:p>
      <text:p text:style-name="P4">
Category: News</text:p>
      <!--METADATA-->
      <text:p text:style-name="P4">
News Source: <text:a xlink:type="simple" xlink:href="https://armyinform.com.ua/2023/04/21/kruglyj-stil-osoblyvosti-roboty-z-povernutymy-iz-polonu-vijskovymy-ta-rozshuk-znyklyh-bezvisty/" text:style-name="Internet_20_link" text:visited-style-name="Visited_20_Internet_20_Link">
https://armyinform.com.ua/2023/04/21/kruglyj-stil-osoblyvosti-roboty-z-povernutymy-iz-polonu-vijskovymy-ta-rozshuk-znyklyh-bezvisty/</text:a>
</text:p>
      <!--NEWS-->
      <text:h text:style-name="P10" text:outline-level="1">
<text:span text:style-name="T4">
"The main priority of Ukraine is the protection of the Ukrainian sky" - Alexei Reznikov about "Ramstein"</text:span>
</text:h>
      <text:p text:style-name="P4">
Author: ['Ольга Мосьондз']</text:p>
      <text:p text:style-name="P4">
Time: 2023-04-21T52:00:00-04:00</text:p>
      <text:p text:style-name="P4">
Description: Syogodnі, 21 kvіnynya, at Vіsyskovo-Khotryani Basi in Nimechchini to fall in 11th ... War with Ukraine 2022, war with Ukraine Latest news today, War with Ukraine 2022 Last for today, will there be a war between Ukraine and Russia and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5115f98-fvuw2mmxwayxpso.jpg" text:style-name="Internet_20_link" text:visited-style-name="Visited_20_Internet_20_Link">
5115f98-fvuw2mmxwayxpso.jpg</text:a>
']</text:p>
      <text:p text:style-name="P4">
Tags: ['RAMSTEIN', 'ОЛЕКСІЙ РЕЗНІКОВ', 'РАМШТАЙН']</text:p>
      <text:p text:style-name="P4">
Category: News</text:p>
      <!--METADATA-->
      <text:p text:style-name="P4">
<draw:frame draw:style-name="fr1" draw:name="Image194" text:anchor-type="as-char" svg:width="6.9236in" svg:height="3.883237in" draw:z-index="0">
<draw:image xlink:href="../Images/AРМІЯINFORM/2023-04-21T52-00-00-04-00/5115f98-fvuw2mmxwayxpso.jpg" xlink:type="simple" xlink:show="embed" xlink:actuate="onLoad" draw:mime-type="image/jpeg"/>
</draw:frame>
Today, on April 21, the Military Air Base in Germany begins the 11th meeting of the Contact Group on Defense of Ukraine Ramstein format(Ramstein).</text:p>
      <text:p text:style-name="P4">
<text:span text:style-name="T4">
Він об’єднує понад 50 країн світу.</text:span>
 Очолить зустріч Контактної групи зоборони України глава Міноборони США Ллойд Остін. Чого очікує від «Рамштайну»Україна та як готувалася до неї — в огляді АрміяInform.</text:p>
      <text:h text:style-name="P12" text:outline-level="3">
<text:span text:style-name="T4">
<text:span text:style-name="T4">
Головний пріоритет —</text:span>
 <text:span text:style-name="T4">
захист українського неба</text:span>
</text:span>
</text:h>
      <text:p text:style-name="P4">
Напередодні чергового «Рамштайну» Міністр оборони України <text:span text:style-name="T4">
Олексій Резніков</text:span>
нагадав українським союзникам про необхідність сучасних винищувачів. Адже, зайого словами, головний пріоритет України — це швидке створення багаторівневоїпротиповітряної оборони, тобто <text:span text:style-name="T4">
захист українського неба</text:span>
. Про це очільникміністерства<text:a xlink:type="simple" xlink:href="https://twitter.com/oleksiireznikov/status/1648929037941612544" text:style-name="Internet_20_link" text:visited-style-name="Visited_20_Internet_20_Link">
написав</text:a>
UNDER <text:span text:style-name="T4">
 TWITTER. </text:span>
</text:p>
      <text:p text:style-name="P4">
According to him, the Patriots, Iris-T, NASAMS, and MiG-29 Views will help Ukraine in protecting the sky. However, these are not the last steps to create a reliable air defense.</text:p>
      <text:p text:style-name="P4">
“Our main priority is to quickly build a multi-level air defense system/About. Patriots, Iris-T, Nasams and MiG-29 are the last, but not the last steps on the way.</text:p>
      <text:p text:style-name="P4">
Given the Kremlin barbaric tactics, we need NATO fighters. We have checked "no, it's impossible." But ** I saw with my own eyes how it is impossible to become becomes, ”Alexei Reznikov wrote.</text:p>
      <text:p text:style-name="P4">
He also thanked the allies for their help, which allowed Ukrainians in winter to protect light and warmth in homes.</text:p>
      <text:p text:style-name="P4">
"We will never forget how, thanks to the sympathy and help of our friends, we were able to keep light and warmth in our homes," Oleksiresnikov wrote.</text:p>
      <text:p text:style-name="P4">
We will remind, the priorities of Ukraine: Air Defense Systems, in particular, Alexeyreznikov battle planes systematically voic the partners of Ukraine, in particular in February at the meeting of defense ministers in Brussels, he spoke of the need for Ukraine, in particular, F-16 fighters. However, the Minister of Defense explained that, in particular, the F-16 fighters need service and large financial expenses: "Tsing of a pragmatic decision, why I believe it will be optimistic, what it will be."</text:p>
      <text:h text:style-name="P12" text:outline-level="3">
<text:span text:style-name="T4">
<text:span text:style-name="T4">
 The Ministry of Defense of Ukraine on the eve of Ramstayna held negotiations with Greece, Cyprus, Spain and Romania </text:span>
“On the eve of the meeting in Ramstyna, which will be stage, because this formatantismate coalition turns a year, worked out a very intensive cut in terms of international contacts. In 10 days, the team, Nicosia, Madrid and Bucharest visited the team. Fiered meetings with my colleagues, Greece Minister Nichos Panayotopulus, Defense Minister Kiprumichalis Georgallas, Spanish Defense Minister Margarita Robles, Romania Minister with Angel Tilvara and their teams, took place.</text:span>
</text:h>
      <text:p text:style-name="P4">
<text:span text:style-name="T4">
 The goal is unchanged </text:span>
 - weapons and other forms of support that strengthen the defense forces of Ukraine.</text:p>
      <text:p text:style-name="P4">
During visits, we meet with leaders of representative authorities, customers, from the media. To have the widest possible range of support.</text:p>
      <text:p text:style-name="P4">
<text:span text:style-name="T4">
 Our priorities are known - the protection of the sky, the creation of "armored fist", providing ammunition. </text:span>
 We work on different tracks, " - wrote Oleksireznikov.</text:p>
      <text:h text:style-name="P12" text:outline-level="3">
<text:span text:style-name="T4">
<text:span text:style-name="T4">
 Allies want to participate in our victory </text:span>
</text:span>
</text:h>
      <text:p text:style-name="P4">
During the visit, in particular to Spain, La Razón local newspaper Alexei Reznikovtagozh <text:a xlink:type="simple" xlink:href="https://www.larazon.es/internacional/oleksii-reznikov-amenaza-nuclear-rusia-farol_20230416643941a21b5f5b000148f561.html" text:style-name="Internet_20_link" text:visited-style-name="Visited_20_Internet_20_Link">
reported</text:a>
: “Priority of Ukraine is a air defense system that closes our sky. I mean a sophisticated, as well as easier. "</text:p>
      <text:p text:style-name="P4">
“We need new systems to break their(Russians. - Ed.)The domination of the air. These can be F-16, Swedish Gripin or others. I am sure that we are eating how it happened to combat tanks, ”<text:a xlink:type="simple" xlink:href="https://www.larazon.es/internacional/oleksii-reznikov-amenaza-nuclear-rusia-farol_20230416643941a21b5f5b000148f561.html" text:style-name="Internet_20_link" text:visited-style-name="Visited_20_Internet_20_Link">
said</text:a>
Alexei Reznikov.</text:p>
      <text:p text:style-name="P4">
He also <text:a xlink:type="simple" xlink:href="https://www.larazon.es/internacional/oleksii-reznikov-amenaza-nuclear-rusia-farol_20230416643941a21b5f5b000148f561.html" text:style-name="Internet_20_link" text:visited-style-name="Visited_20_Internet_20_Link">
noticed</text:a>
that "allies want to participate in our victory" and reported that during the time he had discussed the issues of support of Ukraine, including weapons, because now is the war of resources.</text:p>
      <text:p text:style-name="P4">
“We need the most, this is the war of resources. Today I discussed a chief with my colleague Margarita Robles and with the Chief of Defense Staff(<text:span text:style-name="T5">
Banpani. - ed .</text:span>
). Я сказав їм, що нам потрібна додаткова підтримка, і вониобдумують варіанти, щоб запропонувати її нам без шкоди для обороноздатностіІспанії чи її обов’язків перед іншими союзниками», —<text:a xlink:type="simple" xlink:href="https://www.larazon.es/internacional/oleksii-reznikov-amenaza-nuclear-rusia-farol_20230416643941a21b5f5b000148f561.html" text:style-name="Internet_20_link" text:visited-style-name="Visited_20_Internet_20_Link">
сказав</text:a>
Alexei Reznikov.</text:p>
      <text:p text:style-name="P4">
«У них (<text:span text:style-name="T5">
Sorian. - ed .</text:span>
)There are also problems with supply, and therefore they use Iranian drones against us. These are the weapons of terrorists of the anti -martial population. So I try to convince the rest of my colleagues that we should stop because they are also a threat to you, ”<text:a xlink:type="simple" xlink:href="https://www.larazon.es/internacional/oleksii-reznikov-amenaza-nuclear-rusia-farol_20230416643941a21b5f5b000148f561.html" text:style-name="Internet_20_link" text:visited-style-name="Visited_20_Internet_20_Link">
said</text:a>
Alexei Reznikov.</text:p>
      <text:p text:style-name="P4">
<text:span text:style-name="T4">
 During the Black Sea Security Conference </text:span>
 International Crimean Platform <text:span text:style-name="T4">
 Minister of Defense of Ukraine </text:span>
 <text:a xlink:type="simple" xlink:href="https://armyinform.com.ua/2023/04/15/chornomorska-bezpekova-konferencziya-ministr-oborony-ukrayiny-zrobyv-akczent-na-5-ramkovyh-tezah/" text:style-name="Internet_20_link" text:visited-style-name="Visited_20_Internet_20_Link">
<text:span text:style-name="T4">
 made accent </text:span>
</text:a>
<text:span text:style-name="T4">
 </text:span>
 <text:span text:style-name="T4">
 five </text:span>
 <text:span text:style-name="T4">
 frame theses, </text:span>
 which, in his opinion, should be at the heart of a complex of solutions for peace, security, welfare and development of Uregion. About this <text:a xlink:type="simple" xlink:href="https://www.facebook.com/reznikovoleksii/posts/pfbid0UdnxqWTmf37NDEBLF4WzzeGcn5qqJh7kxHYT3EM17U33k1EB2jujV8FBST6d6cKVl" text:style-name="Internet_20_link" text:visited-style-name="Visited_20_Internet_20_Link">
it is referred</text:a>
On his Facebook page.</text:p>
      <text:p text:style-name="P4">
"This site has become an important element of consolidation of efforts to support Ukraine," said Alexei Reznikov.</text:p>
      <text:p text:style-name="P4">
About the course of the meeting and basic statements - read in the following material materialsinform</text:p>
      <text:p text:style-name="P4">
News Source: <text:a xlink:type="simple" xlink:href="https://armyinform.com.ua/2023/04/21/golovnyj-priorytet-ukrayiny-zahyst-ukrayinskogo-neba-oleksij-reznikov-pro-ramshtajn/" text:style-name="Internet_20_link" text:visited-style-name="Visited_20_Internet_20_Link">
https://armyinform.com.ua/2023/04/21/golovnyj-priorytet-ukrayiny-zahyst-ukrayinskogo-neba-oleksij-reznikov-pro-ramshtajn/</text:a>
</text:p>
      <!--NEWS-->
      <text:h text:style-name="P10" text:outline-level="1">
<text:span text:style-name="T4">
Patriot SCR already carries a combat duty in the air defense system of Ukraine-Lieutenant General Mykola Oleshchuk</text:span>
</text:h>
      <text:p text:style-name="P4">
Author: ['АРМІЯINFORM']</text:p>
      <text:p text:style-name="P4">
Time: 2023-04-21T53:00:00-04:00</text:p>
      <text:p text:style-name="P4">
Description: Commander of the General Forces of the Zbroyshanya, Lieutenant General Mikola Oleshchuk Perevosty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99ab0962-7de9-4675-a453-3f3889871125.jpg" text:style-name="Internet_20_link" text:visited-style-name="Visited_20_Internet_20_Link">
99ab0962-7de9-4675-a453-3f3889871125.jpg</text:a>
']</text:p>
      <text:p text:style-name="P4">
Tags: ['ГЕНЕРАЛ-ЛЕЙТЕНАНТ МИКОЛА ОЛЕЩУК', 'ЗРК PATRIOT', 'КОМАНДУВАННЯ ПОВІТРЯНИХ СИЛ ЗСУ']</text:p>
      <text:p text:style-name="P4">
Category: News</text:p>
      <!--METADATA-->
      <text:p text:style-name="P4">
<draw:frame draw:style-name="fr1" draw:name="Image195" text:anchor-type="as-char" svg:width="6.9236in" svg:height="4.248768in" draw:z-index="0">
<draw:image xlink:href="../Images/AРМІЯINFORM/2023-04-21T53-00-00-04-00/99ab0962-7de9-4675-a453-3f3889871125.jpg" xlink:type="simple" xlink:show="embed" xlink:actuate="onLoad" draw:mime-type="image/jpeg"/>
</draw:frame>
The Commander of the Air Forces of the Armed Forces of Ukraine Lieutenant General Mykola Oleshchuk performed combat positions of the Patriot SAC in one of the directions.</text:p>
      <text:p text:style-name="P4">
About it <text:a xlink:type="simple" xlink:href="https://t.me/kpszsu/2480" text:style-name="Internet_20_link" text:visited-style-name="Visited_20_Internet_20_Link">
reports</text:a>
Armed Forces Command.</text:p>
      <text:p text:style-name="P4">
Lieutenant General Mykola Oleshchuk thanked the anti-aircraft who completed the training of the previously planned terms, as well as partners and all those who have attached it.</text:p>
      <text:p text:style-name="P4">
“In the photo behind me, the launch installation of the Patriot SCR, which already carries combat in the Ukraine air defense system!Although in a small quantity, we already have modern Western anti-aircraft missile systems: Nasams, Iris-T, Patriot, Samp/T, Crotale, Gepard and others. In order for the puzzle-spectivity of the Ukrainian air defense to be finally developed, the air forces need F-16!” - said the Commander of the Air Force of the Armed Forces.</text:p>
      <text:p text:style-name="P4">
He also reminded that today, April 21, there will be another meeting of the Contact Group on Defense of Ukraine in Ramstein format.</text:p>
      <text:p text:style-name="P4">
"Let's keep the sky and wait for good news from Ramstein," called Lieutenant General Mykola Oleshchuk, and announced more news about Patriot Patrio.</text:p>
      <text:p text:style-name="P4">
News Source: <text:a xlink:type="simple" xlink:href="https://armyinform.com.ua/2023/04/21/zrk-patriot-na-bojovomu-cherguvanni-na-odnomu-z-napryamkiv-general-lejtenant-mykola-oleshhuk/" text:style-name="Internet_20_link" text:visited-style-name="Visited_20_Internet_20_Link">
https://armyinform.com.ua/2023/04/21/zrk-patriot-na-bojovomu-cherguvanni-na-odnomu-z-napryamkiv-general-lejtenant-mykola-oleshhuk/</text:a>
</text:p>
      <!--NEWS-->
      <text:h text:style-name="P10" text:outline-level="1">
<text:span text:style-name="T4">
The Minister of Defense of Ukraine told about the agenda of Ramstin</text:span>
</text:h>
      <text:p text:style-name="P4">
Author: ['АРМІЯINFORM']</text:p>
      <text:p text:style-name="P4">
Time: 2023-04-21T54:00:00-04:00</text:p>
      <text:p text:style-name="P4">
Description: On the Vosydanni Groups of the Defense of Ukraine, the format “Ramstein” Sogodnі, 21 ... War with Ukraine 2022, war with Ukraine Latest news today, News War with Ukraine 2022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fuolhgvx0aejm_w-e1682065651211.jpg" text:style-name="Internet_20_link" text:visited-style-name="Visited_20_Internet_20_Link">
fuolhgvx0aejm_w-e1682065651211.jpg</text:a>
']</text:p>
      <text:p text:style-name="P4">
Tags: ['STOPRUSSIA', 'ОЛЕКСІЙ РЕЗНІКОВ', 'РАМШТАЙН']</text:p>
      <text:p text:style-name="P4">
Category: News</text:p>
      <!--METADATA-->
      <text:p text:style-name="P4">
<draw:frame draw:style-name="fr1" draw:name="Image196" text:anchor-type="as-char" svg:width="6.9236in" svg:height="4.517649in" draw:z-index="0">
<draw:image xlink:href="../Images/AРМІЯINFORM/2023-04-21T54-00-00-04-00/fuolhgvx0aejm_w-e1682065651211.jpg" xlink:type="simple" xlink:show="embed" xlink:actuate="onLoad" draw:mime-type="image/jpeg"/>
</draw:frame>
At a meeting of the contact group on defense of Ukraine in Ramstein format today, April 21, the strategy of our country will be discussed in the fight against Russia's aggressor country, as well as the needs of the Armed Forces.</text:p>
      <text:p text:style-name="P4">
This was reported by the Minister of Defense of Ukraine Alexei Reznikov in <text:a xlink:type="simple" xlink:href="https://twitter.com/oleksiireznikov/status/1649314848101023747" text:style-name="Internet_20_link" text:visited-style-name="Visited_20_Internet_20_Link">
Twitter</text:a>
.</text:p>
      <text:p text:style-name="P4">
Глава оборонного відомства зазначив, що сьогодні — річниця засідань у форматі«Рамштайн».</text:p>
      <text:p text:style-name="P4">
«На порядку денному — аналіз зробленого, наша стратегія на 2023 рік, поточніпотреби Збройних Сил та розподіл програм допомоги всім підрозділам ЗбройнихСил України», — заявив Міністр оборони України.</text:p>
      <text:p text:style-name="P4">
Олексій Резніков зазначив, що Україна відчуває підтримку партнерів тапродовжує прагнути перемоги.</text:p>
      <text:p text:style-name="P4">
News Source: <text:a xlink:type="simple" xlink:href="https://armyinform.com.ua/2023/04/21/ministr-oborony-ukrayiny-rozpoviv-pro-poryadok-dennyj-ramshtajnu/" text:style-name="Internet_20_link" text:visited-style-name="Visited_20_Internet_20_Link">
https://armyinform.com.ua/2023/04/21/ministr-oborony-ukrayiny-rozpoviv-pro-poryadok-dennyj-ramshtajnu/</text:a>
</text:p>
      <!--NEWS-->
      <text:h text:style-name="P10" text:outline-level="1">
<text:span text:style-name="T4">
The invaders were fired at Chernihiv region: Civilian houses were damaged</text:span>
</text:h>
      <text:p text:style-name="P4">
Author: ['АРМІЯINFORM']</text:p>
      <text:p text:style-name="P4">
Time: 2023-04-21T55:00:00-04:00</text:p>
      <text:p text:style-name="P4">
Description: Past the Paul, 20 Kvіnynya, Rosіyskі Vіsyska plagued the population on the Prordordonn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176998-1_large.jpg" text:style-name="Internet_20_link" text:visited-style-name="Visited_20_Internet_20_Link">
176998-1_large.jpg</text:a>
']</text:p>
      <text:p text:style-name="P4">
Tags: ['STOPRUSSIA', 'ВОРОЖІ ОБСТРІЛИ', 'ОПЕРАТИВНЕ КОМАНДУВАННЯ «ПІВНІЧ»']</text:p>
      <text:p text:style-name="P4">
Category: News</text:p>
      <!--METADATA-->
      <text:p text:style-name="P4">
<draw:frame draw:style-name="fr1" draw:name="Image197" text:anchor-type="as-char" svg:width="6.9236in" svg:height="3.458314in" draw:z-index="0">
<draw:image xlink:href="../Images/AРМІЯINFORM/2023-04-21T55-00-00-04-00/176998-1_large.jpg" xlink:type="simple" xlink:show="embed" xlink:actuate="onLoad" draw:mime-type="image/jpeg"/>
</draw:frame>
Last day, April 20, Russian troops fired at the settlement in the Chernihiv region.</text:p>
      <text:p text:style-name="P4">
About it <text:a xlink:type="simple" xlink:href="https://t.me/ok_pivnich1/1980" text:style-name="Internet_20_link" text:visited-style-name="Visited_20_Internet_20_Link">
reports</text:a>
Operational Command "North".</text:p>
      <text:p text:style-name="P4">
«From 06:17 to 07:40 34 parishes were recorded, probably from Taminoet artillery 120 mm, on the outskirts of NP. Leonivka, ”the message reads.</text:p>
      <text:p text:style-name="P4">
The shelling damaged three civilian buildings and two civilian transport areas. Information on losses among the local population did not receive.</text:p>
      <text:p text:style-name="P4">
News Source: <text:a xlink:type="simple" xlink:href="https://armyinform.com.ua/2023/04/21/okupanty-vchergove-obstrilyaly-chernigivshhynu-poshkodzheno-czyvilni-budynky/" text:style-name="Internet_20_link" text:visited-style-name="Visited_20_Internet_20_Link">
https://armyinform.com.ua/2023/04/21/okupanty-vchergove-obstrilyaly-chernigivshhynu-poshkodzheno-czyvilni-budynky/</text:a>
</text:p>
      <!--NEWS-->
      <text:h text:style-name="P10" text:outline-level="1">
<text:span text:style-name="T4">
Head of State: The main goal is the strength of Ukraine to win</text:span>
</text:h>
      <text:p text:style-name="P4">
Author: ['АРМІЯINFORM']</text:p>
      <text:p text:style-name="P4">
Time: 2023-04-21T56:00:00-04:00</text:p>
      <text:p text:style-name="P4">
Description: President of Ukraine Volodymyr Zelensky at Telegram-Canal, Shcho Golovna Met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hoto_5339487627558111708_y.jpg" text:style-name="Internet_20_link" text:visited-style-name="Visited_20_Internet_20_Link">
photo_5339487627558111708_y.jpg</text:a>
', '<text:a xlink:type="simple" xlink:href="https://armyinform.com.ua/wp-content/uploads/2023/04/photo_5339487627558111704_y-150x150.jpg" text:style-name="Internet_20_link" text:visited-style-name="Visited_20_Internet_20_Link">
photo_5339487627558111704_y-150x150.jpg</text:a>
', '<text:a xlink:type="simple" xlink:href="https://armyinform.com.ua/wp-content/uploads/2023/04/photo_5339487627558111705_y-150x150.jpg" text:style-name="Internet_20_link" text:visited-style-name="Visited_20_Internet_20_Link">
photo_5339487627558111705_y-150x150.jpg</text:a>
', '<text:a xlink:type="simple" xlink:href="https://armyinform.com.ua/wp-content/uploads/2023/04/photo_5339487627558111707_y-150x150.jpg" text:style-name="Internet_20_link" text:visited-style-name="Visited_20_Internet_20_Link">
photo_5339487627558111707_y-150x150.jpg</text:a>
', '<text:a xlink:type="simple" xlink:href="https://armyinform.com.ua/wp-content/uploads/2023/04/photo_5339487627558111713_y-150x150.jpg" text:style-name="Internet_20_link" text:visited-style-name="Visited_20_Internet_20_Link">
photo_5339487627558111713_y-150x150.jpg</text:a>
']</text:p>
      <text:p text:style-name="P4">
Tags: ['STOPRUSSIA', 'АГРЕСІЯ РФ', 'ВОЛОДИМИР ЗЕЛЕНСЬКИЙ', 'ПРЕЗИДЕНТ УКРАЇНИ']</text:p>
      <text:p text:style-name="P4">
Category: News</text:p>
      <!--METADATA-->
      <text:p text:style-name="P4">
<draw:frame draw:style-name="fr1" draw:name="Image198" text:anchor-type="as-char" svg:width="6.9236in" svg:height="4.577269in" draw:z-index="0">
<draw:image xlink:href="../Images/AРМІЯINFORM/2023-04-21T56-00-00-04-00/photo_5339487627558111708_y.jpg" xlink:type="simple" xlink:show="embed" xlink:actuate="onLoad" draw:mime-type="image/jpeg"/>
</draw:frame>
President of Ukraine Volodymyr Zelenskyy in a telegram channel <text:a xlink:type="simple" xlink:href="https://t.me/V_Zelenskiy_official/5934" text:style-name="Internet_20_link" text:visited-style-name="Visited_20_Internet_20_Link">
wrote</text:a>
What is the main goal - to re -elect:</text:p>
      <text:p text:style-name="P4">
“The main goal is Ukraine's strength to win. The defeat of the occupier, the sentences, the tribunal of the state-gun. "</text:p>
      <text:p text:style-name="P4">
<text:a xlink:type="simple" xlink:href="https://armyinform.com.ua/wp-content/uploads/2023/04/photo_5339487627558111704_y.jpg" text:style-name="Internet_20_link" text:visited-style-name="Visited_20_Internet_20_Link">
!(Images/AРМІЯINFORM/2023-04-21T56-00-00-04-00/photo_5339487627558111704_y-150x150.jpg)</text:a>
</text:p>
      <text:p text:style-name="P4">
<text:a xlink:type="simple" xlink:href="https://armyinform.com.ua/wp-content/uploads/2023/04/photo_5339487627558111705_y.jpg" text:style-name="Internet_20_link" text:visited-style-name="Visited_20_Internet_20_Link">
<draw:frame draw:style-name="fr1" draw:name="Image199" text:anchor-type="as-char" svg:width="6.9236in" svg:height="6.9236in" draw:z-index="0">
<draw:image xlink:href="../Images/AРМІЯINFORM/2023-04-21T56-00-00-04-00/photo_5339487627558111705_y-150x150.jpg" xlink:type="simple" xlink:show="embed" xlink:actuate="onLoad" draw:mime-type="image/jpeg"/>
</draw:frame>
</text:a>
</text:p>
      <text:p text:style-name="P4">
<text:a xlink:type="simple" xlink:href="https://armyinform.com.ua/wp-content/uploads/2023/04/photo_5339487627558111707_y.jpg" text:style-name="Internet_20_link" text:visited-style-name="Visited_20_Internet_20_Link">
<draw:frame draw:style-name="fr1" draw:name="Image200" text:anchor-type="as-char" svg:width="6.9236in" svg:height="6.9236in" draw:z-index="0">
<draw:image xlink:href="../Images/AРМІЯINFORM/2023-04-21T56-00-00-04-00/photo_5339487627558111707_y-150x150.jpg" xlink:type="simple" xlink:show="embed" xlink:actuate="onLoad" draw:mime-type="image/jpeg"/>
</draw:frame>
</text:a>
</text:p>
      <text:p text:style-name="P4">
<text:a xlink:type="simple" xlink:href="https://armyinform.com.ua/wp-content/uploads/2023/04/photo_5339487627558111713_y.jpg" text:style-name="Internet_20_link" text:visited-style-name="Visited_20_Internet_20_Link">
<draw:frame draw:style-name="fr1" draw:name="Image201" text:anchor-type="as-char" svg:width="6.9236in" svg:height="6.9236in" draw:z-index="0">
<draw:image xlink:href="../Images/AРМІЯINFORM/2023-04-21T56-00-00-04-00/photo_5339487627558111713_y-150x150.jpg" xlink:type="simple" xlink:show="embed" xlink:actuate="onLoad" draw:mime-type="image/jpeg"/>
</draw:frame>
</text:a>
</text:p>
      <text:p text:style-name="P4">
News Source: <text:a xlink:type="simple" xlink:href="https://armyinform.com.ua/2023/04/21/glava-derzhavy-golovna-meta-micznist-ukrayiny-shhob-peremogty/" text:style-name="Internet_20_link" text:visited-style-name="Visited_20_Internet_20_Link">
https://armyinform.com.ua/2023/04/21/glava-derzhavy-golovna-meta-micznist-ukrayiny-shhob-peremogty/</text:a>
</text:p>
      <!--NEWS-->
      <text:h text:style-name="P10" text:outline-level="1">
<text:span text:style-name="T4">
Ramstin's participants in the year provided Ukraine with $ 55 billion safety assistance - Lloyd Austin</text:span>
</text:h>
      <text:p text:style-name="P4">
Author: ['Ольга Мосьондз']</text:p>
      <text:p text:style-name="P4">
Time: 2023-04-21T57:00:00-04:00</text:p>
      <text:p text:style-name="P4">
Description: Country-employees of the contact sorpinals of the defense of Ukrainian, so the format in format ... the war with Ukraine 2022, the war with Ukraine is the latest news today, the News War with Ukraine 2022 The last ones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petriot.jpg" text:style-name="Internet_20_link" text:visited-style-name="Visited_20_Internet_20_Link">
petriot.jpg</text:a>
']</text:p>
      <text:p text:style-name="P4">
Tags: []</text:p>
      <text:p text:style-name="P4">
Category: News</text:p>
      <!--METADATA-->
      <text:p text:style-name="P4">
<draw:frame draw:style-name="fr1" draw:name="Image202" text:anchor-type="as-char" svg:width="6.9236in" svg:height="3.894525in" draw:z-index="0">
<draw:image xlink:href="../Images/AРМІЯINFORM/2023-04-21T57-00-00-04-00/petriot.jpg" xlink:type="simple" xlink:show="embed" xlink:actuate="onLoad" draw:mime-type="image/jpeg"/>
</draw:frame>
The participants of the contact group on defense of Ukraine, the so-called meeting of Ramstein format, have already provided Ukraine with $ 55 billion in security assistance, which is ten times more than since the first meeting in Ramstein.</text:p>
      <text:p text:style-name="P4">
About it <text:a xlink:type="simple" xlink:href="https://www.defense.gov/News/Live-Events/#/" text:style-name="Internet_20_link" text:visited-style-name="Visited_20_Internet_20_Link">
stated</text:a>
US Secretary of Defense Lloyd Austin during the discovery of the next meeting of the Defense Group of Ukraine NABAZ USA Ramstein Air Force in Germany today, April 21.</text:p>
      <text:p text:style-name="P4">
He noted that he had passed almost a year since this group first met here, Uramtein, and that the participants returned to it again is a confirmation of "common unity in determination." He also noted that for more than a year, Ukraine has been fighting against a large -scale invasion of the Russian Federation and the same amount of time supporting partners remains unchanged.</text:p>
      <ul>
        <li>
Our support has not swayed, and I am proud of the progress we have achieved. In total, ** members of this contact group provided more than $ 55 million in security assistance, which is ten times more than from the momentary first meeting. who have everything necessary to hold the position on the battlefield.</li>
      </ul>
      <text:p text:style-name="P4">
The European Union transmits leopard tanks to countries that continue to coordinate through a contact group of ammunition and technical service for these tanks.</text:p>
      <text:p text:style-name="P4">
This contact group also provided key air defense systems for the defense of the sky of Ukraine, its citizens and critically important infrastructure. There are Patriot systems from the United States of America, from Germany Tandeerland. The SAMP-T Dental Anti-aircraft missile complex from Italy, as well as NASAMS from Canada and Norway. We also improved the preparation and support of our industrial bases. And throughout the time, our unity and determination have been disappeared. <text:span text:style-name="T4">
 Our efforts have a vast manner for Ukraine's defenders on the battlefield and emphasize how Kremlin was earning </text:span>
, ”said Lloyd Austin.</text:p>
      <text:p text:style-name="P4">
News Source: <text:a xlink:type="simple" xlink:href="https://armyinform.com.ua/2023/04/21/uchasnyky-ramshtajnu-za-rik-nadaly-ukrayini-55-milyardiv-bezpekovoyi-dopomogy-llojd-ostin/" text:style-name="Internet_20_link" text:visited-style-name="Visited_20_Internet_20_Link">
https://armyinform.com.ua/2023/04/21/uchasnyky-ramshtajnu-za-rik-nadaly-ukrayini-55-milyardiv-bezpekovoyi-dopomogy-llojd-ostin/</text:a>
</text:p>
      <!--NEWS-->
      <text:h text:style-name="P10" text:outline-level="1">
<text:span text:style-name="T4">
Revolted information about the state of prisoners of war is almost impossible - coordination headquarters</text:span>
</text:h>
      <text:p text:style-name="P4">
Author: ['АРМІЯINFORM']</text:p>
      <text:p text:style-name="P4">
Time: 2023-04-21T58:00:00-04:00</text:p>
      <text:p text:style-name="P4">
Description: INSTOSTOKHIK INFORIE I will become healthy in the full VIISKOVOKOVOSKOVASYA Odrimat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photo_5912579420399448164_w.jpg" text:style-name="Internet_20_link" text:visited-style-name="Visited_20_Internet_20_Link">
photo_5912579420399448164_w.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03" text:anchor-type="as-char" svg:width="6.9236in" svg:height="3.894525in" draw:z-index="0">
<draw:image xlink:href="../Images/AРМІЯINFORM/2023-04-21T58-00-00-04-00/photo_5912579420399448164_w.jpg" xlink:type="simple" xlink:show="embed" xlink:actuate="onLoad" draw:mime-type="image/jpeg"/>
</draw:frame>
There is no reliable information on the health of the captive servicemen because access to places is closed.</text:p>
      <text:p text:style-name="P4">
About this <text:a xlink:type="simple" xlink:href="https://t.me/Koord_shtab/875" text:style-name="Internet_20_link" text:visited-style-name="Visited_20_Internet_20_Link">
the one was talking</text:a>
During a meeting with family servicemen of a separate airborne Sicheslav Brigade of the Ucoo -Ordinational Headquarters.</text:p>
      <text:p text:style-name="P4">
The headquarters noted that important information about the probable health of health -protesters, who are still in captivity, are provided by the released defenders.</text:p>
      <text:p text:style-name="P4">
Families with military units were also discussed.</text:p>
      <text:p text:style-name="P4">
According to the representative of the part, the excerpt from the order of the commander of the part of the circumstances of the disappearance(TCC and SP).Співробітники ТЦК та СП доставляють відповідне сповіщення родичам зниклогобезвісти оборонця.</text:p>
      <text:p text:style-name="P4">
Слід зазначити, що комунікація з військовими частинами відбувається черезтериторіальні центри комплектування та соціальної підтримки. Щоб отриматидовідки й витяги з певних документів, треба звернутися з відповідним запитомдо частини через ТЦК та СП. Родичі можуть отримати лише ті документи, які немають обмеження в доступі.</text:p>
      <text:p text:style-name="P4">
Представник фінансового відділу прокоментував питання, які стосуютьсянарахування грошового забезпечення військовослужбовцям.</text:p>
      <text:p text:style-name="P4">
Також обговорили алгоритм дій для отримання одноразової грошової допомоги, щопередбачена родинам полонених і зниклих безвісти військовослужбовців.</text:p>
      <text:p text:style-name="P4">
News Source: <text:a xlink:type="simple" xlink:href="https://armyinform.com.ua/2023/04/21/dostovirnu-informacziyu-pro-stan-vijskovopolonenogo-otrymaty-majzhe-nemozhlyvo-koordynaczijnyj-shtab/" text:style-name="Internet_20_link" text:visited-style-name="Visited_20_Internet_20_Link">
https://armyinform.com.ua/2023/04/21/dostovirnu-informacziyu-pro-stan-vijskovopolonenogo-otrymaty-majzhe-nemozhlyvo-koordynaczijnyj-shtab/</text:a>
</text:p>
      <!--NEWS-->
      <text:h text:style-name="P10" text:outline-level="1">
<text:span text:style-name="T4">
Countries from all over the world condemn the atrocities and aggression of Russia and support Ukraine - Lloyd Austin</text:span>
</text:h>
      <text:p text:style-name="P4">
Author: ['Ольга Мосьондз']</text:p>
      <text:p text:style-name="P4">
Time: 2023-04-21T59:00:00-04:00</text:p>
      <text:p text:style-name="P4">
Description: About the announcement of the US defense of the United States Lloyd Ostin PID Hour Vidkritte Chergeal Squadan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40-e1682068998556.jpg" text:style-name="Internet_20_link" text:visited-style-name="Visited_20_Internet_20_Link">
40-e1682068998556.jpg</text:a>
']</text:p>
      <text:p text:style-name="P4">
Tags: []</text:p>
      <text:p text:style-name="P4">
Category: News</text:p>
      <!--METADATA-->
      <text:p text:style-name="P4">
<draw:frame draw:style-name="fr1" draw:name="Image204" text:anchor-type="as-char" svg:width="6.9236in" svg:height="4.163391in" draw:z-index="0">
<draw:image xlink:href="../Images/AРМІЯINFORM/2023-04-21T59-00-00-04-00/40-e1682068998556.jpg" xlink:type="simple" xlink:show="embed" xlink:actuate="onLoad" draw:mime-type="image/jpeg"/>
</draw:frame>
About it <text:a xlink:type="simple" xlink:href="https://www.defense.gov/News/Live-Events/#/" text:style-name="Internet_20_link" text:visited-style-name="Visited_20_Internet_20_Link">
stated</text:a>
US Secretary of Defense Lloyd Austin during the discovery of the next meeting of the Defense Group of Ukraine NABAZ USA Ramstein Air Force in Germany today, April 21.</text:p>
      <ul>
        <li>
We see Putin's war as it is. It is an unfinished and unjustified war against a peaceful, sovereign and democratic neighbor. Ukrainian is fighting, protecting their people, their sovereignty and their freedom. The countries of the world condemn Russia's atrocities and aggression and support Ukraine <text:span text:style-name="T4">
, </text:span>
 - said Lloyd Austin.</li>
      </ul>
      <text:p text:style-name="P4">
He noted that for more than a year Ukraine is courageous on its own and the support of partners remains unchanged.</text:p>
      <ul>
        <li>
<text:span text:style-name="T4">
 Our efforts are of great importance to the defenders of Ukraine on the battlefield and set aside how much the Kremlin was miscalculated. But </text:span>
 he was mistaken in every portion <text:span text:style-name="T4">
. When we gathered together on Ramstein, the world heard our voice and clearly. The world sees what we have achieved together: Ukrainian warriors are altitude, demonstrating our ability and courage. After more than the Russian aggression and deception, this contact group is united as ever, and globally decisive as ever. </text:span>
 In our support for the Defense Forces of Ukraine we are omnipotent and faithful, - said Lloyd Austin. **</li>
      </ul>
      <text:p text:style-name="P4">
News Source: <text:a xlink:type="simple" xlink:href="https://armyinform.com.ua/2023/04/21/krayiny-z-usogo-svitu-zasudzhuyut-zvirstva-ta-agresiyu-rosiyi-j-pidtrymuyut-ukrayinu-llojd-ostin/" text:style-name="Internet_20_link" text:visited-style-name="Visited_20_Internet_20_Link">
https://armyinform.com.ua/2023/04/21/krayiny-z-usogo-svitu-zasudzhuyut-zvirstva-ta-agresiyu-rosiyi-j-pidtrymuyut-ukrayinu-llojd-ostin/</text:a>
</text:p>
      <!--NEWS-->
      <text:h text:style-name="P10" text:outline-level="1">
<text:span text:style-name="T4">
Ukraine must win the war. And her integration to NATO will be the best investment in stability - the Minister of Defense of Poland</text:span>
</text:h>
      <text:p text:style-name="P4">
Author: ['АРМІЯINFORM']</text:p>
      <text:p text:style-name="P4">
Time: 2023-04-21T60:00:00-04:00</text:p>
      <text:p text:style-name="P4">
Description: The aggression of the Russian Ambassia of Muscovy Muscovites has been brought to the same time, the war with Ukraine 2022, the war with Ukraine is the latest news today, the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jpg" text:style-name="Internet_20_link" text:visited-style-name="Visited_20_Internet_20_Link">
war.jpg</text:a>
']</text:p>
      <text:p text:style-name="P4">
Tags: ['МАРІУШ БЛАЩАК', 'МІНОБОРОНИ ПОЛЬЩІ', 'СВІТ ПІДТРИМУЄ УКРАЇНУ']</text:p>
      <text:p text:style-name="P4">
Category: News</text:p>
      <!--METADATA-->
      <text:p text:style-name="P4">
<draw:frame draw:style-name="fr1" draw:name="Image205" text:anchor-type="as-char" svg:width="6.9236in" svg:height="3.894525in" draw:z-index="0">
<draw:image xlink:href="../Images/AРМІЯINFORM/2023-04-21T60-00-00-04-00/war.jpg" xlink:type="simple" xlink:show="embed" xlink:actuate="onLoad" draw:mime-type="image/jpeg"/>
</draw:frame>
Russia's aggression has proved the imperial ambitions of Moscow and its general ignorance of the European security archaitance and based on the rules of international order.</text:p>
      <text:p text:style-name="P4">
About this during the discussion of the Atlantic Council <text:a xlink:type="simple" xlink:href="https://twitter.com/AtlanticCouncil/status/1648714935835283456" text:style-name="Internet_20_link" text:visited-style-name="Visited_20_Internet_20_Link">
reported</text:a>
Polish National Defense Minister Mariusz Blaschak.</text:p>
      <text:p text:style-name="P4">
He urged to increase pressure on Russia and allow Ukraine to displace all Russian forces from its territory.</text:p>
      <text:p text:style-name="P4">
“Ukraine must win this war. And then it must win the post -war period when Russia will be aggressively striving to destabilize Ukraine. The comprehensive integration of Ukraine to the Euro -Atlantic community will be the best investment of the vastability and prosperity of us, ”Mariusz Blaschak said.</text:p>
      <text:p text:style-name="P4">
Until Russia is ready to accept a political resolution of the conflict, which guarantees the safety of Ukraine, the event must continue to provide comprehensive support for Kiev.</text:p>
      <text:p text:style-name="P4">
The Head of the Ministry of Defense of Poland also called on to press on Russia as much as possible and to strengthen the notes to stop the conflict as soon as possible.</text:p>
      <text:p text:style-name="P4">
News Source: <text:a xlink:type="simple" xlink:href="https://armyinform.com.ua/2023/04/21/ukrayina-maye-vygraty-vijnu-a-yiyi-integracziya-do-nato-stane-najkrashhoyu-investycziyeyu-u-stabilnist-ministr-oborony-polshhi/" text:style-name="Internet_20_link" text:visited-style-name="Visited_20_Internet_20_Link">
https://armyinform.com.ua/2023/04/21/ukrayina-maye-vygraty-vijnu-a-yiyi-integracziya-do-nato-stane-najkrashhoyu-investycziyeyu-u-stabilnist-ministr-oborony-polshhi/</text:a>
</text:p>
      <!--NEWS-->
      <text:h text:style-name="P10" text:outline-level="1">
<text:span text:style-name="T4">
Alexei Reznikov thanked Pentagon and Mark Millie for leadership in the anti -Kremliv Coalition</text:span>
</text:h>
      <text:p text:style-name="P4">
Author: ['АРМІЯINFORM']</text:p>
      <text:p text:style-name="P4">
Time: 2023-04-21T61:00:00-04:00</text:p>
      <text:p text:style-name="P4">
Description: Ministra of the defense of Ukraine Oleksiy Reznikov in front of the Zavidanni at the format "Ramstein" itching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fuoidkwxgaa5f7k.jpg" text:style-name="Internet_20_link" text:visited-style-name="Visited_20_Internet_20_Link">
fuoidkwxgaa5f7k.jpg</text:a>
']</text:p>
      <text:p text:style-name="P4">
Tags: ['ГЕНЕРАЛ МАРК МІЛЛІ', 'ГЛАВА ПЕНТАГОНУ', 'МІНІСТР ОБОРОНИ УКРАЇНИ ОЛЕКСІЙ РЕЗНІКОВ']</text:p>
      <text:p text:style-name="P4">
Category: News</text:p>
      <!--METADATA-->
      <text:p text:style-name="P4">
<draw:frame draw:style-name="fr1" draw:name="Image206" text:anchor-type="as-char" svg:width="6.9236in" svg:height="4.306886in" draw:z-index="0">
<draw:image xlink:href="../Images/AРМІЯINFORM/2023-04-21T61-00-00-04-00/fuoidkwxgaa5f7k.jpg" xlink:type="simple" xlink:show="embed" xlink:actuate="onLoad" draw:mime-type="image/jpeg"/>
</draw:frame>
The Minister of Defense of Ukraine Oleksiy Reznikov met with the US Defense Minister Lloyd Austin and the chairman of the united committee of headquarters, General Milly, before the meeting in Ramstein.</text:p>
      <text:p text:style-name="P4">
On this he <text:a xlink:type="simple" xlink:href="https://twitter.com/oleksiireznikov/status/1649340520383016961" text:style-name="Internet_20_link" text:visited-style-name="Visited_20_Internet_20_Link">
wrote</text:a>
In his tweet.</text:p>
      <text:p text:style-name="P4">
“We had a fruitful bilateral meeting with our American colleagues. Tsybula is a frank conversation. I am grateful to the great friends of Ukraine, Lloyd Austin, General Mark Millie for leadership in strengthening the anti -Kremliv coalition, ”he goes in the message.</text:p>
      <text:p text:style-name="P4">
Alexei Reznikov noted that Ukraine effectively and transparently aid provided by the American people. The enemy feels the consequences.</text:p>
      <text:p text:style-name="P4">
It is known that at a meeting of the contact group on defense of Ukraine in Ramstein format today, April 21, will <text:a xlink:type="simple" xlink:href="https://armyinform.com.ua/2023/04/21/ministr-oborony-ukrayiny-rozpoviv-pro-poryadok-dennyj-ramshtajnu/" text:style-name="Internet_20_link" text:visited-style-name="Visited_20_Internet_20_Link">
discuss</text:a>
The strategy of our country in the struggle opposite the aggressor country, as well as the needs of the Armed Forces.</text:p>
      <text:p text:style-name="P4">
News Source: <text:a xlink:type="simple" xlink:href="https://armyinform.com.ua/2023/04/21/oleksij-reznikov-podyakuvav-glavi-pentagonu-ta-marku-milli-za-liderstvo-u-antykremlivskij-koalicziyi/" text:style-name="Internet_20_link" text:visited-style-name="Visited_20_Internet_20_Link">
https://armyinform.com.ua/2023/04/21/oleksij-reznikov-podyakuvav-glavi-pentagonu-ta-marku-milli-za-liderstvo-u-antykremlivskij-koalicziyi/</text:a>
</text:p>
      <!--NEWS-->
      <text:h text:style-name="P10" text:outline-level="1">
<text:span text:style-name="T4">
In four directions at the same time, the RF continues offensive actions - Anna Malyar</text:span>
</text:h>
      <text:p text:style-name="P4">
Author: ['АРМІЯINFORM']</text:p>
      <text:p text:style-name="P4">
Time: 2023-04-21T62:00:00-04:00</text:p>
      <text:p text:style-name="P4">
Description: Epizenter Boyovikh, the CCID is flooded. There is a vogue advanced at Chotirokh ... The war with Ukraine 2022, the war with Ukraine is the latest news today, the News War with Ukraine 2022 is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malyar-53.jpg" text:style-name="Internet_20_link" text:visited-style-name="Visited_20_Internet_20_Link">
malyar-53.jpg</text:a>
']</text:p>
      <text:p text:style-name="P4">
Tags: ['STOPRUSSIA', 'АГРЕСІЯ РФ', 'ВТОРГНЕННЯ РФ', 'ГАННА МАЛЯР']</text:p>
      <text:p text:style-name="P4">
Category: News</text:p>
      <!--METADATA-->
      <text:p text:style-name="P4">
<draw:frame draw:style-name="fr1" draw:name="Image207" text:anchor-type="as-char" svg:width="6.9236in" svg:height="4.615733in" draw:z-index="0">
<draw:image xlink:href="../Images/AРМІЯINFORM/2023-04-21T62-00-00-04-00/malyar-53.jpg" xlink:type="simple" xlink:show="embed" xlink:actuate="onLoad" draw:mime-type="image/jpeg"/>
</draw:frame>
Photodmitry Yurchenko</text:p>
      <text:p text:style-name="P4">
The epicenter of hostilities remains the East. There, the enemy continues the offensive actions of four directions at the same time - Marinsky, Avdiivsky, Lymansky, Bakhmutsky. In most of them, thanks to our defenders, the enemy fails to go forward. In these areas, Ukrainian defenders not only do it but also actively operate.</text:p>
      <text:p text:style-name="P4">
About it <text:a xlink:type="simple" xlink:href="https://t.me/annamaliar/662" text:style-name="Internet_20_link" text:visited-style-name="Visited_20_Internet_20_Link">
reports</text:a>
Deputy Minister of Defense of Ukraine Anna Malyar.</text:p>
      <text:p text:style-name="P4">
According to her, if you look at the whole map of Ukraine, then the situation is heterogeneous and, in fact, that is how it should be perceived:</text:p>
      <ul>
        <li>
The enemy's offensive continues in the east; * separate settlements of Chernihiv, Sumy, Kharkiv regions, the enemy continues to fire with disturbing fire; * In Zaporizhzhya and Kherson directions the enemy in defense.</li>
      </ul>
      <text:p text:style-name="P4">
“Who was watching the erection of the Armed Forces General Staff, noticed that the enemy was able to move in two more directions this week - Kupyansky and Shakhtarsky. Alenashi fighters repelled the attacks and the enemy did not pass, ”said Anna Malyar.</text:p>
      <text:p text:style-name="P4">
However, Bakhmut remains the hottest place.</text:p>
      <text:p text:style-name="P4">
“There are fierce fighting now. The enemy attacks. Destroys the arrival of the arrival. The individual plot is advanced. At the same time, our courageous Bakhmut is both defensive and active assault. It will be unjustifiably high losses. The situation is tense, but controlled. Solutions are made in accordance with military expediency, ” - said the Deputy Minister of Defense of Ukraine.</text:p>
      <text:p text:style-name="P4">
News Source: <text:a xlink:type="simple" xlink:href="https://armyinform.com.ua/2023/04/21/na-chotyroh-napryamkah-odnochasno-rf-prodovzhuye-nastupalni-diyi-ganna-malyar/" text:style-name="Internet_20_link" text:visited-style-name="Visited_20_Internet_20_Link">
https://armyinform.com.ua/2023/04/21/na-chotyroh-napryamkah-odnochasno-rf-prodovzhuye-nastupalni-diyi-ganna-malyar/</text:a>
</text:p>
      <!--NEWS-->
      <text:h text:style-name="P10" text:outline-level="1">
<text:span text:style-name="T4">
Anti -air defense, ammunition and security tools - key issues of "Ramstin" - Lloyd Austin</text:span>
</text:h>
      <text:p text:style-name="P4">
Author: ['Ольга Мосьондз']</text:p>
      <text:p text:style-name="P4">
Time: 2023-04-21T63:00:00-04:00</text:p>
      <text:p text:style-name="P4">
Description: Participants of the Contact Groups Zwan defending Ukrainian PID HAS OSHIDANNA to focus o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98a6353ea1f1d14c.jpg" text:style-name="Internet_20_link" text:visited-style-name="Visited_20_Internet_20_Link">
98a6353ea1f1d14c.jpg</text:a>
']</text:p>
      <text:p text:style-name="P4">
Tags: ['ЛЛОЙД ОСТІН', 'РАМШТАЙН']</text:p>
      <text:p text:style-name="P4">
Category: News</text:p>
      <!--METADATA-->
      <text:p text:style-name="P4">
<draw:frame draw:style-name="fr1" draw:name="Image208" text:anchor-type="as-char" svg:width="6.9236in" svg:height="3.750283in" draw:z-index="0">
<draw:image xlink:href="../Images/AРМІЯINFORM/2023-04-21T63-00-00-04-00/98a6353ea1f1d14c.jpg" xlink:type="simple" xlink:show="embed" xlink:actuate="onLoad" draw:mime-type="image/jpeg"/>
</draw:frame>
Participants of the contact group on defense of Ukraine during the meeting are focused in support of Ukraine in the field of air defense of the municipal prosecution.</text:p>
      <text:p text:style-name="P4">
About it today, April 21, <text:a xlink:type="simple" xlink:href="https://www.defense.gov/News/Live-Events/#/" text:style-name="Internet_20_link" text:visited-style-name="Visited_20_Internet_20_Link">
reported</text:a>
US Secretary of Defense Lloyd Austin during the discovery of the next meeting of the Defense Group of Ukraine NABAZ USA Ramstein Air Force in Germany.</text:p>
      <ul>
        <li>
At today's meeting of the contact group we will focus on three -key issues: air defense, ammunition and security means, - said Lloyd Austin.</li>
      </ul>
      <text:p text:style-name="P4">
The head of the Pentagon stressed that Ukraine urgently needs help to protect citizens, infrastructure and troops from the Russian rocket threat.</text:p>
      <text:p text:style-name="P4">
He also noted that during the meeting, the commander of the Security Group of Safety Group, General Antonio Aguto will also talk about "work on the development of Ukrainian armored vehicles".</text:p>
      <ul>
        <li>
I look forward to updating information from General Aguto about the development of Ukrainian armored vehicles. We will also be aware of our progress in supporting Ukrainian equipment in the Divorean Way, - said Lloyd Austin.</li>
      </ul>
      <text:p text:style-name="P4">
He also noted that during the meeting, the Minister of Defense of Ukraine Oleksireznikov will separately inform the partners about the development of the situation on the battlefield of Tangai Tanai's most urgent defense needs of Ukraine.</text:p>
      <ul>
        <li>
My good friend Alexei Reznikov from Ukraine joined us now, and we are waiting to hear directly from you and your team about the status of the battlefield and your most remedial needs. I also want to thank every country that joined us today, you have shown that the nations of the goodwill of the world are rejected by cruel Russian integration. Many of you have made it possible to assist Ukraine from your own reserves, - said Lloydosin.</li>
      </ul>
      <text:p text:style-name="P4">
The US Secretary of Defense stressed that the Armed Forces of Ukraine "defend their country and their fellow citizens, but they also defend the basic principle: that autocrati can simply attack their smaller neighbors."</text:p>
      <ul>
        <li>
From the battle near Kiev to the release of Kherson Ukraine again and again demonstrates the free people who are fighting for their rights. And Ukraine continue to combat the meter itself. And we have all united to protect Ukraine and the protection of the world based on rules and rights, - the American Defense Department.- Ladies and gentlemen, this contact group is still guided by moral principles. Together, we make sure that Ukraine has everything you need to live in liberty. Together, we will defend the international order based on the rules that ensures all security, and together we will support Ukraine as much as we will need, ”Lloyd Austin assured.</li>
      </ul>
      <text:p text:style-name="P4">
News Source: <text:a xlink:type="simple" xlink:href="https://armyinform.com.ua/2023/04/21/protypovitryana-oborona-boyeprypasy-ta-zasoby-zabezpechennya-klyuchovi-pytannya-ramshtajnu-llojd-ostin/" text:style-name="Internet_20_link" text:visited-style-name="Visited_20_Internet_20_Link">
https://armyinform.com.ua/2023/04/21/protypovitryana-oborona-boyeprypasy-ta-zasoby-zabezpechennya-klyuchovi-pytannya-ramshtajnu-llojd-ostin/</text:a>
</text:p>
      <!--NEWS-->
      <text:h text:style-name="P10" text:outline-level="1">
<text:span text:style-name="T4">
All alliance member countries agree that Ukraine should be part of it-NATO Secretary General</text:span>
</text:h>
      <text:p text:style-name="P4">
Author: ['АРМІЯINFORM']</text:p>
      <text:p text:style-name="P4">
Time: 2023-04-21T64:00:00-04:00</text:p>
      <text:p text:style-name="P4">
Description: All-Minh-Member of NATO Zgodnі Zhodni, Maibutnoma of the Ukrainian Ma-Matu is good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bez-imeni-4.png" text:style-name="Internet_20_link" text:visited-style-name="Visited_20_Internet_20_Link">
bez-imeni-4.png</text:a>
']</text:p>
      <text:p text:style-name="P4">
Tags: ['STOPRUSSIA', 'АГРЕСІЯ РФ']</text:p>
      <text:p text:style-name="P4">
Category: News</text:p>
      <!--METADATA-->
      <text:p text:style-name="P4">
<draw:frame draw:style-name="fr1" draw:name="Image209" text:anchor-type="as-char" svg:width="6.9236in" svg:height="3.866126in" draw:z-index="0">
<draw:image xlink:href="../Images/AРМІЯINFORM/2023-04-21T64-00-00-04-00/bez-imeni-4.png" xlink:type="simple" xlink:show="embed" xlink:actuate="onLoad" draw:mime-type="image/png"/>
</draw:frame>
All NATO member states agree that Ukraine has a statutory member of the Euro-Atlantic family in the future.</text:p>
      <text:p text:style-name="P4">
NATO Secretary General Jens Stoltenberg <text:a xlink:type="simple" xlink:href="https://www.youtube.com/watch" text:style-name="Internet_20_link" text:visited-style-name="Visited_20_Internet_20_Link">
stated</text:a>
During the meeting by the Zavurnalists before meeting the contact group in Ukraine. He also noted that President of Ukraine Volodymyr Zelensky accepted the invitation and the NATO NATO Summit will come, which will take place on July 11-12.</text:p>
      <text:p text:style-name="P4">
“Yesterday in Kiev I said that the future of Ukraine in the Euro -Atlantic family. NATO's strife agreed that Ukraine would become a member of NATO. We discussed both membership and security guarantees with President Zelensky. And, of course, Ukraine needs safety, because no one can say when and how this war will finish. But we know that when the end of the war comes, we must ensure that it does not happen again, ”Jens Stoltenberg said.</text:p>
      <text:p text:style-name="P4">
According to him, now, the focus is now focusing on Ukraine in the war with the Russian Federation. Because without a sovereign independent Ukraine, there is no sensation of membership.</text:p>
      <text:p text:style-name="P4">
<text:span text:style-name="T5">
Paded Alexey Mazepa</text:span>
</text:p>
      <text:p text:style-name="P4">
News Source: <text:a xlink:type="simple" xlink:href="https://armyinform.com.ua/2023/04/21/usi-krayiny-chleny-alyansu-zgodni-z-tym-shho-ukrayina-maye-uvijty-do-jogo-skladu-gensek-nato/" text:style-name="Internet_20_link" text:visited-style-name="Visited_20_Internet_20_Link">
https://armyinform.com.ua/2023/04/21/usi-krayiny-chleny-alyansu-zgodni-z-tym-shho-ukrayina-maye-uvijty-do-jogo-skladu-gensek-nato/</text:a>
</text:p>
      <!--NEWS-->
      <text:h text:style-name="P10" text:outline-level="1">
<text:span text:style-name="T4">
The EU will increase the production of ammunition for Ukraine - Lloyd Austin</text:span>
</text:h>
      <text:p text:style-name="P4">
Author: ['Ольга Мосьондз']</text:p>
      <text:p text:style-name="P4">
Time: 2023-04-21T65:00:00-04:00</text:p>
      <text:p text:style-name="P4">
Description: About the head of contact of the Grupi in Pywan defense Ukrainian - the US defense of the USA Lloyd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polish_20221206_100107990-1.jpg" text:style-name="Internet_20_link" text:visited-style-name="Visited_20_Internet_20_Link">
polish_20221206_100107990-1.jpg</text:a>
']</text:p>
      <text:p text:style-name="P4">
Tags: ['БОЄПРИПАСИ ДЛЯ УКРАЇНИ', 'ЛЛОЙД ОСТІН', 'ПІДТРИМКА УКРАЇНИ', 'РАМШТАЙН']</text:p>
      <text:p text:style-name="P4">
Category: News</text:p>
      <!--METADATA-->
      <text:p text:style-name="P4">
<draw:frame draw:style-name="fr1" draw:name="Image210" text:anchor-type="as-char" svg:width="6.9236in" svg:height="4.615733in" draw:z-index="0">
<draw:image xlink:href="../Images/AРМІЯINFORM/2023-04-21T65-00-00-04-00/polish_20221206_100107990-1.jpg" xlink:type="simple" xlink:show="embed" xlink:actuate="onLoad" draw:mime-type="image/jpeg"/>
</draw:frame>
The head of the Contact Group on Defense of Ukraine - Defense Minister Shatloid Austin, <text:a xlink:type="simple" xlink:href="https://www.defense.gov/News/Live-Events/#/" text:style-name="Internet_20_link" text:visited-style-name="Visited_20_Internet_20_Link">
stated</text:a>
During the opening of the next meeting of the Ramstein, which lasts today, April 21, on the basis of the US Air Force of Unime.</text:p>
      <ul>
        <li>
The European Union has recently announced an important initiative to increase the industrial production of ammunition in the framework of our National Directives on Weapons. Many other countries also increase the production of chips that Ukraine needs so sharply, ”said Lloyd Austin.</li>
      </ul>
      <text:p text:style-name="P4">
The head of the Pentagon thanked the countries who are making efforts to support Ukraine in the fight against aggression of the Russian Federation.</text:p>
      <ul>
        <li>
I want to thank every country that joined us today. It has been renovated that goodwill peoples from all over the world reject Russia's cruelty. Many of you have made considerable effort to help Ukraine. Many of you have invested significant funds in support of Ukraine, and some of the excellent allies, such as Estonia and Latvia, have donated more than 1% of their GDPN assistance to Ukraine, - said Lloyd Austin.</li>
      </ul>
      <text:p text:style-name="P4">
He also noted that the United States was making a lot of efforts to help Ukrainians' freedom from Russian invaders.</text:p>
      <ul>
        <li>
Earlier this week, the United States announced an additional $ 325 million security assistance. Thus, from the avere -scale Russian invasion, the United States provided Ukraine with more than $ 35 billion. The last package of assistance includes additional artillery shells of 155 and 105 millimeters important anti -tank agents and more. And at every step, we, together with our Ukrainian partners, focus on ensuring the accountability of our assistance, - said the Pentagon Head.</li>
      </ul>
      <text:p text:style-name="P4">
News Source: <text:a xlink:type="simple" xlink:href="https://armyinform.com.ua/2023/04/21/yevrosoyuz-naroshhuvatyme-vyrobnycztvo-boyeprypasiv-dlya-ukrayiny-llojd-ostin/" text:style-name="Internet_20_link" text:visited-style-name="Visited_20_Internet_20_Link">
https://armyinform.com.ua/2023/04/21/yevrosoyuz-naroshhuvatyme-vyrobnycztvo-boyeprypasiv-dlya-ukrayiny-llojd-ostin/</text:a>
</text:p>
      <!--NEWS-->
      <text:h text:style-name="P10" text:outline-level="1">
<text:span text:style-name="T4">
NATO Secretary General at Ramstayna: We must strengthen Ukraine's support</text:span>
</text:h>
      <text:p text:style-name="P4">
Author: ['Ольга Мосьондз']</text:p>
      <text:p text:style-name="P4">
Time: 2023-04-21T66:00:00-04:00</text:p>
      <text:p text:style-name="P4">
Description: General Secretary of NATO єns Stoltenberg Sogodnі, 21 kvіtny 2023 Roku, Pisl his ow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stoltenberg-1.jpg" text:style-name="Internet_20_link" text:visited-style-name="Visited_20_Internet_20_Link">
stoltenberg-1.jpg</text:a>
']</text:p>
      <text:p text:style-name="P4">
Tags: ['STOPRUSSIA', 'ЄНС СТОЛТЕНБЕРГ', 'НАТО']</text:p>
      <text:p text:style-name="P4">
Category: News</text:p>
      <!--METADATA-->
      <text:p text:style-name="P4">
<draw:frame draw:style-name="fr1" draw:name="Image211" text:anchor-type="as-char" svg:width="6.9236in" svg:height="4.258014in" draw:z-index="0">
<draw:image xlink:href="../Images/AРМІЯINFORM/2023-04-21T66-00-00-04-00/stoltenberg-1.jpg" xlink:type="simple" xlink:show="embed" xlink:actuate="onLoad" draw:mime-type="image/jpeg"/>
</draw:frame>
NATO Secretary General Jens Stoltenberg Today, April 21, 2023, a post -visit to Ukraine participates in a meeting of the Ukrainian Defense Contact Group, headed by the United States in Ramstin, Germany. The meeting is chaired by US Secretary of Defense Lloyd Austin and the Chairman of the Unified Committee of US Headquarters General Mark Millie and combines over 50 countries, including NATO allies and partner representatives.</text:p>
      <text:p text:style-name="P4">
Before the meeting of the contact group on defense of Ukraine at the Ramstein military base in Germany in Germany, NATO Secretary General Jens Stoltenberg stated that Russian President Vladimir Putin made a military invasion of Ukraine, made strategic mistakes.</text:p>
      <ul>
        <li>
President Putin made several big mistakes, strategic mistakes when he invited to Ukraine. The first was the total underestimation of the Ukrainian army. He thought that he would control Ukraine for weeks and capture Kiev in several days. He also very underestimated NATO allies and our partners, their continuity to support Ukraine, - said Stoltenberg.</li>
      </ul>
      <text:p text:style-name="P4">
NATO Secretary-General recalled that more than a year from the beginning of the Russian large-scale interference in Ukraine, Putin "in no way controls the country, as planned." On the east of Ukraine, around Kharkiv, and in the south - around Kherson.</text:p>
      <ul>
        <li>
Now we help Ukraine liberate more of our lands, giving them more modern military systems. With regard to tanks, along with older systems, they supply more new machines, such as Leopard-2, Challengeriz in Great Britain, American Abrams. We also provide combat drifts, armored personnel carriers - many ammunition to them. All this is very powerful that will allow Ukrainians to win, - said the Secretary General of NATO.</li>
      </ul>
      <text:p text:style-name="P4">
The NATO Secretary General said that the day before Ramstein had visited Ukraine in Bucha and was struck by what he saw, and emphasized the importance of strengthening the military assistance to Ukraine, which continues to defend himself against cruel Russian aggression.</text:p>
      <ul>
        <li>
I returned from Kiev last night and met with President Zelensky, his message was that he very much appreciates and welcomes the powerful support that NATO members and partners provide Ukraine, but also counts on the fact that we will be able to support Ukraine in the future, - - - said Jens Stoltenberg.</li>
      </ul>
      <text:p text:style-name="P4">
News Source: <text:a xlink:type="simple" xlink:href="https://armyinform.com.ua/2023/04/21/generalnyj-sekretar-nato-na-ramshtajni-my-povynni-posylyty-pidtrymku-ukrayiny/" text:style-name="Internet_20_link" text:visited-style-name="Visited_20_Internet_20_Link">
https://armyinform.com.ua/2023/04/21/generalnyj-sekretar-nato-na-ramshtajni-my-povynni-posylyty-pidtrymku-ukrayiny/</text:a>
</text:p>
      <!--NEWS-->
      <text:h text:style-name="P10" text:outline-level="1">
<text:span text:style-name="T4">
Russia continues to use managed aviation bombs on frontline settlements of Ukraine</text:span>
</text:h>
      <text:p text:style-name="P4">
Author: ['Андрій Агєєв']</text:p>
      <text:p text:style-name="P4">
Time: 2023-04-21T67:00:00-04:00</text:p>
      <text:p text:style-name="P4">
Description: About Tse in the direct Efiri Telemarafon “єini News”, saying the rennet of the inhuman forces Colonel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foto-1-krylati-aviabomby-yurij-ignat.jpg" text:style-name="Internet_20_link" text:visited-style-name="Visited_20_Internet_20_Link">
foto-1-krylati-aviabomby-yurij-ignat.jpg</text:a>
']</text:p>
      <text:p text:style-name="P4">
Tags: ['АВІАБОМБИ', 'ЮРІЙ ІГНАТ']</text:p>
      <text:p text:style-name="P4">
Category: News</text:p>
      <!--METADATA-->
      <text:p text:style-name="P4">
<draw:frame draw:style-name="fr1" draw:name="Image212" text:anchor-type="as-char" svg:width="6.9236in" svg:height="4.32725in" draw:z-index="0">
<draw:image xlink:href="../Images/AРМІЯINFORM/2023-04-21T67-00-00-04-00/foto-1-krylati-aviabomby-yurij-ignat.jpg" xlink:type="simple" xlink:show="embed" xlink:actuate="onLoad" draw:mime-type="image/jpeg"/>
</draw:frame>
Collage: Armyinform</text:p>
      <text:p text:style-name="P4">
Colonel Yuri Ignat spokesman said this on a live broadcast of the only news.</text:p>
      <ul>
        <li>
The enemy actively continues to use tactical aviation to abandon the frontier territories of Ukraine with managed aviation bombs. Our means of radar intelligence we see that they attack the cabins of slit directions, without going into the area of efficient operation of our air defense system.</li>
      </ul>
      <text:p text:style-name="P4">
They use these bombs every time, so this threat will be dedicated. Russia will increase the modernization and refinement of these Soviet Soviet aircraft, which they have a large number of warehouses. They additionally equip them with GPS navigation and wings. That is why we are launching more air defense systems, such as Patriot, SAMP/T, and multi-purpose F-16 combat aircraft.</text:p>
      <text:p text:style-name="P4">
News Source: <text:a xlink:type="simple" xlink:href="https://armyinform.com.ua/2023/04/21/rosiya-prodovzhuye-zastosovuvaty-kerovani-aviaczijni-bomby-po-pryfrontovyh-naselenyh-punktah-ukrayiny/" text:style-name="Internet_20_link" text:visited-style-name="Visited_20_Internet_20_Link">
https://armyinform.com.ua/2023/04/21/rosiya-prodovzhuye-zastosovuvaty-kerovani-aviaczijni-bomby-po-pryfrontovyh-naselenyh-punktah-ukrayiny/</text:a>
</text:p>
      <!--NEWS-->
      <text:h text:style-name="P10" text:outline-level="1">
<text:span text:style-name="T4">
15 years in prison received a traitor who "drained" the position of the Armed Forces</text:span>
</text:h>
      <text:p text:style-name="P4">
Author: ['АРМІЯINFORM']</text:p>
      <text:p text:style-name="P4">
Time: 2023-04-21T68:00:00-04:00</text:p>
      <text:p text:style-name="P4">
Description: Zibraino Bezin -Prophasi Vini Shchel of one Vorozhny Polishnik, Yaky Koriguvu Rosіyskі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270948fc0fbcb5f8f4c84c386b32abf0.jpeg" text:style-name="Internet_20_link" text:visited-style-name="Visited_20_Internet_20_Link">
270948fc0fbcb5f8f4c84c386b32abf0.jpeg</text:a>
']</text:p>
      <text:p text:style-name="P4">
Tags: ['ДЕРЖАВНА ЗРАДА', 'ДНІПРОПЕТРОВЩИНА', 'КОНТРРОЗВІДКА СБУ']</text:p>
      <text:p text:style-name="P4">
Category: News</text:p>
      <!--METADATA-->
      <text:p text:style-name="P4">
<draw:frame draw:style-name="fr1" draw:name="Image213" text:anchor-type="as-char" svg:width="6.9236in" svg:height="4.615733in" draw:z-index="0">
<draw:image xlink:href="../Images/AРМІЯINFORM/2023-04-21T68-00-00-04-00/270948fc0fbcb5f8f4c84c386b32abf0.jpeg" xlink:type="simple" xlink:show="embed" xlink:actuate="onLoad" draw:mime-type="image/jpeg"/>
</draw:frame>
The undisputed evidence of another enemy associate, which corrected Russian air attacks in Dnipropetrovsk, is collected. He was sentenced to 15 years of imprisonment.</text:p>
      <text:p text:style-name="P4">
About it <text:a xlink:type="simple" xlink:href="https://ssu.gov.ua/novyny/za-materialamy-sbu-15-rokiv-tiurmy-otrymav-zradnyk-yakyi-zlyvav-pozytsii-zsu-svoiemu-synuviiskovosluzhbovtsiu-rf" text:style-name="Internet_20_link" text:visited-style-name="Visited_20_Internet_20_Link">
reports</text:a>
Security Service of Ukraine.</text:p>
      <text:p text:style-name="P4">
It was by the "traitor" that the occupiers tried to hit the infrastructureregion in the beginning of the summer last year. However, the Ukrainian forces of air defense have shot down all the hostile rockets. The person involved was detained during countertops in the territory of the region.</text:p>
      <text:p text:style-name="P4">
According to the investigation, the attacker is the inhabitant of Manganese, who in March last year came out of the correctional colony, where he served sentences for causing severe injuries.</text:p>
      <text:p text:style-name="P4">
After that, he began to hide the information on the places of base and proceedings of defense forces in the region. First of all, he tried to identify the positions of Ukrainian anti-aircraft missile complexes C-300.</text:p>
      <text:p text:style-name="P4">
He conveyed the information obtained to his son, who was part of the Russian -occupying groups and participated in the shelling of the settlements of the Nazumsky direction. For communication with his son, the traitor used one masks.</text:p>
      <text:p text:style-name="P4">
On the basis of the evidence collected, the court found the attacker guilty of a state treason, committed in martial law. Considering that the person involved in three years of convicted criminal record, he will generally spend 18 years behind bars.</text:p>
      <text:p text:style-name="P4">
News Source: <text:a xlink:type="simple" xlink:href="https://armyinform.com.ua/2023/04/21/15-rokiv-tyurmy-otrymav-zradnyk-yakyj-zlyvav-pozycziyi-zsu/" text:style-name="Internet_20_link" text:visited-style-name="Visited_20_Internet_20_Link">
https://armyinform.com.ua/2023/04/21/15-rokiv-tyurmy-otrymav-zradnyk-yakyj-zlyvav-pozycziyi-zsu/</text:a>
</text:p>
      <!--NEWS-->
      <text:h text:style-name="P10" text:outline-level="1">
<text:span text:style-name="T4">
The production of weapons and ammunition in Ukraine was considered at the Supreme Commander -in -Chief Staff</text:span>
</text:h>
      <text:p text:style-name="P4">
Author: ['АРМІЯINFORM']</text:p>
      <text:p text:style-name="P4">
Time: 2023-04-21T69:00:00-04:00</text:p>
      <text:p text:style-name="P4">
Description: President of Ukraine Volodymyr Zelensky at P'yatnitsky Proviv of Chergov Vivedannya Stavk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1/zelenskyj-1.jpeg" text:style-name="Internet_20_link" text:visited-style-name="Visited_20_Internet_20_Link">
zelenskyj-1.jpeg</text:a>
']</text:p>
      <text:p text:style-name="P4">
Tags: ['СТАВКА ВЕРХОВНОГО ГОЛОВНОКОМАНДУВАЧА']</text:p>
      <text:p text:style-name="P4">
Category: News</text:p>
      <!--METADATA-->
      <text:p text:style-name="P4">
<draw:frame draw:style-name="fr1" draw:name="Image214" text:anchor-type="as-char" svg:width="6.9236in" svg:height="4.617948in" draw:z-index="0">
<draw:image xlink:href="../Images/AРМІЯINFORM/2023-04-21T69-00-00-04-00/zelenskyj-1.jpeg" xlink:type="simple" xlink:show="embed" xlink:actuate="onLoad" draw:mime-type="image/jpeg"/>
</draw:frame>
On Friday, President Volodymyr Zelenskyy held a regular meeting of the Supreme Commander.</text:p>
      <text:p text:style-name="P4">
About it <text:a xlink:type="simple" xlink:href="https://t.me/V_Zelenskiy_official/5944" text:style-name="Internet_20_link" text:visited-style-name="Visited_20_Internet_20_Link">
informs</text:a>
President.</text:p>
      <text:p text:style-name="P4">
At the meeting, the rates analyzed the current situation in all areas of the front.</text:p>
      <text:p text:style-name="P4">
"We heard Kirill Budanova - we know all the plans of the enemy in the next period. We are developing even a better scheme of distribution of weapons and ammunition for units, separate attention here - newly created brigades," - said the President of Ukraine.</text:p>
      <text:p text:style-name="P4">
Also, he said, they discussed the issues of establishing production of rockets and boostics by domestic enterprises.</text:p>
      <text:p text:style-name="P4">
News Source: <text:a xlink:type="simple" xlink:href="https://armyinform.com.ua/2023/04/21/na-stavczi-verhovnogo-golovnokomanduvacha-rozglyanuly-vyrobnycztvo-v-ukrayini-zbroyi-ta-boyeprypasiv/" text:style-name="Internet_20_link" text:visited-style-name="Visited_20_Internet_20_Link">
https://armyinform.com.ua/2023/04/21/na-stavczi-verhovnogo-golovnokomanduvacha-rozglyanuly-vyrobnycztvo-v-ukrayini-zbroyi-ta-boyeprypasiv/</text:a>
</text:p>
      <!--NEWS-->
      <text:h text:style-name="P10" text:outline-level="1">
<text:span text:style-name="T4">
NSDC Secretary: Russia fired its own cities to intimidate local</text:span>
</text:h>
      <text:p text:style-name="P4">
Author: ['АРМІЯINFORM']</text:p>
      <text:p text:style-name="P4">
Time: 2023-04-21T70:00:00-04:00</text:p>
      <text:p text:style-name="P4">
Description: Rosіyska Pytpskіina Army Virvlya Mistle Zalakuvannya of a civilian populated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1/11/2-44.jpg" text:style-name="Internet_20_link" text:visited-style-name="Visited_20_Internet_20_Link">
2-44.jpg</text:a>
']</text:p>
      <text:p text:style-name="P4">
Tags: ['STOPRUSSIA', 'ОЛЕКСІЙ ДАНІЛОВ', 'СЕКРЕТАР РНБО УКРАЇНИ']</text:p>
      <text:p text:style-name="P4">
Category: News</text:p>
      <!--METADATA-->
      <text:p text:style-name="P4">
<draw:frame draw:style-name="fr1" draw:name="Image215" text:anchor-type="as-char" svg:width="6.9236in" svg:height="4.633042in" draw:z-index="0">
<draw:image xlink:href="../Images/AРМІЯINFORM/2023-04-21T70-00-00-04-00/2-44.jpg" xlink:type="simple" xlink:show="embed" xlink:actuate="onLoad" draw:mime-type="image/jpeg"/>
</draw:frame>
The Russian occupation army fired at its own cities to intimidate civilian regulations and escalation.</text:p>
      <text:p text:style-name="P4">
About it <text:a xlink:type="simple" xlink:href="https://twitter.com/OleksiyDanilov/status/1649297187971510274" text:style-name="Internet_20_link" text:visited-style-name="Visited_20_Internet_20_Link">
stated</text:a>
NSDC Secretary Alexei Danilov, commenting on the fall on a residential district of Russian Belgorod of aviation ammunition during the flight of bombardment-34 of the air and space forces of the Russian Federation.</text:p>
      <text:p text:style-name="P4">
"Only providing Ukraine with long -range weapons will allow to localize the source provocations at the planning and preparation stage," Alexei Danilov reported.</text:p>
      <text:p text:style-name="P4">
News Source: <text:a xlink:type="simple" xlink:href="https://armyinform.com.ua/2023/04/21/sekretar-rnbo-rosiya-obstrilyuye-vlasni-mista-aby-zalyakaty-misczevyh/" text:style-name="Internet_20_link" text:visited-style-name="Visited_20_Internet_20_Link">
https://armyinform.com.ua/2023/04/21/sekretar-rnbo-rosiya-obstrilyuye-vlasni-mista-aby-zalyakaty-misczevyh/</text:a>
</text:p>
      <!--NEWS-->
      <text:h text:style-name="P10" text:outline-level="1">
<text:span text:style-name="T4">
The heads of the Ministries of Defense of Ukraine and Estonia have entered into a memorandum of cooperation</text:span>
</text:h>
      <text:p text:style-name="P4">
Author: ['АРМІЯINFORM']</text:p>
      <text:p text:style-name="P4">
Time: 2023-04-21T71:00:00-04:00</text:p>
      <text:p text:style-name="P4">
Description: MIZH MINITY OF THE WORD OF WORK TOMISTITION OF THE MEMORORADOMICA ONTHNIA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reznikov_pevkur.jpg" text:style-name="Internet_20_link" text:visited-style-name="Visited_20_Internet_20_Link">
reznikov_pevkur.jpg</text:a>
']</text:p>
      <text:p text:style-name="P4">
Tags: ['ДОПОМОГА ПАРТНЕРІВ', 'ЕСТОНІЯ', 'МІНІСТР ОБОРОНИ УКРАЇНИ ОЛЕКСІЙ РЕЗНІКОВ', 'СВІТ ПІДТРИМУЄ УКРАЇНУ', 'ХАННО ПЕВКУР']</text:p>
      <text:p text:style-name="P4">
Category: News</text:p>
      <!--METADATA-->
      <text:p text:style-name="P4">
<draw:frame draw:style-name="fr1" draw:name="Image216" text:anchor-type="as-char" svg:width="6.9236in" svg:height="3.894525in" draw:z-index="0">
<draw:image xlink:href="../Images/AРМІЯINFORM/2023-04-21T71-00-00-04-00/reznikov_pevkur.jpg" xlink:type="simple" xlink:show="embed" xlink:actuate="onLoad" draw:mime-type="image/jpeg"/>
</draw:frame>
Between the Ministry of Defense of Ukraine and the Ministry of Defense of Estonia is concluded on cooperation.</text:p>
      <text:p text:style-name="P4">
About this during a meeting of the Contact Group on Defense of Ukraine in the Ramstan format <text:a xlink:type="simple" xlink:href="https://twitter.com/oleksiireznikov/status/1649350684544839682" text:style-name="Internet_20_link" text:visited-style-name="Visited_20_Internet_20_Link">
declared</text:a>
Alexey Reznikov, Head of Ukrainian Defense Office.</text:p>
      <text:p text:style-name="P4">
“We deepen cooperation on the basis of common goals - peace and security for our countries and the entire continent. Estonia was a faithful ally of Ukraine from the beginning of the Russian invasion, ”said Alexei Reznikov.</text:p>
      <text:p text:style-name="P4">
He thanked the people of Estonia and the great friend of Ukraine, Anna Petusur, a higher contribution to strengthening Ukrainian defense and supporting the European Taiurotlantic point of view of Ukraine.</text:p>
      <text:p text:style-name="P4">
News Source: <text:a xlink:type="simple" xlink:href="https://armyinform.com.ua/2023/04/21/glavy-ministerstv-oborony-ukrayiny-ta-estoniyi-uklaly-memorandum-pro-spivpraczyu/" text:style-name="Internet_20_link" text:visited-style-name="Visited_20_Internet_20_Link">
https://armyinform.com.ua/2023/04/21/glavy-ministerstv-oborony-ukrayiny-ta-estoniyi-uklaly-memorandum-pro-spivpraczyu/</text:a>
</text:p>
      <!--NEWS-->
      <text:h text:style-name="P10" text:outline-level="1">
<text:span text:style-name="T4">
US President discussed the Security Support of Ukraine with the European Commission</text:span>
</text:h>
      <text:p text:style-name="P4">
Author: ['АРМІЯINFORM']</text:p>
      <text:p text:style-name="P4">
Time: 2023-04-21T72:00:00-04:00</text:p>
      <text:p text:style-name="P4">
Description: The President of the Sentors of America Joe Bayden Tu President єvropyiskoi Ursul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76207-1_large.jpg" text:style-name="Internet_20_link" text:visited-style-name="Visited_20_Internet_20_Link">
176207-1_large.jpg</text:a>
']</text:p>
      <text:p text:style-name="P4">
Tags: ['STOPRUSSIA', 'ДЖО БАЙДЕН', 'ПІДТРИМКА УКРАЇНИ', 'УРСУЛА ФОН ДЕР ЛЯЄН']</text:p>
      <text:p text:style-name="P4">
Category: News</text:p>
      <!--METADATA-->
      <text:p text:style-name="P4">
<draw:frame draw:style-name="fr1" draw:name="Image217" text:anchor-type="as-char" svg:width="6.9236in" svg:height="4.2817in" draw:z-index="0">
<draw:image xlink:href="../Images/AРМІЯINFORM/2023-04-21T72-00-00-04-00/176207-1_large.jpg" xlink:type="simple" xlink:show="embed" xlink:actuate="onLoad" draw:mime-type="image/jpeg"/>
</draw:frame>
The United States President Joe Biden and the President of the European Commission Ursula von de Liaien discussed Ukraine's economic storage support during a telephone conversation.</text:p>
      <text:p text:style-name="P4">
About this <text:a xlink:type="simple" xlink:href="https://www.whitehouse.gov/briefing-room/statements-releases/2023/04/20/readout-of-president-joe-bidens-call-with-president-ursula-von-der-leyen-of-the-european-commission/" text:style-name="Internet_20_link" text:visited-style-name="Visited_20_Internet_20_Link">
it is referred</text:a>
On the White House website.</text:p>
      <text:p text:style-name="P4">
"Joe Biden and Ursula von Der Lyen have confirmed the obligations of the United States of the Ievrevo Union to provide Ukraine with the necessary economic and security assistance and continue to cooperate closely to put on the Kremlin the spending of aggression of Russia," the statement said.</text:p>
      <text:p text:style-name="P4">
In addition, the parties discussed a recent trip to the President of the European Commission Dopeppin and their "joint devotion to compliance with the rules of international order, human rights and practices of fair trade."</text:p>
      <text:p text:style-name="P4">
News Source: <text:a xlink:type="simple" xlink:href="https://armyinform.com.ua/2023/04/21/prezydent-ssha-obgovoryv-z-glavoyu-yevrokomisiyi-bezpekovu-pidtrymku-ukrayiny/" text:style-name="Internet_20_link" text:visited-style-name="Visited_20_Internet_20_Link">
https://armyinform.com.ua/2023/04/21/prezydent-ssha-obgovoryv-z-glavoyu-yevrokomisiyi-bezpekovu-pidtrymku-ukrayiny/</text:a>
</text:p>
      <!--NEWS-->
      <text:h text:style-name="P10" text:outline-level="1">
<text:span text:style-name="T4">
Canada is allocated to Ukraine a military aid package by almost $ 29 million</text:span>
</text:h>
      <text:p text:style-name="P4">
Author: ['АРМІЯINFORM']</text:p>
      <text:p text:style-name="P4">
Time: 2023-04-21T73:00:00-04:00</text:p>
      <text:p text:style-name="P4">
Description: Minter defense Canadi Anand on Aviabazi “Ramstein” at Nimechchini has stolen about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169217-1_large-1.jpg" text:style-name="Internet_20_link" text:visited-style-name="Visited_20_Internet_20_Link">
169217-1_large-1.jpg</text:a>
']</text:p>
      <text:p text:style-name="P4">
Tags: ['ДОПОМОГА УКРАЇНИ', 'КАНАДА', 'СВІТ ПІДТРИМУЄ УКРАЇНУ']</text:p>
      <text:p text:style-name="P4">
Category: News</text:p>
      <!--METADATA-->
      <text:p text:style-name="P4">
<draw:frame draw:style-name="fr1" draw:name="Image218" text:anchor-type="as-char" svg:width="6.9236in" svg:height="4.269553in" draw:z-index="0">
<draw:image xlink:href="../Images/AРМІЯINFORM/2023-04-21T73-00-00-04-00/169217-1_large-1.jpg" xlink:type="simple" xlink:show="embed" xlink:actuate="onLoad" draw:mime-type="image/jpeg"/>
</draw:frame>
Canada's Ministry of Defense Anita Anand at Ramstein Air Base in Germany Oblosilo for providing Ukraine with a new military assistance package for $ 39 million($ 28.9 million).</text:p>
      <text:p text:style-name="P4">
Про це <text:a xlink:type="simple" xlink:href="https://www.canada.ca/en/department-national-defence/news/2023/04/defence-minister-anita-anand-announces-approximately-39-million-military-aid-package-for-ukraine.html" text:style-name="Internet_20_link" text:visited-style-name="Visited_20_Internet_20_Link">
йдеться</text:a>
On the Canadian Defense Site.</text:p>
      <text:p text:style-name="P4">
Assistance contains a contribution of $ 34.6 million to the NATO Fund.</text:p>
      <text:p text:style-name="P4">
Approximately $ 2.5 million was allocated for 40 sniper rifles of Iboe -trips from Prairie Gun Works, new radios worth almost 2 million dollar dollar from L3 Harris for Leopard 2.</text:p>
      <text:p text:style-name="P4">
Anita Anand said that the assistance and support declared by Canada will help Ukraine provide Ukraine with everything you need to protect its sovereignty, independence and territorial integrity.</text:p>
      <text:p text:style-name="P4">
She reported that all major LEOPARD 2 combat tanks, transferred to Canada in Ukraine, were delivered to Poland. Canada also sent instructors to help Ukrainian tankers at the front.</text:p>
      <text:p text:style-name="P4">
News Source: <text:a xlink:type="simple" xlink:href="https://armyinform.com.ua/2023/04/21/kanada-vydilyaye-ukrayini-paket-vijskovoyi-dopomogy-majzhe-na-29-mln/" text:style-name="Internet_20_link" text:visited-style-name="Visited_20_Internet_20_Link">
https://armyinform.com.ua/2023/04/21/kanada-vydilyaye-ukrayini-paket-vijskovoyi-dopomogy-majzhe-na-29-mln/</text:a>
</text:p>
      <!--NEWS-->
      <text:h text:style-name="P10" text:outline-level="1">
<text:span text:style-name="T4">
The enemy holds in the Black Sea two rocket launchers with eight "caliber"</text:span>
</text:h>
      <text:p text:style-name="P4">
Author: ['АРМІЯINFORM']</text:p>
      <text:p text:style-name="P4">
Time: 2023-04-21T74:00:00-04:00</text:p>
      <text:p text:style-name="P4">
Description: The village of 21 KVITENT AT FIRST MORI on the Boyal Cherguvanni Board Vorotykh ... War with Ukraine 2022, War with Ukraine Latest News Today, News War with Ukraine 2022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9/raketa-kalibr-pusk-chorne-more.jpg" text:style-name="Internet_20_link" text:visited-style-name="Visited_20_Internet_20_Link">
raketa-kalibr-pusk-chorne-more.jpg</text:a>
']</text:p>
      <text:p text:style-name="P4">
Tags: ['ВМС ЗС УКРАЇНИ', 'РАКЕТИ «КАЛІБР»']</text:p>
      <text:p text:style-name="P4">
Category: News</text:p>
      <!--METADATA-->
      <text:p text:style-name="P4">
<draw:frame draw:style-name="fr1" draw:name="Image219" text:anchor-type="as-char" svg:width="6.9236in" svg:height="4.615733in" draw:z-index="0">
<draw:image xlink:href="../Images/AРМІЯINFORM/2023-04-21T74-00-00-04-00/raketa-kalibr-pusk-chorne-more.jpg" xlink:type="simple" xlink:show="embed" xlink:actuate="onLoad" draw:mime-type="image/jpeg"/>
</draw:frame>
Illustrative photo</text:p>
      <text:p text:style-name="P4">
As of April 21, there are nine ships in the Black Sea on the Black Sea, including two carriers of the Caliber Winged missiles, a total of eight rockets.</text:p>
      <text:p text:style-name="P4">
About it <text:a xlink:type="simple" xlink:href="https://fb.watch/k2atG8WToE/" text:style-name="Internet_20_link" text:visited-style-name="Visited_20_Internet_20_Link">
reports</text:a>
Command of the Navy of the Armed Forces of Ukraine.</text:p>
      <text:p text:style-name="P4">
There is one enemy ship in the Sea.</text:p>
      <text:p text:style-name="P4">
In the Mediterranean, there are up to eight enemy -border, four of which are carriage missiles "Caliber", a total volley of up to 36 rockets.</text:p>
      <text:p text:style-name="P4">
News Source: <text:a xlink:type="simple" xlink:href="https://armyinform.com.ua/2023/04/21/vorog-trymaye-u-chornomu-mori-dva-raketonosiyi-z-vismoma-kalibramy-2/" text:style-name="Internet_20_link" text:visited-style-name="Visited_20_Internet_20_Link">
https://armyinform.com.ua/2023/04/21/vorog-trymaye-u-chornomu-mori-dva-raketonosiyi-z-vismoma-kalibramy-2/</text:a>
</text:p>
      <!--NEWS-->
      <text:h text:style-name="P10" text:outline-level="1">
<text:span text:style-name="T4">
NATO's Military Medical Services Heads of Military Medical Services took place in Oslo, which was attended by Ukraine</text:span>
</text:h>
      <text:p text:style-name="P4">
Author: ['АРМІЯINFORM']</text:p>
      <text:p text:style-name="P4">
Time: 2023-04-21T75:00:00-04:00</text:p>
      <text:p text:style-name="P4">
Description: Z 17 to 20 kvіtnaya 2023 Rock Komіtet bosses of the NATO Services Showing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comeds.jpg" text:style-name="Internet_20_link" text:visited-style-name="Visited_20_Internet_20_Link">
comeds.jpg</text:a>
']</text:p>
      <text:p text:style-name="P4">
Tags: ['НАТО']</text:p>
      <text:p text:style-name="P4">
Category: News</text:p>
      <!--METADATA-->
      <text:p text:style-name="P4">
<draw:frame draw:style-name="fr1" draw:name="Image220" text:anchor-type="as-char" svg:width="6.9236in" svg:height="3.894525in" draw:z-index="0">
<draw:image xlink:href="../Images/AРМІЯINFORM/2023-04-21T75-00-00-04-00/comeds.jpg" xlink:type="simple" xlink:show="embed" xlink:actuate="onLoad" draw:mime-type="image/jpeg"/>
</draw:frame>
</text:p>
      <text:p text:style-name="P4">
З 17 по 20 квітня 2023 року Комітет начальників військово-медичних служб НАТОскликав своє 59-те пленарне засідання в Осло.</text:p>
      <text:p text:style-name="P4">
Про це <text:a xlink:type="simple" xlink:href="https://www.nato.int/cps/en/natohq/news_214143.htm" text:style-name="Internet_20_link" text:visited-style-name="Visited_20_Internet_20_Link">
повідомляє</text:a>
NATO press service.</text:p>
      <text:p text:style-name="P4">
The agenda was special sessions dedicated to the current medical support of Ukraine, the development of NATO hostilities, challenges to the military sphere of health, NATO's reaction to chemical, biological, radiological tangent threats.</text:p>
      <text:p text:style-name="P4">
At a special session, the commander of the medical forces of Ukraine, Major-General of Medical Service Tatiana Ostashchenko announced the current situation of medical provisions in medical provision. Head Comeds(<text:span text:style-name="T5">
Community to the heads of military-medical services of NATO member states</text:span>
 <text:span text:style-name="T5">
-ed .</text:span>
)Major-General Timhodojets noted the recent decision of foreign ministers of the countries to give work to the development of a strategic long-term help program.</text:p>
      <text:p text:style-name="P4">
“Ukraine's support has been going on since the beginning of the conflict(<text:span text:style-name="T5">
wiz with Russia</text:span>
 <text:span text:style-name="T5">
— Ed .</text:span>
), including medicines; NATO clearly made it clear that our support will be as much as it will be needed, and we will make efforts to increase Ukraine's operational compatibility with NATO, bringing its NATO standings, especially in the field of military medicine, ”Timhodojets said.</text:p>
      <text:p text:style-name="P4">
A number of partner states, including Australia, Austria, Ireland, Israel, Novzeland, Serbia, Sweden and Ukraine, have also been invited to participate in various Session.</text:p>
      <text:p text:style-name="P4">
“Working with alliance members and partners, we continue to improve the standardization, which, in turn, improves interaction with NATO and famous partners. I am particularly grateful to NSPA(NATO Agency to Support Tapovation_ _ - Ed ._)Using your program of medical support partnership, which will contribute to the commonality of requirements, simplify logistics and economy in the purchase and access to medical capabilities. Finally, it will allow alliance members and partners to be important time to isolate resources and tools to be more effective and operating. ,-Major General Hodets emphasized.</text:p>
      <text:p text:style-name="P4">
In the fields of plenary session, Comeds members were also able to visit a sectoral job that gathered numerous exhibitors of medical companies.</text:p>
      <text:p text:style-name="P4">
News Source: <text:a xlink:type="simple" xlink:href="https://armyinform.com.ua/2023/04/21/v-oslo-vidbulosya-zasidannya-nachalnykiv-vijskovo-medychnyh-sluzhb-nato-v-yakomu-vzyala-uchast-i-ukrayina/" text:style-name="Internet_20_link" text:visited-style-name="Visited_20_Internet_20_Link">
https://armyinform.com.ua/2023/04/21/v-oslo-vidbulosya-zasidannya-nachalnykiv-vijskovo-medychnyh-sluzhb-nato-v-yakomu-vzyala-uchast-i-ukrayina/</text:a>
</text:p>
      <!--NEWS-->
      <text:h text:style-name="P10" text:outline-level="1">
<text:span text:style-name="T4">
More than 80 thousand military crimes of the Russian Federation documented the Office of Prosecutor General</text:span>
</text:h>
      <text:p text:style-name="P4">
Author: ['АРМІЯINFORM']</text:p>
      <text:p text:style-name="P4">
Time: 2023-04-21T76: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70.jpg" text:style-name="Internet_20_link" text:visited-style-name="Visited_20_Internet_20_Link">
1-70.jpg</text:a>
', '<text:a xlink:type="simple" xlink:href="https://armyinform.com.ua/wp-content/uploads/2023/04/2-61.jpg" text:style-name="Internet_20_link" text:visited-style-name="Visited_20_Internet_20_Link">
2-61.jpg</text:a>
']</text:p>
      <text:p text:style-name="P4">
Tags: ['STOPRUSSIA', 'АГРЕСІЯ РФ', 'ВОЄННІ ЗЛОЧИНИ РФ', 'ОФІС ГЕНЕРАЛЬНОГО ПРОКУРОРА УКРАЇНИ']</text:p>
      <text:p text:style-name="P4">
Category: News</text:p>
      <!--METADATA-->
      <text:p text:style-name="P4">
<draw:frame draw:style-name="fr1" draw:name="Image221" text:anchor-type="as-char" svg:width="6.9236in" svg:height="4.448413in" draw:z-index="0">
<draw:image xlink:href="../Images/AРМІЯINFORM/2023-04-21T76-00-00-04-00/1-70.jpg" xlink:type="simple" xlink:show="embed" xlink:actuate="onLoad" draw:mime-type="image/jpeg"/>
</draw:frame>
Office of the Prosecutor General of Ukraine <text:a xlink:type="simple" xlink:href="https://gp.gov.ua/" text:style-name="Internet_20_link" text:visited-style-name="Visited_20_Internet_20_Link">
reports</text:a>
Crimes committed during the period of large -scale aggression of Russian federation against Ukraine.</text:p>
      <text:p text:style-name="P4">
As of April 21, it is registered:</text:p>
      <ul>
        <li>
81 763 Military Crimes, * 17 055 Crimes against National Security of Ukraine.</li>
      </ul>
      <text:p text:style-name="P4">
In addition, according to the official data of juvenile prosecutors, 1418 children were affected by Russian aggression, including:</text:p>
      <ul>
        <li>
470 - children were killed, * 948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22" text:anchor-type="as-char" svg:width="6.9236in" svg:height="4.448413in" draw:z-index="0">
<draw:image xlink:href="../Images/AРМІЯINFORM/2023-04-21T76-00-00-04-00/2-61.jpg" xlink:type="simple" xlink:show="embed" xlink:actuate="onLoad" draw:mime-type="image/jpeg"/>
</draw:frame>
</text:p>
      <text:p text:style-name="P4">
News Source: <text:a xlink:type="simple" xlink:href="https://armyinform.com.ua/2023/04/21/ponad-80-tysyach-voyennyh-zlochyniv-rf-zadokumentuvav-ofis-genprokurora/" text:style-name="Internet_20_link" text:visited-style-name="Visited_20_Internet_20_Link">
https://armyinform.com.ua/2023/04/21/ponad-80-tysyach-voyennyh-zlochyniv-rf-zadokumentuvav-ofis-genprokurora/</text:a>
</text:p>
      <!--NEWS-->
      <text:h text:style-name="P10" text:outline-level="1">
<text:span text:style-name="T4">
A lawyer was detained in Kiev, who collected data on the places of dislocation of HIMARS for the Russians</text:span>
</text:h>
      <text:p text:style-name="P4">
Author: ['АРМІЯINFORM']</text:p>
      <text:p text:style-name="P4">
Time: 2023-04-21T77:00:00-04:00</text:p>
      <text:p text:style-name="P4">
Description: On the Kyivshchini Vikrili Shcheli of one Rosieki agent. About the cube -sBU.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c19fc21c7d7533a1c07912c03c6a4e84-e1682076953506.jpeg" text:style-name="Internet_20_link" text:visited-style-name="Visited_20_Internet_20_Link">
c19fc21c7d7533a1c07912c03c6a4e84-e1682076953506.jpeg</text:a>
']</text:p>
      <text:p text:style-name="P4">
Tags: ['STOPRUSSIA', 'АГРЕСІЯ РФ', 'ВТОРГНЕННЯ РФ', 'КОЛАБОРАНТИ', 'СБУ']</text:p>
      <text:p text:style-name="P4">
Category: News</text:p>
      <!--METADATA-->
      <text:p text:style-name="P4">
<draw:frame draw:style-name="fr1" draw:name="Image223" text:anchor-type="as-char" svg:width="6.9236in" svg:height="5.008071in" draw:z-index="0">
<draw:image xlink:href="../Images/AРМІЯINFORM/2023-04-21T77-00-00-04-00/c19fc21c7d7533a1c07912c03c6a4e84-e1682076953506.jpeg" xlink:type="simple" xlink:show="embed" xlink:actuate="onLoad" draw:mime-type="image/jpeg"/>
</draw:frame>
Another Russian agent was exposed in Kyiv region.</text:p>
      <text:p text:style-name="P4">
About it <text:a xlink:type="simple" xlink:href="https://ssu.gov.ua/novyny/sbu-zatrymala-advokatazradnyka-yakyi-zbyrav-dlia-rf-dani-pro-himars-i-mapy-minnykh-poliv-bilia-kyieva-video" text:style-name="Internet_20_link" text:visited-style-name="Visited_20_Internet_20_Link">
reports</text:a>
SBU.</text:p>
      <text:p text:style-name="P4">
The attacker was a local active lawyer, who previously worked as a prosecutor's office and, as a result of the failure of the certification, was released in 2021.</text:p>
      <text:p text:style-name="P4">
It was found that he was later recruited by the Russian special service to carry out intelligence and subversive activities against Ukraine.</text:p>
      <text:p text:style-name="P4">
At the instruction of the enemy, he tried to obtain maps of minefields, created for Silaboron on the approaches to Kyiv and in the Chernihiv region, as well as in the prifronted areas of East of Ukraine.</text:p>
      <text:p text:style-name="P4">
In addition, he explored the possible combat positions of M142 Himars jet artillery systems and the locations of the warehouses with ammunition and fuel and lubricants of the Armed Forces.</text:p>
      <text:p text:style-name="P4">
The Russian agent was looking for informants who offered a high monetary "reward" for the transfer of secret information.</text:p>
      <text:p text:style-name="P4">
Intelligence was needed by the occupiers to carry out the air strike of the Ukrainian troops, as well as to create their own map of Ukrainian fortifications.</text:p>
      <text:p text:style-name="P4">
However, the SBU staff worked on ahead - in a timely manner of the exposed agent, documented criminal acts and detained during the transfer of HIMARS.</text:p>
      <text:p text:style-name="P4">
In the course of the investigation it was found that the person also set up a scheme -made departure abroad of Ukrainian citizens of conscript age.</text:p>
      <text:p text:style-name="P4">
He attracted several accomplices to the equipment, who offered his clients' attachments for escape outside Ukraine.</text:p>
      <text:p text:style-name="P4">
During the search, the traitor's lawyer found computer equipment, mobile phone and information carriers that confirm the facts of the blasting activity of the aggressor country.</text:p>
      <text:p text:style-name="P4">
On the basis of the evidence collected, the security service informed him of the suspicion of a state treason committed in martial law.</text:p>
      <text:p text:style-name="P4">
The issue of the election of a precautionary measure in custody is resolved. Investigation is ongoing to establish all circumstances and to prosecute the perpetrators.</text:p>
      <text:p text:style-name="P4">
News Source: <text:a xlink:type="simple" xlink:href="https://armyinform.com.ua/2023/04/21/u-kyyevi-zatrymaly-advokata-yakyj-dlya-rosiyan-zbyrav-dani-pro-misczya-dyslokacziyi-rszv-himars/" text:style-name="Internet_20_link" text:visited-style-name="Visited_20_Internet_20_Link">
https://armyinform.com.ua/2023/04/21/u-kyyevi-zatrymaly-advokata-yakyj-dlya-rosiyan-zbyrav-dani-pro-misczya-dyslokacziyi-rszv-himars/</text:a>
</text:p>
      <!--NEWS-->
      <text:h text:style-name="P10" text:outline-level="1">
<text:span text:style-name="T4">
LOOPARD 2 tanks that are in service with the Armed Forces will be served in Poland - Alexey Reznikov</text:span>
</text:h>
      <text:p text:style-name="P4">
Author: ['АРМІЯINFORM']</text:p>
      <text:p text:style-name="P4">
Time: 2023-04-21T78:00:00-04:00</text:p>
      <text:p text:style-name="P4">
Description: Syogodnі, 21 kvіtny 2023 Roku, pіd hour of Zustrichi Contact Groups WORTH WORRD WORKS ... War with Ukraine 2022, War with Ukraine Latest news today, News War with Ukraine 2022 Last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reznikov-2.jpg" text:style-name="Internet_20_link" text:visited-style-name="Visited_20_Internet_20_Link">
reznikov-2.jpg</text:a>
']</text:p>
      <text:p text:style-name="P4">
Tags: ['LEOPARD 2', 'ОЛЕКСІЙ РЕЗНІКОВ', 'РАМШТАЙН']</text:p>
      <text:p text:style-name="P4">
Category: News</text:p>
      <!--METADATA-->
      <text:p text:style-name="P4">
<draw:frame draw:style-name="fr1" draw:name="Image224" text:anchor-type="as-char" svg:width="6.9236in" svg:height="3.894525in" draw:z-index="0">
<draw:image xlink:href="../Images/AРМІЯINFORM/2023-04-21T78-00-00-04-00/reznikov-2.jpg" xlink:type="simple" xlink:show="embed" xlink:actuate="onLoad" draw:mime-type="image/jpeg"/>
</draw:frame>
Today, on April 21, 2023, a meeting of the Tank Coalition was held during a meeting of the Defense Defense Group of Ukraine in Germany.</text:p>
      <text:p text:style-name="P4">
About it <text:a xlink:type="simple" xlink:href="https://twitter.com/oleksiireznikov/status/1649395022712692740" text:style-name="Internet_20_link" text:visited-style-name="Visited_20_Internet_20_Link">
reported</text:a>
Minister of Defense of Ukraine Alexei Reznikov.</text:p>
      <text:p text:style-name="P4">
"Today, we have signed a letter about the creation of the Central Services of Ukrainian Main Main Combat Tanks Leopard in Poland.</text:p>
      <text:p text:style-name="P4">
He thanked his German and Polish colleagues Boris Pistorius and Mariusublachak for the adamant support of Ukraine.</text:p>
      <text:p text:style-name="P4">
“The armored fist generated by joint efforts will be able to suppress the aggression of the terrorism against Europe and the entire free world. Ukrainian soldiers are defending their country. Modern Western technologies will lead to defeat. The sooner it happens, the faster the peace will come, ”the head of the Ukrainian defense department summarized.</text:p>
      <text:p text:style-name="P4">
News Source: <text:a xlink:type="simple" xlink:href="https://armyinform.com.ua/2023/04/21/tanky-leopard-2-yaki-znahodyatsya-na-ozbroyenni-zsu-obslugovuvatymutsya-u-polshhi-oleksij-reznikov/" text:style-name="Internet_20_link" text:visited-style-name="Visited_20_Internet_20_Link">
https://armyinform.com.ua/2023/04/21/tanky-leopard-2-yaki-znahodyatsya-na-ozbroyenni-zsu-obslugovuvatymutsya-u-polshhi-oleksij-reznikov/</text:a>
</text:p>
      <!--NEWS-->
      <text:h text:style-name="P10" text:outline-level="1">
<text:span text:style-name="T4">
Black Sea Grain Initiative: In a week, Ukrainian ports left 14 vessels</text:span>
</text:h>
      <text:p text:style-name="P4">
Author: ['АРМІЯINFORM']</text:p>
      <text:p text:style-name="P4">
Time: 2023-04-21T79:00:00-04:00</text:p>
      <text:p text:style-name="P4">
Description: For Past Pastyliye, the framework of the Chornomorskoye grain INITSITITITITIVED 14 SUSEDASED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2022-10-23_12-46-27-e1676627665311-960x540-1.jpg" text:style-name="Internet_20_link" text:visited-style-name="Visited_20_Internet_20_Link">
photo_2022-10-23_12-46-27-e1676627665311-960x540-1.jpg</text:a>
']</text:p>
      <text:p text:style-name="P4">
Tags: ['ВМС ЗС УКРАЇНИ', 'ЧОРНОМОРСЬКА ЗЕРНОВА ІНІЦІАТИВА']</text:p>
      <text:p text:style-name="P4">
Category: News</text:p>
      <!--METADATA-->
      <text:p text:style-name="P4">
<draw:frame draw:style-name="fr1" draw:name="Image225" text:anchor-type="as-char" svg:width="6.9236in" svg:height="3.894525in" draw:z-index="0">
<draw:image xlink:href="../Images/AРМІЯINFORM/2023-04-21T79-00-00-04-00/photo_2022-10-23_12-46-27-e1676627665311-960x540-1.jpg" xlink:type="simple" xlink:show="embed" xlink:actuate="onLoad" draw:mime-type="image/jpeg"/>
</draw:frame>
Last week, Ukrainian ports, with more than half a million tons of grain and other foods, were stopped under the Black Sea Grain Initiative.</text:p>
      <text:p text:style-name="P4">
About it <text:a xlink:type="simple" xlink:href="https://www.facebook.com/navy.mil.gov.ua/videos/979211993243361/" text:style-name="Internet_20_link" text:visited-style-name="Visited_20_Internet_20_Link">
reports</text:a>
Command of the Navy of the Armed Forces.</text:p>
      <text:p text:style-name="P4">
"The Navy of the Armed Forces, together with the brothers, as part of the groups, make every effort to ensure navigation to overcome the food crisis," the statement reads.</text:p>
      <text:p text:style-name="P4">
It is noted that in the week in the interests of the Russian Federation the passage of the Kerch-Yenikharal Strait was:</text:p>
      <ul>
        <li>
to the Azov Sea - 175 vessels, 51 of them moved from the Bosphorus Strait; * To the Black Sea - 138 vessels, 44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4/21/chornomorska-zernova-inicziatyva-za-tyzhden-ukrayinski-porty-pokynulo-14-suden/" text:style-name="Internet_20_link" text:visited-style-name="Visited_20_Internet_20_Link">
https://armyinform.com.ua/2023/04/21/chornomorska-zernova-inicziatyva-za-tyzhden-ukrayinski-porty-pokynulo-14-suden/</text:a>
</text:p>
      <!--NEWS-->
      <text:h text:style-name="P10" text:outline-level="1">
<text:span text:style-name="T4">
The Spirit of America Foundation handed the Ford Ranger SUVs to the military</text:span>
</text:h>
      <text:p text:style-name="P4">
Author: ['Тетяна Головатюк']</text:p>
      <text:p text:style-name="P4">
Time: 2023-04-21T80:00:00-04:00</text:p>
      <text:p text:style-name="P4">
Description: The benevolence of the SPIRIT of America (USA) Foundation (USA) by transferring to Ukrainian PIDRODILOM 10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olovna-6-3.jpg" text:style-name="Internet_20_link" text:visited-style-name="Visited_20_Internet_20_Link">
golovna-6-3.jpg</text:a>
', '<text:a xlink:type="simple" xlink:href="https://armyinform.com.ua/wp-content/uploads/2023/04/foto-5-5.jpg" text:style-name="Internet_20_link" text:visited-style-name="Visited_20_Internet_20_Link">
foto-5-5.jpg</text:a>
', '<text:a xlink:type="simple" xlink:href="https://armyinform.com.ua/wp-content/uploads/2023/04/foto-2-12-150x150.jpg" text:style-name="Internet_20_link" text:visited-style-name="Visited_20_Internet_20_Link">
foto-2-12-150x150.jpg</text:a>
', '<text:a xlink:type="simple" xlink:href="https://armyinform.com.ua/wp-content/uploads/2023/04/foto-3-2-2-150x150.jpg" text:style-name="Internet_20_link" text:visited-style-name="Visited_20_Internet_20_Link">
foto-3-2-2-150x150.jpg</text:a>
', '<text:a xlink:type="simple" xlink:href="https://armyinform.com.ua/wp-content/uploads/2023/04/foto-4-1-1-150x150.jpg" text:style-name="Internet_20_link" text:visited-style-name="Visited_20_Internet_20_Link">
foto-4-1-1-150x150.jpg</text:a>
', '<text:a xlink:type="simple" xlink:href="https://armyinform.com.ua/wp-content/uploads/2023/04/foto-1-9.jpg" text:style-name="Internet_20_link" text:visited-style-name="Visited_20_Internet_20_Link">
foto-1-9.jpg</text:a>
']</text:p>
      <text:p text:style-name="P4">
Tags: ['FORD RANGER', 'SPIRIT OF AMERICA', 'ДОПОМОГА ПАРТНЕРІВ', 'США']</text:p>
      <text:p text:style-name="P4">
Category: News</text:p>
      <!--METADATA-->
      <text:p text:style-name="P4">
<draw:frame draw:style-name="fr1" draw:name="Image226" text:anchor-type="as-char" svg:width="6.9236in" svg:height="4.615733in" draw:z-index="0">
<draw:image xlink:href="../Images/AРМІЯINFORM/2023-04-21T80-00-00-04-00/golovna-6-3.jpg" xlink:type="simple" xlink:show="embed" xlink:actuate="onLoad" draw:mime-type="image/jpeg"/>
</draw:frame>
Spirit of America Charity Fund(USA)He transferred to the Ukrainian units of 10 Ford Rangeer. In the near future they move to the front line. The fund plans to transfer 32 cars.</text:p>
      <text:p text:style-name="P4">
<text:span text:style-name="T4">
 Background. </text:span>
 <text:a xlink:type="simple" xlink:href="https://spiritofamerica.org/" text:style-name="Internet_20_link" text:visited-style-name="Visited_20_Internet_20_Link">
bf Spirit of America</text:a>
Support Ukraine since 2014. Since the beginning of a large -scale invasion of fund ensured the supply of 200 tons of protective equipment to Ukraine(bulletproof vests, helmets)For Ukrainian soldiers worth more than $ 25 million.</text:p>
      <text:p text:style-name="P4">
<draw:frame draw:style-name="fr1" draw:name="Image227" text:anchor-type="as-char" svg:width="6.9236in" svg:height="4.615733in" draw:z-index="0">
<draw:image xlink:href="../Images/AРМІЯINFORM/2023-04-21T80-00-00-04-00/foto-5-5.jpg" xlink:type="simple" xlink:show="embed" xlink:actuate="onLoad" draw:mime-type="image/jpeg"/>
</draw:frame>
- These diesel powerful SUVs will cope well with the tasks we have today, - said the commander of a separate structural unit.</text:p>
      <text:p text:style-name="P4">
<text:a xlink:type="simple" xlink:href="https://armyinform.com.ua/wp-content/uploads/2023/04/foto-2-12.jpg" text:style-name="Internet_20_link" text:visited-style-name="Visited_20_Internet_20_Link">
!(Images/AРМІЯINFORM/2023-04-21T80-00-00-04-00/foto-2-12-150x150.jpg)</text:a>
</text:p>
      <text:p text:style-name="P4">
<text:a xlink:type="simple" xlink:href="https://armyinform.com.ua/wp-content/uploads/2023/04/foto-3-2-2.jpg" text:style-name="Internet_20_link" text:visited-style-name="Visited_20_Internet_20_Link">
<draw:frame draw:style-name="fr1" draw:name="Image228" text:anchor-type="as-char" svg:width="6.9236in" svg:height="6.9236in" draw:z-index="0">
<draw:image xlink:href="../Images/AРМІЯINFORM/2023-04-21T80-00-00-04-00/foto-3-2-2-150x150.jpg" xlink:type="simple" xlink:show="embed" xlink:actuate="onLoad" draw:mime-type="image/jpeg"/>
</draw:frame>
</text:a>
</text:p>
      <text:p text:style-name="P4">
<text:a xlink:type="simple" xlink:href="https://armyinform.com.ua/wp-content/uploads/2023/04/foto-4-1-1.jpg" text:style-name="Internet_20_link" text:visited-style-name="Visited_20_Internet_20_Link">
<draw:frame draw:style-name="fr1" draw:name="Image229" text:anchor-type="as-char" svg:width="6.9236in" svg:height="6.9236in" draw:z-index="0">
<draw:image xlink:href="../Images/AРМІЯINFORM/2023-04-21T80-00-00-04-00/foto-4-1-1-150x150.jpg" xlink:type="simple" xlink:show="embed" xlink:actuate="onLoad" draw:mime-type="image/jpeg"/>
</draw:frame>
</text:a>
The most important advantages of Ford Ranger - high patency, maneuverability, the most silent movement, the full drive, which facilitates overcoming interruption, as well as capacity at the expense of an additional cabin.</text:p>
      <text:p text:style-name="P4">
<draw:frame draw:style-name="fr1" draw:name="Image230" text:anchor-type="as-char" svg:width="6.9236in" svg:height="4.615733in" draw:z-index="0">
<draw:image xlink:href="../Images/AРМІЯINFORM/2023-04-21T80-00-00-04-00/foto-1-9.jpg" xlink:type="simple" xlink:show="embed" xlink:actuate="onLoad" draw:mime-type="image/jpeg"/>
</draw:frame>
Representatives of the Kalinovsky Foundation joined the transfer of these cars.</text:p>
      <ul>
        <li>
These pickups are very needed by Ukrainian fighters on the front line. The Ford Ranger can be used during mobile raids and intelligence, for shipping and evacuation of the wounded. This model has good crossing, blocking differential differential, all -wheel drive and more. Such a car can save the life to the soldiers, says Kastusya Kalinowski representative.</li>
      </ul>
      <text:p text:style-name="P4">
<text:span text:style-name="T5">
Opto and video author</text:span>
</text:p>
      <text:p text:style-name="P4">
News Source: <text:a xlink:type="simple" xlink:href="https://armyinform.com.ua/2023/04/21/fond-spirit-of-america-peredav-vijskovym-desyat-pozashlyahovykiv-ford-ranger/" text:style-name="Internet_20_link" text:visited-style-name="Visited_20_Internet_20_Link">
https://armyinform.com.ua/2023/04/21/fond-spirit-of-america-peredav-vijskovym-desyat-pozashlyahovykiv-ford-ranger/</text:a>
</text:p>
      <!--NEWS-->
      <text:h text:style-name="P10" text:outline-level="1">
<text:span text:style-name="T4">
Almost 400 explosive items were neutralized by pyrotechnics per day</text:span>
</text:h>
      <text:p text:style-name="P4">
Author: ['АРМІЯINFORM']</text:p>
      <text:p text:style-name="P4">
Time: 2023-04-21T81: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626bf4da61ec9-1-1.jpeg" text:style-name="Internet_20_link" text:visited-style-name="Visited_20_Internet_20_Link">
626bf4da61ec9-1-1.jpeg</text:a>
', '<text:a xlink:type="simple" xlink:href="https://armyinform.com.ua/wp-content/uploads/2023/04/342506650_780571593297351_2906156237551936459_n.jpg" text:style-name="Internet_20_link" text:visited-style-name="Visited_20_Internet_20_Link">
342506650_780571593297351_2906156237551936459_n.jpg</text:a>
']</text:p>
      <text:p text:style-name="P4">
Tags: ['STOPRUSSIA', 'АГРЕСІЯ РФ', 'ДСНС УКРАЇНИ', 'ПІРОТЕХНІЧНІ ПІДРОЗДІЛИ', 'РОЗМІНУВАННЯ']</text:p>
      <text:p text:style-name="P4">
Category: News</text:p>
      <!--METADATA-->
      <text:p text:style-name="P4">
<draw:frame draw:style-name="fr1" draw:name="Image231" text:anchor-type="as-char" svg:width="6.9236in" svg:height="4.32725in" draw:z-index="0">
<draw:image xlink:href="../Images/AРМІЯINFORM/2023-04-21T81-00-00-04-00/626bf4da61ec9-1-1.jpeg" xlink:type="simple" xlink:show="embed" xlink:actuate="onLoad" draw:mime-type="image/jpeg"/>
</draw:frame>
During the last day, the pyrotechnic units of the State Service of Ukraine of the extraordinary situations were involved 179 times to fulfill the tasks of distinguishing.</text:p>
      <text:p text:style-name="P4">
About it <text:a xlink:type="simple" xlink:href="https://dsns.gov.ua/uk/news/nadzvicaini-podiyi/operativna-informaciia-shhodo-roboti-pirotexnicnix-pidrozdiliv-dsns-ukrayini-35" text:style-name="Internet_20_link" text:visited-style-name="Visited_20_Internet_20_Link">
reports</text:a>
SESU of Ukraine.</text:p>
      <text:p text:style-name="P4">
Pyrotechnical units revealed, seized and disposed of 379 exquisite objects, surveyed with an area of 92 hectares.</text:p>
      <text:p text:style-name="P4">
Most often pyrotechnic units worked: in the Kharkiv region 17 019 times, Kyiv region - 7 470, Donetsk region - 4 787, Chernihiv region - 4 506, Mykolaiv region - 4 499, Kherson region - 4 267, Sumy - 1 846, Cherkasy region - 1 085.</text:p>
      <text:p text:style-name="P4">
Background: 348 392 extinguished objects and 2 891 kg of explosive substances, including 2 207 Aviation bombs, have been dissociated since the beginning of a large -scale military invasion of the Russian Federation in the territory of Ukraine. The area of about 82 849 hectares was surveyed.</text:p>
      <text:p text:style-name="P4">
A total of 174 thousand square meters remain. km of potentially dangerous territories, measuring 30% of the total area of the state.</text:p>
      <text:p text:style-name="P4">
<draw:frame draw:style-name="fr1" draw:name="Image232" text:anchor-type="as-char" svg:width="6.9236in" svg:height="5.804039in" draw:z-index="0">
<draw:image xlink:href="../Images/AРМІЯINFORM/2023-04-21T81-00-00-04-00/342506650_780571593297351_2906156237551936459_n.jpg" xlink:type="simple" xlink:show="embed" xlink:actuate="onLoad" draw:mime-type="image/jpeg"/>
</draw:frame>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4/21/majzhe-400-vybuhonebezpechnyh-predmetiv-zneshkodyly-pirotehniky-za-dobu/" text:style-name="Internet_20_link" text:visited-style-name="Visited_20_Internet_20_Link">
https://armyinform.com.ua/2023/04/21/majzhe-400-vybuhonebezpechnyh-predmetiv-zneshkodyly-pirotehniky-za-dobu/</text:a>
</text:p>
      <!--NEWS-->
      <text:h text:style-name="P10" text:outline-level="1">
<text:span text:style-name="T4">
The Head of State thanked the EBRD President for the support of Ukraine during a large -scale war</text:span>
</text:h>
      <text:p text:style-name="P4">
Author: ['АРМІЯINFORM']</text:p>
      <text:p text:style-name="P4">
Time: 2023-04-21T82:00:00-04:00</text:p>
      <text:p text:style-name="P4">
Description: President of Ukraine Volodymyr Zelensky Zustych Iz President of the Bank of the Bank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7ed25926c262708892dfbed5f75a7d4e_1682079248_extra_large.jpeg" text:style-name="Internet_20_link" text:visited-style-name="Visited_20_Internet_20_Link">
7ed25926c262708892dfbed5f75a7d4e_1682079248_extra_large.jpeg</text:a>
']</text:p>
      <text:p text:style-name="P4">
Tags: ['STOPRUSSIA', 'ВОЛОДИМИР ЗЕЛЕНСЬКИЙ', 'ОФІС ПРЕЗИДЕНТА УКРАЇНИ']</text:p>
      <text:p text:style-name="P4">
Category: News</text:p>
      <!--METADATA-->
      <text:p text:style-name="P4">
<draw:frame draw:style-name="fr1" draw:name="Image233" text:anchor-type="as-char" svg:width="6.9236in" svg:height="4.617948in" draw:z-index="0">
<draw:image xlink:href="../Images/AРМІЯINFORM/2023-04-21T82-00-00-04-00/7ed25926c262708892dfbed5f75a7d4e_1682079248_extra_large.jpeg" xlink:type="simple" xlink:show="embed" xlink:actuate="onLoad" draw:mime-type="image/jpeg"/>
</draw:frame>
President of Ukraine Volodymyr Zelensky met with the Presidential Bank of Reconstruction and Development(EBRD)Osil Rena-Basso.</text:p>
      <text:p text:style-name="P4">
About it <text:a xlink:type="simple" xlink:href="https://www.president.gov.ua/news/glava-derzhavi-proviv-zustrich-iz-prezidentom-yebrr-82421" text:style-name="Internet_20_link" text:visited-style-name="Visited_20_Internet_20_Link">
reports</text:a>
Office of the President of Ukraine.</text:p>
      <text:p text:style-name="P4">
The Head of State thanked the EBRD for the support of Ukraine and the implementation of important projects during a large -scale Russian invasion.</text:p>
      <text:p text:style-name="P4">
Volodymyr Zelensky emphasized the priority of the EBRD investment precisely the sector and projects of development of Ukraine.</text:p>
      <text:p text:style-name="P4">
The President urged the bank to pay attention to the residential segment and stimulation of residential construction in Ukraine, in particular in the context of the implementation of the State Ircial Program.</text:p>
      <text:p text:style-name="P4">
He emphasized the need to accelerate the implementation of all EBRD projects in a single country.</text:p>
      <text:p text:style-name="P4">
"The speed today, in the conditions of war and urgent reconstruction, is a critical element," the head of state emphasized.</text:p>
      <text:p text:style-name="P4">
News Source: <text:a xlink:type="simple" xlink:href="https://armyinform.com.ua/2023/04/21/glava-derzhavy-podyakuvav-prezydentu-yebrr-za-pidtrymku-ukrayiny-pid-chas-shyrokomasshtabnoyi-vijny/" text:style-name="Internet_20_link" text:visited-style-name="Visited_20_Internet_20_Link">
https://armyinform.com.ua/2023/04/21/glava-derzhavy-podyakuvav-prezydentu-yebrr-za-pidtrymku-ukrayiny-pid-chas-shyrokomasshtabnoyi-vijny/</text:a>
</text:p>
      <!--NEWS-->
      <text:h text:style-name="P10" text:outline-level="1">
<text:span text:style-name="T4">
Alexei Reznikov with NATO Secretary General: I hope to accelerate political decisions on Ukraine's integration into the Alliance</text:span>
</text:h>
      <text:p text:style-name="P4">
Author: ['АРМІЯINFORM']</text:p>
      <text:p text:style-name="P4">
Time: 2023-04-21T83:00:00-04:00</text:p>
      <text:p text:style-name="P4">
Description: Miniter defense of Ukraine Oleksiy Reznikov knocked out in the sidelines of the Contact of Contact Group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upadwxxoaer0qp-e1682089278725.jpg" text:style-name="Internet_20_link" text:visited-style-name="Visited_20_Internet_20_Link">
fupadwxxoaer0qp-e1682089278725.jpg</text:a>
']</text:p>
      <text:p text:style-name="P4">
Tags: ['ГЕНСЕК НАТО', 'ЄНС СТОЛТЕНБЕРГ', 'МІНІСТР ОБОРОНИ УКРАЇНИ ОЛЕКСІЙ РЕЗНІКОВ']</text:p>
      <text:p text:style-name="P4">
Category: News</text:p>
      <!--METADATA-->
      <text:p text:style-name="P4">
<draw:frame draw:style-name="fr1" draw:name="Image234" text:anchor-type="as-char" svg:width="6.9236in" svg:height="7.385173in" draw:z-index="0">
<draw:image xlink:href="../Images/AРМІЯINFORM/2023-04-21T83-00-00-04-00/fupadwxxoaer0qp-e1682089278725.jpg" xlink:type="simple" xlink:show="embed" xlink:actuate="onLoad" draw:mime-type="image/jpeg"/>
</draw:frame>
The Minister of Defense of Ukraine Oleksiy Reznikov met in the fields of the meeting of the Contact Group on Defense of Ukraine in Ramstein format with NATO Secretary General Jens Stoltenberg.</text:p>
      <text:p text:style-name="P4">
About it the head of the defense department of Ukraine <text:a xlink:type="simple" xlink:href="https://twitter.com/oleksiireznikov/status/1649402093000699905" text:style-name="Internet_20_link" text:visited-style-name="Visited_20_Internet_20_Link">
wrote</text:a>
Votteri.</text:p>
      <text:p text:style-name="P4">
He expressed his own hopes for accelerating political decisions on Ukraine's integration to NATO.</text:p>
      <text:p text:style-name="P4">
“A wonderful discussion with NATO Secretary General Jens Stoltenberg. I express my gratitude for coordinating the help of Ukraine by the Alliance. A number of specific projects were discussed in the pre -deeds of the summit. I am glad that the green light for our close cooperation with the NSPA, NATO's purchasing agency will include a national procurement review and the best advisory of the Ministry of Defense of Ukraine, ”he said.</text:p>
      <text:p text:style-name="P4">
According to Alexei Reznikov, Ukraine requires excellent defense purchases for winning war and in order to be effective.</text:p>
      <text:p text:style-name="P4">
“Ukraine has reached an unprecedented level of operational compatibility with NATO. We are already in fact part of the alliance's security space. I expressed the hope that the work will accelerate political decisions on the integration of our country VNATO, ”he summarized.</text:p>
      <text:p text:style-name="P4">
News Source: <text:a xlink:type="simple" xlink:href="https://armyinform.com.ua/2023/04/21/oleksij-reznikov-z-gensekom-nato-spodivayusya-na-pryshvydshennya-politychnyh-rishen-shhodo-integracziyi-ukrayiny-v-alyans/" text:style-name="Internet_20_link" text:visited-style-name="Visited_20_Internet_20_Link">
https://armyinform.com.ua/2023/04/21/oleksij-reznikov-z-gensekom-nato-spodivayusya-na-pryshvydshennya-politychnyh-rishen-shhodo-integracziyi-ukrayiny-v-alyans/</text:a>
</text:p>
      <!--NEWS-->
      <text:h text:style-name="P10" text:outline-level="1">
<text:span text:style-name="T4">
43 Ukrainian is evacuated for treatment in the health facilities of five European countries</text:span>
</text:h>
      <text:p text:style-name="P4">
Author: ['АРМІЯINFORM']</text:p>
      <text:p text:style-name="P4">
Time: 2023-04-21T84:00:00-04:00</text:p>
      <text:p text:style-name="P4">
Description: On Lіkuvannya for the cordon, 43 tie -in -one tiezovikhi z Vіnnichini,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2737983.jpg" text:style-name="Internet_20_link" text:visited-style-name="Visited_20_Internet_20_Link">
2737983.jpg</text:a>
']</text:p>
      <text:p text:style-name="P4">
Tags: ['АГРЕСІЯ РФ', 'ВТОРГНЕННЯ РФ', 'ЛІКУВАННЯ ЗА КОРДОНОМ', 'МОЗ', 'УРЯДОВИЙ ПОРТАЛ']</text:p>
      <text:p text:style-name="P4">
Category: News</text:p>
      <!--METADATA-->
      <text:p text:style-name="P4">
<draw:frame draw:style-name="fr1" draw:name="Image235" text:anchor-type="as-char" svg:width="6.9236in" svg:height="4.381163in" draw:z-index="0">
<draw:image xlink:href="../Images/AРМІЯINFORM/2023-04-21T84-00-00-04-00/2737983.jpg" xlink:type="simple" xlink:show="embed" xlink:actuate="onLoad" draw:mime-type="image/jpeg"/>
</draw:frame>
Illustrative photo</text:p>
      <text:p text:style-name="P4">
43 civil and military Zvinnytsia, Kyiv, Ivano-Frankivsk, Lviv, Chernihiv and territorial fighting was able to evacuate abroad. Patients were adopted in the medical institutions of France, Germany, the Netherlands, Norway and Sweden. The group includes patients with mine-breeding and oncopactors.</text:p>
      <text:p text:style-name="P4">
About it <text:a xlink:type="simple" xlink:href="https://www.kmu.gov.ua/news/moz-razom-iz-ievrokomisiieiu-evakuiuvaly-43-ukraintsiv-na-likuvannia-za-kordon" text:style-name="Internet_20_link" text:visited-style-name="Visited_20_Internet_20_Link">
reports</text:a>
Government portal.</text:p>
      <text:p text:style-name="P4">
Such refusations last from the beginning of a large -scale war and are carried out practically daily. Constant fighting, shelling and injury to infrastructure significantly complicate the provision of medical care in the east and prifronto territories.</text:p>
      <text:p text:style-name="P4">
Usually, adults and children with severe injuries, pelvic diseases that require specialized and immediate medical aid are evacuated.</text:p>
      <text:p text:style-name="P4">
In cooperation with the Emergency Medical Assistance Service, international partners provide transportation of patients from hospital in a front -line hospital through a medical hub in Lviv to an airfield in Poland. Further, airhole or special air transport transport Ukrainians to the country for specialized treatment.</text:p>
      <text:p text:style-name="P4">
In total, more than 3,000 Ukrainians have already been evacuated. This was made possible by the co -operation of the Ministry of Health of Ukraine and the European Commission, concerning the assistance of regional military administrations and medical institutions, the support of the State Border Guard Service of Ukraine and the State Migration Service of Ukraine.</text:p>
      <text:p text:style-name="P4">
News Source: <text:a xlink:type="simple" xlink:href="https://armyinform.com.ua/2023/04/21/vdalosya-evakuyuvaty-43-ukrayincziv-na-likuvannya-u-medzakladah-5-krayin-yevropy/" text:style-name="Internet_20_link" text:visited-style-name="Visited_20_Internet_20_Link">
https://armyinform.com.ua/2023/04/21/vdalosya-evakuyuvaty-43-ukrayincziv-na-likuvannya-u-medzakladah-5-krayin-yevropy/</text:a>
</text:p>
      <!--NEWS-->
      <text:h text:style-name="P10" text:outline-level="1">
<text:span text:style-name="T4">
In four directions of defense force per day reflected 30 attacks of Russians</text:span>
</text:h>
      <text:p text:style-name="P4">
Author: ['АРМІЯINFORM']</text:p>
      <text:p text:style-name="P4">
Time: 2023-04-21T85:00:00-04:00</text:p>
      <text:p text:style-name="P4">
Description: At the Bakhmutskiy, Avdіvsky, Mar'ansky to the Shakhtarian life of the defense of the defens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342512493_879806286417940_6530587477108555914_n.jpg" text:style-name="Internet_20_link" text:visited-style-name="Visited_20_Internet_20_Link">
342512493_879806286417940_6530587477108555914_n.jpg</text:a>
']</text:p>
      <text:p text:style-name="P4">
Tags: ['ГЕНШТАБ ЗСУ', 'ОПЕРАТИВНЕ ЗВЕДЕННЯ']</text:p>
      <text:p text:style-name="P4">
Category: News</text:p>
      <!--METADATA-->
      <text:p text:style-name="P4">
<draw:frame draw:style-name="fr1" draw:name="Image236" text:anchor-type="as-char" svg:width="6.9236in" svg:height="3.307942in" draw:z-index="0">
<draw:image xlink:href="../Images/AРМІЯINFORM/2023-04-21T85-00-00-04-00/342512493_879806286417940_6530587477108555914_n.jpg" xlink:type="simple" xlink:show="embed" xlink:actuate="onLoad" draw:mime-type="image/jpeg"/>
</draw:frame>
<text:span text:style-name="T4">
<text:span text:style-name="T5">
* 🔥 Situation on Russian invasion </text:span>
</text:span>
*</text:p>
      <text:p text:style-name="P4">
The Bakhmut, Avdiiv, Marinsk and Shakhtar directions of Siliobron of Ukraine reflected 30 attacks of Russian invaders during the day.</text:p>
      <text:p text:style-name="P4">
About this <text:a xlink:type="simple" xlink:href="http://alStaff.ua%2Fposts%2Fpfbid0XCkzTq3Afq4B4vTdvqFFYjw1uWddPErEBaxjfwWwZzrvcdjBUpYSNAtJEwtwaQx8l&amp;show_text=true&amp;width=500" text:style-name="Internet_20_link" text:visited-style-name="Visited_20_Internet_20_Link">
it is referred</text:a>
In the operational information of the General Staff of the Armed Forces as of 18:00.</text:p>
      <text:p text:style-name="P4">
“The main efforts of the enemy focuses on the offensive actions of the Nabakhmut, Avdiiv, Marinsk and mineral directions. The units of the Defense Forces of Ukraine during the day were reflected about 30 attractions in these areas of the front. Bakhmut remains at the epicenter of hostilities, ”the message reads.</text:p>
      <text:p text:style-name="P4">
The General Staff of the Armed Forces noted that in the Volyn and Polissya directions, the operational industry remains without significant changes.</text:p>
      <text:p text:style-name="P4">
“Defined units of the Armed Forces of the Republic of Belarus continue to execute the operations in border areas with Ukraine. Some units of the territorial troops of the Armed Forces of the Silrosian Federation are being held on the territory of the Republic of Belarus, ”the statement reads.</text:p>
      <text:p text:style-name="P4">
News Source: <text:a xlink:type="simple" xlink:href="https://armyinform.com.ua/2023/04/21/na-chotyroh-napryamkah-syly-oborony-za-dobu-vidbyly-30-atak-rosiyan/" text:style-name="Internet_20_link" text:visited-style-name="Visited_20_Internet_20_Link">
https://armyinform.com.ua/2023/04/21/na-chotyroh-napryamkah-syly-oborony-za-dobu-vidbyly-30-atak-rosiyan/</text:a>
</text:p>
      <!--NEWS-->
      <text:h text:style-name="P10" text:outline-level="1">
<text:span text:style-name="T4">
The occupiers were brought to the Skadovsk subdivision of convicted</text:span>
</text:h>
      <text:p text:style-name="P4">
Author: ['АРМІЯINFORM']</text:p>
      <text:p text:style-name="P4">
Time: 2023-04-21T86:00:00-04:00</text:p>
      <text:p text:style-name="P4">
Description: Rosiyani threw to Skadovsk PIDRODIL IZujenich NIBITO for forgetting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ГЕНЕРАЛЬНИЙ ШТАБ ЗС УКРАЇНИ', 'РОСІЙСЬКО-УКРАЇНСЬКА ВІЙНА']</text:p>
      <text:p text:style-name="P4">
Category: News</text:p>
      <!--METADATA-->
      <text:p text:style-name="P4">
<draw:frame draw:style-name="fr1" draw:name="Image237" text:anchor-type="as-char" svg:width="6.9236in" svg:height="4.33302in" draw:z-index="0">
<draw:image xlink:href="../Images/AРМІЯINFORM/2023-04-21T86-00-00-04-00/okupanty-strilby.jpg" xlink:type="simple" xlink:show="embed" xlink:actuate="onLoad" draw:mime-type="image/jpeg"/>
</draw:frame>
Illustrative photo</text:p>
      <text:p text:style-name="P4">
The Russians transferred to the Skadovsky unit of convicted allegedly to ensure law enforcement.</text:p>
      <text:p text:style-name="P4">
About this <text:a xlink:type="simple" xlink:href="http://alStaff.ua%2Fposts%2Fpfbid0XCkzTq3Afq4B4vTdvqFFYjw1uWddPErEBaxjfwWwZzrvcdjBUpYSNAtJEwtwaQx8l&amp;show_text=true&amp;width=500" text:style-name="Internet_20_link" text:visited-style-name="Visited_20_Internet_20_Link">
it is referred</text:a>
In the operational information of the General Staff of the Armed Forces as of 18:00.</text:p>
      <text:p text:style-name="P4">
"Recently, to the temporarily occupied Skadovskaya, in Kherson region, a unit of about 300 people arrived, from the number of convicts, as if it were to ensure law and order," the statement reads.</text:p>
      <text:p text:style-name="P4">
At the same time, there are rumors among the invaders about the rapid end of hostilities with cterinary concessions in favor of Russia, probably for raising the spirituals.</text:p>
      <text:p text:style-name="P4">
The General Staff added that some combat units that were previously in the city were gradually removed from the settlement to the temporarily occupied Arrimea territory.</text:p>
      <text:p text:style-name="P4">
News Source: <text:a xlink:type="simple" xlink:href="https://armyinform.com.ua/2023/04/21/dlya-zabezpechennya-pravoporyadku-okupanty-zavezly-do-skadovska-pidrozdil-zasudzhenyh/" text:style-name="Internet_20_link" text:visited-style-name="Visited_20_Internet_20_Link">
https://armyinform.com.ua/2023/04/21/dlya-zabezpechennya-pravoporyadku-okupanty-zavezly-do-skadovska-pidrozdil-zasudzhenyh/</text:a>
</text:p>
      <!--NEWS-->
      <text:h text:style-name="P10" text:outline-level="1">
<text:span text:style-name="T4">
The Armed Forces aviation struck the area of the cluster of Russian troops</text:span>
</text:h>
      <text:p text:style-name="P4">
Author: ['АРМІЯINFORM']</text:p>
      <text:p text:style-name="P4">
Time: 2023-04-21T87:00:00-04:00</text:p>
      <text:p text:style-name="P4">
Description: For Doba, 21 kvіnya, the Avіiatsiy defense forces took the impact in the ZoServznnya area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274277046_260524629593956_536161363483105200_n.jpg" text:style-name="Internet_20_link" text:visited-style-name="Visited_20_Internet_20_Link">
274277046_260524629593956_536161363483105200_n.jpg</text:a>
']</text:p>
      <text:p text:style-name="P4">
Tags: ['STOPRUSSIA', 'ГЕНШТАБ ЗСУ', 'ХРОНІКА ОБОРОНИ']</text:p>
      <text:p text:style-name="P4">
Category: News</text:p>
      <!--METADATA-->
      <text:p text:style-name="P4">
<draw:frame draw:style-name="fr1" draw:name="Image238" text:anchor-type="as-char" svg:width="6.9236in" svg:height="5.18693in" draw:z-index="0">
<draw:image xlink:href="../Images/AРМІЯINFORM/2023-04-21T87-00-00-04-00/274277046_260524629593956_536161363483105200_n.jpg" xlink:type="simple" xlink:show="embed" xlink:actuate="onLoad" draw:mime-type="image/jpeg"/>
</draw:frame>
<text:span text:style-name="T4">
 🔥 Situation on Russian invasion </text:span>
</text:p>
      <text:p text:style-name="P4">
During the day, April 21, the aviation of defense forces struck the area of concentration of personal staff and military equipment of the invaders.</text:p>
      <text:p text:style-name="P4">
About this <text:a xlink:type="simple" xlink:href="http://alstaff.ua%2Fposts%2Fpfbid0xckztq3afq4b4vtdvqffyjw1uwddperebaxjfwwwzzrvcdjbupysnatjewtwaqx8l%26show_text%3Dtrue%26width%3D500/" text:style-name="Internet_20_link" text:visited-style-name="Visited_20_Internet_20_Link">
it is referred</text:a>
In the operational information of the General Staff of the Armed Forces as of 18:00.</text:p>
      <text:p text:style-name="P4">
For their part, units of rocket troops and artillery struck the area of living force, anti-aircraft missile complex and two more important enemy military objects.</text:p>
      <text:p text:style-name="P4">
The General Staff has warned that the likelihood of rocket and aviation strikes throughout Ukraine remains high.</text:p>
      <text:p text:style-name="P4">
News Source: <text:a xlink:type="simple" xlink:href="https://armyinform.com.ua/2023/04/21/aviacziya-zsu-zavdala-udaru-po-rajonu-skupchennya-rosijskyh-vijsk/" text:style-name="Internet_20_link" text:visited-style-name="Visited_20_Internet_20_Link">
https://armyinform.com.ua/2023/04/21/aviacziya-zsu-zavdala-udaru-po-rajonu-skupchennya-rosijskyh-vijsk/</text:a>
</text:p>
      <!--NEWS-->
      <text:h text:style-name="P10" text:outline-level="1">
<text:span text:style-name="T4">
Ramstin's participating countries have provided more than 230 tanks to Ukraine-Lloyd Austin</text:span>
</text:h>
      <text:p text:style-name="P4">
Author: ['Ольга Мосьондз']</text:p>
      <text:p text:style-name="P4">
Time: 2023-04-21T88:00:00-04:00</text:p>
      <text:p text:style-name="P4">
Description: Country-participants of the contact sorpinals of the Ottan, Ukrainian defenders, set the ZK Ukrainian 230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63ebaa4b1c972.jpeg" text:style-name="Internet_20_link" text:visited-style-name="Visited_20_Internet_20_Link">
63ebaa4b1c972.jpeg</text:a>
']</text:p>
      <text:p text:style-name="P4">
Tags: ['ЛЛОЙД ОСТІН', 'НІМЕЧЧИНА', 'РАМШТАЙН']</text:p>
      <text:p text:style-name="P4">
Category: News</text:p>
      <!--METADATA-->
      <text:p text:style-name="P4">
<draw:frame draw:style-name="fr1" draw:name="Image239" text:anchor-type="as-char" svg:width="6.9236in" svg:height="4.32725in" draw:z-index="0">
<draw:image xlink:href="../Images/AРМІЯINFORM/2023-04-21T88-00-00-04-00/63ebaa4b1c972.jpeg" xlink:type="simple" xlink:show="embed" xlink:actuate="onLoad" draw:mime-type="image/jpeg"/>
</draw:frame>
The participants of the contact group on defense of Ukraine provided the Armed Forces of Ukraine with 230 tanks, as well as thousands of units of other military equipment and ammunition that help them on the battlefield.</text:p>
      <text:p text:style-name="P4">
This was stated today, April 21, US Secretary of Defense Lloyd Austin with the suspicion of the 11th meeting of the Ramstein format in Germany.</text:p>
      <text:p text:style-name="P4">
He noted that the purpose of the contact group in the format of Ramstin was coordination of assistance to Ukraine in its struggle against the lawless invasion of Russia. But in a year, this group turned into an extremely powerful and active "community".</text:p>
      <ul>
        <li>
Together we embarked on the principles of democracy, freedom and sovereignty. That's why everyone returned here, to Ramstein, a year later to develop this striking progress. The members of this contact group gave you enormous opportunities for the Russian invasion, gave "Javelins" and "Stingers". Then we were providing the defenders of Ukraine with other means of artillery and we continue to give land defense. We continue to rush to the darling means of air defense and ammunition to help you help you protect the sky to help you protect your citizens from Russian rocket missiles and Iranian drones, - said Lloyd Austin.</li>
      </ul>
      <text:p text:style-name="P4">
The head of the Pentagon noted that joint efforts were of great importance.</text:p>
      <ul>
        <li>
** In just a few months, this contact group has put more than 230 tanks, more than 1550 armored vehicles, as well as other equipment and ammunition for supporting more</li>
      </ul>
      <text:p text:style-name="P4">
He also stressed that, in particular, the United States has accelerated the timing of Abrams tanks in Ukraine to provide it with more profounds for the next months. He also noted that in a few weeks, the M1 tanks will arrive in Germany, which Ukrainians will use for training.</text:p>
      <ul>
        <li>
And I am sure that thanks to this equipment you can continue to achieve a way on the battlefield, - said Lloyd Austin.</li>
      </ul>
      <text:p text:style-name="P4">
News Source: <text:a xlink:type="simple" xlink:href="https://armyinform.com.ua/2023/04/21/krayiny-uchasnyky-ramshtajnu-nadaly-ukrayini-ponad-230-tankiv-llojd-ostin/" text:style-name="Internet_20_link" text:visited-style-name="Visited_20_Internet_20_Link">
https://armyinform.com.ua/2023/04/21/krayiny-uchasnyky-ramshtajnu-nadaly-ukrayini-ponad-230-tankiv-llojd-ostin/</text:a>
</text:p>
      <!--NEWS-->
      <text:h text:style-name="P10" text:outline-level="1">
<text:span text:style-name="T4">
The heads of the Ministries of Defense of Ukraine and New Zealand discussed additional ways of cooperation</text:span>
</text:h>
      <text:p text:style-name="P4">
Author: ['АРМІЯINFORM']</text:p>
      <text:p text:style-name="P4">
Time: 2023-04-21T89:00:00-04:00</text:p>
      <text:p text:style-name="P4">
Description: Miniter defense of Ukraine Oleksiy Reznikov knocked out in the sidelines of the Contact of Contact Groups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up1hicwcai7-6l-e1682093764576.jpg" text:style-name="Internet_20_link" text:visited-style-name="Visited_20_Internet_20_Link">
fup1hicwcai7-6l-e1682093764576.jpg</text:a>
']</text:p>
      <text:p text:style-name="P4">
Tags: ['НОВА ЗЕЛАНДІЯ', 'СПІВПРАЦЯ', 'УКРАЇНА']</text:p>
      <text:p text:style-name="P4">
Category: News</text:p>
      <!--METADATA-->
      <text:p text:style-name="P4">
<draw:frame draw:style-name="fr1" draw:name="Image240" text:anchor-type="as-char" svg:width="6.9236in" svg:height="6.229437in" draw:z-index="0">
<draw:image xlink:href="../Images/AРМІЯINFORM/2023-04-21T89-00-00-04-00/fup1hicwcai7-6l-e1682093764576.jpg" xlink:type="simple" xlink:show="embed" xlink:actuate="onLoad" draw:mime-type="image/jpeg"/>
</draw:frame>
The Minister of Defense of Ukraine Oleksiy Reznikov met in the fields of the meeting group on defense of Ukraine in the format of Ramstein, the Defense College, Andrew Little.</text:p>
      <text:p text:style-name="P4">
He [wrote] about it(https://twitter.com/oleksiireznikov/status/1649431456081489923?cxt=HHwWhsC90fLK-uMtAAAA)In his tweet.</text:p>
      <text:p text:style-name="P4">
The parties also discussed additional ways of strengthening cooperation.</text:p>
      <text:p text:style-name="P4">
“The support of our New Zealand friends demonstrates that the free world is united by joint values. During this war, Ukraine gained an invaluable experience of dealing with partners, ”his post reads.</text:p>
      <text:p text:style-name="P4">
Alexei Reznikov thanked the Government of New Zealand for his help.</text:p>
      <text:p text:style-name="P4">
News Source: <text:a xlink:type="simple" xlink:href="https://armyinform.com.ua/2023/04/21/ochilnyky-ministerstv-oborony-ukrayiny-ta-novoyi-zelandiyi-obgovoryly-dodatkovi-shlyahy-spivpraczi/" text:style-name="Internet_20_link" text:visited-style-name="Visited_20_Internet_20_Link">
https://armyinform.com.ua/2023/04/21/ochilnyky-ministerstv-oborony-ukrayiny-ta-novoyi-zelandiyi-obgovoryly-dodatkovi-shlyahy-spivpraczi/</text:a>
</text:p>
      <!--NEWS-->
      <text:h text:style-name="P10" text:outline-level="1">
<text:span text:style-name="T4">
Ukraine is most in need of supplying ground air defense systems - Lloyd Austin</text:span>
</text:h>
      <text:p text:style-name="P4">
Author: ['Ольга Мосьондз']</text:p>
      <text:p text:style-name="P4">
Time: 2023-04-21T90:00:00-04:00</text:p>
      <text:p text:style-name="P4">
Description: The ground systems of the PPO NAZARA є Nybilsh is a non -chief species of OZBRONNE for Ukrainian ... War with Ukraine 2022, War with Ukraine Latest News Today, News War with Ukraine 2022 The last ones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1c5ec4e0204dd5b.jpg" text:style-name="Internet_20_link" text:visited-style-name="Visited_20_Internet_20_Link">
31c5ec4e0204dd5b.jpg</text:a>
']</text:p>
      <text:p text:style-name="P4">
Tags: ['ЛЛОЙД ОСТІН', 'ППО', 'РАМШТАЙН']</text:p>
      <text:p text:style-name="P4">
Category: News</text:p>
      <!--METADATA-->
      <text:p text:style-name="P4">
<draw:frame draw:style-name="fr1" draw:name="Image241" text:anchor-type="as-char" svg:width="6.9236in" svg:height="3.750283in" draw:z-index="0">
<draw:image xlink:href="../Images/AРМІЯINFORM/2023-04-21T90-00-00-04-00/31c5ec4e0204dd5b.jpg" xlink:type="simple" xlink:show="embed" xlink:actuate="onLoad" draw:mime-type="image/jpeg"/>
</draw:frame>
Ground air defense systems are currently the most necessary type of weapons for Ukraine at the present stage, said on Friday, US Secretary of Defense Lloyd Austin Poscorsing on the results of the 11th Ramstin.</text:p>
      <text:p text:style-name="P4">
Answering the question whether they were discussed at the meeting of the Ramstin's contact group of fighter supplies to Ukraine, and as it could help, he noted:</text:p>
      <ul>
        <li>
At present, we all think that Ukraine is most in need of terrestrial systems prototypal defense. This is what allowed them to prevent the Russian military-air forces to create a significant impact in this struggle. And so we said that over the next few months we will continue to talk about it because it is something that is extremely important, ”said Lloyd Austin.</li>
      </ul>
      <text:p text:style-name="P4">
He also added that, in his opinion, the parties that support Ukraine can do more in this area.</text:p>
      <ul>
        <li>
I believe we can do more and I ask the country to do it. I believe that they will respond and take steps to a meeting, - said Lloyd Austin.</li>
      </ul>
      <text:p text:style-name="P4">
The chairman of the US Armed Forces Headquarters Committee, General Mark Millie, also at the press conference that "the most important thing now is to ensure the reliability of Ukraine", to guarantee that anti -aircraft systems will be able to impress targets at different percentages.</text:p>
      <ul>
        <li>
The task is to control the airspace. This can be achieved by different exitations. Nowadays, the most economically efficient and fastest way for Ukraine is aircraft, ”Milli said.</li>
      </ul>
      <text:p text:style-name="P4">
News Source: <text:a xlink:type="simple" xlink:href="https://armyinform.com.ua/2023/04/21/ukrayina-najbilshe-potrebuye-postachannya-nazemnyh-system-ppo-llojd-ostin/" text:style-name="Internet_20_link" text:visited-style-name="Visited_20_Internet_20_Link">
https://armyinform.com.ua/2023/04/21/ukrayina-najbilshe-potrebuye-postachannya-nazemnyh-system-ppo-llojd-ostin/</text:a>
</text:p>
      <!--NEWS-->
      <text:h text:style-name="P10" text:outline-level="1">
<text:span text:style-name="T4">
Nothing will destroy our unity - Pentagon Head on Intelligence Invite Increase Information</text:span>
</text:h>
      <text:p text:style-name="P4">
Author: ['Ольга Мосьондз']</text:p>
      <text:p text:style-name="P4">
Time: 2023-04-21T91:00:00-04:00</text:p>
      <text:p text:style-name="P4">
Description: The head of the Pentagon Lloyd Ostin Polodomiv, the Buv of the Generals of the Soligadarnestya I Pragnens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630_360_1676392928-683.jpg" text:style-name="Internet_20_link" text:visited-style-name="Visited_20_Internet_20_Link">
630_360_1676392928-683.jpg</text:a>
']</text:p>
      <text:p text:style-name="P4">
Tags: ['ЛЛОЙД ОСТІН', 'ПЕНТАГОН', 'РАМШТАЙН']</text:p>
      <text:p text:style-name="P4">
Category: News</text:p>
      <!--METADATA-->
      <text:p text:style-name="P4">
<draw:frame draw:style-name="fr1" draw:name="Image242" text:anchor-type="as-char" svg:width="6.9236in" svg:height="3.956343in" draw:z-index="0">
<draw:image xlink:href="../Images/AРМІЯINFORM/2023-04-21T91-00-00-04-00/630_360_1676392928-683.jpg" xlink:type="simple" xlink:show="embed" xlink:actuate="onLoad" draw:mime-type="image/jpeg"/>
</draw:frame>
BRUSSELS, BELGIUM -FEBRUARY 14: US Defense Secretary Lloyd Austin and US Chairman of the JointChiefs of Staff Gen. Mark Milley hold a joint news conference at NATO HQ onFebruary 14, 2023 in Brussels, Belgium.(Dursun Aydemir - Anadolu Agency)Pentagon Lloyd Austin reported that he was amazed by the solidarity of the Allies to reject attempts to split into their unity of the post -leakage of US intelligence.</text:p>
      <text:p text:style-name="P4">
The US Secretary of Defense declared it today, April 21, during the next contact group on defense of Ukraine on the basis of US Air Force Ramstein in Germany.</text:p>
      <ul>
        <li>
Now I know that many of you are following the reports of the conducted disclosure of sensitive and classified materials by us. I am very serious about this issue. And we will continue to work closely and in all things to work with our deeply revered allies and partners. By creating this issue with our allies and partners, I was amazed Our unity, - said Lloyd Austin.</li>
      </ul>
      <text:p text:style-name="P4">
Earlier, The New York Times wrote that the Pentagon was investigating the secret documents on the social network concerning, in particular, plans for the Armed Forces and some actions of the US Allies.</text:p>
      <text:p text:style-name="P4">
As it became known, on April 13, the FBI arrested the suspect in the drainage of secret documents of the Pentagon. He was a 21-year-old serviceman of the US National Guard unit in Massachusetts Jackteyshair.</text:p>
      <text:p text:style-name="P4">
During the final press conference, according to the results of the Pentagon's contact group meeting, he noted that despite all the obstacles, the United States would work closely with partners.</text:p>
      <text:p text:style-name="P4">
News Source: <text:a xlink:type="simple" xlink:href="https://armyinform.com.ua/2023/04/21/nishho-ne-zrujnuye-nashu-yednist-glava-pentagonu-shhodo-informacziyi-pro-vytoky-rozviddanyh-ssha/" text:style-name="Internet_20_link" text:visited-style-name="Visited_20_Internet_20_Link">
https://armyinform.com.ua/2023/04/21/nishho-ne-zrujnuye-nashu-yednist-glava-pentagonu-shhodo-informacziyi-pro-vytoky-rozviddanyh-ssha/</text:a>
</text:p>
      <!--NEWS-->
      <text:h text:style-name="P10" text:outline-level="1">
<text:span text:style-name="T4">
We need to maintain unity and concentrate on defense - President of Ukraine</text:span>
</text:h>
      <text:p text:style-name="P4">
Author: ['АРМІЯINFORM']</text:p>
      <text:p text:style-name="P4">
Time: 2023-04-21T92:00:00-04:00</text:p>
      <text:p text:style-name="P4">
Description: Simple is so itself, yak ib mini -Roku, a mustache for us is a troob Zberegati, the mobility is that ... war with Ukraine 2022, the war with Ukraine is the latest news today, the war with Ukraine 2022 is the last for today, whether there will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79f096f561202197d721a10d1263687e_1682091586_extra_large.jpeg" text:style-name="Internet_20_link" text:visited-style-name="Visited_20_Internet_20_Link">
79f096f561202197d721a10d1263687e_1682091586_extra_large.jpeg</text:a>
']</text:p>
      <text:p text:style-name="P4">
Tags: ['ЗВЕРНЕННЯ ПРЕЗИДЕНТА УКРАЇНИ']</text:p>
      <text:p text:style-name="P4">
Category: News</text:p>
      <!--METADATA-->
      <text:p text:style-name="P4">
<draw:frame draw:style-name="fr1" draw:name="Image243" text:anchor-type="as-char" svg:width="6.9236in" svg:height="3.894525in" draw:z-index="0">
<draw:image xlink:href="../Images/AРМІЯINFORM/2023-04-21T92-00-00-04-00/79f096f561202197d721a10d1263687e_1682091586_extra_large.jpeg" xlink:type="simple" xlink:show="embed" xlink:actuate="onLoad" draw:mime-type="image/jpeg"/>
</draw:frame>
Now, like last year, we all need to maintain unity, mobilization and full concentration on defense.</text:p>
      <text:p text:style-name="P4">
About it <text:a xlink:type="simple" xlink:href="https://www.president.gov.ua/news/zaraz-usim-nam-treba-zberigati-yednist-mobilizovanist-i-povn-82425" text:style-name="Internet_20_link" text:visited-style-name="Visited_20_Internet_20_Link">
said</text:a>
The President of Ukraine in the evening calls to Ukrainians.</text:p>
      <text:p text:style-name="P4">
“Everyone in Ukraine should understand that the main task of the state is the de -occupation of the territories, the return of our lands and our people from Russian captivity. And I am grateful to everyone who helps. Who keeps the world's attention to Ukraine. To all who create in Ukrainian work places, who pays taxes, who stays in the country and supports the work of enterprises. Everyone who organizes meetings for our soldiers and restorations - meetings in Ukraine, in other countries ... ”, - he said.</text:p>
      <text:p text:style-name="P4">
The head of the state today thanked everyone and everyone who has joined the state -owned enterprises and in business, which has produced weapons with taamunition, drones, to all who repair equipment, who creates new equipment, in particular demining.</text:p>
      <text:p text:style-name="P4">
"Thank you for the fact that in spite of all Ukraine is increasing our defensive production potential," -. It is in the address.</text:p>
      <text:p text:style-name="P4">
Volodymyr Zelensky said that all day the maximum attention of the communication of Ramstein is the meeting today - a meeting.</text:p>
      <text:p text:style-name="P4">
“I thank those partners whose determination is fully in line with the real situation of the and steps on the battlefield. I expect the report of the Minister of Defense as a result of Ramstin, - he said.</text:p>
      <text:p text:style-name="P4">
The Head of State also held a special meeting on those measures - first and foremost in the international - which should take place in the coming weeks and months.</text:p>
      <text:p text:style-name="P4">
“We process the content of each event in detail. Ukraine and our warriors do not have a formal policy and any impractical things. Every event, every interference and meetings should provide specific defense assistance, should specific to our warriors and protect our values.</text:p>
      <text:p text:style-name="P4">
Weapons and shells for our soldiers, stability for our economy, real preparedness for any scenario-all this is absolutely substantive. It will be so, ”the President summarized.</text:p>
      <text:p text:style-name="P4">
News Source: <text:a xlink:type="simple" xlink:href="https://armyinform.com.ua/2023/04/21/nam-treba-zberigaty-yednist-i-konczentruvatys-na-oboroni-prezydent-ukrayiny/" text:style-name="Internet_20_link" text:visited-style-name="Visited_20_Internet_20_Link">
https://armyinform.com.ua/2023/04/21/nam-treba-zberigaty-yednist-i-konczentruvatys-na-oboroni-prezydent-ukrayiny/</text:a>
</text:p>
      <!--NEWS-->
      <text:h text:style-name="P10" text:outline-level="1">
<text:span text:style-name="T4">
Russia continues to fail and does not reach the set goals - Mark Millie</text:span>
</text:h>
      <text:p text:style-name="P4">
Author: ['Ольга Мосьондз']</text:p>
      <text:p text:style-name="P4">
Time: 2023-04-21T93:00:00-04:00</text:p>
      <text:p text:style-name="P4">
Description: About Ts, telling the head of the commander of the headquarters of the US forces of the United States, General Mark Mill on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277400_mark-milley_gettyimages_new_960x380_0.jpg" text:style-name="Internet_20_link" text:visited-style-name="Visited_20_Internet_20_Link">
277400_mark-milley_gettyimages_new_960x380_0.jpg</text:a>
']</text:p>
      <text:p text:style-name="P4">
Tags: ['ГЕНЕРАЛ МАРК МІЛЛІ', 'РАМШТАЙН', 'РОСІЙСЬКО-УКРАЇНСЬКА ВІЙНА']</text:p>
      <text:p text:style-name="P4">
Category: News</text:p>
      <!--METADATA-->
      <text:p text:style-name="P4">
<draw:frame draw:style-name="fr1" draw:name="Image244" text:anchor-type="as-char" svg:width="6.9236in" svg:height="3.606042in" draw:z-index="0">
<draw:image xlink:href="../Images/AРМІЯINFORM/2023-04-21T93-00-00-04-00/277400_mark-milley_gettyimages_new_960x380_0.jpg" xlink:type="simple" xlink:show="embed" xlink:actuate="onLoad" draw:mime-type="image/jpeg"/>
</draw:frame>
This was stated by the chairman of the Committee of the Chiefs of Staff of the US Armed Forces, General Markmilly at a press conference following the meeting of the contact group of defense Ukraine in Ramstein format in Germany.</text:p>
      <text:p text:style-name="P4">
He noted that despite the fact that Russia increases the shelling of large and small cities and the Ukrainian military suffered losses, Russia itself continues to pay the high price for its choice to start an unprovoked war against Ukraine.</text:p>
      <ul>
        <li>
Unlike Ukrainian troops, who have a high motivation to fight the country, fight for their freedom, democracy and their way of life, the Russians lack the will and leadership, - said Mark Millie.</li>
      </ul>
      <text:p text:style-name="P4">
He noted that the calling campaign announced by the Russian Federation was not effective.</text:p>
      <ul>
        <li>
Currently, Russia has resorted to strengthening the conscript legislation because they are pulling their citizens into the chaos of war, but as long as it was quite ineffective. The hasty decisions have led to serious casualties when thousands of people have burned their country, trying to avoid departure to war. In addition, Russia continues to fail and does not achieve its goals. They could not break neither the Ukrainian government nor NATO. In fact, they did just way - the people of Ukraine stands, it is even more motivated and bold. And Natniko was not a stronger alliance. And, which has been repeatedly said by Ipresident Biden, and US defense minister Lloyd Austin - the United States will be confirmed by devoted support for Ukraine as much as it will be needed, ”Mark Millie assured.</li>
      </ul>
      <text:p text:style-name="P4">
News Source: <text:a xlink:type="simple" xlink:href="https://armyinform.com.ua/2023/04/21/rosiya-prodovzhuye-zaznavaty-nevdach-i-ne-dosyagaye-postavlenyh-czilej-mark-milli/" text:style-name="Internet_20_link" text:visited-style-name="Visited_20_Internet_20_Link">
https://armyinform.com.ua/2023/04/21/rosiya-prodovzhuye-zaznavaty-nevdach-i-ne-dosyagaye-postavlenyh-czilej-mark-milli/</text:a>
</text:p>
      <!--NEWS-->
      <text:h text:style-name="P10" text:outline-level="1">
<text:span text:style-name="T4">
Thank you for the courage and sustainability - the head of state appealed to the defenders of East of Ukraine</text:span>
</text:h>
      <text:p text:style-name="P4">
Author: ['АРМІЯINFORM']</text:p>
      <text:p text:style-name="P4">
Time: 2023-04-21T94:00:00-04:00</text:p>
      <text:p text:style-name="P4">
Description: President of Ukraine Volodymyr Zelensky at Vechirnoma Zavernay, by pacing Ukrainian ... War with Ukraine 2022, the war with Ukraine Latest news today, News War with Ukraine 2022 The last ones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79f096f561202197d721a10d1263687e_1682091586_extra_large.jpeg" text:style-name="Internet_20_link" text:visited-style-name="Visited_20_Internet_20_Link">
79f096f561202197d721a10d1263687e_1682091586_extra_large.jpeg</text:a>
']</text:p>
      <text:p text:style-name="P4">
Tags: ['ЗВЕРНЕННЯ ПРЕЗИДЕНТА УКРАЇНИ', 'ПРЕЗИДЕНТ']</text:p>
      <text:p text:style-name="P4">
Category: News</text:p>
      <!--METADATA-->
      <text:p text:style-name="P4">
<draw:frame draw:style-name="fr1" draw:name="Image245" text:anchor-type="as-char" svg:width="6.9236in" svg:height="3.894525in" draw:z-index="0">
<draw:image xlink:href="../Images/AРМІЯINFORM/2023-04-21T94-00-00-04-00/79f096f561202197d721a10d1263687e_1682091586_extra_large.jpeg" xlink:type="simple" xlink:show="embed" xlink:actuate="onLoad" draw:mime-type="image/jpeg"/>
</draw:frame>
President of Ukraine Volodymyr Zelenskyy in the evening address <text:a xlink:type="simple" xlink:href="https://www.president.gov.ua/news/zaraz-usim-nam-treba-zberigati-yednist-mobilizovanist-i-povn-82425" text:style-name="Internet_20_link" text:visited-style-name="Visited_20_Internet_20_Link">
thanked</text:a>
Ukrainian defenders for bold actions, sustainability and accuracy.</text:p>
      <text:p text:style-name="P4">
“Of course, I want to thank our soldiers. Bakhmut. For bold actions-the 5th separate surveillance brigade. Thank you guys!Liman direction. For the sustainability and reliable maintenance of positions-the 66th separate mechanized brigade. Well done!</text:p>
      <text:p text:style-name="P4">
96th Kiev anti-aircraft missile brigade. Thank you, warriors, for the accuracy!</text:p>
      <text:p text:style-name="P4">
Thank you all those who are now in positions, in trenches, on combat missions, on combat!</text:p>
      <text:p text:style-name="P4">
Thank you all who help the front!” Said the Head of State.</text:p>
      <text:p text:style-name="P4">
The President urged to mention those who gave their lives to defend Ukraine.</text:p>
      <text:p text:style-name="P4">
News Source: <text:a xlink:type="simple" xlink:href="https://armyinform.com.ua/2023/04/21/dyakuyu-za-smilyvist-i-stijkist-glava-derzhavy-zvernuvsya-do-oboroncziv-shodu-ukrayiny/" text:style-name="Internet_20_link" text:visited-style-name="Visited_20_Internet_20_Link">
https://armyinform.com.ua/2023/04/21/dyakuyu-za-smilyvist-i-stijkist-glava-derzhavy-zvernuvsya-do-oboroncziv-shodu-ukrayiny/</text:a>
</text:p>
      <!--NEWS-->
      <text:h text:style-name="P10" text:outline-level="1">
<text:span text:style-name="T4">
In Ukraine, compulsory exams for language and history are being introduced to obtain citizenship</text:span>
</text:h>
      <text:p text:style-name="P4">
Author: ['АРМІЯINFORM']</text:p>
      <text:p text:style-name="P4">
Time: 2023-04-21T95:00:00-04:00</text:p>
      <text:p text:style-name="P4">
Description: President of Ukraine Volodymyr Zelensky, having pydcopting the Law on the Obvilizovi Ispit to the Signen ... War with Ukraine 2022, War with Ukraine Latest News Today, News War with Ukraine 2022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630_360_1605877317-673.jpg" text:style-name="Internet_20_link" text:visited-style-name="Visited_20_Internet_20_Link">
630_360_1605877317-673.jpg</text:a>
']</text:p>
      <text:p text:style-name="P4">
Tags: ['STOPRUSSIA', 'ВРУ', 'ГРОМАДЯНСТВО', 'ДЕРЖАВНІ ІСПИТИ']</text:p>
      <text:p text:style-name="P4">
Category: News</text:p>
      <!--METADATA-->
      <text:p text:style-name="P4">
<draw:frame draw:style-name="fr1" draw:name="Image246" text:anchor-type="as-char" svg:width="6.9236in" svg:height="3.956343in" draw:z-index="0">
<draw:image xlink:href="../Images/AРМІЯINFORM/2023-04-21T95-00-00-04-00/630_360_1605877317-673.jpg" xlink:type="simple" xlink:show="embed" xlink:actuate="onLoad" draw:mime-type="image/jpeg"/>
</draw:frame>
President of Ukraine Volodymyr Zelensky has signed a law on mandatory examination of language and history for obtaining Ukrainian citizenship.</text:p>
      <text:p text:style-name="P4">
Information on the relevant Law No. 7606 “On Amendments to the Laws of Ukraine“ On Citizenship of Ukraine ”and“ On Ensuring the Functioning of the Ukrainian Language as State ”on the Conditions of Admission to Citizenship of Ukraine” is posted on <text:a xlink:type="simple" xlink:href="https://itd.rada.gov.ua/billInfo/Bills/Card/40141" text:style-name="Internet_20_link" text:visited-style-name="Visited_20_Internet_20_Link">
site</text:a>
Verkhovna Rada of Ukraine.</text:p>
      <text:p text:style-name="P4">
The document stipulates that in the event of a desire to obtain Ukrainian citizenship, it will be obliged to commit to what will take exams from the Constitution of Ukraine, the history of the Tukrain language.</text:p>
      <text:p text:style-name="P4">
At the same time, those who have received citizenship for special services to Ukraine are of state interest for Ukraine or serve in the army or awarded state award, should take these exams <text:span text:style-name="T4">
 for two years. </text:span>
 **</text:p>
      <text:p text:style-name="P4">
It is known that the Verkhovna Rada of Ukraine adopted a law on mandatory exams for the citizenship of Ukraine on March 21. 281 Parliamentary voted in favor.</text:p>
      <text:p text:style-name="P4">
News Source: <text:a xlink:type="simple" xlink:href="https://armyinform.com.ua/2023/04/21/v-ukrayini-vvodyat-obov%ca%bcyazkovi-ispyty-na-znannya-movy-ta-istoriyi-dlya-otrymannya-gromadyanstva/" text:style-name="Internet_20_link" text:visited-style-name="Visited_20_Internet_20_Link">
https://armyinform.com.ua/2023/04/21/v-ukrayini-vvodyat-obov%ca%bcyazkovi-ispyty-na-znannya-movy-ta-istoriyi-dlya-otrymannya-gromadyanstva/</text:a>
</text:p>
      <!--NEWS-->
      <text:h text:style-name="P10" text:outline-level="1">
<text:span text:style-name="T4">
Mark Millie commented on the possibility of providing Ukraine with American fighters F-16</text:span>
</text:h>
      <text:p text:style-name="P4">
Author: ['Ольга Мосьондз']</text:p>
      <text:p text:style-name="P4">
Time: 2023-04-21T96:00:00-04:00</text:p>
      <text:p text:style-name="P4">
Description: Behind the pidsumki of the Khustrichi Groups of the defense of Ukraine at the format "Ramstein" with Nimechchinі ... The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1000_545_1651495146-2548.webp" text:style-name="Internet_20_link" text:visited-style-name="Visited_20_Internet_20_Link">
1000_545_1651495146-2548.webp</text:a>
', '<text:a xlink:type="simple" xlink:href="https://armyinform.com.ua/wp-content/uploads/2023/04/277400_mark-milley_gettyimages_new_960x380_0.jpg" text:style-name="Internet_20_link" text:visited-style-name="Visited_20_Internet_20_Link">
277400_mark-milley_gettyimages_new_960x380_0.jpg</text:a>
']</text:p>
      <text:p text:style-name="P4">
Tags: ['F-16', 'ВИНИЩУВАЧІ F-16', 'ГЕНЕРАЛ МАРК МІЛЛІ', 'РАМШТАЙН', 'РАМШТАЙН 11']</text:p>
      <text:p text:style-name="P4">
Category: News</text:p>
      <!--METADATA-->
      <text:p text:style-name="P4">
<draw:frame draw:style-name="fr1" draw:name="Image247" text:anchor-type="as-char" svg:width="6.9236in" svg:height="3.773362in" draw:z-index="0">
<draw:image xlink:href="../ConvertedIMGs/AРМІЯINFORM/2023-04-21T96-00-00-04-00/1000_545_1651495146-2548.png" xlink:type="simple" xlink:show="embed" xlink:actuate="onLoad" draw:mime-type="image/png"/>
</draw:frame>
According to the results of the meeting of the contact group of Ukraine in the format of Ramstein, the chairman of the Committee of the Chiefs of Staff of the US Armed Forces, General Markmilly said that the decision to grant Ukraine F-16 combat aircraft should be approved by political leaders. Currently, the sky over Ukraine will help to close air defense.</text:p>
      <text:p text:style-name="P4">
-The decision to provide F-16 or any other aircraft of the fourth generation is consistent with political leaders. But from a military point of view - the task is to control the airspace. You can control the air space in different ways. And the most economical, most effective, and fastest way for Ukraine is now aircraft that they have been working for over a year, preventing the Russians from effectively using air space, - said Mark Millie.</text:p>
      <text:p text:style-name="P4">
<draw:frame draw:style-name="fr1" draw:name="Image248" text:anchor-type="as-char" svg:width="6.9236in" svg:height="3.606042in" draw:z-index="0">
<draw:image xlink:href="../Images/AРМІЯINFORM/2023-04-21T96-00-00-04-00/277400_mark-milley_gettyimages_new_960x380_0.jpg" xlink:type="simple" xlink:show="embed" xlink:actuate="onLoad" draw:mime-type="image/jpeg"/>
</draw:frame>
According to him, Ukrainian forces skillfully use air defense systems and this is "most critical" now.</text:p>
      <ul>
        <li>
The Russians tried to make some flights to Ukraine, but mostly in the occupied Ukraine occupied by Russia. The Russians failed to intercept the airspace further over the Ukrainian territory. Why? Due to the efficient use of Ukrainian air defense, which is now most important that the front forces and fortifications be protected, - said Mark Millie.</li>
      </ul>
      <text:p text:style-name="P4">
He noted that "the most important thing now" is to make sure that the air defense system "reliable, accurate, deep" and "multi -level". In particular, from near, medium additive.</text:p>
      <ul>
        <li>
This is the most important military task now. It was a topic of today: aircraft system, to make sure that Ukraine can protect its air border, that Ukraine can protect its airspace, - Millie said.</li>
      </ul>
      <text:p text:style-name="P4">
He also added that the training and preparation of pilots takes a long time.</text:p>
      <text:p text:style-name="P4">
-From the point of view of the aircraft themselves, because the preparation of pilots, etc., it takes a long time, and the Russians have a considerable amount of military-air forces, and in this way to bring Ukrainian air forces to this level, it is necessary to make value from many countries. Therefore, we will see the results of tick decisions that will be adopted or not made in the future, but now an urgent need is a anti -air defense, - Markmilli summed up.</text:p>
      <text:p text:style-name="P4">
News Source: <text:a xlink:type="simple" xlink:href="https://armyinform.com.ua/2023/04/21/mark-milli-prokomentuvav-mozhlyvist-nadannya-ukrayini-vynyshhuvachiv-f-16/" text:style-name="Internet_20_link" text:visited-style-name="Visited_20_Internet_20_Link">
https://armyinform.com.ua/2023/04/21/mark-milli-prokomentuvav-mozhlyvist-nadannya-ukrayini-vynyshhuvachiv-f-16/</text:a>
</text:p>
      <!--NEWS-->
      <text:h text:style-name="P10" text:outline-level="1">
<text:span text:style-name="T4">
Dmytro Kuleba discussed with Josep Borrel's purchase of the European Union of ammunition for Ukraine</text:span>
</text:h>
      <text:p text:style-name="P4">
Author: ['АРМІЯINFORM']</text:p>
      <text:p text:style-name="P4">
Time: 2023-04-21T97:00:00-04:00</text:p>
      <text:p text:style-name="P4">
Description: Minіster of the law enforcement officers of Ukraine Dmitro Kuleba Proviv Povyv Rozmov with the Toskoy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642bdaf2f2eae372136164.jpg" text:style-name="Internet_20_link" text:visited-style-name="Visited_20_Internet_20_Link">
642bdaf2f2eae372136164.jpg</text:a>
']</text:p>
      <text:p text:style-name="P4">
Tags: ['ДМИТРО КУЛЕБА', 'ЖОЗЕП БОРРЕЛЬ']</text:p>
      <text:p text:style-name="P4">
Category: News</text:p>
      <!--METADATA-->
      <text:p text:style-name="P4">
<draw:frame draw:style-name="fr1" draw:name="Image249" text:anchor-type="as-char" svg:width="6.9236in" svg:height="4.615733in" draw:z-index="0">
<draw:image xlink:href="../Images/AРМІЯINFORM/2023-04-21T97-00-00-04-00/642bdaf2f2eae372136164.jpg" xlink:type="simple" xlink:show="embed" xlink:actuate="onLoad" draw:mime-type="image/jpeg"/>
</draw:frame>
Foreign Minister of Ukraine Dmytro Kuleba spent a telephone conversation with a high EU representative on foreign affairs and security policy Josempborrel.</text:p>
      <text:p text:style-name="P4">
The Foreign Minister of Ukraine <text:a xlink:type="simple" xlink:href="https://twitter.com/DmytroKuleba/status/1649391213726904322" text:style-name="Internet_20_link" text:visited-style-name="Visited_20_Internet_20_Link">
reported</text:a>
Utwitter.</text:p>
      <text:p text:style-name="P4">
Dmytro Kuleba thanked Josepa Borrel for all EU defense aid, including a billion for urgent ammunition.</text:p>
      <text:p text:style-name="P4">
"He called on to contribute to the early completion of the 2nd tranche discussions of € 1 billion joint purchases, for the sake of guaranteeing security in Europe," he said.</text:p>
      <text:p text:style-name="P4">
News Source: <text:a xlink:type="simple" xlink:href="https://armyinform.com.ua/2023/04/21/dmytro-kuleba-obgovoryv-z-zhozepom-borrelem-zakupivlyu-yevrosoyuzom-boyeprypasiv-dlya-ukrayiny/" text:style-name="Internet_20_link" text:visited-style-name="Visited_20_Internet_20_Link">
https://armyinform.com.ua/2023/04/21/dmytro-kuleba-obgovoryv-z-zhozepom-borrelem-zakupivlyu-yevrosoyuzom-boyeprypasiv-dlya-ukrayiny/</text:a>
</text:p>
      <!--NEWS-->
      <text:h text:style-name="P10" text:outline-level="1">
<text:span text:style-name="T4">
Latvia will hand over to Ukraine all the Styinger's MANA</text:span>
</text:h>
      <text:p text:style-name="P4">
Author: ['АРМІЯINFORM']</text:p>
      <text:p text:style-name="P4">
Time: 2023-04-21T98:00:00-04:00</text:p>
      <text:p text:style-name="P4">
Description: Minіster in the defense of the Latvia Inara Mourniece on the Vydannni Groups of the Medan defending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up5cmvxway4uv_-scaled-e1682104240895.jpg" text:style-name="Internet_20_link" text:visited-style-name="Visited_20_Internet_20_Link">
fup5cmvxway4uv_-scaled-e1682104240895.jpg</text:a>
']</text:p>
      <text:p text:style-name="P4">
Tags: ['ЛАТВІЯ', 'ПІДТРИМКА УКРАЇНИ']</text:p>
      <text:p text:style-name="P4">
Category: News</text:p>
      <!--METADATA-->
      <text:p text:style-name="P4">
<draw:frame draw:style-name="fr1" draw:name="Image250" text:anchor-type="as-char" svg:width="6.9236in" svg:height="5.815824in" draw:z-index="0">
<draw:image xlink:href="../Images/AРМІЯINFORM/2023-04-21T98-00-00-04-00/fup5cmvxway4uv_-scaled-e1682104240895.jpg" xlink:type="simple" xlink:show="embed" xlink:actuate="onLoad" draw:mime-type="image/jpeg"/>
</draw:frame>
Latvia's Defense Minister Inara Murniets, at a meeting of the contact group of defense of Ukraine, announced the decision to transfer to Kyiv all available Vlatvian side of the portable Stynger anti-aircraft missile complexes.</text:p>
      <text:p text:style-name="P4">
About this <text:a xlink:type="simple" xlink:href="https://twitter.com/IMurniece/status/1649436614345605127" text:style-name="Internet_20_link" text:visited-style-name="Visited_20_Internet_20_Link">
it is referred</text:a>
In her tweet.</text:p>
      <text:p text:style-name="P4">
"Today, at the Ramstein meeting, I announced that Latvia made a decision to pass on her latest Stinger Stinger Party of Ukraine," she wrote.</text:p>
      <text:p text:style-name="P4">
In addition, Latvia continues to implement the program of preparation of Ukrainian military services.</text:p>
      <text:p text:style-name="P4">
News Source: <text:a xlink:type="simple" xlink:href="https://armyinform.com.ua/2023/04/21/latviya-peredast-ukrayini-vsi-nayavni-v-neyi-pzrk-stinger/" text:style-name="Internet_20_link" text:visited-style-name="Visited_20_Internet_20_Link">
https://armyinform.com.ua/2023/04/21/latviya-peredast-ukrayini-vsi-nayavni-v-neyi-pzrk-stinger/</text:a>
</text:p>
      <!--NEWS-->
      <text:h text:style-name="P10" text:outline-level="1">
<text:span text:style-name="T4">
Short. War. Day 422. Videoodigest</text:span>
</text:h>
      <text:p text:style-name="P4">
Author: ['АРМІЯINFORM']</text:p>
      <text:p text:style-name="P4">
Time: 2023-04-21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422 ДЕНЬ ОБОРОНИ УКРАЇНИ', 'ВІДЕОДАЙДЖЕСТ', 'ГШ ЗС УКРАЇНИ']</text:p>
      <text:p text:style-name="P4">
Category: News</text:p>
      <!--METADATA-->
      <text:p text:style-name="P4">
News Source: <text:a xlink:type="simple" xlink:href="https://armyinform.com.ua/2023/04/21/korotko-vijna-den-422-videodajdzhest/" text:style-name="Internet_20_link" text:visited-style-name="Visited_20_Internet_20_Link">
https://armyinform.com.ua/2023/04/21/korotko-vijna-den-422-videodajdzhest/</text:a>
</text:p>
      <!--NEWS-->
      <text:h text:style-name="P10" text:outline-level="1">
<text:span text:style-name="T4">
The Ministry of Defense of Ukraine and Estonia concluded a memorandum of cooperation</text:span>
</text:h>
      <text:p text:style-name="P4">
Authors: Ukrinform (Person)</text:p>
      <text:p text:style-name="P4">
Publisher: Укринформ (Organization)</text:p>
      <text:p text:style-name="P4">
Published Time: 2023-04-22T-31:09:00+03:00</text:p>
      <text:p text:style-name="P4">
Modified Time: 2023-04-22T00:09:00+03:00</text:p>
      <text:p text:style-name="P4">
Description: The Ministers of Defense of Ukraine and Estonia have signed a memorandum of cooperation between agencies. - Ukrinform.</text:p>
      <text:p text:style-name="P4">
Images: ["<text:a xlink:type="simple" xlink:href="https://static.ukrinform.com/photos/2023_04/thumb_files/630_360_1682082421-937.jpg" text:style-name="Internet_20_link" text:visited-style-name="Visited_20_Internet_20_Link">
630_360_16820...</text:a>
"]</text:p>
      <text:p text:style-name="P4">
Tags: ['Естонія', 'Міноборони', 'Резніков']</text:p>
      <text:p text:style-name="P4">
Type: Article</text:p>
      <!--METADATA-->
      <text:p text:style-name="P4">
<draw:frame draw:style-name="fr1" draw:name="Image251" text:anchor-type="as-char" svg:width="6.9236in" svg:height="3.956343in" draw:z-index="0">
<draw:image xlink:href="../Images/yкринформ/2023-04-22T-31-09-00-03-00/630_360_1682082421-937.jpg" xlink:type="simple" xlink:show="embed" xlink:actuate="onLoad" draw:mime-type="image/jpeg"/>
</draw:frame>
The Ministry of Security of Ukraine and Estonia signed a memorandum on cooperation between agencies.</text:p>
      <text:p text:style-name="P4">
Alexei Reznikov reported this in <text:a xlink:type="simple" xlink:href="https://twitter.com/oleksiireznikov/status/1649350684544839682" text:style-name="Internet_20_link" text:visited-style-name="Visited_20_Internet_20_Link">
</text:a>
, reports Ukrinform.</text:p>
      <text:p text:style-name="P4">
“We have signed a memorandum of cooperation between the Ministry of Defense of Ukraine Taministerism of Estonia. We deepen cooperation on the basis of common goals - peace and security for our countries and the entire continent, ”Reznikov said.</text:p>
      <text:p text:style-name="P4">
<text:span text:style-name="T4">
 Read also: </text:span>
 <text:a xlink:type="simple" xlink:href="https://www.ukrinform.ua/rubric-ato/3698105-reznikov-pro-prioritet-dla-ukraini-pobudova-bagatorivnevoi-sistemi-ppopro-u-najkorotsij-termin.html" text:style-name="Internet_20_link" text:visited-style-name="Visited_20_Internet_20_Link">
<text:span text:style-name="T4">
 Reznikov </text:span>
</text:a>
He stressed that Estonia was a faithful ally of Ukraine from the beginning of the Russian invasion, as well as thanked the Estonian people and the Ministry of Defense Hanno Petut for "a prominent contribution to strengthening our defense and supporting the European and Euro -Atlantic perspective of Ukraine."</text:p>
      <text:p text:style-name="P4">
As reported by Ukrinform, 600 Ukrainian infantrymen have been trained in Estonia.</text:p>
      <text:p text:style-name="P4">
Photo: Alexei Reznikov, Twitter</text:p>
      <text:p text:style-name="P4">
News Source: <text:a xlink:type="simple" xlink:href="https://www.ukrinform.ua/rubric-polytics/3698944-ministerstva-oboroni-ukraini-j-estonii-uklali-memorandum-pro-spivpracu.html" text:style-name="Internet_20_link" text:visited-style-name="Visited_20_Internet_20_Link">
https://www.ukrinform.ua/rubric-polytics/3698944-ministerstva-oboroni-ukraini-j-estonii-uklali-memorandum-pro-spivpracu.html</text:a>
</text:p>
      <!--NEWS-->
      <text:h text:style-name="P10" text:outline-level="1">
<text:span text:style-name="T4">
APL: Arsenal with Zinchenko Avoid defeat from Southampton</text:span>
</text:h>
      <text:p text:style-name="P4">
Authors: Ukrinform (Person)</text:p>
      <text:p text:style-name="P4">
Publisher: Укринформ (Organization)</text:p>
      <text:p text:style-name="P4">
Published Time: 2023-04-22T-33:00:00+03:00</text:p>
      <text:p text:style-name="P4">
Modified Time: 2023-04-22T00:00:00+03:00</text:p>
      <text:p text:style-name="P4">
Description: The English Premier League (APL) has matches of the 32nd round of the football championship. - Ukrinform.</text:p>
      <text:p text:style-name="P4">
Images: ["<text:a xlink:type="simple" xlink:href="https://static.ukrinform.com/photos/2023_04/thumb_files/630_360_1682111126-505.jpg" text:style-name="Internet_20_link" text:visited-style-name="Visited_20_Internet_20_Link">
630_360_16821...</text:a>
"]</text:p>
      <text:p text:style-name="P4">
Tags: ['Арсенал', 'Футбол', 'Зінченко', 'АПЛ']</text:p>
      <text:p text:style-name="P4">
Type: Article</text:p>
      <!--METADATA-->
      <text:p text:style-name="P4">
<draw:frame draw:style-name="fr1" draw:name="Image252" text:anchor-type="as-char" svg:width="6.9236in" svg:height="3.956343in" draw:z-index="0">
<draw:image xlink:href="../Images/yкринформ/2023-04-22T-33-00-00-03-00/630_360_1682111126-505.jpg" xlink:type="simple" xlink:show="embed" xlink:actuate="onLoad" draw:mime-type="image/jpeg"/>
</draw:frame>
Wanglius Premier League(Premier League)The matches of the 32nd round of the football screening are ongoing.</text:p>
      <text:p text:style-name="P4">
Arsenal of Ukrainian Alexander Zinchenko at the home arena "Emirates Stedium" by Ulodoni at the end of the match was played by one of the outsiders of Southampton's championship - 3: 3, Ukrinform reports.</text:p>
      <text:p text:style-name="P4">
Gabriel Martinelli was distinguished by the owners of the owners.(20-Avilina), Martin Edegor(88)So Bukayo Saka(90); The guests have Karlos Honasalcaras(1), Theo Walcott(14)But he blows a challet-king(66).</text:p>
      <text:p text:style-name="P4">
Зінченко вийшов у стартовому складі «Арсенала», отримавши перед перервою жовтукартку за грубу гру (45+4).</text:p>
      <text:p text:style-name="P4">
В активі «Арсенала» 75 очок, який продовжує лідирувати у турнірній таблиціАПЛ. Другим йде «Манчестер Сіті» (70), third - Manchester United "(59).</text:p>
      <text:p text:style-name="P4">
<text:span text:style-name="T4">
Читайте також:</text:span>
 <text:a xlink:type="simple" xlink:href="https://www.ukrinform.ua/rubric-sports/3698878-dinamo-sahtar-istoria-protistoan-u-cempionatah-ukraini.html" text:style-name="Internet_20_link" text:visited-style-name="Visited_20_Internet_20_Link">
 </text:a>
On April 26, Manchester City will host Arsenal.</text:p>
      <text:p text:style-name="P4">
Photo: AFP.</text:p>
      <text:p text:style-name="P4">
News Source: <text:a xlink:type="simple" xlink:href="https://www.ukrinform.ua/rubric-sports/3699120-apl-arsenal-iz-zincenkom-unik-porazki-vid-sautgemptona.html" text:style-name="Internet_20_link" text:visited-style-name="Visited_20_Internet_20_Link">
https://www.ukrinform.ua/rubric-sports/3699120-apl-arsenal-iz-zincenkom-unik-porazki-vid-sautgemptona.html</text:a>
</text:p>
      <!--NEWS-->
      <text:h text:style-name="P10" text:outline-level="1">
<text:span text:style-name="T4">
APL: Arsenal with Zinchenko Avoid defeat from Southampton</text:span>
</text:h>
      <text:p text:style-name="P4">
Authors: Ukrinform (Person)</text:p>
      <text:p text:style-name="P4">
Publisher: Укринформ (Organization)</text:p>
      <text:p text:style-name="P4">
Published Time: 2023-04-22T00:00:00+03:00</text:p>
      <text:p text:style-name="P4">
Modified Time: 2023-04-22T00:00:00+03:00</text:p>
      <text:p text:style-name="P4">
Description: The English Premier League (APL) has matches of the 32nd round of the football championship. - Ukrinform.</text:p>
      <text:p text:style-name="P4">
Images: ["<text:a xlink:type="simple" xlink:href="https://static.ukrinform.com/photos/2023_04/thumb_files/630_360_1682111126-505.jpg" text:style-name="Internet_20_link" text:visited-style-name="Visited_20_Internet_20_Link">
630_360_16821...</text:a>
"]</text:p>
      <text:p text:style-name="P4">
Tags: ['Арсенал', 'Футбол', 'Зінченко', 'АПЛ']</text:p>
      <text:p text:style-name="P4">
Type: Article</text:p>
      <!--METADATA-->
      <text:p text:style-name="P4">
<draw:frame draw:style-name="fr1" draw:name="Image253" text:anchor-type="as-char" svg:width="6.9236in" svg:height="3.956343in" draw:z-index="0">
<draw:image xlink:href="../Images/yкринформ/2023-04-22T00-00-00-03-00/630_360_1682111126-505.jpg" xlink:type="simple" xlink:show="embed" xlink:actuate="onLoad" draw:mime-type="image/jpeg"/>
</draw:frame>
Wanglius Premier League(Premier League)The matches of the 32nd round of the football screening are ongoing.</text:p>
      <text:p text:style-name="P4">
Arsenal of Ukrainian Alexander Zinchenko at the home arena "Emirates Stedium" by Ulodoni at the end of the match was played by one of the outsiders of Southampton's championship - 3: 3, Ukrinform reports.</text:p>
      <text:p text:style-name="P4">
Gabriel Martinelli was distinguished by the owners of the owners.(20-Avilina), Martin Edegor(88)So Bukayo Saka(90); The guests have Karlos Honasalcaras(1), Theo Walcott(14)But he blows a challet-king(66).</text:p>
      <text:p text:style-name="P4">
Зінченко вийшов у стартовому складі «Арсенала», отримавши перед перервою жовтукартку за грубу гру (45+4).</text:p>
      <text:p text:style-name="P4">
В активі «Арсенала» 75 очок, який продовжує лідирувати у турнірній таблиціАПЛ. Другим йде «Манчестер Сіті» (70), third - Manchester United "(59).</text:p>
      <text:p text:style-name="P4">
<text:span text:style-name="T4">
Читайте також:</text:span>
 <text:a xlink:type="simple" xlink:href="https://www.ukrinform.ua/rubric-sports/3698878-dinamo-sahtar-istoria-protistoan-u-cempionatah-ukraini.html" text:style-name="Internet_20_link" text:visited-style-name="Visited_20_Internet_20_Link">
 </text:a>
On April 26, Manchester City will host Arsenal.</text:p>
      <text:p text:style-name="P4">
Photo: AFP.</text:p>
      <text:p text:style-name="P4">
News Source: <text:a xlink:type="simple" xlink:href="https://www.ukrinform.ua/rubric-sports/3699120-apl-arsenal-iz-zincenkom-unik-porazki-vid-sautgemptona.html" text:style-name="Internet_20_link" text:visited-style-name="Visited_20_Internet_20_Link">
https://www.ukrinform.ua/rubric-sports/3699120-apl-arsenal-iz-zincenkom-unik-porazki-vid-sautgemptona.html</text:a>
</text:p>
      <!--NEWS-->
      <text:h text:style-name="P10" text:outline-level="1">
<text:span text:style-name="T4">
The Ministry of Defense of Ukraine and Estonia concluded a memorandum of cooperation</text:span>
</text:h>
      <text:p text:style-name="P4">
Authors: Ukrinform (Person)</text:p>
      <text:p text:style-name="P4">
Publisher: Укринформ (Organization)</text:p>
      <text:p text:style-name="P4">
Published Time: 2023-04-22T00:09:00+03:00</text:p>
      <text:p text:style-name="P4">
Modified Time: 2023-04-22T00:09:00+03:00</text:p>
      <text:p text:style-name="P4">
Description: The Ministers of Defense of Ukraine and Estonia have signed a memorandum of cooperation between agencies. - Ukrinform.</text:p>
      <text:p text:style-name="P4">
Images: ["<text:a xlink:type="simple" xlink:href="https://static.ukrinform.com/photos/2023_04/thumb_files/630_360_1682082421-937.jpg" text:style-name="Internet_20_link" text:visited-style-name="Visited_20_Internet_20_Link">
630_360_16820...</text:a>
"]</text:p>
      <text:p text:style-name="P4">
Tags: ['Естонія', 'Міноборони', 'Резніков']</text:p>
      <text:p text:style-name="P4">
Type: Article</text:p>
      <!--METADATA-->
      <text:p text:style-name="P4">
<draw:frame draw:style-name="fr1" draw:name="Image254" text:anchor-type="as-char" svg:width="6.9236in" svg:height="3.956343in" draw:z-index="0">
<draw:image xlink:href="../Images/yкринформ/2023-04-22T00-09-00-03-00/630_360_1682082421-937.jpg" xlink:type="simple" xlink:show="embed" xlink:actuate="onLoad" draw:mime-type="image/jpeg"/>
</draw:frame>
The Ministry of Security of Ukraine and Estonia signed a memorandum on cooperation between agencies.</text:p>
      <text:p text:style-name="P4">
Alexei Reznikov reported this in <text:a xlink:type="simple" xlink:href="https://twitter.com/oleksiireznikov/status/1649350684544839682" text:style-name="Internet_20_link" text:visited-style-name="Visited_20_Internet_20_Link">
</text:a>
, reports Ukrinform.</text:p>
      <text:p text:style-name="P4">
“We have signed a memorandum of cooperation between the Ministry of Defense of Ukraine Taministerism of Estonia. We deepen cooperation on the basis of common goals - peace and security for our countries and the entire continent, ”Reznikov said.</text:p>
      <text:p text:style-name="P4">
<text:span text:style-name="T4">
 Read also: </text:span>
 <text:a xlink:type="simple" xlink:href="https://www.ukrinform.ua/rubric-ato/3698105-reznikov-pro-prioritet-dla-ukraini-pobudova-bagatorivnevoi-sistemi-ppopro-u-najkorotsij-termin.html" text:style-name="Internet_20_link" text:visited-style-name="Visited_20_Internet_20_Link">
<text:span text:style-name="T4">
 Reznikov </text:span>
</text:a>
He stressed that Estonia was a faithful ally of Ukraine from the beginning of the Russian invasion, as well as thanked the Estonian people and the Ministry of Defense Hanno Petut for "a prominent contribution to strengthening our defense and supporting the European and Euro -Atlantic perspective of Ukraine."</text:p>
      <text:p text:style-name="P4">
As reported by Ukrinform, 600 Ukrainian infantrymen have been trained in Estonia.</text:p>
      <text:p text:style-name="P4">
Photo: Alexei Reznikov, Twitter</text:p>
      <text:p text:style-name="P4">
News Source: <text:a xlink:type="simple" xlink:href="https://www.ukrinform.ua/rubric-polytics/3698944-ministerstva-oboroni-ukraini-j-estonii-uklali-memorandum-pro-spivpracu.html" text:style-name="Internet_20_link" text:visited-style-name="Visited_20_Internet_20_Link">
https://www.ukrinform.ua/rubric-polytics/3698944-ministerstva-oboroni-ukraini-j-estonii-uklali-memorandum-pro-spivpracu.html</text:a>
</text:p>
      <!--NEWS-->
      <text:h text:style-name="P10" text:outline-level="1">
<text:span text:style-name="T4">
Germany has allocated € 3 million for UNIDO project for the development of Ukraine's industrial potential</text:span>
</text:h>
      <text:p text:style-name="P4">
Authors: Ukrinform (Person)</text:p>
      <text:p text:style-name="P4">
Publisher: Укринформ (Organization)</text:p>
      <text:p text:style-name="P4">
Published Time: 2023-04-22T00:23:00+03:00</text:p>
      <text:p text:style-name="P4">
Modified Time: 2023-04-22T00:23:00+03:00</text:p>
      <text:p text:style-name="P4">
Description: The United Nations Nations (UNIDO) Nations (UNIDO) have been signed on Friday in Vienna by Germany Financing Agreement for the amount of € 3 million of the project "Developing Industrial Potential, Policy and Diagnosis for Green Recovery of Ukraine". - Ukrinform.</text:p>
      <text:p text:style-name="P4">
Images: ["<text:a xlink:type="simple" xlink:href="https://static.ukrinform.com/photos/2016_09/thumb_files/630_360_1473802883-7046-energoeffektivnost.jpg" text:style-name="Internet_20_link" text:visited-style-name="Visited_20_Internet_20_Link">
630_360_14738...</text:a>
"]</text:p>
      <text:p text:style-name="P4">
Tags: ['Економіка', 'Німеччина', 'ООН', 'Промисловість', 'Україна', 'Відбудова']</text:p>
      <text:p text:style-name="P4">
Type: Article</text:p>
      <!--METADATA-->
      <text:p text:style-name="P4">
<draw:frame draw:style-name="fr1" draw:name="Image255" text:anchor-type="as-char" svg:width="6.9236in" svg:height="3.956343in" draw:z-index="0">
<draw:image xlink:href="../Images/yкринформ/2023-04-22T00-23-00-03-00/630_360_1473802883-7046-energoeffektivnost.jpg" xlink:type="simple" xlink:show="embed" xlink:actuate="onLoad" draw:mime-type="image/jpeg"/>
</draw:frame>
The German Government and the United Nations Organization for Industrial Development(Yunido)Signed on Friday in Vienna an agreement on Germany funding for the amount of € 3 million of the project "Developing industrial potential, policy and diagnostics of green restoration of Ukraine".</text:p>
      <text:p text:style-name="P4">
This was stated in a comment by Ukrinform a permanent representative of Ukraine of international organizations in Vienna Yevgeny Tsymbalyuk.</text:p>
      <text:p text:style-name="P4">
"Ukraine is grateful to Germany for a contribution in the amount of € 3 million to finance UNIDO.</text:p>
      <text:p text:style-name="P4">
The ceremony was attended by Deputy Director General UNIDO VAYARA, Permanent Representatives of Ukraine and <text:a xlink:type="simple" xlink:href="https://www.ukrinform.ua/tag-nimeccina" text:style-name="Internet_20_link" text:visited-style-name="Visited_20_Internet_20_Link">
</text:a>
, as well as employees of the Secretariat of the Organization.</text:p>
      <text:p text:style-name="P4">
<text:span text:style-name="T4">
 Read also: </text:span>
 <text:a xlink:type="simple" xlink:href="https://www.ukrinform.ua/rubric-vidbudova/3698939-reestr-zbitkiv-vid-rosijskoi-agresii-zapustat-u-travni-gensek-radi-evropi.html" text:style-name="Internet_20_link" text:visited-style-name="Visited_20_Internet_20_Link">
</text:a>
According to Tsymbalyuk, many states have already declared the preparedness to provide financial support for the reconstruction and restoration of objects of energy, transport infrastructure, industry, damaged by cases of Russian attacks.</text:p>
      <text:p text:style-name="P4">
The UNIDO project involves conducting research and diagnostics in industry, preparation of recommendations for possible improvement and planning, including energy efficiency, circular economy, "green" energy, improvement of quality standards, etc.</text:p>
      <text:p text:style-name="P4">
The project will allow you to identify the necessary technologies that will be used during reconstruction and will become the basis for the future global program of UNIDO ZAZLEVAL RECOMMENDENS AND POSFACE for inclusive and sustainable development in Ukraine.</text:p>
      <text:p text:style-name="P4">
<text:span text:style-name="T4">
 Read also: </text:span>
 <text:a xlink:type="simple" xlink:href="https://www.ukrinform.ua/rubric-vidbudova/3698531-smigal-obgovoriv-iz-prezidentkou-ebrr-proekti-vidnovlenna-ta-rozvitku-ukraini.html" text:style-name="Internet_20_link" text:visited-style-name="Visited_20_Internet_20_Link">
</text:a>
As reported by Ukrinform, previously authorized by the Federal Government of Germany Requirements of Ukraine State Secretary of the Ministry of Economic Works and Development of Germany, Yochen Plasbart stated that Germany is not concentrating on certain regions of the Ukrainian power. that it will later be part of the European one.</text:p>
      <text:p text:style-name="P4">
News Source: <text:a xlink:type="simple" xlink:href="https://www.ukrinform.ua/rubric-vidbudova/3699122-nimeccina-vidilila-3-miljoni-na-proekt-unido-z-rozbudovi-promislovogo-potencialu-ukraini.html" text:style-name="Internet_20_link" text:visited-style-name="Visited_20_Internet_20_Link">
https://www.ukrinform.ua/rubric-vidbudova/3699122-nimeccina-vidilila-3-miljoni-na-proekt-unido-z-rozbudovi-promislovogo-potencialu-ukraini.html</text:a>
</text:p>
      <!--NEWS-->
      <text:h text:style-name="P10" text:outline-level="1">
<text:span text:style-name="T4">
The removed Prosecutor General of Moldova is accused of illegal enrichment</text:span>
</text:h>
      <text:p text:style-name="P4">
Authors: Ukrinform (Person)</text:p>
      <text:p text:style-name="P4">
Publisher: Укринформ (Organization)</text:p>
      <text:p text:style-name="P4">
Published Time: 2023-04-22T00:44:00+03:00</text:p>
      <text:p text:style-name="P4">
Modified Time: 2023-04-22T00:44:00+03:00</text:p>
      <text:p text:style-name="P4">
Description: In Moldova, the prosecutor of the Prosecutor General Alexander was dismissed from the duties of Prosecutor General Alexander. - Ukrinform.</text:p>
      <text:p text:style-name="P4">
Images: ["<text:a xlink:type="simple" xlink:href="https://static.ukrinform.com/photos/2023_04/thumb_files/630_360_1682070076-156.png" text:style-name="Internet_20_link" text:visited-style-name="Visited_20_Internet_20_Link">
630_360_16820...</text:a>
"]</text:p>
      <text:p text:style-name="P4">
Tags: ['Молдова', 'Прокурори']</text:p>
      <text:p text:style-name="P4">
Type: Article</text:p>
      <!--METADATA-->
      <text:p text:style-name="P4">
<draw:frame draw:style-name="fr1" draw:name="Image256" text:anchor-type="as-char" svg:width="6.9236in" svg:height="3.956343in" draw:z-index="0">
<draw:image xlink:href="../Images/yкринформ/2023-04-22T00-44-00-03-00/630_360_1682070076-156.png" xlink:type="simple" xlink:show="embed" xlink:actuate="onLoad" draw:mime-type="image/png"/>
</draw:frame>
In the Moldovan, the duties of the Prosecutor General Alexandandruslagas have been charged with illegal enrichment.</text:p>
      <text:p text:style-name="P4">
About it reports <text:a xlink:type="simple" xlink:href="https://newsmaker.md/rus/novosti/stoyanoglo-predyavili-obvinenie-v-nezakonnom-obogaschenii/" text:style-name="Internet_20_link" text:visited-style-name="Visited_20_Internet_20_Link">
</text:a>
With reference to the Anti -Corruption Prosecutor's Office of Moldova, Ukrinform reports.</text:p>
      <text:p text:style-name="P4">
According to the department, the prosecution against Stoyanlo was raised on April 19.</text:p>
      <text:p text:style-name="P4">
<text:span text:style-name="T4">
 Read also: </text:span>
 <text:a xlink:type="simple" xlink:href="https://www.ukrinform.ua/rubric-world/3698577-moldova-zaavlae-pro-porusenna-rezimu-bezpeki-rosieu-u-pridnistrovi.html" text:style-name="Internet_20_link" text:visited-style-name="Visited_20_Internet_20_Link">
<text:span text:style-name="T4">
 Moldov </text:span>
</text:a>
It is noted that in 2021, five criminal cases were initiated against stood. A few more were added to them, some have already been brought to court.</text:p>
      <text:p text:style-name="P4">
In addition, in 2022 it was accused of illegal enrichment. The criminal case was opened on the basis of a complaint of prosecutor Viktor Furtune, which established that in 2015 he was allegedly designed to form a 19-year-old daughter with an apartment 135 square meters. At that time it was a deputy of parliament, and the declared profit was not enough to buy an apartment, the prosecutor said.</text:p>
      <text:p text:style-name="P4">
Stoyonog said that he was ready to prove the origin of the funds. He states that the assembly of the purchase of an apartment was neither a prosecutor nor a deputy, nor a civil servant.</text:p>
      <text:p text:style-name="P4">
<text:span text:style-name="T4">
 Read also: </text:span>
 <text:a xlink:type="simple" xlink:href="https://www.ukrinform.ua/rubric-world/3698160-u-moldovi-narazi-ne-bacat-vijskovoi-zagrozi-z-boku-rosii.html" text:style-name="Internet_20_link" text:visited-style-name="Visited_20_Internet_20_Link">
<text:span text:style-name="T4">
 Moldov </text:span>
</text:a>
As it was reported, the Appeal Chamber of Chisinau was condemned by the fugitive deputy of the leadership of "Shore" Ilana Shore up to 15 years in prison with confiscation of property on 5 million Leev(over $ 270 million).</text:p>
      <text:p text:style-name="P4">
Фото: stiri.md</text:p>
      <text:p text:style-name="P4">
News Source: <text:a xlink:type="simple" xlink:href="https://www.ukrinform.ua/rubric-world/3698813-vidstoronenogo-genprokurora-moldovi-obvinuvacuut-u-nezakonnomu-zbagacenni.html" text:style-name="Internet_20_link" text:visited-style-name="Visited_20_Internet_20_Link">
https://www.ukrinform.ua/rubric-world/3698813-vidstoronenogo-genprokurora-moldovi-obvinuvacuut-u-nezakonnomu-zbagacenni.html</text:a>
</text:p>
      <!--NEWS-->
      <text:h text:style-name="P10" text:outline-level="1">
<text:span text:style-name="T4">
Searching Groups of the Armed Forces from the beginning of the war found nearly 500 bodies of missing without the Ukrainian heroes</text:span>
</text:h>
      <text:p text:style-name="P4">
Authors: Ukrinform (Person)</text:p>
      <text:p text:style-name="P4">
Publisher: Укринформ (Organization)</text:p>
      <text:p text:style-name="P4">
Published Time: 2023-04-22T01:04:14+03:00</text:p>
      <text:p text:style-name="P4">
Modified Time: 2023-04-22T01:04:14+03:00</text:p>
      <text:p text:style-name="P4">
Description: Searching groups of the Armed Forces that take care of missing missing work directly on the collision line. From the beginning of full -scale aggression, they have worked more than 600 locations and found about 500 bodies of Ukrainian heroes. - Ukrinform.</text:p>
      <text:p text:style-name="P4">
Images: ["<text:a xlink:type="simple" xlink:href="https://static.ukrinform.com/photos/2018_02/thumb_files/630_360_1518624641-6690.jpeg" text:style-name="Internet_20_link" text:visited-style-name="Visited_20_Internet_20_Link">
630_360_15186...</text:a>
"]</text:p>
      <text:p text:style-name="P4">
Tags: ['Генштаб', 'ЗСУ', 'Військові', 'Зниклі безвісти', 'Війна з росією']</text:p>
      <text:p text:style-name="P4">
Type: Article</text:p>
      <!--METADATA-->
      <text:p text:style-name="P4">
<draw:frame draw:style-name="fr1" draw:name="Image257" text:anchor-type="as-char" svg:width="6.9236in" svg:height="3.956343in" draw:z-index="0">
<draw:image xlink:href="../Images/yкринформ/2023-04-22T01-04-14-03-00/630_360_1518624641-6690.jpeg" xlink:type="simple" xlink:show="embed" xlink:actuate="onLoad" draw:mime-type="image/jpeg"/>
</draw:frame>
Search groups of the Armed Forces, which take care of missing missing, work directly on the lines. Since the beginning of full -scale aggression, they have worked more than 600location and found about 500 bodies of Ukrainian heroes.</text:p>
      <text:p text:style-name="P4">
According to the Ukrinform correspondent, Colonel Volodymyrlyamzin, the head of the Central Department of Civil-Military Cooperation of the General Cooperation of the Armed Forces of the Armed Forces of Ukraine, reported during the roundtable "Features of work with the military returned to the military and the search for missing."</text:p>
      <text:p text:style-name="P4">
"Since the beginning of a full -scale invasion and on April 20 this year, a little minimally of fifty bodies of our fallen defenders have been found in our military search groups and a little more than fifty bodies of the occupiers were harvested and delivered to certain storage sites," Lyamzin said, adding that he had worked almost 600 Search groups locations.</text:p>
      <text:p text:style-name="P4">
<text:span text:style-name="T4">
 Read also: </text:span>
 <text:a xlink:type="simple" xlink:href="https://www.ukrinform.ua/rubric-ato/3697572-zniklimi-bezvisti-vvazaut-ponad-7-tisac-ukrainskih-vijskovih-kotenko.html" text:style-name="Internet_20_link" text:visited-style-name="Visited_20_Internet_20_Link">
<text:span text:style-name="T4">
 miss </text:span>
</text:a>
He noted that search groups of servicemen are doing work there, where the search engineers of the office of the Commissioner for Persons, the missing person can get.</text:p>
      <text:p text:style-name="P4">
Lyamzin also noted that the military, who are involved in the implementation of such work, undergo appropriate training.</text:p>
      <text:p text:style-name="P4">
"All specialists of our groups undergo appropriate training, they study the basis of tactic medicine, the basics of mine activity in order to prevent the extraordinary situations and maintain personnel, study the issues of judicial archaeology and norms of international humanitarian law," Lyamzin said.</text:p>
      <text:p text:style-name="P4">
<text:span text:style-name="T4">
 Read also: </text:span>
 <text:a xlink:type="simple" xlink:href="https://www.ukrinform.ua/rubric-ato/3696473-vijskovij-potrapiv-u-polon-u-koordstabi-poasnili-ak-otrimati-informaciu-pro-obstavini.html" text:style-name="Internet_20_link" text:visited-style-name="Visited_20_Internet_20_Link">
</text:a>
As reported by Ukrinform, today seven search groups of the Office of the Ombudsman of the missing persons made more than 50 trips at the de -enrolled territory of Ukraine, as a result of which more than 1000 bodies have been exhumed(the remains), things and documents of the dead or dead.</text:p>
      <text:p text:style-name="P4">
News Source: <text:a xlink:type="simple" xlink:href="https://www.ukrinform.ua/rubric-ato/3699124-posukovi-grupi-zsu-vid-pocatku-vijni-znajsli-majze-500-til-zniklih-bez-visti-ukrainskih-geroiv.html" text:style-name="Internet_20_link" text:visited-style-name="Visited_20_Internet_20_Link">
https://www.ukrinform.ua/rubric-ato/3699124-posukovi-grupi-zsu-vid-pocatku-vijni-znajsli-majze-500-til-zniklih-bez-visti-ukrainskih-geroiv.html</text:a>
</text:p>
      <!--NEWS-->
      <text:h text:style-name="P10" text:outline-level="1">
<text:span text:style-name="T4">
Now the Alliance has become even stronger in the face of Russian aggression - Mark Millie</text:span>
</text:h>
      <text:p text:style-name="P4">
Author: ['Ольга Мосьондз']</text:p>
      <text:p text:style-name="P4">
Time: 2023-04-22T99:00:00-04:00</text:p>
      <text:p text:style-name="P4">
Description: About Ts, telling the head of the commander of the headquarters of the US forces of the United States, General Mark Mill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277400_mark-milley_gettyimages_new_960x380_0.jpg" text:style-name="Internet_20_link" text:visited-style-name="Visited_20_Internet_20_Link">
277400_mark-milley_gettyimages_new_960x380_0.jpg</text:a>
']</text:p>
      <text:p text:style-name="P4">
Tags: ['ГЕНЕРАЛ МАРК МІЛЛІ', 'РАМШТАЙН 11']</text:p>
      <text:p text:style-name="P4">
Category: News</text:p>
      <!--METADATA-->
      <text:p text:style-name="P4">
<draw:frame draw:style-name="fr1" draw:name="Image258" text:anchor-type="as-char" svg:width="6.9236in" svg:height="3.606042in" draw:z-index="0">
<draw:image xlink:href="../Images/AРМІЯINFORM/2023-04-22T99-00-00-04-00/277400_mark-milley_gettyimages_new_960x380_0.jpg" xlink:type="simple" xlink:show="embed" xlink:actuate="onLoad" draw:mime-type="image/jpeg"/>
</draw:frame>
This was stated by the head of the Committee of the Chiefs of Staff of the US Armed Forces, General Markmilli at a press conference following the meeting of the contact group of defense Ukraine in Ramstin's format in Germany.</text:p>
      <text:p text:style-name="P4">
General Millie thanked the Pentagon Head for leadership during a contact group meeting and the Ministers of Defense and the Chiefs of General Staff of more than 50 countries that were present today in this group. He noted that their support is crucial for supporting Ukraine in the fight against aggression of the Russian Federation.</text:p>
      <ul>
        <li>
During the year, your participation and support is crucial for the ability of the Ukrainian army to defend yourself. It has passed almost a year since the Ministerstin started this contact group in Ramstein and this forum was vital for coordination, synchronization, support and continuation of Ukraine's international support. I also want to thank the Minister of Defense Alexei Reznikov and my colleague and partner General Valery Zaluzhni, who communicated with the last week and his representative here for their constant leadership, - said Mark Millie.</li>
      </ul>
      <text:p text:style-name="P4">
He also greeted Finland on NATO joining and noted that despite the desire to conquer Ukraine and shake the Alliance, NATO became even stronger.</text:p>
      <ul>
        <li>
This event means the deepening of the Alliance family and confirms the world's strength. But it is not just about the security of the United States and Europe. NATO NATO The contact group helps to do more than simply maintain the global international order for all nations living in peace, can be drawn in the world where the sovereignty and the rule of law respects, in the world that opposes military aggression of the Russian Federation 421.</li>
      </ul>
      <text:p text:style-name="P4">
Putin thought he would be able to overthrow the Ukrainian government when he began the war, the cradle of Russian troops gathered at the border, when hundreds of thousands of Russian Russian people crossed the border of Ukraine from several directions. But he was mistaken the Ukrainian government began to cooperate even more with NATO, as Putin has begun a warned war. The spirit of Ukraine remains indomitable. We now have 31 NATO-member ones, and the Alliance is getting even stronger and more united in front of the Mill's aggression,- said Millie's marks.- Spare parts are critical because Ukraine protects cities and expels the threat from its territory. Our countries and countries in Europe will be assigned to fulfill our mission within a specified time, and we promise to support as much as it will be needed, - said Mark Millie.</text:p>
      <text:p text:style-name="P4">
He also recalled that this week the United States announced a new security package as part of the USA permanent liabilities.</text:p>
      <text:p text:style-name="P4">
News Source: <text:a xlink:type="simple" xlink:href="https://armyinform.com.ua/2023/04/22/zaraz-alyans-stav-shhe-sylnishym-pered-oblychchyam-rosijskoyi-agresiyi-mark-milli/" text:style-name="Internet_20_link" text:visited-style-name="Visited_20_Internet_20_Link">
https://armyinform.com.ua/2023/04/22/zaraz-alyans-stav-shhe-sylnishym-pered-oblychchyam-rosijskoyi-agresiyi-mark-mill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